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72" table:default-cell-style-name="Default"/>
        <table:table-row table:style-name="ro1">
          <table:table-cell table:number-columns-repeated="72"/>
        </table:table-row>
        <table:table-row table:style-name="ro1">
          <table:table-cell table:number-columns-repeated="25"/>
          <table:table-cell table:style-name="ce1" table:number-columns-repeated="2"/>
          <table:table-cell table:number-columns-repeated="11"/>
          <table:table-cell table:style-name="ce1" office:value-type="time" office:time-value="PT10H00M03S" calcext:value-type="time">
            <text:p>10:00:03</text:p>
          </table:table-cell>
          <table:table-cell table:number-columns-repeated="13"/>
          <table:table-cell table:style-name="ce1" office:value-type="time" office:time-value="PT09H41M43S" calcext:value-type="time">
            <text:p>09:41:43</text:p>
          </table:table-cell>
          <table:table-cell table:number-columns-repeated="19"/>
        </table:table-row>
        <table:table-row table:style-name="ro1">
          <table:table-cell table:number-columns-repeated="25"/>
          <table:table-cell table:style-name="ce1" table:number-columns-repeated="2"/>
          <table:table-cell table:number-columns-repeated="11"/>
          <table:table-cell table:style-name="ce1" office:value-type="time" office:time-value="PT10H01M11S" calcext:value-type="time">
            <text:p>10:01:11</text:p>
          </table:table-cell>
          <table:table-cell table:number-columns-repeated="33"/>
        </table:table-row>
        <table:table-row table:style-name="ro1">
          <table:table-cell table:number-columns-repeated="8"/>
          <table:table-cell table:style-name="ce2"/>
          <table:table-cell office:value-type="string" calcext:value-type="string">
            <text:p>500 procesos</text:p>
          </table:table-cell>
          <table:table-cell table:number-columns-repeated="48"/>
          <table:table-cell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21"/>
          <table:table-cell office:value-type="float" office:value="1000" calcext:value-type="float">
            <text:p>1000</text:p>
          </table:table-cell>
          <table:table-cell table:number-columns-repeated="11"/>
          <table:table-cell office:value-type="float" office:value="1020" calcext:value-type="float">
            <text:p>1020</text:p>
          </table:table-cell>
          <table:table-cell table:number-columns-repeated="12"/>
          <table:table-cell office:value-type="string" calcext:value-type="string">
            <text:p>500 hilos</text:p>
          </table:table-cell>
          <table:table-cell table:number-columns-repeated="24"/>
          <table:table-cell office:value-type="float" office:value="1020" calcext:value-type="float">
            <text:p>10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38) Dato recibido /|1043|147 Resultado 7Horainicio09:32:14Horafinal09:33:14tiempotranscurrido 60.0360751152</text:p>
          </table:table-cell>
          <table:table-cell table:number-columns-repeated="11"/>
          <table:table-cell office:value-type="string" calcext:value-type="string">
            <text:p>(Cliente,Puerto) ('127.0.0.1', 33856) Dato recibido /|1043|147 Resultado 7Horainicio10:43:06Horafinal10:44:06tiempotranscurrido 60.0116212368</text:p>
          </table:table-cell>
          <table:table-cell table:number-columns-repeated="11"/>
          <table:table-cell office:value-type="string" calcext:value-type="string">
            <text:p>(Cliente,Puerto) ('127.0.0.1', 34390) Dato recibido /|1043|147 Resultado 7Horainicio10:00:03Horafinal10:01:04tiempotranscurrido 60.4732041359</text:p>
          </table:table-cell>
          <table:table-cell table:number-columns-repeated="38"/>
        </table:table-row>
        <table:table-row table:style-name="ro1">
          <table:table-cell table:number-columns-repeated="4"/>
          <table:table-cell office:value-type="string" calcext:value-type="string">
            <text:p>demora</text:p>
          </table:table-cell>
          <table:table-cell table:number-columns-repeated="4"/>
          <table:table-cell office:value-type="string" calcext:value-type="string">
            <text:p>(Cliente,Puerto) ('127.0.0.1', 35962) Dato recibido /|1043|147 Resultado 7Horainicio09:32:14Horafinal09:33:14tiempotranscurrido 60.0365338326</text:p>
          </table:table-cell>
          <table:table-cell table:number-columns-repeated="11"/>
          <table:table-cell office:value-type="string" calcext:value-type="string">
            <text:p>(Cliente,Puerto) ('127.0.0.1', 33658) Dato recibido /|1043|147 Resultado 7Horainicio10:43:06Horafinal10:44:06tiempotranscurrido 60.0511021614</text:p>
          </table:table-cell>
          <table:table-cell table:number-columns-repeated="11"/>
          <table:table-cell office:value-type="string" calcext:value-type="string">
            <text:p>(Cliente,Puerto) ('127.0.0.1', 33180) Dato recibido /|1043|147 Resultado 7Horainicio10:00:04Horafinal10:01:04tiempotranscurrido 60.0659987926</text:p>
          </table:table-cell>
          <table:table-cell table:number-columns-repeated="12"/>
          <table:table-cell office:value-type="string" calcext:value-type="string">
            <text:p>(Cliente,Puerto) ('127.0.0.1', 37100) Dato recibido /|1043|147 Resultado 7Horainicio09:41:43Horafinal09:42:43tiempotranscurrido 60.0267660618</text:p>
          </table:table-cell>
          <table:table-cell table:number-columns-repeated="11"/>
          <table:table-cell office:value-type="string" calcext:value-type="string">
            <text:p>(Cliente,Puerto) ('127.0.0.1', 41306) Dato recibido /|1043|147 Resultado 7Horainicio09:44:04Horafinal09:45:04tiempotranscurrido 60.04496002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time" office:time-value="PT09H32M14S" calcext:value-type="time">
            <text:p>09:32:14</text:p>
          </table:table-cell>
          <table:table-cell table:style-name="ce1" office:value-type="time" office:time-value="PT09H33M14S" calcext:value-type="time">
            <text:p>09:33:14</text:p>
          </table:table-cell>
          <table:table-cell table:number-columns-repeated="6"/>
          <table:table-cell office:value-type="string" calcext:value-type="string">
            <text:p>(Cliente,Puerto) ('127.0.0.1', 35740) Dato recibido /|1043|147 Resultado 7Horainicio09:32:14Horafinal09:33:14tiempotranscurrido 60.0943849087</text:p>
          </table:table-cell>
          <table:table-cell table:number-columns-repeated="11"/>
          <table:table-cell office:value-type="string" calcext:value-type="string">
            <text:p>(Cliente,Puerto) ('127.0.0.1', 33664) Dato recibido /|1043|147 Resultado 7Horainicio10:43:06Horafinal10:44:06tiempotranscurrido 60.0307729244</text:p>
          </table:table-cell>
          <table:table-cell table:number-columns-repeated="11"/>
          <table:table-cell office:value-type="string" calcext:value-type="string">
            <text:p>(Cliente,Puerto) ('127.0.0.1', 33140) Dato recibido /|1043|147 Resultado 7Horainicio10:00:04Horafinal10:01:04tiempotranscurrido 60.0695679188</text:p>
          </table:table-cell>
          <table:table-cell table:number-columns-repeated="12"/>
          <table:table-cell office:value-type="string" calcext:value-type="string">
            <text:p>(Cliente,Puerto) ('127.0.0.1', 37224) Dato recibido /|1043|147 Resultado 7Horainicio09:41:43Horafinal09:42:43tiempotranscurrido 60.0019569397</text:p>
          </table:table-cell>
          <table:table-cell table:number-columns-repeated="11"/>
          <table:table-cell office:value-type="string" calcext:value-type="string">
            <text:p>(Cliente,Puerto) ('127.0.0.1', 41466) Dato recibido /|1043|147 Resultado 7Horainicio09:44:04Horafinal09:45:04tiempotranscurrido 60.010504961</text:p>
          </table:table-cell>
          <table:table-cell table:number-columns-repeated="12"/>
          <table:table-cell office:value-type="string" calcext:value-type="string">
            <text:p>(Cliente,Puerto) ('127.0.0.1', 34390) Dato recibido /|1043|147 Resultado 7Horainicio10:00:03Horafinal10:01:04tiempotranscurrido 60.4732041359</text:p>
          </table:table-cell>
        </table:table-row>
        <table:table-row table:style-name="ro1">
          <table:table-cell/>
          <table:table-cell table:style-name="ce1" office:value-type="time" office:time-value="PT09H32M18S" calcext:value-type="time">
            <text:p>09:32:18</text:p>
          </table:table-cell>
          <table:table-cell table:style-name="ce1" office:value-type="time" office:time-value="PT09H33M18S" calcext:value-type="time">
            <text:p>09:33:18</text:p>
          </table:table-cell>
          <table:table-cell/>
          <table:table-cell office:value-type="string" calcext:value-type="string">
            <text:p>60.05 </text:p>
          </table:table-cell>
          <table:table-cell table:number-columns-repeated="4"/>
          <table:table-cell office:value-type="string" calcext:value-type="string">
            <text:p>(Cliente,Puerto) ('127.0.0.1', 35820) Dato recibido /|1043|147 Resultado 7Horainicio09:32:14Horafinal09:33:14tiempotranscurrido 60.0588469505</text:p>
          </table:table-cell>
          <table:table-cell table:number-columns-repeated="11"/>
          <table:table-cell office:value-type="string" calcext:value-type="string">
            <text:p>(Cliente,Puerto) ('127.0.0.1', 33812) Dato recibido /|1043|147 Resultado 7Horainicio10:43:06Horafinal10:44:06tiempotranscurrido 60.0270819664</text:p>
          </table:table-cell>
          <table:table-cell table:number-columns-repeated="11"/>
          <table:table-cell office:value-type="string" calcext:value-type="string">
            <text:p>(Cliente,Puerto) ('127.0.0.1', 33136) Dato recibido /|1043|147 Resultado 7Horainicio10:00:04Horafinal10:01:04tiempotranscurrido 60.0705549717</text:p>
          </table:table-cell>
          <table:table-cell table:number-columns-repeated="12"/>
          <table:table-cell office:value-type="string" calcext:value-type="string">
            <text:p>(Cliente,Puerto) ('127.0.0.1', 37218) Dato recibido /|1043|147 Resultado 7Horainicio09:41:43Horafinal09:42:43tiempotranscurrido 60.0032038689</text:p>
          </table:table-cell>
          <table:table-cell table:number-columns-repeated="11"/>
          <table:table-cell office:value-type="string" calcext:value-type="string">
            <text:p>(Cliente,Puerto) ('127.0.0.1', 41358) Dato recibido /|1043|147 Resultado 7Horainicio09:44:04Horafinal09:45:04tiempotranscurrido 60.0326418877</text:p>
          </table:table-cell>
          <table:table-cell table:number-columns-repeated="12"/>
          <table:table-cell office:value-type="string" calcext:value-type="string">
            <text:p>(Cliente,Puerto) ('127.0.0.1', 33180) Dato recibido /|1043|147 Resultado 7Horainicio10:00:04Horafinal10:01:04tiempotranscurrido 60.06599879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84) Dato recibido /|1043|147 Resultado 7Horainicio09:32:14Horafinal09:33:14tiempotranscurrido 60.0730810165</text:p>
          </table:table-cell>
          <table:table-cell table:number-columns-repeated="11"/>
          <table:table-cell office:value-type="string" calcext:value-type="string">
            <text:p>(Cliente,Puerto) ('127.0.0.1', 33882) Dato recibido /|1043|147 Resultado 7Horainicio10:43:06Horafinal10:44:06tiempotranscurrido 60.0667030811</text:p>
          </table:table-cell>
          <table:table-cell table:number-columns-repeated="11"/>
          <table:table-cell office:value-type="string" calcext:value-type="string">
            <text:p>(Cliente,Puerto) ('127.0.0.1', 33182) Dato recibido /|1043|147 Resultado 7Horainicio10:00:04Horafinal10:01:04tiempotranscurrido 60.0413150787</text:p>
          </table:table-cell>
          <table:table-cell table:number-columns-repeated="12"/>
          <table:table-cell office:value-type="string" calcext:value-type="string">
            <text:p>(Cliente,Puerto) ('127.0.0.1', 37176) Dato recibido /|1043|147 Resultado 7Horainicio09:41:43Horafinal09:42:43tiempotranscurrido 60.0104498863</text:p>
          </table:table-cell>
          <table:table-cell table:number-columns-repeated="11"/>
          <table:table-cell office:value-type="string" calcext:value-type="string">
            <text:p>(Cliente,Puerto) ('127.0.0.1', 41370) Dato recibido /|1043|147 Resultado 7Horainicio09:44:04Horafinal09:45:04tiempotranscurrido 60.0305950642</text:p>
          </table:table-cell>
          <table:table-cell table:number-columns-repeated="12"/>
          <table:table-cell office:value-type="string" calcext:value-type="string">
            <text:p>(Cliente,Puerto) ('127.0.0.1', 33140) Dato recibido /|1043|147 Resultado 7Horainicio10:00:04Horafinal10:01:04tiempotranscurrido 60.06956791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76) Dato recibido /|1043|147 Resultado 7Horainicio09:32:14Horafinal09:33:14tiempotranscurrido 60.0768489838</text:p>
          </table:table-cell>
          <table:table-cell table:number-columns-repeated="11"/>
          <table:table-cell office:value-type="string" calcext:value-type="string">
            <text:p>(Cliente,Puerto) ('127.0.0.1', 33722) Dato recibido /|1043|147 Resultado 7Horainicio10:43:06Horafinal10:44:06tiempotranscurrido 60.0475358963</text:p>
          </table:table-cell>
          <table:table-cell table:number-columns-repeated="11"/>
          <table:table-cell office:value-type="string" calcext:value-type="string">
            <text:p>(Cliente,Puerto) ('127.0.0.1', 34652) Dato recibido /|1043|147 Resultado 7Horainicio10:00:03Horafinal10:01:04tiempotranscurrido 60.3665368557</text:p>
          </table:table-cell>
          <table:table-cell table:number-columns-repeated="12"/>
          <table:table-cell office:value-type="string" calcext:value-type="string">
            <text:p>(Cliente,Puerto) ('127.0.0.1', 37180) Dato recibido /|1043|147 Resultado 7Horainicio09:41:43Horafinal09:42:43tiempotranscurrido 60.0098938942</text:p>
          </table:table-cell>
          <table:table-cell table:number-columns-repeated="11"/>
          <table:table-cell office:value-type="string" calcext:value-type="string">
            <text:p>(Cliente,Puerto) ('127.0.0.1', 41376) Dato recibido /|1043|147 Resultado 7Horainicio09:44:04Horafinal09:45:04tiempotranscurrido 60.0296308994</text:p>
          </table:table-cell>
          <table:table-cell table:number-columns-repeated="12"/>
          <table:table-cell office:value-type="string" calcext:value-type="string">
            <text:p>(Cliente,Puerto) ('127.0.0.1', 33136) Dato recibido /|1043|147 Resultado 7Horainicio10:00:04Horafinal10:01:04tiempotranscurrido 60.07055497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68) Dato recibido /|1043|147 Resultado 7Horainicio09:32:14Horafinal09:33:14tiempotranscurrido 60.0294659138</text:p>
          </table:table-cell>
          <table:table-cell table:number-columns-repeated="11"/>
          <table:table-cell office:value-type="string" calcext:value-type="string">
            <text:p>(Cliente,Puerto) ('127.0.0.1', 33818) Dato recibido /|1043|147 Resultado 7Horainicio10:43:06Horafinal10:44:06tiempotranscurrido 60.0222790241</text:p>
          </table:table-cell>
          <table:table-cell table:number-columns-repeated="11"/>
          <table:table-cell office:value-type="string" calcext:value-type="string">
            <text:p>(Cliente,Puerto) ('127.0.0.1', 34678) Dato recibido /|1043|147 Resultado 7Horainicio10:00:03Horafinal10:01:04tiempotranscurrido 60.3592319489</text:p>
          </table:table-cell>
          <table:table-cell table:number-columns-repeated="12"/>
          <table:table-cell office:value-type="string" calcext:value-type="string">
            <text:p>(Cliente,Puerto) ('127.0.0.1', 37096) Dato recibido /|1043|147 Resultado 7Horainicio09:41:43Horafinal09:42:43tiempotranscurrido 60.0285570621</text:p>
          </table:table-cell>
          <table:table-cell table:number-columns-repeated="11"/>
          <table:table-cell office:value-type="string" calcext:value-type="string">
            <text:p>(Cliente,Puerto) ('127.0.0.1', 41384) Dato recibido /|1043|147 Resultado 7Horainicio09:44:04Horafinal09:45:04tiempotranscurrido 60.0285489559</text:p>
          </table:table-cell>
          <table:table-cell table:number-columns-repeated="12"/>
          <table:table-cell office:value-type="string" calcext:value-type="string">
            <text:p>(Cliente,Puerto) ('127.0.0.1', 33182) Dato recibido /|1043|147 Resultado 7Horainicio10:00:04Horafinal10:01:04tiempotranscurrido 60.04131507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80) Dato recibido /|1043|147 Resultado 7Horainicio09:32:14Horafinal09:33:14tiempotranscurrido 60.0206511021</text:p>
          </table:table-cell>
          <table:table-cell table:number-columns-repeated="11"/>
          <table:table-cell office:value-type="string" calcext:value-type="string">
            <text:p>(Cliente,Puerto) ('127.0.0.1', 33888) Dato recibido /|1043|147 Resultado 7Horainicio10:43:06Horafinal10:44:06tiempotranscurrido 60.0658760071</text:p>
          </table:table-cell>
          <table:table-cell table:number-columns-repeated="11"/>
          <table:table-cell office:value-type="string" calcext:value-type="string">
            <text:p>(Cliente,Puerto) ('127.0.0.1', 34740) Dato recibido /|1043|147 Resultado 7Horainicio10:00:03Horafinal10:01:04tiempotranscurrido 60.343914032</text:p>
          </table:table-cell>
          <table:table-cell table:number-columns-repeated="12"/>
          <table:table-cell office:value-type="string" calcext:value-type="string">
            <text:p>(Cliente,Puerto) ('127.0.0.1', 37098) Dato recibido /|1043|147 Resultado 7Horainicio09:41:43Horafinal09:42:43tiempotranscurrido 60.0281178951</text:p>
          </table:table-cell>
          <table:table-cell table:number-columns-repeated="11"/>
          <table:table-cell office:value-type="string" calcext:value-type="string">
            <text:p>(Cliente,Puerto) ('127.0.0.1', 41396) Dato recibido /|1043|147 Resultado 7Horainicio09:44:04Horafinal09:45:04tiempotranscurrido 60.0264670849</text:p>
          </table:table-cell>
          <table:table-cell table:number-columns-repeated="12"/>
          <table:table-cell office:value-type="string" calcext:value-type="string">
            <text:p>(Cliente,Puerto) ('127.0.0.1', 34652) Dato recibido /|1043|147 Resultado 7Horainicio10:00:03Horafinal10:01:04tiempotranscurrido 60.36653685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88) Dato recibido /|1043|147 Resultado 7Horainicio09:32:14Horafinal09:33:14tiempotranscurrido 60.0154471397</text:p>
          </table:table-cell>
          <table:table-cell table:number-columns-repeated="11"/>
          <table:table-cell office:value-type="string" calcext:value-type="string">
            <text:p>(Cliente,Puerto) ('127.0.0.1', 33726) Dato recibido /|1043|147 Resultado 7Horainicio10:43:06Horafinal10:44:06tiempotranscurrido 60.0206670761</text:p>
          </table:table-cell>
          <table:table-cell table:number-columns-repeated="11"/>
          <table:table-cell office:value-type="string" calcext:value-type="string">
            <text:p>(Cliente,Puerto) ('127.0.0.1', 33134) Dato recibido /|1043|147 Resultado 7Horainicio10:00:04Horafinal10:01:04tiempotranscurrido 60.062732935</text:p>
          </table:table-cell>
          <table:table-cell table:number-columns-repeated="12"/>
          <table:table-cell office:value-type="string" calcext:value-type="string">
            <text:p>(Cliente,Puerto) ('127.0.0.1', 37152) Dato recibido /|1043|147 Resultado 7Horainicio09:41:43Horafinal09:42:43tiempotranscurrido 60.016146183</text:p>
          </table:table-cell>
          <table:table-cell table:number-columns-repeated="11"/>
          <table:table-cell office:value-type="string" calcext:value-type="string">
            <text:p>(Cliente,Puerto) ('127.0.0.1', 41300) Dato recibido /|1043|147 Resultado 7Horainicio09:44:04Horafinal09:45:04tiempotranscurrido 60.0474178791</text:p>
          </table:table-cell>
          <table:table-cell table:number-columns-repeated="12"/>
          <table:table-cell office:value-type="string" calcext:value-type="string">
            <text:p>(Cliente,Puerto) ('127.0.0.1', 34678) Dato recibido /|1043|147 Resultado 7Horainicio10:00:03Horafinal10:01:04tiempotranscurrido 60.35923194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78) Dato recibido /|1043|147 Resultado 7Horainicio09:32:14Horafinal09:33:14tiempotranscurrido 60.0222859383</text:p>
          </table:table-cell>
          <table:table-cell table:number-columns-repeated="11"/>
          <table:table-cell office:value-type="string" calcext:value-type="string">
            <text:p>(Cliente,Puerto) ('127.0.0.1', 33810) Dato recibido /|1043|147 Resultado 7Horainicio10:43:06Horafinal10:44:06tiempotranscurrido 60.0282011032</text:p>
          </table:table-cell>
          <table:table-cell table:number-columns-repeated="11"/>
          <table:table-cell office:value-type="string" calcext:value-type="string">
            <text:p>(Cliente,Puerto) ('127.0.0.1', 33150) Dato recibido /|1043|147 Resultado 7Horainicio10:00:04Horafinal10:01:04tiempotranscurrido 60.0496339798</text:p>
          </table:table-cell>
          <table:table-cell table:number-columns-repeated="12"/>
          <table:table-cell office:value-type="string" calcext:value-type="string">
            <text:p>(Cliente,Puerto) ('127.0.0.1', 37120) Dato recibido /|1043|147 Resultado 7Horainicio09:41:43Horafinal09:42:43tiempotranscurrido 60.0229239464</text:p>
          </table:table-cell>
          <table:table-cell table:number-columns-repeated="11"/>
          <table:table-cell office:value-type="string" calcext:value-type="string">
            <text:p>(Cliente,Puerto) ('127.0.0.1', 41456) Dato recibido /|1043|147 Resultado 7Horainicio09:44:04Horafinal09:45:04tiempotranscurrido 60.0155529976</text:p>
          </table:table-cell>
          <table:table-cell table:number-columns-repeated="12"/>
          <table:table-cell office:value-type="string" calcext:value-type="string">
            <text:p>(Cliente,Puerto) ('127.0.0.1', 34740) Dato recibido /|1043|147 Resultado 7Horainicio10:00:03Horafinal10:01:04tiempotranscurrido 60.3439140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74) Dato recibido /|1043|147 Resultado 7Horainicio09:32:14Horafinal09:33:14tiempotranscurrido 60.064111948</text:p>
          </table:table-cell>
          <table:table-cell table:number-columns-repeated="11"/>
          <table:table-cell office:value-type="string" calcext:value-type="string">
            <text:p>(Cliente,Puerto) ('127.0.0.1', 33794) Dato recibido /|1043|147 Resultado 7Horainicio10:43:06Horafinal10:44:06tiempotranscurrido 60.0356268883</text:p>
          </table:table-cell>
          <table:table-cell table:number-columns-repeated="11"/>
          <table:table-cell office:value-type="string" calcext:value-type="string">
            <text:p>(Cliente,Puerto) ('127.0.0.1', 34460) Dato recibido /|1043|147 Resultado 7Horainicio10:00:03Horafinal10:01:04tiempotranscurrido 60.4351439476</text:p>
          </table:table-cell>
          <table:table-cell table:number-columns-repeated="12"/>
          <table:table-cell office:value-type="string" calcext:value-type="string">
            <text:p>(Cliente,Puerto) ('127.0.0.1', 37198) Dato recibido /|1043|147 Resultado 7Horainicio09:41:43Horafinal09:42:43tiempotranscurrido 60.0077869892</text:p>
          </table:table-cell>
          <table:table-cell table:number-columns-repeated="11"/>
          <table:table-cell office:value-type="string" calcext:value-type="string">
            <text:p>(Cliente,Puerto) ('127.0.0.1', 41514) Dato recibido /|1043|147 Resultado 7Horainicio09:44:04Horafinal09:45:04tiempotranscurrido 60.0022158623</text:p>
          </table:table-cell>
          <table:table-cell table:number-columns-repeated="12"/>
          <table:table-cell office:value-type="string" calcext:value-type="string">
            <text:p>(Cliente,Puerto) ('127.0.0.1', 33134) Dato recibido /|1043|147 Resultado 7Horainicio10:00:04Horafinal10:01:04tiempotranscurrido 60.06273293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30) Dato recibido /|1043|147 Resultado 7Horainicio09:32:14Horafinal09:33:14tiempotranscurrido 60.0436048508</text:p>
          </table:table-cell>
          <table:table-cell table:number-columns-repeated="11"/>
          <table:table-cell office:value-type="string" calcext:value-type="string">
            <text:p>(Cliente,Puerto) ('127.0.0.1', 33872) Dato recibido /|1043|147 Resultado 7Horainicio10:43:06Horafinal10:44:06tiempotranscurrido 60.0591549873</text:p>
          </table:table-cell>
          <table:table-cell table:number-columns-repeated="11"/>
          <table:table-cell office:value-type="string" calcext:value-type="string">
            <text:p>(Cliente,Puerto) ('127.0.0.1', 34244) Dato recibido /|1043|147 Resultado 7Horainicio10:00:03Horafinal10:01:04tiempotranscurrido 60.5444691181</text:p>
          </table:table-cell>
          <table:table-cell table:number-columns-repeated="12"/>
          <table:table-cell office:value-type="string" calcext:value-type="string">
            <text:p>(Cliente,Puerto) ('127.0.0.1', 37168) Dato recibido /|1043|147 Resultado 7Horainicio09:41:43Horafinal09:42:43tiempotranscurrido 60.012791872</text:p>
          </table:table-cell>
          <table:table-cell table:number-columns-repeated="11"/>
          <table:table-cell office:value-type="string" calcext:value-type="string">
            <text:p>(Cliente,Puerto) ('127.0.0.1', 41430) Dato recibido /|1043|147 Resultado 7Horainicio09:44:04Horafinal09:45:04tiempotranscurrido 60.0214328766</text:p>
          </table:table-cell>
          <table:table-cell table:number-columns-repeated="12"/>
          <table:table-cell office:value-type="string" calcext:value-type="string">
            <text:p>(Cliente,Puerto) ('127.0.0.1', 33150) Dato recibido /|1043|147 Resultado 7Horainicio10:00:04Horafinal10:01:04tiempotranscurrido 60.04963397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78) Dato recibido /|1043|147 Resultado 7Horainicio09:32:14Horafinal09:33:14tiempotranscurrido 60.0756449699</text:p>
          </table:table-cell>
          <table:table-cell table:number-columns-repeated="11"/>
          <table:table-cell office:value-type="string" calcext:value-type="string">
            <text:p>(Cliente,Puerto) ('127.0.0.1', 33720) Dato recibido /|1043|147 Resultado 7Horainicio10:43:06Horafinal10:44:06tiempotranscurrido 60.0494399071</text:p>
          </table:table-cell>
          <table:table-cell table:number-columns-repeated="11"/>
          <table:table-cell office:value-type="string" calcext:value-type="string">
            <text:p>(Cliente,Puerto) ('127.0.0.1', 34232) Dato recibido /|1043|147 Resultado 7Horainicio10:00:03Horafinal10:01:04tiempotranscurrido 60.5513060093</text:p>
          </table:table-cell>
          <table:table-cell table:number-columns-repeated="12"/>
          <table:table-cell office:value-type="string" calcext:value-type="string">
            <text:p>(Cliente,Puerto) ('127.0.0.1', 37140) Dato recibido /|1043|147 Resultado 7Horainicio09:41:43Horafinal09:42:43tiempotranscurrido 60.0185348988</text:p>
          </table:table-cell>
          <table:table-cell table:number-columns-repeated="11"/>
          <table:table-cell office:value-type="string" calcext:value-type="string">
            <text:p>(Cliente,Puerto) ('127.0.0.1', 41440) Dato recibido /|1043|147 Resultado 7Horainicio09:44:04Horafinal09:45:04tiempotranscurrido 60.0198001862</text:p>
          </table:table-cell>
          <table:table-cell table:number-columns-repeated="12"/>
          <table:table-cell office:value-type="string" calcext:value-type="string">
            <text:p>(Cliente,Puerto) ('127.0.0.1', 34460) Dato recibido /|1043|147 Resultado 7Horainicio10:00:03Horafinal10:01:04tiempotranscurrido 60.43514394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00) Dato recibido /|1043|147 Resultado 7Horainicio09:32:14Horafinal09:33:14tiempotranscurrido 60.0118849277</text:p>
          </table:table-cell>
          <table:table-cell table:number-columns-repeated="11"/>
          <table:table-cell office:value-type="string" calcext:value-type="string">
            <text:p>(Cliente,Puerto) ('127.0.0.1', 33742) Dato recibido /|1043|147 Resultado 7Horainicio10:43:06Horafinal10:44:06tiempotranscurrido 60.0366659164</text:p>
          </table:table-cell>
          <table:table-cell table:number-columns-repeated="11"/>
          <table:table-cell office:value-type="string" calcext:value-type="string">
            <text:p>(Cliente,Puerto) ('127.0.0.1', 33034) Dato recibido /|1043|147 Resultado 7Horainicio10:00:04Horafinal10:01:04tiempotranscurrido 60.077185154</text:p>
          </table:table-cell>
          <table:table-cell table:number-columns-repeated="12"/>
          <table:table-cell office:value-type="string" calcext:value-type="string">
            <text:p>(Cliente,Puerto) ('127.0.0.1', 37090) Dato recibido /|1043|147 Resultado 7Horainicio09:41:43Horafinal09:42:43tiempotranscurrido 60.0309698582</text:p>
          </table:table-cell>
          <table:table-cell table:number-columns-repeated="11"/>
          <table:table-cell office:value-type="string" calcext:value-type="string">
            <text:p>(Cliente,Puerto) ('127.0.0.1', 41434) Dato recibido /|1043|147 Resultado 7Horainicio09:44:04Horafinal09:45:04tiempotranscurrido 60.0210039616</text:p>
          </table:table-cell>
          <table:table-cell table:number-columns-repeated="12"/>
          <table:table-cell office:value-type="string" calcext:value-type="string">
            <text:p>(Cliente,Puerto) ('127.0.0.1', 34244) Dato recibido /|1043|147 Resultado 7Horainicio10:00:03Horafinal10:01:04tiempotranscurrido 60.544469118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70) Dato recibido /|1043|147 Resultado 7Horainicio09:32:14Horafinal09:33:14tiempotranscurrido 60.0785820484</text:p>
          </table:table-cell>
          <table:table-cell table:number-columns-repeated="11"/>
          <table:table-cell office:value-type="string" calcext:value-type="string">
            <text:p>(Cliente,Puerto) ('127.0.0.1', 33740) Dato recibido /|1043|147 Resultado 7Horainicio10:43:06Horafinal10:44:06tiempotranscurrido 60.0131251812</text:p>
          </table:table-cell>
          <table:table-cell table:number-columns-repeated="11"/>
          <table:table-cell office:value-type="string" calcext:value-type="string">
            <text:p>(Cliente,Puerto) ('127.0.0.1', 34604) Dato recibido /|1043|147 Resultado 7Horainicio10:00:03Horafinal10:01:04tiempotranscurrido 60.3822598457</text:p>
          </table:table-cell>
          <table:table-cell table:number-columns-repeated="12"/>
          <table:table-cell office:value-type="string" calcext:value-type="string">
            <text:p>(Cliente,Puerto) ('127.0.0.1', 37196) Dato recibido /|1043|147 Resultado 7Horainicio09:41:43Horafinal09:42:43tiempotranscurrido 60.0084278584</text:p>
          </table:table-cell>
          <table:table-cell table:number-columns-repeated="11"/>
          <table:table-cell office:value-type="string" calcext:value-type="string">
            <text:p>(Cliente,Puerto) ('127.0.0.1', 41344) Dato recibido /|1043|147 Resultado 7Horainicio09:44:04Horafinal09:45:04tiempotranscurrido 60.0360059738</text:p>
          </table:table-cell>
          <table:table-cell table:number-columns-repeated="12"/>
          <table:table-cell office:value-type="string" calcext:value-type="string">
            <text:p>(Cliente,Puerto) ('127.0.0.1', 34232) Dato recibido /|1043|147 Resultado 7Horainicio10:00:03Horafinal10:01:04tiempotranscurrido 60.55130600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18) Dato recibido /|1043|147 Resultado 7Horainicio09:32:14Horafinal09:33:14tiempotranscurrido 60.0596899986</text:p>
          </table:table-cell>
          <table:table-cell table:number-columns-repeated="11"/>
          <table:table-cell office:value-type="string" calcext:value-type="string">
            <text:p>(Cliente,Puerto) ('127.0.0.1', 33858) Dato recibido /|1043|147 Resultado 7Horainicio10:43:06Horafinal10:44:06tiempotranscurrido 60.0629079342</text:p>
          </table:table-cell>
          <table:table-cell table:number-columns-repeated="11"/>
          <table:table-cell office:value-type="string" calcext:value-type="string">
            <text:p>(Cliente,Puerto) ('127.0.0.1', 32984) Dato recibido /|1043|147 Resultado 7Horainicio10:00:04Horafinal10:01:04tiempotranscurrido 60.2307858467</text:p>
          </table:table-cell>
          <table:table-cell table:number-columns-repeated="12"/>
          <table:table-cell office:value-type="string" calcext:value-type="string">
            <text:p>(Cliente,Puerto) ('127.0.0.1', 37206) Dato recibido /|1043|147 Resultado 7Horainicio09:41:43Horafinal09:42:43tiempotranscurrido 60.0066618919</text:p>
          </table:table-cell>
          <table:table-cell table:number-columns-repeated="11"/>
          <table:table-cell office:value-type="string" calcext:value-type="string">
            <text:p>(Cliente,Puerto) ('127.0.0.1', 41348) Dato recibido /|1043|147 Resultado 7Horainicio09:44:04Horafinal09:45:04tiempotranscurrido 60.0355758667</text:p>
          </table:table-cell>
          <table:table-cell table:number-columns-repeated="12"/>
          <table:table-cell office:value-type="string" calcext:value-type="string">
            <text:p>(Cliente,Puerto) ('127.0.0.1', 33034) Dato recibido /|1043|147 Resultado 7Horainicio10:00:04Horafinal10:01:04tiempotranscurrido 60.0771851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12) Dato recibido /|1043|147 Resultado 7Horainicio09:32:14Horafinal09:33:14tiempotranscurrido 60.0530450344</text:p>
          </table:table-cell>
          <table:table-cell table:number-columns-repeated="11"/>
          <table:table-cell office:value-type="string" calcext:value-type="string">
            <text:p>(Cliente,Puerto) ('127.0.0.1', 33806) Dato recibido /|1043|147 Resultado 7Horainicio10:43:06Horafinal10:44:06tiempotranscurrido 60.0245368481</text:p>
          </table:table-cell>
          <table:table-cell table:number-columns-repeated="11"/>
          <table:table-cell office:value-type="string" calcext:value-type="string">
            <text:p>(Cliente,Puerto) ('127.0.0.1', 32960) Dato recibido /|1043|147 Resultado 7Horainicio10:00:04Horafinal10:01:04tiempotranscurrido 60.1672539711</text:p>
          </table:table-cell>
          <table:table-cell table:number-columns-repeated="12"/>
          <table:table-cell office:value-type="string" calcext:value-type="string">
            <text:p>(Cliente,Puerto) ('127.0.0.1', 37088) Dato recibido /|1043|147 Resultado 7Horainicio09:41:43Horafinal09:42:43tiempotranscurrido 60.0568709373</text:p>
          </table:table-cell>
          <table:table-cell table:number-columns-repeated="11"/>
          <table:table-cell office:value-type="string" calcext:value-type="string">
            <text:p>(Cliente,Puerto) ('127.0.0.1', 41350) Dato recibido /|1043|147 Resultado 7Horainicio09:44:04Horafinal09:45:04tiempotranscurrido 60.0349562168</text:p>
          </table:table-cell>
          <table:table-cell table:number-columns-repeated="12"/>
          <table:table-cell office:value-type="string" calcext:value-type="string">
            <text:p>(Cliente,Puerto) ('127.0.0.1', 34604) Dato recibido /|1043|147 Resultado 7Horainicio10:00:03Horafinal10:01:04tiempotranscurrido 60.38225984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90) Dato recibido /|1043|147 Resultado 7Horainicio09:32:14Horafinal09:33:14tiempotranscurrido 60.0687098503</text:p>
          </table:table-cell>
          <table:table-cell table:number-columns-repeated="11"/>
          <table:table-cell office:value-type="string" calcext:value-type="string">
            <text:p>(Cliente,Puerto) ('127.0.0.1', 33788) Dato recibido /|1043|147 Resultado 7Horainicio10:43:06Horafinal10:44:06tiempotranscurrido 60.0719540119</text:p>
          </table:table-cell>
          <table:table-cell table:number-columns-repeated="11"/>
          <table:table-cell office:value-type="string" calcext:value-type="string">
            <text:p>(Cliente,Puerto) ('127.0.0.1', 34758) Dato recibido /|1043|147 Resultado 7Horainicio10:00:03Horafinal10:01:04tiempotranscurrido 60.3326630592</text:p>
          </table:table-cell>
          <table:table-cell table:number-columns-repeated="12"/>
          <table:table-cell office:value-type="string" calcext:value-type="string">
            <text:p>(Cliente,Puerto) ('127.0.0.1', 37104) Dato recibido /|1043|147 Resultado 7Horainicio09:41:43Horafinal09:42:43tiempotranscurrido 60.0567820072</text:p>
          </table:table-cell>
          <table:table-cell table:number-columns-repeated="11"/>
          <table:table-cell office:value-type="string" calcext:value-type="string">
            <text:p>(Cliente,Puerto) ('127.0.0.1', 41444) Dato recibido /|1043|147 Resultado 7Horainicio09:44:04Horafinal09:45:04tiempotranscurrido 60.0195281506</text:p>
          </table:table-cell>
          <table:table-cell table:number-columns-repeated="12"/>
          <table:table-cell office:value-type="string" calcext:value-type="string">
            <text:p>(Cliente,Puerto) ('127.0.0.1', 32984) Dato recibido /|1043|147 Resultado 7Horainicio10:00:04Horafinal10:01:04tiempotranscurrido 60.230785846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72) Dato recibido /|1043|147 Resultado 7Horainicio09:32:14Horafinal09:33:14tiempotranscurrido 60.0773220062</text:p>
          </table:table-cell>
          <table:table-cell table:number-columns-repeated="11"/>
          <table:table-cell office:value-type="string" calcext:value-type="string">
            <text:p>(Cliente,Puerto) ('127.0.0.1', 33862) Dato recibido /|1043|147 Resultado 7Horainicio10:43:06Horafinal10:44:06tiempotranscurrido 60.0627140999</text:p>
          </table:table-cell>
          <table:table-cell table:number-columns-repeated="11"/>
          <table:table-cell office:value-type="string" calcext:value-type="string">
            <text:p>(Cliente,Puerto) ('127.0.0.1', 34822) Dato recibido /|1043|147 Resultado 7Horainicio10:00:03Horafinal10:01:04tiempotranscurrido 60.305325985</text:p>
          </table:table-cell>
          <table:table-cell table:number-columns-repeated="12"/>
          <table:table-cell office:value-type="string" calcext:value-type="string">
            <text:p>(Cliente,Puerto) ('127.0.0.1', 37106) Dato recibido /|1043|147 Resultado 7Horainicio09:41:43Horafinal09:42:43tiempotranscurrido 60.0569357872</text:p>
          </table:table-cell>
          <table:table-cell table:number-columns-repeated="11"/>
          <table:table-cell office:value-type="string" calcext:value-type="string">
            <text:p>(Cliente,Puerto) ('127.0.0.1', 41422) Dato recibido /|1043|147 Resultado 7Horainicio09:44:04Horafinal09:45:04tiempotranscurrido 60.0228209496</text:p>
          </table:table-cell>
          <table:table-cell table:number-columns-repeated="12"/>
          <table:table-cell office:value-type="string" calcext:value-type="string">
            <text:p>(Cliente,Puerto) ('127.0.0.1', 32960) Dato recibido /|1043|147 Resultado 7Horainicio10:00:04Horafinal10:01:04tiempotranscurrido 60.167253971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32) Dato recibido /|1043|147 Resultado 7Horainicio09:32:14Horafinal09:33:14tiempotranscurrido 60.0401830673</text:p>
          </table:table-cell>
          <table:table-cell table:number-columns-repeated="11"/>
          <table:table-cell office:value-type="string" calcext:value-type="string">
            <text:p>(Cliente,Puerto) ('127.0.0.1', 33790) Dato recibido /|1043|147 Resultado 7Horainicio10:43:06Horafinal10:44:06tiempotranscurrido 60.0391030312</text:p>
          </table:table-cell>
          <table:table-cell table:number-columns-repeated="11"/>
          <table:table-cell office:value-type="string" calcext:value-type="string">
            <text:p>(Cliente,Puerto) ('127.0.0.1', 34388) Dato recibido /|1043|147 Resultado 7Horainicio10:00:03Horafinal10:01:04tiempotranscurrido 60.478000164</text:p>
          </table:table-cell>
          <table:table-cell table:number-columns-repeated="12"/>
          <table:table-cell office:value-type="string" calcext:value-type="string">
            <text:p>(Cliente,Puerto) ('127.0.0.1', 37094) Dato recibido /|1043|147 Resultado 7Horainicio09:41:43Horafinal09:42:43tiempotranscurrido 60.0597839355</text:p>
          </table:table-cell>
          <table:table-cell table:number-columns-repeated="11"/>
          <table:table-cell office:value-type="string" calcext:value-type="string">
            <text:p>(Cliente,Puerto) ('127.0.0.1', 41510) Dato recibido /|1043|147 Resultado 7Horainicio09:44:04Horafinal09:45:04tiempotranscurrido 60.0034999847</text:p>
          </table:table-cell>
          <table:table-cell table:number-columns-repeated="12"/>
          <table:table-cell office:value-type="string" calcext:value-type="string">
            <text:p>(Cliente,Puerto) ('127.0.0.1', 34758) Dato recibido /|1043|147 Resultado 7Horainicio10:00:03Horafinal10:01:04tiempotranscurrido 60.33266305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82) Dato recibido /|1043|147 Resultado 7Horainicio09:32:14Horafinal09:33:14tiempotranscurrido 60.0722289085</text:p>
          </table:table-cell>
          <table:table-cell table:number-columns-repeated="11"/>
          <table:table-cell office:value-type="string" calcext:value-type="string">
            <text:p>(Cliente,Puerto) ('127.0.0.1', 33714) Dato recibido /|1043|147 Resultado 7Horainicio10:43:06Horafinal10:44:06tiempotranscurrido 60.0530362129</text:p>
          </table:table-cell>
          <table:table-cell table:number-columns-repeated="11"/>
          <table:table-cell office:value-type="string" calcext:value-type="string">
            <text:p>(Cliente,Puerto) ('127.0.0.1', 34824) Dato recibido /|1043|147 Resultado 7Horainicio10:00:03Horafinal10:01:04tiempotranscurrido 60.3000359535</text:p>
          </table:table-cell>
          <table:table-cell table:number-columns-repeated="12"/>
          <table:table-cell office:value-type="string" calcext:value-type="string">
            <text:p>(Cliente,Puerto) ('127.0.0.1', 37102) Dato recibido /|1043|147 Resultado 7Horainicio09:41:43Horafinal09:42:43tiempotranscurrido 60.0577709675</text:p>
          </table:table-cell>
          <table:table-cell table:number-columns-repeated="11"/>
          <table:table-cell office:value-type="string" calcext:value-type="string">
            <text:p>(Cliente,Puerto) ('127.0.0.1', 41420) Dato recibido /|1043|147 Resultado 7Horainicio09:44:04Horafinal09:45:04tiempotranscurrido 60.0232698917</text:p>
          </table:table-cell>
          <table:table-cell table:number-columns-repeated="12"/>
          <table:table-cell office:value-type="string" calcext:value-type="string">
            <text:p>(Cliente,Puerto) ('127.0.0.1', 34822) Dato recibido /|1043|147 Resultado 7Horainicio10:00:03Horafinal10:01:04tiempotranscurrido 60.30532598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04) Dato recibido /|1043|147 Resultado 7Horainicio09:32:14Horafinal09:33:14tiempotranscurrido 60.0606760979</text:p>
          </table:table-cell>
          <table:table-cell table:number-columns-repeated="11"/>
          <table:table-cell office:value-type="string" calcext:value-type="string">
            <text:p>(Cliente,Puerto) ('127.0.0.1', 33796) Dato recibido /|1043|147 Resultado 7Horainicio10:43:06Horafinal10:44:06tiempotranscurrido 60.0345060825</text:p>
          </table:table-cell>
          <table:table-cell table:number-columns-repeated="11"/>
          <table:table-cell office:value-type="string" calcext:value-type="string">
            <text:p>(Cliente,Puerto) ('127.0.0.1', 34224) Dato recibido /|1043|147 Resultado 7Horainicio10:00:03Horafinal10:01:04tiempotranscurrido 60.5583159924</text:p>
          </table:table-cell>
          <table:table-cell table:number-columns-repeated="12"/>
          <table:table-cell office:value-type="string" calcext:value-type="string">
            <text:p>(Cliente,Puerto) ('127.0.0.1', 37092) Dato recibido /|1043|147 Resultado 7Horainicio09:41:43Horafinal09:42:43tiempotranscurrido 60.0613999367</text:p>
          </table:table-cell>
          <table:table-cell table:number-columns-repeated="11"/>
          <table:table-cell office:value-type="string" calcext:value-type="string">
            <text:p>(Cliente,Puerto) ('127.0.0.1', 41390) Dato recibido /|1043|147 Resultado 7Horainicio09:44:04Horafinal09:45:04tiempotranscurrido 60.0283050537</text:p>
          </table:table-cell>
          <table:table-cell table:number-columns-repeated="12"/>
          <table:table-cell office:value-type="string" calcext:value-type="string">
            <text:p>(Cliente,Puerto) ('127.0.0.1', 34388) Dato recibido /|1043|147 Resultado 7Horainicio10:00:03Horafinal10:01:04tiempotranscurrido 60.47800016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26) Dato recibido /|1043|147 Resultado 7Horainicio09:32:14Horafinal09:33:14tiempotranscurrido 60.0602319241</text:p>
          </table:table-cell>
          <table:table-cell table:number-columns-repeated="11"/>
          <table:table-cell office:value-type="string" calcext:value-type="string">
            <text:p>(Cliente,Puerto) ('127.0.0.1', 33782) Dato recibido /|1043|147 Resultado 7Horainicio10:43:06Horafinal10:44:06tiempotranscurrido 60.0443909168</text:p>
          </table:table-cell>
          <table:table-cell table:number-columns-repeated="11"/>
          <table:table-cell office:value-type="string" calcext:value-type="string">
            <text:p>(Cliente,Puerto) ('127.0.0.1', 32962) Dato recibido /|1043|147 Resultado 7Horainicio10:00:04Horafinal10:01:04tiempotranscurrido 60.2491919994</text:p>
          </table:table-cell>
          <table:table-cell table:number-columns-repeated="12"/>
          <table:table-cell office:value-type="string" calcext:value-type="string">
            <text:p>(Cliente,Puerto) ('127.0.0.1', 37118) Dato recibido /|1043|147 Resultado 7Horainicio09:41:43Horafinal09:42:43tiempotranscurrido 60.0570991039</text:p>
          </table:table-cell>
          <table:table-cell table:number-columns-repeated="11"/>
          <table:table-cell office:value-type="string" calcext:value-type="string">
            <text:p>(Cliente,Puerto) ('127.0.0.1', 41314) Dato recibido /|1043|147 Resultado 7Horainicio09:44:04Horafinal09:45:04tiempotranscurrido 60.0591590405</text:p>
          </table:table-cell>
          <table:table-cell table:number-columns-repeated="12"/>
          <table:table-cell office:value-type="string" calcext:value-type="string">
            <text:p>(Cliente,Puerto) ('127.0.0.1', 34824) Dato recibido /|1043|147 Resultado 7Horainicio10:00:03Horafinal10:01:04tiempotranscurrido 60.300035953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66) Dato recibido /|1043|147 Resultado 7Horainicio09:32:14Horafinal09:33:14tiempotranscurrido 60.0808660984</text:p>
          </table:table-cell>
          <table:table-cell table:number-columns-repeated="11"/>
          <table:table-cell office:value-type="string" calcext:value-type="string">
            <text:p>(Cliente,Puerto) ('127.0.0.1', 33828) Dato recibido /|1043|147 Resultado 7Horainicio10:43:06Horafinal10:44:06tiempotranscurrido 60.0138659477</text:p>
          </table:table-cell>
          <table:table-cell table:number-columns-repeated="11"/>
          <table:table-cell office:value-type="string" calcext:value-type="string">
            <text:p>(Cliente,Puerto) ('127.0.0.1', 34402) Dato recibido /|1043|147 Resultado 7Horainicio10:00:03Horafinal10:01:04tiempotranscurrido 60.4606368542</text:p>
          </table:table-cell>
          <table:table-cell table:number-columns-repeated="12"/>
          <table:table-cell office:value-type="string" calcext:value-type="string">
            <text:p>(Cliente,Puerto) ('127.0.0.1', 37112) Dato recibido /|1043|147 Resultado 7Horainicio09:41:43Horafinal09:42:43tiempotranscurrido 60.0600819588</text:p>
          </table:table-cell>
          <table:table-cell table:number-columns-repeated="11"/>
          <table:table-cell office:value-type="string" calcext:value-type="string">
            <text:p>(Cliente,Puerto) ('127.0.0.1', 41338) Dato recibido /|1043|147 Resultado 7Horainicio09:44:04Horafinal09:45:04tiempotranscurrido 60.0375800133</text:p>
          </table:table-cell>
          <table:table-cell table:number-columns-repeated="12"/>
          <table:table-cell office:value-type="string" calcext:value-type="string">
            <text:p>(Cliente,Puerto) ('127.0.0.1', 34224) Dato recibido /|1043|147 Resultado 7Horainicio10:00:03Horafinal10:01:04tiempotranscurrido 60.55831599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10) Dato recibido /|1043|147 Resultado 7Horainicio09:32:14Horafinal09:33:14tiempotranscurrido 60.0101819038</text:p>
          </table:table-cell>
          <table:table-cell table:number-columns-repeated="11"/>
          <table:table-cell office:value-type="string" calcext:value-type="string">
            <text:p>(Cliente,Puerto) ('127.0.0.1', 33826) Dato recibido /|1043|147 Resultado 7Horainicio10:43:06Horafinal10:44:06tiempotranscurrido 60.0159010887</text:p>
          </table:table-cell>
          <table:table-cell table:number-columns-repeated="11"/>
          <table:table-cell office:value-type="string" calcext:value-type="string">
            <text:p>(Cliente,Puerto) ('127.0.0.1', 33342) Dato recibido /|1043|147 Resultado 7Horainicio10:00:03Horafinal10:01:04tiempotranscurrido 61.0727899075</text:p>
          </table:table-cell>
          <table:table-cell table:number-columns-repeated="12"/>
          <table:table-cell office:value-type="string" calcext:value-type="string">
            <text:p>(Cliente,Puerto) ('127.0.0.1', 37110) Dato recibido /|1043|147 Resultado 7Horainicio09:41:43Horafinal09:42:43tiempotranscurrido 60.0599980354</text:p>
          </table:table-cell>
          <table:table-cell table:number-columns-repeated="11"/>
          <table:table-cell office:value-type="string" calcext:value-type="string">
            <text:p>(Cliente,Puerto) ('127.0.0.1', 41476) Dato recibido /|1043|147 Resultado 7Horainicio09:44:04Horafinal09:45:04tiempotranscurrido 60.0099508762</text:p>
          </table:table-cell>
          <table:table-cell table:number-columns-repeated="12"/>
          <table:table-cell office:value-type="string" calcext:value-type="string">
            <text:p>(Cliente,Puerto) ('127.0.0.1', 32962) Dato recibido /|1043|147 Resultado 7Horainicio10:00:04Horafinal10:01:04tiempotranscurrido 60.24919199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10) Dato recibido /|1043|147 Resultado 7Horainicio09:32:14Horafinal09:33:14tiempotranscurrido 60.0546488762</text:p>
          </table:table-cell>
          <table:table-cell table:number-columns-repeated="11"/>
          <table:table-cell office:value-type="string" calcext:value-type="string">
            <text:p>(Cliente,Puerto) ('127.0.0.1', 33730) Dato recibido /|1043|147 Resultado 7Horainicio10:43:06Horafinal10:44:06tiempotranscurrido 60.0432219505</text:p>
          </table:table-cell>
          <table:table-cell table:number-columns-repeated="11"/>
          <table:table-cell office:value-type="string" calcext:value-type="string">
            <text:p>(Cliente,Puerto) ('127.0.0.1', 33138) Dato recibido /|1043|147 Resultado 7Horainicio10:00:04Horafinal10:01:04tiempotranscurrido 60.0712900162</text:p>
          </table:table-cell>
          <table:table-cell table:number-columns-repeated="12"/>
          <table:table-cell office:value-type="string" calcext:value-type="string">
            <text:p>(Cliente,Puerto) ('127.0.0.1', 37116) Dato recibido /|1043|147 Resultado 7Horainicio09:41:43Horafinal09:42:43tiempotranscurrido 60.0589141846</text:p>
          </table:table-cell>
          <table:table-cell table:number-columns-repeated="11"/>
          <table:table-cell office:value-type="string" calcext:value-type="string">
            <text:p>(Cliente,Puerto) ('127.0.0.1', 41326) Dato recibido /|1043|147 Resultado 7Horainicio09:44:04Horafinal09:45:04tiempotranscurrido 60.0604729652</text:p>
          </table:table-cell>
          <table:table-cell table:number-columns-repeated="12"/>
          <table:table-cell office:value-type="string" calcext:value-type="string">
            <text:p>(Cliente,Puerto) ('127.0.0.1', 34402) Dato recibido /|1043|147 Resultado 7Horainicio10:00:03Horafinal10:01:04tiempotranscurrido 60.460636854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00) Dato recibido /|1043|147 Resultado 7Horainicio09:32:14Horafinal09:33:14tiempotranscurrido 60.062349081</text:p>
          </table:table-cell>
          <table:table-cell table:number-columns-repeated="11"/>
          <table:table-cell office:value-type="string" calcext:value-type="string">
            <text:p>(Cliente,Puerto) ('127.0.0.1', 33770) Dato recibido /|1043|147 Resultado 7Horainicio10:43:06Horafinal10:44:06tiempotranscurrido 60.0599589348</text:p>
          </table:table-cell>
          <table:table-cell table:number-columns-repeated="11"/>
          <table:table-cell office:value-type="string" calcext:value-type="string">
            <text:p>(Cliente,Puerto) ('127.0.0.1', 34784) Dato recibido /|1043|147 Resultado 7Horainicio10:00:03Horafinal10:01:04tiempotranscurrido 60.3240180016</text:p>
          </table:table-cell>
          <table:table-cell table:number-columns-repeated="12"/>
          <table:table-cell office:value-type="string" calcext:value-type="string">
            <text:p>(Cliente,Puerto) ('127.0.0.1', 37114) Dato recibido /|1043|147 Resultado 7Horainicio09:41:43Horafinal09:42:43tiempotranscurrido 60.0588989258</text:p>
          </table:table-cell>
          <table:table-cell table:number-columns-repeated="11"/>
          <table:table-cell office:value-type="string" calcext:value-type="string">
            <text:p>(Cliente,Puerto) ('127.0.0.1', 41330) Dato recibido /|1043|147 Resultado 7Horainicio09:44:04Horafinal09:45:04tiempotranscurrido 60.0586779118</text:p>
          </table:table-cell>
          <table:table-cell table:number-columns-repeated="12"/>
          <table:table-cell office:value-type="string" calcext:value-type="string">
            <text:p>(Cliente,Puerto) ('127.0.0.1', 33342) Dato recibido /|1043|147 Resultado 7Horainicio10:00:03Horafinal10:01:04tiempotranscurrido 61.07278990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80) Dato recibido /|1043|147 Resultado 7Horainicio09:32:14Horafinal09:33:14tiempotranscurrido 60.074461937</text:p>
          </table:table-cell>
          <table:table-cell table:number-columns-repeated="11"/>
          <table:table-cell office:value-type="string" calcext:value-type="string">
            <text:p>(Cliente,Puerto) ('127.0.0.1', 33768) Dato recibido /|1043|147 Resultado 7Horainicio10:43:06Horafinal10:44:06tiempotranscurrido 60.0206041336</text:p>
          </table:table-cell>
          <table:table-cell table:number-columns-repeated="11"/>
          <table:table-cell office:value-type="string" calcext:value-type="string">
            <text:p>(Cliente,Puerto) ('127.0.0.1', 32970) Dato recibido /|1043|147 Resultado 7Horainicio10:00:04Horafinal10:01:04tiempotranscurrido 60.1401770115</text:p>
          </table:table-cell>
          <table:table-cell table:number-columns-repeated="12"/>
          <table:table-cell office:value-type="string" calcext:value-type="string">
            <text:p>(Cliente,Puerto) ('127.0.0.1', 37108) Dato recibido /|1043|147 Resultado 7Horainicio09:41:43Horafinal09:42:43tiempotranscurrido 60.0602681637</text:p>
          </table:table-cell>
          <table:table-cell table:number-columns-repeated="11"/>
          <table:table-cell office:value-type="string" calcext:value-type="string">
            <text:p>(Cliente,Puerto) ('127.0.0.1', 41332) Dato recibido /|1043|147 Resultado 7Horainicio09:44:04Horafinal09:45:04tiempotranscurrido 60.0585520267</text:p>
          </table:table-cell>
          <table:table-cell table:number-columns-repeated="12"/>
          <table:table-cell office:value-type="string" calcext:value-type="string">
            <text:p>(Cliente,Puerto) ('127.0.0.1', 33138) Dato recibido /|1043|147 Resultado 7Horainicio10:00:04Horafinal10:01:04tiempotranscurrido 60.07129001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28) Dato recibido /|1043|147 Resultado 7Horainicio09:32:14Horafinal09:33:14tiempotranscurrido 60.0625832081</text:p>
          </table:table-cell>
          <table:table-cell table:number-columns-repeated="11"/>
          <table:table-cell office:value-type="string" calcext:value-type="string">
            <text:p>(Cliente,Puerto) ('127.0.0.1', 33778) Dato recibido /|1043|147 Resultado 7Horainicio10:43:06Horafinal10:44:06tiempotranscurrido 60.0131230354</text:p>
          </table:table-cell>
          <table:table-cell table:number-columns-repeated="11"/>
          <table:table-cell office:value-type="string" calcext:value-type="string">
            <text:p>(Cliente,Puerto) ('127.0.0.1', 34746) Dato recibido /|1043|147 Resultado 7Horainicio10:00:03Horafinal10:01:04tiempotranscurrido 60.3393959999</text:p>
          </table:table-cell>
          <table:table-cell table:number-columns-repeated="12"/>
          <table:table-cell office:value-type="string" calcext:value-type="string">
            <text:p>(Cliente,Puerto) ('127.0.0.1', 37124) Dato recibido /|1043|147 Resultado 7Horainicio09:41:43Horafinal09:42:43tiempotranscurrido 60.059789896</text:p>
          </table:table-cell>
          <table:table-cell table:number-columns-repeated="11"/>
          <table:table-cell office:value-type="string" calcext:value-type="string">
            <text:p>(Cliente,Puerto) ('127.0.0.1', 41296) Dato recibido /|1043|147 Resultado 7Horainicio09:44:04Horafinal09:45:04tiempotranscurrido 60.060986042</text:p>
          </table:table-cell>
          <table:table-cell table:number-columns-repeated="12"/>
          <table:table-cell office:value-type="string" calcext:value-type="string">
            <text:p>(Cliente,Puerto) ('127.0.0.1', 34784) Dato recibido /|1043|147 Resultado 7Horainicio10:00:03Horafinal10:01:04tiempotranscurrido 60.32401800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98) Dato recibido /|1043|147 Resultado 7Horainicio09:32:14Horafinal09:33:14tiempotranscurrido 60.065625906</text:p>
          </table:table-cell>
          <table:table-cell table:number-columns-repeated="11"/>
          <table:table-cell office:value-type="string" calcext:value-type="string">
            <text:p>(Cliente,Puerto) ('127.0.0.1', 33774) Dato recibido /|1043|147 Resultado 7Horainicio10:43:06Horafinal10:44:06tiempotranscurrido 60.0172259808</text:p>
          </table:table-cell>
          <table:table-cell table:number-columns-repeated="11"/>
          <table:table-cell office:value-type="string" calcext:value-type="string">
            <text:p>(Cliente,Puerto) ('127.0.0.1', 32956) Dato recibido /|1043|147 Resultado 7Horainicio10:00:04Horafinal10:01:04tiempotranscurrido 60.1507570744</text:p>
          </table:table-cell>
          <table:table-cell table:number-columns-repeated="12"/>
          <table:table-cell office:value-type="string" calcext:value-type="string">
            <text:p>(Cliente,Puerto) ('127.0.0.1', 37126) Dato recibido /|1043|147 Resultado 7Horainicio09:41:43Horafinal09:42:43tiempotranscurrido 60.0596060753</text:p>
          </table:table-cell>
          <table:table-cell table:number-columns-repeated="11"/>
          <table:table-cell office:value-type="string" calcext:value-type="string">
            <text:p>(Cliente,Puerto) ('127.0.0.1', 41308) Dato recibido /|1043|147 Resultado 7Horainicio09:44:04Horafinal09:45:04tiempotranscurrido 60.062253952</text:p>
          </table:table-cell>
          <table:table-cell table:number-columns-repeated="12"/>
          <table:table-cell office:value-type="string" calcext:value-type="string">
            <text:p>(Cliente,Puerto) ('127.0.0.1', 32970) Dato recibido /|1043|147 Resultado 7Horainicio10:00:04Horafinal10:01:04tiempotranscurrido 60.140177011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22) Dato recibido /|1043|147 Resultado 7Horainicio09:32:14Horafinal09:33:14tiempotranscurrido 60.047919035</text:p>
          </table:table-cell>
          <table:table-cell table:number-columns-repeated="11"/>
          <table:table-cell office:value-type="string" calcext:value-type="string">
            <text:p>(Cliente,Puerto) ('127.0.0.1', 33678) Dato recibido /|1043|147 Resultado 7Horainicio10:43:06Horafinal10:44:06tiempotranscurrido 60.0697278976</text:p>
          </table:table-cell>
          <table:table-cell table:number-columns-repeated="11"/>
          <table:table-cell office:value-type="string" calcext:value-type="string">
            <text:p>(Cliente,Puerto) ('127.0.0.1', 32972) Dato recibido /|1043|147 Resultado 7Horainicio10:00:04Horafinal10:01:04tiempotranscurrido 60.1593818665</text:p>
          </table:table-cell>
          <table:table-cell table:number-columns-repeated="12"/>
          <table:table-cell office:value-type="string" calcext:value-type="string">
            <text:p>(Cliente,Puerto) ('127.0.0.1', 37122) Dato recibido /|1043|147 Resultado 7Horainicio09:41:43Horafinal09:42:43tiempotranscurrido 60.060448885</text:p>
          </table:table-cell>
          <table:table-cell table:number-columns-repeated="11"/>
          <table:table-cell office:value-type="string" calcext:value-type="string">
            <text:p>(Cliente,Puerto) ('127.0.0.1', 41316) Dato recibido /|1043|147 Resultado 7Horainicio09:44:04Horafinal09:45:04tiempotranscurrido 60.0594630241</text:p>
          </table:table-cell>
          <table:table-cell table:number-columns-repeated="12"/>
          <table:table-cell office:value-type="string" calcext:value-type="string">
            <text:p>(Cliente,Puerto) ('127.0.0.1', 34746) Dato recibido /|1043|147 Resultado 7Horainicio10:00:03Horafinal10:01:04tiempotranscurrido 60.339395999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64) Dato recibido /|1043|147 Resultado 7Horainicio09:32:14Horafinal09:33:14tiempotranscurrido 60.0331289768</text:p>
          </table:table-cell>
          <table:table-cell table:number-columns-repeated="11"/>
          <table:table-cell office:value-type="string" calcext:value-type="string">
            <text:p>(Cliente,Puerto) ('127.0.0.1', 33690) Dato recibido /|1043|147 Resultado 7Horainicio10:43:06Horafinal10:44:06tiempotranscurrido 60.0413219929</text:p>
          </table:table-cell>
          <table:table-cell table:number-columns-repeated="11"/>
          <table:table-cell office:value-type="string" calcext:value-type="string">
            <text:p>(Cliente,Puerto) ('127.0.0.1', 34394) Dato recibido /|1043|147 Resultado 7Horainicio10:00:03Horafinal10:01:04tiempotranscurrido 60.467400074</text:p>
          </table:table-cell>
          <table:table-cell table:number-columns-repeated="12"/>
          <table:table-cell office:value-type="string" calcext:value-type="string">
            <text:p>(Cliente,Puerto) ('127.0.0.1', 37132) Dato recibido /|1043|147 Resultado 7Horainicio09:41:43Horafinal09:42:43tiempotranscurrido 60.0572810173</text:p>
          </table:table-cell>
          <table:table-cell table:number-columns-repeated="11"/>
          <table:table-cell office:value-type="string" calcext:value-type="string">
            <text:p>(Cliente,Puerto) ('127.0.0.1', 41320) Dato recibido /|1043|147 Resultado 7Horainicio09:44:04Horafinal09:45:04tiempotranscurrido 60.0425028801</text:p>
          </table:table-cell>
          <table:table-cell table:number-columns-repeated="12"/>
          <table:table-cell office:value-type="string" calcext:value-type="string">
            <text:p>(Cliente,Puerto) ('127.0.0.1', 32956) Dato recibido /|1043|147 Resultado 7Horainicio10:00:04Horafinal10:01:04tiempotranscurrido 60.150757074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14) Dato recibido /|1043|147 Resultado 7Horainicio09:32:14Horafinal09:33:14tiempotranscurrido 60.0618028641</text:p>
          </table:table-cell>
          <table:table-cell table:number-columns-repeated="11"/>
          <table:table-cell office:value-type="string" calcext:value-type="string">
            <text:p>(Cliente,Puerto) ('127.0.0.1', 33802) Dato recibido /|1043|147 Resultado 7Horainicio10:43:06Horafinal10:44:06tiempotranscurrido 60.0274150372</text:p>
          </table:table-cell>
          <table:table-cell table:number-columns-repeated="11"/>
          <table:table-cell office:value-type="string" calcext:value-type="string">
            <text:p>(Cliente,Puerto) ('127.0.0.1', 34570) Dato recibido /|1043|147 Resultado 7Horainicio10:00:03Horafinal10:01:04tiempotranscurrido 60.3916008472</text:p>
          </table:table-cell>
          <table:table-cell table:number-columns-repeated="12"/>
          <table:table-cell office:value-type="string" calcext:value-type="string">
            <text:p>(Cliente,Puerto) ('127.0.0.1', 37134) Dato recibido /|1043|147 Resultado 7Horainicio09:41:43Horafinal09:42:43tiempotranscurrido 60.0572111607</text:p>
          </table:table-cell>
          <table:table-cell table:number-columns-repeated="11"/>
          <table:table-cell office:value-type="string" calcext:value-type="string">
            <text:p>(Cliente,Puerto) ('127.0.0.1', 41318) Dato recibido /|1043|147 Resultado 7Horainicio09:44:04Horafinal09:45:04tiempotranscurrido 60.059294939</text:p>
          </table:table-cell>
          <table:table-cell table:number-columns-repeated="12"/>
          <table:table-cell office:value-type="string" calcext:value-type="string">
            <text:p>(Cliente,Puerto) ('127.0.0.1', 32972) Dato recibido /|1043|147 Resultado 7Horainicio10:00:04Horafinal10:01:04tiempotranscurrido 60.15938186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64) Dato recibido /|1043|147 Resultado 7Horainicio09:32:14Horafinal09:33:14tiempotranscurrido 60.0818829536</text:p>
          </table:table-cell>
          <table:table-cell table:number-columns-repeated="11"/>
          <table:table-cell office:value-type="string" calcext:value-type="string">
            <text:p>(Cliente,Puerto) ('127.0.0.1', 33724) Dato recibido /|1043|147 Resultado 7Horainicio10:43:06Horafinal10:44:06tiempotranscurrido 60.0466861725</text:p>
          </table:table-cell>
          <table:table-cell table:number-columns-repeated="11"/>
          <table:table-cell office:value-type="string" calcext:value-type="string">
            <text:p>(Cliente,Puerto) ('127.0.0.1', 34350) Dato recibido /|1043|147 Resultado 7Horainicio10:00:03Horafinal10:01:04tiempotranscurrido 60.502502203</text:p>
          </table:table-cell>
          <table:table-cell table:number-columns-repeated="12"/>
          <table:table-cell office:value-type="string" calcext:value-type="string">
            <text:p>(Cliente,Puerto) ('127.0.0.1', 37128) Dato recibido /|1043|147 Resultado 7Horainicio09:41:43Horafinal09:42:43tiempotranscurrido 60.0597860813</text:p>
          </table:table-cell>
          <table:table-cell table:number-columns-repeated="11"/>
          <table:table-cell office:value-type="string" calcext:value-type="string">
            <text:p>(Cliente,Puerto) ('127.0.0.1', 41322) Dato recibido /|1043|147 Resultado 7Horainicio09:44:04Horafinal09:45:04tiempotranscurrido 60.0586619377</text:p>
          </table:table-cell>
          <table:table-cell table:number-columns-repeated="12"/>
          <table:table-cell office:value-type="string" calcext:value-type="string">
            <text:p>(Cliente,Puerto) ('127.0.0.1', 34394) Dato recibido /|1043|147 Resultado 7Horainicio10:00:03Horafinal10:01:04tiempotranscurrido 60.46740007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36) Dato recibido /|1043|147 Resultado 7Horainicio09:32:14Horafinal09:33:14tiempotranscurrido 60.0369699001</text:p>
          </table:table-cell>
          <table:table-cell table:number-columns-repeated="11"/>
          <table:table-cell office:value-type="string" calcext:value-type="string">
            <text:p>(Cliente,Puerto) ('127.0.0.1', 33764) Dato recibido /|1043|147 Resultado 7Horainicio10:43:06Horafinal10:44:06tiempotranscurrido 60.0636079311</text:p>
          </table:table-cell>
          <table:table-cell table:number-columns-repeated="11"/>
          <table:table-cell office:value-type="string" calcext:value-type="string">
            <text:p>(Cliente,Puerto) ('127.0.0.1', 34852) Dato recibido /|1043|147 Resultado 7Horainicio10:00:04Horafinal10:01:04tiempotranscurrido 60.2807281017</text:p>
          </table:table-cell>
          <table:table-cell table:number-columns-repeated="12"/>
          <table:table-cell office:value-type="string" calcext:value-type="string">
            <text:p>(Cliente,Puerto) ('127.0.0.1', 37136) Dato recibido /|1043|147 Resultado 7Horainicio09:41:43Horafinal09:42:43tiempotranscurrido 60.0572788715</text:p>
          </table:table-cell>
          <table:table-cell table:number-columns-repeated="11"/>
          <table:table-cell office:value-type="string" calcext:value-type="string">
            <text:p>(Cliente,Puerto) ('127.0.0.1', 41312) Dato recibido /|1043|147 Resultado 7Horainicio09:44:04Horafinal09:45:04tiempotranscurrido 60.061136961</text:p>
          </table:table-cell>
          <table:table-cell table:number-columns-repeated="12"/>
          <table:table-cell office:value-type="string" calcext:value-type="string">
            <text:p>(Cliente,Puerto) ('127.0.0.1', 34570) Dato recibido /|1043|147 Resultado 7Horainicio10:00:03Horafinal10:01:04tiempotranscurrido 60.391600847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94) Dato recibido /|1043|147 Resultado 7Horainicio09:32:14Horafinal09:33:14tiempotranscurrido 60.0679109097</text:p>
          </table:table-cell>
          <table:table-cell table:number-columns-repeated="11"/>
          <table:table-cell office:value-type="string" calcext:value-type="string">
            <text:p>(Cliente,Puerto) ('127.0.0.1', 33820) Dato recibido /|1043|147 Resultado 7Horainicio10:43:06Horafinal10:44:06tiempotranscurrido 60.0138270855</text:p>
          </table:table-cell>
          <table:table-cell table:number-columns-repeated="11"/>
          <table:table-cell office:value-type="string" calcext:value-type="string">
            <text:p>(Cliente,Puerto) ('127.0.0.1', 34458) Dato recibido /|1043|147 Resultado 7Horainicio10:00:03Horafinal10:01:04tiempotranscurrido 60.4419059753</text:p>
          </table:table-cell>
          <table:table-cell table:number-columns-repeated="12"/>
          <table:table-cell office:value-type="string" calcext:value-type="string">
            <text:p>(Cliente,Puerto) ('127.0.0.1', 37130) Dato recibido /|1043|147 Resultado 7Horainicio09:41:43Horafinal09:42:43tiempotranscurrido 60.0581970215</text:p>
          </table:table-cell>
          <table:table-cell table:number-columns-repeated="11"/>
          <table:table-cell office:value-type="string" calcext:value-type="string">
            <text:p>(Cliente,Puerto) ('127.0.0.1', 41324) Dato recibido /|1043|147 Resultado 7Horainicio09:44:04Horafinal09:45:04tiempotranscurrido 60.0584490299</text:p>
          </table:table-cell>
          <table:table-cell table:number-columns-repeated="12"/>
          <table:table-cell office:value-type="string" calcext:value-type="string">
            <text:p>(Cliente,Puerto) ('127.0.0.1', 34350) Dato recibido /|1043|147 Resultado 7Horainicio10:00:03Horafinal10:01:04tiempotranscurrido 60.5025022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08) Dato recibido /|1043|147 Resultado 7Horainicio09:32:14Horafinal09:33:14tiempotranscurrido 60.0562109947</text:p>
          </table:table-cell>
          <table:table-cell table:number-columns-repeated="11"/>
          <table:table-cell office:value-type="string" calcext:value-type="string">
            <text:p>(Cliente,Puerto) ('127.0.0.1', 33816) Dato recibido /|1043|147 Resultado 7Horainicio10:43:06Horafinal10:44:06tiempotranscurrido 60.0169260502</text:p>
          </table:table-cell>
          <table:table-cell table:number-columns-repeated="11"/>
          <table:table-cell office:value-type="string" calcext:value-type="string">
            <text:p>(Cliente,Puerto) ('127.0.0.1', 33840) Dato recibido /|1043|147 Resultado 7Horainicio10:00:03Horafinal10:01:04tiempotranscurrido 60.7483341694</text:p>
          </table:table-cell>
          <table:table-cell table:number-columns-repeated="12"/>
          <table:table-cell office:value-type="string" calcext:value-type="string">
            <text:p>(Cliente,Puerto) ('127.0.0.1', 37144) Dato recibido /|1043|147 Resultado 7Horainicio09:41:43Horafinal09:42:43tiempotranscurrido 60.0591521263</text:p>
          </table:table-cell>
          <table:table-cell table:number-columns-repeated="11"/>
          <table:table-cell office:value-type="string" calcext:value-type="string">
            <text:p>(Cliente,Puerto) ('127.0.0.1', 41340) Dato recibido /|1043|147 Resultado 7Horainicio09:44:04Horafinal09:45:04tiempotranscurrido 60.0602750778</text:p>
          </table:table-cell>
          <table:table-cell table:number-columns-repeated="12"/>
          <table:table-cell office:value-type="string" calcext:value-type="string">
            <text:p>(Cliente,Puerto) ('127.0.0.1', 34852) Dato recibido /|1043|147 Resultado 7Horainicio10:00:04Horafinal10:01:04tiempotranscurrido 60.28072810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56) Dato recibido /|1043|147 Resultado 7Horainicio09:32:14Horafinal09:33:14tiempotranscurrido 60.0857357979</text:p>
          </table:table-cell>
          <table:table-cell table:number-columns-repeated="11"/>
          <table:table-cell office:value-type="string" calcext:value-type="string">
            <text:p>(Cliente,Puerto) ('127.0.0.1', 33718) Dato recibido /|1043|147 Resultado 7Horainicio10:43:06Horafinal10:44:06tiempotranscurrido 60.0506038666</text:p>
          </table:table-cell>
          <table:table-cell table:number-columns-repeated="11"/>
          <table:table-cell office:value-type="string" calcext:value-type="string">
            <text:p>(Cliente,Puerto) ('127.0.0.1', 34794) Dato recibido /|1043|147 Resultado 7Horainicio10:00:03Horafinal10:01:04tiempotranscurrido 60.3167529106</text:p>
          </table:table-cell>
          <table:table-cell table:number-columns-repeated="12"/>
          <table:table-cell office:value-type="string" calcext:value-type="string">
            <text:p>(Cliente,Puerto) ('127.0.0.1', 37158) Dato recibido /|1043|147 Resultado 7Horainicio09:41:43Horafinal09:42:43tiempotranscurrido 60.0569608212</text:p>
          </table:table-cell>
          <table:table-cell table:number-columns-repeated="11"/>
          <table:table-cell office:value-type="string" calcext:value-type="string">
            <text:p>(Cliente,Puerto) ('127.0.0.1', 41302) Dato recibido /|1043|147 Resultado 7Horainicio09:44:04Horafinal09:45:04tiempotranscurrido 60.0587520599</text:p>
          </table:table-cell>
          <table:table-cell table:number-columns-repeated="12"/>
          <table:table-cell office:value-type="string" calcext:value-type="string">
            <text:p>(Cliente,Puerto) ('127.0.0.1', 34458) Dato recibido /|1043|147 Resultado 7Horainicio10:00:03Horafinal10:01:04tiempotranscurrido 60.44190597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96) Dato recibido /|1043|147 Resultado 7Horainicio09:32:14Horafinal09:33:14tiempotranscurrido 60.0662660599</text:p>
          </table:table-cell>
          <table:table-cell table:number-columns-repeated="11"/>
          <table:table-cell office:value-type="string" calcext:value-type="string">
            <text:p>(Cliente,Puerto) ('127.0.0.1', 33898) Dato recibido /|1043|147 Resultado 7Horainicio10:43:06Horafinal10:44:06tiempotranscurrido 60.0621271133</text:p>
          </table:table-cell>
          <table:table-cell table:number-columns-repeated="11"/>
          <table:table-cell office:value-type="string" calcext:value-type="string">
            <text:p>(Cliente,Puerto) ('127.0.0.1', 33432) Dato recibido /|1043|147 Resultado 7Horainicio10:00:03Horafinal10:01:04tiempotranscurrido 61.0056049824</text:p>
          </table:table-cell>
          <table:table-cell table:number-columns-repeated="12"/>
          <table:table-cell office:value-type="string" calcext:value-type="string">
            <text:p>(Cliente,Puerto) ('127.0.0.1', 37150) Dato recibido /|1043|147 Resultado 7Horainicio09:41:43Horafinal09:42:43tiempotranscurrido 60.0591599941</text:p>
          </table:table-cell>
          <table:table-cell table:number-columns-repeated="11"/>
          <table:table-cell office:value-type="string" calcext:value-type="string">
            <text:p>(Cliente,Puerto) ('127.0.0.1', 41304) Dato recibido /|1043|147 Resultado 7Horainicio09:44:04Horafinal09:45:04tiempotranscurrido 60.0583441257</text:p>
          </table:table-cell>
          <table:table-cell table:number-columns-repeated="12"/>
          <table:table-cell office:value-type="string" calcext:value-type="string">
            <text:p>(Cliente,Puerto) ('127.0.0.1', 33840) Dato recibido /|1043|147 Resultado 7Horainicio10:00:03Horafinal10:01:04tiempotranscurrido 60.74833416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88) Dato recibido /|1043|147 Resultado 7Horainicio09:32:14Horafinal09:33:14tiempotranscurrido 60.0720090866</text:p>
          </table:table-cell>
          <table:table-cell table:number-columns-repeated="11"/>
          <table:table-cell office:value-type="string" calcext:value-type="string">
            <text:p>(Cliente,Puerto) ('127.0.0.1', 33896) Dato recibido /|1043|147 Resultado 7Horainicio10:43:06Horafinal10:44:06tiempotranscurrido 60.0641460419</text:p>
          </table:table-cell>
          <table:table-cell table:number-columns-repeated="11"/>
          <table:table-cell office:value-type="string" calcext:value-type="string">
            <text:p>(Cliente,Puerto) ('127.0.0.1', 34348) Dato recibido /|1043|147 Resultado 7Horainicio10:00:03Horafinal10:01:04tiempotranscurrido 60.5078339577</text:p>
          </table:table-cell>
          <table:table-cell table:number-columns-repeated="12"/>
          <table:table-cell office:value-type="string" calcext:value-type="string">
            <text:p>(Cliente,Puerto) ('127.0.0.1', 37148) Dato recibido /|1043|147 Resultado 7Horainicio09:41:43Horafinal09:42:43tiempotranscurrido 60.0587210655</text:p>
          </table:table-cell>
          <table:table-cell table:number-columns-repeated="11"/>
          <table:table-cell office:value-type="string" calcext:value-type="string">
            <text:p>(Cliente,Puerto) ('127.0.0.1', 41334) Dato recibido /|1043|147 Resultado 7Horainicio09:44:04Horafinal09:45:04tiempotranscurrido 60.0584919453</text:p>
          </table:table-cell>
          <table:table-cell table:number-columns-repeated="12"/>
          <table:table-cell office:value-type="string" calcext:value-type="string">
            <text:p>(Cliente,Puerto) ('127.0.0.1', 34794) Dato recibido /|1043|147 Resultado 7Horainicio10:00:03Horafinal10:01:04tiempotranscurrido 60.31675291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54) Dato recibido /|1043|147 Resultado 7Horainicio09:32:14Horafinal09:33:14tiempotranscurrido 60.0854978561</text:p>
          </table:table-cell>
          <table:table-cell table:number-columns-repeated="11"/>
          <table:table-cell office:value-type="string" calcext:value-type="string">
            <text:p>(Cliente,Puerto) ('127.0.0.1', 33780) Dato recibido /|1043|147 Resultado 7Horainicio10:43:06Horafinal10:44:06tiempotranscurrido 60.012196064</text:p>
          </table:table-cell>
          <table:table-cell table:number-columns-repeated="11"/>
          <table:table-cell office:value-type="string" calcext:value-type="string">
            <text:p>(Cliente,Puerto) ('127.0.0.1', 32950) Dato recibido /|1043|147 Resultado 7Horainicio10:00:04Horafinal10:01:04tiempotranscurrido 60.1042830944</text:p>
          </table:table-cell>
          <table:table-cell table:number-columns-repeated="12"/>
          <table:table-cell office:value-type="string" calcext:value-type="string">
            <text:p>(Cliente,Puerto) ('127.0.0.1', 37156) Dato recibido /|1043|147 Resultado 7Horainicio09:41:43Horafinal09:42:43tiempotranscurrido 60.0575618744</text:p>
          </table:table-cell>
          <table:table-cell table:number-columns-repeated="11"/>
          <table:table-cell office:value-type="string" calcext:value-type="string">
            <text:p>(Cliente,Puerto) ('127.0.0.1', 41336) Dato recibido /|1043|147 Resultado 7Horainicio09:44:04Horafinal09:45:04tiempotranscurrido 60.0591850281</text:p>
          </table:table-cell>
          <table:table-cell table:number-columns-repeated="12"/>
          <table:table-cell office:value-type="string" calcext:value-type="string">
            <text:p>(Cliente,Puerto) ('127.0.0.1', 33432) Dato recibido /|1043|147 Resultado 7Horainicio10:00:03Horafinal10:01:04tiempotranscurrido 61.00560498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86) Dato recibido /|1043|147 Resultado 7Horainicio09:32:14Horafinal09:33:14tiempotranscurrido 60.0699398518</text:p>
          </table:table-cell>
          <table:table-cell table:number-columns-repeated="11"/>
          <table:table-cell office:value-type="string" calcext:value-type="string">
            <text:p>(Cliente,Puerto) ('127.0.0.1', 33750) Dato recibido /|1043|147 Resultado 7Horainicio10:43:06Horafinal10:44:06tiempotranscurrido 60.031979084</text:p>
          </table:table-cell>
          <table:table-cell table:number-columns-repeated="11"/>
          <table:table-cell office:value-type="string" calcext:value-type="string">
            <text:p>(Cliente,Puerto) ('127.0.0.1', 33348) Dato recibido /|1043|147 Resultado 7Horainicio10:00:03Horafinal10:01:04tiempotranscurrido 61.0666930676</text:p>
          </table:table-cell>
          <table:table-cell table:number-columns-repeated="12"/>
          <table:table-cell office:value-type="string" calcext:value-type="string">
            <text:p>(Cliente,Puerto) ('127.0.0.1', 37138) Dato recibido /|1043|147 Resultado 7Horainicio09:41:43Horafinal09:42:43tiempotranscurrido 60.0606081486</text:p>
          </table:table-cell>
          <table:table-cell table:number-columns-repeated="11"/>
          <table:table-cell office:value-type="string" calcext:value-type="string">
            <text:p>(Cliente,Puerto) ('127.0.0.1', 41310) Dato recibido /|1043|147 Resultado 7Horainicio09:44:04Horafinal09:45:04tiempotranscurrido 60.0617389679</text:p>
          </table:table-cell>
          <table:table-cell table:number-columns-repeated="12"/>
          <table:table-cell office:value-type="string" calcext:value-type="string">
            <text:p>(Cliente,Puerto) ('127.0.0.1', 34348) Dato recibido /|1043|147 Resultado 7Horainicio10:00:03Horafinal10:01:04tiempotranscurrido 60.507833957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48) Dato recibido /|1043|147 Resultado 7Horainicio09:32:14Horafinal09:33:14tiempotranscurrido 60.0889770985</text:p>
          </table:table-cell>
          <table:table-cell table:number-columns-repeated="11"/>
          <table:table-cell office:value-type="string" calcext:value-type="string">
            <text:p>(Cliente,Puerto) ('127.0.0.1', 33708) Dato recibido /|1043|147 Resultado 7Horainicio10:43:06Horafinal10:44:06tiempotranscurrido 60.031083107</text:p>
          </table:table-cell>
          <table:table-cell table:number-columns-repeated="11"/>
          <table:table-cell office:value-type="string" calcext:value-type="string">
            <text:p>(Cliente,Puerto) ('127.0.0.1', 33882) Dato recibido /|1043|147 Resultado 7Horainicio10:00:03Horafinal10:01:04tiempotranscurrido 60.6771459579</text:p>
          </table:table-cell>
          <table:table-cell table:number-columns-repeated="12"/>
          <table:table-cell office:value-type="string" calcext:value-type="string">
            <text:p>(Cliente,Puerto) ('127.0.0.1', 37146) Dato recibido /|1043|147 Resultado 7Horainicio09:41:43Horafinal09:42:43tiempotranscurrido 60.0592288971</text:p>
          </table:table-cell>
          <table:table-cell table:number-columns-repeated="11"/>
          <table:table-cell office:value-type="string" calcext:value-type="string">
            <text:p>(Cliente,Puerto) ('127.0.0.1', 41356) Dato recibido /|1043|147 Resultado 7Horainicio09:44:04Horafinal09:45:04tiempotranscurrido 60.0580539703</text:p>
          </table:table-cell>
          <table:table-cell table:number-columns-repeated="12"/>
          <table:table-cell office:value-type="string" calcext:value-type="string">
            <text:p>(Cliente,Puerto) ('127.0.0.1', 32950) Dato recibido /|1043|147 Resultado 7Horainicio10:00:04Horafinal10:01:04tiempotranscurrido 60.104283094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92) Dato recibido /|1043|147 Resultado 7Horainicio09:32:14Horafinal09:33:14tiempotranscurrido 60.0705039501</text:p>
          </table:table-cell>
          <table:table-cell table:number-columns-repeated="11"/>
          <table:table-cell office:value-type="string" calcext:value-type="string">
            <text:p>(Cliente,Puerto) ('127.0.0.1', 33694) Dato recibido /|1043|147 Resultado 7Horainicio10:43:06Horafinal10:44:06tiempotranscurrido 60.0620570183</text:p>
          </table:table-cell>
          <table:table-cell table:number-columns-repeated="11"/>
          <table:table-cell office:value-type="string" calcext:value-type="string">
            <text:p>(Cliente,Puerto) ('127.0.0.1', 33156) Dato recibido /|1043|147 Resultado 7Horainicio10:00:04Horafinal10:01:04tiempotranscurrido 60.0700669289</text:p>
          </table:table-cell>
          <table:table-cell table:number-columns-repeated="12"/>
          <table:table-cell office:value-type="string" calcext:value-type="string">
            <text:p>(Cliente,Puerto) ('127.0.0.1', 37142) Dato recibido /|1043|147 Resultado 7Horainicio09:41:43Horafinal09:42:43tiempotranscurrido 60.059784174</text:p>
          </table:table-cell>
          <table:table-cell table:number-columns-repeated="11"/>
          <table:table-cell office:value-type="string" calcext:value-type="string">
            <text:p>(Cliente,Puerto) ('127.0.0.1', 41366) Dato recibido /|1043|147 Resultado 7Horainicio09:44:04Horafinal09:45:04tiempotranscurrido 60.0607838631</text:p>
          </table:table-cell>
          <table:table-cell table:number-columns-repeated="12"/>
          <table:table-cell office:value-type="string" calcext:value-type="string">
            <text:p>(Cliente,Puerto) ('127.0.0.1', 33348) Dato recibido /|1043|147 Resultado 7Horainicio10:00:03Horafinal10:01:04tiempotranscurrido 61.06669306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84) Dato recibido /|1043|147 Resultado 7Horainicio09:32:14Horafinal09:33:14tiempotranscurrido 60.0183048248</text:p>
          </table:table-cell>
          <table:table-cell table:number-columns-repeated="11"/>
          <table:table-cell office:value-type="string" calcext:value-type="string">
            <text:p>(Cliente,Puerto) ('127.0.0.1', 33734) Dato recibido /|1043|147 Resultado 7Horainicio10:43:06Horafinal10:44:06tiempotranscurrido 60.0410730839</text:p>
          </table:table-cell>
          <table:table-cell table:number-columns-repeated="11"/>
          <table:table-cell office:value-type="string" calcext:value-type="string">
            <text:p>(Cliente,Puerto) ('127.0.0.1', 34494) Dato recibido /|1043|147 Resultado 7Horainicio10:00:03Horafinal10:01:04tiempotranscurrido 60.4138731956</text:p>
          </table:table-cell>
          <table:table-cell table:number-columns-repeated="12"/>
          <table:table-cell office:value-type="string" calcext:value-type="string">
            <text:p>(Cliente,Puerto) ('127.0.0.1', 37154) Dato recibido /|1043|147 Resultado 7Horainicio09:41:43Horafinal09:42:43tiempotranscurrido 60.0588929653</text:p>
          </table:table-cell>
          <table:table-cell table:number-columns-repeated="11"/>
          <table:table-cell office:value-type="string" calcext:value-type="string">
            <text:p>(Cliente,Puerto) ('127.0.0.1', 41352) Dato recibido /|1043|147 Resultado 7Horainicio09:44:04Horafinal09:45:04tiempotranscurrido 60.0587341785</text:p>
          </table:table-cell>
          <table:table-cell table:number-columns-repeated="12"/>
          <table:table-cell office:value-type="string" calcext:value-type="string">
            <text:p>(Cliente,Puerto) ('127.0.0.1', 33882) Dato recibido /|1043|147 Resultado 7Horainicio10:00:03Horafinal10:01:04tiempotranscurrido 60.677145957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62) Dato recibido /|1043|147 Resultado 7Horainicio09:32:14Horafinal09:33:14tiempotranscurrido 60.083343029</text:p>
          </table:table-cell>
          <table:table-cell table:number-columns-repeated="11"/>
          <table:table-cell office:value-type="string" calcext:value-type="string">
            <text:p>(Cliente,Puerto) ('127.0.0.1', 33696) Dato recibido /|1043|147 Resultado 7Horainicio10:43:06Horafinal10:44:06tiempotranscurrido 60.0360708237</text:p>
          </table:table-cell>
          <table:table-cell table:number-columns-repeated="11"/>
          <table:table-cell office:value-type="string" calcext:value-type="string">
            <text:p>(Cliente,Puerto) ('127.0.0.1', 34872) Dato recibido /|1043|147 Resultado 7Horainicio10:00:04Horafinal10:01:04tiempotranscurrido 60.2740569115</text:p>
          </table:table-cell>
          <table:table-cell table:number-columns-repeated="12"/>
          <table:table-cell office:value-type="string" calcext:value-type="string">
            <text:p>(Cliente,Puerto) ('127.0.0.1', 37166) Dato recibido /|1043|147 Resultado 7Horainicio09:41:43Horafinal09:42:43tiempotranscurrido 60.0585501194</text:p>
          </table:table-cell>
          <table:table-cell table:number-columns-repeated="11"/>
          <table:table-cell office:value-type="string" calcext:value-type="string">
            <text:p>(Cliente,Puerto) ('127.0.0.1', 41342) Dato recibido /|1043|147 Resultado 7Horainicio09:44:04Horafinal09:45:04tiempotranscurrido 60.0607581139</text:p>
          </table:table-cell>
          <table:table-cell table:number-columns-repeated="12"/>
          <table:table-cell office:value-type="string" calcext:value-type="string">
            <text:p>(Cliente,Puerto) ('127.0.0.1', 33156) Dato recibido /|1043|147 Resultado 7Horainicio10:00:04Horafinal10:01:04tiempotranscurrido 60.07006692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74) Dato recibido /|1043|147 Resultado 7Horainicio09:32:14Horafinal09:33:14tiempotranscurrido 60.0764629841</text:p>
          </table:table-cell>
          <table:table-cell table:number-columns-repeated="11"/>
          <table:table-cell office:value-type="string" calcext:value-type="string">
            <text:p>(Cliente,Puerto) ('127.0.0.1', 33704) Dato recibido /|1043|147 Resultado 7Horainicio10:43:06Horafinal10:44:06tiempotranscurrido 60.0327670574</text:p>
          </table:table-cell>
          <table:table-cell table:number-columns-repeated="11"/>
          <table:table-cell office:value-type="string" calcext:value-type="string">
            <text:p>(Cliente,Puerto) ('127.0.0.1', 32974) Dato recibido /|1043|147 Resultado 7Horainicio10:00:04Horafinal10:01:04tiempotranscurrido 60.1763370037</text:p>
          </table:table-cell>
          <table:table-cell table:number-columns-repeated="12"/>
          <table:table-cell office:value-type="string" calcext:value-type="string">
            <text:p>(Cliente,Puerto) ('127.0.0.1', 37170) Dato recibido /|1043|147 Resultado 7Horainicio09:41:43Horafinal09:42:43tiempotranscurrido 60.0579409599</text:p>
          </table:table-cell>
          <table:table-cell table:number-columns-repeated="11"/>
          <table:table-cell office:value-type="string" calcext:value-type="string">
            <text:p>(Cliente,Puerto) ('127.0.0.1', 41354) Dato recibido /|1043|147 Resultado 7Horainicio09:44:04Horafinal09:45:04tiempotranscurrido 60.0584499836</text:p>
          </table:table-cell>
          <table:table-cell table:number-columns-repeated="12"/>
          <table:table-cell office:value-type="string" calcext:value-type="string">
            <text:p>(Cliente,Puerto) ('127.0.0.1', 34494) Dato recibido /|1043|147 Resultado 7Horainicio10:00:03Horafinal10:01:04tiempotranscurrido 60.413873195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24) Dato recibido /|1043|147 Resultado 7Horainicio09:32:14Horafinal09:33:14tiempotranscurrido 60.0664229393</text:p>
          </table:table-cell>
          <table:table-cell table:number-columns-repeated="11"/>
          <table:table-cell office:value-type="string" calcext:value-type="string">
            <text:p>(Cliente,Puerto) ('127.0.0.1', 33866) Dato recibido /|1043|147 Resultado 7Horainicio10:43:06Horafinal10:44:06tiempotranscurrido 60.060598135</text:p>
          </table:table-cell>
          <table:table-cell table:number-columns-repeated="11"/>
          <table:table-cell office:value-type="string" calcext:value-type="string">
            <text:p>(Cliente,Puerto) ('127.0.0.1', 34430) Dato recibido /|1043|147 Resultado 7Horainicio10:00:03Horafinal10:01:04tiempotranscurrido 60.4484429359</text:p>
          </table:table-cell>
          <table:table-cell table:number-columns-repeated="12"/>
          <table:table-cell office:value-type="string" calcext:value-type="string">
            <text:p>(Cliente,Puerto) ('127.0.0.1', 37160) Dato recibido /|1043|147 Resultado 7Horainicio09:41:43Horafinal09:42:43tiempotranscurrido 60.0600578785</text:p>
          </table:table-cell>
          <table:table-cell table:number-columns-repeated="11"/>
          <table:table-cell office:value-type="string" calcext:value-type="string">
            <text:p>(Cliente,Puerto) ('127.0.0.1', 41346) Dato recibido /|1043|147 Resultado 7Horainicio09:44:04Horafinal09:45:04tiempotranscurrido 60.0596899986</text:p>
          </table:table-cell>
          <table:table-cell table:number-columns-repeated="12"/>
          <table:table-cell office:value-type="string" calcext:value-type="string">
            <text:p>(Cliente,Puerto) ('127.0.0.1', 34872) Dato recibido /|1043|147 Resultado 7Horainicio10:00:04Horafinal10:01:04tiempotranscurrido 60.274056911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16) Dato recibido /|1043|147 Resultado 7Horainicio09:32:14Horafinal09:33:14tiempotranscurrido 60.052863121</text:p>
          </table:table-cell>
          <table:table-cell table:number-columns-repeated="11"/>
          <table:table-cell office:value-type="string" calcext:value-type="string">
            <text:p>(Cliente,Puerto) ('127.0.0.1', 33712) Dato recibido /|1043|147 Resultado 7Horainicio10:43:06Horafinal10:44:06tiempotranscurrido 60.0294117928</text:p>
          </table:table-cell>
          <table:table-cell table:number-columns-repeated="11"/>
          <table:table-cell office:value-type="string" calcext:value-type="string">
            <text:p>(Cliente,Puerto) ('127.0.0.1', 33036) Dato recibido /|1043|147 Resultado 7Horainicio10:00:04Horafinal10:01:04tiempotranscurrido 60.0897541046</text:p>
          </table:table-cell>
          <table:table-cell table:number-columns-repeated="12"/>
          <table:table-cell office:value-type="string" calcext:value-type="string">
            <text:p>(Cliente,Puerto) ('127.0.0.1', 37164) Dato recibido /|1043|147 Resultado 7Horainicio09:41:43Horafinal09:42:43tiempotranscurrido 60.0594270229</text:p>
          </table:table-cell>
          <table:table-cell table:number-columns-repeated="11"/>
          <table:table-cell office:value-type="string" calcext:value-type="string">
            <text:p>(Cliente,Puerto) ('127.0.0.1', 41328) Dato recibido /|1043|147 Resultado 7Horainicio09:44:04Horafinal09:45:04tiempotranscurrido 60.0649559498</text:p>
          </table:table-cell>
          <table:table-cell table:number-columns-repeated="12"/>
          <table:table-cell office:value-type="string" calcext:value-type="string">
            <text:p>(Cliente,Puerto) ('127.0.0.1', 32974) Dato recibido /|1043|147 Resultado 7Horainicio10:00:04Horafinal10:01:04tiempotranscurrido 60.17633700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34) Dato recibido /|1043|147 Resultado 7Horainicio09:32:14Horafinal09:33:14tiempotranscurrido 60.0954670906</text:p>
          </table:table-cell>
          <table:table-cell table:number-columns-repeated="11"/>
          <table:table-cell office:value-type="string" calcext:value-type="string">
            <text:p>(Cliente,Puerto) ('127.0.0.1', 33860) Dato recibido /|1043|147 Resultado 7Horainicio10:43:06Horafinal10:44:06tiempotranscurrido 60.0547449589</text:p>
          </table:table-cell>
          <table:table-cell table:number-columns-repeated="11"/>
          <table:table-cell office:value-type="string" calcext:value-type="string">
            <text:p>(Cliente,Puerto) ('127.0.0.1', 34374) Dato recibido /|1043|147 Resultado 7Horainicio10:00:03Horafinal10:01:04tiempotranscurrido 60.4849801064</text:p>
          </table:table-cell>
          <table:table-cell table:number-columns-repeated="12"/>
          <table:table-cell office:value-type="string" calcext:value-type="string">
            <text:p>(Cliente,Puerto) ('127.0.0.1', 37174) Dato recibido /|1043|147 Resultado 7Horainicio09:41:43Horafinal09:42:43tiempotranscurrido 60.057505846</text:p>
          </table:table-cell>
          <table:table-cell table:number-columns-repeated="11"/>
          <table:table-cell office:value-type="string" calcext:value-type="string">
            <text:p>(Cliente,Puerto) ('127.0.0.1', 41360) Dato recibido /|1043|147 Resultado 7Horainicio09:44:04Horafinal09:45:04tiempotranscurrido 60.0611290932</text:p>
          </table:table-cell>
          <table:table-cell table:number-columns-repeated="12"/>
          <table:table-cell office:value-type="string" calcext:value-type="string">
            <text:p>(Cliente,Puerto) ('127.0.0.1', 34430) Dato recibido /|1043|147 Resultado 7Horainicio10:00:03Horafinal10:01:04tiempotranscurrido 60.448442935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70) Dato recibido /|1043|147 Resultado 7Horainicio09:32:14Horafinal09:33:14tiempotranscurrido 60.0275371075</text:p>
          </table:table-cell>
          <table:table-cell table:number-columns-repeated="11"/>
          <table:table-cell office:value-type="string" calcext:value-type="string">
            <text:p>(Cliente,Puerto) ('127.0.0.1', 33868) Dato recibido /|1043|147 Resultado 7Horainicio10:43:06Horafinal10:44:06tiempotranscurrido 60.0626380444</text:p>
          </table:table-cell>
          <table:table-cell table:number-columns-repeated="11"/>
          <table:table-cell office:value-type="string" calcext:value-type="string">
            <text:p>(Cliente,Puerto) ('127.0.0.1', 33608) Dato recibido /|1043|147 Resultado 7Horainicio10:00:03Horafinal10:01:04tiempotranscurrido 60.9033069611</text:p>
          </table:table-cell>
          <table:table-cell table:number-columns-repeated="12"/>
          <table:table-cell office:value-type="string" calcext:value-type="string">
            <text:p>(Cliente,Puerto) ('127.0.0.1', 37162) Dato recibido /|1043|147 Resultado 7Horainicio09:41:43Horafinal09:42:43tiempotranscurrido 60.0598449707</text:p>
          </table:table-cell>
          <table:table-cell table:number-columns-repeated="11"/>
          <table:table-cell office:value-type="string" calcext:value-type="string">
            <text:p>(Cliente,Puerto) ('127.0.0.1', 41368) Dato recibido /|1043|147 Resultado 7Horainicio09:44:04Horafinal09:45:04tiempotranscurrido 60.0599238873</text:p>
          </table:table-cell>
          <table:table-cell table:number-columns-repeated="12"/>
          <table:table-cell office:value-type="string" calcext:value-type="string">
            <text:p>(Cliente,Puerto) ('127.0.0.1', 33036) Dato recibido /|1043|147 Resultado 7Horainicio10:00:04Horafinal10:01:04tiempotranscurrido 60.08975410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66) Dato recibido /|1043|147 Resultado 7Horainicio09:32:14Horafinal09:33:14tiempotranscurrido 60.0313410759</text:p>
          </table:table-cell>
          <table:table-cell table:number-columns-repeated="11"/>
          <table:table-cell office:value-type="string" calcext:value-type="string">
            <text:p>(Cliente,Puerto) ('127.0.0.1', 33822) Dato recibido /|1043|147 Resultado 7Horainicio10:43:06Horafinal10:44:06tiempotranscurrido 60.0121028423</text:p>
          </table:table-cell>
          <table:table-cell table:number-columns-repeated="11"/>
          <table:table-cell office:value-type="string" calcext:value-type="string">
            <text:p>(Cliente,Puerto) ('127.0.0.1', 34166) Dato recibido /|1043|147 Resultado 7Horainicio10:00:03Horafinal10:01:04tiempotranscurrido 60.6023931503</text:p>
          </table:table-cell>
          <table:table-cell table:number-columns-repeated="12"/>
          <table:table-cell office:value-type="string" calcext:value-type="string">
            <text:p>(Cliente,Puerto) ('127.0.0.1', 37172) Dato recibido /|1043|147 Resultado 7Horainicio09:41:43Horafinal09:42:43tiempotranscurrido 60.0582830906</text:p>
          </table:table-cell>
          <table:table-cell table:number-columns-repeated="11"/>
          <table:table-cell office:value-type="string" calcext:value-type="string">
            <text:p>(Cliente,Puerto) ('127.0.0.1', 41372) Dato recibido /|1043|147 Resultado 7Horainicio09:44:04Horafinal09:45:04tiempotranscurrido 60.0591578484</text:p>
          </table:table-cell>
          <table:table-cell table:number-columns-repeated="12"/>
          <table:table-cell office:value-type="string" calcext:value-type="string">
            <text:p>(Cliente,Puerto) ('127.0.0.1', 34374) Dato recibido /|1043|147 Resultado 7Horainicio10:00:03Horafinal10:01:04tiempotranscurrido 60.484980106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68) Dato recibido /|1043|147 Resultado 7Horainicio09:32:14Horafinal09:33:14tiempotranscurrido 60.0814330578</text:p>
          </table:table-cell>
          <table:table-cell table:number-columns-repeated="11"/>
          <table:table-cell office:value-type="string" calcext:value-type="string">
            <text:p>(Cliente,Puerto) ('127.0.0.1', 33688) Dato recibido /|1043|147 Resultado 7Horainicio10:43:06Horafinal10:44:06tiempotranscurrido 60.0426709652</text:p>
          </table:table-cell>
          <table:table-cell table:number-columns-repeated="11"/>
          <table:table-cell office:value-type="string" calcext:value-type="string">
            <text:p>(Cliente,Puerto) ('127.0.0.1', 33628) Dato recibido /|1043|147 Resultado 7Horainicio10:00:03Horafinal10:01:04tiempotranscurrido 60.8899719715</text:p>
          </table:table-cell>
          <table:table-cell table:number-columns-repeated="12"/>
          <table:table-cell office:value-type="string" calcext:value-type="string">
            <text:p>(Cliente,Puerto) ('127.0.0.1', 37186) Dato recibido /|1043|147 Resultado 7Horainicio09:41:43Horafinal09:42:43tiempotranscurrido 60.0591080189</text:p>
          </table:table-cell>
          <table:table-cell table:number-columns-repeated="11"/>
          <table:table-cell office:value-type="string" calcext:value-type="string">
            <text:p>(Cliente,Puerto) ('127.0.0.1', 41364) Dato recibido /|1043|147 Resultado 7Horainicio09:44:04Horafinal09:45:04tiempotranscurrido 60.0606818199</text:p>
          </table:table-cell>
          <table:table-cell table:number-columns-repeated="12"/>
          <table:table-cell office:value-type="string" calcext:value-type="string">
            <text:p>(Cliente,Puerto) ('127.0.0.1', 33608) Dato recibido /|1043|147 Resultado 7Horainicio10:00:03Horafinal10:01:04tiempotranscurrido 60.903306961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06) Dato recibido /|1043|147 Resultado 7Horainicio09:32:14Horafinal09:33:14tiempotranscurrido 60.0596768856</text:p>
          </table:table-cell>
          <table:table-cell table:number-columns-repeated="11"/>
          <table:table-cell office:value-type="string" calcext:value-type="string">
            <text:p>(Cliente,Puerto) ('127.0.0.1', 33878) Dato recibido /|1043|147 Resultado 7Horainicio10:43:06Horafinal10:44:06tiempotranscurrido 60.062253952</text:p>
          </table:table-cell>
          <table:table-cell table:number-columns-repeated="11"/>
          <table:table-cell office:value-type="string" calcext:value-type="string">
            <text:p>(Cliente,Puerto) ('127.0.0.1', 34836) Dato recibido /|1043|147 Resultado 7Horainicio10:00:04Horafinal10:01:04tiempotranscurrido 60.0960609913</text:p>
          </table:table-cell>
          <table:table-cell table:number-columns-repeated="12"/>
          <table:table-cell office:value-type="string" calcext:value-type="string">
            <text:p>(Cliente,Puerto) ('127.0.0.1', 37182) Dato recibido /|1043|147 Resultado 7Horainicio09:41:43Horafinal09:42:43tiempotranscurrido 60.0598430634</text:p>
          </table:table-cell>
          <table:table-cell table:number-columns-repeated="11"/>
          <table:table-cell office:value-type="string" calcext:value-type="string">
            <text:p>(Cliente,Puerto) ('127.0.0.1', 41402) Dato recibido /|1043|147 Resultado 7Horainicio09:44:04Horafinal09:45:04tiempotranscurrido 60.0574297905</text:p>
          </table:table-cell>
          <table:table-cell table:number-columns-repeated="12"/>
          <table:table-cell office:value-type="string" calcext:value-type="string">
            <text:p>(Cliente,Puerto) ('127.0.0.1', 34166) Dato recibido /|1043|147 Resultado 7Horainicio10:00:03Horafinal10:01:04tiempotranscurrido 60.60239315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02) Dato recibido /|1043|147 Resultado 7Horainicio09:32:14Horafinal09:33:14tiempotranscurrido 60.0629589558</text:p>
          </table:table-cell>
          <table:table-cell table:number-columns-repeated="11"/>
          <table:table-cell office:value-type="string" calcext:value-type="string">
            <text:p>(Cliente,Puerto) ('127.0.0.1', 33840) Dato recibido /|1043|147 Resultado 7Horainicio10:43:06Horafinal10:44:06tiempotranscurrido 60.0353069305</text:p>
          </table:table-cell>
          <table:table-cell table:number-columns-repeated="11"/>
          <table:table-cell office:value-type="string" calcext:value-type="string">
            <text:p>(Cliente,Puerto) ('127.0.0.1', 33296) Dato recibido /|1043|147 Resultado 7Horainicio10:00:03Horafinal10:01:04tiempotranscurrido 61.1358430386</text:p>
          </table:table-cell>
          <table:table-cell table:number-columns-repeated="12"/>
          <table:table-cell office:value-type="string" calcext:value-type="string">
            <text:p>(Cliente,Puerto) ('127.0.0.1', 37178) Dato recibido /|1043|147 Resultado 7Horainicio09:41:43Horafinal09:42:43tiempotranscurrido 60.0612871647</text:p>
          </table:table-cell>
          <table:table-cell table:number-columns-repeated="11"/>
          <table:table-cell office:value-type="string" calcext:value-type="string">
            <text:p>(Cliente,Puerto) ('127.0.0.1', 41380) Dato recibido /|1043|147 Resultado 7Horainicio09:44:04Horafinal09:45:04tiempotranscurrido 60.0580890179</text:p>
          </table:table-cell>
          <table:table-cell table:number-columns-repeated="12"/>
          <table:table-cell office:value-type="string" calcext:value-type="string">
            <text:p>(Cliente,Puerto) ('127.0.0.1', 33628) Dato recibido /|1043|147 Resultado 7Horainicio10:00:03Horafinal10:01:04tiempotranscurrido 60.889971971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46) Dato recibido /|1043|147 Resultado 7Horainicio09:32:14Horafinal09:33:14tiempotranscurrido 60.0908720493</text:p>
          </table:table-cell>
          <table:table-cell table:number-columns-repeated="11"/>
          <table:table-cell office:value-type="string" calcext:value-type="string">
            <text:p>(Cliente,Puerto) ('127.0.0.1', 33736) Dato recibido /|1043|147 Resultado 7Horainicio10:43:06Horafinal10:44:06tiempotranscurrido 60.0149958134</text:p>
          </table:table-cell>
          <table:table-cell table:number-columns-repeated="11"/>
          <table:table-cell office:value-type="string" calcext:value-type="string">
            <text:p>(Cliente,Puerto) ('127.0.0.1', 34468) Dato recibido /|1043|147 Resultado 7Horainicio10:00:03Horafinal10:01:04tiempotranscurrido 60.4216630459</text:p>
          </table:table-cell>
          <table:table-cell table:number-columns-repeated="12"/>
          <table:table-cell office:value-type="string" calcext:value-type="string">
            <text:p>(Cliente,Puerto) ('127.0.0.1', 37194) Dato recibido /|1043|147 Resultado 7Horainicio09:41:43Horafinal09:42:43tiempotranscurrido 60.058560133</text:p>
          </table:table-cell>
          <table:table-cell table:number-columns-repeated="11"/>
          <table:table-cell office:value-type="string" calcext:value-type="string">
            <text:p>(Cliente,Puerto) ('127.0.0.1', 41382) Dato recibido /|1043|147 Resultado 7Horainicio09:44:04Horafinal09:45:04tiempotranscurrido 60.0579080582</text:p>
          </table:table-cell>
          <table:table-cell table:number-columns-repeated="12"/>
          <table:table-cell office:value-type="string" calcext:value-type="string">
            <text:p>(Cliente,Puerto) ('127.0.0.1', 34836) Dato recibido /|1043|147 Resultado 7Horainicio10:00:04Horafinal10:01:04tiempotranscurrido 60.096060991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36) Dato recibido /|1043|147 Resultado 7Horainicio09:32:14Horafinal09:33:14tiempotranscurrido 60.1262190342</text:p>
          </table:table-cell>
          <table:table-cell table:number-columns-repeated="11"/>
          <table:table-cell office:value-type="string" calcext:value-type="string">
            <text:p>(Cliente,Puerto) ('127.0.0.1', 33874) Dato recibido /|1043|147 Resultado 7Horainicio10:43:06Horafinal10:44:06tiempotranscurrido 60.0615899563</text:p>
          </table:table-cell>
          <table:table-cell table:number-columns-repeated="11"/>
          <table:table-cell office:value-type="string" calcext:value-type="string">
            <text:p>(Cliente,Puerto) ('127.0.0.1', 33304) Dato recibido /|1043|147 Resultado 7Horainicio10:00:03Horafinal10:01:04tiempotranscurrido 61.1201062202</text:p>
          </table:table-cell>
          <table:table-cell table:number-columns-repeated="12"/>
          <table:table-cell office:value-type="string" calcext:value-type="string">
            <text:p>(Cliente,Puerto) ('127.0.0.1', 37188) Dato recibido /|1043|147 Resultado 7Horainicio09:41:43Horafinal09:42:43tiempotranscurrido 60.0594780445</text:p>
          </table:table-cell>
          <table:table-cell table:number-columns-repeated="11"/>
          <table:table-cell office:value-type="string" calcext:value-type="string">
            <text:p>(Cliente,Puerto) ('127.0.0.1', 41406) Dato recibido /|1043|147 Resultado 7Horainicio09:44:04Horafinal09:45:04tiempotranscurrido 60.0613229275</text:p>
          </table:table-cell>
          <table:table-cell table:number-columns-repeated="12"/>
          <table:table-cell office:value-type="string" calcext:value-type="string">
            <text:p>(Cliente,Puerto) ('127.0.0.1', 33296) Dato recibido /|1043|147 Resultado 7Horainicio10:00:03Horafinal10:01:04tiempotranscurrido 61.135843038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50) Dato recibido /|1043|147 Resultado 7Horainicio09:32:14Horafinal09:33:14tiempotranscurrido 60.0887849331</text:p>
          </table:table-cell>
          <table:table-cell table:number-columns-repeated="11"/>
          <table:table-cell office:value-type="string" calcext:value-type="string">
            <text:p>(Cliente,Puerto) ('127.0.0.1', 33886) Dato recibido /|1043|147 Resultado 7Horainicio10:43:06Horafinal10:44:06tiempotranscurrido 60.0595440865</text:p>
          </table:table-cell>
          <table:table-cell table:number-columns-repeated="11"/>
          <table:table-cell office:value-type="string" calcext:value-type="string">
            <text:p>(Cliente,Puerto) ('127.0.0.1', 34428) Dato recibido /|1043|147 Resultado 7Horainicio10:00:03Horafinal10:01:04tiempotranscurrido 60.4557180405</text:p>
          </table:table-cell>
          <table:table-cell table:number-columns-repeated="12"/>
          <table:table-cell office:value-type="string" calcext:value-type="string">
            <text:p>(Cliente,Puerto) ('127.0.0.1', 37192) Dato recibido /|1043|147 Resultado 7Horainicio09:41:43Horafinal09:42:43tiempotranscurrido 60.0587739944</text:p>
          </table:table-cell>
          <table:table-cell table:number-columns-repeated="11"/>
          <table:table-cell office:value-type="string" calcext:value-type="string">
            <text:p>(Cliente,Puerto) ('127.0.0.1', 41374) Dato recibido /|1043|147 Resultado 7Horainicio09:44:04Horafinal09:45:04tiempotranscurrido 60.0594980717</text:p>
          </table:table-cell>
          <table:table-cell table:number-columns-repeated="12"/>
          <table:table-cell office:value-type="string" calcext:value-type="string">
            <text:p>(Cliente,Puerto) ('127.0.0.1', 34468) Dato recibido /|1043|147 Resultado 7Horainicio10:00:03Horafinal10:01:04tiempotranscurrido 60.421663045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44) Dato recibido /|1043|147 Resultado 7Horainicio09:32:14Horafinal09:33:14tiempotranscurrido 60.0926260948</text:p>
          </table:table-cell>
          <table:table-cell table:number-columns-repeated="11"/>
          <table:table-cell office:value-type="string" calcext:value-type="string">
            <text:p>(Cliente,Puerto) ('127.0.0.1', 33784) Dato recibido /|1043|147 Resultado 7Horainicio10:43:06Horafinal10:44:06tiempotranscurrido 60.0433638096</text:p>
          </table:table-cell>
          <table:table-cell table:number-columns-repeated="11"/>
          <table:table-cell office:value-type="string" calcext:value-type="string">
            <text:p>(Cliente,Puerto) ('127.0.0.1', 33258) Dato recibido /|1043|147 Resultado 7Horainicio10:00:03Horafinal10:01:04tiempotranscurrido 61.180175066</text:p>
          </table:table-cell>
          <table:table-cell table:number-columns-repeated="12"/>
          <table:table-cell office:value-type="string" calcext:value-type="string">
            <text:p>(Cliente,Puerto) ('127.0.0.1', 37190) Dato recibido /|1043|147 Resultado 7Horainicio09:41:43Horafinal09:42:43tiempotranscurrido 60.0598170757</text:p>
          </table:table-cell>
          <table:table-cell table:number-columns-repeated="11"/>
          <table:table-cell office:value-type="string" calcext:value-type="string">
            <text:p>(Cliente,Puerto) ('127.0.0.1', 41362) Dato recibido /|1043|147 Resultado 7Horainicio09:44:04Horafinal09:45:04tiempotranscurrido 60.0618729591</text:p>
          </table:table-cell>
          <table:table-cell table:number-columns-repeated="12"/>
          <table:table-cell office:value-type="string" calcext:value-type="string">
            <text:p>(Cliente,Puerto) ('127.0.0.1', 33304) Dato recibido /|1043|147 Resultado 7Horainicio10:00:03Horafinal10:01:04tiempotranscurrido 61.120106220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60) Dato recibido /|1043|147 Resultado 7Horainicio09:32:14Horafinal09:33:14tiempotranscurrido 60.0812399387</text:p>
          </table:table-cell>
          <table:table-cell table:number-columns-repeated="11"/>
          <table:table-cell office:value-type="string" calcext:value-type="string">
            <text:p>(Cliente,Puerto) ('127.0.0.1', 33738) Dato recibido /|1043|147 Resultado 7Horainicio10:43:06Horafinal10:44:06tiempotranscurrido 60.0387029648</text:p>
          </table:table-cell>
          <table:table-cell table:number-columns-repeated="11"/>
          <table:table-cell office:value-type="string" calcext:value-type="string">
            <text:p>(Cliente,Puerto) ('127.0.0.1', 33546) Dato recibido /|1043|147 Resultado 7Horainicio10:00:03Horafinal10:01:04tiempotranscurrido 60.9316530228</text:p>
          </table:table-cell>
          <table:table-cell table:number-columns-repeated="12"/>
          <table:table-cell office:value-type="string" calcext:value-type="string">
            <text:p>(Cliente,Puerto) ('127.0.0.1', 37184) Dato recibido /|1043|147 Resultado 7Horainicio09:41:43Horafinal09:42:43tiempotranscurrido 60.0607991219</text:p>
          </table:table-cell>
          <table:table-cell table:number-columns-repeated="11"/>
          <table:table-cell office:value-type="string" calcext:value-type="string">
            <text:p>(Cliente,Puerto) ('127.0.0.1', 41378) Dato recibido /|1043|147 Resultado 7Horainicio09:44:04Horafinal09:45:04tiempotranscurrido 60.058275938</text:p>
          </table:table-cell>
          <table:table-cell table:number-columns-repeated="12"/>
          <table:table-cell office:value-type="string" calcext:value-type="string">
            <text:p>(Cliente,Puerto) ('127.0.0.1', 34428) Dato recibido /|1043|147 Resultado 7Horainicio10:00:03Horafinal10:01:04tiempotranscurrido 60.455718040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72) Dato recibido /|1043|147 Resultado 7Horainicio09:32:14Horafinal09:33:14tiempotranscurrido 60.0264470577</text:p>
          </table:table-cell>
          <table:table-cell table:number-columns-repeated="11"/>
          <table:table-cell office:value-type="string" calcext:value-type="string">
            <text:p>(Cliente,Puerto) ('127.0.0.1', 33716) Dato recibido /|1043|147 Resultado 7Horainicio10:43:06Horafinal10:44:06tiempotranscurrido 60.0517230034</text:p>
          </table:table-cell>
          <table:table-cell table:number-columns-repeated="11"/>
          <table:table-cell office:value-type="string" calcext:value-type="string">
            <text:p>(Cliente,Puerto) ('127.0.0.1', 32958) Dato recibido /|1043|147 Resultado 7Horainicio10:00:04Horafinal10:01:04tiempotranscurrido 60.1144280434</text:p>
          </table:table-cell>
          <table:table-cell table:number-columns-repeated="12"/>
          <table:table-cell office:value-type="string" calcext:value-type="string">
            <text:p>(Cliente,Puerto) ('127.0.0.1', 37204) Dato recibido /|1043|147 Resultado 7Horainicio09:41:43Horafinal09:42:43tiempotranscurrido 60.0602371693</text:p>
          </table:table-cell>
          <table:table-cell table:number-columns-repeated="11"/>
          <table:table-cell office:value-type="string" calcext:value-type="string">
            <text:p>(Cliente,Puerto) ('127.0.0.1', 41400) Dato recibido /|1043|147 Resultado 7Horainicio09:44:04Horafinal09:45:04tiempotranscurrido 60.0586440563</text:p>
          </table:table-cell>
          <table:table-cell table:number-columns-repeated="12"/>
          <table:table-cell office:value-type="string" calcext:value-type="string">
            <text:p>(Cliente,Puerto) ('127.0.0.1', 33258) Dato recibido /|1043|147 Resultado 7Horainicio10:00:03Horafinal10:01:04tiempotranscurrido 61.1801750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58) Dato recibido /|1043|147 Resultado 7Horainicio09:32:14Horafinal09:33:14tiempotranscurrido 60.0822238922</text:p>
          </table:table-cell>
          <table:table-cell table:number-columns-repeated="11"/>
          <table:table-cell office:value-type="string" calcext:value-type="string">
            <text:p>(Cliente,Puerto) ('127.0.0.1', 33692) Dato recibido /|1043|147 Resultado 7Horainicio10:43:06Horafinal10:44:06tiempotranscurrido 60.0381290913</text:p>
          </table:table-cell>
          <table:table-cell table:number-columns-repeated="11"/>
          <table:table-cell office:value-type="string" calcext:value-type="string">
            <text:p>(Cliente,Puerto) ('127.0.0.1', 33874) Dato recibido /|1043|147 Resultado 7Horainicio10:00:03Horafinal10:01:04tiempotranscurrido 60.7026050091</text:p>
          </table:table-cell>
          <table:table-cell table:number-columns-repeated="12"/>
          <table:table-cell office:value-type="string" calcext:value-type="string">
            <text:p>(Cliente,Puerto) ('127.0.0.1', 37200) Dato recibido /|1043|147 Resultado 7Horainicio09:41:43Horafinal09:42:43tiempotranscurrido 60.0614829063</text:p>
          </table:table-cell>
          <table:table-cell table:number-columns-repeated="11"/>
          <table:table-cell office:value-type="string" calcext:value-type="string">
            <text:p>(Cliente,Puerto) ('127.0.0.1', 41394) Dato recibido /|1043|147 Resultado 7Horainicio09:44:04Horafinal09:45:04tiempotranscurrido 60.0596029758</text:p>
          </table:table-cell>
          <table:table-cell table:number-columns-repeated="12"/>
          <table:table-cell office:value-type="string" calcext:value-type="string">
            <text:p>(Cliente,Puerto) ('127.0.0.1', 33546) Dato recibido /|1043|147 Resultado 7Horainicio10:00:03Horafinal10:01:04tiempotranscurrido 60.931653022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34) Dato recibido /|1043|147 Resultado 7Horainicio09:32:14Horafinal09:33:14tiempotranscurrido 60.0387299061</text:p>
          </table:table-cell>
          <table:table-cell table:number-columns-repeated="11"/>
          <table:table-cell office:value-type="string" calcext:value-type="string">
            <text:p>(Cliente,Puerto) ('127.0.0.1', 33758) Dato recibido /|1043|147 Resultado 7Horainicio10:43:06Horafinal10:44:06tiempotranscurrido 60.0256540775</text:p>
          </table:table-cell>
          <table:table-cell table:number-columns-repeated="11"/>
          <table:table-cell office:value-type="string" calcext:value-type="string">
            <text:p>(Cliente,Puerto) ('127.0.0.1', 33790) Dato recibido /|1043|147 Resultado 7Horainicio10:00:03Horafinal10:01:04tiempotranscurrido 60.7846591473</text:p>
          </table:table-cell>
          <table:table-cell table:number-columns-repeated="12"/>
          <table:table-cell office:value-type="string" calcext:value-type="string">
            <text:p>(Cliente,Puerto) ('127.0.0.1', 37210) Dato recibido /|1043|147 Resultado 7Horainicio09:41:43Horafinal09:42:43tiempotranscurrido 60.0593631268</text:p>
          </table:table-cell>
          <table:table-cell table:number-columns-repeated="11"/>
          <table:table-cell office:value-type="string" calcext:value-type="string">
            <text:p>(Cliente,Puerto) ('127.0.0.1', 41398) Dato recibido /|1043|147 Resultado 7Horainicio09:44:04Horafinal09:45:04tiempotranscurrido 60.0590720177</text:p>
          </table:table-cell>
          <table:table-cell table:number-columns-repeated="12"/>
          <table:table-cell office:value-type="string" calcext:value-type="string">
            <text:p>(Cliente,Puerto) ('127.0.0.1', 32958) Dato recibido /|1043|147 Resultado 7Horainicio10:00:04Horafinal10:01:04tiempotranscurrido 60.11442804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42) Dato recibido /|1043|147 Resultado 7Horainicio09:32:14Horafinal09:33:14tiempotranscurrido 60.0932152271</text:p>
          </table:table-cell>
          <table:table-cell table:number-columns-repeated="11"/>
          <table:table-cell office:value-type="string" calcext:value-type="string">
            <text:p>(Cliente,Puerto) ('127.0.0.1', 33776) Dato recibido /|1043|147 Resultado 7Horainicio10:43:06Horafinal10:44:06tiempotranscurrido 60.0153961182</text:p>
          </table:table-cell>
          <table:table-cell table:number-columns-repeated="11"/>
          <table:table-cell office:value-type="string" calcext:value-type="string">
            <text:p>(Cliente,Puerto) ('127.0.0.1', 33002) Dato recibido /|1043|147 Resultado 7Horainicio10:00:04Horafinal10:01:04tiempotranscurrido 60.2639141083</text:p>
          </table:table-cell>
          <table:table-cell table:number-columns-repeated="12"/>
          <table:table-cell office:value-type="string" calcext:value-type="string">
            <text:p>(Cliente,Puerto) ('127.0.0.1', 37202) Dato recibido /|1043|147 Resultado 7Horainicio09:41:43Horafinal09:42:43tiempotranscurrido 60.0608720779</text:p>
          </table:table-cell>
          <table:table-cell table:number-columns-repeated="11"/>
          <table:table-cell office:value-type="string" calcext:value-type="string">
            <text:p>(Cliente,Puerto) ('127.0.0.1', 41392) Dato recibido /|1043|147 Resultado 7Horainicio09:44:04Horafinal09:45:04tiempotranscurrido 60.0600528717</text:p>
          </table:table-cell>
          <table:table-cell table:number-columns-repeated="12"/>
          <table:table-cell office:value-type="string" calcext:value-type="string">
            <text:p>(Cliente,Puerto) ('127.0.0.1', 33874) Dato recibido /|1043|147 Resultado 7Horainicio10:00:03Horafinal10:01:04tiempotranscurrido 60.702605009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752) Dato recibido /|1043|147 Resultado 7Horainicio09:32:14Horafinal09:33:14tiempotranscurrido 60.0879309177</text:p>
          </table:table-cell>
          <table:table-cell table:number-columns-repeated="11"/>
          <table:table-cell office:value-type="string" calcext:value-type="string">
            <text:p>(Cliente,Puerto) ('127.0.0.1', 33744) Dato recibido /|1043|147 Resultado 7Horainicio10:43:06Horafinal10:44:06tiempotranscurrido 60.0357129574</text:p>
          </table:table-cell>
          <table:table-cell table:number-columns-repeated="11"/>
          <table:table-cell office:value-type="string" calcext:value-type="string">
            <text:p>(Cliente,Puerto) ('127.0.0.1', 33862) Dato recibido /|1043|147 Resultado 7Horainicio10:00:03Horafinal10:01:04tiempotranscurrido 60.7336831093</text:p>
          </table:table-cell>
          <table:table-cell table:number-columns-repeated="12"/>
          <table:table-cell office:value-type="string" calcext:value-type="string">
            <text:p>(Cliente,Puerto) ('127.0.0.1', 37208) Dato recibido /|1043|147 Resultado 7Horainicio09:41:43Horafinal09:42:43tiempotranscurrido 60.0599927902</text:p>
          </table:table-cell>
          <table:table-cell table:number-columns-repeated="11"/>
          <table:table-cell office:value-type="string" calcext:value-type="string">
            <text:p>(Cliente,Puerto) ('127.0.0.1', 41404) Dato recibido /|1043|147 Resultado 7Horainicio09:44:04Horafinal09:45:04tiempotranscurrido 60.0598599911</text:p>
          </table:table-cell>
          <table:table-cell table:number-columns-repeated="12"/>
          <table:table-cell office:value-type="string" calcext:value-type="string">
            <text:p>(Cliente,Puerto) ('127.0.0.1', 33790) Dato recibido /|1043|147 Resultado 7Horainicio10:00:03Horafinal10:01:04tiempotranscurrido 60.78465914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76) Dato recibido /|1043|147 Resultado 7Horainicio09:32:14Horafinal09:33:14tiempotranscurrido 60.023225069</text:p>
          </table:table-cell>
          <table:table-cell table:number-columns-repeated="11"/>
          <table:table-cell office:value-type="string" calcext:value-type="string">
            <text:p>(Cliente,Puerto) ('127.0.0.1', 33752) Dato recibido /|1043|147 Resultado 7Horainicio10:43:06Horafinal10:44:06tiempotranscurrido 60.0637450218</text:p>
          </table:table-cell>
          <table:table-cell table:number-columns-repeated="11"/>
          <table:table-cell office:value-type="string" calcext:value-type="string">
            <text:p>(Cliente,Puerto) ('127.0.0.1', 33534) Dato recibido /|1043|147 Resultado 7Horainicio10:00:03Horafinal10:01:04tiempotranscurrido 60.9344329834</text:p>
          </table:table-cell>
          <table:table-cell table:number-columns-repeated="12"/>
          <table:table-cell office:value-type="string" calcext:value-type="string">
            <text:p>(Cliente,Puerto) ('127.0.0.1', 37216) Dato recibido /|1043|147 Resultado 7Horainicio09:41:43Horafinal09:42:43tiempotranscurrido 60.0589721203</text:p>
          </table:table-cell>
          <table:table-cell table:number-columns-repeated="11"/>
          <table:table-cell office:value-type="string" calcext:value-type="string">
            <text:p>(Cliente,Puerto) ('127.0.0.1', 41386) Dato recibido /|1043|147 Resultado 7Horainicio09:44:04Horafinal09:45:04tiempotranscurrido 60.063131094</text:p>
          </table:table-cell>
          <table:table-cell table:number-columns-repeated="12"/>
          <table:table-cell office:value-type="string" calcext:value-type="string">
            <text:p>(Cliente,Puerto) ('127.0.0.1', 33002) Dato recibido /|1043|147 Resultado 7Horainicio10:00:04Horafinal10:01:04tiempotranscurrido 60.263914108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82) Dato recibido /|1043|147 Resultado 7Horainicio09:32:14Horafinal09:33:14tiempotranscurrido 60.0617229939</text:p>
          </table:table-cell>
          <table:table-cell table:number-columns-repeated="11"/>
          <table:table-cell office:value-type="string" calcext:value-type="string">
            <text:p>(Cliente,Puerto) ('127.0.0.1', 33864) Dato recibido /|1043|147 Resultado 7Horainicio10:43:06Horafinal10:44:06tiempotranscurrido 60.0624110699</text:p>
          </table:table-cell>
          <table:table-cell table:number-columns-repeated="11"/>
          <table:table-cell office:value-type="string" calcext:value-type="string">
            <text:p>(Cliente,Puerto) ('127.0.0.1', 33094) Dato recibido /|1043|147 Resultado 7Horainicio10:00:02Horafinal10:01:04tiempotranscurrido 61.3003308773</text:p>
          </table:table-cell>
          <table:table-cell table:number-columns-repeated="12"/>
          <table:table-cell office:value-type="string" calcext:value-type="string">
            <text:p>(Cliente,Puerto) ('127.0.0.1', 37220) Dato recibido /|1043|147 Resultado 7Horainicio09:41:43Horafinal09:42:43tiempotranscurrido 60.0597081184</text:p>
          </table:table-cell>
          <table:table-cell table:number-columns-repeated="11"/>
          <table:table-cell office:value-type="string" calcext:value-type="string">
            <text:p>(Cliente,Puerto) ('127.0.0.1', 41388) Dato recibido /|1043|147 Resultado 7Horainicio09:44:04Horafinal09:45:04tiempotranscurrido 60.0630300045</text:p>
          </table:table-cell>
          <table:table-cell table:number-columns-repeated="12"/>
          <table:table-cell office:value-type="string" calcext:value-type="string">
            <text:p>(Cliente,Puerto) ('127.0.0.1', 33862) Dato recibido /|1043|147 Resultado 7Horainicio10:00:03Horafinal10:01:04tiempotranscurrido 60.73368310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86) Dato recibido /|1043|147 Resultado 7Horainicio09:32:14Horafinal09:33:14tiempotranscurrido 60.0629971027</text:p>
          </table:table-cell>
          <table:table-cell table:number-columns-repeated="11"/>
          <table:table-cell office:value-type="string" calcext:value-type="string">
            <text:p>(Cliente,Puerto) ('127.0.0.1', 33830) Dato recibido /|1043|147 Resultado 7Horainicio10:43:06Horafinal10:44:06tiempotranscurrido 60.0033290386</text:p>
          </table:table-cell>
          <table:table-cell table:number-columns-repeated="11"/>
          <table:table-cell office:value-type="string" calcext:value-type="string">
            <text:p>(Cliente,Puerto) ('127.0.0.1', 33340) Dato recibido /|1043|147 Resultado 7Horainicio10:00:03Horafinal10:01:04tiempotranscurrido 61.0768270493</text:p>
          </table:table-cell>
          <table:table-cell table:number-columns-repeated="12"/>
          <table:table-cell office:value-type="string" calcext:value-type="string">
            <text:p>(Cliente,Puerto) ('127.0.0.1', 37214) Dato recibido /|1043|147 Resultado 7Horainicio09:41:43Horafinal09:42:43tiempotranscurrido 60.0586268902</text:p>
          </table:table-cell>
          <table:table-cell table:number-columns-repeated="11"/>
          <table:table-cell office:value-type="string" calcext:value-type="string">
            <text:p>(Cliente,Puerto) ('127.0.0.1', 41298) Dato recibido /|1043|147 Resultado 7Horainicio09:44:04Horafinal09:45:04tiempotranscurrido 60.0598640442</text:p>
          </table:table-cell>
          <table:table-cell table:number-columns-repeated="12"/>
          <table:table-cell office:value-type="string" calcext:value-type="string">
            <text:p>(Cliente,Puerto) ('127.0.0.1', 33534) Dato recibido /|1043|147 Resultado 7Horainicio10:00:03Horafinal10:01:04tiempotranscurrido 60.93443298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92) Dato recibido /|1043|147 Resultado 7Horainicio09:32:14Horafinal09:33:14tiempotranscurrido 60.0653610229</text:p>
          </table:table-cell>
          <table:table-cell table:number-columns-repeated="11"/>
          <table:table-cell office:value-type="string" calcext:value-type="string">
            <text:p>(Cliente,Puerto) ('127.0.0.1', 33792) Dato recibido /|1043|147 Resultado 7Horainicio10:43:06Horafinal10:44:06tiempotranscurrido 60.0376040936</text:p>
          </table:table-cell>
          <table:table-cell table:number-columns-repeated="11"/>
          <table:table-cell office:value-type="string" calcext:value-type="string">
            <text:p>(Cliente,Puerto) ('127.0.0.1', 33752) Dato recibido /|1043|147 Resultado 7Horainicio10:00:03Horafinal10:01:04tiempotranscurrido 60.7972991467</text:p>
          </table:table-cell>
          <table:table-cell table:number-columns-repeated="12"/>
          <table:table-cell office:value-type="string" calcext:value-type="string">
            <text:p>(Cliente,Puerto) ('127.0.0.1', 37212) Dato recibido /|1043|147 Resultado 7Horainicio09:41:43Horafinal09:42:43tiempotranscurrido 60.060461998</text:p>
          </table:table-cell>
          <table:table-cell table:number-columns-repeated="11"/>
          <table:table-cell office:value-type="string" calcext:value-type="string">
            <text:p>(Cliente,Puerto) ('127.0.0.1', 41436) Dato recibido /|1043|147 Resultado 7Horainicio09:44:04Horafinal09:45:04tiempotranscurrido 60.0601990223</text:p>
          </table:table-cell>
          <table:table-cell table:number-columns-repeated="12"/>
          <table:table-cell office:value-type="string" calcext:value-type="string">
            <text:p>(Cliente,Puerto) ('127.0.0.1', 33094) Dato recibido /|1043|147 Resultado 7Horainicio10:00:02Horafinal10:01:04tiempotranscurrido 61.30033087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94) Dato recibido /|1043|147 Resultado 7Horainicio09:32:14Horafinal09:33:14tiempotranscurrido 60.0642638206</text:p>
          </table:table-cell>
          <table:table-cell table:number-columns-repeated="11"/>
          <table:table-cell office:value-type="string" calcext:value-type="string">
            <text:p>(Cliente,Puerto) ('127.0.0.1', 33804) Dato recibido /|1043|147 Resultado 7Horainicio10:43:06Horafinal10:44:06tiempotranscurrido 60.0262899399</text:p>
          </table:table-cell>
          <table:table-cell table:number-columns-repeated="11"/>
          <table:table-cell office:value-type="string" calcext:value-type="string">
            <text:p>(Cliente,Puerto) ('127.0.0.1', 33454) Dato recibido /|1043|147 Resultado 7Horainicio10:00:03Horafinal10:01:04tiempotranscurrido 60.9854030609</text:p>
          </table:table-cell>
          <table:table-cell table:number-columns-repeated="12"/>
          <table:table-cell office:value-type="string" calcext:value-type="string">
            <text:p>(Cliente,Puerto) ('127.0.0.1', 37232) Dato recibido /|1043|147 Resultado 7Horainicio09:41:43Horafinal09:42:43tiempotranscurrido 60.0592489243</text:p>
          </table:table-cell>
          <table:table-cell table:number-columns-repeated="11"/>
          <table:table-cell office:value-type="string" calcext:value-type="string">
            <text:p>(Cliente,Puerto) ('127.0.0.1', 41414) Dato recibido /|1043|147 Resultado 7Horainicio09:44:04Horafinal09:45:04tiempotranscurrido 60.0602889061</text:p>
          </table:table-cell>
          <table:table-cell table:number-columns-repeated="12"/>
          <table:table-cell office:value-type="string" calcext:value-type="string">
            <text:p>(Cliente,Puerto) ('127.0.0.1', 33340) Dato recibido /|1043|147 Resultado 7Horainicio10:00:03Horafinal10:01:04tiempotranscurrido 61.07682704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12) Dato recibido /|1043|147 Resultado 7Horainicio09:32:14Horafinal09:33:14tiempotranscurrido 60.0616838932</text:p>
          </table:table-cell>
          <table:table-cell table:number-columns-repeated="11"/>
          <table:table-cell office:value-type="string" calcext:value-type="string">
            <text:p>(Cliente,Puerto) ('127.0.0.1', 33760) Dato recibido /|1043|147 Resultado 7Horainicio10:43:06Horafinal10:44:06tiempotranscurrido 60.0247671604</text:p>
          </table:table-cell>
          <table:table-cell table:number-columns-repeated="11"/>
          <table:table-cell office:value-type="string" calcext:value-type="string">
            <text:p>(Cliente,Puerto) ('127.0.0.1', 33128) Dato recibido /|1043|147 Resultado 7Horainicio10:00:04Horafinal10:01:04tiempotranscurrido 60.0708999634</text:p>
          </table:table-cell>
          <table:table-cell table:number-columns-repeated="12"/>
          <table:table-cell office:value-type="string" calcext:value-type="string">
            <text:p>(Cliente,Puerto) ('127.0.0.1', 37226) Dato recibido /|1043|147 Resultado 7Horainicio09:41:43Horafinal09:42:43tiempotranscurrido 60.0603349209</text:p>
          </table:table-cell>
          <table:table-cell table:number-columns-repeated="11"/>
          <table:table-cell office:value-type="string" calcext:value-type="string">
            <text:p>(Cliente,Puerto) ('127.0.0.1', 41432) Dato recibido /|1043|147 Resultado 7Horainicio09:44:04Horafinal09:45:04tiempotranscurrido 60.0578711033</text:p>
          </table:table-cell>
          <table:table-cell table:number-columns-repeated="12"/>
          <table:table-cell office:value-type="string" calcext:value-type="string">
            <text:p>(Cliente,Puerto) ('127.0.0.1', 33752) Dato recibido /|1043|147 Resultado 7Horainicio10:00:03Horafinal10:01:04tiempotranscurrido 60.797299146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06) Dato recibido /|1043|147 Resultado 7Horainicio09:32:14Horafinal09:33:14tiempotranscurrido 60.0645749569</text:p>
          </table:table-cell>
          <table:table-cell table:number-columns-repeated="11"/>
          <table:table-cell office:value-type="string" calcext:value-type="string">
            <text:p>(Cliente,Puerto) ('127.0.0.1', 33892) Dato recibido /|1043|147 Resultado 7Horainicio10:43:06Horafinal10:44:06tiempotranscurrido 60.0599429607</text:p>
          </table:table-cell>
          <table:table-cell table:number-columns-repeated="11"/>
          <table:table-cell office:value-type="string" calcext:value-type="string">
            <text:p>(Cliente,Puerto) ('127.0.0.1', 33310) Dato recibido /|1043|147 Resultado 7Horainicio10:00:03Horafinal10:01:04tiempotranscurrido 61.11409688</text:p>
          </table:table-cell>
          <table:table-cell table:number-columns-repeated="12"/>
          <table:table-cell office:value-type="string" calcext:value-type="string">
            <text:p>(Cliente,Puerto) ('127.0.0.1', 37230) Dato recibido /|1043|147 Resultado 7Horainicio09:41:43Horafinal09:42:43tiempotranscurrido 60.0601158142</text:p>
          </table:table-cell>
          <table:table-cell table:number-columns-repeated="11"/>
          <table:table-cell office:value-type="string" calcext:value-type="string">
            <text:p>(Cliente,Puerto) ('127.0.0.1', 41424) Dato recibido /|1043|147 Resultado 7Horainicio09:44:04Horafinal09:45:04tiempotranscurrido 60.0588288307</text:p>
          </table:table-cell>
          <table:table-cell table:number-columns-repeated="12"/>
          <table:table-cell office:value-type="string" calcext:value-type="string">
            <text:p>(Cliente,Puerto) ('127.0.0.1', 33454) Dato recibido /|1043|147 Resultado 7Horainicio10:00:03Horafinal10:01:04tiempotranscurrido 60.985403060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16) Dato recibido /|1043|147 Resultado 7Horainicio09:32:14Horafinal09:33:14tiempotranscurrido 60.0627498627</text:p>
          </table:table-cell>
          <table:table-cell table:number-columns-repeated="11"/>
          <table:table-cell office:value-type="string" calcext:value-type="string">
            <text:p>(Cliente,Puerto) ('127.0.0.1', 33800) Dato recibido /|1043|147 Resultado 7Horainicio10:43:06Horafinal10:44:06tiempotranscurrido 60.0354719162</text:p>
          </table:table-cell>
          <table:table-cell table:number-columns-repeated="11"/>
          <table:table-cell office:value-type="string" calcext:value-type="string">
            <text:p>(Cliente,Puerto) ('127.0.0.1', 34176) Dato recibido /|1043|147 Resultado 7Horainicio10:00:03Horafinal10:01:04tiempotranscurrido 60.5869059563</text:p>
          </table:table-cell>
          <table:table-cell table:number-columns-repeated="12"/>
          <table:table-cell office:value-type="string" calcext:value-type="string">
            <text:p>(Cliente,Puerto) ('127.0.0.1', 37222) Dato recibido /|1043|147 Resultado 7Horainicio09:41:43Horafinal09:42:43tiempotranscurrido 60.061193943</text:p>
          </table:table-cell>
          <table:table-cell table:number-columns-repeated="11"/>
          <table:table-cell office:value-type="string" calcext:value-type="string">
            <text:p>(Cliente,Puerto) ('127.0.0.1', 41416) Dato recibido /|1043|147 Resultado 7Horainicio09:44:04Horafinal09:45:04tiempotranscurrido 60.0597379208</text:p>
          </table:table-cell>
          <table:table-cell table:number-columns-repeated="12"/>
          <table:table-cell office:value-type="string" calcext:value-type="string">
            <text:p>(Cliente,Puerto) ('127.0.0.1', 33128) Dato recibido /|1043|147 Resultado 7Horainicio10:00:04Horafinal10:01:04tiempotranscurrido 60.07089996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20) Dato recibido /|1043|147 Resultado 7Horainicio09:32:14Horafinal09:33:14tiempotranscurrido 60.0631260872</text:p>
          </table:table-cell>
          <table:table-cell table:number-columns-repeated="11"/>
          <table:table-cell office:value-type="string" calcext:value-type="string">
            <text:p>(Cliente,Puerto) ('127.0.0.1', 33710) Dato recibido /|1043|147 Resultado 7Horainicio10:43:06Horafinal10:44:06tiempotranscurrido 60.0547602177</text:p>
          </table:table-cell>
          <table:table-cell table:number-columns-repeated="11"/>
          <table:table-cell office:value-type="string" calcext:value-type="string">
            <text:p>(Cliente,Puerto) ('127.0.0.1', 34322) Dato recibido /|1043|147 Resultado 7Horainicio10:00:03Horafinal10:01:04tiempotranscurrido 60.524285078</text:p>
          </table:table-cell>
          <table:table-cell table:number-columns-repeated="12"/>
          <table:table-cell office:value-type="string" calcext:value-type="string">
            <text:p>(Cliente,Puerto) ('127.0.0.1', 37240) Dato recibido /|1043|147 Resultado 7Horainicio09:41:43Horafinal09:42:43tiempotranscurrido 60.0583570004</text:p>
          </table:table-cell>
          <table:table-cell table:number-columns-repeated="11"/>
          <table:table-cell office:value-type="string" calcext:value-type="string">
            <text:p>(Cliente,Puerto) ('127.0.0.1', 41418) Dato recibido /|1043|147 Resultado 7Horainicio09:44:04Horafinal09:45:04tiempotranscurrido 60.0632991791</text:p>
          </table:table-cell>
          <table:table-cell table:number-columns-repeated="12"/>
          <table:table-cell office:value-type="string" calcext:value-type="string">
            <text:p>(Cliente,Puerto) ('127.0.0.1', 33310) Dato recibido /|1043|147 Resultado 7Horainicio10:00:03Horafinal10:01:04tiempotranscurrido 61.114096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24) Dato recibido /|1043|147 Resultado 7Horainicio09:32:14Horafinal09:33:14tiempotranscurrido 60.0615329742</text:p>
          </table:table-cell>
          <table:table-cell table:number-columns-repeated="11"/>
          <table:table-cell office:value-type="string" calcext:value-type="string">
            <text:p>(Cliente,Puerto) ('127.0.0.1', 33880) Dato recibido /|1043|147 Resultado 7Horainicio10:43:06Horafinal10:44:06tiempotranscurrido 60.0607538223</text:p>
          </table:table-cell>
          <table:table-cell table:number-columns-repeated="11"/>
          <table:table-cell office:value-type="string" calcext:value-type="string">
            <text:p>(Cliente,Puerto) ('127.0.0.1', 33440) Dato recibido /|1043|147 Resultado 7Horainicio10:00:03Horafinal10:01:04tiempotranscurrido 60.9942159653</text:p>
          </table:table-cell>
          <table:table-cell table:number-columns-repeated="12"/>
          <table:table-cell office:value-type="string" calcext:value-type="string">
            <text:p>(Cliente,Puerto) ('127.0.0.1', 37252) Dato recibido /|1043|147 Resultado 7Horainicio09:41:43Horafinal09:42:43tiempotranscurrido 60.0605280399</text:p>
          </table:table-cell>
          <table:table-cell table:number-columns-repeated="11"/>
          <table:table-cell office:value-type="string" calcext:value-type="string">
            <text:p>(Cliente,Puerto) ('127.0.0.1', 41412) Dato recibido /|1043|147 Resultado 7Horainicio09:44:04Horafinal09:45:04tiempotranscurrido 60.0643229485</text:p>
          </table:table-cell>
          <table:table-cell table:number-columns-repeated="12"/>
          <table:table-cell office:value-type="string" calcext:value-type="string">
            <text:p>(Cliente,Puerto) ('127.0.0.1', 34176) Dato recibido /|1043|147 Resultado 7Horainicio10:00:03Horafinal10:01:04tiempotranscurrido 60.58690595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26) Dato recibido /|1043|147 Resultado 7Horainicio09:32:14Horafinal09:33:14tiempotranscurrido 60.0592200756</text:p>
          </table:table-cell>
          <table:table-cell table:number-columns-repeated="11"/>
          <table:table-cell office:value-type="string" calcext:value-type="string">
            <text:p>(Cliente,Puerto) ('127.0.0.1', 33746) Dato recibido /|1043|147 Resultado 7Horainicio10:43:06Horafinal10:44:06tiempotranscurrido 60.0345308781</text:p>
          </table:table-cell>
          <table:table-cell table:number-columns-repeated="11"/>
          <table:table-cell office:value-type="string" calcext:value-type="string">
            <text:p>(Cliente,Puerto) ('127.0.0.1', 34338) Dato recibido /|1043|147 Resultado 7Horainicio10:00:03Horafinal10:01:04tiempotranscurrido 60.5201530457</text:p>
          </table:table-cell>
          <table:table-cell table:number-columns-repeated="12"/>
          <table:table-cell office:value-type="string" calcext:value-type="string">
            <text:p>(Cliente,Puerto) ('127.0.0.1', 37256) Dato recibido /|1043|147 Resultado 7Horainicio09:41:43Horafinal09:42:43tiempotranscurrido 60.059969902</text:p>
          </table:table-cell>
          <table:table-cell table:number-columns-repeated="11"/>
          <table:table-cell office:value-type="string" calcext:value-type="string">
            <text:p>(Cliente,Puerto) ('127.0.0.1', 41446) Dato recibido /|1043|147 Resultado 7Horainicio09:44:04Horafinal09:45:04tiempotranscurrido 60.0592899323</text:p>
          </table:table-cell>
          <table:table-cell table:number-columns-repeated="12"/>
          <table:table-cell office:value-type="string" calcext:value-type="string">
            <text:p>(Cliente,Puerto) ('127.0.0.1', 34322) Dato recibido /|1043|147 Resultado 7Horainicio10:00:03Horafinal10:01:04tiempotranscurrido 60.5242850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14) Dato recibido /|1043|147 Resultado 7Horainicio09:32:14Horafinal09:33:14tiempotranscurrido 60.0692410469</text:p>
          </table:table-cell>
          <table:table-cell table:number-columns-repeated="11"/>
          <table:table-cell office:value-type="string" calcext:value-type="string">
            <text:p>(Cliente,Puerto) ('127.0.0.1', 33702) Dato recibido /|1043|147 Resultado 7Horainicio10:43:06Horafinal10:44:06tiempotranscurrido 60.0580999851</text:p>
          </table:table-cell>
          <table:table-cell table:number-columns-repeated="11"/>
          <table:table-cell office:value-type="string" calcext:value-type="string">
            <text:p>(Cliente,Puerto) ('127.0.0.1', 33446) Dato recibido /|1043|147 Resultado 7Horainicio10:00:03Horafinal10:01:04tiempotranscurrido 60.9923548698</text:p>
          </table:table-cell>
          <table:table-cell table:number-columns-repeated="12"/>
          <table:table-cell office:value-type="string" calcext:value-type="string">
            <text:p>(Cliente,Puerto) ('127.0.0.1', 37234) Dato recibido /|1043|147 Resultado 7Horainicio09:41:43Horafinal09:42:43tiempotranscurrido 60.059623003</text:p>
          </table:table-cell>
          <table:table-cell table:number-columns-repeated="11"/>
          <table:table-cell office:value-type="string" calcext:value-type="string">
            <text:p>(Cliente,Puerto) ('127.0.0.1', 41442) Dato recibido /|1043|147 Resultado 7Horainicio09:44:04Horafinal09:45:04tiempotranscurrido 60.0599389076</text:p>
          </table:table-cell>
          <table:table-cell table:number-columns-repeated="12"/>
          <table:table-cell office:value-type="string" calcext:value-type="string">
            <text:p>(Cliente,Puerto) ('127.0.0.1', 33440) Dato recibido /|1043|147 Resultado 7Horainicio10:00:03Horafinal10:01:04tiempotranscurrido 60.99421596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42) Dato recibido /|1043|147 Resultado 7Horainicio09:32:14Horafinal09:33:14tiempotranscurrido 60.0589971542</text:p>
          </table:table-cell>
          <table:table-cell table:number-columns-repeated="11"/>
          <table:table-cell office:value-type="string" calcext:value-type="string">
            <text:p>(Cliente,Puerto) ('127.0.0.1', 33762) Dato recibido /|1043|147 Resultado 7Horainicio10:43:06Horafinal10:44:06tiempotranscurrido 60.0238931179</text:p>
          </table:table-cell>
          <table:table-cell table:number-columns-repeated="11"/>
          <table:table-cell office:value-type="string" calcext:value-type="string">
            <text:p>(Cliente,Puerto) ('127.0.0.1', 33644) Dato recibido /|1043|147 Resultado 7Horainicio10:00:03Horafinal10:01:04tiempotranscurrido 60.8739619255</text:p>
          </table:table-cell>
          <table:table-cell table:number-columns-repeated="12"/>
          <table:table-cell office:value-type="string" calcext:value-type="string">
            <text:p>(Cliente,Puerto) ('127.0.0.1', 37238) Dato recibido /|1043|147 Resultado 7Horainicio09:41:43Horafinal09:42:43tiempotranscurrido 60.0611269474</text:p>
          </table:table-cell>
          <table:table-cell table:number-columns-repeated="11"/>
          <table:table-cell office:value-type="string" calcext:value-type="string">
            <text:p>(Cliente,Puerto) ('127.0.0.1', 41408) Dato recibido /|1043|147 Resultado 7Horainicio09:44:04Horafinal09:45:04tiempotranscurrido 60.0654039383</text:p>
          </table:table-cell>
          <table:table-cell table:number-columns-repeated="12"/>
          <table:table-cell office:value-type="string" calcext:value-type="string">
            <text:p>(Cliente,Puerto) ('127.0.0.1', 34338) Dato recibido /|1043|147 Resultado 7Horainicio10:00:03Horafinal10:01:04tiempotranscurrido 60.52015304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40) Dato recibido /|1043|147 Resultado 7Horainicio09:32:14Horafinal09:33:14tiempotranscurrido 60.0604691505</text:p>
          </table:table-cell>
          <table:table-cell table:number-columns-repeated="11"/>
          <table:table-cell office:value-type="string" calcext:value-type="string">
            <text:p>(Cliente,Puerto) ('127.0.0.1', 33706) Dato recibido /|1043|147 Resultado 7Horainicio10:43:06Horafinal10:44:06tiempotranscurrido 60.0564408302</text:p>
          </table:table-cell>
          <table:table-cell table:number-columns-repeated="11"/>
          <table:table-cell office:value-type="string" calcext:value-type="string">
            <text:p>(Cliente,Puerto) ('127.0.0.1', 34190) Dato recibido /|1043|147 Resultado 7Horainicio10:00:03Horafinal10:01:04tiempotranscurrido 60.5814230442</text:p>
          </table:table-cell>
          <table:table-cell table:number-columns-repeated="12"/>
          <table:table-cell office:value-type="string" calcext:value-type="string">
            <text:p>(Cliente,Puerto) ('127.0.0.1', 37236) Dato recibido /|1043|147 Resultado 7Horainicio09:41:43Horafinal09:42:43tiempotranscurrido 60.0616209507</text:p>
          </table:table-cell>
          <table:table-cell table:number-columns-repeated="11"/>
          <table:table-cell office:value-type="string" calcext:value-type="string">
            <text:p>(Cliente,Puerto) ('127.0.0.1', 41448) Dato recibido /|1043|147 Resultado 7Horainicio09:44:04Horafinal09:45:04tiempotranscurrido 60.0584151745</text:p>
          </table:table-cell>
          <table:table-cell table:number-columns-repeated="12"/>
          <table:table-cell office:value-type="string" calcext:value-type="string">
            <text:p>(Cliente,Puerto) ('127.0.0.1', 33446) Dato recibido /|1043|147 Resultado 7Horainicio10:00:03Horafinal10:01:04tiempotranscurrido 60.99235486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28) Dato recibido /|1043|147 Resultado 7Horainicio09:32:14Horafinal09:33:14tiempotranscurrido 60.0616779327</text:p>
          </table:table-cell>
          <table:table-cell table:number-columns-repeated="11"/>
          <table:table-cell office:value-type="string" calcext:value-type="string">
            <text:p>(Cliente,Puerto) ('127.0.0.1', 33756) Dato recibido /|1043|147 Resultado 7Horainicio10:43:06Horafinal10:44:06tiempotranscurrido 60.0264451504</text:p>
          </table:table-cell>
          <table:table-cell table:number-columns-repeated="11"/>
          <table:table-cell office:value-type="string" calcext:value-type="string">
            <text:p>(Cliente,Puerto) ('127.0.0.1', 33352) Dato recibido /|1043|147 Resultado 7Horainicio10:00:03Horafinal10:01:04tiempotranscurrido 61.0589840412</text:p>
          </table:table-cell>
          <table:table-cell table:number-columns-repeated="12"/>
          <table:table-cell office:value-type="string" calcext:value-type="string">
            <text:p>(Cliente,Puerto) ('127.0.0.1', 37228) Dato recibido /|1043|147 Resultado 7Horainicio09:41:43Horafinal09:42:43tiempotranscurrido 60.0626060963</text:p>
          </table:table-cell>
          <table:table-cell table:number-columns-repeated="11"/>
          <table:table-cell office:value-type="string" calcext:value-type="string">
            <text:p>(Cliente,Puerto) ('127.0.0.1', 41410) Dato recibido /|1043|147 Resultado 7Horainicio09:44:04Horafinal09:45:04tiempotranscurrido 60.0650479794</text:p>
          </table:table-cell>
          <table:table-cell table:number-columns-repeated="12"/>
          <table:table-cell office:value-type="string" calcext:value-type="string">
            <text:p>(Cliente,Puerto) ('127.0.0.1', 33644) Dato recibido /|1043|147 Resultado 7Horainicio10:00:03Horafinal10:01:04tiempotranscurrido 60.873961925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52) Dato recibido /|1043|147 Resultado 7Horainicio09:32:14Horafinal09:33:14tiempotranscurrido 60.0587091446</text:p>
          </table:table-cell>
          <table:table-cell table:number-columns-repeated="11"/>
          <table:table-cell office:value-type="string" calcext:value-type="string">
            <text:p>(Cliente,Puerto) ('127.0.0.1', 33798) Dato recibido /|1043|147 Resultado 7Horainicio10:43:06Horafinal10:44:06tiempotranscurrido 60.0395629406</text:p>
          </table:table-cell>
          <table:table-cell table:number-columns-repeated="11"/>
          <table:table-cell office:value-type="string" calcext:value-type="string">
            <text:p>(Cliente,Puerto) ('127.0.0.1', 34254) Dato recibido /|1043|147 Resultado 7Horainicio10:00:03Horafinal10:01:04tiempotranscurrido 60.5397250652</text:p>
          </table:table-cell>
          <table:table-cell table:number-columns-repeated="12"/>
          <table:table-cell office:value-type="string" calcext:value-type="string">
            <text:p>(Cliente,Puerto) ('127.0.0.1', 37248) Dato recibido /|1043|147 Resultado 7Horainicio09:41:43Horafinal09:42:43tiempotranscurrido 60.0603151321</text:p>
          </table:table-cell>
          <table:table-cell table:number-columns-repeated="11"/>
          <table:table-cell office:value-type="string" calcext:value-type="string">
            <text:p>(Cliente,Puerto) ('127.0.0.1', 41438) Dato recibido /|1043|147 Resultado 7Horainicio09:44:04Horafinal09:45:04tiempotranscurrido 60.0610258579</text:p>
          </table:table-cell>
          <table:table-cell table:number-columns-repeated="12"/>
          <table:table-cell office:value-type="string" calcext:value-type="string">
            <text:p>(Cliente,Puerto) ('127.0.0.1', 34190) Dato recibido /|1043|147 Resultado 7Horainicio10:00:03Horafinal10:01:04tiempotranscurrido 60.581423044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44) Dato recibido /|1043|147 Resultado 7Horainicio09:32:14Horafinal09:33:14tiempotranscurrido 60.061606884</text:p>
          </table:table-cell>
          <table:table-cell table:number-columns-repeated="11"/>
          <table:table-cell office:value-type="string" calcext:value-type="string">
            <text:p>(Cliente,Puerto) ('127.0.0.1', 33686) Dato recibido /|1043|147 Resultado 7Horainicio10:43:06Horafinal10:44:06tiempotranscurrido 60.0684289932</text:p>
          </table:table-cell>
          <table:table-cell table:number-columns-repeated="11"/>
          <table:table-cell office:value-type="string" calcext:value-type="string">
            <text:p>(Cliente,Puerto) ('127.0.0.1', 33456) Dato recibido /|1043|147 Resultado 7Horainicio10:00:03Horafinal10:01:04tiempotranscurrido 60.9828410149</text:p>
          </table:table-cell>
          <table:table-cell table:number-columns-repeated="12"/>
          <table:table-cell office:value-type="string" calcext:value-type="string">
            <text:p>(Cliente,Puerto) ('127.0.0.1', 37250) Dato recibido /|1043|147 Resultado 7Horainicio09:41:43Horafinal09:42:43tiempotranscurrido 60.0598709583</text:p>
          </table:table-cell>
          <table:table-cell table:number-columns-repeated="11"/>
          <table:table-cell office:value-type="string" calcext:value-type="string">
            <text:p>(Cliente,Puerto) ('127.0.0.1', 41426) Dato recibido /|1043|147 Resultado 7Horainicio09:44:04Horafinal09:45:04tiempotranscurrido 60.0630400181</text:p>
          </table:table-cell>
          <table:table-cell table:number-columns-repeated="12"/>
          <table:table-cell office:value-type="string" calcext:value-type="string">
            <text:p>(Cliente,Puerto) ('127.0.0.1', 33352) Dato recibido /|1043|147 Resultado 7Horainicio10:00:03Horafinal10:01:04tiempotranscurrido 61.05898404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50) Dato recibido /|1043|147 Resultado 7Horainicio09:32:14Horafinal09:33:14tiempotranscurrido 60.0603690147</text:p>
          </table:table-cell>
          <table:table-cell table:number-columns-repeated="11"/>
          <table:table-cell office:value-type="string" calcext:value-type="string">
            <text:p>(Cliente,Puerto) ('127.0.0.1', 33814) Dato recibido /|1043|147 Resultado 7Horainicio10:43:06Horafinal10:44:06tiempotranscurrido 60.0182540417</text:p>
          </table:table-cell>
          <table:table-cell table:number-columns-repeated="11"/>
          <table:table-cell office:value-type="string" calcext:value-type="string">
            <text:p>(Cliente,Puerto) ('127.0.0.1', 32914) Dato recibido /|1043|147 Resultado 7Horainicio10:00:02Horafinal10:01:04tiempotranscurrido 61.4044928551</text:p>
          </table:table-cell>
          <table:table-cell table:number-columns-repeated="12"/>
          <table:table-cell office:value-type="string" calcext:value-type="string">
            <text:p>(Cliente,Puerto) ('127.0.0.1', 37246) Dato recibido /|1043|147 Resultado 7Horainicio09:41:43Horafinal09:42:43tiempotranscurrido 60.0608668327</text:p>
          </table:table-cell>
          <table:table-cell table:number-columns-repeated="11"/>
          <table:table-cell office:value-type="string" calcext:value-type="string">
            <text:p>(Cliente,Puerto) ('127.0.0.1', 41452) Dato recibido /|1043|147 Resultado 7Horainicio09:44:04Horafinal09:45:04tiempotranscurrido 60.0601840019</text:p>
          </table:table-cell>
          <table:table-cell table:number-columns-repeated="12"/>
          <table:table-cell office:value-type="string" calcext:value-type="string">
            <text:p>(Cliente,Puerto) ('127.0.0.1', 34254) Dato recibido /|1043|147 Resultado 7Horainicio10:00:03Horafinal10:01:04tiempotranscurrido 60.539725065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18) Dato recibido /|1043|147 Resultado 7Horainicio09:32:14Horafinal09:33:14tiempotranscurrido 60.0772500038</text:p>
          </table:table-cell>
          <table:table-cell table:number-columns-repeated="11"/>
          <table:table-cell office:value-type="string" calcext:value-type="string">
            <text:p>(Cliente,Puerto) ('127.0.0.1', 33834) Dato recibido /|1043|147 Resultado 7Horainicio10:43:06Horafinal10:44:06tiempotranscurrido 60.065196991</text:p>
          </table:table-cell>
          <table:table-cell table:number-columns-repeated="11"/>
          <table:table-cell office:value-type="string" calcext:value-type="string">
            <text:p>(Cliente,Puerto) ('127.0.0.1', 34808) Dato recibido /|1043|147 Resultado 7Horainicio10:00:03Horafinal10:01:04tiempotranscurrido 60.3126041889</text:p>
          </table:table-cell>
          <table:table-cell table:number-columns-repeated="12"/>
          <table:table-cell office:value-type="string" calcext:value-type="string">
            <text:p>(Cliente,Puerto) ('127.0.0.1', 37254) Dato recibido /|1043|147 Resultado 7Horainicio09:41:43Horafinal09:42:43tiempotranscurrido 60.0592930317</text:p>
          </table:table-cell>
          <table:table-cell table:number-columns-repeated="11"/>
          <table:table-cell office:value-type="string" calcext:value-type="string">
            <text:p>(Cliente,Puerto) ('127.0.0.1', 41458) Dato recibido /|1043|147 Resultado 7Horainicio09:44:04Horafinal09:45:04tiempotranscurrido 60.059581995</text:p>
          </table:table-cell>
          <table:table-cell table:number-columns-repeated="12"/>
          <table:table-cell office:value-type="string" calcext:value-type="string">
            <text:p>(Cliente,Puerto) ('127.0.0.1', 33456) Dato recibido /|1043|147 Resultado 7Horainicio10:00:03Horafinal10:01:04tiempotranscurrido 60.98284101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54) Dato recibido /|1043|147 Resultado 7Horainicio09:32:14Horafinal09:33:14tiempotranscurrido 60.0614621639</text:p>
          </table:table-cell>
          <table:table-cell table:number-columns-repeated="11"/>
          <table:table-cell office:value-type="string" calcext:value-type="string">
            <text:p>(Cliente,Puerto) ('127.0.0.1', 33748) Dato recibido /|1043|147 Resultado 7Horainicio10:43:06Horafinal10:44:06tiempotranscurrido 60.0076601505</text:p>
          </table:table-cell>
          <table:table-cell table:number-columns-repeated="11"/>
          <table:table-cell office:value-type="string" calcext:value-type="string">
            <text:p>(Cliente,Puerto) ('127.0.0.1', 33652) Dato recibido /|1043|147 Resultado 7Horainicio10:00:03Horafinal10:01:04tiempotranscurrido 60.8623161316</text:p>
          </table:table-cell>
          <table:table-cell table:number-columns-repeated="12"/>
          <table:table-cell office:value-type="string" calcext:value-type="string">
            <text:p>(Cliente,Puerto) ('127.0.0.1', 37262) Dato recibido /|1043|147 Resultado 7Horainicio09:41:43Horafinal09:42:43tiempotranscurrido 60.0579819679</text:p>
          </table:table-cell>
          <table:table-cell table:number-columns-repeated="11"/>
          <table:table-cell office:value-type="string" calcext:value-type="string">
            <text:p>(Cliente,Puerto) ('127.0.0.1', 41454) Dato recibido /|1043|147 Resultado 7Horainicio09:44:04Horafinal09:45:04tiempotranscurrido 60.060516119</text:p>
          </table:table-cell>
          <table:table-cell table:number-columns-repeated="12"/>
          <table:table-cell office:value-type="string" calcext:value-type="string">
            <text:p>(Cliente,Puerto) ('127.0.0.1', 32914) Dato recibido /|1043|147 Resultado 7Horainicio10:00:02Horafinal10:01:04tiempotranscurrido 61.404492855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58) Dato recibido /|1043|147 Resultado 7Horainicio09:32:14Horafinal09:33:14tiempotranscurrido 60.0630381107</text:p>
          </table:table-cell>
          <table:table-cell table:number-columns-repeated="11"/>
          <table:table-cell office:value-type="string" calcext:value-type="string">
            <text:p>(Cliente,Puerto) ('127.0.0.1', 33808) Dato recibido /|1043|147 Resultado 7Horainicio10:43:06Horafinal10:44:06tiempotranscurrido 60.0229599476</text:p>
          </table:table-cell>
          <table:table-cell table:number-columns-repeated="11"/>
          <table:table-cell office:value-type="string" calcext:value-type="string">
            <text:p>(Cliente,Puerto) ('127.0.0.1', 33400) Dato recibido /|1043|147 Resultado 7Horainicio10:00:03Horafinal10:01:04tiempotranscurrido 61.0209369659</text:p>
          </table:table-cell>
          <table:table-cell table:number-columns-repeated="12"/>
          <table:table-cell office:value-type="string" calcext:value-type="string">
            <text:p>(Cliente,Puerto) ('127.0.0.1', 37258) Dato recibido /|1043|147 Resultado 7Horainicio09:41:43Horafinal09:42:43tiempotranscurrido 60.0590648651</text:p>
          </table:table-cell>
          <table:table-cell table:number-columns-repeated="11"/>
          <table:table-cell office:value-type="string" calcext:value-type="string">
            <text:p>(Cliente,Puerto) ('127.0.0.1', 41450) Dato recibido /|1043|147 Resultado 7Horainicio09:44:04Horafinal09:45:04tiempotranscurrido 60.0613658428</text:p>
          </table:table-cell>
          <table:table-cell table:number-columns-repeated="12"/>
          <table:table-cell office:value-type="string" calcext:value-type="string">
            <text:p>(Cliente,Puerto) ('127.0.0.1', 34808) Dato recibido /|1043|147 Resultado 7Horainicio10:00:03Horafinal10:01:04tiempotranscurrido 60.31260418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60) Dato recibido /|1043|147 Resultado 7Horainicio09:32:14Horafinal09:33:14tiempotranscurrido 60.0618669987</text:p>
          </table:table-cell>
          <table:table-cell table:number-columns-repeated="11"/>
          <table:table-cell office:value-type="string" calcext:value-type="string">
            <text:p>(Cliente,Puerto) ('127.0.0.1', 33832) Dato recibido /|1043|147 Resultado 7Horainicio10:43:06Horafinal10:44:06tiempotranscurrido 60.0628700256</text:p>
          </table:table-cell>
          <table:table-cell table:number-columns-repeated="11"/>
          <table:table-cell office:value-type="string" calcext:value-type="string">
            <text:p>(Cliente,Puerto) ('127.0.0.1', 34834) Dato recibido /|1043|147 Resultado 7Horainicio10:00:03Horafinal10:01:04tiempotranscurrido 60.2906980515</text:p>
          </table:table-cell>
          <table:table-cell table:number-columns-repeated="12"/>
          <table:table-cell office:value-type="string" calcext:value-type="string">
            <text:p>(Cliente,Puerto) ('127.0.0.1', 37244) Dato recibido /|1043|147 Resultado 7Horainicio09:41:43Horafinal09:42:43tiempotranscurrido 60.0575809479</text:p>
          </table:table-cell>
          <table:table-cell table:number-columns-repeated="11"/>
          <table:table-cell office:value-type="string" calcext:value-type="string">
            <text:p>(Cliente,Puerto) ('127.0.0.1', 41460) Dato recibido /|1043|147 Resultado 7Horainicio09:44:04Horafinal09:45:04tiempotranscurrido 60.0631358624</text:p>
          </table:table-cell>
          <table:table-cell table:number-columns-repeated="12"/>
          <table:table-cell office:value-type="string" calcext:value-type="string">
            <text:p>(Cliente,Puerto) ('127.0.0.1', 33652) Dato recibido /|1043|147 Resultado 7Horainicio10:00:03Horafinal10:01:04tiempotranscurrido 60.86231613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64) Dato recibido /|1043|147 Resultado 7Horainicio09:32:14Horafinal09:33:14tiempotranscurrido 60.0619180202</text:p>
          </table:table-cell>
          <table:table-cell table:number-columns-repeated="11"/>
          <table:table-cell office:value-type="string" calcext:value-type="string">
            <text:p>(Cliente,Puerto) ('127.0.0.1', 33698) Dato recibido /|1043|147 Resultado 7Horainicio10:43:06Horafinal10:44:06tiempotranscurrido 60.0598759651</text:p>
          </table:table-cell>
          <table:table-cell table:number-columns-repeated="11"/>
          <table:table-cell office:value-type="string" calcext:value-type="string">
            <text:p>(Cliente,Puerto) ('127.0.0.1', 33042) Dato recibido /|1043|147 Resultado 7Horainicio10:00:02Horafinal10:01:04tiempotranscurrido 61.3429629803</text:p>
          </table:table-cell>
          <table:table-cell table:number-columns-repeated="12"/>
          <table:table-cell office:value-type="string" calcext:value-type="string">
            <text:p>(Cliente,Puerto) ('127.0.0.1', 37242) Dato recibido /|1043|147 Resultado 7Horainicio09:41:43Horafinal09:42:43tiempotranscurrido 60.0579581261</text:p>
          </table:table-cell>
          <table:table-cell table:number-columns-repeated="11"/>
          <table:table-cell office:value-type="string" calcext:value-type="string">
            <text:p>(Cliente,Puerto) ('127.0.0.1', 41464) Dato recibido /|1043|147 Resultado 7Horainicio09:44:04Horafinal09:45:04tiempotranscurrido 60.060033083</text:p>
          </table:table-cell>
          <table:table-cell table:number-columns-repeated="12"/>
          <table:table-cell office:value-type="string" calcext:value-type="string">
            <text:p>(Cliente,Puerto) ('127.0.0.1', 33400) Dato recibido /|1043|147 Resultado 7Horainicio10:00:03Horafinal10:01:04tiempotranscurrido 61.020936965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62) Dato recibido /|1043|147 Resultado 7Horainicio09:32:14Horafinal09:33:14tiempotranscurrido 60.0633528233</text:p>
          </table:table-cell>
          <table:table-cell table:number-columns-repeated="11"/>
          <table:table-cell office:value-type="string" calcext:value-type="string">
            <text:p>(Cliente,Puerto) ('127.0.0.1', 33902) Dato recibido /|1043|147 Resultado 7Horainicio10:43:06Horafinal10:44:06tiempotranscurrido 60.0624639988</text:p>
          </table:table-cell>
          <table:table-cell table:number-columns-repeated="11"/>
          <table:table-cell office:value-type="string" calcext:value-type="string">
            <text:p>(Cliente,Puerto) ('127.0.0.1', 33778) Dato recibido /|1043|147 Resultado 7Horainicio10:00:03Horafinal10:01:04tiempotranscurrido 60.7894718647</text:p>
          </table:table-cell>
          <table:table-cell table:number-columns-repeated="12"/>
          <table:table-cell office:value-type="string" calcext:value-type="string">
            <text:p>(Cliente,Puerto) ('127.0.0.1', 37260) Dato recibido /|1043|147 Resultado 7Horainicio09:41:43Horafinal09:42:43tiempotranscurrido 60.0599000454</text:p>
          </table:table-cell>
          <table:table-cell table:number-columns-repeated="11"/>
          <table:table-cell office:value-type="string" calcext:value-type="string">
            <text:p>(Cliente,Puerto) ('127.0.0.1', 41472) Dato recibido /|1043|147 Resultado 7Horainicio09:44:04Horafinal09:45:04tiempotranscurrido 60.0584731102</text:p>
          </table:table-cell>
          <table:table-cell table:number-columns-repeated="12"/>
          <table:table-cell office:value-type="string" calcext:value-type="string">
            <text:p>(Cliente,Puerto) ('127.0.0.1', 34834) Dato recibido /|1043|147 Resultado 7Horainicio10:00:03Horafinal10:01:04tiempotranscurrido 60.290698051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66) Dato recibido /|1043|147 Resultado 7Horainicio09:32:14Horafinal09:33:14tiempotranscurrido 60.06082201</text:p>
          </table:table-cell>
          <table:table-cell table:number-columns-repeated="11"/>
          <table:table-cell office:value-type="string" calcext:value-type="string">
            <text:p>(Cliente,Puerto) ('127.0.0.1', 33732) Dato recibido /|1043|147 Resultado 7Horainicio10:43:06Horafinal10:44:06tiempotranscurrido 60.0173990726</text:p>
          </table:table-cell>
          <table:table-cell table:number-columns-repeated="11"/>
          <table:table-cell office:value-type="string" calcext:value-type="string">
            <text:p>(Cliente,Puerto) ('127.0.0.1', 32944) Dato recibido /|1043|147 Resultado 7Horainicio10:00:02Horafinal10:01:04tiempotranscurrido 61.3856430054</text:p>
          </table:table-cell>
          <table:table-cell table:number-columns-repeated="12"/>
          <table:table-cell office:value-type="string" calcext:value-type="string">
            <text:p>(Cliente,Puerto) ('127.0.0.1', 37264) Dato recibido /|1043|147 Resultado 7Horainicio09:41:43Horafinal09:42:43tiempotranscurrido 60.0611350536</text:p>
          </table:table-cell>
          <table:table-cell table:number-columns-repeated="11"/>
          <table:table-cell office:value-type="string" calcext:value-type="string">
            <text:p>(Cliente,Puerto) ('127.0.0.1', 41462) Dato recibido /|1043|147 Resultado 7Horainicio09:44:04Horafinal09:45:04tiempotranscurrido 60.0638539791</text:p>
          </table:table-cell>
          <table:table-cell table:number-columns-repeated="12"/>
          <table:table-cell office:value-type="string" calcext:value-type="string">
            <text:p>(Cliente,Puerto) ('127.0.0.1', 33042) Dato recibido /|1043|147 Resultado 7Horainicio10:00:02Horafinal10:01:04tiempotranscurrido 61.34296298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70) Dato recibido /|1043|147 Resultado 7Horainicio09:32:14Horafinal09:33:14tiempotranscurrido 60.0612049103</text:p>
          </table:table-cell>
          <table:table-cell table:number-columns-repeated="11"/>
          <table:table-cell office:value-type="string" calcext:value-type="string">
            <text:p>(Cliente,Puerto) ('127.0.0.1', 33900) Dato recibido /|1043|147 Resultado 7Horainicio10:43:06Horafinal10:44:06tiempotranscurrido 60.065418005</text:p>
          </table:table-cell>
          <table:table-cell table:number-columns-repeated="11"/>
          <table:table-cell office:value-type="string" calcext:value-type="string">
            <text:p>(Cliente,Puerto) ('127.0.0.1', 33870) Dato recibido /|1043|147 Resultado 7Horainicio10:00:03Horafinal10:01:04tiempotranscurrido 60.711247921</text:p>
          </table:table-cell>
          <table:table-cell table:number-columns-repeated="12"/>
          <table:table-cell office:value-type="string" calcext:value-type="string">
            <text:p>(Cliente,Puerto) ('127.0.0.1', 37272) Dato recibido /|1043|147 Resultado 7Horainicio09:41:43Horafinal09:42:43tiempotranscurrido 60.0587360859</text:p>
          </table:table-cell>
          <table:table-cell table:number-columns-repeated="11"/>
          <table:table-cell office:value-type="string" calcext:value-type="string">
            <text:p>(Cliente,Puerto) ('127.0.0.1', 41470) Dato recibido /|1043|147 Resultado 7Horainicio09:44:04Horafinal09:45:04tiempotranscurrido 60.0610659122</text:p>
          </table:table-cell>
          <table:table-cell table:number-columns-repeated="12"/>
          <table:table-cell office:value-type="string" calcext:value-type="string">
            <text:p>(Cliente,Puerto) ('127.0.0.1', 33778) Dato recibido /|1043|147 Resultado 7Horainicio10:00:03Horafinal10:01:04tiempotranscurrido 60.789471864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68) Dato recibido /|1043|147 Resultado 7Horainicio09:32:14Horafinal09:33:14tiempotranscurrido 60.0628960133</text:p>
          </table:table-cell>
          <table:table-cell table:number-columns-repeated="11"/>
          <table:table-cell office:value-type="string" calcext:value-type="string">
            <text:p>(Cliente,Puerto) ('127.0.0.1', 33754) Dato recibido /|1043|147 Resultado 7Horainicio10:43:06Horafinal10:44:06tiempotranscurrido 60.0277750492</text:p>
          </table:table-cell>
          <table:table-cell table:number-columns-repeated="11"/>
          <table:table-cell office:value-type="string" calcext:value-type="string">
            <text:p>(Cliente,Puerto) ('127.0.0.1', 33648) Dato recibido /|1043|147 Resultado 7Horainicio10:00:03Horafinal10:01:04tiempotranscurrido 60.8669679165</text:p>
          </table:table-cell>
          <table:table-cell table:number-columns-repeated="12"/>
          <table:table-cell office:value-type="string" calcext:value-type="string">
            <text:p>(Cliente,Puerto) ('127.0.0.1', 37266) Dato recibido /|1043|147 Resultado 7Horainicio09:41:43Horafinal09:42:43tiempotranscurrido 60.0603911877</text:p>
          </table:table-cell>
          <table:table-cell table:number-columns-repeated="11"/>
          <table:table-cell office:value-type="string" calcext:value-type="string">
            <text:p>(Cliente,Puerto) ('127.0.0.1', 41474) Dato recibido /|1043|147 Resultado 7Horainicio09:44:04Horafinal09:45:04tiempotranscurrido 60.0607950687</text:p>
          </table:table-cell>
          <table:table-cell table:number-columns-repeated="12"/>
          <table:table-cell office:value-type="string" calcext:value-type="string">
            <text:p>(Cliente,Puerto) ('127.0.0.1', 32944) Dato recibido /|1043|147 Resultado 7Horainicio10:00:02Horafinal10:01:04tiempotranscurrido 61.38564300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74) Dato recibido /|1043|147 Resultado 7Horainicio09:32:14Horafinal09:33:14tiempotranscurrido 60.0617790222</text:p>
          </table:table-cell>
          <table:table-cell table:number-columns-repeated="11"/>
          <table:table-cell office:value-type="string" calcext:value-type="string">
            <text:p>(Cliente,Puerto) ('127.0.0.1', 33846) Dato recibido /|1043|147 Resultado 7Horainicio10:43:06Horafinal10:44:06tiempotranscurrido 60.0629889965</text:p>
          </table:table-cell>
          <table:table-cell table:number-columns-repeated="11"/>
          <table:table-cell office:value-type="string" calcext:value-type="string">
            <text:p>(Cliente,Puerto) ('127.0.0.1', 33856) Dato recibido /|1043|147 Resultado 7Horainicio10:00:03Horafinal10:01:04tiempotranscurrido 60.7384049892</text:p>
          </table:table-cell>
          <table:table-cell table:number-columns-repeated="12"/>
          <table:table-cell office:value-type="string" calcext:value-type="string">
            <text:p>(Cliente,Puerto) ('127.0.0.1', 37270) Dato recibido /|1043|147 Resultado 7Horainicio09:41:43Horafinal09:42:43tiempotranscurrido 60.0605778694</text:p>
          </table:table-cell>
          <table:table-cell table:number-columns-repeated="11"/>
          <table:table-cell office:value-type="string" calcext:value-type="string">
            <text:p>(Cliente,Puerto) ('127.0.0.1', 41468) Dato recibido /|1043|147 Resultado 7Horainicio09:44:04Horafinal09:45:04tiempotranscurrido 60.0620019436</text:p>
          </table:table-cell>
          <table:table-cell table:number-columns-repeated="12"/>
          <table:table-cell office:value-type="string" calcext:value-type="string">
            <text:p>(Cliente,Puerto) ('127.0.0.1', 33870) Dato recibido /|1043|147 Resultado 7Horainicio10:00:03Horafinal10:01:04tiempotranscurrido 60.71124792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72) Dato recibido /|1043|147 Resultado 7Horainicio09:32:14Horafinal09:33:14tiempotranscurrido 60.0636298656</text:p>
          </table:table-cell>
          <table:table-cell table:number-columns-repeated="11"/>
          <table:table-cell office:value-type="string" calcext:value-type="string">
            <text:p>(Cliente,Puerto) ('127.0.0.1', 33838) Dato recibido /|1043|147 Resultado 7Horainicio10:43:06Horafinal10:44:06tiempotranscurrido 60.0618710518</text:p>
          </table:table-cell>
          <table:table-cell table:number-columns-repeated="11"/>
          <table:table-cell office:value-type="string" calcext:value-type="string">
            <text:p>(Cliente,Puerto) ('127.0.0.1', 34270) Dato recibido /|1043|147 Resultado 7Horainicio10:00:03Horafinal10:01:04tiempotranscurrido 60.5359959602</text:p>
          </table:table-cell>
          <table:table-cell table:number-columns-repeated="12"/>
          <table:table-cell office:value-type="string" calcext:value-type="string">
            <text:p>(Cliente,Puerto) ('127.0.0.1', 37276) Dato recibido /|1043|147 Resultado 7Horainicio09:41:43Horafinal09:42:43tiempotranscurrido 60.0591909885</text:p>
          </table:table-cell>
          <table:table-cell table:number-columns-repeated="11"/>
          <table:table-cell office:value-type="string" calcext:value-type="string">
            <text:p>(Cliente,Puerto) ('127.0.0.1', 41480) Dato recibido /|1043|147 Resultado 7Horainicio09:44:04Horafinal09:45:04tiempotranscurrido 60.0608870983</text:p>
          </table:table-cell>
          <table:table-cell table:number-columns-repeated="12"/>
          <table:table-cell office:value-type="string" calcext:value-type="string">
            <text:p>(Cliente,Puerto) ('127.0.0.1', 33648) Dato recibido /|1043|147 Resultado 7Horainicio10:00:03Horafinal10:01:04tiempotranscurrido 60.86696791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76) Dato recibido /|1043|147 Resultado 7Horainicio09:32:14Horafinal09:33:14tiempotranscurrido 60.0628740788</text:p>
          </table:table-cell>
          <table:table-cell table:number-columns-repeated="11"/>
          <table:table-cell office:value-type="string" calcext:value-type="string">
            <text:p>(Cliente,Puerto) ('127.0.0.1', 33786) Dato recibido /|1043|147 Resultado 7Horainicio10:43:06Horafinal10:44:06tiempotranscurrido 60.0423769951</text:p>
          </table:table-cell>
          <table:table-cell table:number-columns-repeated="11"/>
          <table:table-cell office:value-type="string" calcext:value-type="string">
            <text:p>(Cliente,Puerto) ('127.0.0.1', 34172) Dato recibido /|1043|147 Resultado 7Horainicio10:00:03Horafinal10:01:04tiempotranscurrido 60.5904099941</text:p>
          </table:table-cell>
          <table:table-cell table:number-columns-repeated="12"/>
          <table:table-cell office:value-type="string" calcext:value-type="string">
            <text:p>(Cliente,Puerto) ('127.0.0.1', 37268) Dato recibido /|1043|147 Resultado 7Horainicio09:41:43Horafinal09:42:43tiempotranscurrido 60.0613770485</text:p>
          </table:table-cell>
          <table:table-cell table:number-columns-repeated="11"/>
          <table:table-cell office:value-type="string" calcext:value-type="string">
            <text:p>(Cliente,Puerto) ('127.0.0.1', 41478) Dato recibido /|1043|147 Resultado 7Horainicio09:44:04Horafinal09:45:04tiempotranscurrido 60.0612869263</text:p>
          </table:table-cell>
          <table:table-cell table:number-columns-repeated="12"/>
          <table:table-cell office:value-type="string" calcext:value-type="string">
            <text:p>(Cliente,Puerto) ('127.0.0.1', 33856) Dato recibido /|1043|147 Resultado 7Horainicio10:00:03Horafinal10:01:04tiempotranscurrido 60.73840498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82) Dato recibido /|1043|147 Resultado 7Horainicio09:32:14Horafinal09:33:14tiempotranscurrido 60.0601301193</text:p>
          </table:table-cell>
          <table:table-cell table:number-columns-repeated="11"/>
          <table:table-cell office:value-type="string" calcext:value-type="string">
            <text:p>(Cliente,Puerto) ('127.0.0.1', 33904) Dato recibido /|1043|147 Resultado 7Horainicio10:43:06Horafinal10:44:06tiempotranscurrido 60.0629580021</text:p>
          </table:table-cell>
          <table:table-cell table:number-columns-repeated="11"/>
          <table:table-cell office:value-type="string" calcext:value-type="string">
            <text:p>(Cliente,Puerto) ('127.0.0.1', 33320) Dato recibido /|1043|147 Resultado 7Horainicio10:00:03Horafinal10:01:04tiempotranscurrido 61.0965120792</text:p>
          </table:table-cell>
          <table:table-cell table:number-columns-repeated="12"/>
          <table:table-cell office:value-type="string" calcext:value-type="string">
            <text:p>(Cliente,Puerto) ('127.0.0.1', 37278) Dato recibido /|1043|147 Resultado 7Horainicio09:41:43Horafinal09:42:43tiempotranscurrido 60.0612549782</text:p>
          </table:table-cell>
          <table:table-cell table:number-columns-repeated="11"/>
          <table:table-cell office:value-type="string" calcext:value-type="string">
            <text:p>(Cliente,Puerto) ('127.0.0.1', 41484) Dato recibido /|1043|147 Resultado 7Horainicio09:44:04Horafinal09:45:04tiempotranscurrido 60.0603718758</text:p>
          </table:table-cell>
          <table:table-cell table:number-columns-repeated="12"/>
          <table:table-cell office:value-type="string" calcext:value-type="string">
            <text:p>(Cliente,Puerto) ('127.0.0.1', 34270) Dato recibido /|1043|147 Resultado 7Horainicio10:00:03Horafinal10:01:04tiempotranscurrido 60.535995960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84) Dato recibido /|1043|147 Resultado 7Horainicio09:32:14Horafinal09:33:14tiempotranscurrido 60.0626709461</text:p>
          </table:table-cell>
          <table:table-cell table:number-columns-repeated="11"/>
          <table:table-cell office:value-type="string" calcext:value-type="string">
            <text:p>(Cliente,Puerto) ('127.0.0.1', 33844) Dato recibido /|1043|147 Resultado 7Horainicio10:43:06Horafinal10:44:06tiempotranscurrido 60.0669541359</text:p>
          </table:table-cell>
          <table:table-cell table:number-columns-repeated="11"/>
          <table:table-cell office:value-type="string" calcext:value-type="string">
            <text:p>(Cliente,Puerto) ('127.0.0.1', 33302) Dato recibido /|1043|147 Resultado 7Horainicio10:00:03Horafinal10:01:04tiempotranscurrido 61.1277887821</text:p>
          </table:table-cell>
          <table:table-cell table:number-columns-repeated="12"/>
          <table:table-cell office:value-type="string" calcext:value-type="string">
            <text:p>(Cliente,Puerto) ('127.0.0.1', 37280) Dato recibido /|1043|147 Resultado 7Horainicio09:41:43Horafinal09:42:43tiempotranscurrido 60.0606501102</text:p>
          </table:table-cell>
          <table:table-cell table:number-columns-repeated="11"/>
          <table:table-cell office:value-type="string" calcext:value-type="string">
            <text:p>(Cliente,Puerto) ('127.0.0.1', 41492) Dato recibido /|1043|147 Resultado 7Horainicio09:44:04Horafinal09:45:04tiempotranscurrido 60.0589940548</text:p>
          </table:table-cell>
          <table:table-cell table:number-columns-repeated="12"/>
          <table:table-cell office:value-type="string" calcext:value-type="string">
            <text:p>(Cliente,Puerto) ('127.0.0.1', 34172) Dato recibido /|1043|147 Resultado 7Horainicio10:00:03Horafinal10:01:04tiempotranscurrido 60.59040999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86) Dato recibido /|1043|147 Resultado 7Horainicio09:32:14Horafinal09:33:14tiempotranscurrido 60.0610301495</text:p>
          </table:table-cell>
          <table:table-cell table:number-columns-repeated="11"/>
          <table:table-cell office:value-type="string" calcext:value-type="string">
            <text:p>(Cliente,Puerto) ('127.0.0.1', 33766) Dato recibido /|1043|147 Resultado 7Horainicio10:43:06Horafinal10:44:06tiempotranscurrido 60.0552129745</text:p>
          </table:table-cell>
          <table:table-cell table:number-columns-repeated="11"/>
          <table:table-cell office:value-type="string" calcext:value-type="string">
            <text:p>(Cliente,Puerto) ('127.0.0.1', 33346) Dato recibido /|1043|147 Resultado 7Horainicio10:00:03Horafinal10:01:04tiempotranscurrido 61.0666959286</text:p>
          </table:table-cell>
          <table:table-cell table:number-columns-repeated="12"/>
          <table:table-cell office:value-type="string" calcext:value-type="string">
            <text:p>(Cliente,Puerto) ('127.0.0.1', 37294) Dato recibido /|1043|147 Resultado 7Horainicio09:41:43Horafinal09:42:43tiempotranscurrido 60.0579309464</text:p>
          </table:table-cell>
          <table:table-cell table:number-columns-repeated="11"/>
          <table:table-cell office:value-type="string" calcext:value-type="string">
            <text:p>(Cliente,Puerto) ('127.0.0.1', 41500) Dato recibido /|1043|147 Resultado 7Horainicio09:44:04Horafinal09:45:04tiempotranscurrido 60.0576581955</text:p>
          </table:table-cell>
          <table:table-cell table:number-columns-repeated="12"/>
          <table:table-cell office:value-type="string" calcext:value-type="string">
            <text:p>(Cliente,Puerto) ('127.0.0.1', 33320) Dato recibido /|1043|147 Resultado 7Horainicio10:00:03Horafinal10:01:04tiempotranscurrido 61.09651207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78) Dato recibido /|1043|147 Resultado 7Horainicio09:32:14Horafinal09:33:14tiempotranscurrido 60.0688230991</text:p>
          </table:table-cell>
          <table:table-cell table:number-columns-repeated="11"/>
          <table:table-cell office:value-type="string" calcext:value-type="string">
            <text:p>(Cliente,Puerto) ('127.0.0.1', 33824) Dato recibido /|1043|147 Resultado 7Horainicio10:43:06Horafinal10:44:06tiempotranscurrido 60.0179009438</text:p>
          </table:table-cell>
          <table:table-cell table:number-columns-repeated="11"/>
          <table:table-cell office:value-type="string" calcext:value-type="string">
            <text:p>(Cliente,Puerto) ('127.0.0.1', 34054) Dato recibido /|1043|147 Resultado 7Horainicio10:00:03Horafinal10:01:04tiempotranscurrido 60.6580340862</text:p>
          </table:table-cell>
          <table:table-cell table:number-columns-repeated="12"/>
          <table:table-cell office:value-type="string" calcext:value-type="string">
            <text:p>(Cliente,Puerto) ('127.0.0.1', 37286) Dato recibido /|1043|147 Resultado 7Horainicio09:41:43Horafinal09:42:43tiempotranscurrido 60.0591039658</text:p>
          </table:table-cell>
          <table:table-cell table:number-columns-repeated="11"/>
          <table:table-cell office:value-type="string" calcext:value-type="string">
            <text:p>(Cliente,Puerto) ('127.0.0.1', 41490) Dato recibido /|1043|147 Resultado 7Horainicio09:44:04Horafinal09:45:04tiempotranscurrido 60.0595638752</text:p>
          </table:table-cell>
          <table:table-cell table:number-columns-repeated="12"/>
          <table:table-cell office:value-type="string" calcext:value-type="string">
            <text:p>(Cliente,Puerto) ('127.0.0.1', 33302) Dato recibido /|1043|147 Resultado 7Horainicio10:00:03Horafinal10:01:04tiempotranscurrido 61.127788782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80) Dato recibido /|1043|147 Resultado 7Horainicio09:32:14Horafinal09:33:14tiempotranscurrido 60.0666699409</text:p>
          </table:table-cell>
          <table:table-cell table:number-columns-repeated="11"/>
          <table:table-cell office:value-type="string" calcext:value-type="string">
            <text:p>(Cliente,Puerto) ('127.0.0.1', 33842) Dato recibido /|1043|147 Resultado 7Horainicio10:43:06Horafinal10:44:06tiempotranscurrido 60.0623848438</text:p>
          </table:table-cell>
          <table:table-cell table:number-columns-repeated="11"/>
          <table:table-cell office:value-type="string" calcext:value-type="string">
            <text:p>(Cliente,Puerto) ('127.0.0.1', 33692) Dato recibido /|1043|147 Resultado 7Horainicio10:00:03Horafinal10:01:04tiempotranscurrido 60.8496041298</text:p>
          </table:table-cell>
          <table:table-cell table:number-columns-repeated="12"/>
          <table:table-cell office:value-type="string" calcext:value-type="string">
            <text:p>(Cliente,Puerto) ('127.0.0.1', 37288) Dato recibido /|1043|147 Resultado 7Horainicio09:41:43Horafinal09:42:43tiempotranscurrido 60.0586891174</text:p>
          </table:table-cell>
          <table:table-cell table:number-columns-repeated="11"/>
          <table:table-cell office:value-type="string" calcext:value-type="string">
            <text:p>(Cliente,Puerto) ('127.0.0.1', 41508) Dato recibido /|1043|147 Resultado 7Horainicio09:44:04Horafinal09:45:04tiempotranscurrido 60.0615160465</text:p>
          </table:table-cell>
          <table:table-cell table:number-columns-repeated="12"/>
          <table:table-cell office:value-type="string" calcext:value-type="string">
            <text:p>(Cliente,Puerto) ('127.0.0.1', 33346) Dato recibido /|1043|147 Resultado 7Horainicio10:00:03Horafinal10:01:04tiempotranscurrido 61.066695928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88) Dato recibido /|1043|147 Resultado 7Horainicio09:32:14Horafinal09:33:14tiempotranscurrido 60.0600700378</text:p>
          </table:table-cell>
          <table:table-cell table:number-columns-repeated="11"/>
          <table:table-cell office:value-type="string" calcext:value-type="string">
            <text:p>(Cliente,Puerto) ('127.0.0.1', 33700) Dato recibido /|1043|147 Resultado 7Horainicio10:43:06Horafinal10:44:06tiempotranscurrido 60.0341260433</text:p>
          </table:table-cell>
          <table:table-cell table:number-columns-repeated="11"/>
          <table:table-cell office:value-type="string" calcext:value-type="string">
            <text:p>(Cliente,Puerto) ('127.0.0.1', 33278) Dato recibido /|1043|147 Resultado 7Horainicio10:00:03Horafinal10:01:04tiempotranscurrido 61.1565461159</text:p>
          </table:table-cell>
          <table:table-cell table:number-columns-repeated="12"/>
          <table:table-cell office:value-type="string" calcext:value-type="string">
            <text:p>(Cliente,Puerto) ('127.0.0.1', 37290) Dato recibido /|1043|147 Resultado 7Horainicio09:41:43Horafinal09:42:43tiempotranscurrido 60.0591888428</text:p>
          </table:table-cell>
          <table:table-cell table:number-columns-repeated="11"/>
          <table:table-cell office:value-type="string" calcext:value-type="string">
            <text:p>(Cliente,Puerto) ('127.0.0.1', 41494) Dato recibido /|1043|147 Resultado 7Horainicio09:44:04Horafinal09:45:04tiempotranscurrido 60.058672905</text:p>
          </table:table-cell>
          <table:table-cell table:number-columns-repeated="12"/>
          <table:table-cell office:value-type="string" calcext:value-type="string">
            <text:p>(Cliente,Puerto) ('127.0.0.1', 34054) Dato recibido /|1043|147 Resultado 7Horainicio10:00:03Horafinal10:01:04tiempotranscurrido 60.65803408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90) Dato recibido /|1043|147 Resultado 7Horainicio09:32:14Horafinal09:33:14tiempotranscurrido 60.0614700317</text:p>
          </table:table-cell>
          <table:table-cell table:number-columns-repeated="11"/>
          <table:table-cell office:value-type="string" calcext:value-type="string">
            <text:p>(Cliente,Puerto) ('127.0.0.1', 33684) Dato recibido /|1043|147 Resultado 7Horainicio10:43:06Horafinal10:44:06tiempotranscurrido 60.0451638699</text:p>
          </table:table-cell>
          <table:table-cell table:number-columns-repeated="11"/>
          <table:table-cell office:value-type="string" calcext:value-type="string">
            <text:p>(Cliente,Puerto) ('127.0.0.1', 33884) Dato recibido /|1043|147 Resultado 7Horainicio10:00:03Horafinal10:01:04tiempotranscurrido 60.6709830761</text:p>
          </table:table-cell>
          <table:table-cell table:number-columns-repeated="12"/>
          <table:table-cell office:value-type="string" calcext:value-type="string">
            <text:p>(Cliente,Puerto) ('127.0.0.1', 37284) Dato recibido /|1043|147 Resultado 7Horainicio09:41:43Horafinal09:42:43tiempotranscurrido 60.060213089</text:p>
          </table:table-cell>
          <table:table-cell table:number-columns-repeated="11"/>
          <table:table-cell office:value-type="string" calcext:value-type="string">
            <text:p>(Cliente,Puerto) ('127.0.0.1', 41496) Dato recibido /|1043|147 Resultado 7Horainicio09:44:04Horafinal09:45:04tiempotranscurrido 60.0585598946</text:p>
          </table:table-cell>
          <table:table-cell table:number-columns-repeated="12"/>
          <table:table-cell office:value-type="string" calcext:value-type="string">
            <text:p>(Cliente,Puerto) ('127.0.0.1', 33692) Dato recibido /|1043|147 Resultado 7Horainicio10:00:03Horafinal10:01:04tiempotranscurrido 60.84960412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94) Dato recibido /|1043|147 Resultado 7Horainicio09:32:14Horafinal09:33:14tiempotranscurrido 60.0622220039</text:p>
          </table:table-cell>
          <table:table-cell table:number-columns-repeated="11"/>
          <table:table-cell office:value-type="string" calcext:value-type="string">
            <text:p>(Cliente,Puerto) ('127.0.0.1', 33906) Dato recibido /|1043|147 Resultado 7Horainicio10:43:06Horafinal10:44:06tiempotranscurrido 60.0626029968</text:p>
          </table:table-cell>
          <table:table-cell table:number-columns-repeated="11"/>
          <table:table-cell office:value-type="string" calcext:value-type="string">
            <text:p>(Cliente,Puerto) ('127.0.0.1', 33260) Dato recibido /|1043|147 Resultado 7Horainicio10:00:03Horafinal10:01:04tiempotranscurrido 61.1777710915</text:p>
          </table:table-cell>
          <table:table-cell table:number-columns-repeated="12"/>
          <table:table-cell office:value-type="string" calcext:value-type="string">
            <text:p>(Cliente,Puerto) ('127.0.0.1', 37292) Dato recibido /|1043|147 Resultado 7Horainicio09:41:43Horafinal09:42:43tiempotranscurrido 60.0579488277</text:p>
          </table:table-cell>
          <table:table-cell table:number-columns-repeated="11"/>
          <table:table-cell office:value-type="string" calcext:value-type="string">
            <text:p>(Cliente,Puerto) ('127.0.0.1', 41498) Dato recibido /|1043|147 Resultado 7Horainicio09:44:04Horafinal09:45:04tiempotranscurrido 60.0582549572</text:p>
          </table:table-cell>
          <table:table-cell table:number-columns-repeated="12"/>
          <table:table-cell office:value-type="string" calcext:value-type="string">
            <text:p>(Cliente,Puerto) ('127.0.0.1', 33278) Dato recibido /|1043|147 Resultado 7Horainicio10:00:03Horafinal10:01:04tiempotranscurrido 61.156546115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92) Dato recibido /|1043|147 Resultado 7Horainicio09:32:14Horafinal09:33:14tiempotranscurrido 60.0641949177</text:p>
          </table:table-cell>
          <table:table-cell table:number-columns-repeated="11"/>
          <table:table-cell office:value-type="string" calcext:value-type="string">
            <text:p>(Cliente,Puerto) ('127.0.0.1', 33836) Dato recibido /|1043|147 Resultado 7Horainicio10:43:06Horafinal10:44:06tiempotranscurrido 60.0595440865</text:p>
          </table:table-cell>
          <table:table-cell table:number-columns-repeated="11"/>
          <table:table-cell office:value-type="string" calcext:value-type="string">
            <text:p>(Cliente,Puerto) ('127.0.0.1', 34526) Dato recibido /|1043|147 Resultado 7Horainicio10:00:03Horafinal10:01:04tiempotranscurrido 60.4058640003</text:p>
          </table:table-cell>
          <table:table-cell table:number-columns-repeated="12"/>
          <table:table-cell office:value-type="string" calcext:value-type="string">
            <text:p>(Cliente,Puerto) ('127.0.0.1', 37274) Dato recibido /|1043|147 Resultado 7Horainicio09:41:43Horafinal09:42:43tiempotranscurrido 60.062759161</text:p>
          </table:table-cell>
          <table:table-cell table:number-columns-repeated="11"/>
          <table:table-cell office:value-type="string" calcext:value-type="string">
            <text:p>(Cliente,Puerto) ('127.0.0.1', 41528) Dato recibido /|1043|147 Resultado 7Horainicio09:44:04Horafinal09:45:04tiempotranscurrido 60.0595679283</text:p>
          </table:table-cell>
          <table:table-cell table:number-columns-repeated="12"/>
          <table:table-cell office:value-type="string" calcext:value-type="string">
            <text:p>(Cliente,Puerto) ('127.0.0.1', 33884) Dato recibido /|1043|147 Resultado 7Horainicio10:00:03Horafinal10:01:04tiempotranscurrido 60.670983076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98) Dato recibido /|1043|147 Resultado 7Horainicio09:32:14Horafinal09:33:14tiempotranscurrido 60.0628829002</text:p>
          </table:table-cell>
          <table:table-cell table:number-columns-repeated="11"/>
          <table:table-cell office:value-type="string" calcext:value-type="string">
            <text:p>(Cliente,Puerto) ('127.0.0.1', 33848) Dato recibido /|1043|147 Resultado 7Horainicio10:43:06Horafinal10:44:06tiempotranscurrido 60.0653960705</text:p>
          </table:table-cell>
          <table:table-cell table:number-columns-repeated="11"/>
          <table:table-cell office:value-type="string" calcext:value-type="string">
            <text:p>(Cliente,Puerto) ('127.0.0.1', 33330) Dato recibido /|1043|147 Resultado 7Horainicio10:00:03Horafinal10:01:04tiempotranscurrido 61.0837609768</text:p>
          </table:table-cell>
          <table:table-cell table:number-columns-repeated="12"/>
          <table:table-cell office:value-type="string" calcext:value-type="string">
            <text:p>(Cliente,Puerto) ('127.0.0.1', 37296) Dato recibido /|1043|147 Resultado 7Horainicio09:41:43Horafinal09:42:43tiempotranscurrido 60.0572209358</text:p>
          </table:table-cell>
          <table:table-cell table:number-columns-repeated="11"/>
          <table:table-cell office:value-type="string" calcext:value-type="string">
            <text:p>(Cliente,Puerto) ('127.0.0.1', 41488) Dato recibido /|1043|147 Resultado 7Horainicio09:44:04Horafinal09:45:04tiempotranscurrido 60.0605111122</text:p>
          </table:table-cell>
          <table:table-cell table:number-columns-repeated="12"/>
          <table:table-cell office:value-type="string" calcext:value-type="string">
            <text:p>(Cliente,Puerto) ('127.0.0.1', 33260) Dato recibido /|1043|147 Resultado 7Horainicio10:00:03Horafinal10:01:04tiempotranscurrido 61.177771091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96) Dato recibido /|1043|147 Resultado 7Horainicio09:32:14Horafinal09:33:14tiempotranscurrido 60.0648348331</text:p>
          </table:table-cell>
          <table:table-cell table:number-columns-repeated="11"/>
          <table:table-cell office:value-type="string" calcext:value-type="string">
            <text:p>(Cliente,Puerto) ('127.0.0.1', 33680) Dato recibido /|1043|147 Resultado 7Horainicio10:43:06Horafinal10:44:06tiempotranscurrido 60.046284914</text:p>
          </table:table-cell>
          <table:table-cell table:number-columns-repeated="11"/>
          <table:table-cell office:value-type="string" calcext:value-type="string">
            <text:p>(Cliente,Puerto) ('127.0.0.1', 32886) Dato recibido /|1043|147 Resultado 7Horainicio10:00:02Horafinal10:01:04tiempotranscurrido 61.4222149849</text:p>
          </table:table-cell>
          <table:table-cell table:number-columns-repeated="12"/>
          <table:table-cell office:value-type="string" calcext:value-type="string">
            <text:p>(Cliente,Puerto) ('127.0.0.1', 37282) Dato recibido /|1043|147 Resultado 7Horainicio09:41:43Horafinal09:42:43tiempotranscurrido 60.0597400665</text:p>
          </table:table-cell>
          <table:table-cell table:number-columns-repeated="11"/>
          <table:table-cell office:value-type="string" calcext:value-type="string">
            <text:p>(Cliente,Puerto) ('127.0.0.1', 41522) Dato recibido /|1043|147 Resultado 7Horainicio09:44:04Horafinal09:45:04tiempotranscurrido 60.0632991791</text:p>
          </table:table-cell>
          <table:table-cell table:number-columns-repeated="12"/>
          <table:table-cell office:value-type="string" calcext:value-type="string">
            <text:p>(Cliente,Puerto) ('127.0.0.1', 34526) Dato recibido /|1043|147 Resultado 7Horainicio10:00:03Horafinal10:01:04tiempotranscurrido 60.40586400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02) Dato recibido /|1043|147 Resultado 7Horainicio09:32:14Horafinal09:33:14tiempotranscurrido 60.0633280277</text:p>
          </table:table-cell>
          <table:table-cell table:number-columns-repeated="11"/>
          <table:table-cell office:value-type="string" calcext:value-type="string">
            <text:p>(Cliente,Puerto) ('127.0.0.1', 33662) Dato recibido /|1043|147 Resultado 7Horainicio10:43:06Horafinal10:44:06tiempotranscurrido 60.059566021</text:p>
          </table:table-cell>
          <table:table-cell table:number-columns-repeated="11"/>
          <table:table-cell office:value-type="string" calcext:value-type="string">
            <text:p>(Cliente,Puerto) ('127.0.0.1', 33684) Dato recibido /|1043|147 Resultado 7Horainicio10:00:03Horafinal10:01:04tiempotranscurrido 60.8534090519</text:p>
          </table:table-cell>
          <table:table-cell table:number-columns-repeated="12"/>
          <table:table-cell office:value-type="string" calcext:value-type="string">
            <text:p>(Cliente,Puerto) ('127.0.0.1', 37304) Dato recibido /|1043|147 Resultado 7Horainicio09:41:43Horafinal09:42:43tiempotranscurrido 60.0587069988</text:p>
          </table:table-cell>
          <table:table-cell table:number-columns-repeated="11"/>
          <table:table-cell office:value-type="string" calcext:value-type="string">
            <text:p>(Cliente,Puerto) ('127.0.0.1', 41506) Dato recibido /|1043|147 Resultado 7Horainicio09:44:04Horafinal09:45:04tiempotranscurrido 60.0611050129</text:p>
          </table:table-cell>
          <table:table-cell table:number-columns-repeated="12"/>
          <table:table-cell office:value-type="string" calcext:value-type="string">
            <text:p>(Cliente,Puerto) ('127.0.0.1', 33330) Dato recibido /|1043|147 Resultado 7Horainicio10:00:03Horafinal10:01:04tiempotranscurrido 61.083760976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00) Dato recibido /|1043|147 Resultado 7Horainicio09:32:14Horafinal09:33:14tiempotranscurrido 60.0669691563</text:p>
          </table:table-cell>
          <table:table-cell table:number-columns-repeated="11"/>
          <table:table-cell office:value-type="string" calcext:value-type="string">
            <text:p>(Cliente,Puerto) ('127.0.0.1', 33666) Dato recibido /|1043|147 Resultado 7Horainicio10:43:06Horafinal10:44:06tiempotranscurrido 60.0579218864</text:p>
          </table:table-cell>
          <table:table-cell table:number-columns-repeated="11"/>
          <table:table-cell office:value-type="string" calcext:value-type="string">
            <text:p>(Cliente,Puerto) ('127.0.0.1', 34212) Dato recibido /|1043|147 Resultado 7Horainicio10:00:03Horafinal10:01:04tiempotranscurrido 60.5647439957</text:p>
          </table:table-cell>
          <table:table-cell table:number-columns-repeated="12"/>
          <table:table-cell office:value-type="string" calcext:value-type="string">
            <text:p>(Cliente,Puerto) ('127.0.0.1', 37312) Dato recibido /|1043|147 Resultado 7Horainicio09:41:43Horafinal09:42:43tiempotranscurrido 60.0571849346</text:p>
          </table:table-cell>
          <table:table-cell table:number-columns-repeated="11"/>
          <table:table-cell office:value-type="string" calcext:value-type="string">
            <text:p>(Cliente,Puerto) ('127.0.0.1', 41518) Dato recibido /|1043|147 Resultado 7Horainicio09:44:04Horafinal09:45:04tiempotranscurrido 60.0585010052</text:p>
          </table:table-cell>
          <table:table-cell table:number-columns-repeated="12"/>
          <table:table-cell office:value-type="string" calcext:value-type="string">
            <text:p>(Cliente,Puerto) ('127.0.0.1', 32886) Dato recibido /|1043|147 Resultado 7Horainicio10:00:02Horafinal10:01:04tiempotranscurrido 61.42221498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04) Dato recibido /|1043|147 Resultado 7Horainicio09:32:14Horafinal09:33:14tiempotranscurrido 60.0672159195</text:p>
          </table:table-cell>
          <table:table-cell table:number-columns-repeated="11"/>
          <table:table-cell office:value-type="string" calcext:value-type="string">
            <text:p>(Cliente,Puerto) ('127.0.0.1', 33850) Dato recibido /|1043|147 Resultado 7Horainicio10:43:06Horafinal10:44:06tiempotranscurrido 60.0609579086</text:p>
          </table:table-cell>
          <table:table-cell table:number-columns-repeated="11"/>
          <table:table-cell office:value-type="string" calcext:value-type="string">
            <text:p>(Cliente,Puerto) ('127.0.0.1', 33154) Dato recibido /|1043|147 Resultado 7Horainicio10:00:04Horafinal10:01:04tiempotranscurrido 60.0717158318</text:p>
          </table:table-cell>
          <table:table-cell table:number-columns-repeated="12"/>
          <table:table-cell office:value-type="string" calcext:value-type="string">
            <text:p>(Cliente,Puerto) ('127.0.0.1', 37300) Dato recibido /|1043|147 Resultado 7Horainicio09:41:43Horafinal09:42:43tiempotranscurrido 60.0597572327</text:p>
          </table:table-cell>
          <table:table-cell table:number-columns-repeated="11"/>
          <table:table-cell office:value-type="string" calcext:value-type="string">
            <text:p>(Cliente,Puerto) ('127.0.0.1', 41502) Dato recibido /|1043|147 Resultado 7Horainicio09:44:04Horafinal09:45:04tiempotranscurrido 60.0618298054</text:p>
          </table:table-cell>
          <table:table-cell table:number-columns-repeated="12"/>
          <table:table-cell office:value-type="string" calcext:value-type="string">
            <text:p>(Cliente,Puerto) ('127.0.0.1', 33684) Dato recibido /|1043|147 Resultado 7Horainicio10:00:03Horafinal10:01:04tiempotranscurrido 60.85340905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06) Dato recibido /|1043|147 Resultado 7Horainicio09:32:14Horafinal09:33:14tiempotranscurrido 60.0652318001</text:p>
          </table:table-cell>
          <table:table-cell table:number-columns-repeated="11"/>
          <table:table-cell office:value-type="string" calcext:value-type="string">
            <text:p>(Cliente,Puerto) ('127.0.0.1', 33728) Dato recibido /|1043|147 Resultado 7Horainicio10:43:06Horafinal10:44:06tiempotranscurrido 60.0445101261</text:p>
          </table:table-cell>
          <table:table-cell table:number-columns-repeated="11"/>
          <table:table-cell office:value-type="string" calcext:value-type="string">
            <text:p>(Cliente,Puerto) ('127.0.0.1', 33000) Dato recibido /|1043|147 Resultado 7Horainicio10:00:04Horafinal10:01:04tiempotranscurrido 60.2222099304</text:p>
          </table:table-cell>
          <table:table-cell table:number-columns-repeated="12"/>
          <table:table-cell office:value-type="string" calcext:value-type="string">
            <text:p>(Cliente,Puerto) ('127.0.0.1', 37306) Dato recibido /|1043|147 Resultado 7Horainicio09:41:43Horafinal09:42:43tiempotranscurrido 60.0584499836</text:p>
          </table:table-cell>
          <table:table-cell table:number-columns-repeated="11"/>
          <table:table-cell office:value-type="string" calcext:value-type="string">
            <text:p>(Cliente,Puerto) ('127.0.0.1', 41486) Dato recibido /|1043|147 Resultado 7Horainicio09:44:04Horafinal09:45:04tiempotranscurrido 60.0603740215</text:p>
          </table:table-cell>
          <table:table-cell table:number-columns-repeated="12"/>
          <table:table-cell office:value-type="string" calcext:value-type="string">
            <text:p>(Cliente,Puerto) ('127.0.0.1', 34212) Dato recibido /|1043|147 Resultado 7Horainicio10:00:03Horafinal10:01:04tiempotranscurrido 60.56474399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14) Dato recibido /|1043|147 Resultado 7Horainicio09:32:14Horafinal09:33:14tiempotranscurrido 60.0592710972</text:p>
          </table:table-cell>
          <table:table-cell table:number-columns-repeated="11"/>
          <table:table-cell office:value-type="string" calcext:value-type="string">
            <text:p>(Cliente,Puerto) ('127.0.0.1', 33876) Dato recibido /|1043|147 Resultado 7Horainicio10:43:06Horafinal10:44:06tiempotranscurrido 60.0376410484</text:p>
          </table:table-cell>
          <table:table-cell table:number-columns-repeated="11"/>
          <table:table-cell office:value-type="string" calcext:value-type="string">
            <text:p>(Cliente,Puerto) ('127.0.0.1', 33698) Dato recibido /|1043|147 Resultado 7Horainicio10:00:03Horafinal10:01:04tiempotranscurrido 60.8405771255</text:p>
          </table:table-cell>
          <table:table-cell table:number-columns-repeated="12"/>
          <table:table-cell office:value-type="string" calcext:value-type="string">
            <text:p>(Cliente,Puerto) ('127.0.0.1', 37314) Dato recibido /|1043|147 Resultado 7Horainicio09:41:43Horafinal09:42:43tiempotranscurrido 60.0570588112</text:p>
          </table:table-cell>
          <table:table-cell table:number-columns-repeated="11"/>
          <table:table-cell office:value-type="string" calcext:value-type="string">
            <text:p>(Cliente,Puerto) ('127.0.0.1', 41516) Dato recibido /|1043|147 Resultado 7Horainicio09:44:04Horafinal09:45:04tiempotranscurrido 60.0604629517</text:p>
          </table:table-cell>
          <table:table-cell table:number-columns-repeated="12"/>
          <table:table-cell office:value-type="string" calcext:value-type="string">
            <text:p>(Cliente,Puerto) ('127.0.0.1', 33154) Dato recibido /|1043|147 Resultado 7Horainicio10:00:04Horafinal10:01:04tiempotranscurrido 60.071715831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18) Dato recibido /|1043|147 Resultado 7Horainicio09:32:14Horafinal09:33:14tiempotranscurrido 60.0606279373</text:p>
          </table:table-cell>
          <table:table-cell table:number-columns-repeated="11"/>
          <table:table-cell office:value-type="string" calcext:value-type="string">
            <text:p>(Cliente,Puerto) ('127.0.0.1', 33772) Dato recibido /|1043|147 Resultado 7Horainicio10:43:06Horafinal10:44:06tiempotranscurrido 60.0515878201</text:p>
          </table:table-cell>
          <table:table-cell table:number-columns-repeated="11"/>
          <table:table-cell office:value-type="string" calcext:value-type="string">
            <text:p>(Cliente,Puerto) ('127.0.0.1', 33762) Dato recibido /|1043|147 Resultado 7Horainicio10:00:03Horafinal10:01:04tiempotranscurrido 60.7981958389</text:p>
          </table:table-cell>
          <table:table-cell table:number-columns-repeated="12"/>
          <table:table-cell office:value-type="string" calcext:value-type="string">
            <text:p>(Cliente,Puerto) ('127.0.0.1', 37310) Dato recibido /|1043|147 Resultado 7Horainicio09:41:43Horafinal09:42:43tiempotranscurrido 60.0577511787</text:p>
          </table:table-cell>
          <table:table-cell table:number-columns-repeated="11"/>
          <table:table-cell office:value-type="string" calcext:value-type="string">
            <text:p>(Cliente,Puerto) ('127.0.0.1', 41512) Dato recibido /|1043|147 Resultado 7Horainicio09:44:04Horafinal09:45:04tiempotranscurrido 60.0616979599</text:p>
          </table:table-cell>
          <table:table-cell table:number-columns-repeated="12"/>
          <table:table-cell office:value-type="string" calcext:value-type="string">
            <text:p>(Cliente,Puerto) ('127.0.0.1', 33000) Dato recibido /|1043|147 Resultado 7Horainicio10:00:04Horafinal10:01:04tiempotranscurrido 60.222209930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08) Dato recibido /|1043|147 Resultado 7Horainicio09:32:14Horafinal09:33:14tiempotranscurrido 60.0714070797</text:p>
          </table:table-cell>
          <table:table-cell table:number-columns-repeated="11"/>
          <table:table-cell office:value-type="string" calcext:value-type="string">
            <text:p>(Cliente,Puerto) ('127.0.0.1', 33870) Dato recibido /|1043|147 Resultado 7Horainicio10:43:06Horafinal10:44:06tiempotranscurrido 60.0428130627</text:p>
          </table:table-cell>
          <table:table-cell table:number-columns-repeated="11"/>
          <table:table-cell office:value-type="string" calcext:value-type="string">
            <text:p>(Cliente,Puerto) ('127.0.0.1', 33614) Dato recibido /|1043|147 Resultado 7Horainicio10:00:03Horafinal10:01:04tiempotranscurrido 60.8933770657</text:p>
          </table:table-cell>
          <table:table-cell table:number-columns-repeated="12"/>
          <table:table-cell office:value-type="string" calcext:value-type="string">
            <text:p>(Cliente,Puerto) ('127.0.0.1', 37298) Dato recibido /|1043|147 Resultado 7Horainicio09:41:43Horafinal09:42:43tiempotranscurrido 60.0605680943</text:p>
          </table:table-cell>
          <table:table-cell table:number-columns-repeated="11"/>
          <table:table-cell office:value-type="string" calcext:value-type="string">
            <text:p>(Cliente,Puerto) ('127.0.0.1', 41482) Dato recibido /|1043|147 Resultado 7Horainicio09:44:04Horafinal09:45:04tiempotranscurrido 60.061578989</text:p>
          </table:table-cell>
          <table:table-cell table:number-columns-repeated="12"/>
          <table:table-cell office:value-type="string" calcext:value-type="string">
            <text:p>(Cliente,Puerto) ('127.0.0.1', 33698) Dato recibido /|1043|147 Resultado 7Horainicio10:00:03Horafinal10:01:04tiempotranscurrido 60.840577125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16) Dato recibido /|1043|147 Resultado 7Horainicio09:32:14Horafinal09:33:14tiempotranscurrido 60.0653970242</text:p>
          </table:table-cell>
          <table:table-cell table:number-columns-repeated="11"/>
          <table:table-cell office:value-type="string" calcext:value-type="string">
            <text:p>(Cliente,Puerto) ('127.0.0.1', 33676) Dato recibido /|1043|147 Resultado 7Horainicio10:43:06Horafinal10:44:06tiempotranscurrido 60.048803091</text:p>
          </table:table-cell>
          <table:table-cell table:number-columns-repeated="11"/>
          <table:table-cell office:value-type="string" calcext:value-type="string">
            <text:p>(Cliente,Puerto) ('127.0.0.1', 32954) Dato recibido /|1043|147 Resultado 7Horainicio10:00:04Horafinal10:01:04tiempotranscurrido 60.1312220097</text:p>
          </table:table-cell>
          <table:table-cell table:number-columns-repeated="12"/>
          <table:table-cell office:value-type="string" calcext:value-type="string">
            <text:p>(Cliente,Puerto) ('127.0.0.1', 37302) Dato recibido /|1043|147 Resultado 7Horainicio09:41:43Horafinal09:42:43tiempotranscurrido 60.0595118999</text:p>
          </table:table-cell>
          <table:table-cell table:number-columns-repeated="11"/>
          <table:table-cell office:value-type="string" calcext:value-type="string">
            <text:p>(Cliente,Puerto) ('127.0.0.1', 41520) Dato recibido /|1043|147 Resultado 7Horainicio09:44:04Horafinal09:45:04tiempotranscurrido 60.0612609386</text:p>
          </table:table-cell>
          <table:table-cell table:number-columns-repeated="12"/>
          <table:table-cell office:value-type="string" calcext:value-type="string">
            <text:p>(Cliente,Puerto) ('127.0.0.1', 33762) Dato recibido /|1043|147 Resultado 7Horainicio10:00:03Horafinal10:01:04tiempotranscurrido 60.79819583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20) Dato recibido /|1043|147 Resultado 7Horainicio09:32:14Horafinal09:33:14tiempotranscurrido 60.0625238419</text:p>
          </table:table-cell>
          <table:table-cell table:number-columns-repeated="11"/>
          <table:table-cell office:value-type="string" calcext:value-type="string">
            <text:p>(Cliente,Puerto) ('127.0.0.1', 33908) Dato recibido /|1043|147 Resultado 7Horainicio10:43:06Horafinal10:44:06tiempotranscurrido 60.0651319027</text:p>
          </table:table-cell>
          <table:table-cell table:number-columns-repeated="11"/>
          <table:table-cell office:value-type="string" calcext:value-type="string">
            <text:p>(Cliente,Puerto) ('127.0.0.1', 33812) Dato recibido /|1043|147 Resultado 7Horainicio10:00:03Horafinal10:01:04tiempotranscurrido 60.7799060345</text:p>
          </table:table-cell>
          <table:table-cell table:number-columns-repeated="12"/>
          <table:table-cell office:value-type="string" calcext:value-type="string">
            <text:p>(Cliente,Puerto) ('127.0.0.1', 37308) Dato recibido /|1043|147 Resultado 7Horainicio09:41:43Horafinal09:42:43tiempotranscurrido 60.0584819317</text:p>
          </table:table-cell>
          <table:table-cell table:number-columns-repeated="11"/>
          <table:table-cell office:value-type="string" calcext:value-type="string">
            <text:p>(Cliente,Puerto) ('127.0.0.1', 41530) Dato recibido /|1043|147 Resultado 7Horainicio09:44:04Horafinal09:45:04tiempotranscurrido 60.0598008633</text:p>
          </table:table-cell>
          <table:table-cell table:number-columns-repeated="12"/>
          <table:table-cell office:value-type="string" calcext:value-type="string">
            <text:p>(Cliente,Puerto) ('127.0.0.1', 33614) Dato recibido /|1043|147 Resultado 7Horainicio10:00:03Horafinal10:01:04tiempotranscurrido 60.89337706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22) Dato recibido /|1043|147 Resultado 7Horainicio09:32:14Horafinal09:33:14tiempotranscurrido 60.0640881062</text:p>
          </table:table-cell>
          <table:table-cell table:number-columns-repeated="11"/>
          <table:table-cell office:value-type="string" calcext:value-type="string">
            <text:p>(Cliente,Puerto) ('127.0.0.1', 33912) Dato recibido /|1043|147 Resultado 7Horainicio10:43:06Horafinal10:44:06tiempotranscurrido 60.0620639324</text:p>
          </table:table-cell>
          <table:table-cell table:number-columns-repeated="11"/>
          <table:table-cell office:value-type="string" calcext:value-type="string">
            <text:p>(Cliente,Puerto) ('127.0.0.1', 33312) Dato recibido /|1043|147 Resultado 7Horainicio10:00:03Horafinal10:01:04tiempotranscurrido 61.107624054</text:p>
          </table:table-cell>
          <table:table-cell table:number-columns-repeated="12"/>
          <table:table-cell office:value-type="string" calcext:value-type="string">
            <text:p>(Cliente,Puerto) ('127.0.0.1', 37316) Dato recibido /|1043|147 Resultado 7Horainicio09:41:43Horafinal09:42:43tiempotranscurrido 60.0607218742</text:p>
          </table:table-cell>
          <table:table-cell table:number-columns-repeated="11"/>
          <table:table-cell office:value-type="string" calcext:value-type="string">
            <text:p>(Cliente,Puerto) ('127.0.0.1', 41524) Dato recibido /|1043|147 Resultado 7Horainicio09:44:04Horafinal09:45:04tiempotranscurrido 60.0607089996</text:p>
          </table:table-cell>
          <table:table-cell table:number-columns-repeated="12"/>
          <table:table-cell office:value-type="string" calcext:value-type="string">
            <text:p>(Cliente,Puerto) ('127.0.0.1', 32954) Dato recibido /|1043|147 Resultado 7Horainicio10:00:04Horafinal10:01:04tiempotranscurrido 60.131222009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10) Dato recibido /|1043|147 Resultado 7Horainicio09:32:14Horafinal09:33:14tiempotranscurrido 60.0649311543</text:p>
          </table:table-cell>
          <table:table-cell table:number-columns-repeated="11"/>
          <table:table-cell office:value-type="string" calcext:value-type="string">
            <text:p>(Cliente,Puerto) ('127.0.0.1', 33854) Dato recibido /|1043|147 Resultado 7Horainicio10:43:06Horafinal10:44:06tiempotranscurrido 60.0611228943</text:p>
          </table:table-cell>
          <table:table-cell table:number-columns-repeated="11"/>
          <table:table-cell office:value-type="string" calcext:value-type="string">
            <text:p>(Cliente,Puerto) ('127.0.0.1', 33526) Dato recibido /|1043|147 Resultado 7Horainicio10:00:03Horafinal10:01:04tiempotranscurrido 60.9424171448</text:p>
          </table:table-cell>
          <table:table-cell table:number-columns-repeated="12"/>
          <table:table-cell office:value-type="string" calcext:value-type="string">
            <text:p>(Cliente,Puerto) ('127.0.0.1', 37326) Dato recibido /|1043|147 Resultado 7Horainicio09:41:43Horafinal09:42:43tiempotranscurrido 60.0589051247</text:p>
          </table:table-cell>
          <table:table-cell table:number-columns-repeated="11"/>
          <table:table-cell office:value-type="string" calcext:value-type="string">
            <text:p>(Cliente,Puerto) ('127.0.0.1', 41526) Dato recibido /|1043|147 Resultado 7Horainicio09:44:04Horafinal09:45:04tiempotranscurrido 60.0604498386</text:p>
          </table:table-cell>
          <table:table-cell table:number-columns-repeated="12"/>
          <table:table-cell office:value-type="string" calcext:value-type="string">
            <text:p>(Cliente,Puerto) ('127.0.0.1', 33812) Dato recibido /|1043|147 Resultado 7Horainicio10:00:03Horafinal10:01:04tiempotranscurrido 60.77990603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12) Dato recibido /|1043|147 Resultado 7Horainicio09:32:14Horafinal09:33:14tiempotranscurrido 60.0612251759</text:p>
          </table:table-cell>
          <table:table-cell table:number-columns-repeated="11"/>
          <table:table-cell office:value-type="string" calcext:value-type="string">
            <text:p>(Cliente,Puerto) ('127.0.0.1', 33890) Dato recibido /|1043|147 Resultado 7Horainicio10:43:06Horafinal10:44:06tiempotranscurrido 60.0673789978</text:p>
          </table:table-cell>
          <table:table-cell table:number-columns-repeated="11"/>
          <table:table-cell office:value-type="string" calcext:value-type="string">
            <text:p>(Cliente,Puerto) ('127.0.0.1', 33708) Dato recibido /|1043|147 Resultado 7Horainicio10:00:03Horafinal10:01:04tiempotranscurrido 60.8288090229</text:p>
          </table:table-cell>
          <table:table-cell table:number-columns-repeated="12"/>
          <table:table-cell office:value-type="string" calcext:value-type="string">
            <text:p>(Cliente,Puerto) ('127.0.0.1', 37328) Dato recibido /|1043|147 Resultado 7Horainicio09:41:43Horafinal09:42:43tiempotranscurrido 60.0585799217</text:p>
          </table:table-cell>
          <table:table-cell table:number-columns-repeated="11"/>
          <table:table-cell office:value-type="string" calcext:value-type="string">
            <text:p>(Cliente,Puerto) ('127.0.0.1', 41534) Dato recibido /|1043|147 Resultado 7Horainicio09:44:04Horafinal09:45:04tiempotranscurrido 60.0592651367</text:p>
          </table:table-cell>
          <table:table-cell table:number-columns-repeated="12"/>
          <table:table-cell office:value-type="string" calcext:value-type="string">
            <text:p>(Cliente,Puerto) ('127.0.0.1', 33312) Dato recibido /|1043|147 Resultado 7Horainicio10:00:03Horafinal10:01:04tiempotranscurrido 61.1076240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28) Dato recibido /|1043|147 Resultado 7Horainicio09:32:14Horafinal09:33:14tiempotranscurrido 60.0620150566</text:p>
          </table:table-cell>
          <table:table-cell table:number-columns-repeated="11"/>
          <table:table-cell office:value-type="string" calcext:value-type="string">
            <text:p>(Cliente,Puerto) ('127.0.0.1', 33910) Dato recibido /|1043|147 Resultado 7Horainicio10:43:06Horafinal10:44:06tiempotranscurrido 60.0647830963</text:p>
          </table:table-cell>
          <table:table-cell table:number-columns-repeated="11"/>
          <table:table-cell office:value-type="string" calcext:value-type="string">
            <text:p>(Cliente,Puerto) ('127.0.0.1', 34712) Dato recibido /|1043|147 Resultado 7Horainicio10:00:03Horafinal10:01:04tiempotranscurrido 60.3517069817</text:p>
          </table:table-cell>
          <table:table-cell table:number-columns-repeated="12"/>
          <table:table-cell office:value-type="string" calcext:value-type="string">
            <text:p>(Cliente,Puerto) ('127.0.0.1', 37332) Dato recibido /|1043|147 Resultado 7Horainicio09:41:43Horafinal09:42:43tiempotranscurrido 60.0579240322</text:p>
          </table:table-cell>
          <table:table-cell table:number-columns-repeated="11"/>
          <table:table-cell office:value-type="string" calcext:value-type="string">
            <text:p>(Cliente,Puerto) ('127.0.0.1', 41538) Dato recibido /|1043|147 Resultado 7Horainicio09:44:04Horafinal09:45:04tiempotranscurrido 60.060076952</text:p>
          </table:table-cell>
          <table:table-cell table:number-columns-repeated="12"/>
          <table:table-cell office:value-type="string" calcext:value-type="string">
            <text:p>(Cliente,Puerto) ('127.0.0.1', 33526) Dato recibido /|1043|147 Resultado 7Horainicio10:00:03Horafinal10:01:04tiempotranscurrido 60.94241714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34) Dato recibido /|1043|147 Resultado 7Horainicio09:32:14Horafinal09:33:14tiempotranscurrido 60.0600500107</text:p>
          </table:table-cell>
          <table:table-cell table:number-columns-repeated="11"/>
          <table:table-cell office:value-type="string" calcext:value-type="string">
            <text:p>(Cliente,Puerto) ('127.0.0.1', 33852) Dato recibido /|1043|147 Resultado 7Horainicio10:43:06Horafinal10:44:06tiempotranscurrido 60.0610740185</text:p>
          </table:table-cell>
          <table:table-cell table:number-columns-repeated="11"/>
          <table:table-cell office:value-type="string" calcext:value-type="string">
            <text:p>(Cliente,Puerto) ('127.0.0.1', 33724) Dato recibido /|1043|147 Resultado 7Horainicio10:00:03Horafinal10:01:04tiempotranscurrido 60.8084859848</text:p>
          </table:table-cell>
          <table:table-cell table:number-columns-repeated="12"/>
          <table:table-cell office:value-type="string" calcext:value-type="string">
            <text:p>(Cliente,Puerto) ('127.0.0.1', 37322) Dato recibido /|1043|147 Resultado 7Horainicio09:41:43Horafinal09:42:43tiempotranscurrido 60.0598678589</text:p>
          </table:table-cell>
          <table:table-cell table:number-columns-repeated="11"/>
          <table:table-cell office:value-type="string" calcext:value-type="string">
            <text:p>(Cliente,Puerto) ('127.0.0.1', 41540) Dato recibido /|1043|147 Resultado 7Horainicio09:44:04Horafinal09:45:04tiempotranscurrido 60.0597150326</text:p>
          </table:table-cell>
          <table:table-cell table:number-columns-repeated="12"/>
          <table:table-cell office:value-type="string" calcext:value-type="string">
            <text:p>(Cliente,Puerto) ('127.0.0.1', 33708) Dato recibido /|1043|147 Resultado 7Horainicio10:00:03Horafinal10:01:04tiempotranscurrido 60.828809022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26) Dato recibido /|1043|147 Resultado 7Horainicio09:32:14Horafinal09:33:14tiempotranscurrido 60.0643479824</text:p>
          </table:table-cell>
          <table:table-cell table:number-columns-repeated="11"/>
          <table:table-cell office:value-type="string" calcext:value-type="string">
            <text:p>(Cliente,Puerto) ('127.0.0.1', 33884) Dato recibido /|1043|147 Resultado 7Horainicio10:43:06Horafinal10:44:06tiempotranscurrido 60.0313811302</text:p>
          </table:table-cell>
          <table:table-cell table:number-columns-repeated="11"/>
          <table:table-cell office:value-type="string" calcext:value-type="string">
            <text:p>(Cliente,Puerto) ('127.0.0.1', 33292) Dato recibido /|1043|147 Resultado 7Horainicio10:00:03Horafinal10:01:04tiempotranscurrido 61.1403160095</text:p>
          </table:table-cell>
          <table:table-cell table:number-columns-repeated="12"/>
          <table:table-cell office:value-type="string" calcext:value-type="string">
            <text:p>(Cliente,Puerto) ('127.0.0.1', 37320) Dato recibido /|1043|147 Resultado 7Horainicio09:41:43Horafinal09:42:43tiempotranscurrido 60.0604710579</text:p>
          </table:table-cell>
          <table:table-cell table:number-columns-repeated="11"/>
          <table:table-cell office:value-type="string" calcext:value-type="string">
            <text:p>(Cliente,Puerto) ('127.0.0.1', 41504) Dato recibido /|1043|147 Resultado 7Horainicio09:44:04Horafinal09:45:04tiempotranscurrido 60.0603029728</text:p>
          </table:table-cell>
          <table:table-cell table:number-columns-repeated="12"/>
          <table:table-cell office:value-type="string" calcext:value-type="string">
            <text:p>(Cliente,Puerto) ('127.0.0.1', 34712) Dato recibido /|1043|147 Resultado 7Horainicio10:00:03Horafinal10:01:04tiempotranscurrido 60.35170698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30) Dato recibido /|1043|147 Resultado 7Horainicio09:32:14Horafinal09:33:14tiempotranscurrido 60.067483902</text:p>
          </table:table-cell>
          <table:table-cell table:number-columns-repeated="11"/>
          <table:table-cell office:value-type="string" calcext:value-type="string">
            <text:p>(Cliente,Puerto) ('127.0.0.1', 33920) Dato recibido /|1043|147 Resultado 7Horainicio10:43:06Horafinal10:44:06tiempotranscurrido 60.0634429455</text:p>
          </table:table-cell>
          <table:table-cell table:number-columns-repeated="11"/>
          <table:table-cell office:value-type="string" calcext:value-type="string">
            <text:p>(Cliente,Puerto) ('127.0.0.1', 33356) Dato recibido /|1043|147 Resultado 7Horainicio10:00:03Horafinal10:01:04tiempotranscurrido 61.0577478409</text:p>
          </table:table-cell>
          <table:table-cell table:number-columns-repeated="12"/>
          <table:table-cell office:value-type="string" calcext:value-type="string">
            <text:p>(Cliente,Puerto) ('127.0.0.1', 37330) Dato recibido /|1043|147 Resultado 7Horainicio09:41:43Horafinal09:42:43tiempotranscurrido 60.0586340427</text:p>
          </table:table-cell>
          <table:table-cell table:number-columns-repeated="11"/>
          <table:table-cell office:value-type="string" calcext:value-type="string">
            <text:p>(Cliente,Puerto) ('127.0.0.1', 41536) Dato recibido /|1043|147 Resultado 7Horainicio09:44:04Horafinal09:45:04tiempotranscurrido 60.0610129833</text:p>
          </table:table-cell>
          <table:table-cell table:number-columns-repeated="12"/>
          <table:table-cell office:value-type="string" calcext:value-type="string">
            <text:p>(Cliente,Puerto) ('127.0.0.1', 33724) Dato recibido /|1043|147 Resultado 7Horainicio10:00:03Horafinal10:01:04tiempotranscurrido 60.80848598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36) Dato recibido /|1043|147 Resultado 7Horainicio09:32:14Horafinal09:33:14tiempotranscurrido 60.066257</text:p>
          </table:table-cell>
          <table:table-cell table:number-columns-repeated="11"/>
          <table:table-cell office:value-type="string" calcext:value-type="string">
            <text:p>(Cliente,Puerto) ('127.0.0.1', 33672) Dato recibido /|1043|147 Resultado 7Horainicio10:43:06Horafinal10:44:06tiempotranscurrido 60.028247118</text:p>
          </table:table-cell>
          <table:table-cell table:number-columns-repeated="11"/>
          <table:table-cell office:value-type="string" calcext:value-type="string">
            <text:p>(Cliente,Puerto) ('127.0.0.1', 33642) Dato recibido /|1043|147 Resultado 7Horainicio10:00:03Horafinal10:01:04tiempotranscurrido 60.8807430267</text:p>
          </table:table-cell>
          <table:table-cell table:number-columns-repeated="12"/>
          <table:table-cell office:value-type="string" calcext:value-type="string">
            <text:p>(Cliente,Puerto) ('127.0.0.1', 37336) Dato recibido /|1043|147 Resultado 7Horainicio09:41:43Horafinal09:42:43tiempotranscurrido 60.057888031</text:p>
          </table:table-cell>
          <table:table-cell table:number-columns-repeated="11"/>
          <table:table-cell office:value-type="string" calcext:value-type="string">
            <text:p>(Cliente,Puerto) ('127.0.0.1', 41532) Dato recibido /|1043|147 Resultado 7Horainicio09:44:04Horafinal09:45:04tiempotranscurrido 60.0635671616</text:p>
          </table:table-cell>
          <table:table-cell table:number-columns-repeated="12"/>
          <table:table-cell office:value-type="string" calcext:value-type="string">
            <text:p>(Cliente,Puerto) ('127.0.0.1', 33292) Dato recibido /|1043|147 Resultado 7Horainicio10:00:03Horafinal10:01:04tiempotranscurrido 61.140316009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32) Dato recibido /|1043|147 Resultado 7Horainicio09:32:14Horafinal09:33:14tiempotranscurrido 60.0699210167</text:p>
          </table:table-cell>
          <table:table-cell table:number-columns-repeated="11"/>
          <table:table-cell office:value-type="string" calcext:value-type="string">
            <text:p>(Cliente,Puerto) ('127.0.0.1', 33670) Dato recibido /|1043|147 Resultado 7Horainicio10:43:06Horafinal10:44:06tiempotranscurrido 60.0505740643</text:p>
          </table:table-cell>
          <table:table-cell table:number-columns-repeated="11"/>
          <table:table-cell office:value-type="string" calcext:value-type="string">
            <text:p>(Cliente,Puerto) ('127.0.0.1', 33332) Dato recibido /|1043|147 Resultado 7Horainicio10:00:03Horafinal10:01:04tiempotranscurrido 61.0810010433</text:p>
          </table:table-cell>
          <table:table-cell table:number-columns-repeated="12"/>
          <table:table-cell office:value-type="string" calcext:value-type="string">
            <text:p>(Cliente,Puerto) ('127.0.0.1', 37324) Dato recibido /|1043|147 Resultado 7Horainicio09:41:43Horafinal09:42:43tiempotranscurrido 60.0599138737</text:p>
          </table:table-cell>
          <table:table-cell table:number-columns-repeated="11"/>
          <table:table-cell office:value-type="string" calcext:value-type="string">
            <text:p>(Cliente,Puerto) ('127.0.0.1', 41550) Dato recibido /|1043|147 Resultado 7Horainicio09:44:04Horafinal09:45:04tiempotranscurrido 60.0596969128</text:p>
          </table:table-cell>
          <table:table-cell table:number-columns-repeated="12"/>
          <table:table-cell office:value-type="string" calcext:value-type="string">
            <text:p>(Cliente,Puerto) ('127.0.0.1', 33356) Dato recibido /|1043|147 Resultado 7Horainicio10:00:03Horafinal10:01:04tiempotranscurrido 61.057747840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24) Dato recibido /|1043|147 Resultado 7Horainicio09:32:14Horafinal09:33:14tiempotranscurrido 60.0629460812</text:p>
          </table:table-cell>
          <table:table-cell table:number-columns-repeated="11"/>
          <table:table-cell office:value-type="string" calcext:value-type="string">
            <text:p>(Cliente,Puerto) ('127.0.0.1', 33682) Dato recibido /|1043|147 Resultado 7Horainicio10:43:06Horafinal10:44:06tiempotranscurrido 60.045735836</text:p>
          </table:table-cell>
          <table:table-cell table:number-columns-repeated="11"/>
          <table:table-cell office:value-type="string" calcext:value-type="string">
            <text:p>(Cliente,Puerto) ('127.0.0.1', 33876) Dato recibido /|1043|147 Resultado 7Horainicio10:00:03Horafinal10:01:04tiempotranscurrido 60.6931819916</text:p>
          </table:table-cell>
          <table:table-cell table:number-columns-repeated="12"/>
          <table:table-cell office:value-type="string" calcext:value-type="string">
            <text:p>(Cliente,Puerto) ('127.0.0.1', 37318) Dato recibido /|1043|147 Resultado 7Horainicio09:41:43Horafinal09:42:43tiempotranscurrido 60.0612249374</text:p>
          </table:table-cell>
          <table:table-cell table:number-columns-repeated="11"/>
          <table:table-cell office:value-type="string" calcext:value-type="string">
            <text:p>(Cliente,Puerto) ('127.0.0.1', 41542) Dato recibido /|1043|147 Resultado 7Horainicio09:44:04Horafinal09:45:04tiempotranscurrido 60.0613479614</text:p>
          </table:table-cell>
          <table:table-cell table:number-columns-repeated="12"/>
          <table:table-cell office:value-type="string" calcext:value-type="string">
            <text:p>(Cliente,Puerto) ('127.0.0.1', 33642) Dato recibido /|1043|147 Resultado 7Horainicio10:00:03Horafinal10:01:04tiempotranscurrido 60.880743026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38) Dato recibido /|1043|147 Resultado 7Horainicio09:32:14Horafinal09:33:14tiempotranscurrido 60.0644629002</text:p>
          </table:table-cell>
          <table:table-cell table:number-columns-repeated="11"/>
          <table:table-cell office:value-type="string" calcext:value-type="string">
            <text:p>(Cliente,Puerto) ('127.0.0.1', 33894) Dato recibido /|1043|147 Resultado 7Horainicio10:43:06Horafinal10:44:06tiempotranscurrido 60.0619161129</text:p>
          </table:table-cell>
          <table:table-cell table:number-columns-repeated="11"/>
          <table:table-cell office:value-type="string" calcext:value-type="string">
            <text:p>(Cliente,Puerto) ('127.0.0.1', 33822) Dato recibido /|1043|147 Resultado 7Horainicio10:00:03Horafinal10:01:04tiempotranscurrido 60.7684409618</text:p>
          </table:table-cell>
          <table:table-cell table:number-columns-repeated="12"/>
          <table:table-cell office:value-type="string" calcext:value-type="string">
            <text:p>(Cliente,Puerto) ('127.0.0.1', 37334) Dato recibido /|1043|147 Resultado 7Horainicio09:41:43Horafinal09:42:43tiempotranscurrido 60.058246851</text:p>
          </table:table-cell>
          <table:table-cell table:number-columns-repeated="11"/>
          <table:table-cell office:value-type="string" calcext:value-type="string">
            <text:p>(Cliente,Puerto) ('127.0.0.1', 41556) Dato recibido /|1043|147 Resultado 7Horainicio09:44:04Horafinal09:45:04tiempotranscurrido 60.0584859848</text:p>
          </table:table-cell>
          <table:table-cell table:number-columns-repeated="12"/>
          <table:table-cell office:value-type="string" calcext:value-type="string">
            <text:p>(Cliente,Puerto) ('127.0.0.1', 33332) Dato recibido /|1043|147 Resultado 7Horainicio10:00:03Horafinal10:01:04tiempotranscurrido 61.08100104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42) Dato recibido /|1043|147 Resultado 7Horainicio09:32:14Horafinal09:33:14tiempotranscurrido 60.0597269535</text:p>
          </table:table-cell>
          <table:table-cell table:number-columns-repeated="11"/>
          <table:table-cell office:value-type="string" calcext:value-type="string">
            <text:p>(Cliente,Puerto) ('127.0.0.1', 33922) Dato recibido /|1043|147 Resultado 7Horainicio10:43:06Horafinal10:44:06tiempotranscurrido 60.0652759075</text:p>
          </table:table-cell>
          <table:table-cell table:number-columns-repeated="11"/>
          <table:table-cell office:value-type="string" calcext:value-type="string">
            <text:p>(Cliente,Puerto) ('127.0.0.1', 33306) Dato recibido /|1043|147 Resultado 7Horainicio10:00:03Horafinal10:01:04tiempotranscurrido 61.121721983</text:p>
          </table:table-cell>
          <table:table-cell table:number-columns-repeated="12"/>
          <table:table-cell office:value-type="string" calcext:value-type="string">
            <text:p>(Cliente,Puerto) ('127.0.0.1', 37350) Dato recibido /|1043|147 Resultado 7Horainicio09:41:43Horafinal09:42:43tiempotranscurrido 60.0587439537</text:p>
          </table:table-cell>
          <table:table-cell table:number-columns-repeated="11"/>
          <table:table-cell office:value-type="string" calcext:value-type="string">
            <text:p>(Cliente,Puerto) ('127.0.0.1', 41546) Dato recibido /|1043|147 Resultado 7Horainicio09:44:04Horafinal09:45:04tiempotranscurrido 60.0608019829</text:p>
          </table:table-cell>
          <table:table-cell table:number-columns-repeated="12"/>
          <table:table-cell office:value-type="string" calcext:value-type="string">
            <text:p>(Cliente,Puerto) ('127.0.0.1', 33876) Dato recibido /|1043|147 Resultado 7Horainicio10:00:03Horafinal10:01:04tiempotranscurrido 60.69318199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44) Dato recibido /|1043|147 Resultado 7Horainicio09:32:14Horafinal09:33:14tiempotranscurrido 60.0618999004</text:p>
          </table:table-cell>
          <table:table-cell table:number-columns-repeated="11"/>
          <table:table-cell office:value-type="string" calcext:value-type="string">
            <text:p>(Cliente,Puerto) ('127.0.0.1', 33660) Dato recibido /|1043|147 Resultado 7Horainicio10:43:06Horafinal10:44:06tiempotranscurrido 60.0549180508</text:p>
          </table:table-cell>
          <table:table-cell table:number-columns-repeated="11"/>
          <table:table-cell office:value-type="string" calcext:value-type="string">
            <text:p>(Cliente,Puerto) ('127.0.0.1', 33574) Dato recibido /|1043|147 Resultado 7Horainicio10:00:03Horafinal10:01:04tiempotranscurrido 60.9222760201</text:p>
          </table:table-cell>
          <table:table-cell table:number-columns-repeated="12"/>
          <table:table-cell office:value-type="string" calcext:value-type="string">
            <text:p>(Cliente,Puerto) ('127.0.0.1', 37342) Dato recibido /|1043|147 Resultado 7Horainicio09:41:43Horafinal09:42:43tiempotranscurrido 60.0599899292</text:p>
          </table:table-cell>
          <table:table-cell table:number-columns-repeated="11"/>
          <table:table-cell office:value-type="string" calcext:value-type="string">
            <text:p>(Cliente,Puerto) ('127.0.0.1', 41544) Dato recibido /|1043|147 Resultado 7Horainicio09:44:04Horafinal09:45:04tiempotranscurrido 60.0615849495</text:p>
          </table:table-cell>
          <table:table-cell table:number-columns-repeated="12"/>
          <table:table-cell office:value-type="string" calcext:value-type="string">
            <text:p>(Cliente,Puerto) ('127.0.0.1', 33822) Dato recibido /|1043|147 Resultado 7Horainicio10:00:03Horafinal10:01:04tiempotranscurrido 60.768440961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48) Dato recibido /|1043|147 Resultado 7Horainicio09:32:14Horafinal09:33:14tiempotranscurrido 60.0619859695</text:p>
          </table:table-cell>
          <table:table-cell table:number-columns-repeated="11"/>
          <table:table-cell office:value-type="string" calcext:value-type="string">
            <text:p>(Cliente,Puerto) ('127.0.0.1', 33668) Dato recibido /|1043|147 Resultado 7Horainicio10:43:06Horafinal10:44:06tiempotranscurrido 60.0290608406</text:p>
          </table:table-cell>
          <table:table-cell table:number-columns-repeated="11"/>
          <table:table-cell office:value-type="string" calcext:value-type="string">
            <text:p>(Cliente,Puerto) ('127.0.0.1', 33646) Dato recibido /|1043|147 Resultado 7Horainicio10:00:03Horafinal10:01:04tiempotranscurrido 60.8704349995</text:p>
          </table:table-cell>
          <table:table-cell table:number-columns-repeated="12"/>
          <table:table-cell office:value-type="string" calcext:value-type="string">
            <text:p>(Cliente,Puerto) ('127.0.0.1', 37356) Dato recibido /|1043|147 Resultado 7Horainicio09:41:43Horafinal09:42:43tiempotranscurrido 60.0575370789</text:p>
          </table:table-cell>
          <table:table-cell table:number-columns-repeated="11"/>
          <table:table-cell office:value-type="string" calcext:value-type="string">
            <text:p>(Cliente,Puerto) ('127.0.0.1', 41548) Dato recibido /|1043|147 Resultado 7Horainicio09:44:04Horafinal09:45:04tiempotranscurrido 60.0609362125</text:p>
          </table:table-cell>
          <table:table-cell table:number-columns-repeated="12"/>
          <table:table-cell office:value-type="string" calcext:value-type="string">
            <text:p>(Cliente,Puerto) ('127.0.0.1', 33306) Dato recibido /|1043|147 Resultado 7Horainicio10:00:03Horafinal10:01:04tiempotranscurrido 61.12172198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58) Dato recibido /|1043|147 Resultado 7Horainicio09:32:14Horafinal09:33:14tiempotranscurrido 60.062155962</text:p>
          </table:table-cell>
          <table:table-cell table:number-columns-repeated="11"/>
          <table:table-cell office:value-type="string" calcext:value-type="string">
            <text:p>(Cliente,Puerto) ('127.0.0.1', 33934) Dato recibido /|1043|147 Resultado 7Horainicio10:43:06Horafinal10:44:06tiempotranscurrido 60.0614759922</text:p>
          </table:table-cell>
          <table:table-cell table:number-columns-repeated="11"/>
          <table:table-cell office:value-type="string" calcext:value-type="string">
            <text:p>(Cliente,Puerto) ('127.0.0.1', 33568) Dato recibido /|1043|147 Resultado 7Horainicio10:00:03Horafinal10:01:04tiempotranscurrido 60.9283161163</text:p>
          </table:table-cell>
          <table:table-cell table:number-columns-repeated="12"/>
          <table:table-cell office:value-type="string" calcext:value-type="string">
            <text:p>(Cliente,Puerto) ('127.0.0.1', 37346) Dato recibido /|1043|147 Resultado 7Horainicio09:41:43Horafinal09:42:43tiempotranscurrido 60.0597920418</text:p>
          </table:table-cell>
          <table:table-cell table:number-columns-repeated="11"/>
          <table:table-cell office:value-type="string" calcext:value-type="string">
            <text:p>(Cliente,Puerto) ('127.0.0.1', 41554) Dato recibido /|1043|147 Resultado 7Horainicio09:44:04Horafinal09:45:04tiempotranscurrido 60.0595731735</text:p>
          </table:table-cell>
          <table:table-cell table:number-columns-repeated="12"/>
          <table:table-cell office:value-type="string" calcext:value-type="string">
            <text:p>(Cliente,Puerto) ('127.0.0.1', 33574) Dato recibido /|1043|147 Resultado 7Horainicio10:00:03Horafinal10:01:04tiempotranscurrido 60.92227602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60) Dato recibido /|1043|147 Resultado 7Horainicio09:32:14Horafinal09:33:14tiempotranscurrido 60.0601689816</text:p>
          </table:table-cell>
          <table:table-cell table:number-columns-repeated="11"/>
          <table:table-cell office:value-type="string" calcext:value-type="string">
            <text:p>(Cliente,Puerto) ('127.0.0.1', 33674) Dato recibido /|1043|147 Resultado 7Horainicio10:43:06Horafinal10:44:06tiempotranscurrido 60.025621891</text:p>
          </table:table-cell>
          <table:table-cell table:number-columns-repeated="11"/>
          <table:table-cell office:value-type="string" calcext:value-type="string">
            <text:p>(Cliente,Puerto) ('127.0.0.1', 33814) Dato recibido /|1043|147 Resultado 7Horainicio10:00:03Horafinal10:01:04tiempotranscurrido 60.7753410339</text:p>
          </table:table-cell>
          <table:table-cell table:number-columns-repeated="12"/>
          <table:table-cell office:value-type="string" calcext:value-type="string">
            <text:p>(Cliente,Puerto) ('127.0.0.1', 37354) Dato recibido /|1043|147 Resultado 7Horainicio09:41:43Horafinal09:42:43tiempotranscurrido 60.0587418079</text:p>
          </table:table-cell>
          <table:table-cell table:number-columns-repeated="11"/>
          <table:table-cell office:value-type="string" calcext:value-type="string">
            <text:p>(Cliente,Puerto) ('127.0.0.1', 41552) Dato recibido /|1043|147 Resultado 7Horainicio09:44:04Horafinal09:45:04tiempotranscurrido 60.0603778362</text:p>
          </table:table-cell>
          <table:table-cell table:number-columns-repeated="12"/>
          <table:table-cell office:value-type="string" calcext:value-type="string">
            <text:p>(Cliente,Puerto) ('127.0.0.1', 33646) Dato recibido /|1043|147 Resultado 7Horainicio10:00:03Horafinal10:01:04tiempotranscurrido 60.870434999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72) Dato recibido /|1043|147 Resultado 7Horainicio09:32:14Horafinal09:33:14tiempotranscurrido 60.0653750896</text:p>
          </table:table-cell>
          <table:table-cell table:number-columns-repeated="11"/>
          <table:table-cell office:value-type="string" calcext:value-type="string">
            <text:p>(Cliente,Puerto) ('127.0.0.1', 33930) Dato recibido /|1043|147 Resultado 7Horainicio10:43:06Horafinal10:44:06tiempotranscurrido 60.0663688183</text:p>
          </table:table-cell>
          <table:table-cell table:number-columns-repeated="11"/>
          <table:table-cell office:value-type="string" calcext:value-type="string">
            <text:p>(Cliente,Puerto) ('127.0.0.1', 33436) Dato recibido /|1043|147 Resultado 7Horainicio10:00:03Horafinal10:01:04tiempotranscurrido 60.9969580173</text:p>
          </table:table-cell>
          <table:table-cell table:number-columns-repeated="12"/>
          <table:table-cell office:value-type="string" calcext:value-type="string">
            <text:p>(Cliente,Puerto) ('127.0.0.1', 37340) Dato recibido /|1043|147 Resultado 7Horainicio09:41:43Horafinal09:42:43tiempotranscurrido 60.0608890057</text:p>
          </table:table-cell>
          <table:table-cell table:number-columns-repeated="11"/>
          <table:table-cell office:value-type="string" calcext:value-type="string">
            <text:p>(Cliente,Puerto) ('127.0.0.1', 41560) Dato recibido /|1043|147 Resultado 7Horainicio09:44:04Horafinal09:45:04tiempotranscurrido 60.0605959892</text:p>
          </table:table-cell>
          <table:table-cell table:number-columns-repeated="12"/>
          <table:table-cell office:value-type="string" calcext:value-type="string">
            <text:p>(Cliente,Puerto) ('127.0.0.1', 33568) Dato recibido /|1043|147 Resultado 7Horainicio10:00:03Horafinal10:01:04tiempotranscurrido 60.92831611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54) Dato recibido /|1043|147 Resultado 7Horainicio09:32:14Horafinal09:33:14tiempotranscurrido 60.068308115</text:p>
          </table:table-cell>
          <table:table-cell table:number-columns-repeated="11"/>
          <table:table-cell office:value-type="string" calcext:value-type="string">
            <text:p>(Cliente,Puerto) ('127.0.0.1', 33938) Dato recibido /|1043|147 Resultado 7Horainicio10:43:06Horafinal10:44:06tiempotranscurrido 60.0604350567</text:p>
          </table:table-cell>
          <table:table-cell table:number-columns-repeated="11"/>
          <table:table-cell office:value-type="string" calcext:value-type="string">
            <text:p>(Cliente,Puerto) ('127.0.0.1', 33066) Dato recibido /|1043|147 Resultado 7Horainicio10:00:02Horafinal10:01:04tiempotranscurrido 61.3243060112</text:p>
          </table:table-cell>
          <table:table-cell table:number-columns-repeated="12"/>
          <table:table-cell office:value-type="string" calcext:value-type="string">
            <text:p>(Cliente,Puerto) ('127.0.0.1', 37338) Dato recibido /|1043|147 Resultado 7Horainicio09:41:43Horafinal09:42:43tiempotranscurrido 60.061342001</text:p>
          </table:table-cell>
          <table:table-cell table:number-columns-repeated="11"/>
          <table:table-cell office:value-type="string" calcext:value-type="string">
            <text:p>(Cliente,Puerto) ('127.0.0.1', 41570) Dato recibido /|1043|147 Resultado 7Horainicio09:44:04Horafinal09:45:04tiempotranscurrido 60.0585291386</text:p>
          </table:table-cell>
          <table:table-cell table:number-columns-repeated="12"/>
          <table:table-cell office:value-type="string" calcext:value-type="string">
            <text:p>(Cliente,Puerto) ('127.0.0.1', 33814) Dato recibido /|1043|147 Resultado 7Horainicio10:00:03Horafinal10:01:04tiempotranscurrido 60.77534103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40) Dato recibido /|1043|147 Resultado 7Horainicio09:32:14Horafinal09:33:14tiempotranscurrido 60.069425106</text:p>
          </table:table-cell>
          <table:table-cell table:number-columns-repeated="11"/>
          <table:table-cell office:value-type="string" calcext:value-type="string">
            <text:p>(Cliente,Puerto) ('127.0.0.1', 33936) Dato recibido /|1043|147 Resultado 7Horainicio10:43:06Horafinal10:44:06tiempotranscurrido 60.0626730919</text:p>
          </table:table-cell>
          <table:table-cell table:number-columns-repeated="11"/>
          <table:table-cell office:value-type="string" calcext:value-type="string">
            <text:p>(Cliente,Puerto) ('127.0.0.1', 33322) Dato recibido /|1043|147 Resultado 7Horainicio10:00:03Horafinal10:01:04tiempotranscurrido 61.0937728882</text:p>
          </table:table-cell>
          <table:table-cell table:number-columns-repeated="12"/>
          <table:table-cell office:value-type="string" calcext:value-type="string">
            <text:p>(Cliente,Puerto) ('127.0.0.1', 37344) Dato recibido /|1043|147 Resultado 7Horainicio09:41:43Horafinal09:42:43tiempotranscurrido 60.0603070259</text:p>
          </table:table-cell>
          <table:table-cell table:number-columns-repeated="11"/>
          <table:table-cell office:value-type="string" calcext:value-type="string">
            <text:p>(Cliente,Puerto) ('127.0.0.1', 41566) Dato recibido /|1043|147 Resultado 7Horainicio09:44:04Horafinal09:45:04tiempotranscurrido 60.0595128536</text:p>
          </table:table-cell>
          <table:table-cell table:number-columns-repeated="12"/>
          <table:table-cell office:value-type="string" calcext:value-type="string">
            <text:p>(Cliente,Puerto) ('127.0.0.1', 33436) Dato recibido /|1043|147 Resultado 7Horainicio10:00:03Horafinal10:01:04tiempotranscurrido 60.99695801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68) Dato recibido /|1043|147 Resultado 7Horainicio09:32:14Horafinal09:33:14tiempotranscurrido 60.0625269413</text:p>
          </table:table-cell>
          <table:table-cell table:number-columns-repeated="11"/>
          <table:table-cell office:value-type="string" calcext:value-type="string">
            <text:p>(Cliente,Puerto) ('127.0.0.1', 33940) Dato recibido /|1043|147 Resultado 7Horainicio10:43:06Horafinal10:44:06tiempotranscurrido 60.062210083</text:p>
          </table:table-cell>
          <table:table-cell table:number-columns-repeated="11"/>
          <table:table-cell office:value-type="string" calcext:value-type="string">
            <text:p>(Cliente,Puerto) ('127.0.0.1', 33430) Dato recibido /|1043|147 Resultado 7Horainicio10:00:03Horafinal10:01:04tiempotranscurrido 61.0066080093</text:p>
          </table:table-cell>
          <table:table-cell table:number-columns-repeated="12"/>
          <table:table-cell office:value-type="string" calcext:value-type="string">
            <text:p>(Cliente,Puerto) ('127.0.0.1', 37348) Dato recibido /|1043|147 Resultado 7Horainicio09:41:43Horafinal09:42:43tiempotranscurrido 60.0598628521</text:p>
          </table:table-cell>
          <table:table-cell table:number-columns-repeated="11"/>
          <table:table-cell office:value-type="string" calcext:value-type="string">
            <text:p>(Cliente,Puerto) ('127.0.0.1', 41572) Dato recibido /|1043|147 Resultado 7Horainicio09:44:04Horafinal09:45:04tiempotranscurrido 60.058619976</text:p>
          </table:table-cell>
          <table:table-cell table:number-columns-repeated="12"/>
          <table:table-cell office:value-type="string" calcext:value-type="string">
            <text:p>(Cliente,Puerto) ('127.0.0.1', 33066) Dato recibido /|1043|147 Resultado 7Horainicio10:00:02Horafinal10:01:04tiempotranscurrido 61.32430601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46) Dato recibido /|1043|147 Resultado 7Horainicio09:32:14Horafinal09:33:14tiempotranscurrido 60.0641260147</text:p>
          </table:table-cell>
          <table:table-cell table:number-columns-repeated="11"/>
          <table:table-cell office:value-type="string" calcext:value-type="string">
            <text:p>(Cliente,Puerto) ('127.0.0.1', 33942) Dato recibido /|1043|147 Resultado 7Horainicio10:43:06Horafinal10:44:06tiempotranscurrido 60.0639669895</text:p>
          </table:table-cell>
          <table:table-cell table:number-columns-repeated="11"/>
          <table:table-cell office:value-type="string" calcext:value-type="string">
            <text:p>(Cliente,Puerto) ('127.0.0.1', 34352) Dato recibido /|1043|147 Resultado 7Horainicio10:00:03Horafinal10:01:04tiempotranscurrido 60.4972751141</text:p>
          </table:table-cell>
          <table:table-cell table:number-columns-repeated="12"/>
          <table:table-cell office:value-type="string" calcext:value-type="string">
            <text:p>(Cliente,Puerto) ('127.0.0.1', 37368) Dato recibido /|1043|147 Resultado 7Horainicio09:41:43Horafinal09:42:43tiempotranscurrido 60.0581941605</text:p>
          </table:table-cell>
          <table:table-cell table:number-columns-repeated="11"/>
          <table:table-cell office:value-type="string" calcext:value-type="string">
            <text:p>(Cliente,Puerto) ('127.0.0.1', 41568) Dato recibido /|1043|147 Resultado 7Horainicio09:44:04Horafinal09:45:04tiempotranscurrido 60.059484005</text:p>
          </table:table-cell>
          <table:table-cell table:number-columns-repeated="12"/>
          <table:table-cell office:value-type="string" calcext:value-type="string">
            <text:p>(Cliente,Puerto) ('127.0.0.1', 33322) Dato recibido /|1043|147 Resultado 7Horainicio10:00:03Horafinal10:01:04tiempotranscurrido 61.093772888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64) Dato recibido /|1043|147 Resultado 7Horainicio09:32:14Horafinal09:33:14tiempotranscurrido 60.0623090267</text:p>
          </table:table-cell>
          <table:table-cell table:number-columns-repeated="11"/>
          <table:table-cell office:value-type="string" calcext:value-type="string">
            <text:p>(Cliente,Puerto) ('127.0.0.1', 33944) Dato recibido /|1043|147 Resultado 7Horainicio10:43:06Horafinal10:44:06tiempotranscurrido 60.0617120266</text:p>
          </table:table-cell>
          <table:table-cell table:number-columns-repeated="11"/>
          <table:table-cell office:value-type="string" calcext:value-type="string">
            <text:p>(Cliente,Puerto) ('127.0.0.1', 33710) Dato recibido /|1043|147 Resultado 7Horainicio10:00:03Horafinal10:01:04tiempotranscurrido 60.8271861076</text:p>
          </table:table-cell>
          <table:table-cell table:number-columns-repeated="12"/>
          <table:table-cell office:value-type="string" calcext:value-type="string">
            <text:p>(Cliente,Puerto) ('127.0.0.1', 37370) Dato recibido /|1043|147 Resultado 7Horainicio09:41:43Horafinal09:42:43tiempotranscurrido 60.0577728748</text:p>
          </table:table-cell>
          <table:table-cell table:number-columns-repeated="11"/>
          <table:table-cell office:value-type="string" calcext:value-type="string">
            <text:p>(Cliente,Puerto) ('127.0.0.1', 41558) Dato recibido /|1043|147 Resultado 7Horainicio09:44:04Horafinal09:45:04tiempotranscurrido 60.061549902</text:p>
          </table:table-cell>
          <table:table-cell table:number-columns-repeated="12"/>
          <table:table-cell office:value-type="string" calcext:value-type="string">
            <text:p>(Cliente,Puerto) ('127.0.0.1', 33430) Dato recibido /|1043|147 Resultado 7Horainicio10:00:03Horafinal10:01:04tiempotranscurrido 61.00660800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74) Dato recibido /|1043|147 Resultado 7Horainicio09:32:14Horafinal09:33:14tiempotranscurrido 60.0651109219</text:p>
          </table:table-cell>
          <table:table-cell table:number-columns-repeated="11"/>
          <table:table-cell office:value-type="string" calcext:value-type="string">
            <text:p>(Cliente,Puerto) ('127.0.0.1', 33946) Dato recibido /|1043|147 Resultado 7Horainicio10:43:06Horafinal10:44:06tiempotranscurrido 60.0634880066</text:p>
          </table:table-cell>
          <table:table-cell table:number-columns-repeated="11"/>
          <table:table-cell office:value-type="string" calcext:value-type="string">
            <text:p>(Cliente,Puerto) ('127.0.0.1', 33176) Dato recibido /|1043|147 Resultado 7Horainicio10:00:03Horafinal10:01:04tiempotranscurrido 61.2393360138</text:p>
          </table:table-cell>
          <table:table-cell table:number-columns-repeated="12"/>
          <table:table-cell office:value-type="string" calcext:value-type="string">
            <text:p>(Cliente,Puerto) ('127.0.0.1', 37374) Dato recibido /|1043|147 Resultado 7Horainicio09:41:43Horafinal09:42:43tiempotranscurrido 60.0579969883</text:p>
          </table:table-cell>
          <table:table-cell table:number-columns-repeated="11"/>
          <table:table-cell office:value-type="string" calcext:value-type="string">
            <text:p>(Cliente,Puerto) ('127.0.0.1', 41576) Dato recibido /|1043|147 Resultado 7Horainicio09:44:04Horafinal09:45:04tiempotranscurrido 60.0577859879</text:p>
          </table:table-cell>
          <table:table-cell table:number-columns-repeated="12"/>
          <table:table-cell office:value-type="string" calcext:value-type="string">
            <text:p>(Cliente,Puerto) ('127.0.0.1', 34352) Dato recibido /|1043|147 Resultado 7Horainicio10:00:03Horafinal10:01:04tiempotranscurrido 60.49727511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78) Dato recibido /|1043|147 Resultado 7Horainicio09:32:14Horafinal09:33:14tiempotranscurrido 60.0608258247</text:p>
          </table:table-cell>
          <table:table-cell table:number-columns-repeated="11"/>
          <table:table-cell office:value-type="string" calcext:value-type="string">
            <text:p>(Cliente,Puerto) ('127.0.0.1', 33948) Dato recibido /|1043|147 Resultado 7Horainicio10:43:06Horafinal10:44:06tiempotranscurrido 60.0603218079</text:p>
          </table:table-cell>
          <table:table-cell table:number-columns-repeated="11"/>
          <table:table-cell office:value-type="string" calcext:value-type="string">
            <text:p>(Cliente,Puerto) ('127.0.0.1', 33318) Dato recibido /|1043|147 Resultado 7Horainicio10:00:03Horafinal10:01:04tiempotranscurrido 61.0993578434</text:p>
          </table:table-cell>
          <table:table-cell table:number-columns-repeated="12"/>
          <table:table-cell office:value-type="string" calcext:value-type="string">
            <text:p>(Cliente,Puerto) ('127.0.0.1', 37366) Dato recibido /|1043|147 Resultado 7Horainicio09:41:43Horafinal09:42:43tiempotranscurrido 60.0589020252</text:p>
          </table:table-cell>
          <table:table-cell table:number-columns-repeated="11"/>
          <table:table-cell office:value-type="string" calcext:value-type="string">
            <text:p>(Cliente,Puerto) ('127.0.0.1', 41564) Dato recibido /|1043|147 Resultado 7Horainicio09:44:04Horafinal09:45:04tiempotranscurrido 60.0608868599</text:p>
          </table:table-cell>
          <table:table-cell table:number-columns-repeated="12"/>
          <table:table-cell office:value-type="string" calcext:value-type="string">
            <text:p>(Cliente,Puerto) ('127.0.0.1', 33710) Dato recibido /|1043|147 Resultado 7Horainicio10:00:03Horafinal10:01:04tiempotranscurrido 60.82718610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82) Dato recibido /|1043|147 Resultado 7Horainicio09:32:14Horafinal09:33:14tiempotranscurrido 60.0600709915</text:p>
          </table:table-cell>
          <table:table-cell table:number-columns-repeated="11"/>
          <table:table-cell office:value-type="string" calcext:value-type="string">
            <text:p>(Cliente,Puerto) ('127.0.0.1', 33962) Dato recibido /|1043|147 Resultado 7Horainicio10:43:06Horafinal10:44:06tiempotranscurrido 60.0618610382</text:p>
          </table:table-cell>
          <table:table-cell table:number-columns-repeated="11"/>
          <table:table-cell office:value-type="string" calcext:value-type="string">
            <text:p>(Cliente,Puerto) ('127.0.0.1', 33580) Dato recibido /|1043|147 Resultado 7Horainicio10:00:03Horafinal10:01:04tiempotranscurrido 60.9145021439</text:p>
          </table:table-cell>
          <table:table-cell table:number-columns-repeated="12"/>
          <table:table-cell office:value-type="string" calcext:value-type="string">
            <text:p>(Cliente,Puerto) ('127.0.0.1', 37360) Dato recibido /|1043|147 Resultado 7Horainicio09:41:43Horafinal09:42:43tiempotranscurrido 60.0607860088</text:p>
          </table:table-cell>
          <table:table-cell table:number-columns-repeated="11"/>
          <table:table-cell office:value-type="string" calcext:value-type="string">
            <text:p>(Cliente,Puerto) ('127.0.0.1', 41574) Dato recibido /|1043|147 Resultado 7Horainicio09:44:04Horafinal09:45:04tiempotranscurrido 60.0599308014</text:p>
          </table:table-cell>
          <table:table-cell table:number-columns-repeated="12"/>
          <table:table-cell office:value-type="string" calcext:value-type="string">
            <text:p>(Cliente,Puerto) ('127.0.0.1', 33176) Dato recibido /|1043|147 Resultado 7Horainicio10:00:03Horafinal10:01:04tiempotranscurrido 61.23933601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80) Dato recibido /|1043|147 Resultado 7Horainicio09:32:14Horafinal09:33:14tiempotranscurrido 60.0622959137</text:p>
          </table:table-cell>
          <table:table-cell table:number-columns-repeated="11"/>
          <table:table-cell office:value-type="string" calcext:value-type="string">
            <text:p>(Cliente,Puerto) ('127.0.0.1', 33968) Dato recibido /|1043|147 Resultado 7Horainicio10:43:06Horafinal10:44:06tiempotranscurrido 60.0636608601</text:p>
          </table:table-cell>
          <table:table-cell table:number-columns-repeated="11"/>
          <table:table-cell office:value-type="string" calcext:value-type="string">
            <text:p>(Cliente,Puerto) ('127.0.0.1', 33300) Dato recibido /|1043|147 Resultado 7Horainicio10:00:03Horafinal10:01:04tiempotranscurrido 61.1257920265</text:p>
          </table:table-cell>
          <table:table-cell table:number-columns-repeated="12"/>
          <table:table-cell office:value-type="string" calcext:value-type="string">
            <text:p>(Cliente,Puerto) ('127.0.0.1', 37362) Dato recibido /|1043|147 Resultado 7Horainicio09:41:43Horafinal09:42:43tiempotranscurrido 60.0597150326</text:p>
          </table:table-cell>
          <table:table-cell table:number-columns-repeated="11"/>
          <table:table-cell office:value-type="string" calcext:value-type="string">
            <text:p>(Cliente,Puerto) ('127.0.0.1', 41562) Dato recibido /|1043|147 Resultado 7Horainicio09:44:04Horafinal09:45:04tiempotranscurrido 60.0625300407</text:p>
          </table:table-cell>
          <table:table-cell table:number-columns-repeated="12"/>
          <table:table-cell office:value-type="string" calcext:value-type="string">
            <text:p>(Cliente,Puerto) ('127.0.0.1', 33318) Dato recibido /|1043|147 Resultado 7Horainicio10:00:03Horafinal10:01:04tiempotranscurrido 61.09935784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76) Dato recibido /|1043|147 Resultado 7Horainicio09:32:14Horafinal09:33:14tiempotranscurrido 60.0668599606</text:p>
          </table:table-cell>
          <table:table-cell table:number-columns-repeated="11"/>
          <table:table-cell office:value-type="string" calcext:value-type="string">
            <text:p>(Cliente,Puerto) ('127.0.0.1', 33978) Dato recibido /|1043|147 Resultado 7Horainicio10:43:06Horafinal10:44:06tiempotranscurrido 60.0637238026</text:p>
          </table:table-cell>
          <table:table-cell table:number-columns-repeated="11"/>
          <table:table-cell office:value-type="string" calcext:value-type="string">
            <text:p>(Cliente,Puerto) ('127.0.0.1', 33252) Dato recibido /|1043|147 Resultado 7Horainicio10:00:03Horafinal10:01:04tiempotranscurrido 61.1941030025</text:p>
          </table:table-cell>
          <table:table-cell table:number-columns-repeated="12"/>
          <table:table-cell office:value-type="string" calcext:value-type="string">
            <text:p>(Cliente,Puerto) ('127.0.0.1', 37372) Dato recibido /|1043|147 Resultado 7Horainicio09:41:43Horafinal09:42:43tiempotranscurrido 60.0576660633</text:p>
          </table:table-cell>
          <table:table-cell table:number-columns-repeated="11"/>
          <table:table-cell office:value-type="string" calcext:value-type="string">
            <text:p>(Cliente,Puerto) ('127.0.0.1', 41580) Dato recibido /|1043|147 Resultado 7Horainicio09:44:04Horafinal09:45:04tiempotranscurrido 60.0602459908</text:p>
          </table:table-cell>
          <table:table-cell table:number-columns-repeated="12"/>
          <table:table-cell office:value-type="string" calcext:value-type="string">
            <text:p>(Cliente,Puerto) ('127.0.0.1', 33580) Dato recibido /|1043|147 Resultado 7Horainicio10:00:03Horafinal10:01:04tiempotranscurrido 60.91450214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88) Dato recibido /|1043|147 Resultado 7Horainicio09:32:14Horafinal09:33:14tiempotranscurrido 60.0616440773</text:p>
          </table:table-cell>
          <table:table-cell table:number-columns-repeated="11"/>
          <table:table-cell office:value-type="string" calcext:value-type="string">
            <text:p>(Cliente,Puerto) ('127.0.0.1', 33980) Dato recibido /|1043|147 Resultado 7Horainicio10:43:06Horafinal10:44:06tiempotranscurrido 60.065103054</text:p>
          </table:table-cell>
          <table:table-cell table:number-columns-repeated="11"/>
          <table:table-cell office:value-type="string" calcext:value-type="string">
            <text:p>(Cliente,Puerto) ('127.0.0.1', 33600) Dato recibido /|1043|147 Resultado 7Horainicio10:00:03Horafinal10:01:04tiempotranscurrido 60.9051830769</text:p>
          </table:table-cell>
          <table:table-cell table:number-columns-repeated="12"/>
          <table:table-cell office:value-type="string" calcext:value-type="string">
            <text:p>(Cliente,Puerto) ('127.0.0.1', 37352) Dato recibido /|1043|147 Resultado 7Horainicio09:41:43Horafinal09:42:43tiempotranscurrido 60.0647649765</text:p>
          </table:table-cell>
          <table:table-cell table:number-columns-repeated="11"/>
          <table:table-cell office:value-type="string" calcext:value-type="string">
            <text:p>(Cliente,Puerto) ('127.0.0.1', 41582) Dato recibido /|1043|147 Resultado 7Horainicio09:44:04Horafinal09:45:04tiempotranscurrido 60.0600171089</text:p>
          </table:table-cell>
          <table:table-cell table:number-columns-repeated="12"/>
          <table:table-cell office:value-type="string" calcext:value-type="string">
            <text:p>(Cliente,Puerto) ('127.0.0.1', 33300) Dato recibido /|1043|147 Resultado 7Horainicio10:00:03Horafinal10:01:04tiempotranscurrido 61.12579202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86) Dato recibido /|1043|147 Resultado 7Horainicio09:32:14Horafinal09:33:14tiempotranscurrido 60.0637741089</text:p>
          </table:table-cell>
          <table:table-cell table:number-columns-repeated="11"/>
          <table:table-cell office:value-type="string" calcext:value-type="string">
            <text:p>(Cliente,Puerto) ('127.0.0.1', 33982) Dato recibido /|1043|147 Resultado 7Horainicio10:43:06Horafinal10:44:06tiempotranscurrido 60.0617280006</text:p>
          </table:table-cell>
          <table:table-cell table:number-columns-repeated="11"/>
          <table:table-cell office:value-type="string" calcext:value-type="string">
            <text:p>(Cliente,Puerto) ('127.0.0.1', 33308) Dato recibido /|1043|147 Resultado 7Horainicio10:00:03Horafinal10:01:04tiempotranscurrido 61.1159780025</text:p>
          </table:table-cell>
          <table:table-cell table:number-columns-repeated="12"/>
          <table:table-cell office:value-type="string" calcext:value-type="string">
            <text:p>(Cliente,Puerto) ('127.0.0.1', 37364) Dato recibido /|1043|147 Resultado 7Horainicio09:41:43Horafinal09:42:43tiempotranscurrido 60.061259985</text:p>
          </table:table-cell>
          <table:table-cell table:number-columns-repeated="11"/>
          <table:table-cell office:value-type="string" calcext:value-type="string">
            <text:p>(Cliente,Puerto) ('127.0.0.1', 41590) Dato recibido /|1043|147 Resultado 7Horainicio09:44:04Horafinal09:45:04tiempotranscurrido 60.0581610203</text:p>
          </table:table-cell>
          <table:table-cell table:number-columns-repeated="12"/>
          <table:table-cell office:value-type="string" calcext:value-type="string">
            <text:p>(Cliente,Puerto) ('127.0.0.1', 33252) Dato recibido /|1043|147 Resultado 7Horainicio10:00:03Horafinal10:01:04tiempotranscurrido 61.19410300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90) Dato recibido /|1043|147 Resultado 7Horainicio09:32:14Horafinal09:33:14tiempotranscurrido 60.0628728867</text:p>
          </table:table-cell>
          <table:table-cell table:number-columns-repeated="11"/>
          <table:table-cell office:value-type="string" calcext:value-type="string">
            <text:p>(Cliente,Puerto) ('127.0.0.1', 33984) Dato recibido /|1043|147 Resultado 7Horainicio10:43:06Horafinal10:44:06tiempotranscurrido 60.0627579689</text:p>
          </table:table-cell>
          <table:table-cell table:number-columns-repeated="11"/>
          <table:table-cell office:value-type="string" calcext:value-type="string">
            <text:p>(Cliente,Puerto) ('127.0.0.1', 32938) Dato recibido /|1043|147 Resultado 7Horainicio10:00:02Horafinal10:01:04tiempotranscurrido 61.3877561092</text:p>
          </table:table-cell>
          <table:table-cell table:number-columns-repeated="12"/>
          <table:table-cell office:value-type="string" calcext:value-type="string">
            <text:p>(Cliente,Puerto) ('127.0.0.1', 37358) Dato recibido /|1043|147 Resultado 7Horainicio09:41:43Horafinal09:42:43tiempotranscurrido 60.063243866</text:p>
          </table:table-cell>
          <table:table-cell table:number-columns-repeated="11"/>
          <table:table-cell office:value-type="string" calcext:value-type="string">
            <text:p>(Cliente,Puerto) ('127.0.0.1', 41592) Dato recibido /|1043|147 Resultado 7Horainicio09:44:04Horafinal09:45:04tiempotranscurrido 60.0577640533</text:p>
          </table:table-cell>
          <table:table-cell table:number-columns-repeated="12"/>
          <table:table-cell office:value-type="string" calcext:value-type="string">
            <text:p>(Cliente,Puerto) ('127.0.0.1', 33600) Dato recibido /|1043|147 Resultado 7Horainicio10:00:03Horafinal10:01:04tiempotranscurrido 60.90518307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92) Dato recibido /|1043|147 Resultado 7Horainicio09:32:14Horafinal09:33:14tiempotranscurrido 60.0605750084</text:p>
          </table:table-cell>
          <table:table-cell table:number-columns-repeated="11"/>
          <table:table-cell office:value-type="string" calcext:value-type="string">
            <text:p>(Cliente,Puerto) ('127.0.0.1', 33986) Dato recibido /|1043|147 Resultado 7Horainicio10:43:06Horafinal10:44:06tiempotranscurrido 60.0645678043</text:p>
          </table:table-cell>
          <table:table-cell table:number-columns-repeated="11"/>
          <table:table-cell office:value-type="string" calcext:value-type="string">
            <text:p>(Cliente,Puerto) ('127.0.0.1', 33048) Dato recibido /|1043|147 Resultado 7Horainicio10:00:02Horafinal10:01:04tiempotranscurrido 61.3413529396</text:p>
          </table:table-cell>
          <table:table-cell table:number-columns-repeated="12"/>
          <table:table-cell office:value-type="string" calcext:value-type="string">
            <text:p>(Cliente,Puerto) ('127.0.0.1', 37388) Dato recibido /|1043|147 Resultado 7Horainicio09:41:43Horafinal09:42:43tiempotranscurrido 60.0589258671</text:p>
          </table:table-cell>
          <table:table-cell table:number-columns-repeated="11"/>
          <table:table-cell office:value-type="string" calcext:value-type="string">
            <text:p>(Cliente,Puerto) ('127.0.0.1', 41586) Dato recibido /|1043|147 Resultado 7Horainicio09:44:04Horafinal09:45:04tiempotranscurrido 60.059194088</text:p>
          </table:table-cell>
          <table:table-cell table:number-columns-repeated="12"/>
          <table:table-cell office:value-type="string" calcext:value-type="string">
            <text:p>(Cliente,Puerto) ('127.0.0.1', 33308) Dato recibido /|1043|147 Resultado 7Horainicio10:00:03Horafinal10:01:04tiempotranscurrido 61.11597800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84) Dato recibido /|1043|147 Resultado 7Horainicio09:32:14Horafinal09:33:14tiempotranscurrido 60.0740280151</text:p>
          </table:table-cell>
          <table:table-cell table:number-columns-repeated="11"/>
          <table:table-cell office:value-type="string" calcext:value-type="string">
            <text:p>(Cliente,Puerto) ('127.0.0.1', 33988) Dato recibido /|1043|147 Resultado 7Horainicio10:43:06Horafinal10:44:06tiempotranscurrido 60.0621509552</text:p>
          </table:table-cell>
          <table:table-cell table:number-columns-repeated="11"/>
          <table:table-cell office:value-type="string" calcext:value-type="string">
            <text:p>(Cliente,Puerto) ('127.0.0.1', 32996) Dato recibido /|1043|147 Resultado 7Horainicio10:00:04Horafinal10:01:04tiempotranscurrido 60.2108650208</text:p>
          </table:table-cell>
          <table:table-cell table:number-columns-repeated="12"/>
          <table:table-cell office:value-type="string" calcext:value-type="string">
            <text:p>(Cliente,Puerto) ('127.0.0.1', 37386) Dato recibido /|1043|147 Resultado 7Horainicio09:41:43Horafinal09:42:43tiempotranscurrido 60.0611231327</text:p>
          </table:table-cell>
          <table:table-cell table:number-columns-repeated="11"/>
          <table:table-cell office:value-type="string" calcext:value-type="string">
            <text:p>(Cliente,Puerto) ('127.0.0.1', 41588) Dato recibido /|1043|147 Resultado 7Horainicio09:44:04Horafinal09:45:04tiempotranscurrido 60.0587799549</text:p>
          </table:table-cell>
          <table:table-cell table:number-columns-repeated="12"/>
          <table:table-cell office:value-type="string" calcext:value-type="string">
            <text:p>(Cliente,Puerto) ('127.0.0.1', 32938) Dato recibido /|1043|147 Resultado 7Horainicio10:00:02Horafinal10:01:04tiempotranscurrido 61.38775610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98) Dato recibido /|1043|147 Resultado 7Horainicio09:32:14Horafinal09:33:14tiempotranscurrido 60.0621931553</text:p>
          </table:table-cell>
          <table:table-cell table:number-columns-repeated="11"/>
          <table:table-cell office:value-type="string" calcext:value-type="string">
            <text:p>(Cliente,Puerto) ('127.0.0.1', 33990) Dato recibido /|1043|147 Resultado 7Horainicio10:43:06Horafinal10:44:06tiempotranscurrido 60.0637989044</text:p>
          </table:table-cell>
          <table:table-cell table:number-columns-repeated="11"/>
          <table:table-cell office:value-type="string" calcext:value-type="string">
            <text:p>(Cliente,Puerto) ('127.0.0.1', 33148) Dato recibido /|1043|147 Resultado 7Horainicio10:00:04Horafinal10:01:04tiempotranscurrido 60.0706250668</text:p>
          </table:table-cell>
          <table:table-cell table:number-columns-repeated="12"/>
          <table:table-cell office:value-type="string" calcext:value-type="string">
            <text:p>(Cliente,Puerto) ('127.0.0.1', 37380) Dato recibido /|1043|147 Resultado 7Horainicio09:41:43Horafinal09:42:43tiempotranscurrido 60.0609669685</text:p>
          </table:table-cell>
          <table:table-cell table:number-columns-repeated="11"/>
          <table:table-cell office:value-type="string" calcext:value-type="string">
            <text:p>(Cliente,Puerto) ('127.0.0.1', 41584) Dato recibido /|1043|147 Resultado 7Horainicio09:44:04Horafinal09:45:04tiempotranscurrido 60.0600969791</text:p>
          </table:table-cell>
          <table:table-cell table:number-columns-repeated="12"/>
          <table:table-cell office:value-type="string" calcext:value-type="string">
            <text:p>(Cliente,Puerto) ('127.0.0.1', 33048) Dato recibido /|1043|147 Resultado 7Horainicio10:00:02Horafinal10:01:04tiempotranscurrido 61.34135293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20) Dato recibido /|1043|147 Resultado 7Horainicio09:32:14Horafinal09:33:14tiempotranscurrido 60.062100172</text:p>
          </table:table-cell>
          <table:table-cell table:number-columns-repeated="11"/>
          <table:table-cell office:value-type="string" calcext:value-type="string">
            <text:p>(Cliente,Puerto) ('127.0.0.1', 33996) Dato recibido /|1043|147 Resultado 7Horainicio10:43:06Horafinal10:44:06tiempotranscurrido 60.0606100559</text:p>
          </table:table-cell>
          <table:table-cell table:number-columns-repeated="11"/>
          <table:table-cell office:value-type="string" calcext:value-type="string">
            <text:p>(Cliente,Puerto) ('127.0.0.1', 33106) Dato recibido /|1043|147 Resultado 7Horainicio10:00:03Horafinal10:01:04tiempotranscurrido 61.290366888</text:p>
          </table:table-cell>
          <table:table-cell table:number-columns-repeated="12"/>
          <table:table-cell office:value-type="string" calcext:value-type="string">
            <text:p>(Cliente,Puerto) ('127.0.0.1', 37384) Dato recibido /|1043|147 Resultado 7Horainicio09:41:43Horafinal09:42:43tiempotranscurrido 60.0610189438</text:p>
          </table:table-cell>
          <table:table-cell table:number-columns-repeated="11"/>
          <table:table-cell office:value-type="string" calcext:value-type="string">
            <text:p>(Cliente,Puerto) ('127.0.0.1', 41578) Dato recibido /|1043|147 Resultado 7Horainicio09:44:04Horafinal09:45:04tiempotranscurrido 60.0611801147</text:p>
          </table:table-cell>
          <table:table-cell table:number-columns-repeated="12"/>
          <table:table-cell office:value-type="string" calcext:value-type="string">
            <text:p>(Cliente,Puerto) ('127.0.0.1', 32996) Dato recibido /|1043|147 Resultado 7Horainicio10:00:04Horafinal10:01:04tiempotranscurrido 60.210865020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08) Dato recibido /|1043|147 Resultado 7Horainicio09:32:14Horafinal09:33:14tiempotranscurrido 60.0638079643</text:p>
          </table:table-cell>
          <table:table-cell table:number-columns-repeated="11"/>
          <table:table-cell office:value-type="string" calcext:value-type="string">
            <text:p>(Cliente,Puerto) ('127.0.0.1', 33992) Dato recibido /|1043|147 Resultado 7Horainicio10:43:06Horafinal10:44:06tiempotranscurrido 60.0653030872</text:p>
          </table:table-cell>
          <table:table-cell table:number-columns-repeated="11"/>
          <table:table-cell office:value-type="string" calcext:value-type="string">
            <text:p>(Cliente,Puerto) ('127.0.0.1', 33490) Dato recibido /|1043|147 Resultado 7Horainicio10:00:03Horafinal10:01:04tiempotranscurrido 60.9714939594</text:p>
          </table:table-cell>
          <table:table-cell table:number-columns-repeated="12"/>
          <table:table-cell office:value-type="string" calcext:value-type="string">
            <text:p>(Cliente,Puerto) ('127.0.0.1', 37376) Dato recibido /|1043|147 Resultado 7Horainicio09:41:43Horafinal09:42:43tiempotranscurrido 60.0626721382</text:p>
          </table:table-cell>
          <table:table-cell table:number-columns-repeated="11"/>
          <table:table-cell office:value-type="string" calcext:value-type="string">
            <text:p>(Cliente,Puerto) ('127.0.0.1', 41598) Dato recibido /|1043|147 Resultado 7Horainicio09:44:04Horafinal09:45:04tiempotranscurrido 60.0591368675</text:p>
          </table:table-cell>
          <table:table-cell table:number-columns-repeated="12"/>
          <table:table-cell office:value-type="string" calcext:value-type="string">
            <text:p>(Cliente,Puerto) ('127.0.0.1', 33148) Dato recibido /|1043|147 Resultado 7Horainicio10:00:04Horafinal10:01:04tiempotranscurrido 60.070625066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14) Dato recibido /|1043|147 Resultado 7Horainicio09:32:14Horafinal09:33:14tiempotranscurrido 60.0616791248</text:p>
          </table:table-cell>
          <table:table-cell table:number-columns-repeated="11"/>
          <table:table-cell office:value-type="string" calcext:value-type="string">
            <text:p>(Cliente,Puerto) ('127.0.0.1', 33994) Dato recibido /|1043|147 Resultado 7Horainicio10:43:06Horafinal10:44:06tiempotranscurrido 60.0631289482</text:p>
          </table:table-cell>
          <table:table-cell table:number-columns-repeated="11"/>
          <table:table-cell office:value-type="string" calcext:value-type="string">
            <text:p>(Cliente,Puerto) ('127.0.0.1', 33264) Dato recibido /|1043|147 Resultado 7Horainicio10:00:03Horafinal10:01:04tiempotranscurrido 61.1789579391</text:p>
          </table:table-cell>
          <table:table-cell table:number-columns-repeated="12"/>
          <table:table-cell office:value-type="string" calcext:value-type="string">
            <text:p>(Cliente,Puerto) ('127.0.0.1', 37382) Dato recibido /|1043|147 Resultado 7Horainicio09:41:43Horafinal09:42:43tiempotranscurrido 60.0615310669</text:p>
          </table:table-cell>
          <table:table-cell table:number-columns-repeated="11"/>
          <table:table-cell office:value-type="string" calcext:value-type="string">
            <text:p>(Cliente,Puerto) ('127.0.0.1', 41602) Dato recibido /|1043|147 Resultado 7Horainicio09:44:04Horafinal09:45:04tiempotranscurrido 60.0583040714</text:p>
          </table:table-cell>
          <table:table-cell table:number-columns-repeated="12"/>
          <table:table-cell office:value-type="string" calcext:value-type="string">
            <text:p>(Cliente,Puerto) ('127.0.0.1', 33106) Dato recibido /|1043|147 Resultado 7Horainicio10:00:03Horafinal10:01:04tiempotranscurrido 61.2903668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18) Dato recibido /|1043|147 Resultado 7Horainicio09:32:14Horafinal09:33:14tiempotranscurrido 60.0660219193</text:p>
          </table:table-cell>
          <table:table-cell table:number-columns-repeated="11"/>
          <table:table-cell office:value-type="string" calcext:value-type="string">
            <text:p>(Cliente,Puerto) ('127.0.0.1', 33998) Dato recibido /|1043|147 Resultado 7Horainicio10:43:06Horafinal10:44:06tiempotranscurrido 60.0623049736</text:p>
          </table:table-cell>
          <table:table-cell table:number-columns-repeated="11"/>
          <table:table-cell office:value-type="string" calcext:value-type="string">
            <text:p>(Cliente,Puerto) ('127.0.0.1', 33286) Dato recibido /|1043|147 Resultado 7Horainicio10:00:03Horafinal10:01:04tiempotranscurrido 61.1442449093</text:p>
          </table:table-cell>
          <table:table-cell table:number-columns-repeated="12"/>
          <table:table-cell office:value-type="string" calcext:value-type="string">
            <text:p>(Cliente,Puerto) ('127.0.0.1', 37378) Dato recibido /|1043|147 Resultado 7Horainicio09:41:43Horafinal09:42:43tiempotranscurrido 60.0627491474</text:p>
          </table:table-cell>
          <table:table-cell table:number-columns-repeated="11"/>
          <table:table-cell office:value-type="string" calcext:value-type="string">
            <text:p>(Cliente,Puerto) ('127.0.0.1', 41604) Dato recibido /|1043|147 Resultado 7Horainicio09:44:04Horafinal09:45:04tiempotranscurrido 60.0580368042</text:p>
          </table:table-cell>
          <table:table-cell table:number-columns-repeated="12"/>
          <table:table-cell office:value-type="string" calcext:value-type="string">
            <text:p>(Cliente,Puerto) ('127.0.0.1', 33490) Dato recibido /|1043|147 Resultado 7Horainicio10:00:03Horafinal10:01:04tiempotranscurrido 60.97149395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16) Dato recibido /|1043|147 Resultado 7Horainicio09:32:14Horafinal09:33:14tiempotranscurrido 60.0634729862</text:p>
          </table:table-cell>
          <table:table-cell table:number-columns-repeated="11"/>
          <table:table-cell office:value-type="string" calcext:value-type="string">
            <text:p>(Cliente,Puerto) ('127.0.0.1', 34000) Dato recibido /|1043|147 Resultado 7Horainicio10:43:06Horafinal10:44:06tiempotranscurrido 60.063806057</text:p>
          </table:table-cell>
          <table:table-cell table:number-columns-repeated="11"/>
          <table:table-cell office:value-type="string" calcext:value-type="string">
            <text:p>(Cliente,Puerto) ('127.0.0.1', 33696) Dato recibido /|1043|147 Resultado 7Horainicio10:00:03Horafinal10:01:04tiempotranscurrido 60.8466761112</text:p>
          </table:table-cell>
          <table:table-cell table:number-columns-repeated="12"/>
          <table:table-cell office:value-type="string" calcext:value-type="string">
            <text:p>(Cliente,Puerto) ('127.0.0.1', 37392) Dato recibido /|1043|147 Resultado 7Horainicio09:41:43Horafinal09:42:43tiempotranscurrido 60.0584609509</text:p>
          </table:table-cell>
          <table:table-cell table:number-columns-repeated="11"/>
          <table:table-cell office:value-type="string" calcext:value-type="string">
            <text:p>(Cliente,Puerto) ('127.0.0.1', 41606) Dato recibido /|1043|147 Resultado 7Horainicio09:44:04Horafinal09:45:04tiempotranscurrido 60.0575540066</text:p>
          </table:table-cell>
          <table:table-cell table:number-columns-repeated="12"/>
          <table:table-cell office:value-type="string" calcext:value-type="string">
            <text:p>(Cliente,Puerto) ('127.0.0.1', 33264) Dato recibido /|1043|147 Resultado 7Horainicio10:00:03Horafinal10:01:04tiempotranscurrido 61.178957939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22) Dato recibido /|1043|147 Resultado 7Horainicio09:32:14Horafinal09:33:14tiempotranscurrido 60.0635318756</text:p>
          </table:table-cell>
          <table:table-cell table:number-columns-repeated="11"/>
          <table:table-cell office:value-type="string" calcext:value-type="string">
            <text:p>(Cliente,Puerto) ('127.0.0.1', 34006) Dato recibido /|1043|147 Resultado 7Horainicio10:43:06Horafinal10:44:06tiempotranscurrido 60.0648310184</text:p>
          </table:table-cell>
          <table:table-cell table:number-columns-repeated="11"/>
          <table:table-cell office:value-type="string" calcext:value-type="string">
            <text:p>(Cliente,Puerto) ('127.0.0.1', 33118) Dato recibido /|1043|147 Resultado 7Horainicio10:00:03Horafinal10:01:04tiempotranscurrido 61.276799202</text:p>
          </table:table-cell>
          <table:table-cell table:number-columns-repeated="12"/>
          <table:table-cell office:value-type="string" calcext:value-type="string">
            <text:p>(Cliente,Puerto) ('127.0.0.1', 37390) Dato recibido /|1043|147 Resultado 7Horainicio09:41:43Horafinal09:42:43tiempotranscurrido 60.0605390072</text:p>
          </table:table-cell>
          <table:table-cell table:number-columns-repeated="11"/>
          <table:table-cell office:value-type="string" calcext:value-type="string">
            <text:p>(Cliente,Puerto) ('127.0.0.1', 41600) Dato recibido /|1043|147 Resultado 7Horainicio09:44:04Horafinal09:45:04tiempotranscurrido 60.0590231419</text:p>
          </table:table-cell>
          <table:table-cell table:number-columns-repeated="12"/>
          <table:table-cell office:value-type="string" calcext:value-type="string">
            <text:p>(Cliente,Puerto) ('127.0.0.1', 33286) Dato recibido /|1043|147 Resultado 7Horainicio10:00:03Horafinal10:01:04tiempotranscurrido 61.14424490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24) Dato recibido /|1043|147 Resultado 7Horainicio09:32:14Horafinal09:33:14tiempotranscurrido 60.0611510277</text:p>
          </table:table-cell>
          <table:table-cell table:number-columns-repeated="11"/>
          <table:table-cell office:value-type="string" calcext:value-type="string">
            <text:p>(Cliente,Puerto) ('127.0.0.1', 34024) Dato recibido /|1043|147 Resultado 7Horainicio10:43:06Horafinal10:44:06tiempotranscurrido 60.0609891415</text:p>
          </table:table-cell>
          <table:table-cell table:number-columns-repeated="11"/>
          <table:table-cell office:value-type="string" calcext:value-type="string">
            <text:p>(Cliente,Puerto) ('127.0.0.1', 33014) Dato recibido /|1043|147 Resultado 7Horainicio10:00:02Horafinal10:01:04tiempotranscurrido 61.3608279228</text:p>
          </table:table-cell>
          <table:table-cell table:number-columns-repeated="12"/>
          <table:table-cell office:value-type="string" calcext:value-type="string">
            <text:p>(Cliente,Puerto) ('127.0.0.1', 37402) Dato recibido /|1043|147 Resultado 7Horainicio09:41:43Horafinal09:42:43tiempotranscurrido 60.0600409508</text:p>
          </table:table-cell>
          <table:table-cell table:number-columns-repeated="11"/>
          <table:table-cell office:value-type="string" calcext:value-type="string">
            <text:p>(Cliente,Puerto) ('127.0.0.1', 41608) Dato recibido /|1043|147 Resultado 7Horainicio09:44:04Horafinal09:45:04tiempotranscurrido 60.0573239326</text:p>
          </table:table-cell>
          <table:table-cell table:number-columns-repeated="12"/>
          <table:table-cell office:value-type="string" calcext:value-type="string">
            <text:p>(Cliente,Puerto) ('127.0.0.1', 33696) Dato recibido /|1043|147 Resultado 7Horainicio10:00:03Horafinal10:01:04tiempotranscurrido 60.84667611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26) Dato recibido /|1043|147 Resultado 7Horainicio09:32:14Horafinal09:33:14tiempotranscurrido 60.062472105</text:p>
          </table:table-cell>
          <table:table-cell table:number-columns-repeated="11"/>
          <table:table-cell office:value-type="string" calcext:value-type="string">
            <text:p>(Cliente,Puerto) ('127.0.0.1', 34022) Dato recibido /|1043|147 Resultado 7Horainicio10:43:06Horafinal10:44:06tiempotranscurrido 60.065541029</text:p>
          </table:table-cell>
          <table:table-cell table:number-columns-repeated="11"/>
          <table:table-cell office:value-type="string" calcext:value-type="string">
            <text:p>(Cliente,Puerto) ('127.0.0.1', 33576) Dato recibido /|1043|147 Resultado 7Horainicio10:00:03Horafinal10:01:04tiempotranscurrido 60.9207279682</text:p>
          </table:table-cell>
          <table:table-cell table:number-columns-repeated="12"/>
          <table:table-cell office:value-type="string" calcext:value-type="string">
            <text:p>(Cliente,Puerto) ('127.0.0.1', 37404) Dato recibido /|1043|147 Resultado 7Horainicio09:41:43Horafinal09:42:43tiempotranscurrido 60.0599751472</text:p>
          </table:table-cell>
          <table:table-cell table:number-columns-repeated="11"/>
          <table:table-cell office:value-type="string" calcext:value-type="string">
            <text:p>(Cliente,Puerto) ('127.0.0.1', 41594) Dato recibido /|1043|147 Resultado 7Horainicio09:44:04Horafinal09:45:04tiempotranscurrido 60.0608839989</text:p>
          </table:table-cell>
          <table:table-cell table:number-columns-repeated="12"/>
          <table:table-cell office:value-type="string" calcext:value-type="string">
            <text:p>(Cliente,Puerto) ('127.0.0.1', 33118) Dato recibido /|1043|147 Resultado 7Horainicio10:00:03Horafinal10:01:04tiempotranscurrido 61.27679920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34) Dato recibido /|1043|147 Resultado 7Horainicio09:32:14Horafinal09:33:14tiempotranscurrido 60.0617527962</text:p>
          </table:table-cell>
          <table:table-cell table:number-columns-repeated="11"/>
          <table:table-cell office:value-type="string" calcext:value-type="string">
            <text:p>(Cliente,Puerto) ('127.0.0.1', 34026) Dato recibido /|1043|147 Resultado 7Horainicio10:43:06Horafinal10:44:06tiempotranscurrido 60.0624349117</text:p>
          </table:table-cell>
          <table:table-cell table:number-columns-repeated="11"/>
          <table:table-cell office:value-type="string" calcext:value-type="string">
            <text:p>(Cliente,Puerto) ('127.0.0.1', 32940) Dato recibido /|1043|147 Resultado 7Horainicio10:00:02Horafinal10:01:04tiempotranscurrido 61.3904550076</text:p>
          </table:table-cell>
          <table:table-cell table:number-columns-repeated="12"/>
          <table:table-cell office:value-type="string" calcext:value-type="string">
            <text:p>(Cliente,Puerto) ('127.0.0.1', 37408) Dato recibido /|1043|147 Resultado 7Horainicio09:41:43Horafinal09:42:43tiempotranscurrido 60.0582659245</text:p>
          </table:table-cell>
          <table:table-cell table:number-columns-repeated="11"/>
          <table:table-cell office:value-type="string" calcext:value-type="string">
            <text:p>(Cliente,Puerto) ('127.0.0.1', 41596) Dato recibido /|1043|147 Resultado 7Horainicio09:44:04Horafinal09:45:04tiempotranscurrido 60.0606310368</text:p>
          </table:table-cell>
          <table:table-cell table:number-columns-repeated="12"/>
          <table:table-cell office:value-type="string" calcext:value-type="string">
            <text:p>(Cliente,Puerto) ('127.0.0.1', 33014) Dato recibido /|1043|147 Resultado 7Horainicio10:00:02Horafinal10:01:04tiempotranscurrido 61.360827922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28) Dato recibido /|1043|147 Resultado 7Horainicio09:32:14Horafinal09:33:14tiempotranscurrido 60.0641448498</text:p>
          </table:table-cell>
          <table:table-cell table:number-columns-repeated="11"/>
          <table:table-cell office:value-type="string" calcext:value-type="string">
            <text:p>(Cliente,Puerto) ('127.0.0.1', 34028) Dato recibido /|1043|147 Resultado 7Horainicio10:43:06Horafinal10:44:06tiempotranscurrido 60.0638310909</text:p>
          </table:table-cell>
          <table:table-cell table:number-columns-repeated="11"/>
          <table:table-cell office:value-type="string" calcext:value-type="string">
            <text:p>(Cliente,Puerto) ('127.0.0.1', 33080) Dato recibido /|1043|147 Resultado 7Horainicio10:00:02Horafinal10:01:04tiempotranscurrido 61.3108210564</text:p>
          </table:table-cell>
          <table:table-cell table:number-columns-repeated="12"/>
          <table:table-cell office:value-type="string" calcext:value-type="string">
            <text:p>(Cliente,Puerto) ('127.0.0.1', 37398) Dato recibido /|1043|147 Resultado 7Horainicio09:41:43Horafinal09:42:43tiempotranscurrido 60.0613322258</text:p>
          </table:table-cell>
          <table:table-cell table:number-columns-repeated="11"/>
          <table:table-cell office:value-type="string" calcext:value-type="string">
            <text:p>(Cliente,Puerto) ('127.0.0.1', 41614) Dato recibido /|1043|147 Resultado 7Horainicio09:44:04Horafinal09:45:04tiempotranscurrido 60.0585031509</text:p>
          </table:table-cell>
          <table:table-cell table:number-columns-repeated="12"/>
          <table:table-cell office:value-type="string" calcext:value-type="string">
            <text:p>(Cliente,Puerto) ('127.0.0.1', 33576) Dato recibido /|1043|147 Resultado 7Horainicio10:00:03Horafinal10:01:04tiempotranscurrido 60.920727968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40) Dato recibido /|1043|147 Resultado 7Horainicio09:32:14Horafinal09:33:14tiempotranscurrido 60.0610818863</text:p>
          </table:table-cell>
          <table:table-cell table:number-columns-repeated="11"/>
          <table:table-cell office:value-type="string" calcext:value-type="string">
            <text:p>(Cliente,Puerto) ('127.0.0.1', 34032) Dato recibido /|1043|147 Resultado 7Horainicio10:43:06Horafinal10:44:06tiempotranscurrido 60.0619258881</text:p>
          </table:table-cell>
          <table:table-cell table:number-columns-repeated="11"/>
          <table:table-cell office:value-type="string" calcext:value-type="string">
            <text:p>(Cliente,Puerto) ('127.0.0.1', 32990) Dato recibido /|1043|147 Resultado 7Horainicio10:00:02Horafinal10:01:04tiempotranscurrido 61.3781878948</text:p>
          </table:table-cell>
          <table:table-cell table:number-columns-repeated="12"/>
          <table:table-cell office:value-type="string" calcext:value-type="string">
            <text:p>(Cliente,Puerto) ('127.0.0.1', 37406) Dato recibido /|1043|147 Resultado 7Horainicio09:41:43Horafinal09:42:43tiempotranscurrido 60.0588848591</text:p>
          </table:table-cell>
          <table:table-cell table:number-columns-repeated="11"/>
          <table:table-cell office:value-type="string" calcext:value-type="string">
            <text:p>(Cliente,Puerto) ('127.0.0.1', 41612) Dato recibido /|1043|147 Resultado 7Horainicio09:44:04Horafinal09:45:04tiempotranscurrido 60.0599279404</text:p>
          </table:table-cell>
          <table:table-cell table:number-columns-repeated="12"/>
          <table:table-cell office:value-type="string" calcext:value-type="string">
            <text:p>(Cliente,Puerto) ('127.0.0.1', 32940) Dato recibido /|1043|147 Resultado 7Horainicio10:00:02Horafinal10:01:04tiempotranscurrido 61.39045500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32) Dato recibido /|1043|147 Resultado 7Horainicio09:32:14Horafinal09:33:14tiempotranscurrido 60.063480854</text:p>
          </table:table-cell>
          <table:table-cell table:number-columns-repeated="11"/>
          <table:table-cell office:value-type="string" calcext:value-type="string">
            <text:p>(Cliente,Puerto) ('127.0.0.1', 34030) Dato recibido /|1043|147 Resultado 7Horainicio10:43:06Horafinal10:44:06tiempotranscurrido 60.0652639866</text:p>
          </table:table-cell>
          <table:table-cell table:number-columns-repeated="11"/>
          <table:table-cell office:value-type="string" calcext:value-type="string">
            <text:p>(Cliente,Puerto) ('127.0.0.1', 33532) Dato recibido /|1043|147 Resultado 7Horainicio10:00:03Horafinal10:01:04tiempotranscurrido 60.9379518032</text:p>
          </table:table-cell>
          <table:table-cell table:number-columns-repeated="12"/>
          <table:table-cell office:value-type="string" calcext:value-type="string">
            <text:p>(Cliente,Puerto) ('127.0.0.1', 37410) Dato recibido /|1043|147 Resultado 7Horainicio09:41:43Horafinal09:42:43tiempotranscurrido 60.060696125</text:p>
          </table:table-cell>
          <table:table-cell table:number-columns-repeated="11"/>
          <table:table-cell office:value-type="string" calcext:value-type="string">
            <text:p>(Cliente,Puerto) ('127.0.0.1', 41622) Dato recibido /|1043|147 Resultado 7Horainicio09:44:04Horafinal09:45:04tiempotranscurrido 60.0570259094</text:p>
          </table:table-cell>
          <table:table-cell table:number-columns-repeated="12"/>
          <table:table-cell office:value-type="string" calcext:value-type="string">
            <text:p>(Cliente,Puerto) ('127.0.0.1', 33080) Dato recibido /|1043|147 Resultado 7Horainicio10:00:02Horafinal10:01:04tiempotranscurrido 61.310821056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42) Dato recibido /|1043|147 Resultado 7Horainicio09:32:14Horafinal09:33:14tiempotranscurrido 60.0625691414</text:p>
          </table:table-cell>
          <table:table-cell table:number-columns-repeated="11"/>
          <table:table-cell office:value-type="string" calcext:value-type="string">
            <text:p>(Cliente,Puerto) ('127.0.0.1', 34034) Dato recibido /|1043|147 Resultado 7Horainicio10:43:06Horafinal10:44:06tiempotranscurrido 60.0631518364</text:p>
          </table:table-cell>
          <table:table-cell table:number-columns-repeated="11"/>
          <table:table-cell office:value-type="string" calcext:value-type="string">
            <text:p>(Cliente,Puerto) ('127.0.0.1', 33234) Dato recibido /|1043|147 Resultado 7Horainicio10:00:03Horafinal10:01:04tiempotranscurrido 61.2087450027</text:p>
          </table:table-cell>
          <table:table-cell table:number-columns-repeated="12"/>
          <table:table-cell office:value-type="string" calcext:value-type="string">
            <text:p>(Cliente,Puerto) ('127.0.0.1', 37394) Dato recibido /|1043|147 Resultado 7Horainicio09:41:43Horafinal09:42:43tiempotranscurrido 60.0658988953</text:p>
          </table:table-cell>
          <table:table-cell table:number-columns-repeated="11"/>
          <table:table-cell office:value-type="string" calcext:value-type="string">
            <text:p>(Cliente,Puerto) ('127.0.0.1', 41618) Dato recibido /|1043|147 Resultado 7Horainicio09:44:04Horafinal09:45:04tiempotranscurrido 60.0579209328</text:p>
          </table:table-cell>
          <table:table-cell table:number-columns-repeated="12"/>
          <table:table-cell office:value-type="string" calcext:value-type="string">
            <text:p>(Cliente,Puerto) ('127.0.0.1', 32990) Dato recibido /|1043|147 Resultado 7Horainicio10:00:02Horafinal10:01:04tiempotranscurrido 61.37818789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44) Dato recibido /|1043|147 Resultado 7Horainicio09:32:14Horafinal09:33:14tiempotranscurrido 60.0642340183</text:p>
          </table:table-cell>
          <table:table-cell table:number-columns-repeated="11"/>
          <table:table-cell office:value-type="string" calcext:value-type="string">
            <text:p>(Cliente,Puerto) ('127.0.0.1', 34038) Dato recibido /|1043|147 Resultado 7Horainicio10:43:06Horafinal10:44:06tiempotranscurrido 60.0618917942</text:p>
          </table:table-cell>
          <table:table-cell table:number-columns-repeated="11"/>
          <table:table-cell office:value-type="string" calcext:value-type="string">
            <text:p>(Cliente,Puerto) ('127.0.0.1', 33276) Dato recibido /|1043|147 Resultado 7Horainicio10:00:03Horafinal10:01:04tiempotranscurrido 61.1630730629</text:p>
          </table:table-cell>
          <table:table-cell table:number-columns-repeated="12"/>
          <table:table-cell office:value-type="string" calcext:value-type="string">
            <text:p>(Cliente,Puerto) ('127.0.0.1', 37400) Dato recibido /|1043|147 Resultado 7Horainicio09:41:43Horafinal09:42:43tiempotranscurrido 60.0650990009</text:p>
          </table:table-cell>
          <table:table-cell table:number-columns-repeated="11"/>
          <table:table-cell office:value-type="string" calcext:value-type="string">
            <text:p>(Cliente,Puerto) ('127.0.0.1', 41640) Dato recibido /|1043|147 Resultado 7Horainicio09:44:04Horafinal09:45:04tiempotranscurrido 60.0588619709</text:p>
          </table:table-cell>
          <table:table-cell table:number-columns-repeated="12"/>
          <table:table-cell office:value-type="string" calcext:value-type="string">
            <text:p>(Cliente,Puerto) ('127.0.0.1', 33532) Dato recibido /|1043|147 Resultado 7Horainicio10:00:03Horafinal10:01:04tiempotranscurrido 60.93795180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46) Dato recibido /|1043|147 Resultado 7Horainicio09:32:14Horafinal09:33:14tiempotranscurrido 60.0651848316</text:p>
          </table:table-cell>
          <table:table-cell table:number-columns-repeated="11"/>
          <table:table-cell office:value-type="string" calcext:value-type="string">
            <text:p>(Cliente,Puerto) ('127.0.0.1', 34036) Dato recibido /|1043|147 Resultado 7Horainicio10:43:06Horafinal10:44:06tiempotranscurrido 60.0645558834</text:p>
          </table:table-cell>
          <table:table-cell table:number-columns-repeated="11"/>
          <table:table-cell office:value-type="string" calcext:value-type="string">
            <text:p>(Cliente,Puerto) ('127.0.0.1', 33828) Dato recibido /|1043|147 Resultado 7Horainicio10:00:03Horafinal10:01:04tiempotranscurrido 60.7588992119</text:p>
          </table:table-cell>
          <table:table-cell table:number-columns-repeated="12"/>
          <table:table-cell office:value-type="string" calcext:value-type="string">
            <text:p>(Cliente,Puerto) ('127.0.0.1', 37412) Dato recibido /|1043|147 Resultado 7Horainicio09:41:43Horafinal09:42:43tiempotranscurrido 60.0605170727</text:p>
          </table:table-cell>
          <table:table-cell table:number-columns-repeated="11"/>
          <table:table-cell office:value-type="string" calcext:value-type="string">
            <text:p>(Cliente,Puerto) ('127.0.0.1', 41620) Dato recibido /|1043|147 Resultado 7Horainicio09:44:04Horafinal09:45:04tiempotranscurrido 60.057762146</text:p>
          </table:table-cell>
          <table:table-cell table:number-columns-repeated="12"/>
          <table:table-cell office:value-type="string" calcext:value-type="string">
            <text:p>(Cliente,Puerto) ('127.0.0.1', 33234) Dato recibido /|1043|147 Resultado 7Horainicio10:00:03Horafinal10:01:04tiempotranscurrido 61.208745002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48) Dato recibido /|1043|147 Resultado 7Horainicio09:32:14Horafinal09:33:14tiempotranscurrido 60.0615918636</text:p>
          </table:table-cell>
          <table:table-cell table:number-columns-repeated="11"/>
          <table:table-cell office:value-type="string" calcext:value-type="string">
            <text:p>(Cliente,Puerto) ('127.0.0.1', 34040) Dato recibido /|1043|147 Resultado 7Horainicio10:43:06Horafinal10:44:06tiempotranscurrido 60.0621550083</text:p>
          </table:table-cell>
          <table:table-cell table:number-columns-repeated="11"/>
          <table:table-cell office:value-type="string" calcext:value-type="string">
            <text:p>(Cliente,Puerto) ('127.0.0.1', 33492) Dato recibido /|1043|147 Resultado 7Horainicio10:00:03Horafinal10:01:04tiempotranscurrido 60.9633448124</text:p>
          </table:table-cell>
          <table:table-cell table:number-columns-repeated="12"/>
          <table:table-cell office:value-type="string" calcext:value-type="string">
            <text:p>(Cliente,Puerto) ('127.0.0.1', 37418) Dato recibido /|1043|147 Resultado 7Horainicio09:41:43Horafinal09:42:43tiempotranscurrido 60.0595359802</text:p>
          </table:table-cell>
          <table:table-cell table:number-columns-repeated="11"/>
          <table:table-cell office:value-type="string" calcext:value-type="string">
            <text:p>(Cliente,Puerto) ('127.0.0.1', 41616) Dato recibido /|1043|147 Resultado 7Horainicio09:44:04Horafinal09:45:04tiempotranscurrido 60.0603659153</text:p>
          </table:table-cell>
          <table:table-cell table:number-columns-repeated="12"/>
          <table:table-cell office:value-type="string" calcext:value-type="string">
            <text:p>(Cliente,Puerto) ('127.0.0.1', 33276) Dato recibido /|1043|147 Resultado 7Horainicio10:00:03Horafinal10:01:04tiempotranscurrido 61.163073062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50) Dato recibido /|1043|147 Resultado 7Horainicio09:32:14Horafinal09:33:14tiempotranscurrido 60.0625019073</text:p>
          </table:table-cell>
          <table:table-cell table:number-columns-repeated="11"/>
          <table:table-cell office:value-type="string" calcext:value-type="string">
            <text:p>(Cliente,Puerto) ('127.0.0.1', 34042) Dato recibido /|1043|147 Resultado 7Horainicio10:43:06Horafinal10:44:06tiempotranscurrido 60.0635480881</text:p>
          </table:table-cell>
          <table:table-cell table:number-columns-repeated="11"/>
          <table:table-cell office:value-type="string" calcext:value-type="string">
            <text:p>(Cliente,Puerto) ('127.0.0.1', 32874) Dato recibido /|1043|147 Resultado 7Horainicio10:00:02Horafinal10:01:04tiempotranscurrido 61.4318220615</text:p>
          </table:table-cell>
          <table:table-cell table:number-columns-repeated="12"/>
          <table:table-cell office:value-type="string" calcext:value-type="string">
            <text:p>(Cliente,Puerto) ('127.0.0.1', 37396) Dato recibido /|1043|147 Resultado 7Horainicio09:41:43Horafinal09:42:43tiempotranscurrido 60.0658681393</text:p>
          </table:table-cell>
          <table:table-cell table:number-columns-repeated="11"/>
          <table:table-cell office:value-type="string" calcext:value-type="string">
            <text:p>(Cliente,Puerto) ('127.0.0.1', 41624) Dato recibido /|1043|147 Resultado 7Horainicio09:44:04Horafinal09:45:04tiempotranscurrido 60.0606999397</text:p>
          </table:table-cell>
          <table:table-cell table:number-columns-repeated="12"/>
          <table:table-cell office:value-type="string" calcext:value-type="string">
            <text:p>(Cliente,Puerto) ('127.0.0.1', 33828) Dato recibido /|1043|147 Resultado 7Horainicio10:00:03Horafinal10:01:04tiempotranscurrido 60.75889921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52) Dato recibido /|1043|147 Resultado 7Horainicio09:32:14Horafinal09:33:14tiempotranscurrido 60.0641100407</text:p>
          </table:table-cell>
          <table:table-cell table:number-columns-repeated="11"/>
          <table:table-cell office:value-type="string" calcext:value-type="string">
            <text:p>(Cliente,Puerto) ('127.0.0.1', 34044) Dato recibido /|1043|147 Resultado 7Horainicio10:43:06Horafinal10:44:06tiempotranscurrido 60.0643939972</text:p>
          </table:table-cell>
          <table:table-cell table:number-columns-repeated="11"/>
          <table:table-cell office:value-type="string" calcext:value-type="string">
            <text:p>(Cliente,Puerto) ('127.0.0.1', 32952) Dato recibido /|1043|147 Resultado 7Horainicio10:00:04Horafinal10:01:04tiempotranscurrido 60.2496459484</text:p>
          </table:table-cell>
          <table:table-cell table:number-columns-repeated="12"/>
          <table:table-cell office:value-type="string" calcext:value-type="string">
            <text:p>(Cliente,Puerto) ('127.0.0.1', 37426) Dato recibido /|1043|147 Resultado 7Horainicio09:41:43Horafinal09:42:43tiempotranscurrido 60.0595099926</text:p>
          </table:table-cell>
          <table:table-cell table:number-columns-repeated="11"/>
          <table:table-cell office:value-type="string" calcext:value-type="string">
            <text:p>(Cliente,Puerto) ('127.0.0.1', 41642) Dato recibido /|1043|147 Resultado 7Horainicio09:44:04Horafinal09:45:04tiempotranscurrido 60.0576422215</text:p>
          </table:table-cell>
          <table:table-cell table:number-columns-repeated="12"/>
          <table:table-cell office:value-type="string" calcext:value-type="string">
            <text:p>(Cliente,Puerto) ('127.0.0.1', 33492) Dato recibido /|1043|147 Resultado 7Horainicio10:00:03Horafinal10:01:04tiempotranscurrido 60.96334481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56) Dato recibido /|1043|147 Resultado 7Horainicio09:32:14Horafinal09:33:14tiempotranscurrido 60.0630040169</text:p>
          </table:table-cell>
          <table:table-cell table:number-columns-repeated="11"/>
          <table:table-cell office:value-type="string" calcext:value-type="string">
            <text:p>(Cliente,Puerto) ('127.0.0.1', 34046) Dato recibido /|1043|147 Resultado 7Horainicio10:43:06Horafinal10:44:06tiempotranscurrido 60.0616209507</text:p>
          </table:table-cell>
          <table:table-cell table:number-columns-repeated="11"/>
          <table:table-cell office:value-type="string" calcext:value-type="string">
            <text:p>(Cliente,Puerto) ('127.0.0.1', 33244) Dato recibido /|1043|147 Resultado 7Horainicio10:00:03Horafinal10:01:04tiempotranscurrido 61.2029278278</text:p>
          </table:table-cell>
          <table:table-cell table:number-columns-repeated="12"/>
          <table:table-cell office:value-type="string" calcext:value-type="string">
            <text:p>(Cliente,Puerto) ('127.0.0.1', 37422) Dato recibido /|1043|147 Resultado 7Horainicio09:41:43Horafinal09:42:43tiempotranscurrido 60.0607769489</text:p>
          </table:table-cell>
          <table:table-cell table:number-columns-repeated="11"/>
          <table:table-cell office:value-type="string" calcext:value-type="string">
            <text:p>(Cliente,Puerto) ('127.0.0.1', 41626) Dato recibido /|1043|147 Resultado 7Horainicio09:44:04Horafinal09:45:04tiempotranscurrido 60.060644865</text:p>
          </table:table-cell>
          <table:table-cell table:number-columns-repeated="12"/>
          <table:table-cell office:value-type="string" calcext:value-type="string">
            <text:p>(Cliente,Puerto) ('127.0.0.1', 32874) Dato recibido /|1043|147 Resultado 7Horainicio10:00:02Horafinal10:01:04tiempotranscurrido 61.431822061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54) Dato recibido /|1043|147 Resultado 7Horainicio09:32:14Horafinal09:33:14tiempotranscurrido 60.0656559467</text:p>
          </table:table-cell>
          <table:table-cell table:number-columns-repeated="11"/>
          <table:table-cell office:value-type="string" calcext:value-type="string">
            <text:p>(Cliente,Puerto) ('127.0.0.1', 34048) Dato recibido /|1043|147 Resultado 7Horainicio10:43:06Horafinal10:44:06tiempotranscurrido 60.0625720024</text:p>
          </table:table-cell>
          <table:table-cell table:number-columns-repeated="11"/>
          <table:table-cell office:value-type="string" calcext:value-type="string">
            <text:p>(Cliente,Puerto) ('127.0.0.1', 33412) Dato recibido /|1043|147 Resultado 7Horainicio10:00:03Horafinal10:01:04tiempotranscurrido 61.016548872</text:p>
          </table:table-cell>
          <table:table-cell table:number-columns-repeated="12"/>
          <table:table-cell office:value-type="string" calcext:value-type="string">
            <text:p>(Cliente,Puerto) ('127.0.0.1', 37420) Dato recibido /|1043|147 Resultado 7Horainicio09:41:43Horafinal09:42:43tiempotranscurrido 60.0592548847</text:p>
          </table:table-cell>
          <table:table-cell table:number-columns-repeated="11"/>
          <table:table-cell office:value-type="string" calcext:value-type="string">
            <text:p>(Cliente,Puerto) ('127.0.0.1', 41686) Dato recibido /|1043|147 Resultado 7Horainicio09:44:04Horafinal09:45:04tiempotranscurrido 60.0582718849</text:p>
          </table:table-cell>
          <table:table-cell table:number-columns-repeated="12"/>
          <table:table-cell office:value-type="string" calcext:value-type="string">
            <text:p>(Cliente,Puerto) ('127.0.0.1', 32952) Dato recibido /|1043|147 Resultado 7Horainicio10:00:04Horafinal10:01:04tiempotranscurrido 60.249645948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58) Dato recibido /|1043|147 Resultado 7Horainicio09:32:14Horafinal09:33:14tiempotranscurrido 60.0650169849</text:p>
          </table:table-cell>
          <table:table-cell table:number-columns-repeated="11"/>
          <table:table-cell office:value-type="string" calcext:value-type="string">
            <text:p>(Cliente,Puerto) ('127.0.0.1', 34050) Dato recibido /|1043|147 Resultado 7Horainicio10:43:06Horafinal10:44:06tiempotranscurrido 60.0640001297</text:p>
          </table:table-cell>
          <table:table-cell table:number-columns-repeated="11"/>
          <table:table-cell office:value-type="string" calcext:value-type="string">
            <text:p>(Cliente,Puerto) ('127.0.0.1', 33294) Dato recibido /|1043|147 Resultado 7Horainicio10:00:03Horafinal10:01:04tiempotranscurrido 61.139083147</text:p>
          </table:table-cell>
          <table:table-cell table:number-columns-repeated="12"/>
          <table:table-cell office:value-type="string" calcext:value-type="string">
            <text:p>(Cliente,Puerto) ('127.0.0.1', 37416) Dato recibido /|1043|147 Resultado 7Horainicio09:41:43Horafinal09:42:43tiempotranscurrido 60.0600121021</text:p>
          </table:table-cell>
          <table:table-cell table:number-columns-repeated="11"/>
          <table:table-cell office:value-type="string" calcext:value-type="string">
            <text:p>(Cliente,Puerto) ('127.0.0.1', 41676) Dato recibido /|1043|147 Resultado 7Horainicio09:44:04Horafinal09:45:04tiempotranscurrido 60.0611331463</text:p>
          </table:table-cell>
          <table:table-cell table:number-columns-repeated="12"/>
          <table:table-cell office:value-type="string" calcext:value-type="string">
            <text:p>(Cliente,Puerto) ('127.0.0.1', 33244) Dato recibido /|1043|147 Resultado 7Horainicio10:00:03Horafinal10:01:04tiempotranscurrido 61.20292782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60) Dato recibido /|1043|147 Resultado 7Horainicio09:32:14Horafinal09:33:14tiempotranscurrido 60.0624678135</text:p>
          </table:table-cell>
          <table:table-cell table:number-columns-repeated="11"/>
          <table:table-cell office:value-type="string" calcext:value-type="string">
            <text:p>(Cliente,Puerto) ('127.0.0.1', 34052) Dato recibido /|1043|147 Resultado 7Horainicio10:43:06Horafinal10:44:06tiempotranscurrido 60.061368227</text:p>
          </table:table-cell>
          <table:table-cell table:number-columns-repeated="11"/>
          <table:table-cell office:value-type="string" calcext:value-type="string">
            <text:p>(Cliente,Puerto) ('127.0.0.1', 33120) Dato recibido /|1043|147 Resultado 7Horainicio10:00:03Horafinal10:01:04tiempotranscurrido 61.2766039371</text:p>
          </table:table-cell>
          <table:table-cell table:number-columns-repeated="12"/>
          <table:table-cell office:value-type="string" calcext:value-type="string">
            <text:p>(Cliente,Puerto) ('127.0.0.1', 37424) Dato recibido /|1043|147 Resultado 7Horainicio09:41:43Horafinal09:42:43tiempotranscurrido 60.0588610172</text:p>
          </table:table-cell>
          <table:table-cell table:number-columns-repeated="11"/>
          <table:table-cell office:value-type="string" calcext:value-type="string">
            <text:p>(Cliente,Puerto) ('127.0.0.1', 41634) Dato recibido /|1043|147 Resultado 7Horainicio09:44:04Horafinal09:45:04tiempotranscurrido 60.0600399971</text:p>
          </table:table-cell>
          <table:table-cell table:number-columns-repeated="12"/>
          <table:table-cell office:value-type="string" calcext:value-type="string">
            <text:p>(Cliente,Puerto) ('127.0.0.1', 33412) Dato recibido /|1043|147 Resultado 7Horainicio10:00:03Horafinal10:01:04tiempotranscurrido 61.01654887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66) Dato recibido /|1043|147 Resultado 7Horainicio09:32:14Horafinal09:33:14tiempotranscurrido 60.0632770061</text:p>
          </table:table-cell>
          <table:table-cell table:number-columns-repeated="11"/>
          <table:table-cell office:value-type="string" calcext:value-type="string">
            <text:p>(Cliente,Puerto) ('127.0.0.1', 34054) Dato recibido /|1043|147 Resultado 7Horainicio10:43:06Horafinal10:44:06tiempotranscurrido 60.0635378361</text:p>
          </table:table-cell>
          <table:table-cell table:number-columns-repeated="11"/>
          <table:table-cell office:value-type="string" calcext:value-type="string">
            <text:p>(Cliente,Puerto) ('127.0.0.1', 33040) Dato recibido /|1043|147 Resultado 7Horainicio10:00:02Horafinal10:01:04tiempotranscurrido 61.3470239639</text:p>
          </table:table-cell>
          <table:table-cell table:number-columns-repeated="12"/>
          <table:table-cell office:value-type="string" calcext:value-type="string">
            <text:p>(Cliente,Puerto) ('127.0.0.1', 37414) Dato recibido /|1043|147 Resultado 7Horainicio09:41:43Horafinal09:42:43tiempotranscurrido 60.0604920387</text:p>
          </table:table-cell>
          <table:table-cell table:number-columns-repeated="11"/>
          <table:table-cell office:value-type="string" calcext:value-type="string">
            <text:p>(Cliente,Puerto) ('127.0.0.1', 41632) Dato recibido /|1043|147 Resultado 7Horainicio09:44:04Horafinal09:45:04tiempotranscurrido 60.059803009</text:p>
          </table:table-cell>
          <table:table-cell table:number-columns-repeated="12"/>
          <table:table-cell office:value-type="string" calcext:value-type="string">
            <text:p>(Cliente,Puerto) ('127.0.0.1', 33294) Dato recibido /|1043|147 Resultado 7Horainicio10:00:03Horafinal10:01:04tiempotranscurrido 61.13908314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70) Dato recibido /|1043|147 Resultado 7Horainicio09:32:14Horafinal09:33:14tiempotranscurrido 60.0651600361</text:p>
          </table:table-cell>
          <table:table-cell table:number-columns-repeated="11"/>
          <table:table-cell office:value-type="string" calcext:value-type="string">
            <text:p>(Cliente,Puerto) ('127.0.0.1', 34058) Dato recibido /|1043|147 Resultado 7Horainicio10:43:06Horafinal10:44:06tiempotranscurrido 60.0661571026</text:p>
          </table:table-cell>
          <table:table-cell table:number-columns-repeated="11"/>
          <table:table-cell office:value-type="string" calcext:value-type="string">
            <text:p>(Cliente,Puerto) ('127.0.0.1', 32918) Dato recibido /|1043|147 Resultado 7Horainicio10:00:02Horafinal10:01:04tiempotranscurrido 61.4066300392</text:p>
          </table:table-cell>
          <table:table-cell table:number-columns-repeated="12"/>
          <table:table-cell office:value-type="string" calcext:value-type="string">
            <text:p>(Cliente,Puerto) ('127.0.0.1', 37430) Dato recibido /|1043|147 Resultado 7Horainicio09:41:43Horafinal09:42:43tiempotranscurrido 60.0605120659</text:p>
          </table:table-cell>
          <table:table-cell table:number-columns-repeated="11"/>
          <table:table-cell office:value-type="string" calcext:value-type="string">
            <text:p>(Cliente,Puerto) ('127.0.0.1', 41628) Dato recibido /|1043|147 Resultado 7Horainicio09:44:04Horafinal09:45:04tiempotranscurrido 60.0611901283</text:p>
          </table:table-cell>
          <table:table-cell table:number-columns-repeated="12"/>
          <table:table-cell office:value-type="string" calcext:value-type="string">
            <text:p>(Cliente,Puerto) ('127.0.0.1', 33120) Dato recibido /|1043|147 Resultado 7Horainicio10:00:03Horafinal10:01:04tiempotranscurrido 61.27660393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72) Dato recibido /|1043|147 Resultado 7Horainicio09:32:14Horafinal09:33:14tiempotranscurrido 60.066742897</text:p>
          </table:table-cell>
          <table:table-cell table:number-columns-repeated="11"/>
          <table:table-cell office:value-type="string" calcext:value-type="string">
            <text:p>(Cliente,Puerto) ('127.0.0.1', 34060) Dato recibido /|1043|147 Resultado 7Horainicio10:43:06Horafinal10:44:06tiempotranscurrido 60.0635130405</text:p>
          </table:table-cell>
          <table:table-cell table:number-columns-repeated="11"/>
          <table:table-cell office:value-type="string" calcext:value-type="string">
            <text:p>(Cliente,Puerto) ('127.0.0.1', 34100) Dato recibido /|1043|147 Resultado 7Horainicio10:00:03Horafinal10:01:04tiempotranscurrido 60.6454110146</text:p>
          </table:table-cell>
          <table:table-cell table:number-columns-repeated="12"/>
          <table:table-cell office:value-type="string" calcext:value-type="string">
            <text:p>(Cliente,Puerto) ('127.0.0.1', 37432) Dato recibido /|1043|147 Resultado 7Horainicio09:41:43Horafinal09:42:43tiempotranscurrido 60.0604400635</text:p>
          </table:table-cell>
          <table:table-cell table:number-columns-repeated="11"/>
          <table:table-cell office:value-type="string" calcext:value-type="string">
            <text:p>(Cliente,Puerto) ('127.0.0.1', 41610) Dato recibido /|1043|147 Resultado 7Horainicio09:44:04Horafinal09:45:04tiempotranscurrido 60.0608019829</text:p>
          </table:table-cell>
          <table:table-cell table:number-columns-repeated="12"/>
          <table:table-cell office:value-type="string" calcext:value-type="string">
            <text:p>(Cliente,Puerto) ('127.0.0.1', 33040) Dato recibido /|1043|147 Resultado 7Horainicio10:00:02Horafinal10:01:04tiempotranscurrido 61.34702396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74) Dato recibido /|1043|147 Resultado 7Horainicio09:32:14Horafinal09:33:14tiempotranscurrido 60.0641109943</text:p>
          </table:table-cell>
          <table:table-cell table:number-columns-repeated="11"/>
          <table:table-cell office:value-type="string" calcext:value-type="string">
            <text:p>(Cliente,Puerto) ('127.0.0.1', 34056) Dato recibido /|1043|147 Resultado 7Horainicio10:43:06Horafinal10:44:06tiempotranscurrido 60.0726060867</text:p>
          </table:table-cell>
          <table:table-cell table:number-columns-repeated="11"/>
          <table:table-cell office:value-type="string" calcext:value-type="string">
            <text:p>(Cliente,Puerto) ('127.0.0.1', 33496) Dato recibido /|1043|147 Resultado 7Horainicio10:00:03Horafinal10:01:04tiempotranscurrido 60.9596719742</text:p>
          </table:table-cell>
          <table:table-cell table:number-columns-repeated="12"/>
          <table:table-cell office:value-type="string" calcext:value-type="string">
            <text:p>(Cliente,Puerto) ('127.0.0.1', 37442) Dato recibido /|1043|147 Resultado 7Horainicio09:41:43Horafinal09:42:43tiempotranscurrido 60.0582301617</text:p>
          </table:table-cell>
          <table:table-cell table:number-columns-repeated="11"/>
          <table:table-cell office:value-type="string" calcext:value-type="string">
            <text:p>(Cliente,Puerto) ('127.0.0.1', 41638) Dato recibido /|1043|147 Resultado 7Horainicio09:44:04Horafinal09:45:04tiempotranscurrido 60.0604939461</text:p>
          </table:table-cell>
          <table:table-cell table:number-columns-repeated="12"/>
          <table:table-cell office:value-type="string" calcext:value-type="string">
            <text:p>(Cliente,Puerto) ('127.0.0.1', 32918) Dato recibido /|1043|147 Resultado 7Horainicio10:00:02Horafinal10:01:04tiempotranscurrido 61.40663003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78) Dato recibido /|1043|147 Resultado 7Horainicio09:32:14Horafinal09:33:14tiempotranscurrido 60.064743042</text:p>
          </table:table-cell>
          <table:table-cell table:number-columns-repeated="11"/>
          <table:table-cell office:value-type="string" calcext:value-type="string">
            <text:p>(Cliente,Puerto) ('127.0.0.1', 34064) Dato recibido /|1043|147 Resultado 7Horainicio10:43:06Horafinal10:44:06tiempotranscurrido 60.0647799969</text:p>
          </table:table-cell>
          <table:table-cell table:number-columns-repeated="11"/>
          <table:table-cell office:value-type="string" calcext:value-type="string">
            <text:p>(Cliente,Puerto) ('127.0.0.1', 33164) Dato recibido /|1043|147 Resultado 7Horainicio10:00:03Horafinal10:01:04tiempotranscurrido 61.2530729771</text:p>
          </table:table-cell>
          <table:table-cell table:number-columns-repeated="12"/>
          <table:table-cell office:value-type="string" calcext:value-type="string">
            <text:p>(Cliente,Puerto) ('127.0.0.1', 37436) Dato recibido /|1043|147 Resultado 7Horainicio09:41:43Horafinal09:42:43tiempotranscurrido 60.0599999428</text:p>
          </table:table-cell>
          <table:table-cell table:number-columns-repeated="11"/>
          <table:table-cell office:value-type="string" calcext:value-type="string">
            <text:p>(Cliente,Puerto) ('127.0.0.1', 41644) Dato recibido /|1043|147 Resultado 7Horainicio09:44:04Horafinal09:45:04tiempotranscurrido 60.0597550869</text:p>
          </table:table-cell>
          <table:table-cell table:number-columns-repeated="12"/>
          <table:table-cell office:value-type="string" calcext:value-type="string">
            <text:p>(Cliente,Puerto) ('127.0.0.1', 34100) Dato recibido /|1043|147 Resultado 7Horainicio10:00:03Horafinal10:01:04tiempotranscurrido 60.64541101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86) Dato recibido /|1043|147 Resultado 7Horainicio09:32:14Horafinal09:33:14tiempotranscurrido 60.0631380081</text:p>
          </table:table-cell>
          <table:table-cell table:number-columns-repeated="11"/>
          <table:table-cell office:value-type="string" calcext:value-type="string">
            <text:p>(Cliente,Puerto) ('127.0.0.1', 34062) Dato recibido /|1043|147 Resultado 7Horainicio10:43:06Horafinal10:44:06tiempotranscurrido 60.0680878162</text:p>
          </table:table-cell>
          <table:table-cell table:number-columns-repeated="11"/>
          <table:table-cell office:value-type="string" calcext:value-type="string">
            <text:p>(Cliente,Puerto) ('127.0.0.1', 32858) Dato recibido /|1043|147 Resultado 7Horainicio10:00:02Horafinal10:01:04tiempotranscurrido 61.4425899982</text:p>
          </table:table-cell>
          <table:table-cell table:number-columns-repeated="12"/>
          <table:table-cell office:value-type="string" calcext:value-type="string">
            <text:p>(Cliente,Puerto) ('127.0.0.1', 37440) Dato recibido /|1043|147 Resultado 7Horainicio09:41:43Horafinal09:42:43tiempotranscurrido 60.0594170094</text:p>
          </table:table-cell>
          <table:table-cell table:number-columns-repeated="11"/>
          <table:table-cell office:value-type="string" calcext:value-type="string">
            <text:p>(Cliente,Puerto) ('127.0.0.1', 41656) Dato recibido /|1043|147 Resultado 7Horainicio09:44:04Horafinal09:45:04tiempotranscurrido 60.0589709282</text:p>
          </table:table-cell>
          <table:table-cell table:number-columns-repeated="12"/>
          <table:table-cell office:value-type="string" calcext:value-type="string">
            <text:p>(Cliente,Puerto) ('127.0.0.1', 33496) Dato recibido /|1043|147 Resultado 7Horainicio10:00:03Horafinal10:01:04tiempotranscurrido 60.959671974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84) Dato recibido /|1043|147 Resultado 7Horainicio09:32:14Horafinal09:33:14tiempotranscurrido 60.0661859512</text:p>
          </table:table-cell>
          <table:table-cell table:number-columns-repeated="11"/>
          <table:table-cell office:value-type="string" calcext:value-type="string">
            <text:p>(Cliente,Puerto) ('127.0.0.1', 34066) Dato recibido /|1043|147 Resultado 7Horainicio10:43:06Horafinal10:44:06tiempotranscurrido 60.0649220943</text:p>
          </table:table-cell>
          <table:table-cell table:number-columns-repeated="11"/>
          <table:table-cell office:value-type="string" calcext:value-type="string">
            <text:p>(Cliente,Puerto) ('127.0.0.1', 33188) Dato recibido /|1043|147 Resultado 7Horainicio10:00:03Horafinal10:01:04tiempotranscurrido 61.2302370071</text:p>
          </table:table-cell>
          <table:table-cell table:number-columns-repeated="12"/>
          <table:table-cell office:value-type="string" calcext:value-type="string">
            <text:p>(Cliente,Puerto) ('127.0.0.1', 37438) Dato recibido /|1043|147 Resultado 7Horainicio09:41:43Horafinal09:42:43tiempotranscurrido 60.0601210594</text:p>
          </table:table-cell>
          <table:table-cell table:number-columns-repeated="11"/>
          <table:table-cell office:value-type="string" calcext:value-type="string">
            <text:p>(Cliente,Puerto) ('127.0.0.1', 41662) Dato recibido /|1043|147 Resultado 7Horainicio09:44:04Horafinal09:45:04tiempotranscurrido 60.0582230091</text:p>
          </table:table-cell>
          <table:table-cell table:number-columns-repeated="12"/>
          <table:table-cell office:value-type="string" calcext:value-type="string">
            <text:p>(Cliente,Puerto) ('127.0.0.1', 33164) Dato recibido /|1043|147 Resultado 7Horainicio10:00:03Horafinal10:01:04tiempotranscurrido 61.25307297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88) Dato recibido /|1043|147 Resultado 7Horainicio09:32:14Horafinal09:33:14tiempotranscurrido 60.0644931793</text:p>
          </table:table-cell>
          <table:table-cell table:number-columns-repeated="11"/>
          <table:table-cell office:value-type="string" calcext:value-type="string">
            <text:p>(Cliente,Puerto) ('127.0.0.1', 34070) Dato recibido /|1043|147 Resultado 7Horainicio10:43:06Horafinal10:44:06tiempotranscurrido 60.0635941029</text:p>
          </table:table-cell>
          <table:table-cell table:number-columns-repeated="11"/>
          <table:table-cell office:value-type="string" calcext:value-type="string">
            <text:p>(Cliente,Puerto) ('127.0.0.1', 33110) Dato recibido /|1043|147 Resultado 7Horainicio10:00:03Horafinal10:01:04tiempotranscurrido 61.2871699333</text:p>
          </table:table-cell>
          <table:table-cell table:number-columns-repeated="12"/>
          <table:table-cell office:value-type="string" calcext:value-type="string">
            <text:p>(Cliente,Puerto) ('127.0.0.1', 37444) Dato recibido /|1043|147 Resultado 7Horainicio09:41:43Horafinal09:42:43tiempotranscurrido 60.0586779118</text:p>
          </table:table-cell>
          <table:table-cell table:number-columns-repeated="11"/>
          <table:table-cell office:value-type="string" calcext:value-type="string">
            <text:p>(Cliente,Puerto) ('127.0.0.1', 41654) Dato recibido /|1043|147 Resultado 7Horainicio09:44:04Horafinal09:45:04tiempotranscurrido 60.0596168041</text:p>
          </table:table-cell>
          <table:table-cell table:number-columns-repeated="12"/>
          <table:table-cell office:value-type="string" calcext:value-type="string">
            <text:p>(Cliente,Puerto) ('127.0.0.1', 32858) Dato recibido /|1043|147 Resultado 7Horainicio10:00:02Horafinal10:01:04tiempotranscurrido 61.442589998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02) Dato recibido /|1043|147 Resultado 7Horainicio09:32:14Horafinal09:33:14tiempotranscurrido 60.0628128052</text:p>
          </table:table-cell>
          <table:table-cell table:number-columns-repeated="11"/>
          <table:table-cell office:value-type="string" calcext:value-type="string">
            <text:p>(Cliente,Puerto) ('127.0.0.1', 34068) Dato recibido /|1043|147 Resultado 7Horainicio10:43:06Horafinal10:44:06tiempotranscurrido 60.0702338219</text:p>
          </table:table-cell>
          <table:table-cell table:number-columns-repeated="11"/>
          <table:table-cell office:value-type="string" calcext:value-type="string">
            <text:p>(Cliente,Puerto) ('127.0.0.1', 33364) Dato recibido /|1043|147 Resultado 7Horainicio10:00:03Horafinal10:01:04tiempotranscurrido 61.0440509319</text:p>
          </table:table-cell>
          <table:table-cell table:number-columns-repeated="12"/>
          <table:table-cell office:value-type="string" calcext:value-type="string">
            <text:p>(Cliente,Puerto) ('127.0.0.1', 37428) Dato recibido /|1043|147 Resultado 7Horainicio09:41:43Horafinal09:42:43tiempotranscurrido 60.0624158382</text:p>
          </table:table-cell>
          <table:table-cell table:number-columns-repeated="11"/>
          <table:table-cell office:value-type="string" calcext:value-type="string">
            <text:p>(Cliente,Puerto) ('127.0.0.1', 41668) Dato recibido /|1043|147 Resultado 7Horainicio09:44:04Horafinal09:45:04tiempotranscurrido 60.0576629639</text:p>
          </table:table-cell>
          <table:table-cell table:number-columns-repeated="12"/>
          <table:table-cell office:value-type="string" calcext:value-type="string">
            <text:p>(Cliente,Puerto) ('127.0.0.1', 33188) Dato recibido /|1043|147 Resultado 7Horainicio10:00:03Horafinal10:01:04tiempotranscurrido 61.23023700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00) Dato recibido /|1043|147 Resultado 7Horainicio09:32:14Horafinal09:33:14tiempotranscurrido 60.0657141209</text:p>
          </table:table-cell>
          <table:table-cell table:number-columns-repeated="11"/>
          <table:table-cell office:value-type="string" calcext:value-type="string">
            <text:p>(Cliente,Puerto) ('127.0.0.1', 34072) Dato recibido /|1043|147 Resultado 7Horainicio10:43:06Horafinal10:44:06tiempotranscurrido 60.0645008087</text:p>
          </table:table-cell>
          <table:table-cell table:number-columns-repeated="11"/>
          <table:table-cell office:value-type="string" calcext:value-type="string">
            <text:p>(Cliente,Puerto) ('127.0.0.1', 33112) Dato recibido /|1043|147 Resultado 7Horainicio10:00:03Horafinal10:01:04tiempotranscurrido 61.2833929062</text:p>
          </table:table-cell>
          <table:table-cell table:number-columns-repeated="12"/>
          <table:table-cell office:value-type="string" calcext:value-type="string">
            <text:p>(Cliente,Puerto) ('127.0.0.1', 37434) Dato recibido /|1043|147 Resultado 7Horainicio09:41:43Horafinal09:42:43tiempotranscurrido 60.0613260269</text:p>
          </table:table-cell>
          <table:table-cell table:number-columns-repeated="11"/>
          <table:table-cell office:value-type="string" calcext:value-type="string">
            <text:p>(Cliente,Puerto) ('127.0.0.1', 41666) Dato recibido /|1043|147 Resultado 7Horainicio09:44:04Horafinal09:45:04tiempotranscurrido 60.0581469536</text:p>
          </table:table-cell>
          <table:table-cell table:number-columns-repeated="12"/>
          <table:table-cell office:value-type="string" calcext:value-type="string">
            <text:p>(Cliente,Puerto) ('127.0.0.1', 33110) Dato recibido /|1043|147 Resultado 7Horainicio10:00:03Horafinal10:01:04tiempotranscurrido 61.28716993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04) Dato recibido /|1043|147 Resultado 7Horainicio09:32:14Horafinal09:33:14tiempotranscurrido 60.0646328926</text:p>
          </table:table-cell>
          <table:table-cell table:number-columns-repeated="11"/>
          <table:table-cell office:value-type="string" calcext:value-type="string">
            <text:p>(Cliente,Puerto) ('127.0.0.1', 34074) Dato recibido /|1043|147 Resultado 7Horainicio10:43:06Horafinal10:44:06tiempotranscurrido 60.0630390644</text:p>
          </table:table-cell>
          <table:table-cell table:number-columns-repeated="11"/>
          <table:table-cell office:value-type="string" calcext:value-type="string">
            <text:p>(Cliente,Puerto) ('127.0.0.1', 33314) Dato recibido /|1043|147 Resultado 7Horainicio10:00:03Horafinal10:01:04tiempotranscurrido 61.105358839</text:p>
          </table:table-cell>
          <table:table-cell table:number-columns-repeated="12"/>
          <table:table-cell office:value-type="string" calcext:value-type="string">
            <text:p>(Cliente,Puerto) ('127.0.0.1', 37450) Dato recibido /|1043|147 Resultado 7Horainicio09:41:43Horafinal09:42:43tiempotranscurrido 60.059689045</text:p>
          </table:table-cell>
          <table:table-cell table:number-columns-repeated="11"/>
          <table:table-cell office:value-type="string" calcext:value-type="string">
            <text:p>(Cliente,Puerto) ('127.0.0.1', 41658) Dato recibido /|1043|147 Resultado 7Horainicio09:44:04Horafinal09:45:04tiempotranscurrido 60.0598039627</text:p>
          </table:table-cell>
          <table:table-cell table:number-columns-repeated="12"/>
          <table:table-cell office:value-type="string" calcext:value-type="string">
            <text:p>(Cliente,Puerto) ('127.0.0.1', 33364) Dato recibido /|1043|147 Resultado 7Horainicio10:00:03Horafinal10:01:04tiempotranscurrido 61.04405093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08) Dato recibido /|1043|147 Resultado 7Horainicio09:32:14Horafinal09:33:14tiempotranscurrido 60.0633609295</text:p>
          </table:table-cell>
          <table:table-cell table:number-columns-repeated="11"/>
          <table:table-cell office:value-type="string" calcext:value-type="string">
            <text:p>(Cliente,Puerto) ('127.0.0.1', 34088) Dato recibido /|1043|147 Resultado 7Horainicio10:43:06Horafinal10:44:06tiempotranscurrido 60.0640001297</text:p>
          </table:table-cell>
          <table:table-cell table:number-columns-repeated="11"/>
          <table:table-cell office:value-type="string" calcext:value-type="string">
            <text:p>(Cliente,Puerto) ('127.0.0.1', 33016) Dato recibido /|1043|147 Resultado 7Horainicio10:00:02Horafinal10:01:04tiempotranscurrido 61.3612289429</text:p>
          </table:table-cell>
          <table:table-cell table:number-columns-repeated="12"/>
          <table:table-cell office:value-type="string" calcext:value-type="string">
            <text:p>(Cliente,Puerto) ('127.0.0.1', 37458) Dato recibido /|1043|147 Resultado 7Horainicio09:41:43Horafinal09:42:43tiempotranscurrido 60.0581688881</text:p>
          </table:table-cell>
          <table:table-cell table:number-columns-repeated="11"/>
          <table:table-cell office:value-type="string" calcext:value-type="string">
            <text:p>(Cliente,Puerto) ('127.0.0.1', 41648) Dato recibido /|1043|147 Resultado 7Horainicio09:44:04Horafinal09:45:04tiempotranscurrido 60.0616209507</text:p>
          </table:table-cell>
          <table:table-cell table:number-columns-repeated="12"/>
          <table:table-cell office:value-type="string" calcext:value-type="string">
            <text:p>(Cliente,Puerto) ('127.0.0.1', 33112) Dato recibido /|1043|147 Resultado 7Horainicio10:00:03Horafinal10:01:04tiempotranscurrido 61.28339290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06) Dato recibido /|1043|147 Resultado 7Horainicio09:32:14Horafinal09:33:14tiempotranscurrido 60.0659279823</text:p>
          </table:table-cell>
          <table:table-cell table:number-columns-repeated="11"/>
          <table:table-cell office:value-type="string" calcext:value-type="string">
            <text:p>(Cliente,Puerto) ('127.0.0.1', 34094) Dato recibido /|1043|147 Resultado 7Horainicio10:43:06Horafinal10:44:06tiempotranscurrido 60.0653908253</text:p>
          </table:table-cell>
          <table:table-cell table:number-columns-repeated="11"/>
          <table:table-cell office:value-type="string" calcext:value-type="string">
            <text:p>(Cliente,Puerto) ('127.0.0.1', 33220) Dato recibido /|1043|147 Resultado 7Horainicio10:00:03Horafinal10:01:04tiempotranscurrido 61.213932991</text:p>
          </table:table-cell>
          <table:table-cell table:number-columns-repeated="12"/>
          <table:table-cell office:value-type="string" calcext:value-type="string">
            <text:p>(Cliente,Puerto) ('127.0.0.1', 37452) Dato recibido /|1043|147 Resultado 7Horainicio09:41:43Horafinal09:42:43tiempotranscurrido 60.0594680309</text:p>
          </table:table-cell>
          <table:table-cell table:number-columns-repeated="11"/>
          <table:table-cell office:value-type="string" calcext:value-type="string">
            <text:p>(Cliente,Puerto) ('127.0.0.1', 41650) Dato recibido /|1043|147 Resultado 7Horainicio09:44:04Horafinal09:45:04tiempotranscurrido 60.0611441135</text:p>
          </table:table-cell>
          <table:table-cell table:number-columns-repeated="12"/>
          <table:table-cell office:value-type="string" calcext:value-type="string">
            <text:p>(Cliente,Puerto) ('127.0.0.1', 33314) Dato recibido /|1043|147 Resultado 7Horainicio10:00:03Horafinal10:01:04tiempotranscurrido 61.1053588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10) Dato recibido /|1043|147 Resultado 7Horainicio09:32:14Horafinal09:33:14tiempotranscurrido 60.0648350716</text:p>
          </table:table-cell>
          <table:table-cell table:number-columns-repeated="11"/>
          <table:table-cell office:value-type="string" calcext:value-type="string">
            <text:p>(Cliente,Puerto) ('127.0.0.1', 34102) Dato recibido /|1043|147 Resultado 7Horainicio10:43:06Horafinal10:44:06tiempotranscurrido 60.0627918243</text:p>
          </table:table-cell>
          <table:table-cell table:number-columns-repeated="11"/>
          <table:table-cell office:value-type="string" calcext:value-type="string">
            <text:p>(Cliente,Puerto) ('127.0.0.1', 33354) Dato recibido /|1043|147 Resultado 7Horainicio10:00:03Horafinal10:01:04tiempotranscurrido 61.0605540276</text:p>
          </table:table-cell>
          <table:table-cell table:number-columns-repeated="12"/>
          <table:table-cell office:value-type="string" calcext:value-type="string">
            <text:p>(Cliente,Puerto) ('127.0.0.1', 37446) Dato recibido /|1043|147 Resultado 7Horainicio09:41:43Horafinal09:42:43tiempotranscurrido 60.0606169701</text:p>
          </table:table-cell>
          <table:table-cell table:number-columns-repeated="11"/>
          <table:table-cell office:value-type="string" calcext:value-type="string">
            <text:p>(Cliente,Puerto) ('127.0.0.1', 41660) Dato recibido /|1043|147 Resultado 7Horainicio09:44:04Horafinal09:45:04tiempotranscurrido 60.0597779751</text:p>
          </table:table-cell>
          <table:table-cell table:number-columns-repeated="12"/>
          <table:table-cell office:value-type="string" calcext:value-type="string">
            <text:p>(Cliente,Puerto) ('127.0.0.1', 33016) Dato recibido /|1043|147 Resultado 7Horainicio10:00:02Horafinal10:01:04tiempotranscurrido 61.361228942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14) Dato recibido /|1043|147 Resultado 7Horainicio09:32:14Horafinal09:33:14tiempotranscurrido 60.0659770966</text:p>
          </table:table-cell>
          <table:table-cell table:number-columns-repeated="11"/>
          <table:table-cell office:value-type="string" calcext:value-type="string">
            <text:p>(Cliente,Puerto) ('127.0.0.1', 34100) Dato recibido /|1043|147 Resultado 7Horainicio10:43:06Horafinal10:44:06tiempotranscurrido 60.0701479912</text:p>
          </table:table-cell>
          <table:table-cell table:number-columns-repeated="11"/>
          <table:table-cell office:value-type="string" calcext:value-type="string">
            <text:p>(Cliente,Puerto) ('127.0.0.1', 33144) Dato recibido /|1043|147 Resultado 7Horainicio10:00:04Horafinal10:01:04tiempotranscurrido 60.0734717846</text:p>
          </table:table-cell>
          <table:table-cell table:number-columns-repeated="12"/>
          <table:table-cell office:value-type="string" calcext:value-type="string">
            <text:p>(Cliente,Puerto) ('127.0.0.1', 37456) Dato recibido /|1043|147 Resultado 7Horainicio09:41:43Horafinal09:42:43tiempotranscurrido 60.0586721897</text:p>
          </table:table-cell>
          <table:table-cell table:number-columns-repeated="11"/>
          <table:table-cell office:value-type="string" calcext:value-type="string">
            <text:p>(Cliente,Puerto) ('127.0.0.1', 41664) Dato recibido /|1043|147 Resultado 7Horainicio09:44:04Horafinal09:45:04tiempotranscurrido 60.0590500832</text:p>
          </table:table-cell>
          <table:table-cell table:number-columns-repeated="12"/>
          <table:table-cell office:value-type="string" calcext:value-type="string">
            <text:p>(Cliente,Puerto) ('127.0.0.1', 33220) Dato recibido /|1043|147 Resultado 7Horainicio10:00:03Horafinal10:01:04tiempotranscurrido 61.21393299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20) Dato recibido /|1043|147 Resultado 7Horainicio09:32:14Horafinal09:33:14tiempotranscurrido 60.0628459454</text:p>
          </table:table-cell>
          <table:table-cell table:number-columns-repeated="11"/>
          <table:table-cell office:value-type="string" calcext:value-type="string">
            <text:p>(Cliente,Puerto) ('127.0.0.1', 34108) Dato recibido /|1043|147 Resultado 7Horainicio10:43:06Horafinal10:44:06tiempotranscurrido 60.0669779778</text:p>
          </table:table-cell>
          <table:table-cell table:number-columns-repeated="11"/>
          <table:table-cell office:value-type="string" calcext:value-type="string">
            <text:p>(Cliente,Puerto) ('127.0.0.1', 33104) Dato recibido /|1043|147 Resultado 7Horainicio10:00:02Horafinal10:01:04tiempotranscurrido 61.2900371552</text:p>
          </table:table-cell>
          <table:table-cell table:number-columns-repeated="12"/>
          <table:table-cell office:value-type="string" calcext:value-type="string">
            <text:p>(Cliente,Puerto) ('127.0.0.1', 37462) Dato recibido /|1043|147 Resultado 7Horainicio09:41:43Horafinal09:42:43tiempotranscurrido 60.0579030514</text:p>
          </table:table-cell>
          <table:table-cell table:number-columns-repeated="11"/>
          <table:table-cell office:value-type="string" calcext:value-type="string">
            <text:p>(Cliente,Puerto) ('127.0.0.1', 41646) Dato recibido /|1043|147 Resultado 7Horainicio09:44:04Horafinal09:45:04tiempotranscurrido 60.0627048016</text:p>
          </table:table-cell>
          <table:table-cell table:number-columns-repeated="12"/>
          <table:table-cell office:value-type="string" calcext:value-type="string">
            <text:p>(Cliente,Puerto) ('127.0.0.1', 33354) Dato recibido /|1043|147 Resultado 7Horainicio10:00:03Horafinal10:01:04tiempotranscurrido 61.06055402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18) Dato recibido /|1043|147 Resultado 7Horainicio09:32:14Horafinal09:33:14tiempotranscurrido 60.0663700104</text:p>
          </table:table-cell>
          <table:table-cell table:number-columns-repeated="11"/>
          <table:table-cell office:value-type="string" calcext:value-type="string">
            <text:p>(Cliente,Puerto) ('127.0.0.1', 34112) Dato recibido /|1043|147 Resultado 7Horainicio10:43:06Horafinal10:44:06tiempotranscurrido 60.0639331341</text:p>
          </table:table-cell>
          <table:table-cell table:number-columns-repeated="11"/>
          <table:table-cell office:value-type="string" calcext:value-type="string">
            <text:p>(Cliente,Puerto) ('127.0.0.1', 33020) Dato recibido /|1043|147 Resultado 7Horainicio10:00:02Horafinal10:01:04tiempotranscurrido 61.3578550816</text:p>
          </table:table-cell>
          <table:table-cell table:number-columns-repeated="12"/>
          <table:table-cell office:value-type="string" calcext:value-type="string">
            <text:p>(Cliente,Puerto) ('127.0.0.1', 37466) Dato recibido /|1043|147 Resultado 7Horainicio09:41:43Horafinal09:42:43tiempotranscurrido 60.0571520329</text:p>
          </table:table-cell>
          <table:table-cell table:number-columns-repeated="11"/>
          <table:table-cell office:value-type="string" calcext:value-type="string">
            <text:p>(Cliente,Puerto) ('127.0.0.1', 41652) Dato recibido /|1043|147 Resultado 7Horainicio09:44:04Horafinal09:45:04tiempotranscurrido 60.0615360737</text:p>
          </table:table-cell>
          <table:table-cell table:number-columns-repeated="12"/>
          <table:table-cell office:value-type="string" calcext:value-type="string">
            <text:p>(Cliente,Puerto) ('127.0.0.1', 33144) Dato recibido /|1043|147 Resultado 7Horainicio10:00:04Horafinal10:01:04tiempotranscurrido 60.07347178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22) Dato recibido /|1043|147 Resultado 7Horainicio09:32:14Horafinal09:33:14tiempotranscurrido 60.0645508766</text:p>
          </table:table-cell>
          <table:table-cell table:number-columns-repeated="11"/>
          <table:table-cell office:value-type="string" calcext:value-type="string">
            <text:p>(Cliente,Puerto) ('127.0.0.1', 34114) Dato recibido /|1043|147 Resultado 7Horainicio10:43:06Horafinal10:44:06tiempotranscurrido 60.0649869442</text:p>
          </table:table-cell>
          <table:table-cell table:number-columns-repeated="11"/>
          <table:table-cell office:value-type="string" calcext:value-type="string">
            <text:p>(Cliente,Puerto) ('127.0.0.1', 33168) Dato recibido /|1043|147 Resultado 7Horainicio10:00:03Horafinal10:01:04tiempotranscurrido 61.2501320839</text:p>
          </table:table-cell>
          <table:table-cell table:number-columns-repeated="12"/>
          <table:table-cell office:value-type="string" calcext:value-type="string">
            <text:p>(Cliente,Puerto) ('127.0.0.1', 37460) Dato recibido /|1043|147 Resultado 7Horainicio09:41:43Horafinal09:42:43tiempotranscurrido 60.0586388111</text:p>
          </table:table-cell>
          <table:table-cell table:number-columns-repeated="11"/>
          <table:table-cell office:value-type="string" calcext:value-type="string">
            <text:p>(Cliente,Puerto) ('127.0.0.1', 41672) Dato recibido /|1043|147 Resultado 7Horainicio09:44:04Horafinal09:45:04tiempotranscurrido 60.0610189438</text:p>
          </table:table-cell>
          <table:table-cell table:number-columns-repeated="12"/>
          <table:table-cell office:value-type="string" calcext:value-type="string">
            <text:p>(Cliente,Puerto) ('127.0.0.1', 33104) Dato recibido /|1043|147 Resultado 7Horainicio10:00:02Horafinal10:01:04tiempotranscurrido 61.290037155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24) Dato recibido /|1043|147 Resultado 7Horainicio09:32:14Horafinal09:33:14tiempotranscurrido 60.0656299591</text:p>
          </table:table-cell>
          <table:table-cell table:number-columns-repeated="11"/>
          <table:table-cell office:value-type="string" calcext:value-type="string">
            <text:p>(Cliente,Puerto) ('127.0.0.1', 34122) Dato recibido /|1043|147 Resultado 7Horainicio10:43:06Horafinal10:44:06tiempotranscurrido 60.0630328655</text:p>
          </table:table-cell>
          <table:table-cell table:number-columns-repeated="11"/>
          <table:table-cell office:value-type="string" calcext:value-type="string">
            <text:p>(Cliente,Puerto) ('127.0.0.1', 33054) Dato recibido /|1043|147 Resultado 7Horainicio10:00:02Horafinal10:01:04tiempotranscurrido 61.3334441185</text:p>
          </table:table-cell>
          <table:table-cell table:number-columns-repeated="12"/>
          <table:table-cell office:value-type="string" calcext:value-type="string">
            <text:p>(Cliente,Puerto) ('127.0.0.1', 37454) Dato recibido /|1043|147 Resultado 7Horainicio09:41:43Horafinal09:42:43tiempotranscurrido 60.059956789</text:p>
          </table:table-cell>
          <table:table-cell table:number-columns-repeated="11"/>
          <table:table-cell office:value-type="string" calcext:value-type="string">
            <text:p>(Cliente,Puerto) ('127.0.0.1', 41674) Dato recibido /|1043|147 Resultado 7Horainicio09:44:04Horafinal09:45:04tiempotranscurrido 60.0608260632</text:p>
          </table:table-cell>
          <table:table-cell table:number-columns-repeated="12"/>
          <table:table-cell office:value-type="string" calcext:value-type="string">
            <text:p>(Cliente,Puerto) ('127.0.0.1', 33020) Dato recibido /|1043|147 Resultado 7Horainicio10:00:02Horafinal10:01:04tiempotranscurrido 61.357855081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26) Dato recibido /|1043|147 Resultado 7Horainicio09:32:14Horafinal09:33:14tiempotranscurrido 60.0631930828</text:p>
          </table:table-cell>
          <table:table-cell table:number-columns-repeated="11"/>
          <table:table-cell office:value-type="string" calcext:value-type="string">
            <text:p>(Cliente,Puerto) ('127.0.0.1', 34118) Dato recibido /|1043|147 Resultado 7Horainicio10:43:06Horafinal10:44:06tiempotranscurrido 60.0659358501</text:p>
          </table:table-cell>
          <table:table-cell table:number-columns-repeated="11"/>
          <table:table-cell office:value-type="string" calcext:value-type="string">
            <text:p>(Cliente,Puerto) ('127.0.0.1', 32936) Dato recibido /|1043|147 Resultado 7Horainicio10:00:02Horafinal10:01:04tiempotranscurrido 61.3930699825</text:p>
          </table:table-cell>
          <table:table-cell table:number-columns-repeated="12"/>
          <table:table-cell office:value-type="string" calcext:value-type="string">
            <text:p>(Cliente,Puerto) ('127.0.0.1', 37470) Dato recibido /|1043|147 Resultado 7Horainicio09:41:43Horafinal09:42:43tiempotranscurrido 60.0600328445</text:p>
          </table:table-cell>
          <table:table-cell table:number-columns-repeated="11"/>
          <table:table-cell office:value-type="string" calcext:value-type="string">
            <text:p>(Cliente,Puerto) ('127.0.0.1', 41670) Dato recibido /|1043|147 Resultado 7Horainicio09:44:04Horafinal09:45:04tiempotranscurrido 60.0615360737</text:p>
          </table:table-cell>
          <table:table-cell table:number-columns-repeated="12"/>
          <table:table-cell office:value-type="string" calcext:value-type="string">
            <text:p>(Cliente,Puerto) ('127.0.0.1', 33168) Dato recibido /|1043|147 Resultado 7Horainicio10:00:03Horafinal10:01:04tiempotranscurrido 61.25013208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28) Dato recibido /|1043|147 Resultado 7Horainicio09:32:14Horafinal09:33:14tiempotranscurrido 60.0647599697</text:p>
          </table:table-cell>
          <table:table-cell table:number-columns-repeated="11"/>
          <table:table-cell office:value-type="string" calcext:value-type="string">
            <text:p>(Cliente,Puerto) ('127.0.0.1', 34124) Dato recibido /|1043|147 Resultado 7Horainicio10:43:06Horafinal10:44:06tiempotranscurrido 60.0642640591</text:p>
          </table:table-cell>
          <table:table-cell table:number-columns-repeated="11"/>
          <table:table-cell office:value-type="string" calcext:value-type="string">
            <text:p>(Cliente,Puerto) ('127.0.0.1', 33108) Dato recibido /|1043|147 Resultado 7Horainicio10:00:03Horafinal10:01:04tiempotranscurrido 61.2859930992</text:p>
          </table:table-cell>
          <table:table-cell table:number-columns-repeated="12"/>
          <table:table-cell office:value-type="string" calcext:value-type="string">
            <text:p>(Cliente,Puerto) ('127.0.0.1', 37476) Dato recibido /|1043|147 Resultado 7Horainicio09:41:43Horafinal09:42:43tiempotranscurrido 60.0590980053</text:p>
          </table:table-cell>
          <table:table-cell table:number-columns-repeated="11"/>
          <table:table-cell office:value-type="string" calcext:value-type="string">
            <text:p>(Cliente,Puerto) ('127.0.0.1', 41684) Dato recibido /|1043|147 Resultado 7Horainicio09:44:04Horafinal09:45:04tiempotranscurrido 60.0590600967</text:p>
          </table:table-cell>
          <table:table-cell table:number-columns-repeated="12"/>
          <table:table-cell office:value-type="string" calcext:value-type="string">
            <text:p>(Cliente,Puerto) ('127.0.0.1', 33054) Dato recibido /|1043|147 Resultado 7Horainicio10:00:02Horafinal10:01:04tiempotranscurrido 61.333444118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38) Dato recibido /|1043|147 Resultado 7Horainicio09:32:14Horafinal09:33:14tiempotranscurrido 60.0659160614</text:p>
          </table:table-cell>
          <table:table-cell table:number-columns-repeated="11"/>
          <table:table-cell office:value-type="string" calcext:value-type="string">
            <text:p>(Cliente,Puerto) ('127.0.0.1', 34132) Dato recibido /|1043|147 Resultado 7Horainicio10:43:06Horafinal10:44:06tiempotranscurrido 60.065803051</text:p>
          </table:table-cell>
          <table:table-cell table:number-columns-repeated="11"/>
          <table:table-cell office:value-type="string" calcext:value-type="string">
            <text:p>(Cliente,Puerto) ('127.0.0.1', 32968) Dato recibido /|1043|147 Resultado 7Horainicio10:00:04Horafinal10:01:04tiempotranscurrido 60.1881198883</text:p>
          </table:table-cell>
          <table:table-cell table:number-columns-repeated="12"/>
          <table:table-cell office:value-type="string" calcext:value-type="string">
            <text:p>(Cliente,Puerto) ('127.0.0.1', 37474) Dato recibido /|1043|147 Resultado 7Horainicio09:41:43Horafinal09:42:43tiempotranscurrido 60.0594348907</text:p>
          </table:table-cell>
          <table:table-cell table:number-columns-repeated="11"/>
          <table:table-cell office:value-type="string" calcext:value-type="string">
            <text:p>(Cliente,Puerto) ('127.0.0.1', 41636) Dato recibido /|1043|147 Resultado 7Horainicio09:44:04Horafinal09:45:04tiempotranscurrido 60.059014082</text:p>
          </table:table-cell>
          <table:table-cell table:number-columns-repeated="12"/>
          <table:table-cell office:value-type="string" calcext:value-type="string">
            <text:p>(Cliente,Puerto) ('127.0.0.1', 32936) Dato recibido /|1043|147 Resultado 7Horainicio10:00:02Horafinal10:01:04tiempotranscurrido 61.3930699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40) Dato recibido /|1043|147 Resultado 7Horainicio09:32:14Horafinal09:33:14tiempotranscurrido 60.0665287971</text:p>
          </table:table-cell>
          <table:table-cell table:number-columns-repeated="11"/>
          <table:table-cell office:value-type="string" calcext:value-type="string">
            <text:p>(Cliente,Puerto) ('127.0.0.1', 34136) Dato recibido /|1043|147 Resultado 7Horainicio10:43:06Horafinal10:44:06tiempotranscurrido 60.0649671555</text:p>
          </table:table-cell>
          <table:table-cell table:number-columns-repeated="11"/>
          <table:table-cell office:value-type="string" calcext:value-type="string">
            <text:p>(Cliente,Puerto) ('127.0.0.1', 33170) Dato recibido /|1043|147 Resultado 7Horainicio10:00:03Horafinal10:01:04tiempotranscurrido 61.2483839989</text:p>
          </table:table-cell>
          <table:table-cell table:number-columns-repeated="12"/>
          <table:table-cell office:value-type="string" calcext:value-type="string">
            <text:p>(Cliente,Puerto) ('127.0.0.1', 37510) Dato recibido /|1043|147 Resultado 7Horainicio09:41:43Horafinal09:42:43tiempotranscurrido 60.0607719421</text:p>
          </table:table-cell>
          <table:table-cell table:number-columns-repeated="11"/>
          <table:table-cell office:value-type="string" calcext:value-type="string">
            <text:p>(Cliente,Puerto) ('127.0.0.1', 41680) Dato recibido /|1043|147 Resultado 7Horainicio09:44:04Horafinal09:45:04tiempotranscurrido 60.0600848198</text:p>
          </table:table-cell>
          <table:table-cell table:number-columns-repeated="12"/>
          <table:table-cell office:value-type="string" calcext:value-type="string">
            <text:p>(Cliente,Puerto) ('127.0.0.1', 33108) Dato recibido /|1043|147 Resultado 7Horainicio10:00:03Horafinal10:01:04tiempotranscurrido 61.28599309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42) Dato recibido /|1043|147 Resultado 7Horainicio09:32:14Horafinal09:33:14tiempotranscurrido 60.0682959557</text:p>
          </table:table-cell>
          <table:table-cell table:number-columns-repeated="11"/>
          <table:table-cell office:value-type="string" calcext:value-type="string">
            <text:p>(Cliente,Puerto) ('127.0.0.1', 34126) Dato recibido /|1043|147 Resultado 7Horainicio10:43:06Horafinal10:44:06tiempotranscurrido 60.0731179714</text:p>
          </table:table-cell>
          <table:table-cell table:number-columns-repeated="11"/>
          <table:table-cell office:value-type="string" calcext:value-type="string">
            <text:p>(Cliente,Puerto) ('127.0.0.1', 33404) Dato recibido /|1043|147 Resultado 7Horainicio10:00:03Horafinal10:01:04tiempotranscurrido 61.0227119923</text:p>
          </table:table-cell>
          <table:table-cell table:number-columns-repeated="12"/>
          <table:table-cell office:value-type="string" calcext:value-type="string">
            <text:p>(Cliente,Puerto) ('127.0.0.1', 37516) Dato recibido /|1043|147 Resultado 7Horainicio09:41:43Horafinal09:42:43tiempotranscurrido 60.0609068871</text:p>
          </table:table-cell>
          <table:table-cell table:number-columns-repeated="11"/>
          <table:table-cell office:value-type="string" calcext:value-type="string">
            <text:p>(Cliente,Puerto) ('127.0.0.1', 41678) Dato recibido /|1043|147 Resultado 7Horainicio09:44:04Horafinal09:45:04tiempotranscurrido 60.0604569912</text:p>
          </table:table-cell>
          <table:table-cell table:number-columns-repeated="12"/>
          <table:table-cell office:value-type="string" calcext:value-type="string">
            <text:p>(Cliente,Puerto) ('127.0.0.1', 32968) Dato recibido /|1043|147 Resultado 7Horainicio10:00:04Horafinal10:01:04tiempotranscurrido 60.188119888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44) Dato recibido /|1043|147 Resultado 7Horainicio09:32:14Horafinal09:33:14tiempotranscurrido 60.0664999485</text:p>
          </table:table-cell>
          <table:table-cell table:number-columns-repeated="11"/>
          <table:table-cell office:value-type="string" calcext:value-type="string">
            <text:p>(Cliente,Puerto) ('127.0.0.1', 34142) Dato recibido /|1043|147 Resultado 7Horainicio10:43:06Horafinal10:44:06tiempotranscurrido 60.0616309643</text:p>
          </table:table-cell>
          <table:table-cell table:number-columns-repeated="11"/>
          <table:table-cell office:value-type="string" calcext:value-type="string">
            <text:p>(Cliente,Puerto) ('127.0.0.1', 33132) Dato recibido /|1043|147 Resultado 7Horainicio10:00:03Horafinal10:01:04tiempotranscurrido 61.269067049</text:p>
          </table:table-cell>
          <table:table-cell table:number-columns-repeated="12"/>
          <table:table-cell office:value-type="string" calcext:value-type="string">
            <text:p>(Cliente,Puerto) ('127.0.0.1', 37468) Dato recibido /|1043|147 Resultado 7Horainicio09:41:43Horafinal09:42:43tiempotranscurrido 60.0607500076</text:p>
          </table:table-cell>
          <table:table-cell table:number-columns-repeated="11"/>
          <table:table-cell office:value-type="string" calcext:value-type="string">
            <text:p>(Cliente,Puerto) ('127.0.0.1', 41630) Dato recibido /|1043|147 Resultado 7Horainicio09:44:04Horafinal09:45:04tiempotranscurrido 60.0599868298</text:p>
          </table:table-cell>
          <table:table-cell table:number-columns-repeated="12"/>
          <table:table-cell office:value-type="string" calcext:value-type="string">
            <text:p>(Cliente,Puerto) ('127.0.0.1', 33170) Dato recibido /|1043|147 Resultado 7Horainicio10:00:03Horafinal10:01:04tiempotranscurrido 61.24838399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50) Dato recibido /|1043|147 Resultado 7Horainicio09:32:14Horafinal09:33:14tiempotranscurrido 60.0646328926</text:p>
          </table:table-cell>
          <table:table-cell table:number-columns-repeated="11"/>
          <table:table-cell office:value-type="string" calcext:value-type="string">
            <text:p>(Cliente,Puerto) ('127.0.0.1', 34144) Dato recibido /|1043|147 Resultado 7Horainicio10:43:06Horafinal10:44:06tiempotranscurrido 60.0624148846</text:p>
          </table:table-cell>
          <table:table-cell table:number-columns-repeated="11"/>
          <table:table-cell office:value-type="string" calcext:value-type="string">
            <text:p>(Cliente,Puerto) ('127.0.0.1', 32906) Dato recibido /|1043|147 Resultado 7Horainicio10:00:02Horafinal10:01:04tiempotranscurrido 61.4108018875</text:p>
          </table:table-cell>
          <table:table-cell table:number-columns-repeated="12"/>
          <table:table-cell office:value-type="string" calcext:value-type="string">
            <text:p>(Cliente,Puerto) ('127.0.0.1', 37482) Dato recibido /|1043|147 Resultado 7Horainicio09:41:43Horafinal09:42:43tiempotranscurrido 60.0581140518</text:p>
          </table:table-cell>
          <table:table-cell table:number-columns-repeated="11"/>
          <table:table-cell office:value-type="string" calcext:value-type="string">
            <text:p>(Cliente,Puerto) ('127.0.0.1', 41728) Dato recibido /|1043|147 Resultado 7Horainicio09:44:04Horafinal09:45:04tiempotranscurrido 60.0614061356</text:p>
          </table:table-cell>
          <table:table-cell table:number-columns-repeated="12"/>
          <table:table-cell office:value-type="string" calcext:value-type="string">
            <text:p>(Cliente,Puerto) ('127.0.0.1', 33404) Dato recibido /|1043|147 Resultado 7Horainicio10:00:03Horafinal10:01:04tiempotranscurrido 61.02271199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52) Dato recibido /|1043|147 Resultado 7Horainicio09:32:14Horafinal09:33:14tiempotranscurrido 60.0652360916</text:p>
          </table:table-cell>
          <table:table-cell table:number-columns-repeated="11"/>
          <table:table-cell office:value-type="string" calcext:value-type="string">
            <text:p>(Cliente,Puerto) ('127.0.0.1', 34146) Dato recibido /|1043|147 Resultado 7Horainicio10:43:06Horafinal10:44:06tiempotranscurrido 60.0633029938</text:p>
          </table:table-cell>
          <table:table-cell table:number-columns-repeated="11"/>
          <table:table-cell office:value-type="string" calcext:value-type="string">
            <text:p>(Cliente,Puerto) ('127.0.0.1', 33056) Dato recibido /|1043|147 Resultado 7Horainicio10:00:02Horafinal10:01:04tiempotranscurrido 61.3319149017</text:p>
          </table:table-cell>
          <table:table-cell table:number-columns-repeated="12"/>
          <table:table-cell office:value-type="string" calcext:value-type="string">
            <text:p>(Cliente,Puerto) ('127.0.0.1', 37484) Dato recibido /|1043|147 Resultado 7Horainicio09:41:43Horafinal09:42:43tiempotranscurrido 60.0579738617</text:p>
          </table:table-cell>
          <table:table-cell table:number-columns-repeated="11"/>
          <table:table-cell office:value-type="string" calcext:value-type="string">
            <text:p>(Cliente,Puerto) ('127.0.0.1', 41688) Dato recibido /|1043|147 Resultado 7Horainicio09:44:04Horafinal09:45:04tiempotranscurrido 60.0609669685</text:p>
          </table:table-cell>
          <table:table-cell table:number-columns-repeated="12"/>
          <table:table-cell office:value-type="string" calcext:value-type="string">
            <text:p>(Cliente,Puerto) ('127.0.0.1', 33132) Dato recibido /|1043|147 Resultado 7Horainicio10:00:03Horafinal10:01:04tiempotranscurrido 61.2690670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56) Dato recibido /|1043|147 Resultado 7Horainicio09:32:14Horafinal09:33:14tiempotranscurrido 60.0630300045</text:p>
          </table:table-cell>
          <table:table-cell table:number-columns-repeated="11"/>
          <table:table-cell office:value-type="string" calcext:value-type="string">
            <text:p>(Cliente,Puerto) ('127.0.0.1', 34150) Dato recibido /|1043|147 Resultado 7Horainicio10:43:06Horafinal10:44:06tiempotranscurrido 60.0641279221</text:p>
          </table:table-cell>
          <table:table-cell table:number-columns-repeated="11"/>
          <table:table-cell office:value-type="string" calcext:value-type="string">
            <text:p>(Cliente,Puerto) ('127.0.0.1', 33078) Dato recibido /|1043|147 Resultado 7Horainicio10:00:02Horafinal10:01:04tiempotranscurrido 61.3149271011</text:p>
          </table:table-cell>
          <table:table-cell table:number-columns-repeated="12"/>
          <table:table-cell office:value-type="string" calcext:value-type="string">
            <text:p>(Cliente,Puerto) ('127.0.0.1', 37472) Dato recibido /|1043|147 Resultado 7Horainicio09:41:43Horafinal09:42:43tiempotranscurrido 60.0604288578</text:p>
          </table:table-cell>
          <table:table-cell table:number-columns-repeated="11"/>
          <table:table-cell office:value-type="string" calcext:value-type="string">
            <text:p>(Cliente,Puerto) ('127.0.0.1', 41738) Dato recibido /|1043|147 Resultado 7Horainicio09:44:04Horafinal09:45:04tiempotranscurrido 60.0582120419</text:p>
          </table:table-cell>
          <table:table-cell table:number-columns-repeated="12"/>
          <table:table-cell office:value-type="string" calcext:value-type="string">
            <text:p>(Cliente,Puerto) ('127.0.0.1', 32906) Dato recibido /|1043|147 Resultado 7Horainicio10:00:02Horafinal10:01:04tiempotranscurrido 61.41080188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54) Dato recibido /|1043|147 Resultado 7Horainicio09:32:14Horafinal09:33:14tiempotranscurrido 60.0657320023</text:p>
          </table:table-cell>
          <table:table-cell table:number-columns-repeated="11"/>
          <table:table-cell office:value-type="string" calcext:value-type="string">
            <text:p>(Cliente,Puerto) ('127.0.0.1', 34162) Dato recibido /|1043|147 Resultado 7Horainicio10:43:06Horafinal10:44:06tiempotranscurrido 60.0644209385</text:p>
          </table:table-cell>
          <table:table-cell table:number-columns-repeated="11"/>
          <table:table-cell office:value-type="string" calcext:value-type="string">
            <text:p>(Cliente,Puerto) ('127.0.0.1', 33102) Dato recibido /|1043|147 Resultado 7Horainicio10:00:02Horafinal10:01:04tiempotranscurrido 61.2919762135</text:p>
          </table:table-cell>
          <table:table-cell table:number-columns-repeated="12"/>
          <table:table-cell office:value-type="string" calcext:value-type="string">
            <text:p>(Cliente,Puerto) ('127.0.0.1', 37478) Dato recibido /|1043|147 Resultado 7Horainicio09:41:43Horafinal09:42:43tiempotranscurrido 60.0594129562</text:p>
          </table:table-cell>
          <table:table-cell table:number-columns-repeated="11"/>
          <table:table-cell office:value-type="string" calcext:value-type="string">
            <text:p>(Cliente,Puerto) ('127.0.0.1', 41694) Dato recibido /|1043|147 Resultado 7Horainicio09:44:04Horafinal09:45:04tiempotranscurrido 60.059440136</text:p>
          </table:table-cell>
          <table:table-cell table:number-columns-repeated="12"/>
          <table:table-cell office:value-type="string" calcext:value-type="string">
            <text:p>(Cliente,Puerto) ('127.0.0.1', 33056) Dato recibido /|1043|147 Resultado 7Horainicio10:00:02Horafinal10:01:04tiempotranscurrido 61.33191490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58) Dato recibido /|1043|147 Resultado 7Horainicio09:32:14Horafinal09:33:14tiempotranscurrido 60.0646219254</text:p>
          </table:table-cell>
          <table:table-cell table:number-columns-repeated="11"/>
          <table:table-cell office:value-type="string" calcext:value-type="string">
            <text:p>(Cliente,Puerto) ('127.0.0.1', 34166) Dato recibido /|1043|147 Resultado 7Horainicio10:43:06Horafinal10:44:06tiempotranscurrido 60.0653188229</text:p>
          </table:table-cell>
          <table:table-cell table:number-columns-repeated="11"/>
          <table:table-cell office:value-type="string" calcext:value-type="string">
            <text:p>(Cliente,Puerto) ('127.0.0.1', 33174) Dato recibido /|1043|147 Resultado 7Horainicio10:00:03Horafinal10:01:04tiempotranscurrido 61.242415905</text:p>
          </table:table-cell>
          <table:table-cell table:number-columns-repeated="12"/>
          <table:table-cell office:value-type="string" calcext:value-type="string">
            <text:p>(Cliente,Puerto) ('127.0.0.1', 37480) Dato recibido /|1043|147 Resultado 7Horainicio09:41:43Horafinal09:42:43tiempotranscurrido 60.0591249466</text:p>
          </table:table-cell>
          <table:table-cell table:number-columns-repeated="11"/>
          <table:table-cell office:value-type="string" calcext:value-type="string">
            <text:p>(Cliente,Puerto) ('127.0.0.1', 41700) Dato recibido /|1043|147 Resultado 7Horainicio09:44:04Horafinal09:45:04tiempotranscurrido 60.0582790375</text:p>
          </table:table-cell>
          <table:table-cell table:number-columns-repeated="12"/>
          <table:table-cell office:value-type="string" calcext:value-type="string">
            <text:p>(Cliente,Puerto) ('127.0.0.1', 33078) Dato recibido /|1043|147 Resultado 7Horainicio10:00:02Horafinal10:01:04tiempotranscurrido 61.314927101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62) Dato recibido /|1043|147 Resultado 7Horainicio09:32:14Horafinal09:33:14tiempotranscurrido 60.0632288456</text:p>
          </table:table-cell>
          <table:table-cell table:number-columns-repeated="11"/>
          <table:table-cell office:value-type="string" calcext:value-type="string">
            <text:p>(Cliente,Puerto) ('127.0.0.1', 34168) Dato recibido /|1043|147 Resultado 7Horainicio10:43:06Horafinal10:44:06tiempotranscurrido 60.0658237934</text:p>
          </table:table-cell>
          <table:table-cell table:number-columns-repeated="11"/>
          <table:table-cell office:value-type="string" calcext:value-type="string">
            <text:p>(Cliente,Puerto) ('127.0.0.1', 32868) Dato recibido /|1043|147 Resultado 7Horainicio10:00:02Horafinal10:01:04tiempotranscurrido 61.4382679462</text:p>
          </table:table-cell>
          <table:table-cell table:number-columns-repeated="12"/>
          <table:table-cell office:value-type="string" calcext:value-type="string">
            <text:p>(Cliente,Puerto) ('127.0.0.1', 37500) Dato recibido /|1043|147 Resultado 7Horainicio09:41:43Horafinal09:42:43tiempotranscurrido 60.0593562126</text:p>
          </table:table-cell>
          <table:table-cell table:number-columns-repeated="11"/>
          <table:table-cell office:value-type="string" calcext:value-type="string">
            <text:p>(Cliente,Puerto) ('127.0.0.1', 41698) Dato recibido /|1043|147 Resultado 7Horainicio09:44:04Horafinal09:45:04tiempotranscurrido 60.058631897</text:p>
          </table:table-cell>
          <table:table-cell table:number-columns-repeated="12"/>
          <table:table-cell office:value-type="string" calcext:value-type="string">
            <text:p>(Cliente,Puerto) ('127.0.0.1', 33102) Dato recibido /|1043|147 Resultado 7Horainicio10:00:02Horafinal10:01:04tiempotranscurrido 61.291976213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60) Dato recibido /|1043|147 Resultado 7Horainicio09:32:14Horafinal09:33:14tiempotranscurrido 60.0661439896</text:p>
          </table:table-cell>
          <table:table-cell table:number-columns-repeated="11"/>
          <table:table-cell office:value-type="string" calcext:value-type="string">
            <text:p>(Cliente,Puerto) ('127.0.0.1', 34170) Dato recibido /|1043|147 Resultado 7Horainicio10:43:06Horafinal10:44:06tiempotranscurrido 60.0665440559</text:p>
          </table:table-cell>
          <table:table-cell table:number-columns-repeated="11"/>
          <table:table-cell office:value-type="string" calcext:value-type="string">
            <text:p>(Cliente,Puerto) ('127.0.0.1', 33864) Dato recibido /|1043|147 Resultado 7Horainicio10:00:03Horafinal10:01:04tiempotranscurrido 60.7327778339</text:p>
          </table:table-cell>
          <table:table-cell table:number-columns-repeated="12"/>
          <table:table-cell office:value-type="string" calcext:value-type="string">
            <text:p>(Cliente,Puerto) ('127.0.0.1', 37502) Dato recibido /|1043|147 Resultado 7Horainicio09:41:43Horafinal09:42:43tiempotranscurrido 60.0591161251</text:p>
          </table:table-cell>
          <table:table-cell table:number-columns-repeated="11"/>
          <table:table-cell office:value-type="string" calcext:value-type="string">
            <text:p>(Cliente,Puerto) ('127.0.0.1', 41704) Dato recibido /|1043|147 Resultado 7Horainicio09:44:04Horafinal09:45:04tiempotranscurrido 60.0577251911</text:p>
          </table:table-cell>
          <table:table-cell table:number-columns-repeated="12"/>
          <table:table-cell office:value-type="string" calcext:value-type="string">
            <text:p>(Cliente,Puerto) ('127.0.0.1', 33174) Dato recibido /|1043|147 Resultado 7Horainicio10:00:03Horafinal10:01:04tiempotranscurrido 61.24241590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64) Dato recibido /|1043|147 Resultado 7Horainicio09:32:14Horafinal09:33:14tiempotranscurrido 60.0643630028</text:p>
          </table:table-cell>
          <table:table-cell table:number-columns-repeated="11"/>
          <table:table-cell office:value-type="string" calcext:value-type="string">
            <text:p>(Cliente,Puerto) ('127.0.0.1', 34172) Dato recibido /|1043|147 Resultado 7Horainicio10:43:06Horafinal10:44:06tiempotranscurrido 60.0664570332</text:p>
          </table:table-cell>
          <table:table-cell table:number-columns-repeated="11"/>
          <table:table-cell office:value-type="string" calcext:value-type="string">
            <text:p>(Cliente,Puerto) ('127.0.0.1', 33702) Dato recibido /|1043|147 Resultado 7Horainicio10:00:03Horafinal10:01:04tiempotranscurrido 60.8339579105</text:p>
          </table:table-cell>
          <table:table-cell table:number-columns-repeated="12"/>
          <table:table-cell office:value-type="string" calcext:value-type="string">
            <text:p>(Cliente,Puerto) ('127.0.0.1', 37534) Dato recibido /|1043|147 Resultado 7Horainicio09:41:43Horafinal09:42:43tiempotranscurrido 60.0589981079</text:p>
          </table:table-cell>
          <table:table-cell table:number-columns-repeated="11"/>
          <table:table-cell office:value-type="string" calcext:value-type="string">
            <text:p>(Cliente,Puerto) ('127.0.0.1', 41692) Dato recibido /|1043|147 Resultado 7Horainicio09:44:04Horafinal09:45:04tiempotranscurrido 60.0605080128</text:p>
          </table:table-cell>
          <table:table-cell table:number-columns-repeated="12"/>
          <table:table-cell office:value-type="string" calcext:value-type="string">
            <text:p>(Cliente,Puerto) ('127.0.0.1', 32868) Dato recibido /|1043|147 Resultado 7Horainicio10:00:02Horafinal10:01:04tiempotranscurrido 61.43826794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68) Dato recibido /|1043|147 Resultado 7Horainicio09:32:14Horafinal09:33:14tiempotranscurrido 60.0693359375</text:p>
          </table:table-cell>
          <table:table-cell table:number-columns-repeated="11"/>
          <table:table-cell office:value-type="string" calcext:value-type="string">
            <text:p>(Cliente,Puerto) ('127.0.0.1', 34176) Dato recibido /|1043|147 Resultado 7Horainicio10:43:06Horafinal10:44:06tiempotranscurrido 60.0630970001</text:p>
          </table:table-cell>
          <table:table-cell table:number-columns-repeated="11"/>
          <table:table-cell office:value-type="string" calcext:value-type="string">
            <text:p>(Cliente,Puerto) ('127.0.0.1', 34344) Dato recibido /|1043|147 Resultado 7Horainicio10:00:03Horafinal10:01:04tiempotranscurrido 60.5136179924</text:p>
          </table:table-cell>
          <table:table-cell table:number-columns-repeated="12"/>
          <table:table-cell office:value-type="string" calcext:value-type="string">
            <text:p>(Cliente,Puerto) ('127.0.0.1', 37526) Dato recibido /|1043|147 Resultado 7Horainicio09:41:43Horafinal09:42:43tiempotranscurrido 60.0612900257</text:p>
          </table:table-cell>
          <table:table-cell table:number-columns-repeated="11"/>
          <table:table-cell office:value-type="string" calcext:value-type="string">
            <text:p>(Cliente,Puerto) ('127.0.0.1', 41706) Dato recibido /|1043|147 Resultado 7Horainicio09:44:04Horafinal09:45:04tiempotranscurrido 60.0574789047</text:p>
          </table:table-cell>
          <table:table-cell table:number-columns-repeated="12"/>
          <table:table-cell office:value-type="string" calcext:value-type="string">
            <text:p>(Cliente,Puerto) ('127.0.0.1', 33864) Dato recibido /|1043|147 Resultado 7Horainicio10:00:03Horafinal10:01:04tiempotranscurrido 60.73277783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70) Dato recibido /|1043|147 Resultado 7Horainicio09:32:14Horafinal09:33:14tiempotranscurrido 60.0652840137</text:p>
          </table:table-cell>
          <table:table-cell table:number-columns-repeated="11"/>
          <table:table-cell office:value-type="string" calcext:value-type="string">
            <text:p>(Cliente,Puerto) ('127.0.0.1', 34174) Dato recibido /|1043|147 Resultado 7Horainicio10:43:06Horafinal10:44:06tiempotranscurrido 60.0662150383</text:p>
          </table:table-cell>
          <table:table-cell table:number-columns-repeated="11"/>
          <table:table-cell office:value-type="string" calcext:value-type="string">
            <text:p>(Cliente,Puerto) ('127.0.0.1', 32924) Dato recibido /|1043|147 Resultado 7Horainicio10:00:02Horafinal10:01:04tiempotranscurrido 61.4021940231</text:p>
          </table:table-cell>
          <table:table-cell table:number-columns-repeated="12"/>
          <table:table-cell office:value-type="string" calcext:value-type="string">
            <text:p>(Cliente,Puerto) ('127.0.0.1', 37524) Dato recibido /|1043|147 Resultado 7Horainicio09:41:43Horafinal09:42:43tiempotranscurrido 60.0619671345</text:p>
          </table:table-cell>
          <table:table-cell table:number-columns-repeated="11"/>
          <table:table-cell office:value-type="string" calcext:value-type="string">
            <text:p>(Cliente,Puerto) ('127.0.0.1', 41734) Dato recibido /|1043|147 Resultado 7Horainicio09:44:04Horafinal09:45:04tiempotranscurrido 60.0613059998</text:p>
          </table:table-cell>
          <table:table-cell table:number-columns-repeated="12"/>
          <table:table-cell office:value-type="string" calcext:value-type="string">
            <text:p>(Cliente,Puerto) ('127.0.0.1', 33702) Dato recibido /|1043|147 Resultado 7Horainicio10:00:03Horafinal10:01:04tiempotranscurrido 60.833957910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72) Dato recibido /|1043|147 Resultado 7Horainicio09:32:14Horafinal09:33:14tiempotranscurrido 60.0636968613</text:p>
          </table:table-cell>
          <table:table-cell table:number-columns-repeated="11"/>
          <table:table-cell office:value-type="string" calcext:value-type="string">
            <text:p>(Cliente,Puerto) ('127.0.0.1', 34178) Dato recibido /|1043|147 Resultado 7Horainicio10:43:06Horafinal10:44:06tiempotranscurrido 60.0670239925</text:p>
          </table:table-cell>
          <table:table-cell table:number-columns-repeated="11"/>
          <table:table-cell office:value-type="string" calcext:value-type="string">
            <text:p>(Cliente,Puerto) ('127.0.0.1', 33640) Dato recibido /|1043|147 Resultado 7Horainicio10:00:03Horafinal10:01:04tiempotranscurrido 60.8901090622</text:p>
          </table:table-cell>
          <table:table-cell table:number-columns-repeated="12"/>
          <table:table-cell office:value-type="string" calcext:value-type="string">
            <text:p>(Cliente,Puerto) ('127.0.0.1', 37508) Dato recibido /|1043|147 Resultado 7Horainicio09:41:43Horafinal09:42:43tiempotranscurrido 60.0583560467</text:p>
          </table:table-cell>
          <table:table-cell table:number-columns-repeated="11"/>
          <table:table-cell office:value-type="string" calcext:value-type="string">
            <text:p>(Cliente,Puerto) ('127.0.0.1', 41690) Dato recibido /|1043|147 Resultado 7Horainicio09:44:04Horafinal09:45:04tiempotranscurrido 60.0612578392</text:p>
          </table:table-cell>
          <table:table-cell table:number-columns-repeated="12"/>
          <table:table-cell office:value-type="string" calcext:value-type="string">
            <text:p>(Cliente,Puerto) ('127.0.0.1', 34344) Dato recibido /|1043|147 Resultado 7Horainicio10:00:03Horafinal10:01:04tiempotranscurrido 60.51361799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74) Dato recibido /|1043|147 Resultado 7Horainicio09:32:14Horafinal09:33:14tiempotranscurrido 60.0643439293</text:p>
          </table:table-cell>
          <table:table-cell table:number-columns-repeated="11"/>
          <table:table-cell office:value-type="string" calcext:value-type="string">
            <text:p>(Cliente,Puerto) ('127.0.0.1', 34180) Dato recibido /|1043|147 Resultado 7Horainicio10:43:06Horafinal10:44:06tiempotranscurrido 60.0636670589</text:p>
          </table:table-cell>
          <table:table-cell table:number-columns-repeated="11"/>
          <table:table-cell office:value-type="string" calcext:value-type="string">
            <text:p>(Cliente,Puerto) ('127.0.0.1', 33192) Dato recibido /|1043|147 Resultado 7Horainicio10:00:03Horafinal10:01:04tiempotranscurrido 61.2273089886</text:p>
          </table:table-cell>
          <table:table-cell table:number-columns-repeated="12"/>
          <table:table-cell office:value-type="string" calcext:value-type="string">
            <text:p>(Cliente,Puerto) ('127.0.0.1', 37498) Dato recibido /|1043|147 Resultado 7Horainicio09:41:43Horafinal09:42:43tiempotranscurrido 60.0601549149</text:p>
          </table:table-cell>
          <table:table-cell table:number-columns-repeated="11"/>
          <table:table-cell office:value-type="string" calcext:value-type="string">
            <text:p>(Cliente,Puerto) ('127.0.0.1', 41702) Dato recibido /|1043|147 Resultado 7Horainicio09:44:04Horafinal09:45:04tiempotranscurrido 60.0583691597</text:p>
          </table:table-cell>
          <table:table-cell table:number-columns-repeated="12"/>
          <table:table-cell office:value-type="string" calcext:value-type="string">
            <text:p>(Cliente,Puerto) ('127.0.0.1', 32924) Dato recibido /|1043|147 Resultado 7Horainicio10:00:02Horafinal10:01:04tiempotranscurrido 61.40219402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76) Dato recibido /|1043|147 Resultado 7Horainicio09:32:14Horafinal09:33:14tiempotranscurrido 60.0649769306</text:p>
          </table:table-cell>
          <table:table-cell table:number-columns-repeated="11"/>
          <table:table-cell office:value-type="string" calcext:value-type="string">
            <text:p>(Cliente,Puerto) ('127.0.0.1', 34200) Dato recibido /|1043|147 Resultado 7Horainicio10:43:06Horafinal10:44:06tiempotranscurrido 60.0613279343</text:p>
          </table:table-cell>
          <table:table-cell table:number-columns-repeated="11"/>
          <table:table-cell office:value-type="string" calcext:value-type="string">
            <text:p>(Cliente,Puerto) ('127.0.0.1', 33068) Dato recibido /|1043|147 Resultado 7Horainicio10:00:02Horafinal10:01:04tiempotranscurrido 61.3223130703</text:p>
          </table:table-cell>
          <table:table-cell table:number-columns-repeated="12"/>
          <table:table-cell office:value-type="string" calcext:value-type="string">
            <text:p>(Cliente,Puerto) ('127.0.0.1', 37506) Dato recibido /|1043|147 Resultado 7Horainicio09:41:43Horafinal09:42:43tiempotranscurrido 60.0589389801</text:p>
          </table:table-cell>
          <table:table-cell table:number-columns-repeated="11"/>
          <table:table-cell office:value-type="string" calcext:value-type="string">
            <text:p>(Cliente,Puerto) ('127.0.0.1', 41724) Dato recibido /|1043|147 Resultado 7Horainicio09:44:04Horafinal09:45:04tiempotranscurrido 60.0582420826</text:p>
          </table:table-cell>
          <table:table-cell table:number-columns-repeated="12"/>
          <table:table-cell office:value-type="string" calcext:value-type="string">
            <text:p>(Cliente,Puerto) ('127.0.0.1', 33640) Dato recibido /|1043|147 Resultado 7Horainicio10:00:03Horafinal10:01:04tiempotranscurrido 60.89010906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82) Dato recibido /|1043|147 Resultado 7Horainicio09:32:14Horafinal09:33:14tiempotranscurrido 60.0656571388</text:p>
          </table:table-cell>
          <table:table-cell table:number-columns-repeated="11"/>
          <table:table-cell office:value-type="string" calcext:value-type="string">
            <text:p>(Cliente,Puerto) ('127.0.0.1', 34202) Dato recibido /|1043|147 Resultado 7Horainicio10:43:06Horafinal10:44:06tiempotranscurrido 60.0646979809</text:p>
          </table:table-cell>
          <table:table-cell table:number-columns-repeated="11"/>
          <table:table-cell office:value-type="string" calcext:value-type="string">
            <text:p>(Cliente,Puerto) ('127.0.0.1', 33142) Dato recibido /|1043|147 Resultado 7Horainicio10:00:04Horafinal10:01:04tiempotranscurrido 60.0693049431</text:p>
          </table:table-cell>
          <table:table-cell table:number-columns-repeated="12"/>
          <table:table-cell office:value-type="string" calcext:value-type="string">
            <text:p>(Cliente,Puerto) ('127.0.0.1', 37492) Dato recibido /|1043|147 Resultado 7Horainicio09:41:43Horafinal09:42:43tiempotranscurrido 60.0619859695</text:p>
          </table:table-cell>
          <table:table-cell table:number-columns-repeated="11"/>
          <table:table-cell office:value-type="string" calcext:value-type="string">
            <text:p>(Cliente,Puerto) ('127.0.0.1', 41726) Dato recibido /|1043|147 Resultado 7Horainicio09:44:04Horafinal09:45:04tiempotranscurrido 60.0578382015</text:p>
          </table:table-cell>
          <table:table-cell table:number-columns-repeated="12"/>
          <table:table-cell office:value-type="string" calcext:value-type="string">
            <text:p>(Cliente,Puerto) ('127.0.0.1', 33192) Dato recibido /|1043|147 Resultado 7Horainicio10:00:03Horafinal10:01:04tiempotranscurrido 61.227308988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86) Dato recibido /|1043|147 Resultado 7Horainicio09:32:14Horafinal09:33:14tiempotranscurrido 60.0659019947</text:p>
          </table:table-cell>
          <table:table-cell table:number-columns-repeated="11"/>
          <table:table-cell office:value-type="string" calcext:value-type="string">
            <text:p>(Cliente,Puerto) ('127.0.0.1', 34276) Dato recibido /|1043|147 Resultado 7Horainicio10:43:06Horafinal10:44:06tiempotranscurrido 60.0659708977</text:p>
          </table:table-cell>
          <table:table-cell table:number-columns-repeated="11"/>
          <table:table-cell office:value-type="string" calcext:value-type="string">
            <text:p>(Cliente,Puerto) ('127.0.0.1', 34130) Dato recibido /|1043|147 Resultado 7Horainicio10:00:03Horafinal10:01:04tiempotranscurrido 60.6342668533</text:p>
          </table:table-cell>
          <table:table-cell table:number-columns-repeated="12"/>
          <table:table-cell office:value-type="string" calcext:value-type="string">
            <text:p>(Cliente,Puerto) ('127.0.0.1', 37504) Dato recibido /|1043|147 Resultado 7Horainicio09:41:43Horafinal09:42:43tiempotranscurrido 60.0599000454</text:p>
          </table:table-cell>
          <table:table-cell table:number-columns-repeated="11"/>
          <table:table-cell office:value-type="string" calcext:value-type="string">
            <text:p>(Cliente,Puerto) ('127.0.0.1', 41716) Dato recibido /|1043|147 Resultado 7Horainicio09:44:04Horafinal09:45:04tiempotranscurrido 60.0595200062</text:p>
          </table:table-cell>
          <table:table-cell table:number-columns-repeated="12"/>
          <table:table-cell office:value-type="string" calcext:value-type="string">
            <text:p>(Cliente,Puerto) ('127.0.0.1', 33068) Dato recibido /|1043|147 Resultado 7Horainicio10:00:02Horafinal10:01:04tiempotranscurrido 61.32231307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88) Dato recibido /|1043|147 Resultado 7Horainicio09:32:14Horafinal09:33:14tiempotranscurrido 60.0658349991</text:p>
          </table:table-cell>
          <table:table-cell table:number-columns-repeated="11"/>
          <table:table-cell office:value-type="string" calcext:value-type="string">
            <text:p>(Cliente,Puerto) ('127.0.0.1', 34284) Dato recibido /|1043|147 Resultado 7Horainicio10:43:06Horafinal10:44:06tiempotranscurrido 60.0661990643</text:p>
          </table:table-cell>
          <table:table-cell table:number-columns-repeated="11"/>
          <table:table-cell office:value-type="string" calcext:value-type="string">
            <text:p>(Cliente,Puerto) ('127.0.0.1', 33610) Dato recibido /|1043|147 Resultado 7Horainicio10:00:03Horafinal10:01:04tiempotranscurrido 60.8980867863</text:p>
          </table:table-cell>
          <table:table-cell table:number-columns-repeated="12"/>
          <table:table-cell office:value-type="string" calcext:value-type="string">
            <text:p>(Cliente,Puerto) ('127.0.0.1', 37486) Dato recibido /|1043|147 Resultado 7Horainicio09:41:43Horafinal09:42:43tiempotranscurrido 60.0630390644</text:p>
          </table:table-cell>
          <table:table-cell table:number-columns-repeated="11"/>
          <table:table-cell office:value-type="string" calcext:value-type="string">
            <text:p>(Cliente,Puerto) ('127.0.0.1', 41710) Dato recibido /|1043|147 Resultado 7Horainicio09:44:04Horafinal09:45:04tiempotranscurrido 60.0604717731</text:p>
          </table:table-cell>
          <table:table-cell table:number-columns-repeated="12"/>
          <table:table-cell office:value-type="string" calcext:value-type="string">
            <text:p>(Cliente,Puerto) ('127.0.0.1', 33142) Dato recibido /|1043|147 Resultado 7Horainicio10:00:04Horafinal10:01:04tiempotranscurrido 60.06930494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94) Dato recibido /|1043|147 Resultado 7Horainicio09:32:14Horafinal09:33:14tiempotranscurrido 60.0664889812</text:p>
          </table:table-cell>
          <table:table-cell table:number-columns-repeated="11"/>
          <table:table-cell office:value-type="string" calcext:value-type="string">
            <text:p>(Cliente,Puerto) ('127.0.0.1', 34288) Dato recibido /|1043|147 Resultado 7Horainicio10:43:06Horafinal10:44:06tiempotranscurrido 60.0654020309</text:p>
          </table:table-cell>
          <table:table-cell table:number-columns-repeated="11"/>
          <table:table-cell office:value-type="string" calcext:value-type="string">
            <text:p>(Cliente,Puerto) ('127.0.0.1', 32922) Dato recibido /|1043|147 Resultado 7Horainicio10:00:02Horafinal10:01:04tiempotranscurrido 61.3983800411</text:p>
          </table:table-cell>
          <table:table-cell table:number-columns-repeated="12"/>
          <table:table-cell office:value-type="string" calcext:value-type="string">
            <text:p>(Cliente,Puerto) ('127.0.0.1', 37494) Dato recibido /|1043|147 Resultado 7Horainicio09:41:43Horafinal09:42:43tiempotranscurrido 60.0617110729</text:p>
          </table:table-cell>
          <table:table-cell table:number-columns-repeated="11"/>
          <table:table-cell office:value-type="string" calcext:value-type="string">
            <text:p>(Cliente,Puerto) ('127.0.0.1', 41758) Dato recibido /|1043|147 Resultado 7Horainicio09:44:04Horafinal09:45:04tiempotranscurrido 60.0604050159</text:p>
          </table:table-cell>
          <table:table-cell table:number-columns-repeated="12"/>
          <table:table-cell office:value-type="string" calcext:value-type="string">
            <text:p>(Cliente,Puerto) ('127.0.0.1', 34130) Dato recibido /|1043|147 Resultado 7Horainicio10:00:03Horafinal10:01:04tiempotranscurrido 60.63426685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98) Dato recibido /|1043|147 Resultado 7Horainicio09:32:14Horafinal09:33:14tiempotranscurrido 60.0664870739</text:p>
          </table:table-cell>
          <table:table-cell table:number-columns-repeated="11"/>
          <table:table-cell office:value-type="string" calcext:value-type="string">
            <text:p>(Cliente,Puerto) ('127.0.0.1', 34290) Dato recibido /|1043|147 Resultado 7Horainicio10:43:06Horafinal10:44:06tiempotranscurrido 60.0622010231</text:p>
          </table:table-cell>
          <table:table-cell table:number-columns-repeated="11"/>
          <table:table-cell office:value-type="string" calcext:value-type="string">
            <text:p>(Cliente,Puerto) ('127.0.0.1', 33160) Dato recibido /|1043|147 Resultado 7Horainicio10:00:03Horafinal10:01:04tiempotranscurrido 61.2591319084</text:p>
          </table:table-cell>
          <table:table-cell table:number-columns-repeated="12"/>
          <table:table-cell office:value-type="string" calcext:value-type="string">
            <text:p>(Cliente,Puerto) ('127.0.0.1', 37448) Dato recibido /|1043|147 Resultado 7Horainicio09:41:43Horafinal09:42:43tiempotranscurrido 60.0642900467</text:p>
          </table:table-cell>
          <table:table-cell table:number-columns-repeated="11"/>
          <table:table-cell office:value-type="string" calcext:value-type="string">
            <text:p>(Cliente,Puerto) ('127.0.0.1', 41718) Dato recibido /|1043|147 Resultado 7Horainicio09:44:04Horafinal09:45:04tiempotranscurrido 60.059458971</text:p>
          </table:table-cell>
          <table:table-cell table:number-columns-repeated="12"/>
          <table:table-cell office:value-type="string" calcext:value-type="string">
            <text:p>(Cliente,Puerto) ('127.0.0.1', 33610) Dato recibido /|1043|147 Resultado 7Horainicio10:00:03Horafinal10:01:04tiempotranscurrido 60.89808678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02) Dato recibido /|1043|147 Resultado 7Horainicio09:32:14Horafinal09:33:14tiempotranscurrido 60.0661859512</text:p>
          </table:table-cell>
          <table:table-cell table:number-columns-repeated="11"/>
          <table:table-cell office:value-type="string" calcext:value-type="string">
            <text:p>(Cliente,Puerto) ('127.0.0.1', 34292) Dato recibido /|1043|147 Resultado 7Horainicio10:43:06Horafinal10:44:06tiempotranscurrido 60.0624778271</text:p>
          </table:table-cell>
          <table:table-cell table:number-columns-repeated="11"/>
          <table:table-cell office:value-type="string" calcext:value-type="string">
            <text:p>(Cliente,Puerto) ('127.0.0.1', 33172) Dato recibido /|1043|147 Resultado 7Horainicio10:00:03Horafinal10:01:04tiempotranscurrido 61.2440052032</text:p>
          </table:table-cell>
          <table:table-cell table:number-columns-repeated="12"/>
          <table:table-cell office:value-type="string" calcext:value-type="string">
            <text:p>(Cliente,Puerto) ('127.0.0.1', 37464) Dato recibido /|1043|147 Resultado 7Horainicio09:41:43Horafinal09:42:43tiempotranscurrido 60.0613408089</text:p>
          </table:table-cell>
          <table:table-cell table:number-columns-repeated="11"/>
          <table:table-cell office:value-type="string" calcext:value-type="string">
            <text:p>(Cliente,Puerto) ('127.0.0.1', 41766) Dato recibido /|1043|147 Resultado 7Horainicio09:44:04Horafinal09:45:04tiempotranscurrido 60.0600860119</text:p>
          </table:table-cell>
          <table:table-cell table:number-columns-repeated="12"/>
          <table:table-cell office:value-type="string" calcext:value-type="string">
            <text:p>(Cliente,Puerto) ('127.0.0.1', 32922) Dato recibido /|1043|147 Resultado 7Horainicio10:00:02Horafinal10:01:04tiempotranscurrido 61.398380041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06) Dato recibido /|1043|147 Resultado 7Horainicio09:32:14Horafinal09:33:14tiempotranscurrido 60.0619449615</text:p>
          </table:table-cell>
          <table:table-cell table:number-columns-repeated="11"/>
          <table:table-cell office:value-type="string" calcext:value-type="string">
            <text:p>(Cliente,Puerto) ('127.0.0.1', 34298) Dato recibido /|1043|147 Resultado 7Horainicio10:43:06Horafinal10:44:06tiempotranscurrido 60.0627810955</text:p>
          </table:table-cell>
          <table:table-cell table:number-columns-repeated="11"/>
          <table:table-cell office:value-type="string" calcext:value-type="string">
            <text:p>(Cliente,Puerto) ('127.0.0.1', 32934) Dato recibido /|1043|147 Resultado 7Horainicio10:00:02Horafinal10:01:04tiempotranscurrido 61.3955450058</text:p>
          </table:table-cell>
          <table:table-cell table:number-columns-repeated="12"/>
          <table:table-cell office:value-type="string" calcext:value-type="string">
            <text:p>(Cliente,Puerto) ('127.0.0.1', 37520) Dato recibido /|1043|147 Resultado 7Horainicio09:41:43Horafinal09:42:43tiempotranscurrido 60.0604858398</text:p>
          </table:table-cell>
          <table:table-cell table:number-columns-repeated="11"/>
          <table:table-cell office:value-type="string" calcext:value-type="string">
            <text:p>(Cliente,Puerto) ('127.0.0.1', 41708) Dato recibido /|1043|147 Resultado 7Horainicio09:44:04Horafinal09:45:04tiempotranscurrido 60.0611300468</text:p>
          </table:table-cell>
          <table:table-cell table:number-columns-repeated="12"/>
          <table:table-cell office:value-type="string" calcext:value-type="string">
            <text:p>(Cliente,Puerto) ('127.0.0.1', 33160) Dato recibido /|1043|147 Resultado 7Horainicio10:00:03Horafinal10:01:04tiempotranscurrido 61.259131908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10) Dato recibido /|1043|147 Resultado 7Horainicio09:32:14Horafinal09:33:14tiempotranscurrido 60.0625221729</text:p>
          </table:table-cell>
          <table:table-cell table:number-columns-repeated="11"/>
          <table:table-cell office:value-type="string" calcext:value-type="string">
            <text:p>(Cliente,Puerto) ('127.0.0.1', 34300) Dato recibido /|1043|147 Resultado 7Horainicio10:43:06Horafinal10:44:06tiempotranscurrido 60.062541008</text:p>
          </table:table-cell>
          <table:table-cell table:number-columns-repeated="11"/>
          <table:table-cell office:value-type="string" calcext:value-type="string">
            <text:p>(Cliente,Puerto) ('127.0.0.1', 32932) Dato recibido /|1043|147 Resultado 7Horainicio10:00:02Horafinal10:01:04tiempotranscurrido 61.3946540356</text:p>
          </table:table-cell>
          <table:table-cell table:number-columns-repeated="12"/>
          <table:table-cell office:value-type="string" calcext:value-type="string">
            <text:p>(Cliente,Puerto) ('127.0.0.1', 37522) Dato recibido /|1043|147 Resultado 7Horainicio09:41:43Horafinal09:42:43tiempotranscurrido 60.0587720871</text:p>
          </table:table-cell>
          <table:table-cell table:number-columns-repeated="11"/>
          <table:table-cell office:value-type="string" calcext:value-type="string">
            <text:p>(Cliente,Puerto) ('127.0.0.1', 41714) Dato recibido /|1043|147 Resultado 7Horainicio09:44:04Horafinal09:45:04tiempotranscurrido 60.0601758957</text:p>
          </table:table-cell>
          <table:table-cell table:number-columns-repeated="12"/>
          <table:table-cell office:value-type="string" calcext:value-type="string">
            <text:p>(Cliente,Puerto) ('127.0.0.1', 33172) Dato recibido /|1043|147 Resultado 7Horainicio10:00:03Horafinal10:01:04tiempotranscurrido 61.24400520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14) Dato recibido /|1043|147 Resultado 7Horainicio09:32:14Horafinal09:33:14tiempotranscurrido 60.0647931099</text:p>
          </table:table-cell>
          <table:table-cell table:number-columns-repeated="11"/>
          <table:table-cell office:value-type="string" calcext:value-type="string">
            <text:p>(Cliente,Puerto) ('127.0.0.1', 34302) Dato recibido /|1043|147 Resultado 7Horainicio10:43:06Horafinal10:44:06tiempotranscurrido 60.0663580894</text:p>
          </table:table-cell>
          <table:table-cell table:number-columns-repeated="11"/>
          <table:table-cell office:value-type="string" calcext:value-type="string">
            <text:p>(Cliente,Puerto) ('127.0.0.1', 33114) Dato recibido /|1043|147 Resultado 7Horainicio10:00:03Horafinal10:01:04tiempotranscurrido 61.2819499969</text:p>
          </table:table-cell>
          <table:table-cell table:number-columns-repeated="12"/>
          <table:table-cell office:value-type="string" calcext:value-type="string">
            <text:p>(Cliente,Puerto) ('127.0.0.1', 37514) Dato recibido /|1043|147 Resultado 7Horainicio09:41:43Horafinal09:42:43tiempotranscurrido 60.0617790222</text:p>
          </table:table-cell>
          <table:table-cell table:number-columns-repeated="11"/>
          <table:table-cell office:value-type="string" calcext:value-type="string">
            <text:p>(Cliente,Puerto) ('127.0.0.1', 41682) Dato recibido /|1043|147 Resultado 7Horainicio09:44:04Horafinal09:45:04tiempotranscurrido 60.0604469776</text:p>
          </table:table-cell>
          <table:table-cell table:number-columns-repeated="12"/>
          <table:table-cell office:value-type="string" calcext:value-type="string">
            <text:p>(Cliente,Puerto) ('127.0.0.1', 32934) Dato recibido /|1043|147 Resultado 7Horainicio10:00:02Horafinal10:01:04tiempotranscurrido 61.395545005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16) Dato recibido /|1043|147 Resultado 7Horainicio09:32:14Horafinal09:33:14tiempotranscurrido 60.0639519691</text:p>
          </table:table-cell>
          <table:table-cell table:number-columns-repeated="11"/>
          <table:table-cell office:value-type="string" calcext:value-type="string">
            <text:p>(Cliente,Puerto) ('127.0.0.1', 34304) Dato recibido /|1043|147 Resultado 7Horainicio10:43:06Horafinal10:44:06tiempotranscurrido 60.0664401054</text:p>
          </table:table-cell>
          <table:table-cell table:number-columns-repeated="11"/>
          <table:table-cell office:value-type="string" calcext:value-type="string">
            <text:p>(Cliente,Puerto) ('127.0.0.1', 33198) Dato recibido /|1043|147 Resultado 7Horainicio10:00:03Horafinal10:01:04tiempotranscurrido 61.2206501961</text:p>
          </table:table-cell>
          <table:table-cell table:number-columns-repeated="12"/>
          <table:table-cell office:value-type="string" calcext:value-type="string">
            <text:p>(Cliente,Puerto) ('127.0.0.1', 37512) Dato recibido /|1043|147 Resultado 7Horainicio09:41:43Horafinal09:42:43tiempotranscurrido 60.0621981621</text:p>
          </table:table-cell>
          <table:table-cell table:number-columns-repeated="11"/>
          <table:table-cell office:value-type="string" calcext:value-type="string">
            <text:p>(Cliente,Puerto) ('127.0.0.1', 41730) Dato recibido /|1043|147 Resultado 7Horainicio09:44:04Horafinal09:45:04tiempotranscurrido 60.0616719723</text:p>
          </table:table-cell>
          <table:table-cell table:number-columns-repeated="12"/>
          <table:table-cell office:value-type="string" calcext:value-type="string">
            <text:p>(Cliente,Puerto) ('127.0.0.1', 32932) Dato recibido /|1043|147 Resultado 7Horainicio10:00:02Horafinal10:01:04tiempotranscurrido 61.394654035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22) Dato recibido /|1043|147 Resultado 7Horainicio09:32:14Horafinal09:33:14tiempotranscurrido 60.0648748875</text:p>
          </table:table-cell>
          <table:table-cell table:number-columns-repeated="11"/>
          <table:table-cell office:value-type="string" calcext:value-type="string">
            <text:p>(Cliente,Puerto) ('127.0.0.1', 34308) Dato recibido /|1043|147 Resultado 7Horainicio10:43:06Horafinal10:44:06tiempotranscurrido 60.0700581074</text:p>
          </table:table-cell>
          <table:table-cell table:number-columns-repeated="11"/>
          <table:table-cell office:value-type="string" calcext:value-type="string">
            <text:p>(Cliente,Puerto) ('127.0.0.1', 33044) Dato recibido /|1043|147 Resultado 7Horainicio10:00:02Horafinal10:01:04tiempotranscurrido 61.3429391384</text:p>
          </table:table-cell>
          <table:table-cell table:number-columns-repeated="12"/>
          <table:table-cell office:value-type="string" calcext:value-type="string">
            <text:p>(Cliente,Puerto) ('127.0.0.1', 37518) Dato recibido /|1043|147 Resultado 7Horainicio09:41:43Horafinal09:42:43tiempotranscurrido 60.0611820221</text:p>
          </table:table-cell>
          <table:table-cell table:number-columns-repeated="11"/>
          <table:table-cell office:value-type="string" calcext:value-type="string">
            <text:p>(Cliente,Puerto) ('127.0.0.1', 41732) Dato recibido /|1043|147 Resultado 7Horainicio09:44:04Horafinal09:45:04tiempotranscurrido 60.05925107</text:p>
          </table:table-cell>
          <table:table-cell table:number-columns-repeated="12"/>
          <table:table-cell office:value-type="string" calcext:value-type="string">
            <text:p>(Cliente,Puerto) ('127.0.0.1', 33114) Dato recibido /|1043|147 Resultado 7Horainicio10:00:03Horafinal10:01:04tiempotranscurrido 61.28194999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24) Dato recibido /|1043|147 Resultado 7Horainicio09:32:14Horafinal09:33:14tiempotranscurrido 60.0657918453</text:p>
          </table:table-cell>
          <table:table-cell table:number-columns-repeated="11"/>
          <table:table-cell office:value-type="string" calcext:value-type="string">
            <text:p>(Cliente,Puerto) ('127.0.0.1', 34310) Dato recibido /|1043|147 Resultado 7Horainicio10:43:06Horafinal10:44:06tiempotranscurrido 60.0649631023</text:p>
          </table:table-cell>
          <table:table-cell table:number-columns-repeated="11"/>
          <table:table-cell office:value-type="string" calcext:value-type="string">
            <text:p>(Cliente,Puerto) ('127.0.0.1', 33326) Dato recibido /|1043|147 Resultado 7Horainicio10:00:03Horafinal10:01:04tiempotranscurrido 61.0912020206</text:p>
          </table:table-cell>
          <table:table-cell table:number-columns-repeated="12"/>
          <table:table-cell office:value-type="string" calcext:value-type="string">
            <text:p>(Cliente,Puerto) ('127.0.0.1', 37532) Dato recibido /|1043|147 Resultado 7Horainicio09:41:43Horafinal09:42:43tiempotranscurrido 60.0612568855</text:p>
          </table:table-cell>
          <table:table-cell table:number-columns-repeated="11"/>
          <table:table-cell office:value-type="string" calcext:value-type="string">
            <text:p>(Cliente,Puerto) ('127.0.0.1', 41736) Dato recibido /|1043|147 Resultado 7Horainicio09:44:04Horafinal09:45:04tiempotranscurrido 60.0586419106</text:p>
          </table:table-cell>
          <table:table-cell table:number-columns-repeated="12"/>
          <table:table-cell office:value-type="string" calcext:value-type="string">
            <text:p>(Cliente,Puerto) ('127.0.0.1', 33198) Dato recibido /|1043|147 Resultado 7Horainicio10:00:03Horafinal10:01:04tiempotranscurrido 61.220650196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26) Dato recibido /|1043|147 Resultado 7Horainicio09:32:14Horafinal09:33:14tiempotranscurrido 60.0674009323</text:p>
          </table:table-cell>
          <table:table-cell table:number-columns-repeated="11"/>
          <table:table-cell office:value-type="string" calcext:value-type="string">
            <text:p>(Cliente,Puerto) ('127.0.0.1', 34330) Dato recibido /|1043|147 Resultado 7Horainicio10:43:06Horafinal10:44:06tiempotranscurrido 60.0656859875</text:p>
          </table:table-cell>
          <table:table-cell table:number-columns-repeated="11"/>
          <table:table-cell office:value-type="string" calcext:value-type="string">
            <text:p>(Cliente,Puerto) ('127.0.0.1', 33158) Dato recibido /|1043|147 Resultado 7Horainicio10:00:03Horafinal10:01:04tiempotranscurrido 61.2601139545</text:p>
          </table:table-cell>
          <table:table-cell table:number-columns-repeated="12"/>
          <table:table-cell office:value-type="string" calcext:value-type="string">
            <text:p>(Cliente,Puerto) ('127.0.0.1', 37536) Dato recibido /|1043|147 Resultado 7Horainicio09:41:43Horafinal09:42:43tiempotranscurrido 60.0606689453</text:p>
          </table:table-cell>
          <table:table-cell table:number-columns-repeated="11"/>
          <table:table-cell office:value-type="string" calcext:value-type="string">
            <text:p>(Cliente,Puerto) ('127.0.0.1', 41722) Dato recibido /|1043|147 Resultado 7Horainicio09:44:04Horafinal09:45:04tiempotranscurrido 60.0585141182</text:p>
          </table:table-cell>
          <table:table-cell table:number-columns-repeated="12"/>
          <table:table-cell office:value-type="string" calcext:value-type="string">
            <text:p>(Cliente,Puerto) ('127.0.0.1', 33044) Dato recibido /|1043|147 Resultado 7Horainicio10:00:02Horafinal10:01:04tiempotranscurrido 61.342939138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30) Dato recibido /|1043|147 Resultado 7Horainicio09:32:14Horafinal09:33:14tiempotranscurrido 60.0654790401</text:p>
          </table:table-cell>
          <table:table-cell table:number-columns-repeated="11"/>
          <table:table-cell office:value-type="string" calcext:value-type="string">
            <text:p>(Cliente,Puerto) ('127.0.0.1', 34326) Dato recibido /|1043|147 Resultado 7Horainicio10:43:06Horafinal10:44:06tiempotranscurrido 60.0696878433</text:p>
          </table:table-cell>
          <table:table-cell table:number-columns-repeated="11"/>
          <table:table-cell office:value-type="string" calcext:value-type="string">
            <text:p>(Cliente,Puerto) ('127.0.0.1', 34142) Dato recibido /|1043|147 Resultado 7Horainicio10:00:03Horafinal10:01:04tiempotranscurrido 60.6155099869</text:p>
          </table:table-cell>
          <table:table-cell table:number-columns-repeated="12"/>
          <table:table-cell office:value-type="string" calcext:value-type="string">
            <text:p>(Cliente,Puerto) ('127.0.0.1', 37528) Dato recibido /|1043|147 Resultado 7Horainicio09:41:43Horafinal09:42:43tiempotranscurrido 60.0621888638</text:p>
          </table:table-cell>
          <table:table-cell table:number-columns-repeated="11"/>
          <table:table-cell office:value-type="string" calcext:value-type="string">
            <text:p>(Cliente,Puerto) ('127.0.0.1', 41696) Dato recibido /|1043|147 Resultado 7Horainicio09:44:04Horafinal09:45:04tiempotranscurrido 60.0592479706</text:p>
          </table:table-cell>
          <table:table-cell table:number-columns-repeated="12"/>
          <table:table-cell office:value-type="string" calcext:value-type="string">
            <text:p>(Cliente,Puerto) ('127.0.0.1', 33326) Dato recibido /|1043|147 Resultado 7Horainicio10:00:03Horafinal10:01:04tiempotranscurrido 61.09120202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34) Dato recibido /|1043|147 Resultado 7Horainicio09:32:14Horafinal09:33:14tiempotranscurrido 60.0622189045</text:p>
          </table:table-cell>
          <table:table-cell table:number-columns-repeated="11"/>
          <table:table-cell office:value-type="string" calcext:value-type="string">
            <text:p>(Cliente,Puerto) ('127.0.0.1', 34334) Dato recibido /|1043|147 Resultado 7Horainicio10:43:06Horafinal10:44:06tiempotranscurrido 60.0654819012</text:p>
          </table:table-cell>
          <table:table-cell table:number-columns-repeated="11"/>
          <table:table-cell office:value-type="string" calcext:value-type="string">
            <text:p>(Cliente,Puerto) ('127.0.0.1', 33218) Dato recibido /|1043|147 Resultado 7Horainicio10:00:03Horafinal10:01:04tiempotranscurrido 61.213116169</text:p>
          </table:table-cell>
          <table:table-cell table:number-columns-repeated="12"/>
          <table:table-cell office:value-type="string" calcext:value-type="string">
            <text:p>(Cliente,Puerto) ('127.0.0.1', 37538) Dato recibido /|1043|147 Resultado 7Horainicio09:41:43Horafinal09:42:43tiempotranscurrido 60.0605552197</text:p>
          </table:table-cell>
          <table:table-cell table:number-columns-repeated="11"/>
          <table:table-cell office:value-type="string" calcext:value-type="string">
            <text:p>(Cliente,Puerto) ('127.0.0.1', 41748) Dato recibido /|1043|147 Resultado 7Horainicio09:44:04Horafinal09:45:04tiempotranscurrido 60.0583641529</text:p>
          </table:table-cell>
          <table:table-cell table:number-columns-repeated="12"/>
          <table:table-cell office:value-type="string" calcext:value-type="string">
            <text:p>(Cliente,Puerto) ('127.0.0.1', 33158) Dato recibido /|1043|147 Resultado 7Horainicio10:00:03Horafinal10:01:04tiempotranscurrido 61.26011395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36) Dato recibido /|1043|147 Resultado 7Horainicio09:32:14Horafinal09:33:14tiempotranscurrido 60.0623581409</text:p>
          </table:table-cell>
          <table:table-cell table:number-columns-repeated="11"/>
          <table:table-cell office:value-type="string" calcext:value-type="string">
            <text:p>(Cliente,Puerto) ('127.0.0.1', 34348) Dato recibido /|1043|147 Resultado 7Horainicio10:43:06Horafinal10:44:06tiempotranscurrido 60.0617198944</text:p>
          </table:table-cell>
          <table:table-cell table:number-columns-repeated="11"/>
          <table:table-cell office:value-type="string" calcext:value-type="string">
            <text:p>(Cliente,Puerto) ('127.0.0.1', 33256) Dato recibido /|1043|147 Resultado 7Horainicio10:00:03Horafinal10:01:04tiempotranscurrido 61.1874399185</text:p>
          </table:table-cell>
          <table:table-cell table:number-columns-repeated="12"/>
          <table:table-cell office:value-type="string" calcext:value-type="string">
            <text:p>(Cliente,Puerto) ('127.0.0.1', 37530) Dato recibido /|1043|147 Resultado 7Horainicio09:41:43Horafinal09:42:43tiempotranscurrido 60.0618011951</text:p>
          </table:table-cell>
          <table:table-cell table:number-columns-repeated="11"/>
          <table:table-cell office:value-type="string" calcext:value-type="string">
            <text:p>(Cliente,Puerto) ('127.0.0.1', 41754) Dato recibido /|1043|147 Resultado 7Horainicio09:44:04Horafinal09:45:04tiempotranscurrido 60.057019949</text:p>
          </table:table-cell>
          <table:table-cell table:number-columns-repeated="12"/>
          <table:table-cell office:value-type="string" calcext:value-type="string">
            <text:p>(Cliente,Puerto) ('127.0.0.1', 34142) Dato recibido /|1043|147 Resultado 7Horainicio10:00:03Horafinal10:01:04tiempotranscurrido 60.61550998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38) Dato recibido /|1043|147 Resultado 7Horainicio09:32:14Horafinal09:33:14tiempotranscurrido 60.0629410744</text:p>
          </table:table-cell>
          <table:table-cell table:number-columns-repeated="11"/>
          <table:table-cell office:value-type="string" calcext:value-type="string">
            <text:p>(Cliente,Puerto) ('127.0.0.1', 34350) Dato recibido /|1043|147 Resultado 7Horainicio10:43:06Horafinal10:44:06tiempotranscurrido 60.0659348965</text:p>
          </table:table-cell>
          <table:table-cell table:number-columns-repeated="11"/>
          <table:table-cell office:value-type="string" calcext:value-type="string">
            <text:p>(Cliente,Puerto) ('127.0.0.1', 33880) Dato recibido /|1043|147 Resultado 7Horainicio10:00:03Horafinal10:01:04tiempotranscurrido 60.686907053</text:p>
          </table:table-cell>
          <table:table-cell table:number-columns-repeated="12"/>
          <table:table-cell office:value-type="string" calcext:value-type="string">
            <text:p>(Cliente,Puerto) ('127.0.0.1', 37488) Dato recibido /|1043|147 Resultado 7Horainicio09:41:43Horafinal09:42:43tiempotranscurrido 60.0616140366</text:p>
          </table:table-cell>
          <table:table-cell table:number-columns-repeated="11"/>
          <table:table-cell office:value-type="string" calcext:value-type="string">
            <text:p>(Cliente,Puerto) ('127.0.0.1', 41742) Dato recibido /|1043|147 Resultado 7Horainicio09:44:04Horafinal09:45:04tiempotranscurrido 60.059825182</text:p>
          </table:table-cell>
          <table:table-cell table:number-columns-repeated="12"/>
          <table:table-cell office:value-type="string" calcext:value-type="string">
            <text:p>(Cliente,Puerto) ('127.0.0.1', 33218) Dato recibido /|1043|147 Resultado 7Horainicio10:00:03Horafinal10:01:04tiempotranscurrido 61.2131161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40) Dato recibido /|1043|147 Resultado 7Horainicio09:32:14Horafinal09:33:14tiempotranscurrido 60.0635681152</text:p>
          </table:table-cell>
          <table:table-cell table:number-columns-repeated="11"/>
          <table:table-cell office:value-type="string" calcext:value-type="string">
            <text:p>(Cliente,Puerto) ('127.0.0.1', 34364) Dato recibido /|1043|147 Resultado 7Horainicio10:43:06Horafinal10:44:06tiempotranscurrido 60.0657021999</text:p>
          </table:table-cell>
          <table:table-cell table:number-columns-repeated="11"/>
          <table:table-cell office:value-type="string" calcext:value-type="string">
            <text:p>(Cliente,Puerto) ('127.0.0.1', 33088) Dato recibido /|1043|147 Resultado 7Horainicio10:00:02Horafinal10:01:04tiempotranscurrido 61.3064670563</text:p>
          </table:table-cell>
          <table:table-cell table:number-columns-repeated="12"/>
          <table:table-cell office:value-type="string" calcext:value-type="string">
            <text:p>(Cliente,Puerto) ('127.0.0.1', 37490) Dato recibido /|1043|147 Resultado 7Horainicio09:41:43Horafinal09:42:43tiempotranscurrido 60.0613219738</text:p>
          </table:table-cell>
          <table:table-cell table:number-columns-repeated="11"/>
          <table:table-cell office:value-type="string" calcext:value-type="string">
            <text:p>(Cliente,Puerto) ('127.0.0.1', 41746) Dato recibido /|1043|147 Resultado 7Horainicio09:44:04Horafinal09:45:04tiempotranscurrido 60.0590651035</text:p>
          </table:table-cell>
          <table:table-cell table:number-columns-repeated="12"/>
          <table:table-cell office:value-type="string" calcext:value-type="string">
            <text:p>(Cliente,Puerto) ('127.0.0.1', 33256) Dato recibido /|1043|147 Resultado 7Horainicio10:00:03Horafinal10:01:04tiempotranscurrido 61.187439918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66) Dato recibido /|1043|147 Resultado 7Horainicio09:32:14Horafinal09:33:14tiempotranscurrido 60.0638260841</text:p>
          </table:table-cell>
          <table:table-cell table:number-columns-repeated="11"/>
          <table:table-cell office:value-type="string" calcext:value-type="string">
            <text:p>(Cliente,Puerto) ('127.0.0.1', 34376) Dato recibido /|1043|147 Resultado 7Horainicio10:43:06Horafinal10:44:06tiempotranscurrido 60.0644550323</text:p>
          </table:table-cell>
          <table:table-cell table:number-columns-repeated="11"/>
          <table:table-cell office:value-type="string" calcext:value-type="string">
            <text:p>(Cliente,Puerto) ('127.0.0.1', 33130) Dato recibido /|1043|147 Resultado 7Horainicio10:00:03Horafinal10:01:04tiempotranscurrido 61.2666110992</text:p>
          </table:table-cell>
          <table:table-cell table:number-columns-repeated="12"/>
          <table:table-cell office:value-type="string" calcext:value-type="string">
            <text:p>(Cliente,Puerto) ('127.0.0.1', 37496) Dato recibido /|1043|147 Resultado 7Horainicio09:41:43Horafinal09:42:43tiempotranscurrido 60.0604219437</text:p>
          </table:table-cell>
          <table:table-cell table:number-columns-repeated="11"/>
          <table:table-cell office:value-type="string" calcext:value-type="string">
            <text:p>(Cliente,Puerto) ('127.0.0.1', 41744) Dato recibido /|1043|147 Resultado 7Horainicio09:44:04Horafinal09:45:04tiempotranscurrido 60.0598790646</text:p>
          </table:table-cell>
          <table:table-cell table:number-columns-repeated="12"/>
          <table:table-cell office:value-type="string" calcext:value-type="string">
            <text:p>(Cliente,Puerto) ('127.0.0.1', 33880) Dato recibido /|1043|147 Resultado 7Horainicio10:00:03Horafinal10:01:04tiempotranscurrido 60.6869070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42) Dato recibido /|1043|147 Resultado 7Horainicio09:32:14Horafinal09:33:14tiempotranscurrido 60.0645759106</text:p>
          </table:table-cell>
          <table:table-cell table:number-columns-repeated="11"/>
          <table:table-cell office:value-type="string" calcext:value-type="string">
            <text:p>(Cliente,Puerto) ('127.0.0.1', 34386) Dato recibido /|1043|147 Resultado 7Horainicio10:43:06Horafinal10:44:06tiempotranscurrido 60.0646910667</text:p>
          </table:table-cell>
          <table:table-cell table:number-columns-repeated="11"/>
          <table:table-cell office:value-type="string" calcext:value-type="string">
            <text:p>(Cliente,Puerto) ('127.0.0.1', 33004) Dato recibido /|1043|147 Resultado 7Horainicio10:00:02Horafinal10:01:04tiempotranscurrido 61.3737120628</text:p>
          </table:table-cell>
          <table:table-cell table:number-columns-repeated="12"/>
          <table:table-cell office:value-type="string" calcext:value-type="string">
            <text:p>(Cliente,Puerto) ('127.0.0.1', 37540) Dato recibido /|1043|147 Resultado 7Horainicio09:41:43Horafinal09:42:43tiempotranscurrido 60.0608160496</text:p>
          </table:table-cell>
          <table:table-cell table:number-columns-repeated="11"/>
          <table:table-cell office:value-type="string" calcext:value-type="string">
            <text:p>(Cliente,Puerto) ('127.0.0.1', 41750) Dato recibido /|1043|147 Resultado 7Horainicio09:44:04Horafinal09:45:04tiempotranscurrido 60.0593559742</text:p>
          </table:table-cell>
          <table:table-cell table:number-columns-repeated="12"/>
          <table:table-cell office:value-type="string" calcext:value-type="string">
            <text:p>(Cliente,Puerto) ('127.0.0.1', 33088) Dato recibido /|1043|147 Resultado 7Horainicio10:00:02Horafinal10:01:04tiempotranscurrido 61.30646705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46) Dato recibido /|1043|147 Resultado 7Horainicio09:32:14Horafinal09:33:14tiempotranscurrido 60.0672311783</text:p>
          </table:table-cell>
          <table:table-cell table:number-columns-repeated="11"/>
          <table:table-cell office:value-type="string" calcext:value-type="string">
            <text:p>(Cliente,Puerto) ('127.0.0.1', 34390) Dato recibido /|1043|147 Resultado 7Horainicio10:43:06Horafinal10:44:06tiempotranscurrido 60.0648231506</text:p>
          </table:table-cell>
          <table:table-cell table:number-columns-repeated="11"/>
          <table:table-cell office:value-type="string" calcext:value-type="string">
            <text:p>(Cliente,Puerto) ('127.0.0.1', 33124) Dato recibido /|1043|147 Resultado 7Horainicio10:00:03Horafinal10:01:04tiempotranscurrido 61.2701539993</text:p>
          </table:table-cell>
          <table:table-cell table:number-columns-repeated="12"/>
          <table:table-cell office:value-type="string" calcext:value-type="string">
            <text:p>(Cliente,Puerto) ('127.0.0.1', 37550) Dato recibido /|1043|147 Resultado 7Horainicio09:41:43Horafinal09:42:43tiempotranscurrido 60.0579950809</text:p>
          </table:table-cell>
          <table:table-cell table:number-columns-repeated="11"/>
          <table:table-cell office:value-type="string" calcext:value-type="string">
            <text:p>(Cliente,Puerto) ('127.0.0.1', 41752) Dato recibido /|1043|147 Resultado 7Horainicio09:44:04Horafinal09:45:04tiempotranscurrido 60.0589640141</text:p>
          </table:table-cell>
          <table:table-cell table:number-columns-repeated="12"/>
          <table:table-cell office:value-type="string" calcext:value-type="string">
            <text:p>(Cliente,Puerto) ('127.0.0.1', 33130) Dato recibido /|1043|147 Resultado 7Horainicio10:00:03Horafinal10:01:04tiempotranscurrido 61.26661109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48) Dato recibido /|1043|147 Resultado 7Horainicio09:32:14Horafinal09:33:14tiempotranscurrido 60.0657699108</text:p>
          </table:table-cell>
          <table:table-cell table:number-columns-repeated="11"/>
          <table:table-cell office:value-type="string" calcext:value-type="string">
            <text:p>(Cliente,Puerto) ('127.0.0.1', 34392) Dato recibido /|1043|147 Resultado 7Horainicio10:43:06Horafinal10:44:06tiempotranscurrido 60.0688619614</text:p>
          </table:table-cell>
          <table:table-cell table:number-columns-repeated="11"/>
          <table:table-cell office:value-type="string" calcext:value-type="string">
            <text:p>(Cliente,Puerto) ('127.0.0.1', 33272) Dato recibido /|1043|147 Resultado 7Horainicio10:00:03Horafinal10:01:04tiempotranscurrido 61.1695358753</text:p>
          </table:table-cell>
          <table:table-cell table:number-columns-repeated="12"/>
          <table:table-cell office:value-type="string" calcext:value-type="string">
            <text:p>(Cliente,Puerto) ('127.0.0.1', 37546) Dato recibido /|1043|147 Resultado 7Horainicio09:41:43Horafinal09:42:43tiempotranscurrido 60.0596311092</text:p>
          </table:table-cell>
          <table:table-cell table:number-columns-repeated="11"/>
          <table:table-cell office:value-type="string" calcext:value-type="string">
            <text:p>(Cliente,Puerto) ('127.0.0.1', 41740) Dato recibido /|1043|147 Resultado 7Horainicio09:44:04Horafinal09:45:04tiempotranscurrido 60.0628979206</text:p>
          </table:table-cell>
          <table:table-cell table:number-columns-repeated="12"/>
          <table:table-cell office:value-type="string" calcext:value-type="string">
            <text:p>(Cliente,Puerto) ('127.0.0.1', 33004) Dato recibido /|1043|147 Resultado 7Horainicio10:00:02Horafinal10:01:04tiempotranscurrido 61.373712062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52) Dato recibido /|1043|147 Resultado 7Horainicio09:32:14Horafinal09:33:14tiempotranscurrido 60.0637700558</text:p>
          </table:table-cell>
          <table:table-cell table:number-columns-repeated="11"/>
          <table:table-cell office:value-type="string" calcext:value-type="string">
            <text:p>(Cliente,Puerto) ('127.0.0.1', 34408) Dato recibido /|1043|147 Resultado 7Horainicio10:43:06Horafinal10:44:06tiempotranscurrido 60.0678770542</text:p>
          </table:table-cell>
          <table:table-cell table:number-columns-repeated="11"/>
          <table:table-cell office:value-type="string" calcext:value-type="string">
            <text:p>(Cliente,Puerto) ('127.0.0.1', 34082) Dato recibido /|1043|147 Resultado 7Horainicio10:00:03Horafinal10:01:04tiempotranscurrido 60.6593060493</text:p>
          </table:table-cell>
          <table:table-cell table:number-columns-repeated="12"/>
          <table:table-cell office:value-type="string" calcext:value-type="string">
            <text:p>(Cliente,Puerto) ('127.0.0.1', 37542) Dato recibido /|1043|147 Resultado 7Horainicio09:41:43Horafinal09:42:43tiempotranscurrido 60.0608260632</text:p>
          </table:table-cell>
          <table:table-cell table:number-columns-repeated="11"/>
          <table:table-cell office:value-type="string" calcext:value-type="string">
            <text:p>(Cliente,Puerto) ('127.0.0.1', 41776) Dato recibido /|1043|147 Resultado 7Horainicio09:44:04Horafinal09:45:04tiempotranscurrido 60.0575239658</text:p>
          </table:table-cell>
          <table:table-cell table:number-columns-repeated="12"/>
          <table:table-cell office:value-type="string" calcext:value-type="string">
            <text:p>(Cliente,Puerto) ('127.0.0.1', 33124) Dato recibido /|1043|147 Resultado 7Horainicio10:00:03Horafinal10:01:04tiempotranscurrido 61.27015399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54) Dato recibido /|1043|147 Resultado 7Horainicio09:32:14Horafinal09:33:14tiempotranscurrido 60.0641620159</text:p>
          </table:table-cell>
          <table:table-cell table:number-columns-repeated="11"/>
          <table:table-cell office:value-type="string" calcext:value-type="string">
            <text:p>(Cliente,Puerto) ('127.0.0.1', 34428) Dato recibido /|1043|147 Resultado 7Horainicio10:43:06Horafinal10:44:06tiempotranscurrido 60.0672929287</text:p>
          </table:table-cell>
          <table:table-cell table:number-columns-repeated="11"/>
          <table:table-cell office:value-type="string" calcext:value-type="string">
            <text:p>(Cliente,Puerto) ('127.0.0.1', 32894) Dato recibido /|1043|147 Resultado 7Horainicio10:00:02Horafinal10:01:04tiempotranscurrido 61.4209940434</text:p>
          </table:table-cell>
          <table:table-cell table:number-columns-repeated="12"/>
          <table:table-cell office:value-type="string" calcext:value-type="string">
            <text:p>(Cliente,Puerto) ('127.0.0.1', 37548) Dato recibido /|1043|147 Resultado 7Horainicio09:41:43Horafinal09:42:43tiempotranscurrido 60.0594060421</text:p>
          </table:table-cell>
          <table:table-cell table:number-columns-repeated="11"/>
          <table:table-cell office:value-type="string" calcext:value-type="string">
            <text:p>(Cliente,Puerto) ('127.0.0.1', 41720) Dato recibido /|1043|147 Resultado 7Horainicio09:44:04Horafinal09:45:04tiempotranscurrido 60.0591669083</text:p>
          </table:table-cell>
          <table:table-cell table:number-columns-repeated="12"/>
          <table:table-cell office:value-type="string" calcext:value-type="string">
            <text:p>(Cliente,Puerto) ('127.0.0.1', 33272) Dato recibido /|1043|147 Resultado 7Horainicio10:00:03Horafinal10:01:04tiempotranscurrido 61.16953587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56) Dato recibido /|1043|147 Resultado 7Horainicio09:32:14Horafinal09:33:14tiempotranscurrido 60.0651168823</text:p>
          </table:table-cell>
          <table:table-cell table:number-columns-repeated="11"/>
          <table:table-cell office:value-type="string" calcext:value-type="string">
            <text:p>(Cliente,Puerto) ('127.0.0.1', 34430) Dato recibido /|1043|147 Resultado 7Horainicio10:43:06Horafinal10:44:06tiempotranscurrido 60.0666260719</text:p>
          </table:table-cell>
          <table:table-cell table:number-columns-repeated="11"/>
          <table:table-cell office:value-type="string" calcext:value-type="string">
            <text:p>(Cliente,Puerto) ('127.0.0.1', 33030) Dato recibido /|1043|147 Resultado 7Horainicio10:00:02Horafinal10:01:04tiempotranscurrido 61.3536660671</text:p>
          </table:table-cell>
          <table:table-cell table:number-columns-repeated="12"/>
          <table:table-cell office:value-type="string" calcext:value-type="string">
            <text:p>(Cliente,Puerto) ('127.0.0.1', 37544) Dato recibido /|1043|147 Resultado 7Horainicio09:41:43Horafinal09:42:43tiempotranscurrido 60.060603857</text:p>
          </table:table-cell>
          <table:table-cell table:number-columns-repeated="11"/>
          <table:table-cell office:value-type="string" calcext:value-type="string">
            <text:p>(Cliente,Puerto) ('127.0.0.1', 41760) Dato recibido /|1043|147 Resultado 7Horainicio09:44:04Horafinal09:45:04tiempotranscurrido 60.0637440681</text:p>
          </table:table-cell>
          <table:table-cell table:number-columns-repeated="12"/>
          <table:table-cell office:value-type="string" calcext:value-type="string">
            <text:p>(Cliente,Puerto) ('127.0.0.1', 34082) Dato recibido /|1043|147 Resultado 7Horainicio10:00:03Horafinal10:01:04tiempotranscurrido 60.65930604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62) Dato recibido /|1043|147 Resultado 7Horainicio09:32:14Horafinal09:33:14tiempotranscurrido 60.0655961037</text:p>
          </table:table-cell>
          <table:table-cell table:number-columns-repeated="11"/>
          <table:table-cell office:value-type="string" calcext:value-type="string">
            <text:p>(Cliente,Puerto) ('127.0.0.1', 34432) Dato recibido /|1043|147 Resultado 7Horainicio10:43:06Horafinal10:44:06tiempotranscurrido 60.0651021004</text:p>
          </table:table-cell>
          <table:table-cell table:number-columns-repeated="11"/>
          <table:table-cell office:value-type="string" calcext:value-type="string">
            <text:p>(Cliente,Puerto) ('127.0.0.1', 33270) Dato recibido /|1043|147 Resultado 7Horainicio10:00:03Horafinal10:01:04tiempotranscurrido 61.1743330956</text:p>
          </table:table-cell>
          <table:table-cell table:number-columns-repeated="12"/>
          <table:table-cell office:value-type="string" calcext:value-type="string">
            <text:p>(Cliente,Puerto) ('127.0.0.1', 37558) Dato recibido /|1043|147 Resultado 7Horainicio09:41:43Horafinal09:42:43tiempotranscurrido 60.0592060089</text:p>
          </table:table-cell>
          <table:table-cell table:number-columns-repeated="11"/>
          <table:table-cell office:value-type="string" calcext:value-type="string">
            <text:p>(Cliente,Puerto) ('127.0.0.1', 41756) Dato recibido /|1043|147 Resultado 7Horainicio09:44:04Horafinal09:45:04tiempotranscurrido 60.0645399094</text:p>
          </table:table-cell>
          <table:table-cell table:number-columns-repeated="12"/>
          <table:table-cell office:value-type="string" calcext:value-type="string">
            <text:p>(Cliente,Puerto) ('127.0.0.1', 32894) Dato recibido /|1043|147 Resultado 7Horainicio10:00:02Horafinal10:01:04tiempotranscurrido 61.42099404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64) Dato recibido /|1043|147 Resultado 7Horainicio09:32:14Horafinal09:33:14tiempotranscurrido 60.0622880459</text:p>
          </table:table-cell>
          <table:table-cell table:number-columns-repeated="11"/>
          <table:table-cell office:value-type="string" calcext:value-type="string">
            <text:p>(Cliente,Puerto) ('127.0.0.1', 34434) Dato recibido /|1043|147 Resultado 7Horainicio10:43:06Horafinal10:44:06tiempotranscurrido 60.0653479099</text:p>
          </table:table-cell>
          <table:table-cell table:number-columns-repeated="11"/>
          <table:table-cell office:value-type="string" calcext:value-type="string">
            <text:p>(Cliente,Puerto) ('127.0.0.1', 33242) Dato recibido /|1043|147 Resultado 7Horainicio10:00:04Horafinal10:01:04tiempotranscurrido 60.0719771385</text:p>
          </table:table-cell>
          <table:table-cell table:number-columns-repeated="12"/>
          <table:table-cell office:value-type="string" calcext:value-type="string">
            <text:p>(Cliente,Puerto) ('127.0.0.1', 37554) Dato recibido /|1043|147 Resultado 7Horainicio09:41:43Horafinal09:42:43tiempotranscurrido 60.0602920055</text:p>
          </table:table-cell>
          <table:table-cell table:number-columns-repeated="11"/>
          <table:table-cell office:value-type="string" calcext:value-type="string">
            <text:p>(Cliente,Puerto) ('127.0.0.1', 41712) Dato recibido /|1043|147 Resultado 7Horainicio09:44:04Horafinal09:45:04tiempotranscurrido 60.0603420734</text:p>
          </table:table-cell>
          <table:table-cell table:number-columns-repeated="12"/>
          <table:table-cell office:value-type="string" calcext:value-type="string">
            <text:p>(Cliente,Puerto) ('127.0.0.1', 33030) Dato recibido /|1043|147 Resultado 7Horainicio10:00:02Horafinal10:01:04tiempotranscurrido 61.35366606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66) Dato recibido /|1043|147 Resultado 7Horainicio09:32:14Horafinal09:33:14tiempotranscurrido 60.062816143</text:p>
          </table:table-cell>
          <table:table-cell table:number-columns-repeated="11"/>
          <table:table-cell office:value-type="string" calcext:value-type="string">
            <text:p>(Cliente,Puerto) ('127.0.0.1', 34436) Dato recibido /|1043|147 Resultado 7Horainicio10:43:06Horafinal10:44:06tiempotranscurrido 60.064740181</text:p>
          </table:table-cell>
          <table:table-cell table:number-columns-repeated="11"/>
          <table:table-cell office:value-type="string" calcext:value-type="string">
            <text:p>(Cliente,Puerto) ('127.0.0.1', 32926) Dato recibido /|1043|147 Resultado 7Horainicio10:00:02Horafinal10:01:04tiempotranscurrido 61.4002988338</text:p>
          </table:table-cell>
          <table:table-cell table:number-columns-repeated="12"/>
          <table:table-cell office:value-type="string" calcext:value-type="string">
            <text:p>(Cliente,Puerto) ('127.0.0.1', 37556) Dato recibido /|1043|147 Resultado 7Horainicio09:41:43Horafinal09:42:43tiempotranscurrido 60.0600209236</text:p>
          </table:table-cell>
          <table:table-cell table:number-columns-repeated="11"/>
          <table:table-cell office:value-type="string" calcext:value-type="string">
            <text:p>(Cliente,Puerto) ('127.0.0.1', 41762) Dato recibido /|1043|147 Resultado 7Horainicio09:44:04Horafinal09:45:04tiempotranscurrido 60.0637660027</text:p>
          </table:table-cell>
          <table:table-cell table:number-columns-repeated="12"/>
          <table:table-cell office:value-type="string" calcext:value-type="string">
            <text:p>(Cliente,Puerto) ('127.0.0.1', 33270) Dato recibido /|1043|147 Resultado 7Horainicio10:00:03Horafinal10:01:04tiempotranscurrido 61.174333095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72) Dato recibido /|1043|147 Resultado 7Horainicio09:32:14Horafinal09:33:14tiempotranscurrido 60.0679020882</text:p>
          </table:table-cell>
          <table:table-cell table:number-columns-repeated="11"/>
          <table:table-cell office:value-type="string" calcext:value-type="string">
            <text:p>(Cliente,Puerto) ('127.0.0.1', 34448) Dato recibido /|1043|147 Resultado 7Horainicio10:43:06Horafinal10:44:06tiempotranscurrido 60.0646369457</text:p>
          </table:table-cell>
          <table:table-cell table:number-columns-repeated="11"/>
          <table:table-cell office:value-type="string" calcext:value-type="string">
            <text:p>(Cliente,Puerto) ('127.0.0.1', 33052) Dato recibido /|1043|147 Resultado 7Horainicio10:00:02Horafinal10:01:04tiempotranscurrido 61.3374409676</text:p>
          </table:table-cell>
          <table:table-cell table:number-columns-repeated="12"/>
          <table:table-cell office:value-type="string" calcext:value-type="string">
            <text:p>(Cliente,Puerto) ('127.0.0.1', 37562) Dato recibido /|1043|147 Resultado 7Horainicio09:41:43Horafinal09:42:43tiempotranscurrido 60.0581440926</text:p>
          </table:table-cell>
          <table:table-cell table:number-columns-repeated="11"/>
          <table:table-cell office:value-type="string" calcext:value-type="string">
            <text:p>(Cliente,Puerto) ('127.0.0.1', 41770) Dato recibido /|1043|147 Resultado 7Horainicio09:44:04Horafinal09:45:04tiempotranscurrido 60.062584877</text:p>
          </table:table-cell>
          <table:table-cell table:number-columns-repeated="12"/>
          <table:table-cell office:value-type="string" calcext:value-type="string">
            <text:p>(Cliente,Puerto) ('127.0.0.1', 33242) Dato recibido /|1043|147 Resultado 7Horainicio10:00:04Horafinal10:01:04tiempotranscurrido 60.071977138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76) Dato recibido /|1043|147 Resultado 7Horainicio09:32:14Horafinal09:33:14tiempotranscurrido 60.0671100616</text:p>
          </table:table-cell>
          <table:table-cell table:number-columns-repeated="11"/>
          <table:table-cell office:value-type="string" calcext:value-type="string">
            <text:p>(Cliente,Puerto) ('127.0.0.1', 34446) Dato recibido /|1043|147 Resultado 7Horainicio10:43:06Horafinal10:44:06tiempotranscurrido 60.0646388531</text:p>
          </table:table-cell>
          <table:table-cell table:number-columns-repeated="11"/>
          <table:table-cell office:value-type="string" calcext:value-type="string">
            <text:p>(Cliente,Puerto) ('127.0.0.1', 32870) Dato recibido /|1043|147 Resultado 7Horainicio10:00:02Horafinal10:01:04tiempotranscurrido 61.433713913</text:p>
          </table:table-cell>
          <table:table-cell table:number-columns-repeated="12"/>
          <table:table-cell office:value-type="string" calcext:value-type="string">
            <text:p>(Cliente,Puerto) ('127.0.0.1', 37564) Dato recibido /|1043|147 Resultado 7Horainicio09:41:43Horafinal09:42:43tiempotranscurrido 60.0576369762</text:p>
          </table:table-cell>
          <table:table-cell table:number-columns-repeated="11"/>
          <table:table-cell office:value-type="string" calcext:value-type="string">
            <text:p>(Cliente,Puerto) ('127.0.0.1', 41790) Dato recibido /|1043|147 Resultado 7Horainicio09:44:04Horafinal09:45:04tiempotranscurrido 60.0592107773</text:p>
          </table:table-cell>
          <table:table-cell table:number-columns-repeated="12"/>
          <table:table-cell office:value-type="string" calcext:value-type="string">
            <text:p>(Cliente,Puerto) ('127.0.0.1', 32926) Dato recibido /|1043|147 Resultado 7Horainicio10:00:02Horafinal10:01:04tiempotranscurrido 61.40029883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78) Dato recibido /|1043|147 Resultado 7Horainicio09:32:14Horafinal09:33:14tiempotranscurrido 60.0622708797</text:p>
          </table:table-cell>
          <table:table-cell table:number-columns-repeated="11"/>
          <table:table-cell office:value-type="string" calcext:value-type="string">
            <text:p>(Cliente,Puerto) ('127.0.0.1', 34464) Dato recibido /|1043|147 Resultado 7Horainicio10:43:06Horafinal10:44:06tiempotranscurrido 60.0681188107</text:p>
          </table:table-cell>
          <table:table-cell table:number-columns-repeated="11"/>
          <table:table-cell office:value-type="string" calcext:value-type="string">
            <text:p>(Cliente,Puerto) ('127.0.0.1', 33248) Dato recibido /|1043|147 Resultado 7Horainicio10:00:03Horafinal10:01:04tiempotranscurrido 61.2021670341</text:p>
          </table:table-cell>
          <table:table-cell table:number-columns-repeated="12"/>
          <table:table-cell office:value-type="string" calcext:value-type="string">
            <text:p>(Cliente,Puerto) ('127.0.0.1', 37566) Dato recibido /|1043|147 Resultado 7Horainicio09:41:43Horafinal09:42:43tiempotranscurrido 60.0574028492</text:p>
          </table:table-cell>
          <table:table-cell table:number-columns-repeated="11"/>
          <table:table-cell office:value-type="string" calcext:value-type="string">
            <text:p>(Cliente,Puerto) ('127.0.0.1', 41780) Dato recibido /|1043|147 Resultado 7Horainicio09:44:04Horafinal09:45:04tiempotranscurrido 60.0611310005</text:p>
          </table:table-cell>
          <table:table-cell table:number-columns-repeated="12"/>
          <table:table-cell office:value-type="string" calcext:value-type="string">
            <text:p>(Cliente,Puerto) ('127.0.0.1', 33052) Dato recibido /|1043|147 Resultado 7Horainicio10:00:02Horafinal10:01:04tiempotranscurrido 61.33744096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80) Dato recibido /|1043|147 Resultado 7Horainicio09:32:14Horafinal09:33:14tiempotranscurrido 60.0628371239</text:p>
          </table:table-cell>
          <table:table-cell table:number-columns-repeated="11"/>
          <table:table-cell office:value-type="string" calcext:value-type="string">
            <text:p>(Cliente,Puerto) ('127.0.0.1', 34466) Dato recibido /|1043|147 Resultado 7Horainicio10:43:06Horafinal10:44:06tiempotranscurrido 60.0662178993</text:p>
          </table:table-cell>
          <table:table-cell table:number-columns-repeated="11"/>
          <table:table-cell office:value-type="string" calcext:value-type="string">
            <text:p>(Cliente,Puerto) ('127.0.0.1', 33028) Dato recibido /|1043|147 Resultado 7Horainicio10:00:02Horafinal10:01:04tiempotranscurrido 61.3553950787</text:p>
          </table:table-cell>
          <table:table-cell table:number-columns-repeated="12"/>
          <table:table-cell office:value-type="string" calcext:value-type="string">
            <text:p>(Cliente,Puerto) ('127.0.0.1', 37560) Dato recibido /|1043|147 Resultado 7Horainicio09:41:43Horafinal09:42:43tiempotranscurrido 60.0592179298</text:p>
          </table:table-cell>
          <table:table-cell table:number-columns-repeated="11"/>
          <table:table-cell office:value-type="string" calcext:value-type="string">
            <text:p>(Cliente,Puerto) ('127.0.0.1', 41784) Dato recibido /|1043|147 Resultado 7Horainicio09:44:04Horafinal09:45:04tiempotranscurrido 60.0605349541</text:p>
          </table:table-cell>
          <table:table-cell table:number-columns-repeated="12"/>
          <table:table-cell office:value-type="string" calcext:value-type="string">
            <text:p>(Cliente,Puerto) ('127.0.0.1', 32870) Dato recibido /|1043|147 Resultado 7Horainicio10:00:02Horafinal10:01:04tiempotranscurrido 61.43371391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86) Dato recibido /|1043|147 Resultado 7Horainicio09:32:14Horafinal09:33:14tiempotranscurrido 60.0632019043</text:p>
          </table:table-cell>
          <table:table-cell table:number-columns-repeated="11"/>
          <table:table-cell office:value-type="string" calcext:value-type="string">
            <text:p>(Cliente,Puerto) ('127.0.0.1', 34468) Dato recibido /|1043|147 Resultado 7Horainicio10:43:06Horafinal10:44:06tiempotranscurrido 60.0652720928</text:p>
          </table:table-cell>
          <table:table-cell table:number-columns-repeated="11"/>
          <table:table-cell office:value-type="string" calcext:value-type="string">
            <text:p>(Cliente,Puerto) ('127.0.0.1', 32930) Dato recibido /|1043|147 Resultado 7Horainicio10:00:02Horafinal10:01:04tiempotranscurrido 61.3970389366</text:p>
          </table:table-cell>
          <table:table-cell table:number-columns-repeated="12"/>
          <table:table-cell office:value-type="string" calcext:value-type="string">
            <text:p>(Cliente,Puerto) ('127.0.0.1', 37552) Dato recibido /|1043|147 Resultado 7Horainicio09:41:43Horafinal09:42:43tiempotranscurrido 60.0620310307</text:p>
          </table:table-cell>
          <table:table-cell table:number-columns-repeated="11"/>
          <table:table-cell office:value-type="string" calcext:value-type="string">
            <text:p>(Cliente,Puerto) ('127.0.0.1', 41792) Dato recibido /|1043|147 Resultado 7Horainicio09:44:04Horafinal09:45:04tiempotranscurrido 60.0599000454</text:p>
          </table:table-cell>
          <table:table-cell table:number-columns-repeated="12"/>
          <table:table-cell office:value-type="string" calcext:value-type="string">
            <text:p>(Cliente,Puerto) ('127.0.0.1', 33248) Dato recibido /|1043|147 Resultado 7Horainicio10:00:03Horafinal10:01:04tiempotranscurrido 61.20216703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92) Dato recibido /|1043|147 Resultado 7Horainicio09:32:14Horafinal09:33:14tiempotranscurrido 60.0636670589</text:p>
          </table:table-cell>
          <table:table-cell table:number-columns-repeated="11"/>
          <table:table-cell office:value-type="string" calcext:value-type="string">
            <text:p>(Cliente,Puerto) ('127.0.0.1', 34470) Dato recibido /|1043|147 Resultado 7Horainicio10:43:06Horafinal10:44:06tiempotranscurrido 60.0648131371</text:p>
          </table:table-cell>
          <table:table-cell table:number-columns-repeated="11"/>
          <table:table-cell office:value-type="string" calcext:value-type="string">
            <text:p>(Cliente,Puerto) ('127.0.0.1', 32880) Dato recibido /|1043|147 Resultado 7Horainicio10:00:02Horafinal10:01:04tiempotranscurrido 61.4321939945</text:p>
          </table:table-cell>
          <table:table-cell table:number-columns-repeated="12"/>
          <table:table-cell office:value-type="string" calcext:value-type="string">
            <text:p>(Cliente,Puerto) ('127.0.0.1', 37576) Dato recibido /|1043|147 Resultado 7Horainicio09:41:43Horafinal09:42:43tiempotranscurrido 60.0588691235</text:p>
          </table:table-cell>
          <table:table-cell table:number-columns-repeated="11"/>
          <table:table-cell office:value-type="string" calcext:value-type="string">
            <text:p>(Cliente,Puerto) ('127.0.0.1', 41796) Dato recibido /|1043|147 Resultado 7Horainicio09:44:04Horafinal09:45:04tiempotranscurrido 60.0594530106</text:p>
          </table:table-cell>
          <table:table-cell table:number-columns-repeated="12"/>
          <table:table-cell office:value-type="string" calcext:value-type="string">
            <text:p>(Cliente,Puerto) ('127.0.0.1', 33028) Dato recibido /|1043|147 Resultado 7Horainicio10:00:02Horafinal10:01:04tiempotranscurrido 61.35539507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00) Dato recibido /|1043|147 Resultado 7Horainicio09:32:14Horafinal09:33:14tiempotranscurrido 60.0640361309</text:p>
          </table:table-cell>
          <table:table-cell table:number-columns-repeated="11"/>
          <table:table-cell office:value-type="string" calcext:value-type="string">
            <text:p>(Cliente,Puerto) ('127.0.0.1', 34478) Dato recibido /|1043|147 Resultado 7Horainicio10:43:06Horafinal10:44:06tiempotranscurrido 60.0645079613</text:p>
          </table:table-cell>
          <table:table-cell table:number-columns-repeated="11"/>
          <table:table-cell office:value-type="string" calcext:value-type="string">
            <text:p>(Cliente,Puerto) ('127.0.0.1', 32892) Dato recibido /|1043|147 Resultado 7Horainicio10:00:02Horafinal10:01:04tiempotranscurrido 61.4225738049</text:p>
          </table:table-cell>
          <table:table-cell table:number-columns-repeated="12"/>
          <table:table-cell office:value-type="string" calcext:value-type="string">
            <text:p>(Cliente,Puerto) ('127.0.0.1', 37574) Dato recibido /|1043|147 Resultado 7Horainicio09:41:43Horafinal09:42:43tiempotranscurrido 60.0595300198</text:p>
          </table:table-cell>
          <table:table-cell table:number-columns-repeated="11"/>
          <table:table-cell office:value-type="string" calcext:value-type="string">
            <text:p>(Cliente,Puerto) ('127.0.0.1', 41788) Dato recibido /|1043|147 Resultado 7Horainicio09:44:04Horafinal09:45:04tiempotranscurrido 60.0610258579</text:p>
          </table:table-cell>
          <table:table-cell table:number-columns-repeated="12"/>
          <table:table-cell office:value-type="string" calcext:value-type="string">
            <text:p>(Cliente,Puerto) ('127.0.0.1', 32930) Dato recibido /|1043|147 Resultado 7Horainicio10:00:02Horafinal10:01:04tiempotranscurrido 61.39703893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10) Dato recibido /|1043|147 Resultado 7Horainicio09:32:14Horafinal09:33:14tiempotranscurrido 60.0651857853</text:p>
          </table:table-cell>
          <table:table-cell table:number-columns-repeated="11"/>
          <table:table-cell office:value-type="string" calcext:value-type="string">
            <text:p>(Cliente,Puerto) ('127.0.0.1', 34482) Dato recibido /|1043|147 Resultado 7Horainicio10:43:06Horafinal10:44:06tiempotranscurrido 60.0666718483</text:p>
          </table:table-cell>
          <table:table-cell table:number-columns-repeated="11"/>
          <table:table-cell office:value-type="string" calcext:value-type="string">
            <text:p>(Cliente,Puerto) ('127.0.0.1', 33396) Dato recibido /|1043|147 Resultado 7Horainicio10:00:03Horafinal10:01:04tiempotranscurrido 61.0290529728</text:p>
          </table:table-cell>
          <table:table-cell table:number-columns-repeated="12"/>
          <table:table-cell office:value-type="string" calcext:value-type="string">
            <text:p>(Cliente,Puerto) ('127.0.0.1', 37582) Dato recibido /|1043|147 Resultado 7Horainicio09:41:43Horafinal09:42:43tiempotranscurrido 60.0583798885</text:p>
          </table:table-cell>
          <table:table-cell table:number-columns-repeated="11"/>
          <table:table-cell office:value-type="string" calcext:value-type="string">
            <text:p>(Cliente,Puerto) ('127.0.0.1', 41794) Dato recibido /|1043|147 Resultado 7Horainicio09:44:04Horafinal09:45:04tiempotranscurrido 60.0601201057</text:p>
          </table:table-cell>
          <table:table-cell table:number-columns-repeated="12"/>
          <table:table-cell office:value-type="string" calcext:value-type="string">
            <text:p>(Cliente,Puerto) ('127.0.0.1', 32880) Dato recibido /|1043|147 Resultado 7Horainicio10:00:02Horafinal10:01:04tiempotranscurrido 61.43219399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06) Dato recibido /|1043|147 Resultado 7Horainicio09:32:14Horafinal09:33:14tiempotranscurrido 60.0691361427</text:p>
          </table:table-cell>
          <table:table-cell table:number-columns-repeated="11"/>
          <table:table-cell office:value-type="string" calcext:value-type="string">
            <text:p>(Cliente,Puerto) ('127.0.0.1', 34480) Dato recibido /|1043|147 Resultado 7Horainicio10:43:06Horafinal10:44:06tiempotranscurrido 60.0712640285</text:p>
          </table:table-cell>
          <table:table-cell table:number-columns-repeated="11"/>
          <table:table-cell office:value-type="string" calcext:value-type="string">
            <text:p>(Cliente,Puerto) ('127.0.0.1', 33288) Dato recibido /|1043|147 Resultado 7Horainicio10:00:03Horafinal10:01:04tiempotranscurrido 61.1438372135</text:p>
          </table:table-cell>
          <table:table-cell table:number-columns-repeated="12"/>
          <table:table-cell office:value-type="string" calcext:value-type="string">
            <text:p>(Cliente,Puerto) ('127.0.0.1', 37570) Dato recibido /|1043|147 Resultado 7Horainicio09:41:43Horafinal09:42:43tiempotranscurrido 60.0603780746</text:p>
          </table:table-cell>
          <table:table-cell table:number-columns-repeated="11"/>
          <table:table-cell office:value-type="string" calcext:value-type="string">
            <text:p>(Cliente,Puerto) ('127.0.0.1', 41786) Dato recibido /|1043|147 Resultado 7Horainicio09:44:04Horafinal09:45:04tiempotranscurrido 60.0614519119</text:p>
          </table:table-cell>
          <table:table-cell table:number-columns-repeated="12"/>
          <table:table-cell office:value-type="string" calcext:value-type="string">
            <text:p>(Cliente,Puerto) ('127.0.0.1', 32892) Dato recibido /|1043|147 Resultado 7Horainicio10:00:02Horafinal10:01:04tiempotranscurrido 61.42257380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12) Dato recibido /|1043|147 Resultado 7Horainicio09:32:14Horafinal09:33:14tiempotranscurrido 60.0643680096</text:p>
          </table:table-cell>
          <table:table-cell table:number-columns-repeated="11"/>
          <table:table-cell office:value-type="string" calcext:value-type="string">
            <text:p>(Cliente,Puerto) ('127.0.0.1', 34490) Dato recibido /|1043|147 Resultado 7Horainicio10:43:06Horafinal10:44:06tiempotranscurrido 60.0691099167</text:p>
          </table:table-cell>
          <table:table-cell table:number-columns-repeated="11"/>
          <table:table-cell office:value-type="string" calcext:value-type="string">
            <text:p>(Cliente,Puerto) ('127.0.0.1', 33274) Dato recibido /|1043|147 Resultado 7Horainicio10:00:03Horafinal10:01:04tiempotranscurrido 61.1675829887</text:p>
          </table:table-cell>
          <table:table-cell table:number-columns-repeated="12"/>
          <table:table-cell office:value-type="string" calcext:value-type="string">
            <text:p>(Cliente,Puerto) ('127.0.0.1', 37572) Dato recibido /|1043|147 Resultado 7Horainicio09:41:43Horafinal09:42:43tiempotranscurrido 60.0600049496</text:p>
          </table:table-cell>
          <table:table-cell table:number-columns-repeated="11"/>
          <table:table-cell office:value-type="string" calcext:value-type="string">
            <text:p>(Cliente,Puerto) ('127.0.0.1', 41782) Dato recibido /|1043|147 Resultado 7Horainicio09:44:04Horafinal09:45:04tiempotranscurrido 60.0622599125</text:p>
          </table:table-cell>
          <table:table-cell table:number-columns-repeated="12"/>
          <table:table-cell office:value-type="string" calcext:value-type="string">
            <text:p>(Cliente,Puerto) ('127.0.0.1', 33396) Dato recibido /|1043|147 Resultado 7Horainicio10:00:03Horafinal10:01:04tiempotranscurrido 61.029052972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14) Dato recibido /|1043|147 Resultado 7Horainicio09:32:14Horafinal09:33:14tiempotranscurrido 60.0636661053</text:p>
          </table:table-cell>
          <table:table-cell table:number-columns-repeated="11"/>
          <table:table-cell office:value-type="string" calcext:value-type="string">
            <text:p>(Cliente,Puerto) ('127.0.0.1', 34492) Dato recibido /|1043|147 Resultado 7Horainicio10:43:06Horafinal10:44:06tiempotranscurrido 60.0678839684</text:p>
          </table:table-cell>
          <table:table-cell table:number-columns-repeated="11"/>
          <table:table-cell office:value-type="string" calcext:value-type="string">
            <text:p>(Cliente,Puerto) ('127.0.0.1', 33062) Dato recibido /|1043|147 Resultado 7Horainicio10:00:02Horafinal10:01:04tiempotranscurrido 61.3270571232</text:p>
          </table:table-cell>
          <table:table-cell table:number-columns-repeated="12"/>
          <table:table-cell office:value-type="string" calcext:value-type="string">
            <text:p>(Cliente,Puerto) ('127.0.0.1', 37578) Dato recibido /|1043|147 Resultado 7Horainicio09:41:43Horafinal09:42:43tiempotranscurrido 60.0589418411</text:p>
          </table:table-cell>
          <table:table-cell table:number-columns-repeated="11"/>
          <table:table-cell office:value-type="string" calcext:value-type="string">
            <text:p>(Cliente,Puerto) ('127.0.0.1', 41768) Dato recibido /|1043|147 Resultado 7Horainicio09:44:04Horafinal09:45:04tiempotranscurrido 60.0648560524</text:p>
          </table:table-cell>
          <table:table-cell table:number-columns-repeated="12"/>
          <table:table-cell office:value-type="string" calcext:value-type="string">
            <text:p>(Cliente,Puerto) ('127.0.0.1', 33288) Dato recibido /|1043|147 Resultado 7Horainicio10:00:03Horafinal10:01:04tiempotranscurrido 61.143837213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20) Dato recibido /|1043|147 Resultado 7Horainicio09:32:14Horafinal09:33:14tiempotranscurrido 60.0639309883</text:p>
          </table:table-cell>
          <table:table-cell table:number-columns-repeated="11"/>
          <table:table-cell office:value-type="string" calcext:value-type="string">
            <text:p>(Cliente,Puerto) ('127.0.0.1', 34494) Dato recibido /|1043|147 Resultado 7Horainicio10:43:06Horafinal10:44:06tiempotranscurrido 60.0668480396</text:p>
          </table:table-cell>
          <table:table-cell table:number-columns-repeated="11"/>
          <table:table-cell office:value-type="string" calcext:value-type="string">
            <text:p>(Cliente,Puerto) ('127.0.0.1', 32982) Dato recibido /|1043|147 Resultado 7Horainicio10:00:04Horafinal10:01:04tiempotranscurrido 60.1951909065</text:p>
          </table:table-cell>
          <table:table-cell table:number-columns-repeated="12"/>
          <table:table-cell office:value-type="string" calcext:value-type="string">
            <text:p>(Cliente,Puerto) ('127.0.0.1', 37586) Dato recibido /|1043|147 Resultado 7Horainicio09:41:43Horafinal09:42:43tiempotranscurrido 60.059335947</text:p>
          </table:table-cell>
          <table:table-cell table:number-columns-repeated="11"/>
          <table:table-cell office:value-type="string" calcext:value-type="string">
            <text:p>(Cliente,Puerto) ('127.0.0.1', 41774) Dato recibido /|1043|147 Resultado 7Horainicio09:44:04Horafinal09:45:04tiempotranscurrido 60.0637159348</text:p>
          </table:table-cell>
          <table:table-cell table:number-columns-repeated="12"/>
          <table:table-cell office:value-type="string" calcext:value-type="string">
            <text:p>(Cliente,Puerto) ('127.0.0.1', 33274) Dato recibido /|1043|147 Resultado 7Horainicio10:00:03Horafinal10:01:04tiempotranscurrido 61.16758298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18) Dato recibido /|1043|147 Resultado 7Horainicio09:32:14Horafinal09:33:14tiempotranscurrido 60.0677990913</text:p>
          </table:table-cell>
          <table:table-cell table:number-columns-repeated="11"/>
          <table:table-cell office:value-type="string" calcext:value-type="string">
            <text:p>(Cliente,Puerto) ('127.0.0.1', 34498) Dato recibido /|1043|147 Resultado 7Horainicio10:43:06Horafinal10:44:06tiempotranscurrido 60.0655350685</text:p>
          </table:table-cell>
          <table:table-cell table:number-columns-repeated="11"/>
          <table:table-cell office:value-type="string" calcext:value-type="string">
            <text:p>(Cliente,Puerto) ('127.0.0.1', 34168) Dato recibido /|1043|147 Resultado 7Horainicio10:00:03Horafinal10:01:04tiempotranscurrido 60.6013989449</text:p>
          </table:table-cell>
          <table:table-cell table:number-columns-repeated="12"/>
          <table:table-cell office:value-type="string" calcext:value-type="string">
            <text:p>(Cliente,Puerto) ('127.0.0.1', 37580) Dato recibido /|1043|147 Resultado 7Horainicio09:41:43Horafinal09:42:43tiempotranscurrido 60.0583481789</text:p>
          </table:table-cell>
          <table:table-cell table:number-columns-repeated="11"/>
          <table:table-cell office:value-type="string" calcext:value-type="string">
            <text:p>(Cliente,Puerto) ('127.0.0.1', 41772) Dato recibido /|1043|147 Resultado 7Horainicio09:44:04Horafinal09:45:04tiempotranscurrido 60.064109087</text:p>
          </table:table-cell>
          <table:table-cell table:number-columns-repeated="12"/>
          <table:table-cell office:value-type="string" calcext:value-type="string">
            <text:p>(Cliente,Puerto) ('127.0.0.1', 33062) Dato recibido /|1043|147 Resultado 7Horainicio10:00:02Horafinal10:01:04tiempotranscurrido 61.32705712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24) Dato recibido /|1043|147 Resultado 7Horainicio09:32:14Horafinal09:33:14tiempotranscurrido 60.0632328987</text:p>
          </table:table-cell>
          <table:table-cell table:number-columns-repeated="11"/>
          <table:table-cell office:value-type="string" calcext:value-type="string">
            <text:p>(Cliente,Puerto) ('127.0.0.1', 34496) Dato recibido /|1043|147 Resultado 7Horainicio10:43:06Horafinal10:44:06tiempotranscurrido 60.0744059086</text:p>
          </table:table-cell>
          <table:table-cell table:number-columns-repeated="11"/>
          <table:table-cell office:value-type="string" calcext:value-type="string">
            <text:p>(Cliente,Puerto) ('127.0.0.1', 33086) Dato recibido /|1043|147 Resultado 7Horainicio10:00:02Horafinal10:01:04tiempotranscurrido 61.3076648712</text:p>
          </table:table-cell>
          <table:table-cell table:number-columns-repeated="12"/>
          <table:table-cell office:value-type="string" calcext:value-type="string">
            <text:p>(Cliente,Puerto) ('127.0.0.1', 37584) Dato recibido /|1043|147 Resultado 7Horainicio09:41:43Horafinal09:42:43tiempotranscurrido 60.058191061</text:p>
          </table:table-cell>
          <table:table-cell table:number-columns-repeated="11"/>
          <table:table-cell office:value-type="string" calcext:value-type="string">
            <text:p>(Cliente,Puerto) ('127.0.0.1', 41778) Dato recibido /|1043|147 Resultado 7Horainicio09:44:04Horafinal09:45:04tiempotranscurrido 60.0654451847</text:p>
          </table:table-cell>
          <table:table-cell table:number-columns-repeated="12"/>
          <table:table-cell office:value-type="string" calcext:value-type="string">
            <text:p>(Cliente,Puerto) ('127.0.0.1', 32982) Dato recibido /|1043|147 Resultado 7Horainicio10:00:04Horafinal10:01:04tiempotranscurrido 60.19519090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26) Dato recibido /|1043|147 Resultado 7Horainicio09:32:14Horafinal09:33:14tiempotranscurrido 60.063270092</text:p>
          </table:table-cell>
          <table:table-cell table:number-columns-repeated="11"/>
          <table:table-cell office:value-type="string" calcext:value-type="string">
            <text:p>(Cliente,Puerto) ('127.0.0.1', 34504) Dato recibido /|1043|147 Resultado 7Horainicio10:43:06Horafinal10:44:06tiempotranscurrido 60.0670220852</text:p>
          </table:table-cell>
          <table:table-cell table:number-columns-repeated="11"/>
          <table:table-cell office:value-type="string" calcext:value-type="string">
            <text:p>(Cliente,Puerto) ('127.0.0.1', 33010) Dato recibido /|1043|147 Resultado 7Horainicio10:00:02Horafinal10:01:04tiempotranscurrido 61.3695659637</text:p>
          </table:table-cell>
          <table:table-cell table:number-columns-repeated="12"/>
          <table:table-cell office:value-type="string" calcext:value-type="string">
            <text:p>(Cliente,Puerto) ('127.0.0.1', 37588) Dato recibido /|1043|147 Resultado 7Horainicio09:41:43Horafinal09:42:43tiempotranscurrido 60.0583791733</text:p>
          </table:table-cell>
          <table:table-cell table:number-columns-repeated="11"/>
          <table:table-cell office:value-type="string" calcext:value-type="string">
            <text:p>(Cliente,Puerto) ('127.0.0.1', 41764) Dato recibido /|1043|147 Resultado 7Horainicio09:44:04Horafinal09:45:04tiempotranscurrido 60.0679240227</text:p>
          </table:table-cell>
          <table:table-cell table:number-columns-repeated="12"/>
          <table:table-cell office:value-type="string" calcext:value-type="string">
            <text:p>(Cliente,Puerto) ('127.0.0.1', 34168) Dato recibido /|1043|147 Resultado 7Horainicio10:00:03Horafinal10:01:04tiempotranscurrido 60.60139894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32) Dato recibido /|1043|147 Resultado 7Horainicio09:32:14Horafinal09:33:14tiempotranscurrido 60.0673668385</text:p>
          </table:table-cell>
          <table:table-cell table:number-columns-repeated="11"/>
          <table:table-cell office:value-type="string" calcext:value-type="string">
            <text:p>(Cliente,Puerto) ('127.0.0.1', 34502) Dato recibido /|1043|147 Resultado 7Horainicio10:43:06Horafinal10:44:06tiempotranscurrido 60.0765480995</text:p>
          </table:table-cell>
          <table:table-cell table:number-columns-repeated="11"/>
          <table:table-cell office:value-type="string" calcext:value-type="string">
            <text:p>(Cliente,Puerto) ('127.0.0.1', 33238) Dato recibido /|1043|147 Resultado 7Horainicio10:00:04Horafinal10:01:04tiempotranscurrido 60.0704069138</text:p>
          </table:table-cell>
          <table:table-cell table:number-columns-repeated="12"/>
          <table:table-cell office:value-type="string" calcext:value-type="string">
            <text:p>(Cliente,Puerto) ('127.0.0.1', 37568) Dato recibido /|1043|147 Resultado 7Horainicio09:41:43Horafinal09:42:43tiempotranscurrido 60.0609412193</text:p>
          </table:table-cell>
          <table:table-cell table:number-columns-repeated="11"/>
          <table:table-cell office:value-type="string" calcext:value-type="string">
            <text:p>(Cliente,Puerto) ('127.0.0.1', 41798) Dato recibido /|1043|147 Resultado 7Horainicio09:44:04Horafinal09:45:04tiempotranscurrido 60.067276001</text:p>
          </table:table-cell>
          <table:table-cell table:number-columns-repeated="12"/>
          <table:table-cell office:value-type="string" calcext:value-type="string">
            <text:p>(Cliente,Puerto) ('127.0.0.1', 33086) Dato recibido /|1043|147 Resultado 7Horainicio10:00:02Horafinal10:01:04tiempotranscurrido 61.30766487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38) Dato recibido /|1043|147 Resultado 7Horainicio09:32:14Horafinal09:33:14tiempotranscurrido 60.06696105</text:p>
          </table:table-cell>
          <table:table-cell table:number-columns-repeated="11"/>
          <table:table-cell office:value-type="string" calcext:value-type="string">
            <text:p>(Cliente,Puerto) ('127.0.0.1', 34506) Dato recibido /|1043|147 Resultado 7Horainicio10:43:06Horafinal10:44:06tiempotranscurrido 60.0657961369</text:p>
          </table:table-cell>
          <table:table-cell table:number-columns-repeated="11"/>
          <table:table-cell office:value-type="string" calcext:value-type="string">
            <text:p>(Cliente,Puerto) ('127.0.0.1', 32838) Dato recibido /|1043|147 Resultado 7Horainicio10:00:02Horafinal10:01:04tiempotranscurrido 61.4456629753</text:p>
          </table:table-cell>
          <table:table-cell table:number-columns-repeated="12"/>
          <table:table-cell office:value-type="string" calcext:value-type="string">
            <text:p>(Cliente,Puerto) ('127.0.0.1', 37590) Dato recibido /|1043|147 Resultado 7Horainicio09:41:43Horafinal09:42:43tiempotranscurrido 60.0628709793</text:p>
          </table:table-cell>
          <table:table-cell table:number-columns-repeated="11"/>
          <table:table-cell office:value-type="string" calcext:value-type="string">
            <text:p>(Cliente,Puerto) ('127.0.0.1', 41812) Dato recibido /|1043|147 Resultado 7Horainicio09:44:04Horafinal09:45:04tiempotranscurrido 60.0577380657</text:p>
          </table:table-cell>
          <table:table-cell table:number-columns-repeated="12"/>
          <table:table-cell office:value-type="string" calcext:value-type="string">
            <text:p>(Cliente,Puerto) ('127.0.0.1', 33010) Dato recibido /|1043|147 Resultado 7Horainicio10:00:02Horafinal10:01:04tiempotranscurrido 61.36956596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40) Dato recibido /|1043|147 Resultado 7Horainicio09:32:14Horafinal09:33:14tiempotranscurrido 60.0659759045</text:p>
          </table:table-cell>
          <table:table-cell table:number-columns-repeated="11"/>
          <table:table-cell office:value-type="string" calcext:value-type="string">
            <text:p>(Cliente,Puerto) ('127.0.0.1', 34510) Dato recibido /|1043|147 Resultado 7Horainicio10:43:06Horafinal10:44:06tiempotranscurrido 60.0647549629</text:p>
          </table:table-cell>
          <table:table-cell table:number-columns-repeated="11"/>
          <table:table-cell office:value-type="string" calcext:value-type="string">
            <text:p>(Cliente,Puerto) ('127.0.0.1', 32978) Dato recibido /|1043|147 Resultado 7Horainicio10:00:02Horafinal10:01:04tiempotranscurrido 61.3849570751</text:p>
          </table:table-cell>
          <table:table-cell table:number-columns-repeated="12"/>
          <table:table-cell office:value-type="string" calcext:value-type="string">
            <text:p>(Cliente,Puerto) ('127.0.0.1', 37602) Dato recibido /|1043|147 Resultado 7Horainicio09:41:43Horafinal09:42:43tiempotranscurrido 60.0623099804</text:p>
          </table:table-cell>
          <table:table-cell table:number-columns-repeated="11"/>
          <table:table-cell office:value-type="string" calcext:value-type="string">
            <text:p>(Cliente,Puerto) ('127.0.0.1', 41808) Dato recibido /|1043|147 Resultado 7Horainicio09:44:04Horafinal09:45:04tiempotranscurrido 60.0589880943</text:p>
          </table:table-cell>
          <table:table-cell table:number-columns-repeated="12"/>
          <table:table-cell office:value-type="string" calcext:value-type="string">
            <text:p>(Cliente,Puerto) ('127.0.0.1', 33238) Dato recibido /|1043|147 Resultado 7Horainicio10:00:04Horafinal10:01:04tiempotranscurrido 60.07040691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50) Dato recibido /|1043|147 Resultado 7Horainicio09:32:14Horafinal09:33:14tiempotranscurrido 60.0648078918</text:p>
          </table:table-cell>
          <table:table-cell table:number-columns-repeated="11"/>
          <table:table-cell office:value-type="string" calcext:value-type="string">
            <text:p>(Cliente,Puerto) ('127.0.0.1', 34516) Dato recibido /|1043|147 Resultado 7Horainicio10:43:06Horafinal10:44:06tiempotranscurrido 60.0679740906</text:p>
          </table:table-cell>
          <table:table-cell table:number-columns-repeated="11"/>
          <table:table-cell office:value-type="string" calcext:value-type="string">
            <text:p>(Cliente,Puerto) ('127.0.0.1', 32980) Dato recibido /|1043|147 Resultado 7Horainicio10:00:02Horafinal10:01:04tiempotranscurrido 61.3860828876</text:p>
          </table:table-cell>
          <table:table-cell table:number-columns-repeated="12"/>
          <table:table-cell office:value-type="string" calcext:value-type="string">
            <text:p>(Cliente,Puerto) ('127.0.0.1', 37594) Dato recibido /|1043|147 Resultado 7Horainicio09:41:43Horafinal09:42:43tiempotranscurrido 60.0650820732</text:p>
          </table:table-cell>
          <table:table-cell table:number-columns-repeated="11"/>
          <table:table-cell office:value-type="string" calcext:value-type="string">
            <text:p>(Cliente,Puerto) ('127.0.0.1', 41804) Dato recibido /|1043|147 Resultado 7Horainicio09:44:04Horafinal09:45:04tiempotranscurrido 60.0599238873</text:p>
          </table:table-cell>
          <table:table-cell table:number-columns-repeated="12"/>
          <table:table-cell office:value-type="string" calcext:value-type="string">
            <text:p>(Cliente,Puerto) ('127.0.0.1', 32838) Dato recibido /|1043|147 Resultado 7Horainicio10:00:02Horafinal10:01:04tiempotranscurrido 61.44566297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66) Dato recibido /|1043|147 Resultado 7Horainicio09:32:14Horafinal09:33:14tiempotranscurrido 60.0642008781</text:p>
          </table:table-cell>
          <table:table-cell table:number-columns-repeated="11"/>
          <table:table-cell office:value-type="string" calcext:value-type="string">
            <text:p>(Cliente,Puerto) ('127.0.0.1', 34518) Dato recibido /|1043|147 Resultado 7Horainicio10:43:06Horafinal10:44:06tiempotranscurrido 60.0664739609</text:p>
          </table:table-cell>
          <table:table-cell table:number-columns-repeated="11"/>
          <table:table-cell office:value-type="string" calcext:value-type="string">
            <text:p>(Cliente,Puerto) ('127.0.0.1', 33362) Dato recibido /|1043|147 Resultado 7Horainicio10:00:03Horafinal10:01:04tiempotranscurrido 61.0484600067</text:p>
          </table:table-cell>
          <table:table-cell table:number-columns-repeated="12"/>
          <table:table-cell office:value-type="string" calcext:value-type="string">
            <text:p>(Cliente,Puerto) ('127.0.0.1', 37630) Dato recibido /|1043|147 Resultado 7Horainicio09:41:43Horafinal09:42:43tiempotranscurrido 60.0571429729</text:p>
          </table:table-cell>
          <table:table-cell table:number-columns-repeated="11"/>
          <table:table-cell office:value-type="string" calcext:value-type="string">
            <text:p>(Cliente,Puerto) ('127.0.0.1', 41800) Dato recibido /|1043|147 Resultado 7Horainicio09:44:04Horafinal09:45:04tiempotranscurrido 60.0611510277</text:p>
          </table:table-cell>
          <table:table-cell table:number-columns-repeated="12"/>
          <table:table-cell office:value-type="string" calcext:value-type="string">
            <text:p>(Cliente,Puerto) ('127.0.0.1', 32978) Dato recibido /|1043|147 Resultado 7Horainicio10:00:02Horafinal10:01:04tiempotranscurrido 61.384957075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74) Dato recibido /|1043|147 Resultado 7Horainicio09:32:14Horafinal09:33:14tiempotranscurrido 60.0644919872</text:p>
          </table:table-cell>
          <table:table-cell table:number-columns-repeated="11"/>
          <table:table-cell office:value-type="string" calcext:value-type="string">
            <text:p>(Cliente,Puerto) ('127.0.0.1', 34522) Dato recibido /|1043|147 Resultado 7Horainicio10:43:06Horafinal10:44:06tiempotranscurrido 60.0659019947</text:p>
          </table:table-cell>
          <table:table-cell table:number-columns-repeated="11"/>
          <table:table-cell office:value-type="string" calcext:value-type="string">
            <text:p>(Cliente,Puerto) ('127.0.0.1', 34132) Dato recibido /|1043|147 Resultado 7Horainicio10:00:03Horafinal10:01:04tiempotranscurrido 60.6290090084</text:p>
          </table:table-cell>
          <table:table-cell table:number-columns-repeated="12"/>
          <table:table-cell office:value-type="string" calcext:value-type="string">
            <text:p>(Cliente,Puerto) ('127.0.0.1', 37592) Dato recibido /|1043|147 Resultado 7Horainicio09:41:43Horafinal09:42:43tiempotranscurrido 60.0657432079</text:p>
          </table:table-cell>
          <table:table-cell table:number-columns-repeated="11"/>
          <table:table-cell office:value-type="string" calcext:value-type="string">
            <text:p>(Cliente,Puerto) ('127.0.0.1', 41806) Dato recibido /|1043|147 Resultado 7Horainicio09:44:04Horafinal09:45:04tiempotranscurrido 60.0601320267</text:p>
          </table:table-cell>
          <table:table-cell table:number-columns-repeated="12"/>
          <table:table-cell office:value-type="string" calcext:value-type="string">
            <text:p>(Cliente,Puerto) ('127.0.0.1', 32980) Dato recibido /|1043|147 Resultado 7Horainicio10:00:02Horafinal10:01:04tiempotranscurrido 61.38608288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82) Dato recibido /|1043|147 Resultado 7Horainicio09:32:14Horafinal09:33:14tiempotranscurrido 60.0680110455</text:p>
          </table:table-cell>
          <table:table-cell table:number-columns-repeated="11"/>
          <table:table-cell office:value-type="string" calcext:value-type="string">
            <text:p>(Cliente,Puerto) ('127.0.0.1', 34558) Dato recibido /|1043|147 Resultado 7Horainicio10:43:06Horafinal10:44:06tiempotranscurrido 60.0429809093</text:p>
          </table:table-cell>
          <table:table-cell table:number-columns-repeated="11"/>
          <table:table-cell office:value-type="string" calcext:value-type="string">
            <text:p>(Cliente,Puerto) ('127.0.0.1', 33194) Dato recibido /|1043|147 Resultado 7Horainicio10:00:03Horafinal10:01:04tiempotranscurrido 61.2226498127</text:p>
          </table:table-cell>
          <table:table-cell table:number-columns-repeated="12"/>
          <table:table-cell office:value-type="string" calcext:value-type="string">
            <text:p>(Cliente,Puerto) ('127.0.0.1', 37626) Dato recibido /|1043|147 Resultado 7Horainicio09:41:43Horafinal09:42:43tiempotranscurrido 60.0580489635</text:p>
          </table:table-cell>
          <table:table-cell table:number-columns-repeated="11"/>
          <table:table-cell office:value-type="string" calcext:value-type="string">
            <text:p>(Cliente,Puerto) ('127.0.0.1', 41826) Dato recibido /|1043|147 Resultado 7Horainicio09:44:04Horafinal09:45:04tiempotranscurrido 60.0603699684</text:p>
          </table:table-cell>
          <table:table-cell table:number-columns-repeated="12"/>
          <table:table-cell office:value-type="string" calcext:value-type="string">
            <text:p>(Cliente,Puerto) ('127.0.0.1', 33362) Dato recibido /|1043|147 Resultado 7Horainicio10:00:03Horafinal10:01:04tiempotranscurrido 61.048460006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90) Dato recibido /|1043|147 Resultado 7Horainicio09:32:14Horafinal09:33:14tiempotranscurrido 60.0664000511</text:p>
          </table:table-cell>
          <table:table-cell table:number-columns-repeated="11"/>
          <table:table-cell office:value-type="string" calcext:value-type="string">
            <text:p>(Cliente,Puerto) ('127.0.0.1', 34548) Dato recibido /|1043|147 Resultado 7Horainicio10:43:06Horafinal10:44:06tiempotranscurrido 60.0478420258</text:p>
          </table:table-cell>
          <table:table-cell table:number-columns-repeated="11"/>
          <table:table-cell office:value-type="string" calcext:value-type="string">
            <text:p>(Cliente,Puerto) ('127.0.0.1', 33050) Dato recibido /|1043|147 Resultado 7Horainicio10:00:02Horafinal10:01:04tiempotranscurrido 61.3386609554</text:p>
          </table:table-cell>
          <table:table-cell table:number-columns-repeated="12"/>
          <table:table-cell office:value-type="string" calcext:value-type="string">
            <text:p>(Cliente,Puerto) ('127.0.0.1', 37604) Dato recibido /|1043|147 Resultado 7Horainicio09:41:43Horafinal09:42:43tiempotranscurrido 60.0621809959</text:p>
          </table:table-cell>
          <table:table-cell table:number-columns-repeated="11"/>
          <table:table-cell office:value-type="string" calcext:value-type="string">
            <text:p>(Cliente,Puerto) ('127.0.0.1', 41802) Dato recibido /|1043|147 Resultado 7Horainicio09:44:04Horafinal09:45:04tiempotranscurrido 60.0610449314</text:p>
          </table:table-cell>
          <table:table-cell table:number-columns-repeated="12"/>
          <table:table-cell office:value-type="string" calcext:value-type="string">
            <text:p>(Cliente,Puerto) ('127.0.0.1', 34132) Dato recibido /|1043|147 Resultado 7Horainicio10:00:03Horafinal10:01:04tiempotranscurrido 60.629009008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92) Dato recibido /|1043|147 Resultado 7Horainicio09:32:14Horafinal09:33:14tiempotranscurrido 60.0650568008</text:p>
          </table:table-cell>
          <table:table-cell table:number-columns-repeated="11"/>
          <table:table-cell office:value-type="string" calcext:value-type="string">
            <text:p>(Cliente,Puerto) ('127.0.0.1', 34540) Dato recibido /|1043|147 Resultado 7Horainicio10:43:06Horafinal10:44:06tiempotranscurrido 60.057311058</text:p>
          </table:table-cell>
          <table:table-cell table:number-columns-repeated="11"/>
          <table:table-cell office:value-type="string" calcext:value-type="string">
            <text:p>(Cliente,Puerto) ('127.0.0.1', 32976) Dato recibido /|1043|147 Resultado 7Horainicio10:00:02Horafinal10:01:04tiempotranscurrido 61.3835999966</text:p>
          </table:table-cell>
          <table:table-cell table:number-columns-repeated="12"/>
          <table:table-cell office:value-type="string" calcext:value-type="string">
            <text:p>(Cliente,Puerto) ('127.0.0.1', 37598) Dato recibido /|1043|147 Resultado 7Horainicio09:41:43Horafinal09:42:43tiempotranscurrido 60.0636310577</text:p>
          </table:table-cell>
          <table:table-cell table:number-columns-repeated="11"/>
          <table:table-cell office:value-type="string" calcext:value-type="string">
            <text:p>(Cliente,Puerto) ('127.0.0.1', 41816) Dato recibido /|1043|147 Resultado 7Horainicio09:44:04Horafinal09:45:04tiempotranscurrido 60.0608689785</text:p>
          </table:table-cell>
          <table:table-cell table:number-columns-repeated="12"/>
          <table:table-cell office:value-type="string" calcext:value-type="string">
            <text:p>(Cliente,Puerto) ('127.0.0.1', 33194) Dato recibido /|1043|147 Resultado 7Horainicio10:00:03Horafinal10:01:04tiempotranscurrido 61.222649812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40) Dato recibido /|1043|147 Resultado 7Horainicio09:32:14Horafinal09:33:14tiempotranscurrido 60.0672748089</text:p>
          </table:table-cell>
          <table:table-cell table:number-columns-repeated="11"/>
          <table:table-cell office:value-type="string" calcext:value-type="string">
            <text:p>(Cliente,Puerto) ('127.0.0.1', 34526) Dato recibido /|1043|147 Resultado 7Horainicio10:43:06Horafinal10:44:06tiempotranscurrido 60.0687000751</text:p>
          </table:table-cell>
          <table:table-cell table:number-columns-repeated="11"/>
          <table:table-cell office:value-type="string" calcext:value-type="string">
            <text:p>(Cliente,Puerto) ('127.0.0.1', 33700) Dato recibido /|1043|147 Resultado 7Horainicio10:00:03Horafinal10:01:04tiempotranscurrido 60.8423237801</text:p>
          </table:table-cell>
          <table:table-cell table:number-columns-repeated="12"/>
          <table:table-cell office:value-type="string" calcext:value-type="string">
            <text:p>(Cliente,Puerto) ('127.0.0.1', 37616) Dato recibido /|1043|147 Resultado 7Horainicio09:41:43Horafinal09:42:43tiempotranscurrido 60.0603330135</text:p>
          </table:table-cell>
          <table:table-cell table:number-columns-repeated="11"/>
          <table:table-cell office:value-type="string" calcext:value-type="string">
            <text:p>(Cliente,Puerto) ('127.0.0.1', 41814) Dato recibido /|1043|147 Resultado 7Horainicio09:44:04Horafinal09:45:04tiempotranscurrido 60.061426878</text:p>
          </table:table-cell>
          <table:table-cell table:number-columns-repeated="12"/>
          <table:table-cell office:value-type="string" calcext:value-type="string">
            <text:p>(Cliente,Puerto) ('127.0.0.1', 33050) Dato recibido /|1043|147 Resultado 7Horainicio10:00:02Horafinal10:01:04tiempotranscurrido 61.33866095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50) Dato recibido /|1043|147 Resultado 7Horainicio09:32:14Horafinal09:33:14tiempotranscurrido 60.066300869</text:p>
          </table:table-cell>
          <table:table-cell table:number-columns-repeated="11"/>
          <table:table-cell office:value-type="string" calcext:value-type="string">
            <text:p>(Cliente,Puerto) ('127.0.0.1', 34536) Dato recibido /|1043|147 Resultado 7Horainicio10:43:06Horafinal10:44:06tiempotranscurrido 60.0663821697</text:p>
          </table:table-cell>
          <table:table-cell table:number-columns-repeated="11"/>
          <table:table-cell office:value-type="string" calcext:value-type="string">
            <text:p>(Cliente,Puerto) ('127.0.0.1', 33290) Dato recibido /|1043|147 Resultado 7Horainicio10:00:03Horafinal10:01:04tiempotranscurrido 61.1469681263</text:p>
          </table:table-cell>
          <table:table-cell table:number-columns-repeated="12"/>
          <table:table-cell office:value-type="string" calcext:value-type="string">
            <text:p>(Cliente,Puerto) ('127.0.0.1', 37632) Dato recibido /|1043|147 Resultado 7Horainicio09:41:43Horafinal09:42:43tiempotranscurrido 60.0572288036</text:p>
          </table:table-cell>
          <table:table-cell table:number-columns-repeated="11"/>
          <table:table-cell office:value-type="string" calcext:value-type="string">
            <text:p>(Cliente,Puerto) ('127.0.0.1', 41820) Dato recibido /|1043|147 Resultado 7Horainicio09:44:04Horafinal09:45:04tiempotranscurrido 60.0611419678</text:p>
          </table:table-cell>
          <table:table-cell table:number-columns-repeated="12"/>
          <table:table-cell office:value-type="string" calcext:value-type="string">
            <text:p>(Cliente,Puerto) ('127.0.0.1', 32976) Dato recibido /|1043|147 Resultado 7Horainicio10:00:02Horafinal10:01:04tiempotranscurrido 61.38359999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52) Dato recibido /|1043|147 Resultado 7Horainicio09:32:14Horafinal09:33:14tiempotranscurrido 60.0656130314</text:p>
          </table:table-cell>
          <table:table-cell table:number-columns-repeated="11"/>
          <table:table-cell office:value-type="string" calcext:value-type="string">
            <text:p>(Cliente,Puerto) ('127.0.0.1', 34546) Dato recibido /|1043|147 Resultado 7Horainicio10:43:06Horafinal10:44:06tiempotranscurrido 60.0640561581</text:p>
          </table:table-cell>
          <table:table-cell table:number-columns-repeated="11"/>
          <table:table-cell office:value-type="string" calcext:value-type="string">
            <text:p>(Cliente,Puerto) ('127.0.0.1', 33116) Dato recibido /|1043|147 Resultado 7Horainicio10:00:03Horafinal10:01:04tiempotranscurrido 61.2807118893</text:p>
          </table:table-cell>
          <table:table-cell table:number-columns-repeated="12"/>
          <table:table-cell office:value-type="string" calcext:value-type="string">
            <text:p>(Cliente,Puerto) ('127.0.0.1', 37622) Dato recibido /|1043|147 Resultado 7Horainicio09:41:43Horafinal09:42:43tiempotranscurrido 60.0595009327</text:p>
          </table:table-cell>
          <table:table-cell table:number-columns-repeated="11"/>
          <table:table-cell office:value-type="string" calcext:value-type="string">
            <text:p>(Cliente,Puerto) ('127.0.0.1', 41828) Dato recibido /|1043|147 Resultado 7Horainicio09:44:04Horafinal09:45:04tiempotranscurrido 60.0594370365</text:p>
          </table:table-cell>
          <table:table-cell table:number-columns-repeated="12"/>
          <table:table-cell office:value-type="string" calcext:value-type="string">
            <text:p>(Cliente,Puerto) ('127.0.0.1', 33700) Dato recibido /|1043|147 Resultado 7Horainicio10:00:03Horafinal10:01:04tiempotranscurrido 60.84232378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88) Dato recibido /|1043|147 Resultado 7Horainicio09:32:14Horafinal09:33:14tiempotranscurrido 60.0646660328</text:p>
          </table:table-cell>
          <table:table-cell table:number-columns-repeated="11"/>
          <table:table-cell office:value-type="string" calcext:value-type="string">
            <text:p>(Cliente,Puerto) ('127.0.0.1', 34560) Dato recibido /|1043|147 Resultado 7Horainicio10:43:06Horafinal10:44:06tiempotranscurrido 60.0647330284</text:p>
          </table:table-cell>
          <table:table-cell table:number-columns-repeated="11"/>
          <table:table-cell office:value-type="string" calcext:value-type="string">
            <text:p>(Cliente,Puerto) ('127.0.0.1', 32948) Dato recibido /|1043|147 Resultado 7Horainicio10:00:02Horafinal10:01:04tiempotranscurrido 61.3873579502</text:p>
          </table:table-cell>
          <table:table-cell table:number-columns-repeated="12"/>
          <table:table-cell office:value-type="string" calcext:value-type="string">
            <text:p>(Cliente,Puerto) ('127.0.0.1', 37620) Dato recibido /|1043|147 Resultado 7Horainicio09:41:43Horafinal09:42:43tiempotranscurrido 60.0598289967</text:p>
          </table:table-cell>
          <table:table-cell table:number-columns-repeated="11"/>
          <table:table-cell office:value-type="string" calcext:value-type="string">
            <text:p>(Cliente,Puerto) ('127.0.0.1', 41836) Dato recibido /|1043|147 Resultado 7Horainicio09:44:04Horafinal09:45:04tiempotranscurrido 60.0581419468</text:p>
          </table:table-cell>
          <table:table-cell table:number-columns-repeated="12"/>
          <table:table-cell office:value-type="string" calcext:value-type="string">
            <text:p>(Cliente,Puerto) ('127.0.0.1', 33290) Dato recibido /|1043|147 Resultado 7Horainicio10:00:03Horafinal10:01:04tiempotranscurrido 61.14696812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94) Dato recibido /|1043|147 Resultado 7Horainicio09:32:14Horafinal09:33:14tiempotranscurrido 60.0683619976</text:p>
          </table:table-cell>
          <table:table-cell table:number-columns-repeated="11"/>
          <table:table-cell office:value-type="string" calcext:value-type="string">
            <text:p>(Cliente,Puerto) ('127.0.0.1', 34562) Dato recibido /|1043|147 Resultado 7Horainicio10:43:06Horafinal10:44:06tiempotranscurrido 60.067401886</text:p>
          </table:table-cell>
          <table:table-cell table:number-columns-repeated="11"/>
          <table:table-cell office:value-type="string" calcext:value-type="string">
            <text:p>(Cliente,Puerto) ('127.0.0.1', 33280) Dato recibido /|1043|147 Resultado 7Horainicio10:00:03Horafinal10:01:04tiempotranscurrido 61.1594588757</text:p>
          </table:table-cell>
          <table:table-cell table:number-columns-repeated="12"/>
          <table:table-cell office:value-type="string" calcext:value-type="string">
            <text:p>(Cliente,Puerto) ('127.0.0.1', 37610) Dato recibido /|1043|147 Resultado 7Horainicio09:41:43Horafinal09:42:43tiempotranscurrido 60.0651202202</text:p>
          </table:table-cell>
          <table:table-cell table:number-columns-repeated="11"/>
          <table:table-cell office:value-type="string" calcext:value-type="string">
            <text:p>(Cliente,Puerto) ('127.0.0.1', 41840) Dato recibido /|1043|147 Resultado 7Horainicio09:44:04Horafinal09:45:04tiempotranscurrido 60.057352066</text:p>
          </table:table-cell>
          <table:table-cell table:number-columns-repeated="12"/>
          <table:table-cell office:value-type="string" calcext:value-type="string">
            <text:p>(Cliente,Puerto) ('127.0.0.1', 33116) Dato recibido /|1043|147 Resultado 7Horainicio10:00:03Horafinal10:01:04tiempotranscurrido 61.28071188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96) Dato recibido /|1043|147 Resultado 7Horainicio09:32:14Horafinal09:33:14tiempotranscurrido 60.0664927959</text:p>
          </table:table-cell>
          <table:table-cell table:number-columns-repeated="11"/>
          <table:table-cell office:value-type="string" calcext:value-type="string">
            <text:p>(Cliente,Puerto) ('127.0.0.1', 34566) Dato recibido /|1043|147 Resultado 7Horainicio10:43:06Horafinal10:44:06tiempotranscurrido 60.0702929497</text:p>
          </table:table-cell>
          <table:table-cell table:number-columns-repeated="11"/>
          <table:table-cell office:value-type="string" calcext:value-type="string">
            <text:p>(Cliente,Puerto) ('127.0.0.1', 33018) Dato recibido /|1043|147 Resultado 7Horainicio10:00:02Horafinal10:01:04tiempotranscurrido 61.3666629791</text:p>
          </table:table-cell>
          <table:table-cell table:number-columns-repeated="12"/>
          <table:table-cell office:value-type="string" calcext:value-type="string">
            <text:p>(Cliente,Puerto) ('127.0.0.1', 37596) Dato recibido /|1043|147 Resultado 7Horainicio09:41:43Horafinal09:42:43tiempotranscurrido 60.0690979958</text:p>
          </table:table-cell>
          <table:table-cell table:number-columns-repeated="11"/>
          <table:table-cell office:value-type="string" calcext:value-type="string">
            <text:p>(Cliente,Puerto) ('127.0.0.1', 41810) Dato recibido /|1043|147 Resultado 7Horainicio09:44:04Horafinal09:45:04tiempotranscurrido 60.0593550205</text:p>
          </table:table-cell>
          <table:table-cell table:number-columns-repeated="12"/>
          <table:table-cell office:value-type="string" calcext:value-type="string">
            <text:p>(Cliente,Puerto) ('127.0.0.1', 32948) Dato recibido /|1043|147 Resultado 7Horainicio10:00:02Horafinal10:01:04tiempotranscurrido 61.387357950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08) Dato recibido /|1043|147 Resultado 7Horainicio09:32:14Horafinal09:33:14tiempotranscurrido 60.0656759739</text:p>
          </table:table-cell>
          <table:table-cell table:number-columns-repeated="11"/>
          <table:table-cell office:value-type="string" calcext:value-type="string">
            <text:p>(Cliente,Puerto) ('127.0.0.1', 34570) Dato recibido /|1043|147 Resultado 7Horainicio10:43:06Horafinal10:44:06tiempotranscurrido 60.0685250759</text:p>
          </table:table-cell>
          <table:table-cell table:number-columns-repeated="11"/>
          <table:table-cell office:value-type="string" calcext:value-type="string">
            <text:p>(Cliente,Puerto) ('127.0.0.1', 33920) Dato recibido /|1043|147 Resultado 7Horainicio10:00:03Horafinal10:01:04tiempotranscurrido 60.6693150997</text:p>
          </table:table-cell>
          <table:table-cell table:number-columns-repeated="12"/>
          <table:table-cell office:value-type="string" calcext:value-type="string">
            <text:p>(Cliente,Puerto) ('127.0.0.1', 37640) Dato recibido /|1043|147 Resultado 7Horainicio09:41:43Horafinal09:42:43tiempotranscurrido 60.0586678982</text:p>
          </table:table-cell>
          <table:table-cell table:number-columns-repeated="11"/>
          <table:table-cell office:value-type="string" calcext:value-type="string">
            <text:p>(Cliente,Puerto) ('127.0.0.1', 41832) Dato recibido /|1043|147 Resultado 7Horainicio09:44:04Horafinal09:45:04tiempotranscurrido 60.0594780445</text:p>
          </table:table-cell>
          <table:table-cell table:number-columns-repeated="12"/>
          <table:table-cell office:value-type="string" calcext:value-type="string">
            <text:p>(Cliente,Puerto) ('127.0.0.1', 33280) Dato recibido /|1043|147 Resultado 7Horainicio10:00:03Horafinal10:01:04tiempotranscurrido 61.15945887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16) Dato recibido /|1043|147 Resultado 7Horainicio09:32:14Horafinal09:33:14tiempotranscurrido 60.0652830601</text:p>
          </table:table-cell>
          <table:table-cell table:number-columns-repeated="11"/>
          <table:table-cell office:value-type="string" calcext:value-type="string">
            <text:p>(Cliente,Puerto) ('127.0.0.1', 34580) Dato recibido /|1043|147 Resultado 7Horainicio10:43:06Horafinal10:44:06tiempotranscurrido 60.0669569969</text:p>
          </table:table-cell>
          <table:table-cell table:number-columns-repeated="11"/>
          <table:table-cell office:value-type="string" calcext:value-type="string">
            <text:p>(Cliente,Puerto) ('127.0.0.1', 33266) Dato recibido /|1043|147 Resultado 7Horainicio10:00:03Horafinal10:01:04tiempotranscurrido 61.1749498844</text:p>
          </table:table-cell>
          <table:table-cell table:number-columns-repeated="12"/>
          <table:table-cell office:value-type="string" calcext:value-type="string">
            <text:p>(Cliente,Puerto) ('127.0.0.1', 37642) Dato recibido /|1043|147 Resultado 7Horainicio09:41:43Horafinal09:42:43tiempotranscurrido 60.0593059063</text:p>
          </table:table-cell>
          <table:table-cell table:number-columns-repeated="11"/>
          <table:table-cell office:value-type="string" calcext:value-type="string">
            <text:p>(Cliente,Puerto) ('127.0.0.1', 41824) Dato recibido /|1043|147 Resultado 7Horainicio09:44:04Horafinal09:45:04tiempotranscurrido 60.0609519482</text:p>
          </table:table-cell>
          <table:table-cell table:number-columns-repeated="12"/>
          <table:table-cell office:value-type="string" calcext:value-type="string">
            <text:p>(Cliente,Puerto) ('127.0.0.1', 33018) Dato recibido /|1043|147 Resultado 7Horainicio10:00:02Horafinal10:01:04tiempotranscurrido 61.366662979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18) Dato recibido /|1043|147 Resultado 7Horainicio09:32:14Horafinal09:33:14tiempotranscurrido 60.0647039413</text:p>
          </table:table-cell>
          <table:table-cell table:number-columns-repeated="11"/>
          <table:table-cell office:value-type="string" calcext:value-type="string">
            <text:p>(Cliente,Puerto) ('127.0.0.1', 34582) Dato recibido /|1043|147 Resultado 7Horainicio10:43:06Horafinal10:44:06tiempotranscurrido 60.0647208691</text:p>
          </table:table-cell>
          <table:table-cell table:number-columns-repeated="11"/>
          <table:table-cell office:value-type="string" calcext:value-type="string">
            <text:p>(Cliente,Puerto) ('127.0.0.1', 33262) Dato recibido /|1043|147 Resultado 7Horainicio10:00:03Horafinal10:01:04tiempotranscurrido 61.1815860271</text:p>
          </table:table-cell>
          <table:table-cell table:number-columns-repeated="12"/>
          <table:table-cell office:value-type="string" calcext:value-type="string">
            <text:p>(Cliente,Puerto) ('127.0.0.1', 37636) Dato recibido /|1043|147 Resultado 7Horainicio09:41:43Horafinal09:42:43tiempotranscurrido 60.0607249737</text:p>
          </table:table-cell>
          <table:table-cell table:number-columns-repeated="11"/>
          <table:table-cell office:value-type="string" calcext:value-type="string">
            <text:p>(Cliente,Puerto) ('127.0.0.1', 41834) Dato recibido /|1043|147 Resultado 7Horainicio09:44:04Horafinal09:45:04tiempotranscurrido 60.0592410564</text:p>
          </table:table-cell>
          <table:table-cell table:number-columns-repeated="12"/>
          <table:table-cell office:value-type="string" calcext:value-type="string">
            <text:p>(Cliente,Puerto) ('127.0.0.1', 33920) Dato recibido /|1043|147 Resultado 7Horainicio10:00:03Horafinal10:01:04tiempotranscurrido 60.669315099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20) Dato recibido /|1043|147 Resultado 7Horainicio09:32:14Horafinal09:33:14tiempotranscurrido 60.0639998913</text:p>
          </table:table-cell>
          <table:table-cell table:number-columns-repeated="11"/>
          <table:table-cell office:value-type="string" calcext:value-type="string">
            <text:p>(Cliente,Puerto) ('127.0.0.1', 34584) Dato recibido /|1043|147 Resultado 7Horainicio10:43:06Horafinal10:44:06tiempotranscurrido 60.0673658848</text:p>
          </table:table-cell>
          <table:table-cell table:number-columns-repeated="11"/>
          <table:table-cell office:value-type="string" calcext:value-type="string">
            <text:p>(Cliente,Puerto) ('127.0.0.1', 34552) Dato recibido /|1043|147 Resultado 7Horainicio10:00:03Horafinal10:01:04tiempotranscurrido 60.3976240158</text:p>
          </table:table-cell>
          <table:table-cell table:number-columns-repeated="12"/>
          <table:table-cell office:value-type="string" calcext:value-type="string">
            <text:p>(Cliente,Puerto) ('127.0.0.1', 37644) Dato recibido /|1043|147 Resultado 7Horainicio09:41:43Horafinal09:42:43tiempotranscurrido 60.0592069626</text:p>
          </table:table-cell>
          <table:table-cell table:number-columns-repeated="11"/>
          <table:table-cell office:value-type="string" calcext:value-type="string">
            <text:p>(Cliente,Puerto) ('127.0.0.1', 41818) Dato recibido /|1043|147 Resultado 7Horainicio09:44:04Horafinal09:45:04tiempotranscurrido 60.0613999367</text:p>
          </table:table-cell>
          <table:table-cell table:number-columns-repeated="12"/>
          <table:table-cell office:value-type="string" calcext:value-type="string">
            <text:p>(Cliente,Puerto) ('127.0.0.1', 33266) Dato recibido /|1043|147 Resultado 7Horainicio10:00:03Horafinal10:01:04tiempotranscurrido 61.174949884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22) Dato recibido /|1043|147 Resultado 7Horainicio09:32:14Horafinal09:33:14tiempotranscurrido 60.0716629028</text:p>
          </table:table-cell>
          <table:table-cell table:number-columns-repeated="11"/>
          <table:table-cell office:value-type="string" calcext:value-type="string">
            <text:p>(Cliente,Puerto) ('127.0.0.1', 34592) Dato recibido /|1043|147 Resultado 7Horainicio10:43:06Horafinal10:44:06tiempotranscurrido 60.0663480759</text:p>
          </table:table-cell>
          <table:table-cell table:number-columns-repeated="11"/>
          <table:table-cell office:value-type="string" calcext:value-type="string">
            <text:p>(Cliente,Puerto) ('127.0.0.1', 32896) Dato recibido /|1043|147 Resultado 7Horainicio10:00:02Horafinal10:01:04tiempotranscurrido 61.4193780422</text:p>
          </table:table-cell>
          <table:table-cell table:number-columns-repeated="12"/>
          <table:table-cell office:value-type="string" calcext:value-type="string">
            <text:p>(Cliente,Puerto) ('127.0.0.1', 37606) Dato recibido /|1043|147 Resultado 7Horainicio09:41:43Horafinal09:42:43tiempotranscurrido 60.0673851967</text:p>
          </table:table-cell>
          <table:table-cell table:number-columns-repeated="11"/>
          <table:table-cell office:value-type="string" calcext:value-type="string">
            <text:p>(Cliente,Puerto) ('127.0.0.1', 41830) Dato recibido /|1043|147 Resultado 7Horainicio09:44:04Horafinal09:45:04tiempotranscurrido 60.060532093</text:p>
          </table:table-cell>
          <table:table-cell table:number-columns-repeated="12"/>
          <table:table-cell office:value-type="string" calcext:value-type="string">
            <text:p>(Cliente,Puerto) ('127.0.0.1', 33262) Dato recibido /|1043|147 Resultado 7Horainicio10:00:03Horafinal10:01:04tiempotranscurrido 61.18158602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24) Dato recibido /|1043|147 Resultado 7Horainicio09:32:14Horafinal09:33:14tiempotranscurrido 60.0692191124</text:p>
          </table:table-cell>
          <table:table-cell table:number-columns-repeated="11"/>
          <table:table-cell office:value-type="string" calcext:value-type="string">
            <text:p>(Cliente,Puerto) ('127.0.0.1', 34598) Dato recibido /|1043|147 Resultado 7Horainicio10:43:06Horafinal10:44:06tiempotranscurrido 60.0655369759</text:p>
          </table:table-cell>
          <table:table-cell table:number-columns-repeated="11"/>
          <table:table-cell office:value-type="string" calcext:value-type="string">
            <text:p>(Cliente,Puerto) ('127.0.0.1', 33830) Dato recibido /|1043|147 Resultado 7Horainicio10:00:03Horafinal10:01:04tiempotranscurrido 60.7515339851</text:p>
          </table:table-cell>
          <table:table-cell table:number-columns-repeated="12"/>
          <table:table-cell office:value-type="string" calcext:value-type="string">
            <text:p>(Cliente,Puerto) ('127.0.0.1', 37628) Dato recibido /|1043|147 Resultado 7Horainicio09:41:43Horafinal09:42:43tiempotranscurrido 60.0632021427</text:p>
          </table:table-cell>
          <table:table-cell table:number-columns-repeated="11"/>
          <table:table-cell office:value-type="string" calcext:value-type="string">
            <text:p>(Cliente,Puerto) ('127.0.0.1', 41838) Dato recibido /|1043|147 Resultado 7Horainicio09:44:04Horafinal09:45:04tiempotranscurrido 60.0592250824</text:p>
          </table:table-cell>
          <table:table-cell table:number-columns-repeated="12"/>
          <table:table-cell office:value-type="string" calcext:value-type="string">
            <text:p>(Cliente,Puerto) ('127.0.0.1', 34552) Dato recibido /|1043|147 Resultado 7Horainicio10:00:03Horafinal10:01:04tiempotranscurrido 60.397624015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26) Dato recibido /|1043|147 Resultado 7Horainicio09:32:14Horafinal09:33:14tiempotranscurrido 60.0654940605</text:p>
          </table:table-cell>
          <table:table-cell table:number-columns-repeated="11"/>
          <table:table-cell office:value-type="string" calcext:value-type="string">
            <text:p>(Cliente,Puerto) ('127.0.0.1', 34600) Dato recibido /|1043|147 Resultado 7Horainicio10:43:06Horafinal10:44:06tiempotranscurrido 60.0711560249</text:p>
          </table:table-cell>
          <table:table-cell table:number-columns-repeated="11"/>
          <table:table-cell office:value-type="string" calcext:value-type="string">
            <text:p>(Cliente,Puerto) ('127.0.0.1', 32890) Dato recibido /|1043|147 Resultado 7Horainicio10:00:02Horafinal10:01:04tiempotranscurrido 61.4251880646</text:p>
          </table:table-cell>
          <table:table-cell table:number-columns-repeated="12"/>
          <table:table-cell office:value-type="string" calcext:value-type="string">
            <text:p>(Cliente,Puerto) ('127.0.0.1', 37634) Dato recibido /|1043|147 Resultado 7Horainicio09:41:43Horafinal09:42:43tiempotranscurrido 60.06208992</text:p>
          </table:table-cell>
          <table:table-cell table:number-columns-repeated="11"/>
          <table:table-cell office:value-type="string" calcext:value-type="string">
            <text:p>(Cliente,Puerto) ('127.0.0.1', 41822) Dato recibido /|1043|147 Resultado 7Horainicio09:44:04Horafinal09:45:04tiempotranscurrido 60.0624380112</text:p>
          </table:table-cell>
          <table:table-cell table:number-columns-repeated="12"/>
          <table:table-cell office:value-type="string" calcext:value-type="string">
            <text:p>(Cliente,Puerto) ('127.0.0.1', 32896) Dato recibido /|1043|147 Resultado 7Horainicio10:00:02Horafinal10:01:04tiempotranscurrido 61.41937804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28) Dato recibido /|1043|147 Resultado 7Horainicio09:32:14Horafinal09:33:14tiempotranscurrido 60.0645740032</text:p>
          </table:table-cell>
          <table:table-cell table:number-columns-repeated="11"/>
          <table:table-cell office:value-type="string" calcext:value-type="string">
            <text:p>(Cliente,Puerto) ('127.0.0.1', 34628) Dato recibido /|1043|147 Resultado 7Horainicio10:43:06Horafinal10:44:06tiempotranscurrido 60.0725688934</text:p>
          </table:table-cell>
          <table:table-cell table:number-columns-repeated="11"/>
          <table:table-cell office:value-type="string" calcext:value-type="string">
            <text:p>(Cliente,Puerto) ('127.0.0.1', 32946) Dato recibido /|1043|147 Resultado 7Horainicio10:00:02Horafinal10:01:04tiempotranscurrido 61.3834760189</text:p>
          </table:table-cell>
          <table:table-cell table:number-columns-repeated="12"/>
          <table:table-cell office:value-type="string" calcext:value-type="string">
            <text:p>(Cliente,Puerto) ('127.0.0.1', 37612) Dato recibido /|1043|147 Resultado 7Horainicio09:41:43Horafinal09:42:43tiempotranscurrido 60.0666480064</text:p>
          </table:table-cell>
          <table:table-cell table:number-columns-repeated="11"/>
          <table:table-cell office:value-type="string" calcext:value-type="string">
            <text:p>(Cliente,Puerto) ('127.0.0.1', 41854) Dato recibido /|1043|147 Resultado 7Horainicio09:44:04Horafinal09:45:04tiempotranscurrido 60.057997942</text:p>
          </table:table-cell>
          <table:table-cell table:number-columns-repeated="12"/>
          <table:table-cell office:value-type="string" calcext:value-type="string">
            <text:p>(Cliente,Puerto) ('127.0.0.1', 33830) Dato recibido /|1043|147 Resultado 7Horainicio10:00:03Horafinal10:01:04tiempotranscurrido 60.751533985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32) Dato recibido /|1043|147 Resultado 7Horainicio09:32:14Horafinal09:33:14tiempotranscurrido 60.0637559891</text:p>
          </table:table-cell>
          <table:table-cell table:number-columns-repeated="11"/>
          <table:table-cell office:value-type="string" calcext:value-type="string">
            <text:p>(Cliente,Puerto) ('127.0.0.1', 34634) Dato recibido /|1043|147 Resultado 7Horainicio10:43:06Horafinal10:44:06tiempotranscurrido 60.0664420128</text:p>
          </table:table-cell>
          <table:table-cell table:number-columns-repeated="11"/>
          <table:table-cell office:value-type="string" calcext:value-type="string">
            <text:p>(Cliente,Puerto) ('127.0.0.1', 34372) Dato recibido /|1043|147 Resultado 7Horainicio10:00:03Horafinal10:01:04tiempotranscurrido 60.4973409176</text:p>
          </table:table-cell>
          <table:table-cell table:number-columns-repeated="12"/>
          <table:table-cell office:value-type="string" calcext:value-type="string">
            <text:p>(Cliente,Puerto) ('127.0.0.1', 37646) Dato recibido /|1043|147 Resultado 7Horainicio09:41:43Horafinal09:42:43tiempotranscurrido 60.0591301918</text:p>
          </table:table-cell>
          <table:table-cell table:number-columns-repeated="11"/>
          <table:table-cell office:value-type="string" calcext:value-type="string">
            <text:p>(Cliente,Puerto) ('127.0.0.1', 41856) Dato recibido /|1043|147 Resultado 7Horainicio09:44:04Horafinal09:45:04tiempotranscurrido 60.0578558445</text:p>
          </table:table-cell>
          <table:table-cell table:number-columns-repeated="12"/>
          <table:table-cell office:value-type="string" calcext:value-type="string">
            <text:p>(Cliente,Puerto) ('127.0.0.1', 32890) Dato recibido /|1043|147 Resultado 7Horainicio10:00:02Horafinal10:01:04tiempotranscurrido 61.42518806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36) Dato recibido /|1043|147 Resultado 7Horainicio09:32:14Horafinal09:33:14tiempotranscurrido 60.0674290657</text:p>
          </table:table-cell>
          <table:table-cell table:number-columns-repeated="11"/>
          <table:table-cell office:value-type="string" calcext:value-type="string">
            <text:p>(Cliente,Puerto) ('127.0.0.1', 34636) Dato recibido /|1043|147 Resultado 7Horainicio10:43:06Horafinal10:44:06tiempotranscurrido 60.0656750202</text:p>
          </table:table-cell>
          <table:table-cell table:number-columns-repeated="11"/>
          <table:table-cell office:value-type="string" calcext:value-type="string">
            <text:p>(Cliente,Puerto) ('127.0.0.1', 33024) Dato recibido /|1043|147 Resultado 7Horainicio10:00:02Horafinal10:01:04tiempotranscurrido 61.3595170975</text:p>
          </table:table-cell>
          <table:table-cell table:number-columns-repeated="12"/>
          <table:table-cell office:value-type="string" calcext:value-type="string">
            <text:p>(Cliente,Puerto) ('127.0.0.1', 37608) Dato recibido /|1043|147 Resultado 7Horainicio09:41:43Horafinal09:42:43tiempotranscurrido 60.0696439743</text:p>
          </table:table-cell>
          <table:table-cell table:number-columns-repeated="11"/>
          <table:table-cell office:value-type="string" calcext:value-type="string">
            <text:p>(Cliente,Puerto) ('127.0.0.1', 41860) Dato recibido /|1043|147 Resultado 7Horainicio09:44:04Horafinal09:45:04tiempotranscurrido 60.0573480129</text:p>
          </table:table-cell>
          <table:table-cell table:number-columns-repeated="12"/>
          <table:table-cell office:value-type="string" calcext:value-type="string">
            <text:p>(Cliente,Puerto) ('127.0.0.1', 32946) Dato recibido /|1043|147 Resultado 7Horainicio10:00:02Horafinal10:01:04tiempotranscurrido 61.38347601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38) Dato recibido /|1043|147 Resultado 7Horainicio09:32:14Horafinal09:33:14tiempotranscurrido 60.0658648014</text:p>
          </table:table-cell>
          <table:table-cell table:number-columns-repeated="11"/>
          <table:table-cell office:value-type="string" calcext:value-type="string">
            <text:p>(Cliente,Puerto) ('127.0.0.1', 34638) Dato recibido /|1043|147 Resultado 7Horainicio10:43:06Horafinal10:44:06tiempotranscurrido 60.0650010109</text:p>
          </table:table-cell>
          <table:table-cell table:number-columns-repeated="11"/>
          <table:table-cell office:value-type="string" calcext:value-type="string">
            <text:p>(Cliente,Puerto) ('127.0.0.1', 32888) Dato recibido /|1043|147 Resultado 7Horainicio10:00:02Horafinal10:01:04tiempotranscurrido 61.4264261723</text:p>
          </table:table-cell>
          <table:table-cell table:number-columns-repeated="12"/>
          <table:table-cell office:value-type="string" calcext:value-type="string">
            <text:p>(Cliente,Puerto) ('127.0.0.1', 37618) Dato recibido /|1043|147 Resultado 7Horainicio09:41:43Horafinal09:42:43tiempotranscurrido 60.0679159164</text:p>
          </table:table-cell>
          <table:table-cell table:number-columns-repeated="11"/>
          <table:table-cell office:value-type="string" calcext:value-type="string">
            <text:p>(Cliente,Puerto) ('127.0.0.1', 41862) Dato recibido /|1043|147 Resultado 7Horainicio09:44:04Horafinal09:45:04tiempotranscurrido 60.0571990013</text:p>
          </table:table-cell>
          <table:table-cell table:number-columns-repeated="12"/>
          <table:table-cell office:value-type="string" calcext:value-type="string">
            <text:p>(Cliente,Puerto) ('127.0.0.1', 34372) Dato recibido /|1043|147 Resultado 7Horainicio10:00:03Horafinal10:01:04tiempotranscurrido 60.49734091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50) Dato recibido /|1043|147 Resultado 7Horainicio09:32:15Horafinal09:33:15tiempotranscurrido 60.0112109184</text:p>
          </table:table-cell>
          <table:table-cell table:number-columns-repeated="11"/>
          <table:table-cell office:value-type="string" calcext:value-type="string">
            <text:p>(Cliente,Puerto) ('127.0.0.1', 34642) Dato recibido /|1043|147 Resultado 7Horainicio10:43:06Horafinal10:44:06tiempotranscurrido 60.0673899651</text:p>
          </table:table-cell>
          <table:table-cell table:number-columns-repeated="11"/>
          <table:table-cell office:value-type="string" calcext:value-type="string">
            <text:p>(Cliente,Puerto) ('127.0.0.1', 32872) Dato recibido /|1043|147 Resultado 7Horainicio10:00:02Horafinal10:01:04tiempotranscurrido 61.4384360313</text:p>
          </table:table-cell>
          <table:table-cell table:number-columns-repeated="12"/>
          <table:table-cell office:value-type="string" calcext:value-type="string">
            <text:p>(Cliente,Puerto) ('127.0.0.1', 37656) Dato recibido /|1043|147 Resultado 7Horainicio09:41:43Horafinal09:42:43tiempotranscurrido 60.0591039658</text:p>
          </table:table-cell>
          <table:table-cell table:number-columns-repeated="11"/>
          <table:table-cell office:value-type="string" calcext:value-type="string">
            <text:p>(Cliente,Puerto) ('127.0.0.1', 41848) Dato recibido /|1043|147 Resultado 7Horainicio09:44:04Horafinal09:45:04tiempotranscurrido 60.0598340034</text:p>
          </table:table-cell>
          <table:table-cell table:number-columns-repeated="12"/>
          <table:table-cell office:value-type="string" calcext:value-type="string">
            <text:p>(Cliente,Puerto) ('127.0.0.1', 33024) Dato recibido /|1043|147 Resultado 7Horainicio10:00:02Horafinal10:01:04tiempotranscurrido 61.35951709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58) Dato recibido /|1043|147 Resultado 7Horainicio09:32:15Horafinal09:33:15tiempotranscurrido 60.0219428539</text:p>
          </table:table-cell>
          <table:table-cell table:number-columns-repeated="11"/>
          <table:table-cell office:value-type="string" calcext:value-type="string">
            <text:p>(Cliente,Puerto) ('127.0.0.1', 34644) Dato recibido /|1043|147 Resultado 7Horainicio10:43:06Horafinal10:44:07tiempotranscurrido 60.0662720203</text:p>
          </table:table-cell>
          <table:table-cell table:number-columns-repeated="11"/>
          <table:table-cell office:value-type="string" calcext:value-type="string">
            <text:p>(Cliente,Puerto) ('127.0.0.1', 33230) Dato recibido /|1043|147 Resultado 7Horainicio10:00:04Horafinal10:01:04tiempotranscurrido 60.0710449219</text:p>
          </table:table-cell>
          <table:table-cell table:number-columns-repeated="12"/>
          <table:table-cell office:value-type="string" calcext:value-type="string">
            <text:p>(Cliente,Puerto) ('127.0.0.1', 37658) Dato recibido /|1043|147 Resultado 7Horainicio09:41:43Horafinal09:42:43tiempotranscurrido 60.0586969852</text:p>
          </table:table-cell>
          <table:table-cell table:number-columns-repeated="11"/>
          <table:table-cell office:value-type="string" calcext:value-type="string">
            <text:p>(Cliente,Puerto) ('127.0.0.1', 41846) Dato recibido /|1043|147 Resultado 7Horainicio09:44:04Horafinal09:45:04tiempotranscurrido 60.0604820251</text:p>
          </table:table-cell>
          <table:table-cell table:number-columns-repeated="12"/>
          <table:table-cell office:value-type="string" calcext:value-type="string">
            <text:p>(Cliente,Puerto) ('127.0.0.1', 32888) Dato recibido /|1043|147 Resultado 7Horainicio10:00:02Horafinal10:01:04tiempotranscurrido 61.42642617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56) Dato recibido /|1043|147 Resultado 7Horainicio09:32:15Horafinal09:33:15tiempotranscurrido 60.0175459385</text:p>
          </table:table-cell>
          <table:table-cell table:number-columns-repeated="11"/>
          <table:table-cell office:value-type="string" calcext:value-type="string">
            <text:p>(Cliente,Puerto) ('127.0.0.1', 34646) Dato recibido /|1043|147 Resultado 7Horainicio10:43:06Horafinal10:44:07tiempotranscurrido 60.0676310062</text:p>
          </table:table-cell>
          <table:table-cell table:number-columns-repeated="11"/>
          <table:table-cell office:value-type="string" calcext:value-type="string">
            <text:p>(Cliente,Puerto) ('127.0.0.1', 33190) Dato recibido /|1043|147 Resultado 7Horainicio10:00:03Horafinal10:01:04tiempotranscurrido 61.2302091122</text:p>
          </table:table-cell>
          <table:table-cell table:number-columns-repeated="12"/>
          <table:table-cell office:value-type="string" calcext:value-type="string">
            <text:p>(Cliente,Puerto) ('127.0.0.1', 37648) Dato recibido /|1043|147 Resultado 7Horainicio09:41:43Horafinal09:42:43tiempotranscurrido 60.0614848137</text:p>
          </table:table-cell>
          <table:table-cell table:number-columns-repeated="11"/>
          <table:table-cell office:value-type="string" calcext:value-type="string">
            <text:p>(Cliente,Puerto) ('127.0.0.1', 41842) Dato recibido /|1043|147 Resultado 7Horainicio09:44:04Horafinal09:45:04tiempotranscurrido 60.0611519814</text:p>
          </table:table-cell>
          <table:table-cell table:number-columns-repeated="12"/>
          <table:table-cell office:value-type="string" calcext:value-type="string">
            <text:p>(Cliente,Puerto) ('127.0.0.1', 32872) Dato recibido /|1043|147 Resultado 7Horainicio10:00:02Horafinal10:01:04tiempotranscurrido 61.438436031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60) Dato recibido /|1043|147 Resultado 7Horainicio09:32:15Horafinal09:33:15tiempotranscurrido 60.0704791546</text:p>
          </table:table-cell>
          <table:table-cell table:number-columns-repeated="11"/>
          <table:table-cell office:value-type="string" calcext:value-type="string">
            <text:p>(Cliente,Puerto) ('127.0.0.1', 34650) Dato recibido /|1043|147 Resultado 7Horainicio10:43:06Horafinal10:44:07tiempotranscurrido 60.0660228729</text:p>
          </table:table-cell>
          <table:table-cell table:number-columns-repeated="11"/>
          <table:table-cell office:value-type="string" calcext:value-type="string">
            <text:p>(Cliente,Puerto) ('127.0.0.1', 32840) Dato recibido /|1043|147 Resultado 7Horainicio10:00:02Horafinal10:01:04tiempotranscurrido 61.4488060474</text:p>
          </table:table-cell>
          <table:table-cell table:number-columns-repeated="12"/>
          <table:table-cell office:value-type="string" calcext:value-type="string">
            <text:p>(Cliente,Puerto) ('127.0.0.1', 37652) Dato recibido /|1043|147 Resultado 7Horainicio09:41:43Horafinal09:42:43tiempotranscurrido 60.0607938766</text:p>
          </table:table-cell>
          <table:table-cell table:number-columns-repeated="11"/>
          <table:table-cell office:value-type="string" calcext:value-type="string">
            <text:p>(Cliente,Puerto) ('127.0.0.1', 41858) Dato recibido /|1043|147 Resultado 7Horainicio09:44:04Horafinal09:45:04tiempotranscurrido 60.0582621098</text:p>
          </table:table-cell>
          <table:table-cell table:number-columns-repeated="12"/>
          <table:table-cell office:value-type="string" calcext:value-type="string">
            <text:p>(Cliente,Puerto) ('127.0.0.1', 33230) Dato recibido /|1043|147 Resultado 7Horainicio10:00:04Horafinal10:01:04tiempotranscurrido 60.07104492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38) Dato recibido /|1043|147 Resultado 7Horainicio09:32:15Horafinal09:33:15tiempotranscurrido 60.0682470798</text:p>
          </table:table-cell>
          <table:table-cell table:number-columns-repeated="11"/>
          <table:table-cell office:value-type="string" calcext:value-type="string">
            <text:p>(Cliente,Puerto) ('127.0.0.1', 34658) Dato recibido /|1043|147 Resultado 7Horainicio10:43:06Horafinal10:44:07tiempotranscurrido 60.0645689964</text:p>
          </table:table-cell>
          <table:table-cell table:number-columns-repeated="11"/>
          <table:table-cell office:value-type="string" calcext:value-type="string">
            <text:p>(Cliente,Puerto) ('127.0.0.1', 33316) Dato recibido /|1043|147 Resultado 7Horainicio10:00:03Horafinal10:01:04tiempotranscurrido 61.108453989</text:p>
          </table:table-cell>
          <table:table-cell table:number-columns-repeated="12"/>
          <table:table-cell office:value-type="string" calcext:value-type="string">
            <text:p>(Cliente,Puerto) ('127.0.0.1', 37660) Dato recibido /|1043|147 Resultado 7Horainicio09:41:43Horafinal09:42:43tiempotranscurrido 60.0586290359</text:p>
          </table:table-cell>
          <table:table-cell table:number-columns-repeated="11"/>
          <table:table-cell office:value-type="string" calcext:value-type="string">
            <text:p>(Cliente,Puerto) ('127.0.0.1', 41852) Dato recibido /|1043|147 Resultado 7Horainicio09:44:04Horafinal09:45:04tiempotranscurrido 60.0592491627</text:p>
          </table:table-cell>
          <table:table-cell table:number-columns-repeated="12"/>
          <table:table-cell office:value-type="string" calcext:value-type="string">
            <text:p>(Cliente,Puerto) ('127.0.0.1', 33190) Dato recibido /|1043|147 Resultado 7Horainicio10:00:03Horafinal10:01:04tiempotranscurrido 61.23020911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04) Dato recibido /|1043|147 Resultado 7Horainicio09:32:15Horafinal09:33:15tiempotranscurrido 60.0484099388</text:p>
          </table:table-cell>
          <table:table-cell table:number-columns-repeated="11"/>
          <table:table-cell office:value-type="string" calcext:value-type="string">
            <text:p>(Cliente,Puerto) ('127.0.0.1', 34660) Dato recibido /|1043|147 Resultado 7Horainicio10:43:06Horafinal10:44:07tiempotranscurrido 60.0674648285</text:p>
          </table:table-cell>
          <table:table-cell table:number-columns-repeated="11"/>
          <table:table-cell office:value-type="string" calcext:value-type="string">
            <text:p>(Cliente,Puerto) ('127.0.0.1', 34200) Dato recibido /|1043|147 Resultado 7Horainicio10:00:03Horafinal10:01:04tiempotranscurrido 60.5823478699</text:p>
          </table:table-cell>
          <table:table-cell table:number-columns-repeated="12"/>
          <table:table-cell office:value-type="string" calcext:value-type="string">
            <text:p>(Cliente,Puerto) ('127.0.0.1', 37662) Dato recibido /|1043|147 Resultado 7Horainicio09:41:43Horafinal09:42:43tiempotranscurrido 60.058658123</text:p>
          </table:table-cell>
          <table:table-cell table:number-columns-repeated="11"/>
          <table:table-cell office:value-type="string" calcext:value-type="string">
            <text:p>(Cliente,Puerto) ('127.0.0.1', 41850) Dato recibido /|1043|147 Resultado 7Horainicio09:44:04Horafinal09:45:04tiempotranscurrido 60.0596969128</text:p>
          </table:table-cell>
          <table:table-cell table:number-columns-repeated="12"/>
          <table:table-cell office:value-type="string" calcext:value-type="string">
            <text:p>(Cliente,Puerto) ('127.0.0.1', 32840) Dato recibido /|1043|147 Resultado 7Horainicio10:00:02Horafinal10:01:04tiempotranscurrido 61.448806047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84) Dato recibido /|1043|147 Resultado 7Horainicio09:32:15Horafinal09:33:15tiempotranscurrido 60.0628180504</text:p>
          </table:table-cell>
          <table:table-cell table:number-columns-repeated="11"/>
          <table:table-cell office:value-type="string" calcext:value-type="string">
            <text:p>(Cliente,Puerto) ('127.0.0.1', 34680) Dato recibido /|1043|147 Resultado 7Horainicio10:43:06Horafinal10:44:07tiempotranscurrido 60.0671150684</text:p>
          </table:table-cell>
          <table:table-cell table:number-columns-repeated="11"/>
          <table:table-cell office:value-type="string" calcext:value-type="string">
            <text:p>(Cliente,Puerto) ('127.0.0.1', 33482) Dato recibido /|1043|147 Resultado 7Horainicio10:00:03Horafinal10:01:04tiempotranscurrido 60.9812948704</text:p>
          </table:table-cell>
          <table:table-cell table:number-columns-repeated="12"/>
          <table:table-cell office:value-type="string" calcext:value-type="string">
            <text:p>(Cliente,Puerto) ('127.0.0.1', 37650) Dato recibido /|1043|147 Resultado 7Horainicio09:41:43Horafinal09:42:43tiempotranscurrido 60.0617070198</text:p>
          </table:table-cell>
          <table:table-cell table:number-columns-repeated="11"/>
          <table:table-cell office:value-type="string" calcext:value-type="string">
            <text:p>(Cliente,Puerto) ('127.0.0.1', 41844) Dato recibido /|1043|147 Resultado 7Horainicio09:44:04Horafinal09:45:04tiempotranscurrido 60.0598828793</text:p>
          </table:table-cell>
          <table:table-cell table:number-columns-repeated="12"/>
          <table:table-cell office:value-type="string" calcext:value-type="string">
            <text:p>(Cliente,Puerto) ('127.0.0.1', 33316) Dato recibido /|1043|147 Resultado 7Horainicio10:00:03Horafinal10:01:04tiempotranscurrido 61.1084539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12) Dato recibido /|1043|147 Resultado 7Horainicio09:32:15Horafinal09:33:15tiempotranscurrido 60.068983078</text:p>
          </table:table-cell>
          <table:table-cell table:number-columns-repeated="11"/>
          <table:table-cell office:value-type="string" calcext:value-type="string">
            <text:p>(Cliente,Puerto) ('127.0.0.1', 34682) Dato recibido /|1043|147 Resultado 7Horainicio10:43:06Horafinal10:44:07tiempotranscurrido 60.0778701305</text:p>
          </table:table-cell>
          <table:table-cell table:number-columns-repeated="11"/>
          <table:table-cell office:value-type="string" calcext:value-type="string">
            <text:p>(Cliente,Puerto) ('127.0.0.1', 32902) Dato recibido /|1043|147 Resultado 7Horainicio10:00:02Horafinal10:01:04tiempotranscurrido 61.4135410786</text:p>
          </table:table-cell>
          <table:table-cell table:number-columns-repeated="12"/>
          <table:table-cell office:value-type="string" calcext:value-type="string">
            <text:p>(Cliente,Puerto) ('127.0.0.1', 37664) Dato recibido /|1043|147 Resultado 7Horainicio09:41:43Horafinal09:42:43tiempotranscurrido 60.058480978</text:p>
          </table:table-cell>
          <table:table-cell table:number-columns-repeated="11"/>
          <table:table-cell office:value-type="string" calcext:value-type="string">
            <text:p>(Cliente,Puerto) ('127.0.0.1', 41866) Dato recibido /|1043|147 Resultado 7Horainicio09:44:04Horafinal09:45:04tiempotranscurrido 60.0601608753</text:p>
          </table:table-cell>
          <table:table-cell table:number-columns-repeated="12"/>
          <table:table-cell office:value-type="string" calcext:value-type="string">
            <text:p>(Cliente,Puerto) ('127.0.0.1', 34200) Dato recibido /|1043|147 Resultado 7Horainicio10:00:03Horafinal10:01:04tiempotranscurrido 60.582347869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58) Dato recibido /|1043|147 Resultado 7Horainicio09:32:15Horafinal09:33:15tiempotranscurrido 60.0536119938</text:p>
          </table:table-cell>
          <table:table-cell table:number-columns-repeated="11"/>
          <table:table-cell office:value-type="string" calcext:value-type="string">
            <text:p>(Cliente,Puerto) ('127.0.0.1', 34684) Dato recibido /|1043|147 Resultado 7Horainicio10:43:06Horafinal10:44:07tiempotranscurrido 60.0686271191</text:p>
          </table:table-cell>
          <table:table-cell table:number-columns-repeated="11"/>
          <table:table-cell office:value-type="string" calcext:value-type="string">
            <text:p>(Cliente,Puerto) ('127.0.0.1', 34208) Dato recibido /|1043|147 Resultado 7Horainicio10:00:03Horafinal10:01:04tiempotranscurrido 60.5686969757</text:p>
          </table:table-cell>
          <table:table-cell table:number-columns-repeated="12"/>
          <table:table-cell office:value-type="string" calcext:value-type="string">
            <text:p>(Cliente,Puerto) ('127.0.0.1', 37654) Dato recibido /|1043|147 Resultado 7Horainicio09:41:43Horafinal09:42:43tiempotranscurrido 60.0633699894</text:p>
          </table:table-cell>
          <table:table-cell table:number-columns-repeated="11"/>
          <table:table-cell office:value-type="string" calcext:value-type="string">
            <text:p>(Cliente,Puerto) ('127.0.0.1', 41870) Dato recibido /|1043|147 Resultado 7Horainicio09:44:04Horafinal09:45:04tiempotranscurrido 60.0596199036</text:p>
          </table:table-cell>
          <table:table-cell table:number-columns-repeated="12"/>
          <table:table-cell office:value-type="string" calcext:value-type="string">
            <text:p>(Cliente,Puerto) ('127.0.0.1', 33482) Dato recibido /|1043|147 Resultado 7Horainicio10:00:03Horafinal10:01:04tiempotranscurrido 60.981294870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08) Dato recibido /|1043|147 Resultado 7Horainicio09:32:15Horafinal09:33:15tiempotranscurrido 60.0669641495</text:p>
          </table:table-cell>
          <table:table-cell table:number-columns-repeated="11"/>
          <table:table-cell office:value-type="string" calcext:value-type="string">
            <text:p>(Cliente,Puerto) ('127.0.0.1', 34742) Dato recibido /|1043|147 Resultado 7Horainicio10:43:06Horafinal10:44:07tiempotranscurrido 60.0682449341</text:p>
          </table:table-cell>
          <table:table-cell table:number-columns-repeated="11"/>
          <table:table-cell office:value-type="string" calcext:value-type="string">
            <text:p>(Cliente,Puerto) ('127.0.0.1', 33236) Dato recibido /|1043|147 Resultado 7Horainicio10:00:03Horafinal10:01:04tiempotranscurrido 61.2100608349</text:p>
          </table:table-cell>
          <table:table-cell table:number-columns-repeated="12"/>
          <table:table-cell office:value-type="string" calcext:value-type="string">
            <text:p>(Cliente,Puerto) ('127.0.0.1', 37684) Dato recibido /|1043|147 Resultado 7Horainicio09:41:43Horafinal09:42:43tiempotranscurrido 60.0571689606</text:p>
          </table:table-cell>
          <table:table-cell table:number-columns-repeated="11"/>
          <table:table-cell office:value-type="string" calcext:value-type="string">
            <text:p>(Cliente,Puerto) ('127.0.0.1', 41864) Dato recibido /|1043|147 Resultado 7Horainicio09:44:04Horafinal09:45:04tiempotranscurrido 60.0607540607</text:p>
          </table:table-cell>
          <table:table-cell table:number-columns-repeated="12"/>
          <table:table-cell office:value-type="string" calcext:value-type="string">
            <text:p>(Cliente,Puerto) ('127.0.0.1', 32902) Dato recibido /|1043|147 Resultado 7Horainicio10:00:02Horafinal10:01:04tiempotranscurrido 61.413541078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40) Dato recibido /|1043|147 Resultado 7Horainicio09:32:15Horafinal09:33:15tiempotranscurrido 60.0691671371</text:p>
          </table:table-cell>
          <table:table-cell table:number-columns-repeated="11"/>
          <table:table-cell office:value-type="string" calcext:value-type="string">
            <text:p>(Cliente,Puerto) ('127.0.0.1', 34752) Dato recibido /|1043|147 Resultado 7Horainicio10:43:06Horafinal10:44:07tiempotranscurrido 60.0567250252</text:p>
          </table:table-cell>
          <table:table-cell table:number-columns-repeated="11"/>
          <table:table-cell office:value-type="string" calcext:value-type="string">
            <text:p>(Cliente,Puerto) ('127.0.0.1', 33058) Dato recibido /|1043|147 Resultado 7Horainicio10:00:02Horafinal10:01:04tiempotranscurrido 61.3323931694</text:p>
          </table:table-cell>
          <table:table-cell table:number-columns-repeated="12"/>
          <table:table-cell office:value-type="string" calcext:value-type="string">
            <text:p>(Cliente,Puerto) ('127.0.0.1', 37638) Dato recibido /|1043|147 Resultado 7Horainicio09:41:43Horafinal09:42:43tiempotranscurrido 60.0670499802</text:p>
          </table:table-cell>
          <table:table-cell table:number-columns-repeated="11"/>
          <table:table-cell office:value-type="string" calcext:value-type="string">
            <text:p>(Cliente,Puerto) ('127.0.0.1', 41872) Dato recibido /|1043|147 Resultado 7Horainicio09:44:04Horafinal09:45:04tiempotranscurrido 60.0587220192</text:p>
          </table:table-cell>
          <table:table-cell table:number-columns-repeated="12"/>
          <table:table-cell office:value-type="string" calcext:value-type="string">
            <text:p>(Cliente,Puerto) ('127.0.0.1', 34208) Dato recibido /|1043|147 Resultado 7Horainicio10:00:03Horafinal10:01:04tiempotranscurrido 60.56869697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72) Dato recibido /|1043|147 Resultado 7Horainicio09:32:15Horafinal09:33:15tiempotranscurrido 60.0677740574</text:p>
          </table:table-cell>
          <table:table-cell table:number-columns-repeated="11"/>
          <table:table-cell office:value-type="string" calcext:value-type="string">
            <text:p>(Cliente,Puerto) ('127.0.0.1', 34748) Dato recibido /|1043|147 Resultado 7Horainicio10:43:06Horafinal10:44:07tiempotranscurrido 60.0659389496</text:p>
          </table:table-cell>
          <table:table-cell table:number-columns-repeated="11"/>
          <table:table-cell office:value-type="string" calcext:value-type="string">
            <text:p>(Cliente,Puerto) ('127.0.0.1', 33096) Dato recibido /|1043|147 Resultado 7Horainicio10:00:02Horafinal10:01:04tiempotranscurrido 61.3017249107</text:p>
          </table:table-cell>
          <table:table-cell table:number-columns-repeated="12"/>
          <table:table-cell office:value-type="string" calcext:value-type="string">
            <text:p>(Cliente,Puerto) ('127.0.0.1', 37614) Dato recibido /|1043|147 Resultado 7Horainicio09:41:43Horafinal09:42:43tiempotranscurrido 60.0724079609</text:p>
          </table:table-cell>
          <table:table-cell table:number-columns-repeated="11"/>
          <table:table-cell office:value-type="string" calcext:value-type="string">
            <text:p>(Cliente,Puerto) ('127.0.0.1', 41874) Dato recibido /|1043|147 Resultado 7Horainicio09:44:04Horafinal09:45:04tiempotranscurrido 60.0581071377</text:p>
          </table:table-cell>
          <table:table-cell table:number-columns-repeated="12"/>
          <table:table-cell office:value-type="string" calcext:value-type="string">
            <text:p>(Cliente,Puerto) ('127.0.0.1', 33236) Dato recibido /|1043|147 Resultado 7Horainicio10:00:03Horafinal10:01:04tiempotranscurrido 61.21006083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70) Dato recibido /|1043|147 Resultado 7Horainicio09:32:15Horafinal09:33:15tiempotranscurrido 60.0648531914</text:p>
          </table:table-cell>
          <table:table-cell table:number-columns-repeated="11"/>
          <table:table-cell office:value-type="string" calcext:value-type="string">
            <text:p>(Cliente,Puerto) ('127.0.0.1', 34758) Dato recibido /|1043|147 Resultado 7Horainicio10:43:07Horafinal10:44:07tiempotranscurrido 60.0657150745</text:p>
          </table:table-cell>
          <table:table-cell table:number-columns-repeated="11"/>
          <table:table-cell office:value-type="string" calcext:value-type="string">
            <text:p>(Cliente,Puerto) ('127.0.0.1', 33868) Dato recibido /|1043|147 Resultado 7Horainicio10:00:03Horafinal10:01:04tiempotranscurrido 60.7149610519</text:p>
          </table:table-cell>
          <table:table-cell table:number-columns-repeated="12"/>
          <table:table-cell office:value-type="string" calcext:value-type="string">
            <text:p>(Cliente,Puerto) ('127.0.0.1', 37668) Dato recibido /|1043|147 Resultado 7Horainicio09:41:43Horafinal09:42:43tiempotranscurrido 60.059969902</text:p>
          </table:table-cell>
          <table:table-cell table:number-columns-repeated="11"/>
          <table:table-cell office:value-type="string" calcext:value-type="string">
            <text:p>(Cliente,Puerto) ('127.0.0.1', 41868) Dato recibido /|1043|147 Resultado 7Horainicio09:44:04Horafinal09:45:04tiempotranscurrido 60.0604169369</text:p>
          </table:table-cell>
          <table:table-cell table:number-columns-repeated="12"/>
          <table:table-cell office:value-type="string" calcext:value-type="string">
            <text:p>(Cliente,Puerto) ('127.0.0.1', 33058) Dato recibido /|1043|147 Resultado 7Horainicio10:00:02Horafinal10:01:04tiempotranscurrido 61.33239316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68) Dato recibido /|1043|147 Resultado 7Horainicio09:32:15Horafinal09:33:15tiempotranscurrido 60.0645339489</text:p>
          </table:table-cell>
          <table:table-cell table:number-columns-repeated="11"/>
          <table:table-cell office:value-type="string" calcext:value-type="string">
            <text:p>(Cliente,Puerto) ('127.0.0.1', 34762) Dato recibido /|1043|147 Resultado 7Horainicio10:43:07Horafinal10:44:07tiempotranscurrido 60.0675909519</text:p>
          </table:table-cell>
          <table:table-cell table:number-columns-repeated="11"/>
          <table:table-cell office:value-type="string" calcext:value-type="string">
            <text:p>(Cliente,Puerto) ('127.0.0.1', 33360) Dato recibido /|1043|147 Resultado 7Horainicio10:00:03Horafinal10:01:04tiempotranscurrido 61.051295042</text:p>
          </table:table-cell>
          <table:table-cell table:number-columns-repeated="12"/>
          <table:table-cell office:value-type="string" calcext:value-type="string">
            <text:p>(Cliente,Puerto) ('127.0.0.1', 37680) Dato recibido /|1043|147 Resultado 7Horainicio09:41:43Horafinal09:42:43tiempotranscurrido 60.0581800938</text:p>
          </table:table-cell>
          <table:table-cell table:number-columns-repeated="11"/>
          <table:table-cell office:value-type="string" calcext:value-type="string">
            <text:p>(Cliente,Puerto) ('127.0.0.1', 41876) Dato recibido /|1043|147 Resultado 7Horainicio09:44:04Horafinal09:45:04tiempotranscurrido 60.0581700802</text:p>
          </table:table-cell>
          <table:table-cell table:number-columns-repeated="12"/>
          <table:table-cell office:value-type="string" calcext:value-type="string">
            <text:p>(Cliente,Puerto) ('127.0.0.1', 33096) Dato recibido /|1043|147 Resultado 7Horainicio10:00:02Horafinal10:01:04tiempotranscurrido 61.301724910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64) Dato recibido /|1043|147 Resultado 7Horainicio09:32:15Horafinal09:33:15tiempotranscurrido 60.0682730675</text:p>
          </table:table-cell>
          <table:table-cell table:number-columns-repeated="11"/>
          <table:table-cell office:value-type="string" calcext:value-type="string">
            <text:p>(Cliente,Puerto) ('127.0.0.1', 34768) Dato recibido /|1043|147 Resultado 7Horainicio10:43:07Horafinal10:44:07tiempotranscurrido 60.0659039021</text:p>
          </table:table-cell>
          <table:table-cell table:number-columns-repeated="11"/>
          <table:table-cell office:value-type="string" calcext:value-type="string">
            <text:p>(Cliente,Puerto) ('127.0.0.1', 32994) Dato recibido /|1043|147 Resultado 7Horainicio10:00:02Horafinal10:01:04tiempotranscurrido 61.3801648617</text:p>
          </table:table-cell>
          <table:table-cell table:number-columns-repeated="12"/>
          <table:table-cell office:value-type="string" calcext:value-type="string">
            <text:p>(Cliente,Puerto) ('127.0.0.1', 37678) Dato recibido /|1043|147 Resultado 7Horainicio09:41:43Horafinal09:42:43tiempotranscurrido 60.0586531162</text:p>
          </table:table-cell>
          <table:table-cell table:number-columns-repeated="11"/>
          <table:table-cell office:value-type="string" calcext:value-type="string">
            <text:p>(Cliente,Puerto) ('127.0.0.1', 41884) Dato recibido /|1043|147 Resultado 7Horainicio09:44:04Horafinal09:45:04tiempotranscurrido 60.0584311485</text:p>
          </table:table-cell>
          <table:table-cell table:number-columns-repeated="12"/>
          <table:table-cell office:value-type="string" calcext:value-type="string">
            <text:p>(Cliente,Puerto) ('127.0.0.1', 33868) Dato recibido /|1043|147 Resultado 7Horainicio10:00:03Horafinal10:01:04tiempotranscurrido 60.71496105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62) Dato recibido /|1043|147 Resultado 7Horainicio09:32:15Horafinal09:33:15tiempotranscurrido 60.0661659241</text:p>
          </table:table-cell>
          <table:table-cell table:number-columns-repeated="11"/>
          <table:table-cell office:value-type="string" calcext:value-type="string">
            <text:p>(Cliente,Puerto) ('127.0.0.1', 34776) Dato recibido /|1043|147 Resultado 7Horainicio10:43:07Horafinal10:44:07tiempotranscurrido 60.0676591396</text:p>
          </table:table-cell>
          <table:table-cell table:number-columns-repeated="11"/>
          <table:table-cell office:value-type="string" calcext:value-type="string">
            <text:p>(Cliente,Puerto) ('127.0.0.1', 33250) Dato recibido /|1043|147 Resultado 7Horainicio10:00:03Horafinal10:01:04tiempotranscurrido 61.1983120441</text:p>
          </table:table-cell>
          <table:table-cell table:number-columns-repeated="12"/>
          <table:table-cell office:value-type="string" calcext:value-type="string">
            <text:p>(Cliente,Puerto) ('127.0.0.1', 37682) Dato recibido /|1043|147 Resultado 7Horainicio09:41:43Horafinal09:42:43tiempotranscurrido 60.0581240654</text:p>
          </table:table-cell>
          <table:table-cell table:number-columns-repeated="11"/>
          <table:table-cell office:value-type="string" calcext:value-type="string">
            <text:p>(Cliente,Puerto) ('127.0.0.1', 41878) Dato recibido /|1043|147 Resultado 7Horainicio09:44:04Horafinal09:45:04tiempotranscurrido 60.0601949692</text:p>
          </table:table-cell>
          <table:table-cell table:number-columns-repeated="12"/>
          <table:table-cell office:value-type="string" calcext:value-type="string">
            <text:p>(Cliente,Puerto) ('127.0.0.1', 33360) Dato recibido /|1043|147 Resultado 7Horainicio10:00:03Horafinal10:01:04tiempotranscurrido 61.05129504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50) Dato recibido /|1043|147 Resultado 7Horainicio09:32:15Horafinal09:33:15tiempotranscurrido 60.0673470497</text:p>
          </table:table-cell>
          <table:table-cell table:number-columns-repeated="11"/>
          <table:table-cell office:value-type="string" calcext:value-type="string">
            <text:p>(Cliente,Puerto) ('127.0.0.1', 34770) Dato recibido /|1043|147 Resultado 7Horainicio10:43:07Horafinal10:44:07tiempotranscurrido 60.0650510788</text:p>
          </table:table-cell>
          <table:table-cell table:number-columns-repeated="11"/>
          <table:table-cell office:value-type="string" calcext:value-type="string">
            <text:p>(Cliente,Puerto) ('127.0.0.1', 32862) Dato recibido /|1043|147 Resultado 7Horainicio10:00:02Horafinal10:01:04tiempotranscurrido 61.4420528412</text:p>
          </table:table-cell>
          <table:table-cell table:number-columns-repeated="12"/>
          <table:table-cell office:value-type="string" calcext:value-type="string">
            <text:p>(Cliente,Puerto) ('127.0.0.1', 37670) Dato recibido /|1043|147 Resultado 7Horainicio09:41:43Horafinal09:42:43tiempotranscurrido 60.0599870682</text:p>
          </table:table-cell>
          <table:table-cell table:number-columns-repeated="11"/>
          <table:table-cell office:value-type="string" calcext:value-type="string">
            <text:p>(Cliente,Puerto) ('127.0.0.1', 41886) Dato recibido /|1043|147 Resultado 7Horainicio09:44:04Horafinal09:45:04tiempotranscurrido 60.0582549572</text:p>
          </table:table-cell>
          <table:table-cell table:number-columns-repeated="12"/>
          <table:table-cell office:value-type="string" calcext:value-type="string">
            <text:p>(Cliente,Puerto) ('127.0.0.1', 32994) Dato recibido /|1043|147 Resultado 7Horainicio10:00:02Horafinal10:01:04tiempotranscurrido 61.38016486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46) Dato recibido /|1043|147 Resultado 7Horainicio09:32:15Horafinal09:33:15tiempotranscurrido 60.0676071644</text:p>
          </table:table-cell>
          <table:table-cell table:number-columns-repeated="11"/>
          <table:table-cell office:value-type="string" calcext:value-type="string">
            <text:p>(Cliente,Puerto) ('127.0.0.1', 35516) Dato recibido /|1043|147 Resultado 7Horainicio10:43:07Horafinal10:44:07tiempotranscurrido 60.0687890053</text:p>
          </table:table-cell>
          <table:table-cell table:number-columns-repeated="11"/>
          <table:table-cell office:value-type="string" calcext:value-type="string">
            <text:p>(Cliente,Puerto) ('127.0.0.1', 33090) Dato recibido /|1043|147 Resultado 7Horainicio10:00:02Horafinal10:01:04tiempotranscurrido 61.3063378334</text:p>
          </table:table-cell>
          <table:table-cell table:number-columns-repeated="12"/>
          <table:table-cell office:value-type="string" calcext:value-type="string">
            <text:p>(Cliente,Puerto) ('127.0.0.1', 37686) Dato recibido /|1043|147 Resultado 7Horainicio09:41:43Horafinal09:42:43tiempotranscurrido 60.0574421883</text:p>
          </table:table-cell>
          <table:table-cell table:number-columns-repeated="11"/>
          <table:table-cell office:value-type="string" calcext:value-type="string">
            <text:p>(Cliente,Puerto) ('127.0.0.1', 41882) Dato recibido /|1043|147 Resultado 7Horainicio09:44:04Horafinal09:45:04tiempotranscurrido 60.0595710278</text:p>
          </table:table-cell>
          <table:table-cell table:number-columns-repeated="12"/>
          <table:table-cell office:value-type="string" calcext:value-type="string">
            <text:p>(Cliente,Puerto) ('127.0.0.1', 33250) Dato recibido /|1043|147 Resultado 7Horainicio10:00:03Horafinal10:01:04tiempotranscurrido 61.19831204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44) Dato recibido /|1043|147 Resultado 7Horainicio09:32:15Horafinal09:33:15tiempotranscurrido 60.0660669804</text:p>
          </table:table-cell>
          <table:table-cell table:number-columns-repeated="11"/>
          <table:table-cell office:value-type="string" calcext:value-type="string">
            <text:p>(Cliente,Puerto) ('127.0.0.1', 34786) Dato recibido /|1043|147 Resultado 7Horainicio10:43:07Horafinal10:44:07tiempotranscurrido 60.0680420399</text:p>
          </table:table-cell>
          <table:table-cell table:number-columns-repeated="11"/>
          <table:table-cell office:value-type="string" calcext:value-type="string">
            <text:p>(Cliente,Puerto) ('127.0.0.1', 33006) Dato recibido /|1043|147 Resultado 7Horainicio10:00:02Horafinal10:01:04tiempotranscurrido 61.3760068417</text:p>
          </table:table-cell>
          <table:table-cell table:number-columns-repeated="12"/>
          <table:table-cell office:value-type="string" calcext:value-type="string">
            <text:p>(Cliente,Puerto) ('127.0.0.1', 37674) Dato recibido /|1043|147 Resultado 7Horainicio09:41:43Horafinal09:42:43tiempotranscurrido 60.0597059727</text:p>
          </table:table-cell>
          <table:table-cell table:number-columns-repeated="11"/>
          <table:table-cell office:value-type="string" calcext:value-type="string">
            <text:p>(Cliente,Puerto) ('127.0.0.1', 41880) Dato recibido /|1043|147 Resultado 7Horainicio09:44:04Horafinal09:45:04tiempotranscurrido 60.0603609085</text:p>
          </table:table-cell>
          <table:table-cell table:number-columns-repeated="12"/>
          <table:table-cell office:value-type="string" calcext:value-type="string">
            <text:p>(Cliente,Puerto) ('127.0.0.1', 32862) Dato recibido /|1043|147 Resultado 7Horainicio10:00:02Horafinal10:01:04tiempotranscurrido 61.442052841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34) Dato recibido /|1043|147 Resultado 7Horainicio09:32:15Horafinal09:33:15tiempotranscurrido 60.0657150745</text:p>
          </table:table-cell>
          <table:table-cell table:number-columns-repeated="11"/>
          <table:table-cell office:value-type="string" calcext:value-type="string">
            <text:p>(Cliente,Puerto) ('127.0.0.1', 34796) Dato recibido /|1043|147 Resultado 7Horainicio10:43:07Horafinal10:44:07tiempotranscurrido 60.0682399273</text:p>
          </table:table-cell>
          <table:table-cell table:number-columns-repeated="11"/>
          <table:table-cell office:value-type="string" calcext:value-type="string">
            <text:p>(Cliente,Puerto) ('127.0.0.1', 33214) Dato recibido /|1043|147 Resultado 7Horainicio10:00:04Horafinal10:01:04tiempotranscurrido 60.0700678825</text:p>
          </table:table-cell>
          <table:table-cell table:number-columns-repeated="12"/>
          <table:table-cell office:value-type="string" calcext:value-type="string">
            <text:p>(Cliente,Puerto) ('127.0.0.1', 37666) Dato recibido /|1043|147 Resultado 7Horainicio09:41:43Horafinal09:42:43tiempotranscurrido 60.0623099804</text:p>
          </table:table-cell>
          <table:table-cell table:number-columns-repeated="11"/>
          <table:table-cell office:value-type="string" calcext:value-type="string">
            <text:p>(Cliente,Puerto) ('127.0.0.1', 41894) Dato recibido /|1043|147 Resultado 7Horainicio09:44:04Horafinal09:45:04tiempotranscurrido 60.0603790283</text:p>
          </table:table-cell>
          <table:table-cell table:number-columns-repeated="12"/>
          <table:table-cell office:value-type="string" calcext:value-type="string">
            <text:p>(Cliente,Puerto) ('127.0.0.1', 33090) Dato recibido /|1043|147 Resultado 7Horainicio10:00:02Horafinal10:01:04tiempotranscurrido 61.30633783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28) Dato recibido /|1043|147 Resultado 7Horainicio09:32:15Horafinal09:33:15tiempotranscurrido 60.0651900768</text:p>
          </table:table-cell>
          <table:table-cell table:number-columns-repeated="11"/>
          <table:table-cell office:value-type="string" calcext:value-type="string">
            <text:p>(Cliente,Puerto) ('127.0.0.1', 34818) Dato recibido /|1043|147 Resultado 7Horainicio10:43:07Horafinal10:44:07tiempotranscurrido 60.0652000904</text:p>
          </table:table-cell>
          <table:table-cell table:number-columns-repeated="11"/>
          <table:table-cell office:value-type="string" calcext:value-type="string">
            <text:p>(Cliente,Puerto) ('127.0.0.1', 33084) Dato recibido /|1043|147 Resultado 7Horainicio10:00:02Horafinal10:01:04tiempotranscurrido 61.3115770817</text:p>
          </table:table-cell>
          <table:table-cell table:number-columns-repeated="12"/>
          <table:table-cell office:value-type="string" calcext:value-type="string">
            <text:p>(Cliente,Puerto) ('127.0.0.1', 37624) Dato recibido /|1043|147 Resultado 7Horainicio09:41:43Horafinal09:42:43tiempotranscurrido 60.0721580982</text:p>
          </table:table-cell>
          <table:table-cell table:number-columns-repeated="11"/>
          <table:table-cell office:value-type="string" calcext:value-type="string">
            <text:p>(Cliente,Puerto) ('127.0.0.1', 41890) Dato recibido /|1043|147 Resultado 7Horainicio09:44:04Horafinal09:45:04tiempotranscurrido 60.057945013</text:p>
          </table:table-cell>
          <table:table-cell table:number-columns-repeated="12"/>
          <table:table-cell office:value-type="string" calcext:value-type="string">
            <text:p>(Cliente,Puerto) ('127.0.0.1', 33006) Dato recibido /|1043|147 Resultado 7Horainicio10:00:02Horafinal10:01:04tiempotranscurrido 61.37600684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26) Dato recibido /|1043|147 Resultado 7Horainicio09:32:15Horafinal09:33:15tiempotranscurrido 60.0647411346</text:p>
          </table:table-cell>
          <table:table-cell table:number-columns-repeated="11"/>
          <table:table-cell office:value-type="string" calcext:value-type="string">
            <text:p>(Cliente,Puerto) ('127.0.0.1', 34826) Dato recibido /|1043|147 Resultado 7Horainicio10:43:07Horafinal10:44:07tiempotranscurrido 60.0693249702</text:p>
          </table:table-cell>
          <table:table-cell table:number-columns-repeated="11"/>
          <table:table-cell office:value-type="string" calcext:value-type="string">
            <text:p>(Cliente,Puerto) ('127.0.0.1', 33074) Dato recibido /|1043|147 Resultado 7Horainicio10:00:02Horafinal10:01:04tiempotranscurrido 61.3216891289</text:p>
          </table:table-cell>
          <table:table-cell table:number-columns-repeated="12"/>
          <table:table-cell office:value-type="string" calcext:value-type="string">
            <text:p>(Cliente,Puerto) ('127.0.0.1', 37718) Dato recibido /|1043|147 Resultado 7Horainicio09:41:43Horafinal09:42:43tiempotranscurrido 60.0592157841</text:p>
          </table:table-cell>
          <table:table-cell table:number-columns-repeated="11"/>
          <table:table-cell office:value-type="string" calcext:value-type="string">
            <text:p>(Cliente,Puerto) ('127.0.0.1', 41898) Dato recibido /|1043|147 Resultado 7Horainicio09:44:04Horafinal09:45:04tiempotranscurrido 60.0592620373</text:p>
          </table:table-cell>
          <table:table-cell table:number-columns-repeated="12"/>
          <table:table-cell office:value-type="string" calcext:value-type="string">
            <text:p>(Cliente,Puerto) ('127.0.0.1', 33214) Dato recibido /|1043|147 Resultado 7Horainicio10:00:04Horafinal10:01:04tiempotranscurrido 60.0700678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22) Dato recibido /|1043|147 Resultado 7Horainicio09:32:15Horafinal09:33:15tiempotranscurrido 60.0680348873</text:p>
          </table:table-cell>
          <table:table-cell table:number-columns-repeated="11"/>
          <table:table-cell office:value-type="string" calcext:value-type="string">
            <text:p>(Cliente,Puerto) ('127.0.0.1', 34858) Dato recibido /|1043|147 Resultado 7Horainicio10:43:07Horafinal10:44:07tiempotranscurrido 60.0694599152</text:p>
          </table:table-cell>
          <table:table-cell table:number-columns-repeated="11"/>
          <table:table-cell office:value-type="string" calcext:value-type="string">
            <text:p>(Cliente,Puerto) ('127.0.0.1', 33254) Dato recibido /|1043|147 Resultado 7Horainicio10:00:03Horafinal10:01:04tiempotranscurrido 61.1956880093</text:p>
          </table:table-cell>
          <table:table-cell table:number-columns-repeated="12"/>
          <table:table-cell office:value-type="string" calcext:value-type="string">
            <text:p>(Cliente,Puerto) ('127.0.0.1', 37600) Dato recibido /|1043|147 Resultado 7Horainicio09:41:43Horafinal09:42:43tiempotranscurrido 60.0767908096</text:p>
          </table:table-cell>
          <table:table-cell table:number-columns-repeated="11"/>
          <table:table-cell office:value-type="string" calcext:value-type="string">
            <text:p>(Cliente,Puerto) ('127.0.0.1', 42042) Dato recibido /|1043|147 Resultado 7Horainicio09:44:04Horafinal09:45:04tiempotranscurrido 60.056812048</text:p>
          </table:table-cell>
          <table:table-cell table:number-columns-repeated="12"/>
          <table:table-cell office:value-type="string" calcext:value-type="string">
            <text:p>(Cliente,Puerto) ('127.0.0.1', 33084) Dato recibido /|1043|147 Resultado 7Horainicio10:00:02Horafinal10:01:04tiempotranscurrido 61.31157708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16) Dato recibido /|1043|147 Resultado 7Horainicio09:32:15Horafinal09:33:15tiempotranscurrido 60.0659849644</text:p>
          </table:table-cell>
          <table:table-cell table:number-columns-repeated="11"/>
          <table:table-cell office:value-type="string" calcext:value-type="string">
            <text:p>(Cliente,Puerto) ('127.0.0.1', 34860) Dato recibido /|1043|147 Resultado 7Horainicio10:43:07Horafinal10:44:07tiempotranscurrido 60.0695898533</text:p>
          </table:table-cell>
          <table:table-cell table:number-columns-repeated="11"/>
          <table:table-cell office:value-type="string" calcext:value-type="string">
            <text:p>(Cliente,Puerto) ('127.0.0.1', 34272) Dato recibido /|1043|147 Resultado 7Horainicio10:00:03Horafinal10:01:04tiempotranscurrido 60.537250042</text:p>
          </table:table-cell>
          <table:table-cell table:number-columns-repeated="12"/>
          <table:table-cell office:value-type="string" calcext:value-type="string">
            <text:p>(Cliente,Puerto) ('127.0.0.1', 37694) Dato recibido /|1043|147 Resultado 7Horainicio09:41:43Horafinal09:42:43tiempotranscurrido 60.0597980022</text:p>
          </table:table-cell>
          <table:table-cell table:number-columns-repeated="11"/>
          <table:table-cell office:value-type="string" calcext:value-type="string">
            <text:p>(Cliente,Puerto) ('127.0.0.1', 42038) Dato recibido /|1043|147 Resultado 7Horainicio09:44:04Horafinal09:45:04tiempotranscurrido 60.0575089455</text:p>
          </table:table-cell>
          <table:table-cell table:number-columns-repeated="12"/>
          <table:table-cell office:value-type="string" calcext:value-type="string">
            <text:p>(Cliente,Puerto) ('127.0.0.1', 33074) Dato recibido /|1043|147 Resultado 7Horainicio10:00:02Horafinal10:01:04tiempotranscurrido 61.321689128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14) Dato recibido /|1043|147 Resultado 7Horainicio09:32:15Horafinal09:33:15tiempotranscurrido 60.0679960251</text:p>
          </table:table-cell>
          <table:table-cell table:number-columns-repeated="11"/>
          <table:table-cell office:value-type="string" calcext:value-type="string">
            <text:p>(Cliente,Puerto) ('127.0.0.1', 34872) Dato recibido /|1043|147 Resultado 7Horainicio10:43:07Horafinal10:44:07tiempotranscurrido 60.0684320927</text:p>
          </table:table-cell>
          <table:table-cell table:number-columns-repeated="11"/>
          <table:table-cell office:value-type="string" calcext:value-type="string">
            <text:p>(Cliente,Puerto) ('127.0.0.1', 33064) Dato recibido /|1043|147 Resultado 7Horainicio10:00:02Horafinal10:01:04tiempotranscurrido 61.3291361332</text:p>
          </table:table-cell>
          <table:table-cell table:number-columns-repeated="12"/>
          <table:table-cell office:value-type="string" calcext:value-type="string">
            <text:p>(Cliente,Puerto) ('127.0.0.1', 37702) Dato recibido /|1043|147 Resultado 7Horainicio09:41:43Horafinal09:42:43tiempotranscurrido 60.0602860451</text:p>
          </table:table-cell>
          <table:table-cell table:number-columns-repeated="11"/>
          <table:table-cell office:value-type="string" calcext:value-type="string">
            <text:p>(Cliente,Puerto) ('127.0.0.1', 41888) Dato recibido /|1043|147 Resultado 7Horainicio09:44:04Horafinal09:45:04tiempotranscurrido 60.0582389832</text:p>
          </table:table-cell>
          <table:table-cell table:number-columns-repeated="12"/>
          <table:table-cell office:value-type="string" calcext:value-type="string">
            <text:p>(Cliente,Puerto) ('127.0.0.1', 33254) Dato recibido /|1043|147 Resultado 7Horainicio10:00:03Horafinal10:01:04tiempotranscurrido 61.19568800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10) Dato recibido /|1043|147 Resultado 7Horainicio09:32:15Horafinal09:33:15tiempotranscurrido 60.0667569637</text:p>
          </table:table-cell>
          <table:table-cell table:number-columns-repeated="11"/>
          <table:table-cell office:value-type="string" calcext:value-type="string">
            <text:p>(Cliente,Puerto) ('127.0.0.1', 34890) Dato recibido /|1043|147 Resultado 7Horainicio10:43:07Horafinal10:44:07tiempotranscurrido 60.0684349537</text:p>
          </table:table-cell>
          <table:table-cell table:number-columns-repeated="11"/>
          <table:table-cell office:value-type="string" calcext:value-type="string">
            <text:p>(Cliente,Puerto) ('127.0.0.1', 33328) Dato recibido /|1043|147 Resultado 7Horainicio10:00:03Horafinal10:01:04tiempotranscurrido 61.0919010639</text:p>
          </table:table-cell>
          <table:table-cell table:number-columns-repeated="12"/>
          <table:table-cell office:value-type="string" calcext:value-type="string">
            <text:p>(Cliente,Puerto) ('127.0.0.1', 37710) Dato recibido /|1043|147 Resultado 7Horainicio09:41:43Horafinal09:42:43tiempotranscurrido 60.0595710278</text:p>
          </table:table-cell>
          <table:table-cell table:number-columns-repeated="11"/>
          <table:table-cell office:value-type="string" calcext:value-type="string">
            <text:p>(Cliente,Puerto) ('127.0.0.1', 42040) Dato recibido /|1043|147 Resultado 7Horainicio09:44:04Horafinal09:45:04tiempotranscurrido 60.0576939583</text:p>
          </table:table-cell>
          <table:table-cell table:number-columns-repeated="12"/>
          <table:table-cell office:value-type="string" calcext:value-type="string">
            <text:p>(Cliente,Puerto) ('127.0.0.1', 34272) Dato recibido /|1043|147 Resultado 7Horainicio10:00:03Horafinal10:01:04tiempotranscurrido 60.53725004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00) Dato recibido /|1043|147 Resultado 7Horainicio09:32:15Horafinal09:33:15tiempotranscurrido 60.0681509972</text:p>
          </table:table-cell>
          <table:table-cell table:number-columns-repeated="11"/>
          <table:table-cell office:value-type="string" calcext:value-type="string">
            <text:p>(Cliente,Puerto) ('127.0.0.1', 34888) Dato recibido /|1043|147 Resultado 7Horainicio10:43:07Horafinal10:44:07tiempotranscurrido 60.0663299561</text:p>
          </table:table-cell>
          <table:table-cell table:number-columns-repeated="11"/>
          <table:table-cell office:value-type="string" calcext:value-type="string">
            <text:p>(Cliente,Puerto) ('127.0.0.1', 32904) Dato recibido /|1043|147 Resultado 7Horainicio10:00:02Horafinal10:01:04tiempotranscurrido 61.4152450562</text:p>
          </table:table-cell>
          <table:table-cell table:number-columns-repeated="12"/>
          <table:table-cell office:value-type="string" calcext:value-type="string">
            <text:p>(Cliente,Puerto) ('127.0.0.1', 37700) Dato recibido /|1043|147 Resultado 7Horainicio09:41:43Horafinal09:42:43tiempotranscurrido 60.0607850552</text:p>
          </table:table-cell>
          <table:table-cell table:number-columns-repeated="11"/>
          <table:table-cell office:value-type="string" calcext:value-type="string">
            <text:p>(Cliente,Puerto) ('127.0.0.1', 41900) Dato recibido /|1043|147 Resultado 7Horainicio09:44:04Horafinal09:45:04tiempotranscurrido 60.0594539642</text:p>
          </table:table-cell>
          <table:table-cell table:number-columns-repeated="12"/>
          <table:table-cell office:value-type="string" calcext:value-type="string">
            <text:p>(Cliente,Puerto) ('127.0.0.1', 33064) Dato recibido /|1043|147 Resultado 7Horainicio10:00:02Horafinal10:01:04tiempotranscurrido 61.32913613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98) Dato recibido /|1043|147 Resultado 7Horainicio09:32:15Horafinal09:33:15tiempotranscurrido 60.0683860779</text:p>
          </table:table-cell>
          <table:table-cell table:number-columns-repeated="11"/>
          <table:table-cell office:value-type="string" calcext:value-type="string">
            <text:p>(Cliente,Puerto) ('127.0.0.1', 34938) Dato recibido /|1043|147 Resultado 7Horainicio10:43:07Horafinal10:44:07tiempotranscurrido 60.0694429874</text:p>
          </table:table-cell>
          <table:table-cell table:number-columns-repeated="11"/>
          <table:table-cell office:value-type="string" calcext:value-type="string">
            <text:p>(Cliente,Puerto) ('127.0.0.1', 32964) Dato recibido /|1043|147 Resultado 7Horainicio10:00:04Horafinal10:01:04tiempotranscurrido 60.255589962</text:p>
          </table:table-cell>
          <table:table-cell table:number-columns-repeated="12"/>
          <table:table-cell office:value-type="string" calcext:value-type="string">
            <text:p>(Cliente,Puerto) ('127.0.0.1', 37690) Dato recibido /|1043|147 Resultado 7Horainicio09:41:43Horafinal09:42:43tiempotranscurrido 60.0626862049</text:p>
          </table:table-cell>
          <table:table-cell table:number-columns-repeated="11"/>
          <table:table-cell office:value-type="string" calcext:value-type="string">
            <text:p>(Cliente,Puerto) ('127.0.0.1', 42034) Dato recibido /|1043|147 Resultado 7Horainicio09:44:04Horafinal09:45:04tiempotranscurrido 60.0587830544</text:p>
          </table:table-cell>
          <table:table-cell table:number-columns-repeated="12"/>
          <table:table-cell office:value-type="string" calcext:value-type="string">
            <text:p>(Cliente,Puerto) ('127.0.0.1', 33328) Dato recibido /|1043|147 Resultado 7Horainicio10:00:03Horafinal10:01:04tiempotranscurrido 61.09190106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90) Dato recibido /|1043|147 Resultado 7Horainicio09:32:15Horafinal09:33:15tiempotranscurrido 60.0711369514</text:p>
          </table:table-cell>
          <table:table-cell table:number-columns-repeated="11"/>
          <table:table-cell office:value-type="string" calcext:value-type="string">
            <text:p>(Cliente,Puerto) ('127.0.0.1', 34906) Dato recibido /|1043|147 Resultado 7Horainicio10:43:07Horafinal10:44:07tiempotranscurrido 60.0768969059</text:p>
          </table:table-cell>
          <table:table-cell table:number-columns-repeated="11"/>
          <table:table-cell office:value-type="string" calcext:value-type="string">
            <text:p>(Cliente,Puerto) ('127.0.0.1', 33098) Dato recibido /|1043|147 Resultado 7Horainicio10:00:02Horafinal10:01:04tiempotranscurrido 61.3011260033</text:p>
          </table:table-cell>
          <table:table-cell table:number-columns-repeated="12"/>
          <table:table-cell office:value-type="string" calcext:value-type="string">
            <text:p>(Cliente,Puerto) ('127.0.0.1', 37698) Dato recibido /|1043|147 Resultado 7Horainicio09:41:43Horafinal09:42:43tiempotranscurrido 60.0615589619</text:p>
          </table:table-cell>
          <table:table-cell table:number-columns-repeated="11"/>
          <table:table-cell office:value-type="string" calcext:value-type="string">
            <text:p>(Cliente,Puerto) ('127.0.0.1', 41892) Dato recibido /|1043|147 Resultado 7Horainicio09:44:04Horafinal09:45:04tiempotranscurrido 60.0611758232</text:p>
          </table:table-cell>
          <table:table-cell table:number-columns-repeated="12"/>
          <table:table-cell office:value-type="string" calcext:value-type="string">
            <text:p>(Cliente,Puerto) ('127.0.0.1', 32904) Dato recibido /|1043|147 Resultado 7Horainicio10:00:02Horafinal10:01:04tiempotranscurrido 61.41524505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86) Dato recibido /|1043|147 Resultado 7Horainicio09:32:15Horafinal09:33:15tiempotranscurrido 60.0682430267</text:p>
          </table:table-cell>
          <table:table-cell table:number-columns-repeated="11"/>
          <table:table-cell office:value-type="string" calcext:value-type="string">
            <text:p>(Cliente,Puerto) ('127.0.0.1', 35120) Dato recibido /|1043|147 Resultado 7Horainicio10:43:07Horafinal10:44:07tiempotranscurrido 60.009070158</text:p>
          </table:table-cell>
          <table:table-cell table:number-columns-repeated="11"/>
          <table:table-cell office:value-type="string" calcext:value-type="string">
            <text:p>(Cliente,Puerto) ('127.0.0.1', 32898) Dato recibido /|1043|147 Resultado 7Horainicio10:00:02Horafinal10:01:04tiempotranscurrido 61.4208140373</text:p>
          </table:table-cell>
          <table:table-cell table:number-columns-repeated="12"/>
          <table:table-cell office:value-type="string" calcext:value-type="string">
            <text:p>(Cliente,Puerto) ('127.0.0.1', 37708) Dato recibido /|1043|147 Resultado 7Horainicio09:41:43Horafinal09:42:43tiempotranscurrido 60.0599420071</text:p>
          </table:table-cell>
          <table:table-cell table:number-columns-repeated="11"/>
          <table:table-cell office:value-type="string" calcext:value-type="string">
            <text:p>(Cliente,Puerto) ('127.0.0.1', 42050) Dato recibido /|1043|147 Resultado 7Horainicio09:44:04Horafinal09:45:04tiempotranscurrido 60.0597479343</text:p>
          </table:table-cell>
          <table:table-cell table:number-columns-repeated="12"/>
          <table:table-cell office:value-type="string" calcext:value-type="string">
            <text:p>(Cliente,Puerto) ('127.0.0.1', 32964) Dato recibido /|1043|147 Resultado 7Horainicio10:00:04Horafinal10:01:04tiempotranscurrido 60.2555899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78) Dato recibido /|1043|147 Resultado 7Horainicio09:32:15Horafinal09:33:15tiempotranscurrido 60.0656991005</text:p>
          </table:table-cell>
          <table:table-cell table:number-columns-repeated="11"/>
          <table:table-cell office:value-type="string" calcext:value-type="string">
            <text:p>(Cliente,Puerto) ('127.0.0.1', 34996) Dato recibido /|1043|147 Resultado 7Horainicio10:43:07Horafinal10:44:07tiempotranscurrido 60.043489933</text:p>
          </table:table-cell>
          <table:table-cell table:number-columns-repeated="11"/>
          <table:table-cell office:value-type="string" calcext:value-type="string">
            <text:p>(Cliente,Puerto) ('127.0.0.1', 33282) Dato recibido /|1043|147 Resultado 7Horainicio10:00:03Horafinal10:01:04tiempotranscurrido 61.1583549976</text:p>
          </table:table-cell>
          <table:table-cell table:number-columns-repeated="12"/>
          <table:table-cell office:value-type="string" calcext:value-type="string">
            <text:p>(Cliente,Puerto) ('127.0.0.1', 37706) Dato recibido /|1043|147 Resultado 7Horainicio09:41:43Horafinal09:42:43tiempotranscurrido 60.0605809689</text:p>
          </table:table-cell>
          <table:table-cell table:number-columns-repeated="11"/>
          <table:table-cell office:value-type="string" calcext:value-type="string">
            <text:p>(Cliente,Puerto) ('127.0.0.1', 41896) Dato recibido /|1043|147 Resultado 7Horainicio09:44:04Horafinal09:45:04tiempotranscurrido 60.0611131191</text:p>
          </table:table-cell>
          <table:table-cell table:number-columns-repeated="12"/>
          <table:table-cell office:value-type="string" calcext:value-type="string">
            <text:p>(Cliente,Puerto) ('127.0.0.1', 33098) Dato recibido /|1043|147 Resultado 7Horainicio10:00:02Horafinal10:01:04tiempotranscurrido 61.30112600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74) Dato recibido /|1043|147 Resultado 7Horainicio09:32:15Horafinal09:33:15tiempotranscurrido 60.0683820248</text:p>
          </table:table-cell>
          <table:table-cell table:number-columns-repeated="11"/>
          <table:table-cell office:value-type="string" calcext:value-type="string">
            <text:p>(Cliente,Puerto) ('127.0.0.1', 34968) Dato recibido /|1043|147 Resultado 7Horainicio10:43:07Horafinal10:44:07tiempotranscurrido 60.0674319267</text:p>
          </table:table-cell>
          <table:table-cell table:number-columns-repeated="11"/>
          <table:table-cell office:value-type="string" calcext:value-type="string">
            <text:p>(Cliente,Puerto) ('127.0.0.1', 33350) Dato recibido /|1043|147 Resultado 7Horainicio10:00:03Horafinal10:01:04tiempotranscurrido 61.0602529049</text:p>
          </table:table-cell>
          <table:table-cell table:number-columns-repeated="12"/>
          <table:table-cell office:value-type="string" calcext:value-type="string">
            <text:p>(Cliente,Puerto) ('127.0.0.1', 37692) Dato recibido /|1043|147 Resultado 7Horainicio09:41:43Horafinal09:42:43tiempotranscurrido 60.0630331039</text:p>
          </table:table-cell>
          <table:table-cell table:number-columns-repeated="11"/>
          <table:table-cell office:value-type="string" calcext:value-type="string">
            <text:p>(Cliente,Puerto) ('127.0.0.1', 42052) Dato recibido /|1043|147 Resultado 7Horainicio09:44:04Horafinal09:45:04tiempotranscurrido 60.0590808392</text:p>
          </table:table-cell>
          <table:table-cell table:number-columns-repeated="12"/>
          <table:table-cell office:value-type="string" calcext:value-type="string">
            <text:p>(Cliente,Puerto) ('127.0.0.1', 32898) Dato recibido /|1043|147 Resultado 7Horainicio10:00:02Horafinal10:01:04tiempotranscurrido 61.42081403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66) Dato recibido /|1043|147 Resultado 7Horainicio09:32:15Horafinal09:33:15tiempotranscurrido 60.0669779778</text:p>
          </table:table-cell>
          <table:table-cell table:number-columns-repeated="11"/>
          <table:table-cell office:value-type="string" calcext:value-type="string">
            <text:p>(Cliente,Puerto) ('127.0.0.1', 34956) Dato recibido /|1043|147 Resultado 7Horainicio10:43:07Horafinal10:44:07tiempotranscurrido 60.0702719688</text:p>
          </table:table-cell>
          <table:table-cell table:number-columns-repeated="11"/>
          <table:table-cell office:value-type="string" calcext:value-type="string">
            <text:p>(Cliente,Puerto) ('127.0.0.1', 33082) Dato recibido /|1043|147 Resultado 7Horainicio10:00:02Horafinal10:01:04tiempotranscurrido 61.3105328083</text:p>
          </table:table-cell>
          <table:table-cell table:number-columns-repeated="12"/>
          <table:table-cell office:value-type="string" calcext:value-type="string">
            <text:p>(Cliente,Puerto) ('127.0.0.1', 37696) Dato recibido /|1043|147 Resultado 7Horainicio09:41:43Horafinal09:42:43tiempotranscurrido 60.0622458458</text:p>
          </table:table-cell>
          <table:table-cell table:number-columns-repeated="11"/>
          <table:table-cell office:value-type="string" calcext:value-type="string">
            <text:p>(Cliente,Puerto) ('127.0.0.1', 42048) Dato recibido /|1043|147 Resultado 7Horainicio09:44:04Horafinal09:45:04tiempotranscurrido 60.0597980022</text:p>
          </table:table-cell>
          <table:table-cell table:number-columns-repeated="12"/>
          <table:table-cell office:value-type="string" calcext:value-type="string">
            <text:p>(Cliente,Puerto) ('127.0.0.1', 33282) Dato recibido /|1043|147 Resultado 7Horainicio10:00:03Horafinal10:01:04tiempotranscurrido 61.15835499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54) Dato recibido /|1043|147 Resultado 7Horainicio09:32:15Horafinal09:33:15tiempotranscurrido 60.069601059</text:p>
          </table:table-cell>
          <table:table-cell table:number-columns-repeated="11"/>
          <table:table-cell office:value-type="string" calcext:value-type="string">
            <text:p>(Cliente,Puerto) ('127.0.0.1', 34978) Dato recibido /|1043|147 Resultado 7Horainicio10:43:07Horafinal10:44:07tiempotranscurrido 60.0688610077</text:p>
          </table:table-cell>
          <table:table-cell table:number-columns-repeated="11"/>
          <table:table-cell office:value-type="string" calcext:value-type="string">
            <text:p>(Cliente,Puerto) ('127.0.0.1', 33012) Dato recibido /|1043|147 Resultado 7Horainicio10:00:02Horafinal10:01:04tiempotranscurrido 61.3674969673</text:p>
          </table:table-cell>
          <table:table-cell table:number-columns-repeated="12"/>
          <table:table-cell office:value-type="string" calcext:value-type="string">
            <text:p>(Cliente,Puerto) ('127.0.0.1', 37688) Dato recibido /|1043|147 Resultado 7Horainicio09:41:43Horafinal09:42:43tiempotranscurrido 60.0637419224</text:p>
          </table:table-cell>
          <table:table-cell table:number-columns-repeated="11"/>
          <table:table-cell office:value-type="string" calcext:value-type="string">
            <text:p>(Cliente,Puerto) ('127.0.0.1', 42062) Dato recibido /|1043|147 Resultado 7Horainicio09:44:04Horafinal09:45:04tiempotranscurrido 60.0574860573</text:p>
          </table:table-cell>
          <table:table-cell table:number-columns-repeated="12"/>
          <table:table-cell office:value-type="string" calcext:value-type="string">
            <text:p>(Cliente,Puerto) ('127.0.0.1', 33350) Dato recibido /|1043|147 Resultado 7Horainicio10:00:03Horafinal10:01:04tiempotranscurrido 61.06025290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52) Dato recibido /|1043|147 Resultado 7Horainicio09:32:15Horafinal09:33:15tiempotranscurrido 60.0708959103</text:p>
          </table:table-cell>
          <table:table-cell table:number-columns-repeated="11"/>
          <table:table-cell office:value-type="string" calcext:value-type="string">
            <text:p>(Cliente,Puerto) ('127.0.0.1', 34982) Dato recibido /|1043|147 Resultado 7Horainicio10:43:07Horafinal10:44:07tiempotranscurrido 60.0671820641</text:p>
          </table:table-cell>
          <table:table-cell table:number-columns-repeated="11"/>
          <table:table-cell office:value-type="string" calcext:value-type="string">
            <text:p>(Cliente,Puerto) ('127.0.0.1', 33152) Dato recibido /|1043|147 Resultado 7Horainicio10:00:04Horafinal10:01:04tiempotranscurrido 60.0684199333</text:p>
          </table:table-cell>
          <table:table-cell table:number-columns-repeated="12"/>
          <table:table-cell office:value-type="string" calcext:value-type="string">
            <text:p>(Cliente,Puerto) ('127.0.0.1', 37704) Dato recibido /|1043|147 Resultado 7Horainicio09:41:43Horafinal09:42:43tiempotranscurrido 60.0614919662</text:p>
          </table:table-cell>
          <table:table-cell table:number-columns-repeated="11"/>
          <table:table-cell office:value-type="string" calcext:value-type="string">
            <text:p>(Cliente,Puerto) ('127.0.0.1', 42046) Dato recibido /|1043|147 Resultado 7Horainicio09:44:04Horafinal09:45:04tiempotranscurrido 60.0605900288</text:p>
          </table:table-cell>
          <table:table-cell table:number-columns-repeated="12"/>
          <table:table-cell office:value-type="string" calcext:value-type="string">
            <text:p>(Cliente,Puerto) ('127.0.0.1', 33082) Dato recibido /|1043|147 Resultado 7Horainicio10:00:02Horafinal10:01:04tiempotranscurrido 61.310532808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54) Dato recibido /|1043|147 Resultado 7Horainicio09:32:15Horafinal09:33:15tiempotranscurrido 60.0669529438</text:p>
          </table:table-cell>
          <table:table-cell table:number-columns-repeated="11"/>
          <table:table-cell office:value-type="string" calcext:value-type="string">
            <text:p>(Cliente,Puerto) ('127.0.0.1', 35014) Dato recibido /|1043|147 Resultado 7Horainicio10:43:07Horafinal10:44:07tiempotranscurrido 60.0677800179</text:p>
          </table:table-cell>
          <table:table-cell table:number-columns-repeated="11"/>
          <table:table-cell office:value-type="string" calcext:value-type="string">
            <text:p>(Cliente,Puerto) ('127.0.0.1', 33494) Dato recibido /|1043|147 Resultado 7Horainicio10:00:03Horafinal10:01:04tiempotranscurrido 60.964744091</text:p>
          </table:table-cell>
          <table:table-cell table:number-columns-repeated="12"/>
          <table:table-cell office:value-type="string" calcext:value-type="string">
            <text:p>(Cliente,Puerto) ('127.0.0.1', 37676) Dato recibido /|1043|147 Resultado 7Horainicio09:41:43Horafinal09:42:43tiempotranscurrido 60.0604581833</text:p>
          </table:table-cell>
          <table:table-cell table:number-columns-repeated="11"/>
          <table:table-cell office:value-type="string" calcext:value-type="string">
            <text:p>(Cliente,Puerto) ('127.0.0.1', 42060) Dato recibido /|1043|147 Resultado 7Horainicio09:44:04Horafinal09:45:04tiempotranscurrido 60.0582621098</text:p>
          </table:table-cell>
          <table:table-cell table:number-columns-repeated="12"/>
          <table:table-cell office:value-type="string" calcext:value-type="string">
            <text:p>(Cliente,Puerto) ('127.0.0.1', 33012) Dato recibido /|1043|147 Resultado 7Horainicio10:00:02Horafinal10:01:04tiempotranscurrido 61.36749696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52) Dato recibido /|1043|147 Resultado 7Horainicio09:32:15Horafinal09:33:15tiempotranscurrido 60.0655817986</text:p>
          </table:table-cell>
          <table:table-cell table:number-columns-repeated="11"/>
          <table:table-cell office:value-type="string" calcext:value-type="string">
            <text:p>(Cliente,Puerto) ('127.0.0.1', 35038) Dato recibido /|1043|147 Resultado 7Horainicio10:43:07Horafinal10:44:07tiempotranscurrido 60.0645000935</text:p>
          </table:table-cell>
          <table:table-cell table:number-columns-repeated="11"/>
          <table:table-cell office:value-type="string" calcext:value-type="string">
            <text:p>(Cliente,Puerto) ('127.0.0.1', 33186) Dato recibido /|1043|147 Resultado 7Horainicio10:00:03Horafinal10:01:04tiempotranscurrido 61.2363080978</text:p>
          </table:table-cell>
          <table:table-cell table:number-columns-repeated="12"/>
          <table:table-cell office:value-type="string" calcext:value-type="string">
            <text:p>(Cliente,Puerto) ('127.0.0.1', 37712) Dato recibido /|1043|147 Resultado 7Horainicio09:41:43Horafinal09:42:43tiempotranscurrido 60.0611710548</text:p>
          </table:table-cell>
          <table:table-cell table:number-columns-repeated="11"/>
          <table:table-cell office:value-type="string" calcext:value-type="string">
            <text:p>(Cliente,Puerto) ('127.0.0.1', 42056) Dato recibido /|1043|147 Resultado 7Horainicio09:44:04Horafinal09:45:04tiempotranscurrido 60.0590040684</text:p>
          </table:table-cell>
          <table:table-cell table:number-columns-repeated="12"/>
          <table:table-cell office:value-type="string" calcext:value-type="string">
            <text:p>(Cliente,Puerto) ('127.0.0.1', 33152) Dato recibido /|1043|147 Resultado 7Horainicio10:00:04Horafinal10:01:04tiempotranscurrido 60.06841993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48) Dato recibido /|1043|147 Resultado 7Horainicio09:32:15Horafinal09:33:15tiempotranscurrido 60.0680150986</text:p>
          </table:table-cell>
          <table:table-cell table:number-columns-repeated="11"/>
          <table:table-cell office:value-type="string" calcext:value-type="string">
            <text:p>(Cliente,Puerto) ('127.0.0.1', 35054) Dato recibido /|1043|147 Resultado 7Horainicio10:43:07Horafinal10:44:07tiempotranscurrido 60.0690999031</text:p>
          </table:table-cell>
          <table:table-cell table:number-columns-repeated="11"/>
          <table:table-cell office:value-type="string" calcext:value-type="string">
            <text:p>(Cliente,Puerto) ('127.0.0.1', 33092) Dato recibido /|1043|147 Resultado 7Horainicio10:00:02Horafinal10:01:04tiempotranscurrido 61.3050580025</text:p>
          </table:table-cell>
          <table:table-cell table:number-columns-repeated="12"/>
          <table:table-cell office:value-type="string" calcext:value-type="string">
            <text:p>(Cliente,Puerto) ('127.0.0.1', 37716) Dato recibido /|1043|147 Resultado 7Horainicio09:41:43Horafinal09:42:43tiempotranscurrido 60.0606389046</text:p>
          </table:table-cell>
          <table:table-cell table:number-columns-repeated="11"/>
          <table:table-cell office:value-type="string" calcext:value-type="string">
            <text:p>(Cliente,Puerto) ('127.0.0.1', 42044) Dato recibido /|1043|147 Resultado 7Horainicio09:44:04Horafinal09:45:04tiempotranscurrido 60.0611147881</text:p>
          </table:table-cell>
          <table:table-cell table:number-columns-repeated="12"/>
          <table:table-cell office:value-type="string" calcext:value-type="string">
            <text:p>(Cliente,Puerto) ('127.0.0.1', 33494) Dato recibido /|1043|147 Resultado 7Horainicio10:00:03Horafinal10:01:04tiempotranscurrido 60.96474409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46) Dato recibido /|1043|147 Resultado 7Horainicio09:32:15Horafinal09:33:15tiempotranscurrido 60.0703730583</text:p>
          </table:table-cell>
          <table:table-cell table:number-columns-repeated="11"/>
          <table:table-cell office:value-type="string" calcext:value-type="string">
            <text:p>(Cliente,Puerto) ('127.0.0.1', 35076) Dato recibido /|1043|147 Resultado 7Horainicio10:43:07Horafinal10:44:07tiempotranscurrido 60.069218874</text:p>
          </table:table-cell>
          <table:table-cell table:number-columns-repeated="11"/>
          <table:table-cell office:value-type="string" calcext:value-type="string">
            <text:p>(Cliente,Puerto) ('127.0.0.1', 32986) Dato recibido /|1043|147 Resultado 7Horainicio10:00:02Horafinal10:01:04tiempotranscurrido 61.3835060596</text:p>
          </table:table-cell>
          <table:table-cell table:number-columns-repeated="12"/>
          <table:table-cell office:value-type="string" calcext:value-type="string">
            <text:p>(Cliente,Puerto) ('127.0.0.1', 37730) Dato recibido /|1043|147 Resultado 7Horainicio09:41:43Horafinal09:42:43tiempotranscurrido 60.0591790676</text:p>
          </table:table-cell>
          <table:table-cell table:number-columns-repeated="11"/>
          <table:table-cell office:value-type="string" calcext:value-type="string">
            <text:p>(Cliente,Puerto) ('127.0.0.1', 42058) Dato recibido /|1043|147 Resultado 7Horainicio09:44:04Horafinal09:45:04tiempotranscurrido 60.0587141514</text:p>
          </table:table-cell>
          <table:table-cell table:number-columns-repeated="12"/>
          <table:table-cell office:value-type="string" calcext:value-type="string">
            <text:p>(Cliente,Puerto) ('127.0.0.1', 33186) Dato recibido /|1043|147 Resultado 7Horainicio10:00:03Horafinal10:01:04tiempotranscurrido 61.23630809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42) Dato recibido /|1043|147 Resultado 7Horainicio09:32:15Horafinal09:33:15tiempotranscurrido 60.0676939487</text:p>
          </table:table-cell>
          <table:table-cell table:number-columns-repeated="11"/>
          <table:table-cell office:value-type="string" calcext:value-type="string">
            <text:p>(Cliente,Puerto) ('127.0.0.1', 35202) Dato recibido /|1043|147 Resultado 7Horainicio10:43:07Horafinal10:44:07tiempotranscurrido 60.0209059715</text:p>
          </table:table-cell>
          <table:table-cell table:number-columns-repeated="11"/>
          <table:table-cell office:value-type="string" calcext:value-type="string">
            <text:p>(Cliente,Puerto) ('127.0.0.1', 33072) Dato recibido /|1043|147 Resultado 7Horainicio10:00:02Horafinal10:01:04tiempotranscurrido 61.3251810074</text:p>
          </table:table-cell>
          <table:table-cell table:number-columns-repeated="12"/>
          <table:table-cell office:value-type="string" calcext:value-type="string">
            <text:p>(Cliente,Puerto) ('127.0.0.1', 37732) Dato recibido /|1043|147 Resultado 7Horainicio09:41:43Horafinal09:42:43tiempotranscurrido 60.0581178665</text:p>
          </table:table-cell>
          <table:table-cell table:number-columns-repeated="11"/>
          <table:table-cell office:value-type="string" calcext:value-type="string">
            <text:p>(Cliente,Puerto) ('127.0.0.1', 42032) Dato recibido /|1043|147 Resultado 7Horainicio09:44:04Horafinal09:45:04tiempotranscurrido 60.0594239235</text:p>
          </table:table-cell>
          <table:table-cell table:number-columns-repeated="12"/>
          <table:table-cell office:value-type="string" calcext:value-type="string">
            <text:p>(Cliente,Puerto) ('127.0.0.1', 33092) Dato recibido /|1043|147 Resultado 7Horainicio10:00:02Horafinal10:01:04tiempotranscurrido 61.30505800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40) Dato recibido /|1043|147 Resultado 7Horainicio09:32:15Horafinal09:33:15tiempotranscurrido 60.0651068687</text:p>
          </table:table-cell>
          <table:table-cell table:number-columns-repeated="11"/>
          <table:table-cell office:value-type="string" calcext:value-type="string">
            <text:p>(Cliente,Puerto) ('127.0.0.1', 35206) Dato recibido /|1043|147 Resultado 7Horainicio10:43:07Horafinal10:44:07tiempotranscurrido 60.0154430866</text:p>
          </table:table-cell>
          <table:table-cell table:number-columns-repeated="11"/>
          <table:table-cell office:value-type="string" calcext:value-type="string">
            <text:p>(Cliente,Puerto) ('127.0.0.1', 33240) Dato recibido /|1043|147 Resultado 7Horainicio10:00:03Horafinal10:01:04tiempotranscurrido 61.204996109</text:p>
          </table:table-cell>
          <table:table-cell table:number-columns-repeated="12"/>
          <table:table-cell office:value-type="string" calcext:value-type="string">
            <text:p>(Cliente,Puerto) ('127.0.0.1', 37734) Dato recibido /|1043|147 Resultado 7Horainicio09:41:43Horafinal09:42:43tiempotranscurrido 60.0591711998</text:p>
          </table:table-cell>
          <table:table-cell table:number-columns-repeated="11"/>
          <table:table-cell office:value-type="string" calcext:value-type="string">
            <text:p>(Cliente,Puerto) ('127.0.0.1', 42070) Dato recibido /|1043|147 Resultado 7Horainicio09:44:04Horafinal09:45:04tiempotranscurrido 60.0603661537</text:p>
          </table:table-cell>
          <table:table-cell table:number-columns-repeated="12"/>
          <table:table-cell office:value-type="string" calcext:value-type="string">
            <text:p>(Cliente,Puerto) ('127.0.0.1', 32986) Dato recibido /|1043|147 Resultado 7Horainicio10:00:02Horafinal10:01:04tiempotranscurrido 61.38350605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36) Dato recibido /|1043|147 Resultado 7Horainicio09:32:15Horafinal09:33:15tiempotranscurrido 60.0677170753</text:p>
          </table:table-cell>
          <table:table-cell table:number-columns-repeated="11"/>
          <table:table-cell office:value-type="string" calcext:value-type="string">
            <text:p>(Cliente,Puerto) ('127.0.0.1', 35152) Dato recibido /|1043|147 Resultado 7Horainicio10:43:07Horafinal10:44:07tiempotranscurrido 60.0455431938</text:p>
          </table:table-cell>
          <table:table-cell table:number-columns-repeated="11"/>
          <table:table-cell office:value-type="string" calcext:value-type="string">
            <text:p>(Cliente,Puerto) ('127.0.0.1', 32920) Dato recibido /|1043|147 Resultado 7Horainicio10:00:02Horafinal10:01:04tiempotranscurrido 61.4008951187</text:p>
          </table:table-cell>
          <table:table-cell table:number-columns-repeated="12"/>
          <table:table-cell office:value-type="string" calcext:value-type="string">
            <text:p>(Cliente,Puerto) ('127.0.0.1', 37728) Dato recibido /|1043|147 Resultado 7Horainicio09:41:43Horafinal09:42:43tiempotranscurrido 60.0615918636</text:p>
          </table:table-cell>
          <table:table-cell table:number-columns-repeated="11"/>
          <table:table-cell office:value-type="string" calcext:value-type="string">
            <text:p>(Cliente,Puerto) ('127.0.0.1', 42064) Dato recibido /|1043|147 Resultado 7Horainicio09:44:04Horafinal09:45:04tiempotranscurrido 60.0593190193</text:p>
          </table:table-cell>
          <table:table-cell table:number-columns-repeated="12"/>
          <table:table-cell office:value-type="string" calcext:value-type="string">
            <text:p>(Cliente,Puerto) ('127.0.0.1', 33072) Dato recibido /|1043|147 Resultado 7Horainicio10:00:02Horafinal10:01:04tiempotranscurrido 61.325181007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32) Dato recibido /|1043|147 Resultado 7Horainicio09:32:15Horafinal09:33:15tiempotranscurrido 60.0661299229</text:p>
          </table:table-cell>
          <table:table-cell table:number-columns-repeated="11"/>
          <table:table-cell office:value-type="string" calcext:value-type="string">
            <text:p>(Cliente,Puerto) ('127.0.0.1', 35138) Dato recibido /|1043|147 Resultado 7Horainicio10:43:07Horafinal10:44:07tiempotranscurrido 60.0520870686</text:p>
          </table:table-cell>
          <table:table-cell table:number-columns-repeated="11"/>
          <table:table-cell office:value-type="string" calcext:value-type="string">
            <text:p>(Cliente,Puerto) ('127.0.0.1', 33060) Dato recibido /|1043|147 Resultado 7Horainicio10:00:02Horafinal10:01:04tiempotranscurrido 61.3344390392</text:p>
          </table:table-cell>
          <table:table-cell table:number-columns-repeated="12"/>
          <table:table-cell office:value-type="string" calcext:value-type="string">
            <text:p>(Cliente,Puerto) ('127.0.0.1', 37726) Dato recibido /|1043|147 Resultado 7Horainicio09:41:43Horafinal09:42:43tiempotranscurrido 60.0624859333</text:p>
          </table:table-cell>
          <table:table-cell table:number-columns-repeated="11"/>
          <table:table-cell office:value-type="string" calcext:value-type="string">
            <text:p>(Cliente,Puerto) ('127.0.0.1', 42066) Dato recibido /|1043|147 Resultado 7Horainicio09:44:04Horafinal09:45:04tiempotranscurrido 60.0606269836</text:p>
          </table:table-cell>
          <table:table-cell table:number-columns-repeated="12"/>
          <table:table-cell office:value-type="string" calcext:value-type="string">
            <text:p>(Cliente,Puerto) ('127.0.0.1', 33240) Dato recibido /|1043|147 Resultado 7Horainicio10:00:03Horafinal10:01:04tiempotranscurrido 61.20499610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30) Dato recibido /|1043|147 Resultado 7Horainicio09:32:15Horafinal09:33:15tiempotranscurrido 60.069133997</text:p>
          </table:table-cell>
          <table:table-cell table:number-columns-repeated="11"/>
          <table:table-cell office:value-type="string" calcext:value-type="string">
            <text:p>(Cliente,Puerto) ('127.0.0.1', 35514) Dato recibido /|1043|147 Resultado 7Horainicio10:43:07Horafinal10:44:07tiempotranscurrido 60.0696280003</text:p>
          </table:table-cell>
          <table:table-cell table:number-columns-repeated="11"/>
          <table:table-cell office:value-type="string" calcext:value-type="string">
            <text:p>(Cliente,Puerto) ('127.0.0.1', 33826) Dato recibido /|1043|147 Resultado 7Horainicio10:00:03Horafinal10:01:04tiempotranscurrido 60.7641119957</text:p>
          </table:table-cell>
          <table:table-cell table:number-columns-repeated="12"/>
          <table:table-cell office:value-type="string" calcext:value-type="string">
            <text:p>(Cliente,Puerto) ('127.0.0.1', 37714) Dato recibido /|1043|147 Resultado 7Horainicio09:41:43Horafinal09:42:43tiempotranscurrido 60.0612089634</text:p>
          </table:table-cell>
          <table:table-cell table:number-columns-repeated="11"/>
          <table:table-cell office:value-type="string" calcext:value-type="string">
            <text:p>(Cliente,Puerto) ('127.0.0.1', 42068) Dato recibido /|1043|147 Resultado 7Horainicio09:44:04Horafinal09:45:04tiempotranscurrido 60.0605478287</text:p>
          </table:table-cell>
          <table:table-cell table:number-columns-repeated="12"/>
          <table:table-cell office:value-type="string" calcext:value-type="string">
            <text:p>(Cliente,Puerto) ('127.0.0.1', 32920) Dato recibido /|1043|147 Resultado 7Horainicio10:00:02Horafinal10:01:04tiempotranscurrido 61.40089511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24) Dato recibido /|1043|147 Resultado 7Horainicio09:32:15Horafinal09:33:15tiempotranscurrido 60.0661430359</text:p>
          </table:table-cell>
          <table:table-cell table:number-columns-repeated="11"/>
          <table:table-cell office:value-type="string" calcext:value-type="string">
            <text:p>(Cliente,Puerto) ('127.0.0.1', 35184) Dato recibido /|1043|147 Resultado 7Horainicio10:43:07Horafinal10:44:07tiempotranscurrido 60.0397968292</text:p>
          </table:table-cell>
          <table:table-cell table:number-columns-repeated="11"/>
          <table:table-cell office:value-type="string" calcext:value-type="string">
            <text:p>(Cliente,Puerto) ('127.0.0.1', 32876) Dato recibido /|1043|147 Resultado 7Horainicio10:00:02Horafinal10:01:04tiempotranscurrido 61.4375090599</text:p>
          </table:table-cell>
          <table:table-cell table:number-columns-repeated="12"/>
          <table:table-cell office:value-type="string" calcext:value-type="string">
            <text:p>(Cliente,Puerto) ('127.0.0.1', 37724) Dato recibido /|1043|147 Resultado 7Horainicio09:41:43Horafinal09:42:43tiempotranscurrido 60.0593049526</text:p>
          </table:table-cell>
          <table:table-cell table:number-columns-repeated="11"/>
          <table:table-cell office:value-type="string" calcext:value-type="string">
            <text:p>(Cliente,Puerto) ('127.0.0.1', 42076) Dato recibido /|1043|147 Resultado 7Horainicio09:44:04Horafinal09:45:04tiempotranscurrido 60.0595598221</text:p>
          </table:table-cell>
          <table:table-cell table:number-columns-repeated="12"/>
          <table:table-cell office:value-type="string" calcext:value-type="string">
            <text:p>(Cliente,Puerto) ('127.0.0.1', 33060) Dato recibido /|1043|147 Resultado 7Horainicio10:00:02Horafinal10:01:04tiempotranscurrido 61.33443903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20) Dato recibido /|1043|147 Resultado 7Horainicio09:32:15Horafinal09:33:15tiempotranscurrido 60.0676729679</text:p>
          </table:table-cell>
          <table:table-cell table:number-columns-repeated="11"/>
          <table:table-cell office:value-type="string" calcext:value-type="string">
            <text:p>(Cliente,Puerto) ('127.0.0.1', 35090) Dato recibido /|1043|147 Resultado 7Horainicio10:43:07Horafinal10:44:07tiempotranscurrido 60.0660369396</text:p>
          </table:table-cell>
          <table:table-cell table:number-columns-repeated="11"/>
          <table:table-cell office:value-type="string" calcext:value-type="string">
            <text:p>(Cliente,Puerto) ('127.0.0.1', 32912) Dato recibido /|1043|147 Resultado 7Horainicio10:00:02Horafinal10:01:04tiempotranscurrido 61.4049010277</text:p>
          </table:table-cell>
          <table:table-cell table:number-columns-repeated="12"/>
          <table:table-cell office:value-type="string" calcext:value-type="string">
            <text:p>(Cliente,Puerto) ('127.0.0.1', 37720) Dato recibido /|1043|147 Resultado 7Horainicio09:41:43Horafinal09:42:43tiempotranscurrido 60.0603179932</text:p>
          </table:table-cell>
          <table:table-cell table:number-columns-repeated="11"/>
          <table:table-cell office:value-type="string" calcext:value-type="string">
            <text:p>(Cliente,Puerto) ('127.0.0.1', 42100) Dato recibido /|1043|147 Resultado 7Horainicio09:44:04Horafinal09:45:04tiempotranscurrido 60.0582580566</text:p>
          </table:table-cell>
          <table:table-cell table:number-columns-repeated="12"/>
          <table:table-cell office:value-type="string" calcext:value-type="string">
            <text:p>(Cliente,Puerto) ('127.0.0.1', 33826) Dato recibido /|1043|147 Resultado 7Horainicio10:00:03Horafinal10:01:04tiempotranscurrido 60.76411199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18) Dato recibido /|1043|147 Resultado 7Horainicio09:32:15Horafinal09:33:15tiempotranscurrido 60.0665540695</text:p>
          </table:table-cell>
          <table:table-cell table:number-columns-repeated="11"/>
          <table:table-cell office:value-type="string" calcext:value-type="string">
            <text:p>(Cliente,Puerto) ('127.0.0.1', 35186) Dato recibido /|1043|147 Resultado 7Horainicio10:43:07Horafinal10:44:07tiempotranscurrido 60.0591790676</text:p>
          </table:table-cell>
          <table:table-cell table:number-columns-repeated="11"/>
          <table:table-cell office:value-type="string" calcext:value-type="string">
            <text:p>(Cliente,Puerto) ('127.0.0.1', 33206) Dato recibido /|1043|147 Resultado 7Horainicio10:00:03Horafinal10:01:04tiempotranscurrido 61.2227749825</text:p>
          </table:table-cell>
          <table:table-cell table:number-columns-repeated="12"/>
          <table:table-cell office:value-type="string" calcext:value-type="string">
            <text:p>(Cliente,Puerto) ('127.0.0.1', 37760) Dato recibido /|1043|147 Resultado 7Horainicio09:41:43Horafinal09:42:43tiempotranscurrido 60.0582339764</text:p>
          </table:table-cell>
          <table:table-cell table:number-columns-repeated="11"/>
          <table:table-cell office:value-type="string" calcext:value-type="string">
            <text:p>(Cliente,Puerto) ('127.0.0.1', 42072) Dato recibido /|1043|147 Resultado 7Horainicio09:44:04Horafinal09:45:04tiempotranscurrido 60.0614759922</text:p>
          </table:table-cell>
          <table:table-cell table:number-columns-repeated="12"/>
          <table:table-cell office:value-type="string" calcext:value-type="string">
            <text:p>(Cliente,Puerto) ('127.0.0.1', 32876) Dato recibido /|1043|147 Resultado 7Horainicio10:00:02Horafinal10:01:04tiempotranscurrido 61.437509059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06) Dato recibido /|1043|147 Resultado 7Horainicio09:32:15Horafinal09:33:15tiempotranscurrido 60.064948082</text:p>
          </table:table-cell>
          <table:table-cell table:number-columns-repeated="11"/>
          <table:table-cell office:value-type="string" calcext:value-type="string">
            <text:p>(Cliente,Puerto) ('127.0.0.1', 35190) Dato recibido /|1043|147 Resultado 7Horainicio10:43:07Horafinal10:44:07tiempotranscurrido 60.0663709641</text:p>
          </table:table-cell>
          <table:table-cell table:number-columns-repeated="11"/>
          <table:table-cell office:value-type="string" calcext:value-type="string">
            <text:p>(Cliente,Puerto) ('127.0.0.1', 32966) Dato recibido /|1043|147 Resultado 7Horainicio10:00:04Horafinal10:01:04tiempotranscurrido 60.1236569881</text:p>
          </table:table-cell>
          <table:table-cell table:number-columns-repeated="12"/>
          <table:table-cell office:value-type="string" calcext:value-type="string">
            <text:p>(Cliente,Puerto) ('127.0.0.1', 37746) Dato recibido /|1043|147 Resultado 7Horainicio09:41:43Horafinal09:42:43tiempotranscurrido 60.0596530437</text:p>
          </table:table-cell>
          <table:table-cell table:number-columns-repeated="11"/>
          <table:table-cell office:value-type="string" calcext:value-type="string">
            <text:p>(Cliente,Puerto) ('127.0.0.1', 42084) Dato recibido /|1043|147 Resultado 7Horainicio09:44:04Horafinal09:45:04tiempotranscurrido 60.0592269897</text:p>
          </table:table-cell>
          <table:table-cell table:number-columns-repeated="12"/>
          <table:table-cell office:value-type="string" calcext:value-type="string">
            <text:p>(Cliente,Puerto) ('127.0.0.1', 32912) Dato recibido /|1043|147 Resultado 7Horainicio10:00:02Horafinal10:01:04tiempotranscurrido 61.404901027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02) Dato recibido /|1043|147 Resultado 7Horainicio09:32:15Horafinal09:33:15tiempotranscurrido 60.0675528049</text:p>
          </table:table-cell>
          <table:table-cell table:number-columns-repeated="11"/>
          <table:table-cell office:value-type="string" calcext:value-type="string">
            <text:p>(Cliente,Puerto) ('127.0.0.1', 35210) Dato recibido /|1043|147 Resultado 7Horainicio10:43:07Horafinal10:44:07tiempotranscurrido 60.0534009933</text:p>
          </table:table-cell>
          <table:table-cell table:number-columns-repeated="11"/>
          <table:table-cell office:value-type="string" calcext:value-type="string">
            <text:p>(Cliente,Puerto) ('127.0.0.1', 32916) Dato recibido /|1043|147 Resultado 7Horainicio10:00:02Horafinal10:01:04tiempotranscurrido 61.4079148769</text:p>
          </table:table-cell>
          <table:table-cell table:number-columns-repeated="12"/>
          <table:table-cell office:value-type="string" calcext:value-type="string">
            <text:p>(Cliente,Puerto) ('127.0.0.1', 37768) Dato recibido /|1043|147 Resultado 7Horainicio09:41:43Horafinal09:42:43tiempotranscurrido 60.0586240292</text:p>
          </table:table-cell>
          <table:table-cell table:number-columns-repeated="11"/>
          <table:table-cell office:value-type="string" calcext:value-type="string">
            <text:p>(Cliente,Puerto) ('127.0.0.1', 42082) Dato recibido /|1043|147 Resultado 7Horainicio09:44:04Horafinal09:45:04tiempotranscurrido 60.059898138</text:p>
          </table:table-cell>
          <table:table-cell table:number-columns-repeated="12"/>
          <table:table-cell office:value-type="string" calcext:value-type="string">
            <text:p>(Cliente,Puerto) ('127.0.0.1', 33206) Dato recibido /|1043|147 Resultado 7Horainicio10:00:03Horafinal10:01:04tiempotranscurrido 61.22277498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96) Dato recibido /|1043|147 Resultado 7Horainicio09:32:15Horafinal09:33:15tiempotranscurrido 60.068915844</text:p>
          </table:table-cell>
          <table:table-cell table:number-columns-repeated="11"/>
          <table:table-cell office:value-type="string" calcext:value-type="string">
            <text:p>(Cliente,Puerto) ('127.0.0.1', 35224) Dato recibido /|1043|147 Resultado 7Horainicio10:43:07Horafinal10:44:07tiempotranscurrido 60.0460710526</text:p>
          </table:table-cell>
          <table:table-cell table:number-columns-repeated="11"/>
          <table:table-cell office:value-type="string" calcext:value-type="string">
            <text:p>(Cliente,Puerto) ('127.0.0.1', 33358) Dato recibido /|1043|147 Resultado 7Horainicio10:00:03Horafinal10:01:04tiempotranscurrido 61.0553181171</text:p>
          </table:table-cell>
          <table:table-cell table:number-columns-repeated="12"/>
          <table:table-cell office:value-type="string" calcext:value-type="string">
            <text:p>(Cliente,Puerto) ('127.0.0.1', 37744) Dato recibido /|1043|147 Resultado 7Horainicio09:41:43Horafinal09:42:43tiempotranscurrido 60.0604519844</text:p>
          </table:table-cell>
          <table:table-cell table:number-columns-repeated="11"/>
          <table:table-cell office:value-type="string" calcext:value-type="string">
            <text:p>(Cliente,Puerto) ('127.0.0.1', 42074) Dato recibido /|1043|147 Resultado 7Horainicio09:44:04Horafinal09:45:04tiempotranscurrido 60.0616819859</text:p>
          </table:table-cell>
          <table:table-cell table:number-columns-repeated="12"/>
          <table:table-cell office:value-type="string" calcext:value-type="string">
            <text:p>(Cliente,Puerto) ('127.0.0.1', 32966) Dato recibido /|1043|147 Resultado 7Horainicio10:00:04Horafinal10:01:04tiempotranscurrido 60.123656988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94) Dato recibido /|1043|147 Resultado 7Horainicio09:32:15Horafinal09:33:15tiempotranscurrido 60.0657639503</text:p>
          </table:table-cell>
          <table:table-cell table:number-columns-repeated="11"/>
          <table:table-cell office:value-type="string" calcext:value-type="string">
            <text:p>(Cliente,Puerto) ('127.0.0.1', 35242) Dato recibido /|1043|147 Resultado 7Horainicio10:43:07Horafinal10:44:07tiempotranscurrido 60.0400280952</text:p>
          </table:table-cell>
          <table:table-cell table:number-columns-repeated="11"/>
          <table:table-cell office:value-type="string" calcext:value-type="string">
            <text:p>(Cliente,Puerto) ('127.0.0.1', 33726) Dato recibido /|1043|147 Resultado 7Horainicio10:00:03Horafinal10:01:04tiempotranscurrido 60.8116588593</text:p>
          </table:table-cell>
          <table:table-cell table:number-columns-repeated="12"/>
          <table:table-cell office:value-type="string" calcext:value-type="string">
            <text:p>(Cliente,Puerto) ('127.0.0.1', 37738) Dato recibido /|1043|147 Resultado 7Horainicio09:41:43Horafinal09:42:43tiempotranscurrido 60.0617189407</text:p>
          </table:table-cell>
          <table:table-cell table:number-columns-repeated="11"/>
          <table:table-cell office:value-type="string" calcext:value-type="string">
            <text:p>(Cliente,Puerto) ('127.0.0.1', 42078) Dato recibido /|1043|147 Resultado 7Horainicio09:44:04Horafinal09:45:04tiempotranscurrido 60.0608990192</text:p>
          </table:table-cell>
          <table:table-cell table:number-columns-repeated="12"/>
          <table:table-cell office:value-type="string" calcext:value-type="string">
            <text:p>(Cliente,Puerto) ('127.0.0.1', 32916) Dato recibido /|1043|147 Resultado 7Horainicio10:00:02Horafinal10:01:04tiempotranscurrido 61.40791487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92) Dato recibido /|1043|147 Resultado 7Horainicio09:32:15Horafinal09:33:15tiempotranscurrido 60.0676920414</text:p>
          </table:table-cell>
          <table:table-cell table:number-columns-repeated="11"/>
          <table:table-cell office:value-type="string" calcext:value-type="string">
            <text:p>(Cliente,Puerto) ('127.0.0.1', 35252) Dato recibido /|1043|147 Resultado 7Horainicio10:43:07Horafinal10:44:07tiempotranscurrido 60.0658168793</text:p>
          </table:table-cell>
          <table:table-cell table:number-columns-repeated="11"/>
          <table:table-cell office:value-type="string" calcext:value-type="string">
            <text:p>(Cliente,Puerto) ('127.0.0.1', 33228) Dato recibido /|1043|147 Resultado 7Horainicio10:00:04Horafinal10:01:04tiempotranscurrido 60.0724811554</text:p>
          </table:table-cell>
          <table:table-cell table:number-columns-repeated="12"/>
          <table:table-cell office:value-type="string" calcext:value-type="string">
            <text:p>(Cliente,Puerto) ('127.0.0.1', 37778) Dato recibido /|1043|147 Resultado 7Horainicio09:41:43Horafinal09:42:43tiempotranscurrido 60.0583930016</text:p>
          </table:table-cell>
          <table:table-cell table:number-columns-repeated="11"/>
          <table:table-cell office:value-type="string" calcext:value-type="string">
            <text:p>(Cliente,Puerto) ('127.0.0.1', 42080) Dato recibido /|1043|147 Resultado 7Horainicio09:44:04Horafinal09:45:04tiempotranscurrido 60.0604300499</text:p>
          </table:table-cell>
          <table:table-cell table:number-columns-repeated="12"/>
          <table:table-cell office:value-type="string" calcext:value-type="string">
            <text:p>(Cliente,Puerto) ('127.0.0.1', 33358) Dato recibido /|1043|147 Resultado 7Horainicio10:00:03Horafinal10:01:04tiempotranscurrido 61.05531811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56) Dato recibido /|1043|147 Resultado 7Horainicio09:32:15Horafinal09:33:15tiempotranscurrido 60.0688509941</text:p>
          </table:table-cell>
          <table:table-cell table:number-columns-repeated="11"/>
          <table:table-cell office:value-type="string" calcext:value-type="string">
            <text:p>(Cliente,Puerto) ('127.0.0.1', 35256) Dato recibido /|1043|147 Resultado 7Horainicio10:43:07Horafinal10:44:07tiempotranscurrido 60.0642719269</text:p>
          </table:table-cell>
          <table:table-cell table:number-columns-repeated="11"/>
          <table:table-cell office:value-type="string" calcext:value-type="string">
            <text:p>(Cliente,Puerto) ('127.0.0.1', 33366) Dato recibido /|1043|147 Resultado 7Horainicio10:00:03Horafinal10:01:04tiempotranscurrido 61.0415139198</text:p>
          </table:table-cell>
          <table:table-cell table:number-columns-repeated="12"/>
          <table:table-cell office:value-type="string" calcext:value-type="string">
            <text:p>(Cliente,Puerto) ('127.0.0.1', 37736) Dato recibido /|1043|147 Resultado 7Horainicio09:41:43Horafinal09:42:43tiempotranscurrido 60.0625729561</text:p>
          </table:table-cell>
          <table:table-cell table:number-columns-repeated="11"/>
          <table:table-cell office:value-type="string" calcext:value-type="string">
            <text:p>(Cliente,Puerto) ('127.0.0.1', 42086) Dato recibido /|1043|147 Resultado 7Horainicio09:44:04Horafinal09:45:04tiempotranscurrido 60.0600399971</text:p>
          </table:table-cell>
          <table:table-cell table:number-columns-repeated="12"/>
          <table:table-cell office:value-type="string" calcext:value-type="string">
            <text:p>(Cliente,Puerto) ('127.0.0.1', 33726) Dato recibido /|1043|147 Resultado 7Horainicio10:00:03Horafinal10:01:04tiempotranscurrido 60.81165885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08) Dato recibido /|1043|147 Resultado 7Horainicio09:32:15Horafinal09:33:15tiempotranscurrido 60.0682051182</text:p>
          </table:table-cell>
          <table:table-cell table:number-columns-repeated="11"/>
          <table:table-cell office:value-type="string" calcext:value-type="string">
            <text:p>(Cliente,Puerto) ('127.0.0.1', 35310) Dato recibido /|1043|147 Resultado 7Horainicio10:43:07Horafinal10:44:07tiempotranscurrido 60.0268461704</text:p>
          </table:table-cell>
          <table:table-cell table:number-columns-repeated="11"/>
          <table:table-cell office:value-type="string" calcext:value-type="string">
            <text:p>(Cliente,Puerto) ('127.0.0.1', 33076) Dato recibido /|1043|147 Resultado 7Horainicio10:00:02Horafinal10:01:04tiempotranscurrido 61.3208642006</text:p>
          </table:table-cell>
          <table:table-cell table:number-columns-repeated="12"/>
          <table:table-cell office:value-type="string" calcext:value-type="string">
            <text:p>(Cliente,Puerto) ('127.0.0.1', 37742) Dato recibido /|1043|147 Resultado 7Horainicio09:41:43Horafinal09:42:43tiempotranscurrido 60.0599701405</text:p>
          </table:table-cell>
          <table:table-cell table:number-columns-repeated="11"/>
          <table:table-cell office:value-type="string" calcext:value-type="string">
            <text:p>(Cliente,Puerto) ('127.0.0.1', 42088) Dato recibido /|1043|147 Resultado 7Horainicio09:44:04Horafinal09:45:04tiempotranscurrido 60.0605530739</text:p>
          </table:table-cell>
          <table:table-cell table:number-columns-repeated="12"/>
          <table:table-cell office:value-type="string" calcext:value-type="string">
            <text:p>(Cliente,Puerto) ('127.0.0.1', 33228) Dato recibido /|1043|147 Resultado 7Horainicio10:00:04Horafinal10:01:04tiempotranscurrido 60.07248115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46) Dato recibido /|1043|147 Resultado 7Horainicio09:32:15Horafinal09:33:15tiempotranscurrido 60.0678958893</text:p>
          </table:table-cell>
          <table:table-cell table:number-columns-repeated="11"/>
          <table:table-cell office:value-type="string" calcext:value-type="string">
            <text:p>(Cliente,Puerto) ('127.0.0.1', 35266) Dato recibido /|1043|147 Resultado 7Horainicio10:43:07Horafinal10:44:07tiempotranscurrido 60.0595068932</text:p>
          </table:table-cell>
          <table:table-cell table:number-columns-repeated="11"/>
          <table:table-cell office:value-type="string" calcext:value-type="string">
            <text:p>(Cliente,Puerto) ('127.0.0.1', 33508) Dato recibido /|1043|147 Resultado 7Horainicio10:00:03Horafinal10:01:04tiempotranscurrido 60.9601938725</text:p>
          </table:table-cell>
          <table:table-cell table:number-columns-repeated="12"/>
          <table:table-cell office:value-type="string" calcext:value-type="string">
            <text:p>(Cliente,Puerto) ('127.0.0.1', 37762) Dato recibido /|1043|147 Resultado 7Horainicio09:41:43Horafinal09:42:43tiempotranscurrido 60.0581810474</text:p>
          </table:table-cell>
          <table:table-cell table:number-columns-repeated="11"/>
          <table:table-cell office:value-type="string" calcext:value-type="string">
            <text:p>(Cliente,Puerto) ('127.0.0.1', 42098) Dato recibido /|1043|147 Resultado 7Horainicio09:44:04Horafinal09:45:04tiempotranscurrido 60.0579178333</text:p>
          </table:table-cell>
          <table:table-cell table:number-columns-repeated="12"/>
          <table:table-cell office:value-type="string" calcext:value-type="string">
            <text:p>(Cliente,Puerto) ('127.0.0.1', 33366) Dato recibido /|1043|147 Resultado 7Horainicio10:00:03Horafinal10:01:04tiempotranscurrido 61.04151391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48) Dato recibido /|1043|147 Resultado 7Horainicio09:32:15Horafinal09:33:15tiempotranscurrido 60.0651378632</text:p>
          </table:table-cell>
          <table:table-cell table:number-columns-repeated="11"/>
          <table:table-cell office:value-type="string" calcext:value-type="string">
            <text:p>(Cliente,Puerto) ('127.0.0.1', 35262) Dato recibido /|1043|147 Resultado 7Horainicio10:43:07Horafinal10:44:07tiempotranscurrido 60.0673470497</text:p>
          </table:table-cell>
          <table:table-cell table:number-columns-repeated="11"/>
          <table:table-cell office:value-type="string" calcext:value-type="string">
            <text:p>(Cliente,Puerto) ('127.0.0.1', 33388) Dato recibido /|1043|147 Resultado 7Horainicio10:00:03Horafinal10:01:04tiempotranscurrido 61.0341119766</text:p>
          </table:table-cell>
          <table:table-cell table:number-columns-repeated="12"/>
          <table:table-cell office:value-type="string" calcext:value-type="string">
            <text:p>(Cliente,Puerto) ('127.0.0.1', 37776) Dato recibido /|1043|147 Resultado 7Horainicio09:41:43Horafinal09:42:43tiempotranscurrido 60.0576581955</text:p>
          </table:table-cell>
          <table:table-cell table:number-columns-repeated="11"/>
          <table:table-cell office:value-type="string" calcext:value-type="string">
            <text:p>(Cliente,Puerto) ('127.0.0.1', 42096) Dato recibido /|1043|147 Resultado 7Horainicio09:44:04Horafinal09:45:04tiempotranscurrido 60.0586080551</text:p>
          </table:table-cell>
          <table:table-cell table:number-columns-repeated="12"/>
          <table:table-cell office:value-type="string" calcext:value-type="string">
            <text:p>(Cliente,Puerto) ('127.0.0.1', 33076) Dato recibido /|1043|147 Resultado 7Horainicio10:00:02Horafinal10:01:04tiempotranscurrido 61.32086420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04) Dato recibido /|1043|147 Resultado 7Horainicio09:32:15Horafinal09:33:15tiempotranscurrido 60.067702055</text:p>
          </table:table-cell>
          <table:table-cell table:number-columns-repeated="11"/>
          <table:table-cell office:value-type="string" calcext:value-type="string">
            <text:p>(Cliente,Puerto) ('127.0.0.1', 34772) Dato recibido /|1043|147 Resultado 7Horainicio10:43:07Horafinal10:44:07tiempotranscurrido 60.0671401024</text:p>
          </table:table-cell>
          <table:table-cell table:number-columns-repeated="11"/>
          <table:table-cell office:value-type="string" calcext:value-type="string">
            <text:p>(Cliente,Puerto) ('127.0.0.1', 32942) Dato recibido /|1043|147 Resultado 7Horainicio10:00:02Horafinal10:01:04tiempotranscurrido 61.3925771713</text:p>
          </table:table-cell>
          <table:table-cell table:number-columns-repeated="12"/>
          <table:table-cell office:value-type="string" calcext:value-type="string">
            <text:p>(Cliente,Puerto) ('127.0.0.1', 37740) Dato recibido /|1043|147 Resultado 7Horainicio09:41:43Horafinal09:42:43tiempotranscurrido 60.0600950718</text:p>
          </table:table-cell>
          <table:table-cell table:number-columns-repeated="11"/>
          <table:table-cell office:value-type="string" calcext:value-type="string">
            <text:p>(Cliente,Puerto) ('127.0.0.1', 42092) Dato recibido /|1043|147 Resultado 7Horainicio09:44:04Horafinal09:45:04tiempotranscurrido 60.059953928</text:p>
          </table:table-cell>
          <table:table-cell table:number-columns-repeated="12"/>
          <table:table-cell office:value-type="string" calcext:value-type="string">
            <text:p>(Cliente,Puerto) ('127.0.0.1', 33508) Dato recibido /|1043|147 Resultado 7Horainicio10:00:03Horafinal10:01:04tiempotranscurrido 60.96019387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70) Dato recibido /|1043|147 Resultado 7Horainicio09:32:15Horafinal09:33:15tiempotranscurrido 60.0703928471</text:p>
          </table:table-cell>
          <table:table-cell table:number-columns-repeated="11"/>
          <table:table-cell office:value-type="string" calcext:value-type="string">
            <text:p>(Cliente,Puerto) ('127.0.0.1', 35274) Dato recibido /|1043|147 Resultado 7Horainicio10:43:07Horafinal10:44:07tiempotranscurrido 60.0695941448</text:p>
          </table:table-cell>
          <table:table-cell table:number-columns-repeated="11"/>
          <table:table-cell office:value-type="string" calcext:value-type="string">
            <text:p>(Cliente,Puerto) ('127.0.0.1', 33216) Dato recibido /|1043|147 Resultado 7Horainicio10:00:03Horafinal10:01:04tiempotranscurrido 61.2205719948</text:p>
          </table:table-cell>
          <table:table-cell table:number-columns-repeated="12"/>
          <table:table-cell office:value-type="string" calcext:value-type="string">
            <text:p>(Cliente,Puerto) ('127.0.0.1', 37750) Dato recibido /|1043|147 Resultado 7Horainicio09:41:43Horafinal09:42:43tiempotranscurrido 60.0585899353</text:p>
          </table:table-cell>
          <table:table-cell table:number-columns-repeated="11"/>
          <table:table-cell office:value-type="string" calcext:value-type="string">
            <text:p>(Cliente,Puerto) ('127.0.0.1', 42090) Dato recibido /|1043|147 Resultado 7Horainicio09:44:04Horafinal09:45:04tiempotranscurrido 60.0606770515</text:p>
          </table:table-cell>
          <table:table-cell table:number-columns-repeated="12"/>
          <table:table-cell office:value-type="string" calcext:value-type="string">
            <text:p>(Cliente,Puerto) ('127.0.0.1', 33388) Dato recibido /|1043|147 Resultado 7Horainicio10:00:03Horafinal10:01:04tiempotranscurrido 61.03411197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94) Dato recibido /|1043|147 Resultado 7Horainicio09:32:15Horafinal09:33:15tiempotranscurrido 60.0734770298</text:p>
          </table:table-cell>
          <table:table-cell table:number-columns-repeated="11"/>
          <table:table-cell office:value-type="string" calcext:value-type="string">
            <text:p>(Cliente,Puerto) ('127.0.0.1', 35296) Dato recibido /|1043|147 Resultado 7Horainicio10:43:07Horafinal10:44:07tiempotranscurrido 60.063190937</text:p>
          </table:table-cell>
          <table:table-cell table:number-columns-repeated="11"/>
          <table:table-cell office:value-type="string" calcext:value-type="string">
            <text:p>(Cliente,Puerto) ('127.0.0.1', 32852) Dato recibido /|1043|147 Resultado 7Horainicio10:00:02Horafinal10:01:04tiempotranscurrido 61.4469759464</text:p>
          </table:table-cell>
          <table:table-cell table:number-columns-repeated="12"/>
          <table:table-cell office:value-type="string" calcext:value-type="string">
            <text:p>(Cliente,Puerto) ('127.0.0.1', 37754) Dato recibido /|1043|147 Resultado 7Horainicio09:41:43Horafinal09:42:43tiempotranscurrido 60.0574300289</text:p>
          </table:table-cell>
          <table:table-cell table:number-columns-repeated="11"/>
          <table:table-cell office:value-type="string" calcext:value-type="string">
            <text:p>(Cliente,Puerto) ('127.0.0.1', 42094) Dato recibido /|1043|147 Resultado 7Horainicio09:44:04Horafinal09:45:04tiempotranscurrido 60.0601029396</text:p>
          </table:table-cell>
          <table:table-cell table:number-columns-repeated="12"/>
          <table:table-cell office:value-type="string" calcext:value-type="string">
            <text:p>(Cliente,Puerto) ('127.0.0.1', 32942) Dato recibido /|1043|147 Resultado 7Horainicio10:00:02Horafinal10:01:04tiempotranscurrido 61.392577171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62) Dato recibido /|1043|147 Resultado 7Horainicio09:32:15Horafinal09:33:15tiempotranscurrido 60.0714118481</text:p>
          </table:table-cell>
          <table:table-cell table:number-columns-repeated="11"/>
          <table:table-cell office:value-type="string" calcext:value-type="string">
            <text:p>(Cliente,Puerto) ('127.0.0.1', 35286) Dato recibido /|1043|147 Resultado 7Horainicio10:43:07Horafinal10:44:07tiempotranscurrido 60.0694289207</text:p>
          </table:table-cell>
          <table:table-cell table:number-columns-repeated="11"/>
          <table:table-cell office:value-type="string" calcext:value-type="string">
            <text:p>(Cliente,Puerto) ('127.0.0.1', 33298) Dato recibido /|1043|147 Resultado 7Horainicio10:00:03Horafinal10:01:04tiempotranscurrido 61.134428978</text:p>
          </table:table-cell>
          <table:table-cell table:number-columns-repeated="12"/>
          <table:table-cell office:value-type="string" calcext:value-type="string">
            <text:p>(Cliente,Puerto) ('127.0.0.1', 37792) Dato recibido /|1043|147 Resultado 7Horainicio09:41:43Horafinal09:42:43tiempotranscurrido 60.0588569641</text:p>
          </table:table-cell>
          <table:table-cell table:number-columns-repeated="11"/>
          <table:table-cell office:value-type="string" calcext:value-type="string">
            <text:p>(Cliente,Puerto) ('127.0.0.1', 42054) Dato recibido /|1043|147 Resultado 7Horainicio09:44:04Horafinal09:45:04tiempotranscurrido 60.0609221458</text:p>
          </table:table-cell>
          <table:table-cell table:number-columns-repeated="12"/>
          <table:table-cell office:value-type="string" calcext:value-type="string">
            <text:p>(Cliente,Puerto) ('127.0.0.1', 33216) Dato recibido /|1043|147 Resultado 7Horainicio10:00:03Horafinal10:01:04tiempotranscurrido 61.22057199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52) Dato recibido /|1043|147 Resultado 7Horainicio09:32:15Horafinal09:33:15tiempotranscurrido 60.0709121227</text:p>
          </table:table-cell>
          <table:table-cell table:number-columns-repeated="11"/>
          <table:table-cell office:value-type="string" calcext:value-type="string">
            <text:p>(Cliente,Puerto) ('127.0.0.1', 35428) Dato recibido /|1043|147 Resultado 7Horainicio10:43:07Horafinal10:44:07tiempotranscurrido 60.0556540489</text:p>
          </table:table-cell>
          <table:table-cell table:number-columns-repeated="11"/>
          <table:table-cell office:value-type="string" calcext:value-type="string">
            <text:p>(Cliente,Puerto) ('127.0.0.1', 32998) Dato recibido /|1043|147 Resultado 7Horainicio10:00:02Horafinal10:01:04tiempotranscurrido 61.379707098</text:p>
          </table:table-cell>
          <table:table-cell table:number-columns-repeated="12"/>
          <table:table-cell office:value-type="string" calcext:value-type="string">
            <text:p>(Cliente,Puerto) ('127.0.0.1', 37794) Dato recibido /|1043|147 Resultado 7Horainicio09:41:43Horafinal09:42:43tiempotranscurrido 60.058631897</text:p>
          </table:table-cell>
          <table:table-cell table:number-columns-repeated="11"/>
          <table:table-cell office:value-type="string" calcext:value-type="string">
            <text:p>(Cliente,Puerto) ('127.0.0.1', 42102) Dato recibido /|1043|147 Resultado 7Horainicio09:44:04Horafinal09:45:04tiempotranscurrido 60.0608658791</text:p>
          </table:table-cell>
          <table:table-cell table:number-columns-repeated="12"/>
          <table:table-cell office:value-type="string" calcext:value-type="string">
            <text:p>(Cliente,Puerto) ('127.0.0.1', 32852) Dato recibido /|1043|147 Resultado 7Horainicio10:00:02Horafinal10:01:04tiempotranscurrido 61.446975946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50) Dato recibido /|1043|147 Resultado 7Horainicio09:32:15Horafinal09:33:15tiempotranscurrido 60.0715789795</text:p>
          </table:table-cell>
          <table:table-cell table:number-columns-repeated="11"/>
          <table:table-cell office:value-type="string" calcext:value-type="string">
            <text:p>(Cliente,Puerto) ('127.0.0.1', 35318) Dato recibido /|1043|147 Resultado 7Horainicio10:43:07Horafinal10:44:07tiempotranscurrido 60.0658068657</text:p>
          </table:table-cell>
          <table:table-cell table:number-columns-repeated="11"/>
          <table:table-cell office:value-type="string" calcext:value-type="string">
            <text:p>(Cliente,Puerto) ('127.0.0.1', 33866) Dato recibido /|1043|147 Resultado 7Horainicio10:00:03Horafinal10:01:04tiempotranscurrido 60.7220189571</text:p>
          </table:table-cell>
          <table:table-cell table:number-columns-repeated="12"/>
          <table:table-cell office:value-type="string" calcext:value-type="string">
            <text:p>(Cliente,Puerto) ('127.0.0.1', 37798) Dato recibido /|1043|147 Resultado 7Horainicio09:41:43Horafinal09:42:43tiempotranscurrido 60.05834198</text:p>
          </table:table-cell>
          <table:table-cell table:number-columns-repeated="11"/>
          <table:table-cell office:value-type="string" calcext:value-type="string">
            <text:p>(Cliente,Puerto) ('127.0.0.1', 42112) Dato recibido /|1043|147 Resultado 7Horainicio09:44:04Horafinal09:45:04tiempotranscurrido 60.0589840412</text:p>
          </table:table-cell>
          <table:table-cell table:number-columns-repeated="12"/>
          <table:table-cell office:value-type="string" calcext:value-type="string">
            <text:p>(Cliente,Puerto) ('127.0.0.1', 33298) Dato recibido /|1043|147 Resultado 7Horainicio10:00:03Horafinal10:01:04tiempotranscurrido 61.1344289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56) Dato recibido /|1043|147 Resultado 7Horainicio09:32:15Horafinal09:33:15tiempotranscurrido 60.073084116</text:p>
          </table:table-cell>
          <table:table-cell table:number-columns-repeated="11"/>
          <table:table-cell office:value-type="string" calcext:value-type="string">
            <text:p>(Cliente,Puerto) ('127.0.0.1', 35352) Dato recibido /|1043|147 Resultado 7Horainicio10:43:07Horafinal10:44:07tiempotranscurrido 60.0695919991</text:p>
          </table:table-cell>
          <table:table-cell table:number-columns-repeated="11"/>
          <table:table-cell office:value-type="string" calcext:value-type="string">
            <text:p>(Cliente,Puerto) ('127.0.0.1', 33414) Dato recibido /|1043|147 Resultado 7Horainicio10:00:03Horafinal10:01:04tiempotranscurrido 61.0130589008</text:p>
          </table:table-cell>
          <table:table-cell table:number-columns-repeated="12"/>
          <table:table-cell office:value-type="string" calcext:value-type="string">
            <text:p>(Cliente,Puerto) ('127.0.0.1', 37810) Dato recibido /|1043|147 Resultado 7Horainicio09:41:43Horafinal09:42:43tiempotranscurrido 60.0574300289</text:p>
          </table:table-cell>
          <table:table-cell table:number-columns-repeated="11"/>
          <table:table-cell office:value-type="string" calcext:value-type="string">
            <text:p>(Cliente,Puerto) ('127.0.0.1', 42108) Dato recibido /|1043|147 Resultado 7Horainicio09:44:04Horafinal09:45:04tiempotranscurrido 60.0599870682</text:p>
          </table:table-cell>
          <table:table-cell table:number-columns-repeated="12"/>
          <table:table-cell office:value-type="string" calcext:value-type="string">
            <text:p>(Cliente,Puerto) ('127.0.0.1', 32998) Dato recibido /|1043|147 Resultado 7Horainicio10:00:02Horafinal10:01:04tiempotranscurrido 61.3797070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06) Dato recibido /|1043|147 Resultado 7Horainicio09:32:15Horafinal09:33:15tiempotranscurrido 60.0695309639</text:p>
          </table:table-cell>
          <table:table-cell table:number-columns-repeated="11"/>
          <table:table-cell office:value-type="string" calcext:value-type="string">
            <text:p>(Cliente,Puerto) ('127.0.0.1', 35408) Dato recibido /|1043|147 Resultado 7Horainicio10:43:07Horafinal10:44:07tiempotranscurrido 60.0693230629</text:p>
          </table:table-cell>
          <table:table-cell table:number-columns-repeated="11"/>
          <table:table-cell office:value-type="string" calcext:value-type="string">
            <text:p>(Cliente,Puerto) ('127.0.0.1', 33162) Dato recibido /|1043|147 Resultado 7Horainicio10:00:03Horafinal10:01:04tiempotranscurrido 61.2615818977</text:p>
          </table:table-cell>
          <table:table-cell table:number-columns-repeated="12"/>
          <table:table-cell office:value-type="string" calcext:value-type="string">
            <text:p>(Cliente,Puerto) ('127.0.0.1', 37812) Dato recibido /|1043|147 Resultado 7Horainicio09:41:43Horafinal09:42:43tiempotranscurrido 60.0571839809</text:p>
          </table:table-cell>
          <table:table-cell table:number-columns-repeated="11"/>
          <table:table-cell office:value-type="string" calcext:value-type="string">
            <text:p>(Cliente,Puerto) ('127.0.0.1', 42118) Dato recibido /|1043|147 Resultado 7Horainicio09:44:04Horafinal09:45:04tiempotranscurrido 60.05798316</text:p>
          </table:table-cell>
          <table:table-cell table:number-columns-repeated="12"/>
          <table:table-cell office:value-type="string" calcext:value-type="string">
            <text:p>(Cliente,Puerto) ('127.0.0.1', 33866) Dato recibido /|1043|147 Resultado 7Horainicio10:00:03Horafinal10:01:04tiempotranscurrido 60.722018957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04) Dato recibido /|1043|147 Resultado 7Horainicio09:32:15Horafinal09:33:15tiempotranscurrido 60.071696043</text:p>
          </table:table-cell>
          <table:table-cell table:number-columns-repeated="11"/>
          <table:table-cell office:value-type="string" calcext:value-type="string">
            <text:p>(Cliente,Puerto) ('127.0.0.1', 35462) Dato recibido /|1043|147 Resultado 7Horainicio10:43:07Horafinal10:44:07tiempotranscurrido 60.0539040565</text:p>
          </table:table-cell>
          <table:table-cell table:number-columns-repeated="11"/>
          <table:table-cell office:value-type="string" calcext:value-type="string">
            <text:p>(Cliente,Puerto) ('127.0.0.1', 32900) Dato recibido /|1043|147 Resultado 7Horainicio10:00:02Horafinal10:01:04tiempotranscurrido 61.4202549458</text:p>
          </table:table-cell>
          <table:table-cell table:number-columns-repeated="12"/>
          <table:table-cell office:value-type="string" calcext:value-type="string">
            <text:p>(Cliente,Puerto) ('127.0.0.1', 37780) Dato recibido /|1043|147 Resultado 7Horainicio09:41:43Horafinal09:42:43tiempotranscurrido 60.0606839657</text:p>
          </table:table-cell>
          <table:table-cell table:number-columns-repeated="11"/>
          <table:table-cell office:value-type="string" calcext:value-type="string">
            <text:p>(Cliente,Puerto) ('127.0.0.1', 42110) Dato recibido /|1043|147 Resultado 7Horainicio09:44:04Horafinal09:45:04tiempotranscurrido 60.0597429276</text:p>
          </table:table-cell>
          <table:table-cell table:number-columns-repeated="12"/>
          <table:table-cell office:value-type="string" calcext:value-type="string">
            <text:p>(Cliente,Puerto) ('127.0.0.1', 33414) Dato recibido /|1043|147 Resultado 7Horainicio10:00:03Horafinal10:01:04tiempotranscurrido 61.013058900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02) Dato recibido /|1043|147 Resultado 7Horainicio09:32:15Horafinal09:33:15tiempotranscurrido 60.0741980076</text:p>
          </table:table-cell>
          <table:table-cell table:number-columns-repeated="11"/>
          <table:table-cell office:value-type="string" calcext:value-type="string">
            <text:p>(Cliente,Puerto) ('127.0.0.1', 35430) Dato recibido /|1043|147 Resultado 7Horainicio10:43:07Horafinal10:44:07tiempotranscurrido 60.0660488605</text:p>
          </table:table-cell>
          <table:table-cell table:number-columns-repeated="11"/>
          <table:table-cell office:value-type="string" calcext:value-type="string">
            <text:p>(Cliente,Puerto) ('127.0.0.1', 33202) Dato recibido /|1043|147 Resultado 7Horainicio10:00:04Horafinal10:01:04tiempotranscurrido 60.067620039</text:p>
          </table:table-cell>
          <table:table-cell table:number-columns-repeated="12"/>
          <table:table-cell office:value-type="string" calcext:value-type="string">
            <text:p>(Cliente,Puerto) ('127.0.0.1', 37784) Dato recibido /|1043|147 Resultado 7Horainicio09:41:43Horafinal09:42:43tiempotranscurrido 60.0607721806</text:p>
          </table:table-cell>
          <table:table-cell table:number-columns-repeated="11"/>
          <table:table-cell office:value-type="string" calcext:value-type="string">
            <text:p>(Cliente,Puerto) ('127.0.0.1', 42106) Dato recibido /|1043|147 Resultado 7Horainicio09:44:04Horafinal09:45:04tiempotranscurrido 60.0605499744</text:p>
          </table:table-cell>
          <table:table-cell table:number-columns-repeated="12"/>
          <table:table-cell office:value-type="string" calcext:value-type="string">
            <text:p>(Cliente,Puerto) ('127.0.0.1', 33162) Dato recibido /|1043|147 Resultado 7Horainicio10:00:03Horafinal10:01:04tiempotranscurrido 61.261581897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00) Dato recibido /|1043|147 Resultado 7Horainicio09:32:15Horafinal09:33:15tiempotranscurrido 60.0580480099</text:p>
          </table:table-cell>
          <table:table-cell table:number-columns-repeated="11"/>
          <table:table-cell office:value-type="string" calcext:value-type="string">
            <text:p>(Cliente,Puerto) ('127.0.0.1', 35478) Dato recibido /|1043|147 Resultado 7Horainicio10:43:07Horafinal10:44:07tiempotranscurrido 60.0702559948</text:p>
          </table:table-cell>
          <table:table-cell table:number-columns-repeated="11"/>
          <table:table-cell office:value-type="string" calcext:value-type="string">
            <text:p>(Cliente,Puerto) ('127.0.0.1', 34090) Dato recibido /|1043|147 Resultado 7Horainicio10:00:03Horafinal10:01:04tiempotranscurrido 60.6549780369</text:p>
          </table:table-cell>
          <table:table-cell table:number-columns-repeated="12"/>
          <table:table-cell office:value-type="string" calcext:value-type="string">
            <text:p>(Cliente,Puerto) ('127.0.0.1', 37790) Dato recibido /|1043|147 Resultado 7Horainicio09:41:43Horafinal09:42:43tiempotranscurrido 60.0603811741</text:p>
          </table:table-cell>
          <table:table-cell table:number-columns-repeated="11"/>
          <table:table-cell office:value-type="string" calcext:value-type="string">
            <text:p>(Cliente,Puerto) ('127.0.0.1', 42122) Dato recibido /|1043|147 Resultado 7Horainicio09:44:04Horafinal09:45:04tiempotranscurrido 60.0575559139</text:p>
          </table:table-cell>
          <table:table-cell table:number-columns-repeated="12"/>
          <table:table-cell office:value-type="string" calcext:value-type="string">
            <text:p>(Cliente,Puerto) ('127.0.0.1', 32900) Dato recibido /|1043|147 Resultado 7Horainicio10:00:02Horafinal10:01:04tiempotranscurrido 61.420254945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196) Dato recibido /|1043|147 Resultado 7Horainicio09:32:15Horafinal09:33:15tiempotranscurrido 60.2791190147</text:p>
          </table:table-cell>
          <table:table-cell table:number-columns-repeated="11"/>
          <table:table-cell office:value-type="string" calcext:value-type="string">
            <text:p>(Cliente,Puerto) ('127.0.0.1', 35436) Dato recibido /|1043|147 Resultado 7Horainicio10:43:07Horafinal10:44:07tiempotranscurrido 60.0671019554</text:p>
          </table:table-cell>
          <table:table-cell table:number-columns-repeated="11"/>
          <table:table-cell office:value-type="string" calcext:value-type="string">
            <text:p>(Cliente,Puerto) ('127.0.0.1', 32910) Dato recibido /|1043|147 Resultado 7Horainicio10:00:02Horafinal10:01:04tiempotranscurrido 61.4138438702</text:p>
          </table:table-cell>
          <table:table-cell table:number-columns-repeated="12"/>
          <table:table-cell office:value-type="string" calcext:value-type="string">
            <text:p>(Cliente,Puerto) ('127.0.0.1', 37808) Dato recibido /|1043|147 Resultado 7Horainicio09:41:43Horafinal09:42:43tiempotranscurrido 60.0606529713</text:p>
          </table:table-cell>
          <table:table-cell table:number-columns-repeated="11"/>
          <table:table-cell office:value-type="string" calcext:value-type="string">
            <text:p>(Cliente,Puerto) ('127.0.0.1', 42120) Dato recibido /|1043|147 Resultado 7Horainicio09:44:04Horafinal09:45:04tiempotranscurrido 60.0579640865</text:p>
          </table:table-cell>
          <table:table-cell table:number-columns-repeated="12"/>
          <table:table-cell office:value-type="string" calcext:value-type="string">
            <text:p>(Cliente,Puerto) ('127.0.0.1', 33202) Dato recibido /|1043|147 Resultado 7Horainicio10:00:04Horafinal10:01:04tiempotranscurrido 60.0676200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30) Dato recibido /|1043|147 Resultado 7Horainicio09:32:15Horafinal09:33:15tiempotranscurrido 60.2832520008</text:p>
          </table:table-cell>
          <table:table-cell table:number-columns-repeated="11"/>
          <table:table-cell office:value-type="string" calcext:value-type="string">
            <text:p>(Cliente,Puerto) ('127.0.0.1', 35504) Dato recibido /|1043|147 Resultado 7Horainicio10:43:07Horafinal10:44:07tiempotranscurrido 60.0403678417</text:p>
          </table:table-cell>
          <table:table-cell table:number-columns-repeated="11"/>
          <table:table-cell office:value-type="string" calcext:value-type="string">
            <text:p>(Cliente,Puerto) ('127.0.0.1', 32842) Dato recibido /|1043|147 Resultado 7Horainicio10:00:02Horafinal10:01:04tiempotranscurrido 61.4717009068</text:p>
          </table:table-cell>
          <table:table-cell table:number-columns-repeated="12"/>
          <table:table-cell office:value-type="string" calcext:value-type="string">
            <text:p>(Cliente,Puerto) ('127.0.0.1', 37830) Dato recibido /|1043|147 Resultado 7Horainicio09:41:43Horafinal09:42:43tiempotranscurrido 60.0600011349</text:p>
          </table:table-cell>
          <table:table-cell table:number-columns-repeated="11"/>
          <table:table-cell office:value-type="string" calcext:value-type="string">
            <text:p>(Cliente,Puerto) ('127.0.0.1', 42132) Dato recibido /|1043|147 Resultado 7Horainicio09:44:04Horafinal09:45:04tiempotranscurrido 60.0600368977</text:p>
          </table:table-cell>
          <table:table-cell table:number-columns-repeated="12"/>
          <table:table-cell office:value-type="string" calcext:value-type="string">
            <text:p>(Cliente,Puerto) ('127.0.0.1', 34090) Dato recibido /|1043|147 Resultado 7Horainicio10:00:03Horafinal10:01:04tiempotranscurrido 60.65497803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38) Dato recibido /|1043|147 Resultado 7Horainicio09:32:15Horafinal09:33:15tiempotranscurrido 60.0683691502</text:p>
          </table:table-cell>
          <table:table-cell table:number-columns-repeated="11"/>
          <table:table-cell office:value-type="string" calcext:value-type="string">
            <text:p>(Cliente,Puerto) ('127.0.0.1', 35480) Dato recibido /|1043|147 Resultado 7Horainicio10:43:07Horafinal10:44:07tiempotranscurrido 60.0694708824</text:p>
          </table:table-cell>
          <table:table-cell table:number-columns-repeated="11"/>
          <table:table-cell office:value-type="string" calcext:value-type="string">
            <text:p>(Cliente,Puerto) ('127.0.0.1', 33344) Dato recibido /|1043|147 Resultado 7Horainicio10:00:03Horafinal10:01:04tiempotranscurrido 61.0788531303</text:p>
          </table:table-cell>
          <table:table-cell table:number-columns-repeated="12"/>
          <table:table-cell office:value-type="string" calcext:value-type="string">
            <text:p>(Cliente,Puerto) ('127.0.0.1', 37850) Dato recibido /|1043|147 Resultado 7Horainicio09:41:43Horafinal09:42:43tiempotranscurrido 60.0568978786</text:p>
          </table:table-cell>
          <table:table-cell table:number-columns-repeated="11"/>
          <table:table-cell office:value-type="string" calcext:value-type="string">
            <text:p>(Cliente,Puerto) ('127.0.0.1', 42114) Dato recibido /|1043|147 Resultado 7Horainicio09:44:04Horafinal09:45:04tiempotranscurrido 60.059112072</text:p>
          </table:table-cell>
          <table:table-cell table:number-columns-repeated="12"/>
          <table:table-cell office:value-type="string" calcext:value-type="string">
            <text:p>(Cliente,Puerto) ('127.0.0.1', 32910) Dato recibido /|1043|147 Resultado 7Horainicio10:00:02Horafinal10:01:04tiempotranscurrido 61.413843870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12) Dato recibido /|1043|147 Resultado 7Horainicio09:32:15Horafinal09:33:15tiempotranscurrido 60.0687811375</text:p>
          </table:table-cell>
          <table:table-cell table:number-columns-repeated="11"/>
          <table:table-cell office:value-type="string" calcext:value-type="string">
            <text:p>(Cliente,Puerto) ('127.0.0.1', 35496) Dato recibido /|1043|147 Resultado 7Horainicio10:43:07Horafinal10:44:07tiempotranscurrido 60.0689108372</text:p>
          </table:table-cell>
          <table:table-cell table:number-columns-repeated="11"/>
          <table:table-cell office:value-type="string" calcext:value-type="string">
            <text:p>(Cliente,Puerto) ('127.0.0.1', 33046) Dato recibido /|1043|147 Resultado 7Horainicio10:00:02Horafinal10:01:04tiempotranscurrido 61.3464579582</text:p>
          </table:table-cell>
          <table:table-cell table:number-columns-repeated="12"/>
          <table:table-cell office:value-type="string" calcext:value-type="string">
            <text:p>(Cliente,Puerto) ('127.0.0.1', 37840) Dato recibido /|1043|147 Resultado 7Horainicio09:41:43Horafinal09:42:43tiempotranscurrido 60.0586111546</text:p>
          </table:table-cell>
          <table:table-cell table:number-columns-repeated="11"/>
          <table:table-cell office:value-type="string" calcext:value-type="string">
            <text:p>(Cliente,Puerto) ('127.0.0.1', 42104) Dato recibido /|1043|147 Resultado 7Horainicio09:44:04Horafinal09:45:04tiempotranscurrido 60.0612769127</text:p>
          </table:table-cell>
          <table:table-cell table:number-columns-repeated="12"/>
          <table:table-cell office:value-type="string" calcext:value-type="string">
            <text:p>(Cliente,Puerto) ('127.0.0.1', 32842) Dato recibido /|1043|147 Resultado 7Horainicio10:00:02Horafinal10:01:04tiempotranscurrido 61.471700906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10) Dato recibido /|1043|147 Resultado 7Horainicio09:32:15Horafinal09:33:15tiempotranscurrido 60.0742340088</text:p>
          </table:table-cell>
          <table:table-cell table:number-columns-repeated="11"/>
          <table:table-cell office:value-type="string" calcext:value-type="string">
            <text:p>(Cliente,Puerto) ('127.0.0.1', 35484) Dato recibido /|1043|147 Resultado 7Horainicio10:43:07Horafinal10:44:07tiempotranscurrido 60.0663900375</text:p>
          </table:table-cell>
          <table:table-cell table:number-columns-repeated="11"/>
          <table:table-cell office:value-type="string" calcext:value-type="string">
            <text:p>(Cliente,Puerto) ('127.0.0.1', 33166) Dato recibido /|1043|147 Resultado 7Horainicio10:00:03Horafinal10:01:04tiempotranscurrido 61.2572479248</text:p>
          </table:table-cell>
          <table:table-cell table:number-columns-repeated="12"/>
          <table:table-cell office:value-type="string" calcext:value-type="string">
            <text:p>(Cliente,Puerto) ('127.0.0.1', 37834) Dato recibido /|1043|147 Resultado 7Horainicio09:41:43Horafinal09:42:43tiempotranscurrido 60.0596950054</text:p>
          </table:table-cell>
          <table:table-cell table:number-columns-repeated="11"/>
          <table:table-cell office:value-type="string" calcext:value-type="string">
            <text:p>(Cliente,Puerto) ('127.0.0.1', 42136) Dato recibido /|1043|147 Resultado 7Horainicio09:44:04Horafinal09:45:04tiempotranscurrido 60.0581440926</text:p>
          </table:table-cell>
          <table:table-cell table:number-columns-repeated="12"/>
          <table:table-cell office:value-type="string" calcext:value-type="string">
            <text:p>(Cliente,Puerto) ('127.0.0.1', 33344) Dato recibido /|1043|147 Resultado 7Horainicio10:00:03Horafinal10:01:04tiempotranscurrido 61.07885313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92) Dato recibido /|1043|147 Resultado 7Horainicio09:32:15Horafinal09:33:15tiempotranscurrido 60.0674841404</text:p>
          </table:table-cell>
          <table:table-cell table:number-columns-repeated="11"/>
          <table:table-cell office:value-type="string" calcext:value-type="string">
            <text:p>(Cliente,Puerto) ('127.0.0.1', 35040) Dato recibido /|1043|147 Resultado 7Horainicio10:43:07Horafinal10:44:07tiempotranscurrido 60.0696451664</text:p>
          </table:table-cell>
          <table:table-cell table:number-columns-repeated="11"/>
          <table:table-cell office:value-type="string" calcext:value-type="string">
            <text:p>(Cliente,Puerto) ('127.0.0.1', 34622) Dato recibido /|1043|147 Resultado 7Horainicio10:00:03Horafinal10:01:04tiempotranscurrido 60.3744261265</text:p>
          </table:table-cell>
          <table:table-cell table:number-columns-repeated="12"/>
          <table:table-cell office:value-type="string" calcext:value-type="string">
            <text:p>(Cliente,Puerto) ('127.0.0.1', 37838) Dato recibido /|1043|147 Resultado 7Horainicio09:41:43Horafinal09:42:43tiempotranscurrido 60.0591731071</text:p>
          </table:table-cell>
          <table:table-cell table:number-columns-repeated="11"/>
          <table:table-cell office:value-type="string" calcext:value-type="string">
            <text:p>(Cliente,Puerto) ('127.0.0.1', 42134) Dato recibido /|1043|147 Resultado 7Horainicio09:44:04Horafinal09:45:04tiempotranscurrido 60.058686018</text:p>
          </table:table-cell>
          <table:table-cell table:number-columns-repeated="12"/>
          <table:table-cell office:value-type="string" calcext:value-type="string">
            <text:p>(Cliente,Puerto) ('127.0.0.1', 33046) Dato recibido /|1043|147 Resultado 7Horainicio10:00:02Horafinal10:01:04tiempotranscurrido 61.346457958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98) Dato recibido /|1043|147 Resultado 7Horainicio09:32:15Horafinal09:33:15tiempotranscurrido 60.0689899921</text:p>
          </table:table-cell>
          <table:table-cell table:number-columns-repeated="11"/>
          <table:table-cell office:value-type="string" calcext:value-type="string">
            <text:p>(Cliente,Puerto) ('127.0.0.1', 35542) Dato recibido /|1043|147 Resultado 7Horainicio10:43:07Horafinal10:44:07tiempotranscurrido 60.0678949356</text:p>
          </table:table-cell>
          <table:table-cell table:number-columns-repeated="11"/>
          <table:table-cell office:value-type="string" calcext:value-type="string">
            <text:p>(Cliente,Puerto) ('127.0.0.1', 33032) Dato recibido /|1043|147 Resultado 7Horainicio10:00:04Horafinal10:01:04tiempotranscurrido 60.2240760326</text:p>
          </table:table-cell>
          <table:table-cell table:number-columns-repeated="12"/>
          <table:table-cell office:value-type="string" calcext:value-type="string">
            <text:p>(Cliente,Puerto) ('127.0.0.1', 37836) Dato recibido /|1043|147 Resultado 7Horainicio09:41:43Horafinal09:42:43tiempotranscurrido 60.0595428944</text:p>
          </table:table-cell>
          <table:table-cell table:number-columns-repeated="11"/>
          <table:table-cell office:value-type="string" calcext:value-type="string">
            <text:p>(Cliente,Puerto) ('127.0.0.1', 42140) Dato recibido /|1043|147 Resultado 7Horainicio09:44:04Horafinal09:45:04tiempotranscurrido 60.0578920841</text:p>
          </table:table-cell>
          <table:table-cell table:number-columns-repeated="12"/>
          <table:table-cell office:value-type="string" calcext:value-type="string">
            <text:p>(Cliente,Puerto) ('127.0.0.1', 33166) Dato recibido /|1043|147 Resultado 7Horainicio10:00:03Horafinal10:01:04tiempotranscurrido 61.25724792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90) Dato recibido /|1043|147 Resultado 7Horainicio09:32:15Horafinal09:33:15tiempotranscurrido 60.0671079159</text:p>
          </table:table-cell>
          <table:table-cell table:number-columns-repeated="11"/>
          <table:table-cell office:value-type="string" calcext:value-type="string">
            <text:p>(Cliente,Puerto) ('127.0.0.1', 35556) Dato recibido /|1043|147 Resultado 7Horainicio10:43:07Horafinal10:44:07tiempotranscurrido 60.0672860146</text:p>
          </table:table-cell>
          <table:table-cell table:number-columns-repeated="11"/>
          <table:table-cell office:value-type="string" calcext:value-type="string">
            <text:p>(Cliente,Puerto) ('127.0.0.1', 32884) Dato recibido /|1043|147 Resultado 7Horainicio10:00:02Horafinal10:01:04tiempotranscurrido 61.4313249588</text:p>
          </table:table-cell>
          <table:table-cell table:number-columns-repeated="12"/>
          <table:table-cell office:value-type="string" calcext:value-type="string">
            <text:p>(Cliente,Puerto) ('127.0.0.1', 37846) Dato recibido /|1043|147 Resultado 7Horainicio09:41:43Horafinal09:42:43tiempotranscurrido 60.0580019951</text:p>
          </table:table-cell>
          <table:table-cell table:number-columns-repeated="11"/>
          <table:table-cell office:value-type="string" calcext:value-type="string">
            <text:p>(Cliente,Puerto) ('127.0.0.1', 42128) Dato recibido /|1043|147 Resultado 7Horainicio09:44:04Horafinal09:45:04tiempotranscurrido 60.0596499443</text:p>
          </table:table-cell>
          <table:table-cell table:number-columns-repeated="12"/>
          <table:table-cell office:value-type="string" calcext:value-type="string">
            <text:p>(Cliente,Puerto) ('127.0.0.1', 34622) Dato recibido /|1043|147 Resultado 7Horainicio10:00:03Horafinal10:01:04tiempotranscurrido 60.37442612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82) Dato recibido /|1043|147 Resultado 7Horainicio09:32:15Horafinal09:33:15tiempotranscurrido 60.0688700676</text:p>
          </table:table-cell>
          <table:table-cell table:number-columns-repeated="11"/>
          <table:table-cell office:value-type="string" calcext:value-type="string">
            <text:p>(Cliente,Puerto) ('127.0.0.1', 35540) Dato recibido /|1043|147 Resultado 7Horainicio10:43:07Horafinal10:44:07tiempotranscurrido 60.0701830387</text:p>
          </table:table-cell>
          <table:table-cell table:number-columns-repeated="11"/>
          <table:table-cell office:value-type="string" calcext:value-type="string">
            <text:p>(Cliente,Puerto) ('127.0.0.1', 32988) Dato recibido /|1043|147 Resultado 7Horainicio10:00:02Horafinal10:01:04tiempotranscurrido 61.3831908703</text:p>
          </table:table-cell>
          <table:table-cell table:number-columns-repeated="12"/>
          <table:table-cell office:value-type="string" calcext:value-type="string">
            <text:p>(Cliente,Puerto) ('127.0.0.1', 37832) Dato recibido /|1043|147 Resultado 7Horainicio09:41:43Horafinal09:42:43tiempotranscurrido 60.0602800846</text:p>
          </table:table-cell>
          <table:table-cell table:number-columns-repeated="11"/>
          <table:table-cell office:value-type="string" calcext:value-type="string">
            <text:p>(Cliente,Puerto) ('127.0.0.1', 42142) Dato recibido /|1043|147 Resultado 7Horainicio09:44:04Horafinal09:45:04tiempotranscurrido 60.0576441288</text:p>
          </table:table-cell>
          <table:table-cell table:number-columns-repeated="12"/>
          <table:table-cell office:value-type="string" calcext:value-type="string">
            <text:p>(Cliente,Puerto) ('127.0.0.1', 33032) Dato recibido /|1043|147 Resultado 7Horainicio10:00:04Horafinal10:01:04tiempotranscurrido 60.22407603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76) Dato recibido /|1043|147 Resultado 7Horainicio09:32:15Horafinal09:33:15tiempotranscurrido 60.0704350471</text:p>
          </table:table-cell>
          <table:table-cell table:number-columns-repeated="11"/>
          <table:table-cell office:value-type="string" calcext:value-type="string">
            <text:p>(Cliente,Puerto) ('127.0.0.1', 35578) Dato recibido /|1043|147 Resultado 7Horainicio10:43:07Horafinal10:44:07tiempotranscurrido 60.0696070194</text:p>
          </table:table-cell>
          <table:table-cell table:number-columns-repeated="11"/>
          <table:table-cell office:value-type="string" calcext:value-type="string">
            <text:p>(Cliente,Puerto) ('127.0.0.1', 33184) Dato recibido /|1043|147 Resultado 7Horainicio10:00:03Horafinal10:01:04tiempotranscurrido 61.2411139011</text:p>
          </table:table-cell>
          <table:table-cell table:number-columns-repeated="12"/>
          <table:table-cell office:value-type="string" calcext:value-type="string">
            <text:p>(Cliente,Puerto) ('127.0.0.1', 37826) Dato recibido /|1043|147 Resultado 7Horainicio09:41:43Horafinal09:42:43tiempotranscurrido 60.0612609386</text:p>
          </table:table-cell>
          <table:table-cell table:number-columns-repeated="11"/>
          <table:table-cell office:value-type="string" calcext:value-type="string">
            <text:p>(Cliente,Puerto) ('127.0.0.1', 42130) Dato recibido /|1043|147 Resultado 7Horainicio09:44:04Horafinal09:45:04tiempotranscurrido 60.0601320267</text:p>
          </table:table-cell>
          <table:table-cell table:number-columns-repeated="12"/>
          <table:table-cell office:value-type="string" calcext:value-type="string">
            <text:p>(Cliente,Puerto) ('127.0.0.1', 32884) Dato recibido /|1043|147 Resultado 7Horainicio10:00:02Horafinal10:01:04tiempotranscurrido 61.43132495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68) Dato recibido /|1043|147 Resultado 7Horainicio09:32:15Horafinal09:33:15tiempotranscurrido 60.0668098927</text:p>
          </table:table-cell>
          <table:table-cell table:number-columns-repeated="11"/>
          <table:table-cell office:value-type="string" calcext:value-type="string">
            <text:p>(Cliente,Puerto) ('127.0.0.1', 35584) Dato recibido /|1043|147 Resultado 7Horainicio10:43:07Horafinal10:44:07tiempotranscurrido 60.0703220367</text:p>
          </table:table-cell>
          <table:table-cell table:number-columns-repeated="11"/>
          <table:table-cell office:value-type="string" calcext:value-type="string">
            <text:p>(Cliente,Puerto) ('127.0.0.1', 32878) Dato recibido /|1043|147 Resultado 7Horainicio10:00:02Horafinal10:01:04tiempotranscurrido 61.4286019802</text:p>
          </table:table-cell>
          <table:table-cell table:number-columns-repeated="12"/>
          <table:table-cell office:value-type="string" calcext:value-type="string">
            <text:p>(Cliente,Puerto) ('127.0.0.1', 37844) Dato recibido /|1043|147 Resultado 7Horainicio09:41:43Horafinal09:42:43tiempotranscurrido 60.0587260723</text:p>
          </table:table-cell>
          <table:table-cell table:number-columns-repeated="11"/>
          <table:table-cell office:value-type="string" calcext:value-type="string">
            <text:p>(Cliente,Puerto) ('127.0.0.1', 42144) Dato recibido /|1043|147 Resultado 7Horainicio09:44:04Horafinal09:45:04tiempotranscurrido 60.0574820042</text:p>
          </table:table-cell>
          <table:table-cell table:number-columns-repeated="12"/>
          <table:table-cell office:value-type="string" calcext:value-type="string">
            <text:p>(Cliente,Puerto) ('127.0.0.1', 32988) Dato recibido /|1043|147 Resultado 7Horainicio10:00:02Horafinal10:01:04tiempotranscurrido 61.383190870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64) Dato recibido /|1043|147 Resultado 7Horainicio09:32:15Horafinal09:33:15tiempotranscurrido 60.068459034</text:p>
          </table:table-cell>
          <table:table-cell table:number-columns-repeated="11"/>
          <table:table-cell office:value-type="string" calcext:value-type="string">
            <text:p>(Cliente,Puerto) ('127.0.0.1', 35592) Dato recibido /|1043|147 Resultado 7Horainicio10:43:07Horafinal10:44:07tiempotranscurrido 60.0703089237</text:p>
          </table:table-cell>
          <table:table-cell table:number-columns-repeated="11"/>
          <table:table-cell office:value-type="string" calcext:value-type="string">
            <text:p>(Cliente,Puerto) ('127.0.0.1', 33100) Dato recibido /|1043|147 Resultado 7Horainicio10:00:02Horafinal10:01:04tiempotranscurrido 61.3001139164</text:p>
          </table:table-cell>
          <table:table-cell table:number-columns-repeated="12"/>
          <table:table-cell office:value-type="string" calcext:value-type="string">
            <text:p>(Cliente,Puerto) ('127.0.0.1', 37848) Dato recibido /|1043|147 Resultado 7Horainicio09:41:43Horafinal09:42:43tiempotranscurrido 60.0582120419</text:p>
          </table:table-cell>
          <table:table-cell table:number-columns-repeated="11"/>
          <table:table-cell office:value-type="string" calcext:value-type="string">
            <text:p>(Cliente,Puerto) ('127.0.0.1', 42138) Dato recibido /|1043|147 Resultado 7Horainicio09:44:04Horafinal09:45:04tiempotranscurrido 60.0590441227</text:p>
          </table:table-cell>
          <table:table-cell table:number-columns-repeated="12"/>
          <table:table-cell office:value-type="string" calcext:value-type="string">
            <text:p>(Cliente,Puerto) ('127.0.0.1', 33184) Dato recibido /|1043|147 Resultado 7Horainicio10:00:03Horafinal10:01:04tiempotranscurrido 61.241113901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96) Dato recibido /|1043|147 Resultado 7Horainicio09:32:15Horafinal09:33:15tiempotranscurrido 60.0664360523</text:p>
          </table:table-cell>
          <table:table-cell table:number-columns-repeated="11"/>
          <table:table-cell office:value-type="string" calcext:value-type="string">
            <text:p>(Cliente,Puerto) ('127.0.0.1', 35632) Dato recibido /|1043|147 Resultado 7Horainicio10:43:07Horafinal10:44:07tiempotranscurrido 60.0668590069</text:p>
          </table:table-cell>
          <table:table-cell table:number-columns-repeated="11"/>
          <table:table-cell office:value-type="string" calcext:value-type="string">
            <text:p>(Cliente,Puerto) ('127.0.0.1', 33484) Dato recibido /|1043|147 Resultado 7Horainicio10:00:03Horafinal10:01:04tiempotranscurrido 60.9763479233</text:p>
          </table:table-cell>
          <table:table-cell table:number-columns-repeated="12"/>
          <table:table-cell office:value-type="string" calcext:value-type="string">
            <text:p>(Cliente,Puerto) ('127.0.0.1', 37842) Dato recibido /|1043|147 Resultado 7Horainicio09:41:43Horafinal09:42:43tiempotranscurrido 60.0591211319</text:p>
          </table:table-cell>
          <table:table-cell table:number-columns-repeated="11"/>
          <table:table-cell office:value-type="string" calcext:value-type="string">
            <text:p>(Cliente,Puerto) ('127.0.0.1', 42156) Dato recibido /|1043|147 Resultado 7Horainicio09:44:04Horafinal09:45:04tiempotranscurrido 60.0576581955</text:p>
          </table:table-cell>
          <table:table-cell table:number-columns-repeated="12"/>
          <table:table-cell office:value-type="string" calcext:value-type="string">
            <text:p>(Cliente,Puerto) ('127.0.0.1', 32878) Dato recibido /|1043|147 Resultado 7Horainicio10:00:02Horafinal10:01:04tiempotranscurrido 61.428601980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94) Dato recibido /|1043|147 Resultado 7Horainicio09:32:15Horafinal09:33:15tiempotranscurrido 60.0679740906</text:p>
          </table:table-cell>
          <table:table-cell table:number-columns-repeated="11"/>
          <table:table-cell office:value-type="string" calcext:value-type="string">
            <text:p>(Cliente,Puerto) ('127.0.0.1', 35652) Dato recibido /|1043|147 Resultado 7Horainicio10:43:07Horafinal10:44:07tiempotranscurrido 60.0681228638</text:p>
          </table:table-cell>
          <table:table-cell table:number-columns-repeated="11"/>
          <table:table-cell office:value-type="string" calcext:value-type="string">
            <text:p>(Cliente,Puerto) ('127.0.0.1', 33022) Dato recibido /|1043|147 Resultado 7Horainicio10:00:02Horafinal10:01:04tiempotranscurrido 61.362806797</text:p>
          </table:table-cell>
          <table:table-cell table:number-columns-repeated="12"/>
          <table:table-cell office:value-type="string" calcext:value-type="string">
            <text:p>(Cliente,Puerto) ('127.0.0.1', 37854) Dato recibido /|1043|147 Resultado 7Horainicio09:41:43Horafinal09:42:43tiempotranscurrido 60.0600631237</text:p>
          </table:table-cell>
          <table:table-cell table:number-columns-repeated="11"/>
          <table:table-cell office:value-type="string" calcext:value-type="string">
            <text:p>(Cliente,Puerto) ('127.0.0.1', 42124) Dato recibido /|1043|147 Resultado 7Horainicio09:44:04Horafinal09:45:04tiempotranscurrido 60.0618231297</text:p>
          </table:table-cell>
          <table:table-cell table:number-columns-repeated="12"/>
          <table:table-cell office:value-type="string" calcext:value-type="string">
            <text:p>(Cliente,Puerto) ('127.0.0.1', 33100) Dato recibido /|1043|147 Resultado 7Horainicio10:00:02Horafinal10:01:04tiempotranscurrido 61.300113916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80) Dato recibido /|1043|147 Resultado 7Horainicio09:32:15Horafinal09:33:15tiempotranscurrido 60.0696761608</text:p>
          </table:table-cell>
          <table:table-cell table:number-columns-repeated="11"/>
          <table:table-cell office:value-type="string" calcext:value-type="string">
            <text:p>(Cliente,Puerto) ('127.0.0.1', 35654) Dato recibido /|1043|147 Resultado 7Horainicio10:43:07Horafinal10:44:07tiempotranscurrido 60.0704159737</text:p>
          </table:table-cell>
          <table:table-cell table:number-columns-repeated="11"/>
          <table:table-cell office:value-type="string" calcext:value-type="string">
            <text:p>(Cliente,Puerto) ('127.0.0.1', 33488) Dato recibido /|1043|147 Resultado 7Horainicio10:00:03Horafinal10:01:04tiempotranscurrido 60.972507</text:p>
          </table:table-cell>
          <table:table-cell table:number-columns-repeated="12"/>
          <table:table-cell office:value-type="string" calcext:value-type="string">
            <text:p>(Cliente,Puerto) ('127.0.0.1', 37856) Dato recibido /|1043|147 Resultado 7Horainicio09:41:43Horafinal09:42:43tiempotranscurrido 60.060614109</text:p>
          </table:table-cell>
          <table:table-cell table:number-columns-repeated="11"/>
          <table:table-cell office:value-type="string" calcext:value-type="string">
            <text:p>(Cliente,Puerto) ('127.0.0.1', 42116) Dato recibido /|1043|147 Resultado 7Horainicio09:44:04Horafinal09:45:04tiempotranscurrido 60.0587730408</text:p>
          </table:table-cell>
          <table:table-cell table:number-columns-repeated="12"/>
          <table:table-cell office:value-type="string" calcext:value-type="string">
            <text:p>(Cliente,Puerto) ('127.0.0.1', 33484) Dato recibido /|1043|147 Resultado 7Horainicio10:00:03Horafinal10:01:04tiempotranscurrido 60.97634792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262) Dato recibido /|1043|147 Resultado 7Horainicio09:32:15Horafinal09:33:15tiempotranscurrido 60.0698308945</text:p>
          </table:table-cell>
          <table:table-cell table:number-columns-repeated="11"/>
          <table:table-cell office:value-type="string" calcext:value-type="string">
            <text:p>(Cliente,Puerto) ('127.0.0.1', 35660) Dato recibido /|1043|147 Resultado 7Horainicio10:43:07Horafinal10:44:07tiempotranscurrido 60.0712389946</text:p>
          </table:table-cell>
          <table:table-cell table:number-columns-repeated="11"/>
          <table:table-cell office:value-type="string" calcext:value-type="string">
            <text:p>(Cliente,Puerto) ('127.0.0.1', 33712) Dato recibido /|1043|147 Resultado 7Horainicio10:00:03Horafinal10:01:04tiempotranscurrido 60.8292720318</text:p>
          </table:table-cell>
          <table:table-cell table:number-columns-repeated="12"/>
          <table:table-cell office:value-type="string" calcext:value-type="string">
            <text:p>(Cliente,Puerto) ('127.0.0.1', 37864) Dato recibido /|1043|147 Resultado 7Horainicio09:41:43Horafinal09:42:43tiempotranscurrido 60.0593409538</text:p>
          </table:table-cell>
          <table:table-cell table:number-columns-repeated="11"/>
          <table:table-cell office:value-type="string" calcext:value-type="string">
            <text:p>(Cliente,Puerto) ('127.0.0.1', 42126) Dato recibido /|1043|147 Resultado 7Horainicio09:44:04Horafinal09:45:04tiempotranscurrido 60.061234951</text:p>
          </table:table-cell>
          <table:table-cell table:number-columns-repeated="12"/>
          <table:table-cell office:value-type="string" calcext:value-type="string">
            <text:p>(Cliente,Puerto) ('127.0.0.1', 33022) Dato recibido /|1043|147 Resultado 7Horainicio10:00:02Horafinal10:01:04tiempotranscurrido 61.36280679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44) Dato recibido /|1043|147 Resultado 7Horainicio09:32:15Horafinal09:33:15tiempotranscurrido 60.0710349083</text:p>
          </table:table-cell>
          <table:table-cell table:number-columns-repeated="11"/>
          <table:table-cell office:value-type="string" calcext:value-type="string">
            <text:p>(Cliente,Puerto) ('127.0.0.1', 35662) Dato recibido /|1043|147 Resultado 7Horainicio10:43:07Horafinal10:44:07tiempotranscurrido 60.0700001717</text:p>
          </table:table-cell>
          <table:table-cell table:number-columns-repeated="11"/>
          <table:table-cell office:value-type="string" calcext:value-type="string">
            <text:p>(Cliente,Puerto) ('127.0.0.1', 33126) Dato recibido /|1043|147 Resultado 7Horainicio10:00:03Horafinal10:01:04tiempotranscurrido 61.2735631466</text:p>
          </table:table-cell>
          <table:table-cell table:number-columns-repeated="12"/>
          <table:table-cell office:value-type="string" calcext:value-type="string">
            <text:p>(Cliente,Puerto) ('127.0.0.1', 37852) Dato recibido /|1043|147 Resultado 7Horainicio09:41:43Horafinal09:42:43tiempotranscurrido 60.0616650581</text:p>
          </table:table-cell>
          <table:table-cell table:number-columns-repeated="11"/>
          <table:table-cell office:value-type="string" calcext:value-type="string">
            <text:p>(Cliente,Puerto) ('127.0.0.1', 42152) Dato recibido /|1043|147 Resultado 7Horainicio09:44:04Horafinal09:45:04tiempotranscurrido 60.0585620403</text:p>
          </table:table-cell>
          <table:table-cell table:number-columns-repeated="12"/>
          <table:table-cell office:value-type="string" calcext:value-type="string">
            <text:p>(Cliente,Puerto) ('127.0.0.1', 33488) Dato recibido /|1043|147 Resultado 7Horainicio10:00:03Horafinal10:01:04tiempotranscurrido 60.97250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60) Dato recibido /|1043|147 Resultado 7Horainicio09:32:15Horafinal09:33:15tiempotranscurrido 60.0716109276</text:p>
          </table:table-cell>
          <table:table-cell table:number-columns-repeated="11"/>
          <table:table-cell office:value-type="string" calcext:value-type="string">
            <text:p>(Cliente,Puerto) ('127.0.0.1', 33916) Dato recibido /|1043|147 Resultado 7Horainicio10:43:07Horafinal10:44:07tiempotranscurrido 60.0680580139</text:p>
          </table:table-cell>
          <table:table-cell table:number-columns-repeated="11"/>
          <table:table-cell office:value-type="string" calcext:value-type="string">
            <text:p>(Cliente,Puerto) ('127.0.0.1', 34128) Dato recibido /|1043|147 Resultado 7Horainicio10:00:03Horafinal10:01:04tiempotranscurrido 60.6392419338</text:p>
          </table:table-cell>
          <table:table-cell table:number-columns-repeated="12"/>
          <table:table-cell office:value-type="string" calcext:value-type="string">
            <text:p>(Cliente,Puerto) ('127.0.0.1', 37870) Dato recibido /|1043|147 Resultado 7Horainicio09:41:43Horafinal09:42:43tiempotranscurrido 60.0584330559</text:p>
          </table:table-cell>
          <table:table-cell table:number-columns-repeated="11"/>
          <table:table-cell office:value-type="string" calcext:value-type="string">
            <text:p>(Cliente,Puerto) ('127.0.0.1', 42154) Dato recibido /|1043|147 Resultado 7Horainicio09:44:04Horafinal09:45:04tiempotranscurrido 60.0583519936</text:p>
          </table:table-cell>
          <table:table-cell table:number-columns-repeated="12"/>
          <table:table-cell office:value-type="string" calcext:value-type="string">
            <text:p>(Cliente,Puerto) ('127.0.0.1', 33712) Dato recibido /|1043|147 Resultado 7Horainicio10:00:03Horafinal10:01:04tiempotranscurrido 60.829272031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76) Dato recibido /|1043|147 Resultado 7Horainicio09:32:15Horafinal09:33:15tiempotranscurrido 60.0708069801</text:p>
          </table:table-cell>
          <table:table-cell table:number-columns-repeated="11"/>
          <table:table-cell office:value-type="string" calcext:value-type="string">
            <text:p>(Cliente,Puerto) ('127.0.0.1', 33914) Dato recibido /|1043|147 Resultado 7Horainicio10:43:07Horafinal10:44:07tiempotranscurrido 60.0714740753</text:p>
          </table:table-cell>
          <table:table-cell table:number-columns-repeated="11"/>
          <table:table-cell office:value-type="string" calcext:value-type="string">
            <text:p>(Cliente,Puerto) ('127.0.0.1', 33200) Dato recibido /|1043|147 Resultado 7Horainicio10:00:04Horafinal10:01:04tiempotranscurrido 60.0679118633</text:p>
          </table:table-cell>
          <table:table-cell table:number-columns-repeated="12"/>
          <table:table-cell office:value-type="string" calcext:value-type="string">
            <text:p>(Cliente,Puerto) ('127.0.0.1', 37862) Dato recibido /|1043|147 Resultado 7Horainicio09:41:43Horafinal09:42:43tiempotranscurrido 60.0599410534</text:p>
          </table:table-cell>
          <table:table-cell table:number-columns-repeated="11"/>
          <table:table-cell office:value-type="string" calcext:value-type="string">
            <text:p>(Cliente,Puerto) ('127.0.0.1', 42158) Dato recibido /|1043|147 Resultado 7Horainicio09:44:04Horafinal09:45:04tiempotranscurrido 60.0578098297</text:p>
          </table:table-cell>
          <table:table-cell table:number-columns-repeated="12"/>
          <table:table-cell office:value-type="string" calcext:value-type="string">
            <text:p>(Cliente,Puerto) ('127.0.0.1', 33126) Dato recibido /|1043|147 Resultado 7Horainicio10:00:03Horafinal10:01:04tiempotranscurrido 61.27356314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48) Dato recibido /|1043|147 Resultado 7Horainicio09:32:15Horafinal09:33:15tiempotranscurrido 60.0704460144</text:p>
          </table:table-cell>
          <table:table-cell table:number-columns-repeated="11"/>
          <table:table-cell office:value-type="string" calcext:value-type="string">
            <text:p>(Cliente,Puerto) ('127.0.0.1', 35088) Dato recibido /|1043|147 Resultado 7Horainicio10:43:07Horafinal10:44:07tiempotranscurrido 60.0725600719</text:p>
          </table:table-cell>
          <table:table-cell table:number-columns-repeated="11"/>
          <table:table-cell office:value-type="string" calcext:value-type="string">
            <text:p>(Cliente,Puerto) ('127.0.0.1', 33714) Dato recibido /|1043|147 Resultado 7Horainicio10:00:03Horafinal10:01:04tiempotranscurrido 60.8220088482</text:p>
          </table:table-cell>
          <table:table-cell table:number-columns-repeated="12"/>
          <table:table-cell office:value-type="string" calcext:value-type="string">
            <text:p>(Cliente,Puerto) ('127.0.0.1', 37858) Dato recibido /|1043|147 Resultado 7Horainicio09:41:43Horafinal09:42:43tiempotranscurrido 60.0607979298</text:p>
          </table:table-cell>
          <table:table-cell table:number-columns-repeated="11"/>
          <table:table-cell office:value-type="string" calcext:value-type="string">
            <text:p>(Cliente,Puerto) ('127.0.0.1', 42150) Dato recibido /|1043|147 Resultado 7Horainicio09:44:04Horafinal09:45:04tiempotranscurrido 60.0603640079</text:p>
          </table:table-cell>
          <table:table-cell table:number-columns-repeated="12"/>
          <table:table-cell office:value-type="string" calcext:value-type="string">
            <text:p>(Cliente,Puerto) ('127.0.0.1', 34128) Dato recibido /|1043|147 Resultado 7Horainicio10:00:03Horafinal10:01:04tiempotranscurrido 60.63924193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42) Dato recibido /|1043|147 Resultado 7Horainicio09:32:15Horafinal09:33:15tiempotranscurrido 60.0670368671</text:p>
          </table:table-cell>
          <table:table-cell table:number-columns-repeated="11"/>
          <table:table-cell office:value-type="string" calcext:value-type="string">
            <text:p>(Cliente,Puerto) ('127.0.0.1', 33932) Dato recibido /|1043|147 Resultado 7Horainicio10:43:07Horafinal10:44:07tiempotranscurrido 60.067745924</text:p>
          </table:table-cell>
          <table:table-cell table:number-columns-repeated="11"/>
          <table:table-cell office:value-type="string" calcext:value-type="string">
            <text:p>(Cliente,Puerto) ('127.0.0.1', 33654) Dato recibido /|1043|147 Resultado 7Horainicio10:00:03Horafinal10:01:04tiempotranscurrido 60.867606163</text:p>
          </table:table-cell>
          <table:table-cell table:number-columns-repeated="12"/>
          <table:table-cell office:value-type="string" calcext:value-type="string">
            <text:p>(Cliente,Puerto) ('127.0.0.1', 37860) Dato recibido /|1043|147 Resultado 7Horainicio09:41:43Horafinal09:42:43tiempotranscurrido 60.0604829788</text:p>
          </table:table-cell>
          <table:table-cell table:number-columns-repeated="11"/>
          <table:table-cell office:value-type="string" calcext:value-type="string">
            <text:p>(Cliente,Puerto) ('127.0.0.1', 42160) Dato recibido /|1043|147 Resultado 7Horainicio09:44:04Horafinal09:45:04tiempotranscurrido 60.0580871105</text:p>
          </table:table-cell>
          <table:table-cell table:number-columns-repeated="12"/>
          <table:table-cell office:value-type="string" calcext:value-type="string">
            <text:p>(Cliente,Puerto) ('127.0.0.1', 33200) Dato recibido /|1043|147 Resultado 7Horainicio10:00:04Horafinal10:01:04tiempotranscurrido 60.06791186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88) Dato recibido /|1043|147 Resultado 7Horainicio09:32:15Horafinal09:33:15tiempotranscurrido 60.0720410347</text:p>
          </table:table-cell>
          <table:table-cell table:number-columns-repeated="11"/>
          <table:table-cell office:value-type="string" calcext:value-type="string">
            <text:p>(Cliente,Puerto) ('127.0.0.1', 33964) Dato recibido /|1043|147 Resultado 7Horainicio10:43:07Horafinal10:44:07tiempotranscurrido 60.0234727859</text:p>
          </table:table-cell>
          <table:table-cell table:number-columns-repeated="11"/>
          <table:table-cell office:value-type="string" calcext:value-type="string">
            <text:p>(Cliente,Puerto) ('127.0.0.1', 34140) Dato recibido /|1043|147 Resultado 7Horainicio10:00:03Horafinal10:01:04tiempotranscurrido 60.6150648594</text:p>
          </table:table-cell>
          <table:table-cell table:number-columns-repeated="12"/>
          <table:table-cell office:value-type="string" calcext:value-type="string">
            <text:p>(Cliente,Puerto) ('127.0.0.1', 37866) Dato recibido /|1043|147 Resultado 7Horainicio09:41:43Horafinal09:42:43tiempotranscurrido 60.0607638359</text:p>
          </table:table-cell>
          <table:table-cell table:number-columns-repeated="11"/>
          <table:table-cell office:value-type="string" calcext:value-type="string">
            <text:p>(Cliente,Puerto) ('127.0.0.1', 42146) Dato recibido /|1043|147 Resultado 7Horainicio09:44:04Horafinal09:45:04tiempotranscurrido 60.0622868538</text:p>
          </table:table-cell>
          <table:table-cell table:number-columns-repeated="12"/>
          <table:table-cell office:value-type="string" calcext:value-type="string">
            <text:p>(Cliente,Puerto) ('127.0.0.1', 33714) Dato recibido /|1043|147 Resultado 7Horainicio10:00:03Horafinal10:01:04tiempotranscurrido 60.822008848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34) Dato recibido /|1043|147 Resultado 7Horainicio09:32:16Horafinal09:33:16tiempotranscurrido 60.0123109818</text:p>
          </table:table-cell>
          <table:table-cell table:number-columns-repeated="11"/>
          <table:table-cell office:value-type="string" calcext:value-type="string">
            <text:p>(Cliente,Puerto) ('127.0.0.1', 33974) Dato recibido /|1043|147 Resultado 7Horainicio10:43:07Horafinal10:44:07tiempotranscurrido 60.0675399303</text:p>
          </table:table-cell>
          <table:table-cell table:number-columns-repeated="11"/>
          <table:table-cell office:value-type="string" calcext:value-type="string">
            <text:p>(Cliente,Puerto) ('127.0.0.1', 32908) Dato recibido /|1043|147 Resultado 7Horainicio10:00:02Horafinal10:01:04tiempotranscurrido 61.4155621529</text:p>
          </table:table-cell>
          <table:table-cell table:number-columns-repeated="12"/>
          <table:table-cell office:value-type="string" calcext:value-type="string">
            <text:p>(Cliente,Puerto) ('127.0.0.1', 37868) Dato recibido /|1043|147 Resultado 7Horainicio09:41:43Horafinal09:42:43tiempotranscurrido 60.0613629818</text:p>
          </table:table-cell>
          <table:table-cell table:number-columns-repeated="11"/>
          <table:table-cell office:value-type="string" calcext:value-type="string">
            <text:p>(Cliente,Puerto) ('127.0.0.1', 42148) Dato recibido /|1043|147 Resultado 7Horainicio09:44:04Horafinal09:45:04tiempotranscurrido 60.0619580746</text:p>
          </table:table-cell>
          <table:table-cell table:number-columns-repeated="12"/>
          <table:table-cell office:value-type="string" calcext:value-type="string">
            <text:p>(Cliente,Puerto) ('127.0.0.1', 33654) Dato recibido /|1043|147 Resultado 7Horainicio10:00:03Horafinal10:01:04tiempotranscurrido 60.8676061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12) Dato recibido /|1043|147 Resultado 7Horainicio09:32:15Horafinal09:33:16tiempotranscurrido 60.5537068844</text:p>
          </table:table-cell>
          <table:table-cell table:number-columns-repeated="11"/>
          <table:table-cell office:value-type="string" calcext:value-type="string">
            <text:p>(Cliente,Puerto) ('127.0.0.1', 33966) Dato recibido /|1043|147 Resultado 7Horainicio10:43:07Horafinal10:44:07tiempotranscurrido 60.0301439762</text:p>
          </table:table-cell>
          <table:table-cell table:number-columns-repeated="11"/>
          <table:table-cell office:value-type="string" calcext:value-type="string">
            <text:p>(Cliente,Puerto) ('127.0.0.1', 32854) Dato recibido /|1043|147 Resultado 7Horainicio10:00:02Horafinal10:01:04tiempotranscurrido 61.4477319717</text:p>
          </table:table-cell>
          <table:table-cell table:number-columns-repeated="12"/>
          <table:table-cell office:value-type="string" calcext:value-type="string">
            <text:p>(Cliente,Puerto) ('127.0.0.1', 37880) Dato recibido /|1043|147 Resultado 7Horainicio09:41:43Horafinal09:42:43tiempotranscurrido 60.0597448349</text:p>
          </table:table-cell>
          <table:table-cell table:number-columns-repeated="11"/>
          <table:table-cell office:value-type="string" calcext:value-type="string">
            <text:p>(Cliente,Puerto) ('127.0.0.1', 42162) Dato recibido /|1043|147 Resultado 7Horainicio09:44:04Horafinal09:45:04tiempotranscurrido 60.0587410927</text:p>
          </table:table-cell>
          <table:table-cell table:number-columns-repeated="12"/>
          <table:table-cell office:value-type="string" calcext:value-type="string">
            <text:p>(Cliente,Puerto) ('127.0.0.1', 34140) Dato recibido /|1043|147 Resultado 7Horainicio10:00:03Horafinal10:01:04tiempotranscurrido 60.61506485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56) Dato recibido /|1043|147 Resultado 7Horainicio09:32:15Horafinal09:33:16tiempotranscurrido 60.5946121216</text:p>
          </table:table-cell>
          <table:table-cell table:number-columns-repeated="11"/>
          <table:table-cell office:value-type="string" calcext:value-type="string">
            <text:p>(Cliente,Puerto) ('127.0.0.1', 33972) Dato recibido /|1043|147 Resultado 7Horainicio10:43:07Horafinal10:44:07tiempotranscurrido 60.0695140362</text:p>
          </table:table-cell>
          <table:table-cell table:number-columns-repeated="11"/>
          <table:table-cell office:value-type="string" calcext:value-type="string">
            <text:p>(Cliente,Puerto) ('127.0.0.1', 32992) Dato recibido /|1043|147 Resultado 7Horainicio10:00:04Horafinal10:01:04tiempotranscurrido 60.2031931877</text:p>
          </table:table-cell>
          <table:table-cell table:number-columns-repeated="12"/>
          <table:table-cell office:value-type="string" calcext:value-type="string">
            <text:p>(Cliente,Puerto) ('127.0.0.1', 37878) Dato recibido /|1043|147 Resultado 7Horainicio09:41:43Horafinal09:42:43tiempotranscurrido 60.0603671074</text:p>
          </table:table-cell>
          <table:table-cell table:number-columns-repeated="11"/>
          <table:table-cell office:value-type="string" calcext:value-type="string">
            <text:p>(Cliente,Puerto) ('127.0.0.1', 42166) Dato recibido /|1043|147 Resultado 7Horainicio09:44:04Horafinal09:45:04tiempotranscurrido 60.0599749088</text:p>
          </table:table-cell>
          <table:table-cell table:number-columns-repeated="12"/>
          <table:table-cell office:value-type="string" calcext:value-type="string">
            <text:p>(Cliente,Puerto) ('127.0.0.1', 32908) Dato recibido /|1043|147 Resultado 7Horainicio10:00:02Horafinal10:01:04tiempotranscurrido 61.415562152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32) Dato recibido /|1043|147 Resultado 7Horainicio09:32:16Horafinal09:33:16tiempotranscurrido 60.0710828304</text:p>
          </table:table-cell>
          <table:table-cell table:number-columns-repeated="11"/>
          <table:table-cell office:value-type="string" calcext:value-type="string">
            <text:p>(Cliente,Puerto) ('127.0.0.1', 33958) Dato recibido /|1043|147 Resultado 7Horainicio10:43:07Horafinal10:44:07tiempotranscurrido 60.0702719688</text:p>
          </table:table-cell>
          <table:table-cell table:number-columns-repeated="11"/>
          <table:table-cell office:value-type="string" calcext:value-type="string">
            <text:p>(Cliente,Puerto) ('127.0.0.1', 33178) Dato recibido /|1043|147 Resultado 7Horainicio10:00:03Horafinal10:01:04tiempotranscurrido 61.2429277897</text:p>
          </table:table-cell>
          <table:table-cell table:number-columns-repeated="12"/>
          <table:table-cell office:value-type="string" calcext:value-type="string">
            <text:p>(Cliente,Puerto) ('127.0.0.1', 37876) Dato recibido /|1043|147 Resultado 7Horainicio09:41:43Horafinal09:42:43tiempotranscurrido 60.0609409809</text:p>
          </table:table-cell>
          <table:table-cell table:number-columns-repeated="11"/>
          <table:table-cell office:value-type="string" calcext:value-type="string">
            <text:p>(Cliente,Puerto) ('127.0.0.1', 42164) Dato recibido /|1043|147 Resultado 7Horainicio09:44:04Horafinal09:45:04tiempotranscurrido 60.0604000092</text:p>
          </table:table-cell>
          <table:table-cell table:number-columns-repeated="12"/>
          <table:table-cell office:value-type="string" calcext:value-type="string">
            <text:p>(Cliente,Puerto) ('127.0.0.1', 32854) Dato recibido /|1043|147 Resultado 7Horainicio10:00:02Horafinal10:01:04tiempotranscurrido 61.447731971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48) Dato recibido /|1043|147 Resultado 7Horainicio09:32:16Horafinal09:33:16tiempotranscurrido 60.0691070557</text:p>
          </table:table-cell>
          <table:table-cell table:number-columns-repeated="11"/>
          <table:table-cell office:value-type="string" calcext:value-type="string">
            <text:p>(Cliente,Puerto) ('127.0.0.1', 33976) Dato recibido /|1043|147 Resultado 7Horainicio10:43:07Horafinal10:44:07tiempotranscurrido 60.0668399334</text:p>
          </table:table-cell>
          <table:table-cell table:number-columns-repeated="11"/>
          <table:table-cell office:value-type="string" calcext:value-type="string">
            <text:p>(Cliente,Puerto) ('127.0.0.1', 33026) Dato recibido /|1043|147 Resultado 7Horainicio10:00:02Horafinal10:01:04tiempotranscurrido 61.3589529991</text:p>
          </table:table-cell>
          <table:table-cell table:number-columns-repeated="12"/>
          <table:table-cell office:value-type="string" calcext:value-type="string">
            <text:p>(Cliente,Puerto) ('127.0.0.1', 37874) Dato recibido /|1043|147 Resultado 7Horainicio09:41:43Horafinal09:42:43tiempotranscurrido 60.0616779327</text:p>
          </table:table-cell>
          <table:table-cell table:number-columns-repeated="11"/>
          <table:table-cell office:value-type="string" calcext:value-type="string">
            <text:p>(Cliente,Puerto) ('127.0.0.1', 42178) Dato recibido /|1043|147 Resultado 7Horainicio09:44:04Horafinal09:45:04tiempotranscurrido 60.0574798584</text:p>
          </table:table-cell>
          <table:table-cell table:number-columns-repeated="12"/>
          <table:table-cell office:value-type="string" calcext:value-type="string">
            <text:p>(Cliente,Puerto) ('127.0.0.1', 32992) Dato recibido /|1043|147 Resultado 7Horainicio10:00:04Horafinal10:01:04tiempotranscurrido 60.203193187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66) Dato recibido /|1043|147 Resultado 7Horainicio09:32:16Horafinal09:33:16tiempotranscurrido 60.0696661472</text:p>
          </table:table-cell>
          <table:table-cell table:number-columns-repeated="11"/>
          <table:table-cell office:value-type="string" calcext:value-type="string">
            <text:p>(Cliente,Puerto) ('127.0.0.1', 33970) Dato recibido /|1043|147 Resultado 7Horainicio10:43:07Horafinal10:44:07tiempotranscurrido 60.068582058</text:p>
          </table:table-cell>
          <table:table-cell table:number-columns-repeated="11"/>
          <table:table-cell office:value-type="string" calcext:value-type="string">
            <text:p>(Cliente,Puerto) ('127.0.0.1', 33038) Dato recibido /|1043|147 Resultado 7Horainicio10:00:02Horafinal10:01:04tiempotranscurrido 61.3492958546</text:p>
          </table:table-cell>
          <table:table-cell table:number-columns-repeated="12"/>
          <table:table-cell office:value-type="string" calcext:value-type="string">
            <text:p>(Cliente,Puerto) ('127.0.0.1', 37884) Dato recibido /|1043|147 Resultado 7Horainicio09:41:43Horafinal09:42:43tiempotranscurrido 60.0603990555</text:p>
          </table:table-cell>
          <table:table-cell table:number-columns-repeated="11"/>
          <table:table-cell office:value-type="string" calcext:value-type="string">
            <text:p>(Cliente,Puerto) ('127.0.0.1', 42174) Dato recibido /|1043|147 Resultado 7Horainicio09:44:04Horafinal09:45:04tiempotranscurrido 60.058465004</text:p>
          </table:table-cell>
          <table:table-cell table:number-columns-repeated="12"/>
          <table:table-cell office:value-type="string" calcext:value-type="string">
            <text:p>(Cliente,Puerto) ('127.0.0.1', 33178) Dato recibido /|1043|147 Resultado 7Horainicio10:00:03Horafinal10:01:04tiempotranscurrido 61.242927789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46) Dato recibido /|1043|147 Resultado 7Horainicio09:32:16Horafinal09:33:16tiempotranscurrido 60.0691790581</text:p>
          </table:table-cell>
          <table:table-cell table:number-columns-repeated="11"/>
          <table:table-cell office:value-type="string" calcext:value-type="string">
            <text:p>(Cliente,Puerto) ('127.0.0.1', 33960) Dato recibido /|1043|147 Resultado 7Horainicio10:43:07Horafinal10:44:07tiempotranscurrido 60.0673000813</text:p>
          </table:table-cell>
          <table:table-cell table:number-columns-repeated="11"/>
          <table:table-cell office:value-type="string" calcext:value-type="string">
            <text:p>(Cliente,Puerto) ('127.0.0.1', 32860) Dato recibido /|1043|147 Resultado 7Horainicio10:00:02Horafinal10:01:04tiempotranscurrido 61.4451439381</text:p>
          </table:table-cell>
          <table:table-cell table:number-columns-repeated="12"/>
          <table:table-cell office:value-type="string" calcext:value-type="string">
            <text:p>(Cliente,Puerto) ('127.0.0.1', 37886) Dato recibido /|1043|147 Resultado 7Horainicio09:41:43Horafinal09:42:43tiempotranscurrido 60.0591731071</text:p>
          </table:table-cell>
          <table:table-cell table:number-columns-repeated="11"/>
          <table:table-cell office:value-type="string" calcext:value-type="string">
            <text:p>(Cliente,Puerto) ('127.0.0.1', 42176) Dato recibido /|1043|147 Resultado 7Horainicio09:44:04Horafinal09:45:04tiempotranscurrido 60.0583529472</text:p>
          </table:table-cell>
          <table:table-cell table:number-columns-repeated="12"/>
          <table:table-cell office:value-type="string" calcext:value-type="string">
            <text:p>(Cliente,Puerto) ('127.0.0.1', 33026) Dato recibido /|1043|147 Resultado 7Horainicio10:00:02Horafinal10:01:04tiempotranscurrido 61.358952999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20) Dato recibido /|1043|147 Resultado 7Horainicio09:32:16Horafinal09:33:16tiempotranscurrido 60.0677580833</text:p>
          </table:table-cell>
          <table:table-cell table:number-columns-repeated="11"/>
          <table:table-cell office:value-type="string" calcext:value-type="string">
            <text:p>(Cliente,Puerto) ('127.0.0.1', 33928) Dato recibido /|1043|147 Resultado 7Horainicio10:43:07Horafinal10:44:07tiempotranscurrido 60.02917099</text:p>
          </table:table-cell>
          <table:table-cell table:number-columns-repeated="11"/>
          <table:table-cell office:value-type="string" calcext:value-type="string">
            <text:p>(Cliente,Puerto) ('127.0.0.1', 33878) Dato recibido /|1043|147 Resultado 7Horainicio10:00:03Horafinal10:01:04tiempotranscurrido 60.6852490902</text:p>
          </table:table-cell>
          <table:table-cell table:number-columns-repeated="12"/>
          <table:table-cell office:value-type="string" calcext:value-type="string">
            <text:p>(Cliente,Puerto) ('127.0.0.1', 37872) Dato recibido /|1043|147 Resultado 7Horainicio09:41:43Horafinal09:42:43tiempotranscurrido 60.0624709129</text:p>
          </table:table-cell>
          <table:table-cell table:number-columns-repeated="11"/>
          <table:table-cell office:value-type="string" calcext:value-type="string">
            <text:p>(Cliente,Puerto) ('127.0.0.1', 42172) Dato recibido /|1043|147 Resultado 7Horainicio09:44:04Horafinal09:45:04tiempotranscurrido 60.0592310429</text:p>
          </table:table-cell>
          <table:table-cell table:number-columns-repeated="12"/>
          <table:table-cell office:value-type="string" calcext:value-type="string">
            <text:p>(Cliente,Puerto) ('127.0.0.1', 33038) Dato recibido /|1043|147 Resultado 7Horainicio10:00:02Horafinal10:01:04tiempotranscurrido 61.349295854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12) Dato recibido /|1043|147 Resultado 7Horainicio09:32:16Horafinal09:33:16tiempotranscurrido 60.068021059</text:p>
          </table:table-cell>
          <table:table-cell table:number-columns-repeated="11"/>
          <table:table-cell office:value-type="string" calcext:value-type="string">
            <text:p>(Cliente,Puerto) ('127.0.0.1', 33954) Dato recibido /|1043|147 Resultado 7Horainicio10:43:07Horafinal10:44:07tiempotranscurrido 60.0602769852</text:p>
          </table:table-cell>
          <table:table-cell table:number-columns-repeated="11"/>
          <table:table-cell office:value-type="string" calcext:value-type="string">
            <text:p>(Cliente,Puerto) ('127.0.0.1', 33398) Dato recibido /|1043|147 Resultado 7Horainicio10:00:03Horafinal10:01:04tiempotranscurrido 61.0201711655</text:p>
          </table:table-cell>
          <table:table-cell table:number-columns-repeated="12"/>
          <table:table-cell office:value-type="string" calcext:value-type="string">
            <text:p>(Cliente,Puerto) ('127.0.0.1', 37882) Dato recibido /|1043|147 Resultado 7Horainicio09:41:43Horafinal09:42:43tiempotranscurrido 60.0609619617</text:p>
          </table:table-cell>
          <table:table-cell table:number-columns-repeated="11"/>
          <table:table-cell office:value-type="string" calcext:value-type="string">
            <text:p>(Cliente,Puerto) ('127.0.0.1', 42170) Dato recibido /|1043|147 Resultado 7Horainicio09:44:04Horafinal09:45:04tiempotranscurrido 60.0596590042</text:p>
          </table:table-cell>
          <table:table-cell table:number-columns-repeated="12"/>
          <table:table-cell office:value-type="string" calcext:value-type="string">
            <text:p>(Cliente,Puerto) ('127.0.0.1', 32860) Dato recibido /|1043|147 Resultado 7Horainicio10:00:02Horafinal10:01:04tiempotranscurrido 61.445143938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92) Dato recibido /|1043|147 Resultado 7Horainicio09:32:16Horafinal09:33:16tiempotranscurrido 60.0689148903</text:p>
          </table:table-cell>
          <table:table-cell table:number-columns-repeated="11"/>
          <table:table-cell office:value-type="string" calcext:value-type="string">
            <text:p>(Cliente,Puerto) ('127.0.0.1', 33926) Dato recibido /|1043|147 Resultado 7Horainicio10:43:07Horafinal10:44:07tiempotranscurrido 60.0210280418</text:p>
          </table:table-cell>
          <table:table-cell table:number-columns-repeated="11"/>
          <table:table-cell office:value-type="string" calcext:value-type="string">
            <text:p>(Cliente,Puerto) ('127.0.0.1', 33524) Dato recibido /|1043|147 Resultado 7Horainicio10:00:03Horafinal10:01:04tiempotranscurrido 60.9459879398</text:p>
          </table:table-cell>
          <table:table-cell table:number-columns-repeated="12"/>
          <table:table-cell office:value-type="string" calcext:value-type="string">
            <text:p>(Cliente,Puerto) ('127.0.0.1', 37888) Dato recibido /|1043|147 Resultado 7Horainicio09:41:43Horafinal09:42:43tiempotranscurrido 60.059221983</text:p>
          </table:table-cell>
          <table:table-cell table:number-columns-repeated="11"/>
          <table:table-cell office:value-type="string" calcext:value-type="string">
            <text:p>(Cliente,Puerto) ('127.0.0.1', 42168) Dato recibido /|1043|147 Resultado 7Horainicio09:44:04Horafinal09:45:04tiempotranscurrido 60.0608727932</text:p>
          </table:table-cell>
          <table:table-cell table:number-columns-repeated="12"/>
          <table:table-cell office:value-type="string" calcext:value-type="string">
            <text:p>(Cliente,Puerto) ('127.0.0.1', 33878) Dato recibido /|1043|147 Resultado 7Horainicio10:00:03Horafinal10:01:04tiempotranscurrido 60.685249090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08) Dato recibido /|1043|147 Resultado 7Horainicio09:32:16Horafinal09:33:16tiempotranscurrido 60.0682809353</text:p>
          </table:table-cell>
          <table:table-cell table:number-columns-repeated="11"/>
          <table:table-cell office:value-type="string" calcext:value-type="string">
            <text:p>(Cliente,Puerto) ('127.0.0.1', 33956) Dato recibido /|1043|147 Resultado 7Horainicio10:43:07Horafinal10:44:07tiempotranscurrido 60.0713732243</text:p>
          </table:table-cell>
          <table:table-cell table:number-columns-repeated="11"/>
          <table:table-cell office:value-type="string" calcext:value-type="string">
            <text:p>(Cliente,Puerto) ('127.0.0.1', 32928) Dato recibido /|1043|147 Resultado 7Horainicio10:00:02Horafinal10:01:04tiempotranscurrido 61.3989567757</text:p>
          </table:table-cell>
          <table:table-cell table:number-columns-repeated="12"/>
          <table:table-cell office:value-type="string" calcext:value-type="string">
            <text:p>(Cliente,Puerto) ('127.0.0.1', 37890) Dato recibido /|1043|147 Resultado 7Horainicio09:41:43Horafinal09:42:43tiempotranscurrido 60.0609660149</text:p>
          </table:table-cell>
          <table:table-cell table:number-columns-repeated="11"/>
          <table:table-cell office:value-type="string" calcext:value-type="string">
            <text:p>(Cliente,Puerto) ('127.0.0.1', 42180) Dato recibido /|1043|147 Resultado 7Horainicio09:44:04Horafinal09:45:04tiempotranscurrido 60.0610439777</text:p>
          </table:table-cell>
          <table:table-cell table:number-columns-repeated="12"/>
          <table:table-cell office:value-type="string" calcext:value-type="string">
            <text:p>(Cliente,Puerto) ('127.0.0.1', 33398) Dato recibido /|1043|147 Resultado 7Horainicio10:00:03Horafinal10:01:04tiempotranscurrido 61.020171165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84) Dato recibido /|1043|147 Resultado 7Horainicio09:32:16Horafinal09:33:16tiempotranscurrido 60.0688698292</text:p>
          </table:table-cell>
          <table:table-cell table:number-columns-repeated="11"/>
          <table:table-cell office:value-type="string" calcext:value-type="string">
            <text:p>(Cliente,Puerto) ('127.0.0.1', 33950) Dato recibido /|1043|147 Resultado 7Horainicio10:43:07Horafinal10:44:07tiempotranscurrido 60.0613739491</text:p>
          </table:table-cell>
          <table:table-cell table:number-columns-repeated="11"/>
          <table:table-cell office:value-type="string" calcext:value-type="string">
            <text:p>(Cliente,Puerto) ('127.0.0.1', 33284) Dato recibido /|1043|147 Resultado 7Horainicio10:00:03Horafinal10:01:04tiempotranscurrido 61.14778018</text:p>
          </table:table-cell>
          <table:table-cell table:number-columns-repeated="12"/>
          <table:table-cell office:value-type="string" calcext:value-type="string">
            <text:p>(Cliente,Puerto) ('127.0.0.1', 37902) Dato recibido /|1043|147 Resultado 7Horainicio09:41:43Horafinal09:42:43tiempotranscurrido 60.0579640865</text:p>
          </table:table-cell>
          <table:table-cell table:number-columns-repeated="11"/>
          <table:table-cell office:value-type="string" calcext:value-type="string">
            <text:p>(Cliente,Puerto) ('127.0.0.1', 42192) Dato recibido /|1043|147 Resultado 7Horainicio09:44:04Horafinal09:45:04tiempotranscurrido 60.0586500168</text:p>
          </table:table-cell>
          <table:table-cell table:number-columns-repeated="12"/>
          <table:table-cell office:value-type="string" calcext:value-type="string">
            <text:p>(Cliente,Puerto) ('127.0.0.1', 33524) Dato recibido /|1043|147 Resultado 7Horainicio10:00:03Horafinal10:01:04tiempotranscurrido 60.94598793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90) Dato recibido /|1043|147 Resultado 7Horainicio09:32:16Horafinal09:33:16tiempotranscurrido 60.0694520473</text:p>
          </table:table-cell>
          <table:table-cell table:number-columns-repeated="11"/>
          <table:table-cell office:value-type="string" calcext:value-type="string">
            <text:p>(Cliente,Puerto) ('127.0.0.1', 33952) Dato recibido /|1043|147 Resultado 7Horainicio10:43:07Horafinal10:44:07tiempotranscurrido 60.0717070103</text:p>
          </table:table-cell>
          <table:table-cell table:number-columns-repeated="11"/>
          <table:table-cell office:value-type="string" calcext:value-type="string">
            <text:p>(Cliente,Puerto) ('127.0.0.1', 33008) Dato recibido /|1043|147 Resultado 7Horainicio10:00:02Horafinal10:01:04tiempotranscurrido 61.3669550419</text:p>
          </table:table-cell>
          <table:table-cell table:number-columns-repeated="12"/>
          <table:table-cell office:value-type="string" calcext:value-type="string">
            <text:p>(Cliente,Puerto) ('127.0.0.1', 37904) Dato recibido /|1043|147 Resultado 7Horainicio09:41:43Horafinal09:42:43tiempotranscurrido 60.057131052</text:p>
          </table:table-cell>
          <table:table-cell table:number-columns-repeated="11"/>
          <table:table-cell office:value-type="string" calcext:value-type="string">
            <text:p>(Cliente,Puerto) ('127.0.0.1', 42186) Dato recibido /|1043|147 Resultado 7Horainicio09:44:04Horafinal09:45:04tiempotranscurrido 60.0612421036</text:p>
          </table:table-cell>
          <table:table-cell table:number-columns-repeated="12"/>
          <table:table-cell office:value-type="string" calcext:value-type="string">
            <text:p>(Cliente,Puerto) ('127.0.0.1', 32928) Dato recibido /|1043|147 Resultado 7Horainicio10:00:02Horafinal10:01:04tiempotranscurrido 61.398956775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50) Dato recibido /|1043|147 Resultado 7Horainicio09:32:16Horafinal09:33:16tiempotranscurrido 60.0702290535</text:p>
          </table:table-cell>
          <table:table-cell table:number-columns-repeated="11"/>
          <table:table-cell office:value-type="string" calcext:value-type="string">
            <text:p>(Cliente,Puerto) ('127.0.0.1', 33924) Dato recibido /|1043|147 Resultado 7Horainicio10:43:07Horafinal10:44:07tiempotranscurrido 60.0635409355</text:p>
          </table:table-cell>
          <table:table-cell table:number-columns-repeated="11"/>
          <table:table-cell office:value-type="string" calcext:value-type="string">
            <text:p>(Cliente,Puerto) ('127.0.0.1', 32866) Dato recibido /|1043|147 Resultado 7Horainicio10:00:02Horafinal10:01:04tiempotranscurrido 61.4378750324</text:p>
          </table:table-cell>
          <table:table-cell table:number-columns-repeated="12"/>
          <table:table-cell office:value-type="string" calcext:value-type="string">
            <text:p>(Cliente,Puerto) ('127.0.0.1', 37898) Dato recibido /|1043|147 Resultado 7Horainicio09:41:43Horafinal09:42:43tiempotranscurrido 60.0587658882</text:p>
          </table:table-cell>
          <table:table-cell table:number-columns-repeated="11"/>
          <table:table-cell office:value-type="string" calcext:value-type="string">
            <text:p>(Cliente,Puerto) ('127.0.0.1', 42194) Dato recibido /|1043|147 Resultado 7Horainicio09:44:04Horafinal09:45:04tiempotranscurrido 60.0583188534</text:p>
          </table:table-cell>
          <table:table-cell table:number-columns-repeated="12"/>
          <table:table-cell office:value-type="string" calcext:value-type="string">
            <text:p>(Cliente,Puerto) ('127.0.0.1', 33284) Dato recibido /|1043|147 Resultado 7Horainicio10:00:03Horafinal10:01:04tiempotranscurrido 61.1477801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44) Dato recibido /|1043|147 Resultado 7Horainicio09:32:16Horafinal09:33:16tiempotranscurrido 60.0702440739</text:p>
          </table:table-cell>
          <table:table-cell table:number-columns-repeated="11"/>
          <table:table-cell office:value-type="string" calcext:value-type="string">
            <text:p>(Cliente,Puerto) ('127.0.0.1', 34016) Dato recibido /|1043|147 Resultado 7Horainicio10:43:07Horafinal10:44:07tiempotranscurrido 60.0553359985</text:p>
          </table:table-cell>
          <table:table-cell table:number-columns-repeated="11"/>
          <table:table-cell office:value-type="string" calcext:value-type="string">
            <text:p>(Cliente,Puerto) ('127.0.0.1', 33596) Dato recibido /|1043|147 Resultado 7Horainicio10:00:03Horafinal10:01:04tiempotranscurrido 60.9086401463</text:p>
          </table:table-cell>
          <table:table-cell table:number-columns-repeated="12"/>
          <table:table-cell office:value-type="string" calcext:value-type="string">
            <text:p>(Cliente,Puerto) ('127.0.0.1', 37894) Dato recibido /|1043|147 Resultado 7Horainicio09:41:43Horafinal09:42:43tiempotranscurrido 60.0599799156</text:p>
          </table:table-cell>
          <table:table-cell table:number-columns-repeated="11"/>
          <table:table-cell office:value-type="string" calcext:value-type="string">
            <text:p>(Cliente,Puerto) ('127.0.0.1', 42198) Dato recibido /|1043|147 Resultado 7Horainicio09:44:04Horafinal09:45:04tiempotranscurrido 60.0578389168</text:p>
          </table:table-cell>
          <table:table-cell table:number-columns-repeated="12"/>
          <table:table-cell office:value-type="string" calcext:value-type="string">
            <text:p>(Cliente,Puerto) ('127.0.0.1', 33008) Dato recibido /|1043|147 Resultado 7Horainicio10:00:02Horafinal10:01:04tiempotranscurrido 61.36695504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32) Dato recibido /|1043|147 Resultado 7Horainicio09:32:16Horafinal09:33:16tiempotranscurrido 60.0674641132</text:p>
          </table:table-cell>
          <table:table-cell table:number-columns-repeated="11"/>
          <table:table-cell office:value-type="string" calcext:value-type="string">
            <text:p>(Cliente,Puerto) ('127.0.0.1', 34020) Dato recibido /|1043|147 Resultado 7Horainicio10:43:07Horafinal10:44:07tiempotranscurrido 60.03982687</text:p>
          </table:table-cell>
          <table:table-cell table:number-columns-repeated="11"/>
          <table:table-cell office:value-type="string" calcext:value-type="string">
            <text:p>(Cliente,Puerto) ('127.0.0.1', 32882) Dato recibido /|1043|147 Resultado 7Horainicio10:00:02Horafinal10:01:04tiempotranscurrido 61.4321892262</text:p>
          </table:table-cell>
          <table:table-cell table:number-columns-repeated="12"/>
          <table:table-cell office:value-type="string" calcext:value-type="string">
            <text:p>(Cliente,Puerto) ('127.0.0.1', 37892) Dato recibido /|1043|147 Resultado 7Horainicio09:41:43Horafinal09:42:43tiempotranscurrido 60.0610058308</text:p>
          </table:table-cell>
          <table:table-cell table:number-columns-repeated="11"/>
          <table:table-cell office:value-type="string" calcext:value-type="string">
            <text:p>(Cliente,Puerto) ('127.0.0.1', 42182) Dato recibido /|1043|147 Resultado 7Horainicio09:44:04Horafinal09:45:04tiempotranscurrido 60.0611469746</text:p>
          </table:table-cell>
          <table:table-cell table:number-columns-repeated="12"/>
          <table:table-cell office:value-type="string" calcext:value-type="string">
            <text:p>(Cliente,Puerto) ('127.0.0.1', 32866) Dato recibido /|1043|147 Resultado 7Horainicio10:00:02Horafinal10:01:04tiempotranscurrido 61.43787503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28) Dato recibido /|1043|147 Resultado 7Horainicio09:32:16Horafinal09:33:16tiempotranscurrido 60.0680429935</text:p>
          </table:table-cell>
          <table:table-cell table:number-columns-repeated="11"/>
          <table:table-cell office:value-type="string" calcext:value-type="string">
            <text:p>(Cliente,Puerto) ('127.0.0.1', 34004) Dato recibido /|1043|147 Resultado 7Horainicio10:43:07Horafinal10:44:07tiempotranscurrido 60.048607111</text:p>
          </table:table-cell>
          <table:table-cell table:number-columns-repeated="11"/>
          <table:table-cell office:value-type="string" calcext:value-type="string">
            <text:p>(Cliente,Puerto) ('127.0.0.1', 33070) Dato recibido /|1043|147 Resultado 7Horainicio10:00:02Horafinal10:01:04tiempotranscurrido 61.3265480995</text:p>
          </table:table-cell>
          <table:table-cell table:number-columns-repeated="12"/>
          <table:table-cell office:value-type="string" calcext:value-type="string">
            <text:p>(Cliente,Puerto) ('127.0.0.1', 37896) Dato recibido /|1043|147 Resultado 7Horainicio09:41:43Horafinal09:42:43tiempotranscurrido 60.059787035</text:p>
          </table:table-cell>
          <table:table-cell table:number-columns-repeated="11"/>
          <table:table-cell office:value-type="string" calcext:value-type="string">
            <text:p>(Cliente,Puerto) ('127.0.0.1', 42188) Dato recibido /|1043|147 Resultado 7Horainicio09:44:04Horafinal09:45:04tiempotranscurrido 60.0598809719</text:p>
          </table:table-cell>
          <table:table-cell table:number-columns-repeated="12"/>
          <table:table-cell office:value-type="string" calcext:value-type="string">
            <text:p>(Cliente,Puerto) ('127.0.0.1', 33596) Dato recibido /|1043|147 Resultado 7Horainicio10:00:03Horafinal10:01:04tiempotranscurrido 60.908640146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04) Dato recibido /|1043|147 Resultado 7Horainicio09:32:16Horafinal09:33:16tiempotranscurrido 60.0683000088</text:p>
          </table:table-cell>
          <table:table-cell table:number-columns-repeated="11"/>
          <table:table-cell office:value-type="string" calcext:value-type="string">
            <text:p>(Cliente,Puerto) ('127.0.0.1', 34010) Dato recibido /|1043|147 Resultado 7Horainicio10:43:07Horafinal10:44:07tiempotranscurrido 60.065955162</text:p>
          </table:table-cell>
          <table:table-cell table:number-columns-repeated="11"/>
          <table:table-cell office:value-type="string" calcext:value-type="string">
            <text:p>(Cliente,Puerto) ('127.0.0.1', 32856) Dato recibido /|1043|147 Resultado 7Horainicio10:00:02Horafinal10:01:04tiempotranscurrido 61.4463760853</text:p>
          </table:table-cell>
          <table:table-cell table:number-columns-repeated="12"/>
          <table:table-cell office:value-type="string" calcext:value-type="string">
            <text:p>(Cliente,Puerto) ('127.0.0.1', 37908) Dato recibido /|1043|147 Resultado 7Horainicio09:41:43Horafinal09:42:43tiempotranscurrido 60.0601499081</text:p>
          </table:table-cell>
          <table:table-cell table:number-columns-repeated="11"/>
          <table:table-cell office:value-type="string" calcext:value-type="string">
            <text:p>(Cliente,Puerto) ('127.0.0.1', 42196) Dato recibido /|1043|147 Resultado 7Horainicio09:44:04Horafinal09:45:04tiempotranscurrido 60.0585441589</text:p>
          </table:table-cell>
          <table:table-cell table:number-columns-repeated="12"/>
          <table:table-cell office:value-type="string" calcext:value-type="string">
            <text:p>(Cliente,Puerto) ('127.0.0.1', 32882) Dato recibido /|1043|147 Resultado 7Horainicio10:00:02Horafinal10:01:04tiempotranscurrido 61.43218922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94) Dato recibido /|1043|147 Resultado 7Horainicio09:32:16Horafinal09:33:16tiempotranscurrido 60.0681219101</text:p>
          </table:table-cell>
          <table:table-cell table:number-columns-repeated="11"/>
          <table:table-cell office:value-type="string" calcext:value-type="string">
            <text:p>(Cliente,Puerto) ('127.0.0.1', 34014) Dato recibido /|1043|147 Resultado 7Horainicio10:43:07Horafinal10:44:07tiempotranscurrido 60.0670261383</text:p>
          </table:table-cell>
          <table:table-cell table:number-columns-repeated="11"/>
          <table:table-cell office:value-type="string" calcext:value-type="string">
            <text:p>(Cliente,Puerto) ('127.0.0.1', 32850) Dato recibido /|1043|147 Resultado 7Horainicio10:00:02Horafinal10:01:04tiempotranscurrido 61.4492559433</text:p>
          </table:table-cell>
          <table:table-cell table:number-columns-repeated="12"/>
          <table:table-cell office:value-type="string" calcext:value-type="string">
            <text:p>(Cliente,Puerto) ('127.0.0.1', 37920) Dato recibido /|1043|147 Resultado 7Horainicio09:41:43Horafinal09:42:43tiempotranscurrido 60.0573000908</text:p>
          </table:table-cell>
          <table:table-cell table:number-columns-repeated="11"/>
          <table:table-cell office:value-type="string" calcext:value-type="string">
            <text:p>(Cliente,Puerto) ('127.0.0.1', 42200) Dato recibido /|1043|147 Resultado 7Horainicio09:44:04Horafinal09:45:04tiempotranscurrido 60.0582799911</text:p>
          </table:table-cell>
          <table:table-cell table:number-columns-repeated="12"/>
          <table:table-cell office:value-type="string" calcext:value-type="string">
            <text:p>(Cliente,Puerto) ('127.0.0.1', 33070) Dato recibido /|1043|147 Resultado 7Horainicio10:00:02Horafinal10:01:04tiempotranscurrido 61.326548099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84) Dato recibido /|1043|147 Resultado 7Horainicio09:32:16Horafinal09:33:16tiempotranscurrido 60.0689849854</text:p>
          </table:table-cell>
          <table:table-cell table:number-columns-repeated="11"/>
          <table:table-cell office:value-type="string" calcext:value-type="string">
            <text:p>(Cliente,Puerto) ('127.0.0.1', 34096) Dato recibido /|1043|147 Resultado 7Horainicio10:43:07Horafinal10:44:07tiempotranscurrido 60.0393049717</text:p>
          </table:table-cell>
          <table:table-cell table:number-columns-repeated="11"/>
          <table:table-cell office:value-type="string" calcext:value-type="string">
            <text:p>(Cliente,Puerto) ('127.0.0.1', 32864) Dato recibido /|1043|147 Resultado 7Horainicio10:00:02Horafinal10:01:04tiempotranscurrido 61.4421401024</text:p>
          </table:table-cell>
          <table:table-cell table:number-columns-repeated="12"/>
          <table:table-cell office:value-type="string" calcext:value-type="string">
            <text:p>(Cliente,Puerto) ('127.0.0.1', 37918) Dato recibido /|1043|147 Resultado 7Horainicio09:41:43Horafinal09:42:43tiempotranscurrido 60.0575928688</text:p>
          </table:table-cell>
          <table:table-cell table:number-columns-repeated="11"/>
          <table:table-cell office:value-type="string" calcext:value-type="string">
            <text:p>(Cliente,Puerto) ('127.0.0.1', 42190) Dato recibido /|1043|147 Resultado 7Horainicio09:44:04Horafinal09:45:04tiempotranscurrido 60.0600230694</text:p>
          </table:table-cell>
          <table:table-cell table:number-columns-repeated="12"/>
          <table:table-cell office:value-type="string" calcext:value-type="string">
            <text:p>(Cliente,Puerto) ('127.0.0.1', 32856) Dato recibido /|1043|147 Resultado 7Horainicio10:00:02Horafinal10:01:04tiempotranscurrido 61.44637608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74) Dato recibido /|1043|147 Resultado 7Horainicio09:32:16Horafinal09:33:16tiempotranscurrido 60.0698699951</text:p>
          </table:table-cell>
          <table:table-cell table:number-columns-repeated="11"/>
          <table:table-cell office:value-type="string" calcext:value-type="string">
            <text:p>(Cliente,Puerto) ('127.0.0.1', 34104) Dato recibido /|1043|147 Resultado 7Horainicio10:43:07Horafinal10:44:07tiempotranscurrido 60.0473041534</text:p>
          </table:table-cell>
          <table:table-cell table:number-columns-repeated="11"/>
          <table:table-cell office:value-type="string" calcext:value-type="string">
            <text:p>(Cliente,Puerto) ('127.0.0.1', 33820) Dato recibido /|1043|147 Resultado 7Horainicio10:00:03Horafinal10:01:04tiempotranscurrido 60.7802810669</text:p>
          </table:table-cell>
          <table:table-cell table:number-columns-repeated="12"/>
          <table:table-cell office:value-type="string" calcext:value-type="string">
            <text:p>(Cliente,Puerto) ('127.0.0.1', 37912) Dato recibido /|1043|147 Resultado 7Horainicio09:41:43Horafinal09:42:43tiempotranscurrido 60.0596678257</text:p>
          </table:table-cell>
          <table:table-cell table:number-columns-repeated="11"/>
          <table:table-cell office:value-type="string" calcext:value-type="string">
            <text:p>(Cliente,Puerto) ('127.0.0.1', 42184) Dato recibido /|1043|147 Resultado 7Horainicio09:44:04Horafinal09:45:04tiempotranscurrido 60.0602710247</text:p>
          </table:table-cell>
          <table:table-cell table:number-columns-repeated="12"/>
          <table:table-cell office:value-type="string" calcext:value-type="string">
            <text:p>(Cliente,Puerto) ('127.0.0.1', 32850) Dato recibido /|1043|147 Resultado 7Horainicio10:00:02Horafinal10:01:04tiempotranscurrido 61.449255943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70) Dato recibido /|1043|147 Resultado 7Horainicio09:32:16Horafinal09:33:16tiempotranscurrido 60.0743088722</text:p>
          </table:table-cell>
          <table:table-cell table:number-columns-repeated="11"/>
          <table:table-cell office:value-type="string" calcext:value-type="string">
            <text:p>(Cliente,Puerto) ('127.0.0.1', 34008) Dato recibido /|1043|147 Resultado 7Horainicio10:43:07Horafinal10:44:07tiempotranscurrido 60.0663869381</text:p>
          </table:table-cell>
          <table:table-cell table:number-columns-repeated="11"/>
          <table:table-cell office:value-type="string" calcext:value-type="string">
            <text:p>(Cliente,Puerto) ('127.0.0.1', 33246) Dato recibido /|1043|147 Resultado 7Horainicio10:00:03Horafinal10:01:04tiempotranscurrido 61.19815588</text:p>
          </table:table-cell>
          <table:table-cell table:number-columns-repeated="12"/>
          <table:table-cell office:value-type="string" calcext:value-type="string">
            <text:p>(Cliente,Puerto) ('127.0.0.1', 37916) Dato recibido /|1043|147 Resultado 7Horainicio09:41:43Horafinal09:42:43tiempotranscurrido 60.0591070652</text:p>
          </table:table-cell>
          <table:table-cell table:number-columns-repeated="11"/>
          <table:table-cell office:value-type="string" calcext:value-type="string">
            <text:p>(Cliente,Puerto) ('127.0.0.1', 42218) Dato recibido /|1043|147 Resultado 7Horainicio09:44:04Horafinal09:45:04tiempotranscurrido 60.0576269627</text:p>
          </table:table-cell>
          <table:table-cell table:number-columns-repeated="12"/>
          <table:table-cell office:value-type="string" calcext:value-type="string">
            <text:p>(Cliente,Puerto) ('127.0.0.1', 32864) Dato recibido /|1043|147 Resultado 7Horainicio10:00:02Horafinal10:01:04tiempotranscurrido 61.44214010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68) Dato recibido /|1043|147 Resultado 7Horainicio09:32:16Horafinal09:33:16tiempotranscurrido 60.0705699921</text:p>
          </table:table-cell>
          <table:table-cell table:number-columns-repeated="11"/>
          <table:table-cell office:value-type="string" calcext:value-type="string">
            <text:p>(Cliente,Puerto) ('127.0.0.1', 34002) Dato recibido /|1043|147 Resultado 7Horainicio10:43:07Horafinal10:44:07tiempotranscurrido 60.0714650154</text:p>
          </table:table-cell>
          <table:table-cell table:number-columns-repeated="11"/>
          <table:table-cell office:value-type="string" calcext:value-type="string">
            <text:p>(Cliente,Puerto) ('127.0.0.1', 33872) Dato recibido /|1043|147 Resultado 7Horainicio10:00:03Horafinal10:01:04tiempotranscurrido 60.7149198055</text:p>
          </table:table-cell>
          <table:table-cell table:number-columns-repeated="12"/>
          <table:table-cell office:value-type="string" calcext:value-type="string">
            <text:p>(Cliente,Puerto) ('127.0.0.1', 37914) Dato recibido /|1043|147 Resultado 7Horainicio09:41:43Horafinal09:42:43tiempotranscurrido 60.0597641468</text:p>
          </table:table-cell>
          <table:table-cell table:number-columns-repeated="11"/>
          <table:table-cell office:value-type="string" calcext:value-type="string">
            <text:p>(Cliente,Puerto) ('127.0.0.1', 42210) Dato recibido /|1043|147 Resultado 7Horainicio09:44:04Horafinal09:45:04tiempotranscurrido 60.0593178272</text:p>
          </table:table-cell>
          <table:table-cell table:number-columns-repeated="12"/>
          <table:table-cell office:value-type="string" calcext:value-type="string">
            <text:p>(Cliente,Puerto) ('127.0.0.1', 33820) Dato recibido /|1043|147 Resultado 7Horainicio10:00:03Horafinal10:01:04tiempotranscurrido 60.78028106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16) Dato recibido /|1043|147 Resultado 7Horainicio09:32:16Horafinal09:33:16tiempotranscurrido 60.07000494</text:p>
          </table:table-cell>
          <table:table-cell table:number-columns-repeated="11"/>
          <table:table-cell office:value-type="string" calcext:value-type="string">
            <text:p>(Cliente,Puerto) ('127.0.0.1', 34110) Dato recibido /|1043|147 Resultado 7Horainicio10:43:07Horafinal10:44:07tiempotranscurrido 60.0621230602</text:p>
          </table:table-cell>
          <table:table-cell table:number-columns-repeated="11"/>
          <table:table-cell office:value-type="string" calcext:value-type="string">
            <text:p>(Cliente,Puerto) ('127.0.0.1', 33146) Dato recibido /|1043|147 Resultado 7Horainicio10:00:03Horafinal10:01:04tiempotranscurrido 61.2651119232</text:p>
          </table:table-cell>
          <table:table-cell table:number-columns-repeated="12"/>
          <table:table-cell office:value-type="string" calcext:value-type="string">
            <text:p>(Cliente,Puerto) ('127.0.0.1', 37906) Dato recibido /|1043|147 Resultado 7Horainicio09:41:43Horafinal09:42:43tiempotranscurrido 60.0606710911</text:p>
          </table:table-cell>
          <table:table-cell table:number-columns-repeated="11"/>
          <table:table-cell office:value-type="string" calcext:value-type="string">
            <text:p>(Cliente,Puerto) ('127.0.0.1', 42206) Dato recibido /|1043|147 Resultado 7Horainicio09:44:04Horafinal09:45:04tiempotranscurrido 60.0601770878</text:p>
          </table:table-cell>
          <table:table-cell table:number-columns-repeated="12"/>
          <table:table-cell office:value-type="string" calcext:value-type="string">
            <text:p>(Cliente,Puerto) ('127.0.0.1', 33246) Dato recibido /|1043|147 Resultado 7Horainicio10:00:03Horafinal10:01:04tiempotranscurrido 61.198155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34) Dato recibido /|1043|147 Resultado 7Horainicio09:32:16Horafinal09:33:16tiempotranscurrido 60.0726079941</text:p>
          </table:table-cell>
          <table:table-cell table:number-columns-repeated="11"/>
          <table:table-cell office:value-type="string" calcext:value-type="string">
            <text:p>(Cliente,Puerto) ('127.0.0.1', 34120) Dato recibido /|1043|147 Resultado 7Horainicio10:43:07Horafinal10:44:07tiempotranscurrido 60.0698649883</text:p>
          </table:table-cell>
          <table:table-cell table:number-columns-repeated="11"/>
          <table:table-cell office:value-type="string" calcext:value-type="string">
            <text:p>(Cliente,Puerto) ('127.0.0.1', 33208) Dato recibido /|1043|147 Resultado 7Horainicio10:00:04Horafinal10:01:04tiempotranscurrido 60.0682899952</text:p>
          </table:table-cell>
          <table:table-cell table:number-columns-repeated="12"/>
          <table:table-cell office:value-type="string" calcext:value-type="string">
            <text:p>(Cliente,Puerto) ('127.0.0.1', 37910) Dato recibido /|1043|147 Resultado 7Horainicio09:41:43Horafinal09:42:43tiempotranscurrido 60.0604999065</text:p>
          </table:table-cell>
          <table:table-cell table:number-columns-repeated="11"/>
          <table:table-cell office:value-type="string" calcext:value-type="string">
            <text:p>(Cliente,Puerto) ('127.0.0.1', 42204) Dato recibido /|1043|147 Resultado 7Horainicio09:44:04Horafinal09:45:04tiempotranscurrido 60.0608348846</text:p>
          </table:table-cell>
          <table:table-cell table:number-columns-repeated="12"/>
          <table:table-cell office:value-type="string" calcext:value-type="string">
            <text:p>(Cliente,Puerto) ('127.0.0.1', 33872) Dato recibido /|1043|147 Resultado 7Horainicio10:00:03Horafinal10:01:04tiempotranscurrido 60.714919805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36) Dato recibido /|1043|147 Resultado 7Horainicio09:32:16Horafinal09:33:16tiempotranscurrido 60.0688869953</text:p>
          </table:table-cell>
          <table:table-cell table:number-columns-repeated="11"/>
          <table:table-cell office:value-type="string" calcext:value-type="string">
            <text:p>(Cliente,Puerto) ('127.0.0.1', 34106) Dato recibido /|1043|147 Resultado 7Horainicio10:43:07Horafinal10:44:07tiempotranscurrido 60.0684218407</text:p>
          </table:table-cell>
          <table:table-cell table:number-columns-repeated="11"/>
          <table:table-cell office:value-type="string" calcext:value-type="string">
            <text:p>(Cliente,Puerto) ('127.0.0.1', 34464) Dato recibido /|1043|147 Resultado 7Horainicio10:00:03Horafinal10:01:04tiempotranscurrido 60.4279031754</text:p>
          </table:table-cell>
          <table:table-cell table:number-columns-repeated="12"/>
          <table:table-cell office:value-type="string" calcext:value-type="string">
            <text:p>(Cliente,Puerto) ('127.0.0.1', 37932) Dato recibido /|1043|147 Resultado 7Horainicio09:41:43Horafinal09:42:43tiempotranscurrido 60.0589270592</text:p>
          </table:table-cell>
          <table:table-cell table:number-columns-repeated="11"/>
          <table:table-cell office:value-type="string" calcext:value-type="string">
            <text:p>(Cliente,Puerto) ('127.0.0.1', 42224) Dato recibido /|1043|147 Resultado 7Horainicio09:44:04Horafinal09:45:04tiempotranscurrido 60.0588948727</text:p>
          </table:table-cell>
          <table:table-cell table:number-columns-repeated="12"/>
          <table:table-cell office:value-type="string" calcext:value-type="string">
            <text:p>(Cliente,Puerto) ('127.0.0.1', 33146) Dato recibido /|1043|147 Resultado 7Horainicio10:00:03Horafinal10:01:04tiempotranscurrido 61.26511192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48) Dato recibido /|1043|147 Resultado 7Horainicio09:32:16Horafinal09:33:16tiempotranscurrido 60.0681381226</text:p>
          </table:table-cell>
          <table:table-cell table:number-columns-repeated="11"/>
          <table:table-cell office:value-type="string" calcext:value-type="string">
            <text:p>(Cliente,Puerto) ('127.0.0.1', 34090) Dato recibido /|1043|147 Resultado 7Horainicio10:43:07Horafinal10:44:07tiempotranscurrido 60.0327711105</text:p>
          </table:table-cell>
          <table:table-cell table:number-columns-repeated="11"/>
          <table:table-cell office:value-type="string" calcext:value-type="string">
            <text:p>(Cliente,Puerto) ('127.0.0.1', 33122) Dato recibido /|1043|147 Resultado 7Horainicio10:00:03Horafinal10:01:04tiempotranscurrido 61.2759239674</text:p>
          </table:table-cell>
          <table:table-cell table:number-columns-repeated="12"/>
          <table:table-cell office:value-type="string" calcext:value-type="string">
            <text:p>(Cliente,Puerto) ('127.0.0.1', 37934) Dato recibido /|1043|147 Resultado 7Horainicio09:41:43Horafinal09:42:43tiempotranscurrido 60.0593810081</text:p>
          </table:table-cell>
          <table:table-cell table:number-columns-repeated="11"/>
          <table:table-cell office:value-type="string" calcext:value-type="string">
            <text:p>(Cliente,Puerto) ('127.0.0.1', 42214) Dato recibido /|1043|147 Resultado 7Horainicio09:44:04Horafinal09:45:04tiempotranscurrido 60.0594480038</text:p>
          </table:table-cell>
          <table:table-cell table:number-columns-repeated="12"/>
          <table:table-cell office:value-type="string" calcext:value-type="string">
            <text:p>(Cliente,Puerto) ('127.0.0.1', 33208) Dato recibido /|1043|147 Resultado 7Horainicio10:00:04Horafinal10:01:04tiempotranscurrido 60.068289995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46) Dato recibido /|1043|147 Resultado 7Horainicio09:32:16Horafinal09:33:16tiempotranscurrido 60.0758788586</text:p>
          </table:table-cell>
          <table:table-cell table:number-columns-repeated="11"/>
          <table:table-cell office:value-type="string" calcext:value-type="string">
            <text:p>(Cliente,Puerto) ('127.0.0.1', 34116) Dato recibido /|1043|147 Resultado 7Horainicio10:43:07Horafinal10:44:07tiempotranscurrido 60.0437440872</text:p>
          </table:table-cell>
          <table:table-cell table:number-columns-repeated="11"/>
          <table:table-cell office:value-type="string" calcext:value-type="string">
            <text:p>(Cliente,Puerto) ('127.0.0.1', 33204) Dato recibido /|1043|147 Resultado 7Horainicio10:00:04Horafinal10:01:04tiempotranscurrido 60.072355032</text:p>
          </table:table-cell>
          <table:table-cell table:number-columns-repeated="12"/>
          <table:table-cell office:value-type="string" calcext:value-type="string">
            <text:p>(Cliente,Puerto) ('127.0.0.1', 37924) Dato recibido /|1043|147 Resultado 7Horainicio09:41:43Horafinal09:42:43tiempotranscurrido 60.061645031</text:p>
          </table:table-cell>
          <table:table-cell table:number-columns-repeated="11"/>
          <table:table-cell office:value-type="string" calcext:value-type="string">
            <text:p>(Cliente,Puerto) ('127.0.0.1', 42236) Dato recibido /|1043|147 Resultado 7Horainicio09:44:04Horafinal09:45:04tiempotranscurrido 60.057847023</text:p>
          </table:table-cell>
          <table:table-cell table:number-columns-repeated="12"/>
          <table:table-cell office:value-type="string" calcext:value-type="string">
            <text:p>(Cliente,Puerto) ('127.0.0.1', 34464) Dato recibido /|1043|147 Resultado 7Horainicio10:00:03Horafinal10:01:04tiempotranscurrido 60.427903175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44) Dato recibido /|1043|147 Resultado 7Horainicio09:32:16Horafinal09:33:16tiempotranscurrido 60.069917202</text:p>
          </table:table-cell>
          <table:table-cell table:number-columns-repeated="11"/>
          <table:table-cell office:value-type="string" calcext:value-type="string">
            <text:p>(Cliente,Puerto) ('127.0.0.1', 34092) Dato recibido /|1043|147 Resultado 7Horainicio10:43:07Horafinal10:44:07tiempotranscurrido 60.0520861149</text:p>
          </table:table-cell>
          <table:table-cell table:number-columns-repeated="11"/>
          <table:table-cell office:value-type="string" calcext:value-type="string">
            <text:p>(Cliente,Puerto) ('127.0.0.1', 33232) Dato recibido /|1043|147 Resultado 7Horainicio10:00:04Horafinal10:01:04tiempotranscurrido 60.0685219765</text:p>
          </table:table-cell>
          <table:table-cell table:number-columns-repeated="12"/>
          <table:table-cell office:value-type="string" calcext:value-type="string">
            <text:p>(Cliente,Puerto) ('127.0.0.1', 37936) Dato recibido /|1043|147 Resultado 7Horainicio09:41:43Horafinal09:42:43tiempotranscurrido 60.0595080853</text:p>
          </table:table-cell>
          <table:table-cell table:number-columns-repeated="11"/>
          <table:table-cell office:value-type="string" calcext:value-type="string">
            <text:p>(Cliente,Puerto) ('127.0.0.1', 42202) Dato recibido /|1043|147 Resultado 7Horainicio09:44:04Horafinal09:45:04tiempotranscurrido 60.0636439323</text:p>
          </table:table-cell>
          <table:table-cell table:number-columns-repeated="12"/>
          <table:table-cell office:value-type="string" calcext:value-type="string">
            <text:p>(Cliente,Puerto) ('127.0.0.1', 33122) Dato recibido /|1043|147 Resultado 7Horainicio10:00:03Horafinal10:01:04tiempotranscurrido 61.275923967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80) Dato recibido /|1043|147 Resultado 7Horainicio09:32:16Horafinal09:33:16tiempotranscurrido 60.0720510483</text:p>
          </table:table-cell>
          <table:table-cell table:number-columns-repeated="11"/>
          <table:table-cell office:value-type="string" calcext:value-type="string">
            <text:p>(Cliente,Puerto) ('127.0.0.1', 34098) Dato recibido /|1043|147 Resultado 7Horainicio10:43:07Horafinal10:44:07tiempotranscurrido 60.0682401657</text:p>
          </table:table-cell>
          <table:table-cell table:number-columns-repeated="11"/>
          <table:table-cell office:value-type="string" calcext:value-type="string">
            <text:p>(Cliente,Puerto) ('127.0.0.1', 33226) Dato recibido /|1043|147 Resultado 7Horainicio10:00:04Horafinal10:01:04tiempotranscurrido 60.0715539455</text:p>
          </table:table-cell>
          <table:table-cell table:number-columns-repeated="12"/>
          <table:table-cell office:value-type="string" calcext:value-type="string">
            <text:p>(Cliente,Puerto) ('127.0.0.1', 37928) Dato recibido /|1043|147 Resultado 7Horainicio09:41:43Horafinal09:42:43tiempotranscurrido 60.0613808632</text:p>
          </table:table-cell>
          <table:table-cell table:number-columns-repeated="11"/>
          <table:table-cell office:value-type="string" calcext:value-type="string">
            <text:p>(Cliente,Puerto) ('127.0.0.1', 42216) Dato recibido /|1043|147 Resultado 7Horainicio09:44:04Horafinal09:45:04tiempotranscurrido 60.0608351231</text:p>
          </table:table-cell>
          <table:table-cell table:number-columns-repeated="12"/>
          <table:table-cell office:value-type="string" calcext:value-type="string">
            <text:p>(Cliente,Puerto) ('127.0.0.1', 33204) Dato recibido /|1043|147 Resultado 7Horainicio10:00:04Horafinal10:01:04tiempotranscurrido 60.07235503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882) Dato recibido /|1043|147 Resultado 7Horainicio09:32:16Horafinal09:33:16tiempotranscurrido 60.0752761364</text:p>
          </table:table-cell>
          <table:table-cell table:number-columns-repeated="11"/>
          <table:table-cell office:value-type="string" calcext:value-type="string">
            <text:p>(Cliente,Puerto) ('127.0.0.1', 34084) Dato recibido /|1043|147 Resultado 7Horainicio10:43:07Horafinal10:44:07tiempotranscurrido 60.0460410118</text:p>
          </table:table-cell>
          <table:table-cell table:number-columns-repeated="11"/>
          <table:table-cell office:value-type="string" calcext:value-type="string">
            <text:p>(Cliente,Puerto) ('127.0.0.1', 33224) Dato recibido /|1043|147 Resultado 7Horainicio10:00:04Horafinal10:01:04tiempotranscurrido 60.0744450092</text:p>
          </table:table-cell>
          <table:table-cell table:number-columns-repeated="12"/>
          <table:table-cell office:value-type="string" calcext:value-type="string">
            <text:p>(Cliente,Puerto) ('127.0.0.1', 37940) Dato recibido /|1043|147 Resultado 7Horainicio09:41:43Horafinal09:42:43tiempotranscurrido 60.0592570305</text:p>
          </table:table-cell>
          <table:table-cell table:number-columns-repeated="11"/>
          <table:table-cell office:value-type="string" calcext:value-type="string">
            <text:p>(Cliente,Puerto) ('127.0.0.1', 42208) Dato recibido /|1043|147 Resultado 7Horainicio09:44:04Horafinal09:45:04tiempotranscurrido 60.0624198914</text:p>
          </table:table-cell>
          <table:table-cell table:number-columns-repeated="12"/>
          <table:table-cell office:value-type="string" calcext:value-type="string">
            <text:p>(Cliente,Puerto) ('127.0.0.1', 33232) Dato recibido /|1043|147 Resultado 7Horainicio10:00:04Horafinal10:01:04tiempotranscurrido 60.06852197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00) Dato recibido /|1043|147 Resultado 7Horainicio09:32:16Horafinal09:33:16tiempotranscurrido 60.0693800449</text:p>
          </table:table-cell>
          <table:table-cell table:number-columns-repeated="11"/>
          <table:table-cell office:value-type="string" calcext:value-type="string">
            <text:p>(Cliente,Puerto) ('127.0.0.1', 34080) Dato recibido /|1043|147 Resultado 7Horainicio10:43:07Horafinal10:44:07tiempotranscurrido 60.02663517</text:p>
          </table:table-cell>
          <table:table-cell table:number-columns-repeated="11"/>
          <table:table-cell office:value-type="string" calcext:value-type="string">
            <text:p>(Cliente,Puerto) ('127.0.0.1', 33268) Dato recibido /|1043|147 Resultado 7Horainicio10:00:04Horafinal10:01:04tiempotranscurrido 60.070152998</text:p>
          </table:table-cell>
          <table:table-cell table:number-columns-repeated="12"/>
          <table:table-cell office:value-type="string" calcext:value-type="string">
            <text:p>(Cliente,Puerto) ('127.0.0.1', 37930) Dato recibido /|1043|147 Resultado 7Horainicio09:41:43Horafinal09:42:43tiempotranscurrido 60.0612370968</text:p>
          </table:table-cell>
          <table:table-cell table:number-columns-repeated="11"/>
          <table:table-cell office:value-type="string" calcext:value-type="string">
            <text:p>(Cliente,Puerto) ('127.0.0.1', 42212) Dato recibido /|1043|147 Resultado 7Horainicio09:44:04Horafinal09:45:04tiempotranscurrido 60.0597589016</text:p>
          </table:table-cell>
          <table:table-cell table:number-columns-repeated="12"/>
          <table:table-cell office:value-type="string" calcext:value-type="string">
            <text:p>(Cliente,Puerto) ('127.0.0.1', 33226) Dato recibido /|1043|147 Resultado 7Horainicio10:00:04Horafinal10:01:04tiempotranscurrido 60.071553945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78) Dato recibido /|1043|147 Resultado 7Horainicio09:32:16Horafinal09:33:16tiempotranscurrido 60.0712981224</text:p>
          </table:table-cell>
          <table:table-cell table:number-columns-repeated="11"/>
          <table:table-cell office:value-type="string" calcext:value-type="string">
            <text:p>(Cliente,Puerto) ('127.0.0.1', 34086) Dato recibido /|1043|147 Resultado 7Horainicio10:43:07Horafinal10:44:07tiempotranscurrido 60.0715200901</text:p>
          </table:table-cell>
          <table:table-cell table:number-columns-repeated="11"/>
          <table:table-cell office:value-type="string" calcext:value-type="string">
            <text:p>(Cliente,Puerto) ('127.0.0.1', 33324) Dato recibido /|1043|147 Resultado 7Horainicio10:00:04Horafinal10:01:04tiempotranscurrido 60.0710890293</text:p>
          </table:table-cell>
          <table:table-cell table:number-columns-repeated="12"/>
          <table:table-cell office:value-type="string" calcext:value-type="string">
            <text:p>(Cliente,Puerto) ('127.0.0.1', 37938) Dato recibido /|1043|147 Resultado 7Horainicio09:41:43Horafinal09:42:43tiempotranscurrido 60.0597529411</text:p>
          </table:table-cell>
          <table:table-cell table:number-columns-repeated="11"/>
          <table:table-cell office:value-type="string" calcext:value-type="string">
            <text:p>(Cliente,Puerto) ('127.0.0.1', 42234) Dato recibido /|1043|147 Resultado 7Horainicio09:44:04Horafinal09:45:04tiempotranscurrido 60.0571680069</text:p>
          </table:table-cell>
          <table:table-cell table:number-columns-repeated="12"/>
          <table:table-cell office:value-type="string" calcext:value-type="string">
            <text:p>(Cliente,Puerto) ('127.0.0.1', 33224) Dato recibido /|1043|147 Resultado 7Horainicio10:00:04Horafinal10:01:04tiempotranscurrido 60.074445009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04) Dato recibido /|1043|147 Resultado 7Horainicio09:32:16Horafinal09:33:16tiempotranscurrido 60.0703878403</text:p>
          </table:table-cell>
          <table:table-cell table:number-columns-repeated="11"/>
          <table:table-cell office:value-type="string" calcext:value-type="string">
            <text:p>(Cliente,Puerto) ('127.0.0.1', 34082) Dato recibido /|1043|147 Resultado 7Horainicio10:43:07Horafinal10:44:07tiempotranscurrido 60.060199976</text:p>
          </table:table-cell>
          <table:table-cell table:number-columns-repeated="11"/>
          <table:table-cell office:value-type="string" calcext:value-type="string">
            <text:p>(Cliente,Puerto) ('127.0.0.1', 33338) Dato recibido /|1043|147 Resultado 7Horainicio10:00:04Horafinal10:01:04tiempotranscurrido 60.0731010437</text:p>
          </table:table-cell>
          <table:table-cell table:number-columns-repeated="12"/>
          <table:table-cell office:value-type="string" calcext:value-type="string">
            <text:p>(Cliente,Puerto) ('127.0.0.1', 37926) Dato recibido /|1043|147 Resultado 7Horainicio09:41:43Horafinal09:42:43tiempotranscurrido 60.062253952</text:p>
          </table:table-cell>
          <table:table-cell table:number-columns-repeated="11"/>
          <table:table-cell office:value-type="string" calcext:value-type="string">
            <text:p>(Cliente,Puerto) ('127.0.0.1', 42232) Dato recibido /|1043|147 Resultado 7Horainicio09:44:04Horafinal09:45:04tiempotranscurrido 60.057505846</text:p>
          </table:table-cell>
          <table:table-cell table:number-columns-repeated="12"/>
          <table:table-cell office:value-type="string" calcext:value-type="string">
            <text:p>(Cliente,Puerto) ('127.0.0.1', 33268) Dato recibido /|1043|147 Resultado 7Horainicio10:00:04Horafinal10:01:04tiempotranscurrido 60.0701529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80) Dato recibido /|1043|147 Resultado 7Horainicio09:32:16Horafinal09:33:16tiempotranscurrido 60.0738399029</text:p>
          </table:table-cell>
          <table:table-cell table:number-columns-repeated="11"/>
          <table:table-cell office:value-type="string" calcext:value-type="string">
            <text:p>(Cliente,Puerto) ('127.0.0.1', 34158) Dato recibido /|1043|147 Resultado 7Horainicio10:43:07Horafinal10:44:07tiempotranscurrido 60.0470068455</text:p>
          </table:table-cell>
          <table:table-cell table:number-columns-repeated="11"/>
          <table:table-cell office:value-type="string" calcext:value-type="string">
            <text:p>(Cliente,Puerto) ('127.0.0.1', 33336) Dato recibido /|1043|147 Resultado 7Horainicio10:00:04Horafinal10:01:04tiempotranscurrido 60.0735490322</text:p>
          </table:table-cell>
          <table:table-cell table:number-columns-repeated="12"/>
          <table:table-cell office:value-type="string" calcext:value-type="string">
            <text:p>(Cliente,Puerto) ('127.0.0.1', 37922) Dato recibido /|1043|147 Resultado 7Horainicio09:41:43Horafinal09:42:43tiempotranscurrido 60.0629739761</text:p>
          </table:table-cell>
          <table:table-cell table:number-columns-repeated="11"/>
          <table:table-cell office:value-type="string" calcext:value-type="string">
            <text:p>(Cliente,Puerto) ('127.0.0.1', 42226) Dato recibido /|1043|147 Resultado 7Horainicio09:44:04Horafinal09:45:04tiempotranscurrido 60.0602779388</text:p>
          </table:table-cell>
          <table:table-cell table:number-columns-repeated="12"/>
          <table:table-cell office:value-type="string" calcext:value-type="string">
            <text:p>(Cliente,Puerto) ('127.0.0.1', 33324) Dato recibido /|1043|147 Resultado 7Horainicio10:00:04Horafinal10:01:04tiempotranscurrido 60.071089029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18) Dato recibido /|1043|147 Resultado 7Horainicio09:32:16Horafinal09:33:16tiempotranscurrido 60.069368124</text:p>
          </table:table-cell>
          <table:table-cell table:number-columns-repeated="11"/>
          <table:table-cell office:value-type="string" calcext:value-type="string">
            <text:p>(Cliente,Puerto) ('127.0.0.1', 34078) Dato recibido /|1043|147 Resultado 7Horainicio10:43:07Horafinal10:44:07tiempotranscurrido 60.0664658546</text:p>
          </table:table-cell>
          <table:table-cell table:number-columns-repeated="11"/>
          <table:table-cell office:value-type="string" calcext:value-type="string">
            <text:p>(Cliente,Puerto) ('127.0.0.1', 33410) Dato recibido /|1043|147 Resultado 7Horainicio10:00:04Horafinal10:01:04tiempotranscurrido 60.0174260139</text:p>
          </table:table-cell>
          <table:table-cell table:number-columns-repeated="12"/>
          <table:table-cell office:value-type="string" calcext:value-type="string">
            <text:p>(Cliente,Puerto) ('127.0.0.1', 37956) Dato recibido /|1043|147 Resultado 7Horainicio09:41:43Horafinal09:42:43tiempotranscurrido 60.0579459667</text:p>
          </table:table-cell>
          <table:table-cell table:number-columns-repeated="11"/>
          <table:table-cell office:value-type="string" calcext:value-type="string">
            <text:p>(Cliente,Puerto) ('127.0.0.1', 42230) Dato recibido /|1043|147 Resultado 7Horainicio09:44:04Horafinal09:45:04tiempotranscurrido 60.0583028793</text:p>
          </table:table-cell>
          <table:table-cell table:number-columns-repeated="12"/>
          <table:table-cell office:value-type="string" calcext:value-type="string">
            <text:p>(Cliente,Puerto) ('127.0.0.1', 33338) Dato recibido /|1043|147 Resultado 7Horainicio10:00:04Horafinal10:01:04tiempotranscurrido 60.073101043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96) Dato recibido /|1043|147 Resultado 7Horainicio09:32:16Horafinal09:33:16tiempotranscurrido 60.0694110394</text:p>
          </table:table-cell>
          <table:table-cell table:number-columns-repeated="11"/>
          <table:table-cell office:value-type="string" calcext:value-type="string">
            <text:p>(Cliente,Puerto) ('127.0.0.1', 34164) Dato recibido /|1043|147 Resultado 7Horainicio10:43:07Horafinal10:44:07tiempotranscurrido 60.0713820457</text:p>
          </table:table-cell>
          <table:table-cell table:number-columns-repeated="11"/>
          <table:table-cell office:value-type="string" calcext:value-type="string">
            <text:p>(Cliente,Puerto) ('127.0.0.1', 33334) Dato recibido /|1043|147 Resultado 7Horainicio10:00:04Horafinal10:01:04tiempotranscurrido 60.062997818</text:p>
          </table:table-cell>
          <table:table-cell table:number-columns-repeated="12"/>
          <table:table-cell office:value-type="string" calcext:value-type="string">
            <text:p>(Cliente,Puerto) ('127.0.0.1', 37962) Dato recibido /|1043|147 Resultado 7Horainicio09:41:43Horafinal09:42:43tiempotranscurrido 60.0571470261</text:p>
          </table:table-cell>
          <table:table-cell table:number-columns-repeated="11"/>
          <table:table-cell office:value-type="string" calcext:value-type="string">
            <text:p>(Cliente,Puerto) ('127.0.0.1', 42220) Dato recibido /|1043|147 Resultado 7Horainicio09:44:04Horafinal09:45:04tiempotranscurrido 60.0615639687</text:p>
          </table:table-cell>
          <table:table-cell table:number-columns-repeated="12"/>
          <table:table-cell office:value-type="string" calcext:value-type="string">
            <text:p>(Cliente,Puerto) ('127.0.0.1', 33336) Dato recibido /|1043|147 Resultado 7Horainicio10:00:04Horafinal10:01:04tiempotranscurrido 60.07354903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90) Dato recibido /|1043|147 Resultado 7Horainicio09:32:16Horafinal09:33:16tiempotranscurrido 60.0698280334</text:p>
          </table:table-cell>
          <table:table-cell table:number-columns-repeated="11"/>
          <table:table-cell office:value-type="string" calcext:value-type="string">
            <text:p>(Cliente,Puerto) ('127.0.0.1', 34152) Dato recibido /|1043|147 Resultado 7Horainicio10:43:07Horafinal10:44:07tiempotranscurrido 60.0592288971</text:p>
          </table:table-cell>
          <table:table-cell table:number-columns-repeated="11"/>
          <table:table-cell office:value-type="string" calcext:value-type="string">
            <text:p>(Cliente,Puerto) ('127.0.0.1', 33424) Dato recibido /|1043|147 Resultado 7Horainicio10:00:04Horafinal10:01:04tiempotranscurrido 60.0706608295</text:p>
          </table:table-cell>
          <table:table-cell table:number-columns-repeated="12"/>
          <table:table-cell office:value-type="string" calcext:value-type="string">
            <text:p>(Cliente,Puerto) ('127.0.0.1', 37958) Dato recibido /|1043|147 Resultado 7Horainicio09:41:43Horafinal09:42:43tiempotranscurrido 60.0577998161</text:p>
          </table:table-cell>
          <table:table-cell table:number-columns-repeated="11"/>
          <table:table-cell office:value-type="string" calcext:value-type="string">
            <text:p>(Cliente,Puerto) ('127.0.0.1', 42228) Dato recibido /|1043|147 Resultado 7Horainicio09:44:04Horafinal09:45:04tiempotranscurrido 60.059128046</text:p>
          </table:table-cell>
          <table:table-cell table:number-columns-repeated="12"/>
          <table:table-cell office:value-type="string" calcext:value-type="string">
            <text:p>(Cliente,Puerto) ('127.0.0.1', 33410) Dato recibido /|1043|147 Resultado 7Horainicio10:00:04Horafinal10:01:04tiempotranscurrido 60.017426013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98) Dato recibido /|1043|147 Resultado 7Horainicio09:32:16Horafinal09:33:16tiempotranscurrido 60.0698771477</text:p>
          </table:table-cell>
          <table:table-cell table:number-columns-repeated="11"/>
          <table:table-cell office:value-type="string" calcext:value-type="string">
            <text:p>(Cliente,Puerto) ('127.0.0.1', 34148) Dato recibido /|1043|147 Resultado 7Horainicio10:43:07Horafinal10:44:07tiempotranscurrido 60.0503969193</text:p>
          </table:table-cell>
          <table:table-cell table:number-columns-repeated="11"/>
          <table:table-cell office:value-type="string" calcext:value-type="string">
            <text:p>(Cliente,Puerto) ('127.0.0.1', 33392) Dato recibido /|1043|147 Resultado 7Horainicio10:00:04Horafinal10:01:04tiempotranscurrido 60.0151329041</text:p>
          </table:table-cell>
          <table:table-cell table:number-columns-repeated="12"/>
          <table:table-cell office:value-type="string" calcext:value-type="string">
            <text:p>(Cliente,Puerto) ('127.0.0.1', 37964) Dato recibido /|1043|147 Resultado 7Horainicio09:41:43Horafinal09:42:43tiempotranscurrido 60.056994915</text:p>
          </table:table-cell>
          <table:table-cell table:number-columns-repeated="11"/>
          <table:table-cell office:value-type="string" calcext:value-type="string">
            <text:p>(Cliente,Puerto) ('127.0.0.1', 42222) Dato recibido /|1043|147 Resultado 7Horainicio09:44:04Horafinal09:45:04tiempotranscurrido 60.0596499443</text:p>
          </table:table-cell>
          <table:table-cell table:number-columns-repeated="12"/>
          <table:table-cell office:value-type="string" calcext:value-type="string">
            <text:p>(Cliente,Puerto) ('127.0.0.1', 33334) Dato recibido /|1043|147 Resultado 7Horainicio10:00:04Horafinal10:01:04tiempotranscurrido 60.06299781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82) Dato recibido /|1043|147 Resultado 7Horainicio09:32:16Horafinal09:33:16tiempotranscurrido 60.0686879158</text:p>
          </table:table-cell>
          <table:table-cell table:number-columns-repeated="11"/>
          <table:table-cell office:value-type="string" calcext:value-type="string">
            <text:p>(Cliente,Puerto) ('127.0.0.1', 34156) Dato recibido /|1043|147 Resultado 7Horainicio10:43:07Horafinal10:44:07tiempotranscurrido 60.0740709305</text:p>
          </table:table-cell>
          <table:table-cell table:number-columns-repeated="11"/>
          <table:table-cell office:value-type="string" calcext:value-type="string">
            <text:p>(Cliente,Puerto) ('127.0.0.1', 33428) Dato recibido /|1043|147 Resultado 7Horainicio10:00:04Horafinal10:01:04tiempotranscurrido 60.0724241734</text:p>
          </table:table-cell>
          <table:table-cell table:number-columns-repeated="12"/>
          <table:table-cell office:value-type="string" calcext:value-type="string">
            <text:p>(Cliente,Puerto) ('127.0.0.1', 37954) Dato recibido /|1043|147 Resultado 7Horainicio09:41:43Horafinal09:42:43tiempotranscurrido 60.0586979389</text:p>
          </table:table-cell>
          <table:table-cell table:number-columns-repeated="11"/>
          <table:table-cell office:value-type="string" calcext:value-type="string">
            <text:p>(Cliente,Puerto) ('127.0.0.1', 42242) Dato recibido /|1043|147 Resultado 7Horainicio09:44:04Horafinal09:45:04tiempotranscurrido 60.0598649979</text:p>
          </table:table-cell>
          <table:table-cell table:number-columns-repeated="12"/>
          <table:table-cell office:value-type="string" calcext:value-type="string">
            <text:p>(Cliente,Puerto) ('127.0.0.1', 33424) Dato recibido /|1043|147 Resultado 7Horainicio10:00:04Horafinal10:01:04tiempotranscurrido 60.070660829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02) Dato recibido /|1043|147 Resultado 7Horainicio09:32:16Horafinal09:33:16tiempotranscurrido 60.0687918663</text:p>
          </table:table-cell>
          <table:table-cell table:number-columns-repeated="11"/>
          <table:table-cell office:value-type="string" calcext:value-type="string">
            <text:p>(Cliente,Puerto) ('127.0.0.1', 34286) Dato recibido /|1043|147 Resultado 7Horainicio10:43:07Horafinal10:44:07tiempotranscurrido 60.0702049732</text:p>
          </table:table-cell>
          <table:table-cell table:number-columns-repeated="11"/>
          <table:table-cell office:value-type="string" calcext:value-type="string">
            <text:p>(Cliente,Puerto) ('127.0.0.1', 33422) Dato recibido /|1043|147 Resultado 7Horainicio10:00:04Horafinal10:01:04tiempotranscurrido 60.0740458965</text:p>
          </table:table-cell>
          <table:table-cell table:number-columns-repeated="12"/>
          <table:table-cell office:value-type="string" calcext:value-type="string">
            <text:p>(Cliente,Puerto) ('127.0.0.1', 37942) Dato recibido /|1043|147 Resultado 7Horainicio09:41:43Horafinal09:42:43tiempotranscurrido 60.0612511635</text:p>
          </table:table-cell>
          <table:table-cell table:number-columns-repeated="11"/>
          <table:table-cell office:value-type="string" calcext:value-type="string">
            <text:p>(Cliente,Puerto) ('127.0.0.1', 42258) Dato recibido /|1043|147 Resultado 7Horainicio09:44:04Horafinal09:45:04tiempotranscurrido 60.0579590797</text:p>
          </table:table-cell>
          <table:table-cell table:number-columns-repeated="12"/>
          <table:table-cell office:value-type="string" calcext:value-type="string">
            <text:p>(Cliente,Puerto) ('127.0.0.1', 33392) Dato recibido /|1043|147 Resultado 7Horainicio10:00:04Horafinal10:01:04tiempotranscurrido 60.01513290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88) Dato recibido /|1043|147 Resultado 7Horainicio09:32:16Horafinal09:33:16tiempotranscurrido 60.0741128922</text:p>
          </table:table-cell>
          <table:table-cell table:number-columns-repeated="11"/>
          <table:table-cell office:value-type="string" calcext:value-type="string">
            <text:p>(Cliente,Puerto) ('127.0.0.1', 34274) Dato recibido /|1043|147 Resultado 7Horainicio10:43:07Horafinal10:44:07tiempotranscurrido 60.0631890297</text:p>
          </table:table-cell>
          <table:table-cell table:number-columns-repeated="11"/>
          <table:table-cell office:value-type="string" calcext:value-type="string">
            <text:p>(Cliente,Puerto) ('127.0.0.1', 33420) Dato recibido /|1043|147 Resultado 7Horainicio10:00:04Horafinal10:01:04tiempotranscurrido 60.0711400509</text:p>
          </table:table-cell>
          <table:table-cell table:number-columns-repeated="12"/>
          <table:table-cell office:value-type="string" calcext:value-type="string">
            <text:p>(Cliente,Puerto) ('127.0.0.1', 37950) Dato recibido /|1043|147 Resultado 7Horainicio09:41:43Horafinal09:42:43tiempotranscurrido 60.0597100258</text:p>
          </table:table-cell>
          <table:table-cell table:number-columns-repeated="11"/>
          <table:table-cell office:value-type="string" calcext:value-type="string">
            <text:p>(Cliente,Puerto) ('127.0.0.1', 42256) Dato recibido /|1043|147 Resultado 7Horainicio09:44:04Horafinal09:45:04tiempotranscurrido 60.0585010052</text:p>
          </table:table-cell>
          <table:table-cell table:number-columns-repeated="12"/>
          <table:table-cell office:value-type="string" calcext:value-type="string">
            <text:p>(Cliente,Puerto) ('127.0.0.1', 33428) Dato recibido /|1043|147 Resultado 7Horainicio10:00:04Horafinal10:01:04tiempotranscurrido 60.072424173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58) Dato recibido /|1043|147 Resultado 7Horainicio09:32:16Horafinal09:33:16tiempotranscurrido 60.0744049549</text:p>
          </table:table-cell>
          <table:table-cell table:number-columns-repeated="11"/>
          <table:table-cell office:value-type="string" calcext:value-type="string">
            <text:p>(Cliente,Puerto) ('127.0.0.1', 34228) Dato recibido /|1043|147 Resultado 7Horainicio10:43:07Horafinal10:44:07tiempotranscurrido 60.0427629948</text:p>
          </table:table-cell>
          <table:table-cell table:number-columns-repeated="11"/>
          <table:table-cell office:value-type="string" calcext:value-type="string">
            <text:p>(Cliente,Puerto) ('127.0.0.1', 33394) Dato recibido /|1043|147 Resultado 7Horainicio10:00:04Horafinal10:01:04tiempotranscurrido 60.0727591515</text:p>
          </table:table-cell>
          <table:table-cell table:number-columns-repeated="12"/>
          <table:table-cell office:value-type="string" calcext:value-type="string">
            <text:p>(Cliente,Puerto) ('127.0.0.1', 37960) Dato recibido /|1043|147 Resultado 7Horainicio09:41:43Horafinal09:42:43tiempotranscurrido 60.057890892</text:p>
          </table:table-cell>
          <table:table-cell table:number-columns-repeated="11"/>
          <table:table-cell office:value-type="string" calcext:value-type="string">
            <text:p>(Cliente,Puerto) ('127.0.0.1', 42252) Dato recibido /|1043|147 Resultado 7Horainicio09:44:04Horafinal09:45:04tiempotranscurrido 60.0592060089</text:p>
          </table:table-cell>
          <table:table-cell table:number-columns-repeated="12"/>
          <table:table-cell office:value-type="string" calcext:value-type="string">
            <text:p>(Cliente,Puerto) ('127.0.0.1', 33422) Dato recibido /|1043|147 Resultado 7Horainicio10:00:04Horafinal10:01:04tiempotranscurrido 60.07404589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96) Dato recibido /|1043|147 Resultado 7Horainicio09:32:16Horafinal09:33:16tiempotranscurrido 60.0730199814</text:p>
          </table:table-cell>
          <table:table-cell table:number-columns-repeated="11"/>
          <table:table-cell office:value-type="string" calcext:value-type="string">
            <text:p>(Cliente,Puerto) ('127.0.0.1', 34278) Dato recibido /|1043|147 Resultado 7Horainicio10:43:07Horafinal10:44:07tiempotranscurrido 60.07269907</text:p>
          </table:table-cell>
          <table:table-cell table:number-columns-repeated="11"/>
          <table:table-cell office:value-type="string" calcext:value-type="string">
            <text:p>(Cliente,Puerto) ('127.0.0.1', 33486) Dato recibido /|1043|147 Resultado 7Horainicio10:00:04Horafinal10:01:04tiempotranscurrido 60.0352988243</text:p>
          </table:table-cell>
          <table:table-cell table:number-columns-repeated="12"/>
          <table:table-cell office:value-type="string" calcext:value-type="string">
            <text:p>(Cliente,Puerto) ('127.0.0.1', 37948) Dato recibido /|1043|147 Resultado 7Horainicio09:41:43Horafinal09:42:43tiempotranscurrido 60.0601170063</text:p>
          </table:table-cell>
          <table:table-cell table:number-columns-repeated="11"/>
          <table:table-cell office:value-type="string" calcext:value-type="string">
            <text:p>(Cliente,Puerto) ('127.0.0.1', 42248) Dato recibido /|1043|147 Resultado 7Horainicio09:44:04Horafinal09:45:04tiempotranscurrido 60.0605070591</text:p>
          </table:table-cell>
          <table:table-cell table:number-columns-repeated="12"/>
          <table:table-cell office:value-type="string" calcext:value-type="string">
            <text:p>(Cliente,Puerto) ('127.0.0.1', 33420) Dato recibido /|1043|147 Resultado 7Horainicio10:00:04Horafinal10:01:04tiempotranscurrido 60.071140050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460) Dato recibido /|1043|147 Resultado 7Horainicio09:32:16Horafinal09:33:16tiempotranscurrido 60.0749821663</text:p>
          </table:table-cell>
          <table:table-cell table:number-columns-repeated="11"/>
          <table:table-cell office:value-type="string" calcext:value-type="string">
            <text:p>(Cliente,Puerto) ('127.0.0.1', 34226) Dato recibido /|1043|147 Resultado 7Horainicio10:43:07Horafinal10:44:07tiempotranscurrido 60.0728240013</text:p>
          </table:table-cell>
          <table:table-cell table:number-columns-repeated="11"/>
          <table:table-cell office:value-type="string" calcext:value-type="string">
            <text:p>(Cliente,Puerto) ('127.0.0.1', 33380) Dato recibido /|1043|147 Resultado 7Horainicio10:00:04Horafinal10:01:04tiempotranscurrido 60.0466341972</text:p>
          </table:table-cell>
          <table:table-cell table:number-columns-repeated="12"/>
          <table:table-cell office:value-type="string" calcext:value-type="string">
            <text:p>(Cliente,Puerto) ('127.0.0.1', 37946) Dato recibido /|1043|147 Resultado 7Horainicio09:41:43Horafinal09:42:43tiempotranscurrido 60.0608258247</text:p>
          </table:table-cell>
          <table:table-cell table:number-columns-repeated="11"/>
          <table:table-cell office:value-type="string" calcext:value-type="string">
            <text:p>(Cliente,Puerto) ('127.0.0.1', 42238) Dato recibido /|1043|147 Resultado 7Horainicio09:44:04Horafinal09:45:04tiempotranscurrido 60.0616590977</text:p>
          </table:table-cell>
          <table:table-cell table:number-columns-repeated="12"/>
          <table:table-cell office:value-type="string" calcext:value-type="string">
            <text:p>(Cliente,Puerto) ('127.0.0.1', 33394) Dato recibido /|1043|147 Resultado 7Horainicio10:00:04Horafinal10:01:04tiempotranscurrido 60.072759151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22) Dato recibido /|1043|147 Resultado 7Horainicio09:32:16Horafinal09:33:16tiempotranscurrido 60.0724060535</text:p>
          </table:table-cell>
          <table:table-cell table:number-columns-repeated="11"/>
          <table:table-cell office:value-type="string" calcext:value-type="string">
            <text:p>(Cliente,Puerto) ('127.0.0.1', 34340) Dato recibido /|1043|147 Resultado 7Horainicio10:43:07Horafinal10:44:07tiempotranscurrido 60.0679960251</text:p>
          </table:table-cell>
          <table:table-cell table:number-columns-repeated="11"/>
          <table:table-cell office:value-type="string" calcext:value-type="string">
            <text:p>(Cliente,Puerto) ('127.0.0.1', 33402) Dato recibido /|1043|147 Resultado 7Horainicio10:00:04Horafinal10:01:04tiempotranscurrido 60.0758440495</text:p>
          </table:table-cell>
          <table:table-cell table:number-columns-repeated="12"/>
          <table:table-cell office:value-type="string" calcext:value-type="string">
            <text:p>(Cliente,Puerto) ('127.0.0.1', 37944) Dato recibido /|1043|147 Resultado 7Horainicio09:41:43Horafinal09:42:43tiempotranscurrido 60.0612640381</text:p>
          </table:table-cell>
          <table:table-cell table:number-columns-repeated="11"/>
          <table:table-cell office:value-type="string" calcext:value-type="string">
            <text:p>(Cliente,Puerto) ('127.0.0.1', 42260) Dato recibido /|1043|147 Resultado 7Horainicio09:44:04Horafinal09:45:04tiempotranscurrido 60.0584840775</text:p>
          </table:table-cell>
          <table:table-cell table:number-columns-repeated="12"/>
          <table:table-cell office:value-type="string" calcext:value-type="string">
            <text:p>(Cliente,Puerto) ('127.0.0.1', 33486) Dato recibido /|1043|147 Resultado 7Horainicio10:00:04Horafinal10:01:04tiempotranscurrido 60.035298824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30) Dato recibido /|1043|147 Resultado 7Horainicio09:32:16Horafinal09:33:16tiempotranscurrido 60.0696470737</text:p>
          </table:table-cell>
          <table:table-cell table:number-columns-repeated="11"/>
          <table:table-cell office:value-type="string" calcext:value-type="string">
            <text:p>(Cliente,Puerto) ('127.0.0.1', 34336) Dato recibido /|1043|147 Resultado 7Horainicio10:43:07Horafinal10:44:07tiempotranscurrido 60.0718159676</text:p>
          </table:table-cell>
          <table:table-cell table:number-columns-repeated="11"/>
          <table:table-cell office:value-type="string" calcext:value-type="string">
            <text:p>(Cliente,Puerto) ('127.0.0.1', 33374) Dato recibido /|1043|147 Resultado 7Horainicio10:00:04Horafinal10:01:04tiempotranscurrido 60.0760622025</text:p>
          </table:table-cell>
          <table:table-cell table:number-columns-repeated="12"/>
          <table:table-cell office:value-type="string" calcext:value-type="string">
            <text:p>(Cliente,Puerto) ('127.0.0.1', 37952) Dato recibido /|1043|147 Resultado 7Horainicio09:41:43Horafinal09:42:43tiempotranscurrido 60.0599598885</text:p>
          </table:table-cell>
          <table:table-cell table:number-columns-repeated="11"/>
          <table:table-cell office:value-type="string" calcext:value-type="string">
            <text:p>(Cliente,Puerto) ('127.0.0.1', 42246) Dato recibido /|1043|147 Resultado 7Horainicio09:44:04Horafinal09:45:04tiempotranscurrido 60.0604999065</text:p>
          </table:table-cell>
          <table:table-cell table:number-columns-repeated="12"/>
          <table:table-cell office:value-type="string" calcext:value-type="string">
            <text:p>(Cliente,Puerto) ('127.0.0.1', 33380) Dato recibido /|1043|147 Resultado 7Horainicio10:00:04Horafinal10:01:04tiempotranscurrido 60.046634197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08) Dato recibido /|1043|147 Resultado 7Horainicio09:32:16Horafinal09:33:16tiempotranscurrido 60.0770030022</text:p>
          </table:table-cell>
          <table:table-cell table:number-columns-repeated="11"/>
          <table:table-cell office:value-type="string" calcext:value-type="string">
            <text:p>(Cliente,Puerto) ('127.0.0.1', 34422) Dato recibido /|1043|147 Resultado 7Horainicio10:43:07Horafinal10:44:07tiempotranscurrido 60.0427649021</text:p>
          </table:table-cell>
          <table:table-cell table:number-columns-repeated="11"/>
          <table:table-cell office:value-type="string" calcext:value-type="string">
            <text:p>(Cliente,Puerto) ('127.0.0.1', 34214) Dato recibido /|1043|147 Resultado 7Horainicio10:00:04Horafinal10:01:04tiempotranscurrido 60.025124073</text:p>
          </table:table-cell>
          <table:table-cell table:number-columns-repeated="12"/>
          <table:table-cell office:value-type="string" calcext:value-type="string">
            <text:p>(Cliente,Puerto) ('127.0.0.1', 37972) Dato recibido /|1043|147 Resultado 7Horainicio09:41:43Horafinal09:42:43tiempotranscurrido 60.0592439175</text:p>
          </table:table-cell>
          <table:table-cell table:number-columns-repeated="11"/>
          <table:table-cell office:value-type="string" calcext:value-type="string">
            <text:p>(Cliente,Puerto) ('127.0.0.1', 42254) Dato recibido /|1043|147 Resultado 7Horainicio09:44:04Horafinal09:45:04tiempotranscurrido 60.0594620705</text:p>
          </table:table-cell>
          <table:table-cell table:number-columns-repeated="12"/>
          <table:table-cell office:value-type="string" calcext:value-type="string">
            <text:p>(Cliente,Puerto) ('127.0.0.1', 33402) Dato recibido /|1043|147 Resultado 7Horainicio10:00:04Horafinal10:01:04tiempotranscurrido 60.075844049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28) Dato recibido /|1043|147 Resultado 7Horainicio09:32:16Horafinal09:33:16tiempotranscurrido 60.0724310875</text:p>
          </table:table-cell>
          <table:table-cell table:number-columns-repeated="11"/>
          <table:table-cell office:value-type="string" calcext:value-type="string">
            <text:p>(Cliente,Puerto) ('127.0.0.1', 34426) Dato recibido /|1043|147 Resultado 7Horainicio10:43:07Horafinal10:44:07tiempotranscurrido 60.0513401031</text:p>
          </table:table-cell>
          <table:table-cell table:number-columns-repeated="11"/>
          <table:table-cell office:value-type="string" calcext:value-type="string">
            <text:p>(Cliente,Puerto) ('127.0.0.1', 33472) Dato recibido /|1043|147 Resultado 7Horainicio10:00:04Horafinal10:01:04tiempotranscurrido 60.0495820045</text:p>
          </table:table-cell>
          <table:table-cell table:number-columns-repeated="12"/>
          <table:table-cell office:value-type="string" calcext:value-type="string">
            <text:p>(Cliente,Puerto) ('127.0.0.1', 37982) Dato recibido /|1043|147 Resultado 7Horainicio09:41:43Horafinal09:42:43tiempotranscurrido 60.0578751564</text:p>
          </table:table-cell>
          <table:table-cell table:number-columns-repeated="11"/>
          <table:table-cell office:value-type="string" calcext:value-type="string">
            <text:p>(Cliente,Puerto) ('127.0.0.1', 42250) Dato recibido /|1043|147 Resultado 7Horainicio09:44:04Horafinal09:45:04tiempotranscurrido 60.0600898266</text:p>
          </table:table-cell>
          <table:table-cell table:number-columns-repeated="12"/>
          <table:table-cell office:value-type="string" calcext:value-type="string">
            <text:p>(Cliente,Puerto) ('127.0.0.1', 33374) Dato recibido /|1043|147 Resultado 7Horainicio10:00:04Horafinal10:01:04tiempotranscurrido 60.07606220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24) Dato recibido /|1043|147 Resultado 7Horainicio09:32:16Horafinal09:33:16tiempotranscurrido 60.0719320774</text:p>
          </table:table-cell>
          <table:table-cell table:number-columns-repeated="11"/>
          <table:table-cell office:value-type="string" calcext:value-type="string">
            <text:p>(Cliente,Puerto) ('127.0.0.1', 34324) Dato recibido /|1043|147 Resultado 7Horainicio10:43:07Horafinal10:44:07tiempotranscurrido 60.0726368427</text:p>
          </table:table-cell>
          <table:table-cell table:number-columns-repeated="11"/>
          <table:table-cell office:value-type="string" calcext:value-type="string">
            <text:p>(Cliente,Puerto) ('127.0.0.1', 33480) Dato recibido /|1043|147 Resultado 7Horainicio10:00:04Horafinal10:01:04tiempotranscurrido 60.0738301277</text:p>
          </table:table-cell>
          <table:table-cell table:number-columns-repeated="12"/>
          <table:table-cell office:value-type="string" calcext:value-type="string">
            <text:p>(Cliente,Puerto) ('127.0.0.1', 37978) Dato recibido /|1043|147 Resultado 7Horainicio09:41:43Horafinal09:42:43tiempotranscurrido 60.0585670471</text:p>
          </table:table-cell>
          <table:table-cell table:number-columns-repeated="11"/>
          <table:table-cell office:value-type="string" calcext:value-type="string">
            <text:p>(Cliente,Puerto) ('127.0.0.1', 42244) Dato recibido /|1043|147 Resultado 7Horainicio09:44:04Horafinal09:45:04tiempotranscurrido 60.0609519482</text:p>
          </table:table-cell>
          <table:table-cell table:number-columns-repeated="12"/>
          <table:table-cell office:value-type="string" calcext:value-type="string">
            <text:p>(Cliente,Puerto) ('127.0.0.1', 34214) Dato recibido /|1043|147 Resultado 7Horainicio10:00:04Horafinal10:01:04tiempotranscurrido 60.0251240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58) Dato recibido /|1043|147 Resultado 7Horainicio09:32:16Horafinal09:33:16tiempotranscurrido 60.0768179893</text:p>
          </table:table-cell>
          <table:table-cell table:number-columns-repeated="11"/>
          <table:table-cell office:value-type="string" calcext:value-type="string">
            <text:p>(Cliente,Puerto) ('127.0.0.1', 34306) Dato recibido /|1043|147 Resultado 7Horainicio10:43:07Horafinal10:44:07tiempotranscurrido 60.0676748753</text:p>
          </table:table-cell>
          <table:table-cell table:number-columns-repeated="11"/>
          <table:table-cell office:value-type="string" calcext:value-type="string">
            <text:p>(Cliente,Puerto) ('127.0.0.1', 33506) Dato recibido /|1043|147 Resultado 7Horainicio10:00:04Horafinal10:01:04tiempotranscurrido 60.0432910919</text:p>
          </table:table-cell>
          <table:table-cell table:number-columns-repeated="12"/>
          <table:table-cell office:value-type="string" calcext:value-type="string">
            <text:p>(Cliente,Puerto) ('127.0.0.1', 37980) Dato recibido /|1043|147 Resultado 7Horainicio09:41:43Horafinal09:42:43tiempotranscurrido 60.0585520267</text:p>
          </table:table-cell>
          <table:table-cell table:number-columns-repeated="11"/>
          <table:table-cell office:value-type="string" calcext:value-type="string">
            <text:p>(Cliente,Puerto) ('127.0.0.1', 42240) Dato recibido /|1043|147 Resultado 7Horainicio09:44:04Horafinal09:45:04tiempotranscurrido 60.0612659454</text:p>
          </table:table-cell>
          <table:table-cell table:number-columns-repeated="12"/>
          <table:table-cell office:value-type="string" calcext:value-type="string">
            <text:p>(Cliente,Puerto) ('127.0.0.1', 33472) Dato recibido /|1043|147 Resultado 7Horainicio10:00:04Horafinal10:01:04tiempotranscurrido 60.049582004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10) Dato recibido /|1043|147 Resultado 7Horainicio09:32:16Horafinal09:33:16tiempotranscurrido 60.0706188679</text:p>
          </table:table-cell>
          <table:table-cell table:number-columns-repeated="11"/>
          <table:table-cell office:value-type="string" calcext:value-type="string">
            <text:p>(Cliente,Puerto) ('127.0.0.1', 34402) Dato recibido /|1043|147 Resultado 7Horainicio10:43:07Horafinal10:44:08tiempotranscurrido 60.0582129955</text:p>
          </table:table-cell>
          <table:table-cell table:number-columns-repeated="11"/>
          <table:table-cell office:value-type="string" calcext:value-type="string">
            <text:p>(Cliente,Puerto) ('127.0.0.1', 33478) Dato recibido /|1043|147 Resultado 7Horainicio10:00:04Horafinal10:01:04tiempotranscurrido 60.0733251572</text:p>
          </table:table-cell>
          <table:table-cell table:number-columns-repeated="12"/>
          <table:table-cell office:value-type="string" calcext:value-type="string">
            <text:p>(Cliente,Puerto) ('127.0.0.1', 37986) Dato recibido /|1043|147 Resultado 7Horainicio09:41:43Horafinal09:42:43tiempotranscurrido 60.0574958324</text:p>
          </table:table-cell>
          <table:table-cell table:number-columns-repeated="11"/>
          <table:table-cell office:value-type="string" calcext:value-type="string">
            <text:p>(Cliente,Puerto) ('127.0.0.1', 42262) Dato recibido /|1043|147 Resultado 7Horainicio09:44:04Horafinal09:45:04tiempotranscurrido 60.0585870743</text:p>
          </table:table-cell>
          <table:table-cell table:number-columns-repeated="12"/>
          <table:table-cell office:value-type="string" calcext:value-type="string">
            <text:p>(Cliente,Puerto) ('127.0.0.1', 33480) Dato recibido /|1043|147 Resultado 7Horainicio10:00:04Horafinal10:01:04tiempotranscurrido 60.073830127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64) Dato recibido /|1043|147 Resultado 7Horainicio09:32:16Horafinal09:33:16tiempotranscurrido 60.0757029057</text:p>
          </table:table-cell>
          <table:table-cell table:number-columns-repeated="11"/>
          <table:table-cell office:value-type="string" calcext:value-type="string">
            <text:p>(Cliente,Puerto) ('127.0.0.1', 34410) Dato recibido /|1043|147 Resultado 7Horainicio10:43:07Horafinal10:44:08tiempotranscurrido 60.0719070435</text:p>
          </table:table-cell>
          <table:table-cell table:number-columns-repeated="11"/>
          <table:table-cell office:value-type="string" calcext:value-type="string">
            <text:p>(Cliente,Puerto) ('127.0.0.1', 33504) Dato recibido /|1043|147 Resultado 7Horainicio10:00:04Horafinal10:01:04tiempotranscurrido 60.0698068142</text:p>
          </table:table-cell>
          <table:table-cell table:number-columns-repeated="12"/>
          <table:table-cell office:value-type="string" calcext:value-type="string">
            <text:p>(Cliente,Puerto) ('127.0.0.1', 37984) Dato recibido /|1043|147 Resultado 7Horainicio09:41:43Horafinal09:42:43tiempotranscurrido 60.0578899384</text:p>
          </table:table-cell>
          <table:table-cell table:number-columns-repeated="11"/>
          <table:table-cell office:value-type="string" calcext:value-type="string">
            <text:p>(Cliente,Puerto) ('127.0.0.1', 42276) Dato recibido /|1043|147 Resultado 7Horainicio09:44:04Horafinal09:45:04tiempotranscurrido 60.0587518215</text:p>
          </table:table-cell>
          <table:table-cell table:number-columns-repeated="12"/>
          <table:table-cell office:value-type="string" calcext:value-type="string">
            <text:p>(Cliente,Puerto) ('127.0.0.1', 33506) Dato recibido /|1043|147 Resultado 7Horainicio10:00:04Horafinal10:01:04tiempotranscurrido 60.04329109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38) Dato recibido /|1043|147 Resultado 7Horainicio09:32:17Horafinal09:33:17tiempotranscurrido 60.0658359528</text:p>
          </table:table-cell>
          <table:table-cell table:number-columns-repeated="11"/>
          <table:table-cell office:value-type="string" calcext:value-type="string">
            <text:p>(Cliente,Puerto) ('127.0.0.1', 34462) Dato recibido /|1043|147 Resultado 7Horainicio10:43:07Horafinal10:44:08tiempotranscurrido 60.0725519657</text:p>
          </table:table-cell>
          <table:table-cell table:number-columns-repeated="11"/>
          <table:table-cell office:value-type="string" calcext:value-type="string">
            <text:p>(Cliente,Puerto) ('127.0.0.1', 33502) Dato recibido /|1043|147 Resultado 7Horainicio10:00:04Horafinal10:01:04tiempotranscurrido 60.071723938</text:p>
          </table:table-cell>
          <table:table-cell table:number-columns-repeated="12"/>
          <table:table-cell office:value-type="string" calcext:value-type="string">
            <text:p>(Cliente,Puerto) ('127.0.0.1', 37974) Dato recibido /|1043|147 Resultado 7Horainicio09:41:43Horafinal09:42:43tiempotranscurrido 60.059773922</text:p>
          </table:table-cell>
          <table:table-cell table:number-columns-repeated="11"/>
          <table:table-cell office:value-type="string" calcext:value-type="string">
            <text:p>(Cliente,Puerto) ('127.0.0.1', 42278) Dato recibido /|1043|147 Resultado 7Horainicio09:44:04Horafinal09:45:04tiempotranscurrido 60.0586988926</text:p>
          </table:table-cell>
          <table:table-cell table:number-columns-repeated="12"/>
          <table:table-cell office:value-type="string" calcext:value-type="string">
            <text:p>(Cliente,Puerto) ('127.0.0.1', 33478) Dato recibido /|1043|147 Resultado 7Horainicio10:00:04Horafinal10:01:04tiempotranscurrido 60.073325157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96) Dato recibido /|1043|147 Resultado 7Horainicio09:32:17Horafinal09:33:17tiempotranscurrido 60.055508852</text:p>
          </table:table-cell>
          <table:table-cell table:number-columns-repeated="11"/>
          <table:table-cell office:value-type="string" calcext:value-type="string">
            <text:p>(Cliente,Puerto) ('127.0.0.1', 34458) Dato recibido /|1043|147 Resultado 7Horainicio10:43:07Horafinal10:44:08tiempotranscurrido 60.0691599846</text:p>
          </table:table-cell>
          <table:table-cell table:number-columns-repeated="11"/>
          <table:table-cell office:value-type="string" calcext:value-type="string">
            <text:p>(Cliente,Puerto) ('127.0.0.1', 33222) Dato recibido /|1043|147 Resultado 7Horainicio10:00:04Horafinal10:01:04tiempotranscurrido 60.0724658966</text:p>
          </table:table-cell>
          <table:table-cell table:number-columns-repeated="12"/>
          <table:table-cell office:value-type="string" calcext:value-type="string">
            <text:p>(Cliente,Puerto) ('127.0.0.1', 37976) Dato recibido /|1043|147 Resultado 7Horainicio09:41:43Horafinal09:42:43tiempotranscurrido 60.059360981</text:p>
          </table:table-cell>
          <table:table-cell table:number-columns-repeated="11"/>
          <table:table-cell office:value-type="string" calcext:value-type="string">
            <text:p>(Cliente,Puerto) ('127.0.0.1', 42282) Dato recibido /|1043|147 Resultado 7Horainicio09:44:04Horafinal09:45:04tiempotranscurrido 60.0582659245</text:p>
          </table:table-cell>
          <table:table-cell table:number-columns-repeated="12"/>
          <table:table-cell office:value-type="string" calcext:value-type="string">
            <text:p>(Cliente,Puerto) ('127.0.0.1', 33504) Dato recibido /|1043|147 Resultado 7Horainicio10:00:04Horafinal10:01:04tiempotranscurrido 60.069806814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98) Dato recibido /|1043|147 Resultado 7Horainicio09:32:17Horafinal09:33:17tiempotranscurrido 60.0537250042</text:p>
          </table:table-cell>
          <table:table-cell table:number-columns-repeated="11"/>
          <table:table-cell office:value-type="string" calcext:value-type="string">
            <text:p>(Cliente,Puerto) ('127.0.0.1', 34440) Dato recibido /|1043|147 Resultado 7Horainicio10:43:07Horafinal10:44:08tiempotranscurrido 60.0714781284</text:p>
          </table:table-cell>
          <table:table-cell table:number-columns-repeated="11"/>
          <table:table-cell office:value-type="string" calcext:value-type="string">
            <text:p>(Cliente,Puerto) ('127.0.0.1', 33598) Dato recibido /|1043|147 Resultado 7Horainicio10:00:04Horafinal10:01:04tiempotranscurrido 60.0756781101</text:p>
          </table:table-cell>
          <table:table-cell table:number-columns-repeated="12"/>
          <table:table-cell office:value-type="string" calcext:value-type="string">
            <text:p>(Cliente,Puerto) ('127.0.0.1', 37968) Dato recibido /|1043|147 Resultado 7Horainicio09:41:43Horafinal09:42:43tiempotranscurrido 60.0608808994</text:p>
          </table:table-cell>
          <table:table-cell table:number-columns-repeated="11"/>
          <table:table-cell office:value-type="string" calcext:value-type="string">
            <text:p>(Cliente,Puerto) ('127.0.0.1', 42274) Dato recibido /|1043|147 Resultado 7Horainicio09:44:04Horafinal09:45:04tiempotranscurrido 60.0594460964</text:p>
          </table:table-cell>
          <table:table-cell table:number-columns-repeated="12"/>
          <table:table-cell office:value-type="string" calcext:value-type="string">
            <text:p>(Cliente,Puerto) ('127.0.0.1', 33502) Dato recibido /|1043|147 Resultado 7Horainicio10:00:04Horafinal10:01:04tiempotranscurrido 60.07172393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02) Dato recibido /|1043|147 Resultado 7Horainicio09:32:17Horafinal09:33:17tiempotranscurrido 60.0753018856</text:p>
          </table:table-cell>
          <table:table-cell table:number-columns-repeated="11"/>
          <table:table-cell office:value-type="string" calcext:value-type="string">
            <text:p>(Cliente,Puerto) ('127.0.0.1', 34488) Dato recibido /|1043|147 Resultado 7Horainicio10:43:08Horafinal10:44:08tiempotranscurrido 60.0500280857</text:p>
          </table:table-cell>
          <table:table-cell table:number-columns-repeated="11"/>
          <table:table-cell office:value-type="string" calcext:value-type="string">
            <text:p>(Cliente,Puerto) ('127.0.0.1', 33618) Dato recibido /|1043|147 Resultado 7Horainicio10:00:04Horafinal10:01:04tiempotranscurrido 60.0754671097</text:p>
          </table:table-cell>
          <table:table-cell table:number-columns-repeated="12"/>
          <table:table-cell office:value-type="string" calcext:value-type="string">
            <text:p>(Cliente,Puerto) ('127.0.0.1', 37966) Dato recibido /|1043|147 Resultado 7Horainicio09:41:43Horafinal09:42:43tiempotranscurrido 60.061316967</text:p>
          </table:table-cell>
          <table:table-cell table:number-columns-repeated="11"/>
          <table:table-cell office:value-type="string" calcext:value-type="string">
            <text:p>(Cliente,Puerto) ('127.0.0.1', 42268) Dato recibido /|1043|147 Resultado 7Horainicio09:44:04Horafinal09:45:04tiempotranscurrido 60.0604360104</text:p>
          </table:table-cell>
          <table:table-cell table:number-columns-repeated="12"/>
          <table:table-cell office:value-type="string" calcext:value-type="string">
            <text:p>(Cliente,Puerto) ('127.0.0.1', 33222) Dato recibido /|1043|147 Resultado 7Horainicio10:00:04Horafinal10:01:04tiempotranscurrido 60.07246589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30) Dato recibido /|1043|147 Resultado 7Horainicio09:32:17Horafinal09:33:17tiempotranscurrido 60.0744149685</text:p>
          </table:table-cell>
          <table:table-cell table:number-columns-repeated="11"/>
          <table:table-cell office:value-type="string" calcext:value-type="string">
            <text:p>(Cliente,Puerto) ('127.0.0.1', 34476) Dato recibido /|1043|147 Resultado 7Horainicio10:43:08Horafinal10:44:08tiempotranscurrido 60.073723793</text:p>
          </table:table-cell>
          <table:table-cell table:number-columns-repeated="11"/>
          <table:table-cell office:value-type="string" calcext:value-type="string">
            <text:p>(Cliente,Puerto) ('127.0.0.1', 33638) Dato recibido /|1043|147 Resultado 7Horainicio10:00:04Horafinal10:01:04tiempotranscurrido 60.0702490807</text:p>
          </table:table-cell>
          <table:table-cell table:number-columns-repeated="12"/>
          <table:table-cell office:value-type="string" calcext:value-type="string">
            <text:p>(Cliente,Puerto) ('127.0.0.1', 37970) Dato recibido /|1043|147 Resultado 7Horainicio09:41:43Horafinal09:42:43tiempotranscurrido 60.0611729622</text:p>
          </table:table-cell>
          <table:table-cell table:number-columns-repeated="11"/>
          <table:table-cell office:value-type="string" calcext:value-type="string">
            <text:p>(Cliente,Puerto) ('127.0.0.1', 42266) Dato recibido /|1043|147 Resultado 7Horainicio09:44:04Horafinal09:45:04tiempotranscurrido 60.060904026</text:p>
          </table:table-cell>
          <table:table-cell table:number-columns-repeated="12"/>
          <table:table-cell office:value-type="string" calcext:value-type="string">
            <text:p>(Cliente,Puerto) ('127.0.0.1', 33598) Dato recibido /|1043|147 Resultado 7Horainicio10:00:04Horafinal10:01:04tiempotranscurrido 60.07567811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5990) Dato recibido /|1043|147 Resultado 7Horainicio09:32:17Horafinal09:33:17tiempotranscurrido 60.0722270012</text:p>
          </table:table-cell>
          <table:table-cell table:number-columns-repeated="11"/>
          <table:table-cell office:value-type="string" calcext:value-type="string">
            <text:p>(Cliente,Puerto) ('127.0.0.1', 34486) Dato recibido /|1043|147 Resultado 7Horainicio10:43:08Horafinal10:44:08tiempotranscurrido 60.0718998909</text:p>
          </table:table-cell>
          <table:table-cell table:number-columns-repeated="11"/>
          <table:table-cell office:value-type="string" calcext:value-type="string">
            <text:p>(Cliente,Puerto) ('127.0.0.1', 33664) Dato recibido /|1043|147 Resultado 7Horainicio10:00:04Horafinal10:01:04tiempotranscurrido 60.0722401142</text:p>
          </table:table-cell>
          <table:table-cell table:number-columns-repeated="12"/>
          <table:table-cell office:value-type="string" calcext:value-type="string">
            <text:p>(Cliente,Puerto) ('127.0.0.1', 37996) Dato recibido /|1043|147 Resultado 7Horainicio09:41:43Horafinal09:42:43tiempotranscurrido 60.0585520267</text:p>
          </table:table-cell>
          <table:table-cell table:number-columns-repeated="11"/>
          <table:table-cell office:value-type="string" calcext:value-type="string">
            <text:p>(Cliente,Puerto) ('127.0.0.1', 42270) Dato recibido /|1043|147 Resultado 7Horainicio09:44:04Horafinal09:45:04tiempotranscurrido 60.060338974</text:p>
          </table:table-cell>
          <table:table-cell table:number-columns-repeated="12"/>
          <table:table-cell office:value-type="string" calcext:value-type="string">
            <text:p>(Cliente,Puerto) ('127.0.0.1', 33618) Dato recibido /|1043|147 Resultado 7Horainicio10:00:04Horafinal10:01:04tiempotranscurrido 60.075467109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022) Dato recibido /|1043|147 Resultado 7Horainicio09:32:17Horafinal09:33:17tiempotranscurrido 60.0763111115</text:p>
          </table:table-cell>
          <table:table-cell table:number-columns-repeated="11"/>
          <table:table-cell office:value-type="string" calcext:value-type="string">
            <text:p>(Cliente,Puerto) ('127.0.0.1', 34508) Dato recibido /|1043|147 Resultado 7Horainicio10:43:08Horafinal10:44:08tiempotranscurrido 60.0749678612</text:p>
          </table:table-cell>
          <table:table-cell table:number-columns-repeated="11"/>
          <table:table-cell office:value-type="string" calcext:value-type="string">
            <text:p>(Cliente,Puerto) ('127.0.0.1', 33662) Dato recibido /|1043|147 Resultado 7Horainicio10:00:04Horafinal10:01:04tiempotranscurrido 60.0755989552</text:p>
          </table:table-cell>
          <table:table-cell table:number-columns-repeated="12"/>
          <table:table-cell office:value-type="string" calcext:value-type="string">
            <text:p>(Cliente,Puerto) ('127.0.0.1', 38000) Dato recibido /|1043|147 Resultado 7Horainicio09:41:43Horafinal09:42:43tiempotranscurrido 60.0575108528</text:p>
          </table:table-cell>
          <table:table-cell table:number-columns-repeated="11"/>
          <table:table-cell office:value-type="string" calcext:value-type="string">
            <text:p>(Cliente,Puerto) ('127.0.0.1', 42284) Dato recibido /|1043|147 Resultado 7Horainicio09:44:04Horafinal09:45:04tiempotranscurrido 60.058562994</text:p>
          </table:table-cell>
          <table:table-cell table:number-columns-repeated="12"/>
          <table:table-cell office:value-type="string" calcext:value-type="string">
            <text:p>(Cliente,Puerto) ('127.0.0.1', 33638) Dato recibido /|1043|147 Resultado 7Horainicio10:00:04Horafinal10:01:04tiempotranscurrido 60.070249080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28) Dato recibido /|1043|147 Resultado 7Horainicio09:32:16Horafinal09:33:17tiempotranscurrido 60.2157130241</text:p>
          </table:table-cell>
          <table:table-cell table:number-columns-repeated="11"/>
          <table:table-cell office:value-type="string" calcext:value-type="string">
            <text:p>(Cliente,Puerto) ('127.0.0.1', 34500) Dato recibido /|1043|147 Resultado 7Horainicio10:43:08Horafinal10:44:08tiempotranscurrido 60.0715579987</text:p>
          </table:table-cell>
          <table:table-cell table:number-columns-repeated="11"/>
          <table:table-cell office:value-type="string" calcext:value-type="string">
            <text:p>(Cliente,Puerto) ('127.0.0.1', 33650) Dato recibido /|1043|147 Resultado 7Horainicio10:00:04Horafinal10:01:04tiempotranscurrido 60.0715050697</text:p>
          </table:table-cell>
          <table:table-cell table:number-columns-repeated="12"/>
          <table:table-cell office:value-type="string" calcext:value-type="string">
            <text:p>(Cliente,Puerto) ('127.0.0.1', 37998) Dato recibido /|1043|147 Resultado 7Horainicio09:41:43Horafinal09:42:43tiempotranscurrido 60.0580611229</text:p>
          </table:table-cell>
          <table:table-cell table:number-columns-repeated="11"/>
          <table:table-cell office:value-type="string" calcext:value-type="string">
            <text:p>(Cliente,Puerto) ('127.0.0.1', 42280) Dato recibido /|1043|147 Resultado 7Horainicio09:44:04Horafinal09:45:04tiempotranscurrido 60.0592279434</text:p>
          </table:table-cell>
          <table:table-cell table:number-columns-repeated="12"/>
          <table:table-cell office:value-type="string" calcext:value-type="string">
            <text:p>(Cliente,Puerto) ('127.0.0.1', 33664) Dato recibido /|1043|147 Resultado 7Horainicio10:00:04Horafinal10:01:04tiempotranscurrido 60.072240114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68) Dato recibido /|1043|147 Resultado 7Horainicio09:32:16Horafinal09:33:17tiempotranscurrido 60.3326399326</text:p>
          </table:table-cell>
          <table:table-cell table:number-columns-repeated="11"/>
          <table:table-cell office:value-type="string" calcext:value-type="string">
            <text:p>(Cliente,Puerto) ('127.0.0.1', 34076) Dato recibido /|1043|147 Resultado 7Horainicio10:43:08Horafinal10:44:08tiempotranscurrido 60.0697200298</text:p>
          </table:table-cell>
          <table:table-cell table:number-columns-repeated="11"/>
          <table:table-cell office:value-type="string" calcext:value-type="string">
            <text:p>(Cliente,Puerto) ('127.0.0.1', 33784) Dato recibido /|1043|147 Resultado 7Horainicio10:00:04Horafinal10:01:04tiempotranscurrido 60.072934866</text:p>
          </table:table-cell>
          <table:table-cell table:number-columns-repeated="12"/>
          <table:table-cell office:value-type="string" calcext:value-type="string">
            <text:p>(Cliente,Puerto) ('127.0.0.1', 37994) Dato recibido /|1043|147 Resultado 7Horainicio09:41:43Horafinal09:42:43tiempotranscurrido 60.0593419075</text:p>
          </table:table-cell>
          <table:table-cell table:number-columns-repeated="11"/>
          <table:table-cell office:value-type="string" calcext:value-type="string">
            <text:p>(Cliente,Puerto) ('127.0.0.1', 42272) Dato recibido /|1043|147 Resultado 7Horainicio09:44:04Horafinal09:45:04tiempotranscurrido 60.0605130196</text:p>
          </table:table-cell>
          <table:table-cell table:number-columns-repeated="12"/>
          <table:table-cell office:value-type="string" calcext:value-type="string">
            <text:p>(Cliente,Puerto) ('127.0.0.1', 33662) Dato recibido /|1043|147 Resultado 7Horainicio10:00:04Horafinal10:01:04tiempotranscurrido 60.075598955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30) Dato recibido /|1043|147 Resultado 7Horainicio09:32:17Horafinal09:33:17tiempotranscurrido 60.2065899372</text:p>
          </table:table-cell>
          <table:table-cell table:number-columns-repeated="11"/>
          <table:table-cell office:value-type="string" calcext:value-type="string">
            <text:p>(Cliente,Puerto) ('127.0.0.1', 34544) Dato recibido /|1043|147 Resultado 7Horainicio10:43:08Horafinal10:44:08tiempotranscurrido 60.0480270386</text:p>
          </table:table-cell>
          <table:table-cell table:number-columns-repeated="11"/>
          <table:table-cell office:value-type="string" calcext:value-type="string">
            <text:p>(Cliente,Puerto) ('127.0.0.1', 33772) Dato recibido /|1043|147 Resultado 7Horainicio10:00:04Horafinal10:01:04tiempotranscurrido 60.0636379719</text:p>
          </table:table-cell>
          <table:table-cell table:number-columns-repeated="12"/>
          <table:table-cell office:value-type="string" calcext:value-type="string">
            <text:p>(Cliente,Puerto) ('127.0.0.1', 37990) Dato recibido /|1043|147 Resultado 7Horainicio09:41:43Horafinal09:42:43tiempotranscurrido 60.0602719784</text:p>
          </table:table-cell>
          <table:table-cell table:number-columns-repeated="11"/>
          <table:table-cell office:value-type="string" calcext:value-type="string">
            <text:p>(Cliente,Puerto) ('127.0.0.1', 42264) Dato recibido /|1043|147 Resultado 7Horainicio09:44:04Horafinal09:45:04tiempotranscurrido 60.0618128777</text:p>
          </table:table-cell>
          <table:table-cell table:number-columns-repeated="12"/>
          <table:table-cell office:value-type="string" calcext:value-type="string">
            <text:p>(Cliente,Puerto) ('127.0.0.1', 33650) Dato recibido /|1043|147 Resultado 7Horainicio10:00:04Horafinal10:01:04tiempotranscurrido 60.071505069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22) Dato recibido /|1043|147 Resultado 7Horainicio09:32:16Horafinal09:33:17tiempotranscurrido 60.2332589626</text:p>
          </table:table-cell>
          <table:table-cell table:number-columns-repeated="11"/>
          <table:table-cell office:value-type="string" calcext:value-type="string">
            <text:p>(Cliente,Puerto) ('127.0.0.1', 34552) Dato recibido /|1043|147 Resultado 7Horainicio10:43:08Horafinal10:44:08tiempotranscurrido 60.0720508099</text:p>
          </table:table-cell>
          <table:table-cell table:number-columns-repeated="11"/>
          <table:table-cell office:value-type="string" calcext:value-type="string">
            <text:p>(Cliente,Puerto) ('127.0.0.1', 33780) Dato recibido /|1043|147 Resultado 7Horainicio10:00:04Horafinal10:01:04tiempotranscurrido 60.0449099541</text:p>
          </table:table-cell>
          <table:table-cell table:number-columns-repeated="12"/>
          <table:table-cell office:value-type="string" calcext:value-type="string">
            <text:p>(Cliente,Puerto) ('127.0.0.1', 37988) Dato recibido /|1043|147 Resultado 7Horainicio09:41:43Horafinal09:42:43tiempotranscurrido 60.06102705</text:p>
          </table:table-cell>
          <table:table-cell table:number-columns-repeated="11"/>
          <table:table-cell office:value-type="string" calcext:value-type="string">
            <text:p>(Cliente,Puerto) ('127.0.0.1', 42286) Dato recibido /|1043|147 Resultado 7Horainicio09:44:04Horafinal09:45:04tiempotranscurrido 60.0601220131</text:p>
          </table:table-cell>
          <table:table-cell table:number-columns-repeated="12"/>
          <table:table-cell office:value-type="string" calcext:value-type="string">
            <text:p>(Cliente,Puerto) ('127.0.0.1', 33784) Dato recibido /|1043|147 Resultado 7Horainicio10:00:04Horafinal10:01:04tiempotranscurrido 60.0729348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26) Dato recibido /|1043|147 Resultado 7Horainicio09:32:16Horafinal09:33:17tiempotranscurrido 60.2257130146</text:p>
          </table:table-cell>
          <table:table-cell table:number-columns-repeated="11"/>
          <table:table-cell office:value-type="string" calcext:value-type="string">
            <text:p>(Cliente,Puerto) ('127.0.0.1', 34532) Dato recibido /|1043|147 Resultado 7Horainicio10:43:08Horafinal10:44:08tiempotranscurrido 60.0698981285</text:p>
          </table:table-cell>
          <table:table-cell table:number-columns-repeated="11"/>
          <table:table-cell office:value-type="string" calcext:value-type="string">
            <text:p>(Cliente,Puerto) ('127.0.0.1', 33782) Dato recibido /|1043|147 Resultado 7Horainicio10:00:04Horafinal10:01:04tiempotranscurrido 60.0745480061</text:p>
          </table:table-cell>
          <table:table-cell table:number-columns-repeated="12"/>
          <table:table-cell office:value-type="string" calcext:value-type="string">
            <text:p>(Cliente,Puerto) ('127.0.0.1', 37992) Dato recibido /|1043|147 Resultado 7Horainicio09:41:43Horafinal09:42:43tiempotranscurrido 60.0601370335</text:p>
          </table:table-cell>
          <table:table-cell table:number-columns-repeated="11"/>
          <table:table-cell office:value-type="string" calcext:value-type="string">
            <text:p>(Cliente,Puerto) ('127.0.0.1', 42292) Dato recibido /|1043|147 Resultado 7Horainicio09:44:04Horafinal09:45:04tiempotranscurrido 60.0598778725</text:p>
          </table:table-cell>
          <table:table-cell table:number-columns-repeated="12"/>
          <table:table-cell office:value-type="string" calcext:value-type="string">
            <text:p>(Cliente,Puerto) ('127.0.0.1', 33772) Dato recibido /|1043|147 Resultado 7Horainicio10:00:04Horafinal10:01:04tiempotranscurrido 60.06363797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60) Dato recibido /|1043|147 Resultado 7Horainicio09:32:16Horafinal09:33:17tiempotranscurrido 60.3473420143</text:p>
          </table:table-cell>
          <table:table-cell table:number-columns-repeated="11"/>
          <table:table-cell office:value-type="string" calcext:value-type="string">
            <text:p>(Cliente,Puerto) ('127.0.0.1', 34640) Dato recibido /|1043|147 Resultado 7Horainicio10:43:08Horafinal10:44:08tiempotranscurrido 60.0199289322</text:p>
          </table:table-cell>
          <table:table-cell table:number-columns-repeated="11"/>
          <table:table-cell office:value-type="string" calcext:value-type="string">
            <text:p>(Cliente,Puerto) ('127.0.0.1', 33768) Dato recibido /|1043|147 Resultado 7Horainicio10:00:04Horafinal10:01:04tiempotranscurrido 60.070057869</text:p>
          </table:table-cell>
          <table:table-cell table:number-columns-repeated="12"/>
          <table:table-cell office:value-type="string" calcext:value-type="string">
            <text:p>(Cliente,Puerto) ('127.0.0.1', 38002) Dato recibido /|1043|147 Resultado 7Horainicio09:41:43Horafinal09:42:43tiempotranscurrido 60.0576090813</text:p>
          </table:table-cell>
          <table:table-cell table:number-columns-repeated="11"/>
          <table:table-cell office:value-type="string" calcext:value-type="string">
            <text:p>(Cliente,Puerto) ('127.0.0.1', 42302) Dato recibido /|1043|147 Resultado 7Horainicio09:44:04Horafinal09:45:04tiempotranscurrido 60.0585529804</text:p>
          </table:table-cell>
          <table:table-cell table:number-columns-repeated="12"/>
          <table:table-cell office:value-type="string" calcext:value-type="string">
            <text:p>(Cliente,Puerto) ('127.0.0.1', 33780) Dato recibido /|1043|147 Resultado 7Horainicio10:00:04Horafinal10:01:04tiempotranscurrido 60.04490995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16) Dato recibido /|1043|147 Resultado 7Horainicio09:32:16Horafinal09:33:17tiempotranscurrido 60.2689020634</text:p>
          </table:table-cell>
          <table:table-cell table:number-columns-repeated="11"/>
          <table:table-cell office:value-type="string" calcext:value-type="string">
            <text:p>(Cliente,Puerto) ('127.0.0.1', 34556) Dato recibido /|1043|147 Resultado 7Horainicio10:43:08Horafinal10:44:08tiempotranscurrido 60.0728259087</text:p>
          </table:table-cell>
          <table:table-cell table:number-columns-repeated="11"/>
          <table:table-cell office:value-type="string" calcext:value-type="string">
            <text:p>(Cliente,Puerto) ('127.0.0.1', 33832) Dato recibido /|1043|147 Resultado 7Horainicio10:00:04Horafinal10:01:04tiempotranscurrido 60.0527629852</text:p>
          </table:table-cell>
          <table:table-cell table:number-columns-repeated="12"/>
          <table:table-cell office:value-type="string" calcext:value-type="string">
            <text:p>(Cliente,Puerto) ('127.0.0.1', 38012) Dato recibido /|1043|147 Resultado 7Horainicio09:41:43Horafinal09:42:43tiempotranscurrido 60.0589900017</text:p>
          </table:table-cell>
          <table:table-cell table:number-columns-repeated="11"/>
          <table:table-cell office:value-type="string" calcext:value-type="string">
            <text:p>(Cliente,Puerto) ('127.0.0.1', 42290) Dato recibido /|1043|147 Resultado 7Horainicio09:44:04Horafinal09:45:04tiempotranscurrido 60.061177969</text:p>
          </table:table-cell>
          <table:table-cell table:number-columns-repeated="12"/>
          <table:table-cell office:value-type="string" calcext:value-type="string">
            <text:p>(Cliente,Puerto) ('127.0.0.1', 33782) Dato recibido /|1043|147 Resultado 7Horainicio10:00:04Horafinal10:01:04tiempotranscurrido 60.074548006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80) Dato recibido /|1043|147 Resultado 7Horainicio09:32:16Horafinal09:33:17tiempotranscurrido 60.3130829334</text:p>
          </table:table-cell>
          <table:table-cell table:number-columns-repeated="11"/>
          <table:table-cell office:value-type="string" calcext:value-type="string">
            <text:p>(Cliente,Puerto) ('127.0.0.1', 34280) Dato recibido /|1043|147 Resultado 7Horainicio10:43:08Horafinal10:44:08tiempotranscurrido 60.0302729607</text:p>
          </table:table-cell>
          <table:table-cell table:number-columns-repeated="11"/>
          <table:table-cell office:value-type="string" calcext:value-type="string">
            <text:p>(Cliente,Puerto) ('127.0.0.1', 33836) Dato recibido /|1043|147 Resultado 7Horainicio10:00:04Horafinal10:01:04tiempotranscurrido 60.0623760223</text:p>
          </table:table-cell>
          <table:table-cell table:number-columns-repeated="12"/>
          <table:table-cell office:value-type="string" calcext:value-type="string">
            <text:p>(Cliente,Puerto) ('127.0.0.1', 38004) Dato recibido /|1043|147 Resultado 7Horainicio09:41:43Horafinal09:42:43tiempotranscurrido 60.0608289242</text:p>
          </table:table-cell>
          <table:table-cell table:number-columns-repeated="11"/>
          <table:table-cell office:value-type="string" calcext:value-type="string">
            <text:p>(Cliente,Puerto) ('127.0.0.1', 42300) Dato recibido /|1043|147 Resultado 7Horainicio09:44:04Horafinal09:45:04tiempotranscurrido 60.0596990585</text:p>
          </table:table-cell>
          <table:table-cell table:number-columns-repeated="12"/>
          <table:table-cell office:value-type="string" calcext:value-type="string">
            <text:p>(Cliente,Puerto) ('127.0.0.1', 33768) Dato recibido /|1043|147 Resultado 7Horainicio10:00:04Horafinal10:01:04tiempotranscurrido 60.07005786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42) Dato recibido /|1043|147 Resultado 7Horainicio09:32:16Horafinal09:33:17tiempotranscurrido 60.3613188267</text:p>
          </table:table-cell>
          <table:table-cell table:number-columns-repeated="11"/>
          <table:table-cell office:value-type="string" calcext:value-type="string">
            <text:p>(Cliente,Puerto) ('127.0.0.1', 34576) Dato recibido /|1043|147 Resultado 7Horainicio10:43:08Horafinal10:44:08tiempotranscurrido 60.0730991364</text:p>
          </table:table-cell>
          <table:table-cell table:number-columns-repeated="11"/>
          <table:table-cell office:value-type="string" calcext:value-type="string">
            <text:p>(Cliente,Puerto) ('127.0.0.1', 33834) Dato recibido /|1043|147 Resultado 7Horainicio10:00:04Horafinal10:01:04tiempotranscurrido 60.0719468594</text:p>
          </table:table-cell>
          <table:table-cell table:number-columns-repeated="12"/>
          <table:table-cell office:value-type="string" calcext:value-type="string">
            <text:p>(Cliente,Puerto) ('127.0.0.1', 38022) Dato recibido /|1043|147 Resultado 7Horainicio09:41:43Horafinal09:42:43tiempotranscurrido 60.0575451851</text:p>
          </table:table-cell>
          <table:table-cell table:number-columns-repeated="11"/>
          <table:table-cell office:value-type="string" calcext:value-type="string">
            <text:p>(Cliente,Puerto) ('127.0.0.1', 42298) Dato recibido /|1043|147 Resultado 7Horainicio09:44:04Horafinal09:45:04tiempotranscurrido 60.0603990555</text:p>
          </table:table-cell>
          <table:table-cell table:number-columns-repeated="12"/>
          <table:table-cell office:value-type="string" calcext:value-type="string">
            <text:p>(Cliente,Puerto) ('127.0.0.1', 33832) Dato recibido /|1043|147 Resultado 7Horainicio10:00:04Horafinal10:01:04tiempotranscurrido 60.052762985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12) Dato recibido /|1043|147 Resultado 7Horainicio09:32:16Horafinal09:33:17tiempotranscurrido 60.2934541702</text:p>
          </table:table-cell>
          <table:table-cell table:number-columns-repeated="11"/>
          <table:table-cell office:value-type="string" calcext:value-type="string">
            <text:p>(Cliente,Puerto) ('127.0.0.1', 34574) Dato recibido /|1043|147 Resultado 7Horainicio10:43:08Horafinal10:44:08tiempotranscurrido 60.0715401173</text:p>
          </table:table-cell>
          <table:table-cell table:number-columns-repeated="11"/>
          <table:table-cell office:value-type="string" calcext:value-type="string">
            <text:p>(Cliente,Puerto) ('127.0.0.1', 33448) Dato recibido /|1043|147 Resultado 7Horainicio10:00:04Horafinal10:01:04tiempotranscurrido 60.0175249577</text:p>
          </table:table-cell>
          <table:table-cell table:number-columns-repeated="12"/>
          <table:table-cell office:value-type="string" calcext:value-type="string">
            <text:p>(Cliente,Puerto) ('127.0.0.1', 38020) Dato recibido /|1043|147 Resultado 7Horainicio09:41:43Horafinal09:42:43tiempotranscurrido 60.0592679977</text:p>
          </table:table-cell>
          <table:table-cell table:number-columns-repeated="11"/>
          <table:table-cell office:value-type="string" calcext:value-type="string">
            <text:p>(Cliente,Puerto) ('127.0.0.1', 42294) Dato recibido /|1043|147 Resultado 7Horainicio09:44:04Horafinal09:45:04tiempotranscurrido 60.0614039898</text:p>
          </table:table-cell>
          <table:table-cell table:number-columns-repeated="12"/>
          <table:table-cell office:value-type="string" calcext:value-type="string">
            <text:p>(Cliente,Puerto) ('127.0.0.1', 33836) Dato recibido /|1043|147 Resultado 7Horainicio10:00:04Horafinal10:01:04tiempotranscurrido 60.06237602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70) Dato recibido /|1043|147 Resultado 7Horainicio09:32:16Horafinal09:33:17tiempotranscurrido 60.3262441158</text:p>
          </table:table-cell>
          <table:table-cell table:number-columns-repeated="11"/>
          <table:table-cell office:value-type="string" calcext:value-type="string">
            <text:p>(Cliente,Puerto) ('127.0.0.1', 34568) Dato recibido /|1043|147 Resultado 7Horainicio10:43:08Horafinal10:44:08tiempotranscurrido 60.073431015</text:p>
          </table:table-cell>
          <table:table-cell table:number-columns-repeated="11"/>
          <table:table-cell office:value-type="string" calcext:value-type="string">
            <text:p>(Cliente,Puerto) ('127.0.0.1', 33460) Dato recibido /|1043|147 Resultado 7Horainicio10:00:04Horafinal10:01:04tiempotranscurrido 60.0265479088</text:p>
          </table:table-cell>
          <table:table-cell table:number-columns-repeated="12"/>
          <table:table-cell office:value-type="string" calcext:value-type="string">
            <text:p>(Cliente,Puerto) ('127.0.0.1', 38010) Dato recibido /|1043|147 Resultado 7Horainicio09:41:43Horafinal09:42:43tiempotranscurrido 60.0605669022</text:p>
          </table:table-cell>
          <table:table-cell table:number-columns-repeated="11"/>
          <table:table-cell office:value-type="string" calcext:value-type="string">
            <text:p>(Cliente,Puerto) ('127.0.0.1', 42288) Dato recibido /|1043|147 Resultado 7Horainicio09:44:04Horafinal09:45:04tiempotranscurrido 60.0632359982</text:p>
          </table:table-cell>
          <table:table-cell table:number-columns-repeated="12"/>
          <table:table-cell office:value-type="string" calcext:value-type="string">
            <text:p>(Cliente,Puerto) ('127.0.0.1', 33834) Dato recibido /|1043|147 Resultado 7Horainicio10:00:04Horafinal10:01:04tiempotranscurrido 60.07194685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84) Dato recibido /|1043|147 Resultado 7Horainicio09:32:16Horafinal09:33:17tiempotranscurrido 60.3049230576</text:p>
          </table:table-cell>
          <table:table-cell table:number-columns-repeated="11"/>
          <table:table-cell office:value-type="string" calcext:value-type="string">
            <text:p>(Cliente,Puerto) ('127.0.0.1', 34630) Dato recibido /|1043|147 Resultado 7Horainicio10:43:08Horafinal10:44:08tiempotranscurrido 60.0644471645</text:p>
          </table:table-cell>
          <table:table-cell table:number-columns-repeated="11"/>
          <table:table-cell office:value-type="string" calcext:value-type="string">
            <text:p>(Cliente,Puerto) ('127.0.0.1', 33370) Dato recibido /|1043|147 Resultado 7Horainicio10:00:04Horafinal10:01:04tiempotranscurrido 60.0563650131</text:p>
          </table:table-cell>
          <table:table-cell table:number-columns-repeated="12"/>
          <table:table-cell office:value-type="string" calcext:value-type="string">
            <text:p>(Cliente,Puerto) ('127.0.0.1', 38008) Dato recibido /|1043|147 Resultado 7Horainicio09:41:43Horafinal09:42:43tiempotranscurrido 60.0609850883</text:p>
          </table:table-cell>
          <table:table-cell table:number-columns-repeated="11"/>
          <table:table-cell office:value-type="string" calcext:value-type="string">
            <text:p>(Cliente,Puerto) ('127.0.0.1', 42296) Dato recibido /|1043|147 Resultado 7Horainicio09:44:04Horafinal09:45:04tiempotranscurrido 60.0616559982</text:p>
          </table:table-cell>
          <table:table-cell table:number-columns-repeated="12"/>
          <table:table-cell office:value-type="string" calcext:value-type="string">
            <text:p>(Cliente,Puerto) ('127.0.0.1', 33448) Dato recibido /|1043|147 Resultado 7Horainicio10:00:04Horafinal10:01:04tiempotranscurrido 60.017524957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86) Dato recibido /|1043|147 Resultado 7Horainicio09:32:16Horafinal09:33:17tiempotranscurrido 60.2837150097</text:p>
          </table:table-cell>
          <table:table-cell table:number-columns-repeated="11"/>
          <table:table-cell office:value-type="string" calcext:value-type="string">
            <text:p>(Cliente,Puerto) ('127.0.0.1', 34622) Dato recibido /|1043|147 Resultado 7Horainicio10:43:08Horafinal10:44:08tiempotranscurrido 60.0561158657</text:p>
          </table:table-cell>
          <table:table-cell table:number-columns-repeated="11"/>
          <table:table-cell office:value-type="string" calcext:value-type="string">
            <text:p>(Cliente,Puerto) ('127.0.0.1', 33376) Dato recibido /|1043|147 Resultado 7Horainicio10:00:04Horafinal10:01:04tiempotranscurrido 60.0659890175</text:p>
          </table:table-cell>
          <table:table-cell table:number-columns-repeated="12"/>
          <table:table-cell office:value-type="string" calcext:value-type="string">
            <text:p>(Cliente,Puerto) ('127.0.0.1', 38006) Dato recibido /|1043|147 Resultado 7Horainicio09:41:43Horafinal09:42:43tiempotranscurrido 60.0614888668</text:p>
          </table:table-cell>
          <table:table-cell table:number-columns-repeated="11"/>
          <table:table-cell office:value-type="string" calcext:value-type="string">
            <text:p>(Cliente,Puerto) ('127.0.0.1', 42304) Dato recibido /|1043|147 Resultado 7Horainicio09:44:04Horafinal09:45:04tiempotranscurrido 60.060243845</text:p>
          </table:table-cell>
          <table:table-cell table:number-columns-repeated="12"/>
          <table:table-cell office:value-type="string" calcext:value-type="string">
            <text:p>(Cliente,Puerto) ('127.0.0.1', 33460) Dato recibido /|1043|147 Resultado 7Horainicio10:00:04Horafinal10:01:04tiempotranscurrido 60.02654790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20) Dato recibido /|1043|147 Resultado 7Horainicio09:32:16Horafinal09:33:17tiempotranscurrido 60.251075983</text:p>
          </table:table-cell>
          <table:table-cell table:number-columns-repeated="11"/>
          <table:table-cell office:value-type="string" calcext:value-type="string">
            <text:p>(Cliente,Puerto) ('127.0.0.1', 34666) Dato recibido /|1043|147 Resultado 7Horainicio10:43:08Horafinal10:44:08tiempotranscurrido 60.0459098816</text:p>
          </table:table-cell>
          <table:table-cell table:number-columns-repeated="11"/>
          <table:table-cell office:value-type="string" calcext:value-type="string">
            <text:p>(Cliente,Puerto) ('127.0.0.1', 33378) Dato recibido /|1043|147 Resultado 7Horainicio10:00:04Horafinal10:01:04tiempotranscurrido 60.0709249973</text:p>
          </table:table-cell>
          <table:table-cell table:number-columns-repeated="12"/>
          <table:table-cell office:value-type="string" calcext:value-type="string">
            <text:p>(Cliente,Puerto) ('127.0.0.1', 38014) Dato recibido /|1043|147 Resultado 7Horainicio09:41:43Horafinal09:42:43tiempotranscurrido 60.0600261688</text:p>
          </table:table-cell>
          <table:table-cell table:number-columns-repeated="11"/>
          <table:table-cell office:value-type="string" calcext:value-type="string">
            <text:p>(Cliente,Puerto) ('127.0.0.1', 42308) Dato recibido /|1043|147 Resultado 7Horainicio09:44:04Horafinal09:45:04tiempotranscurrido 60.0575649738</text:p>
          </table:table-cell>
          <table:table-cell table:number-columns-repeated="12"/>
          <table:table-cell office:value-type="string" calcext:value-type="string">
            <text:p>(Cliente,Puerto) ('127.0.0.1', 33370) Dato recibido /|1043|147 Resultado 7Horainicio10:00:04Horafinal10:01:04tiempotranscurrido 60.056365013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18) Dato recibido /|1043|147 Resultado 7Horainicio09:32:16Horafinal09:33:17tiempotranscurrido 60.2625977993</text:p>
          </table:table-cell>
          <table:table-cell table:number-columns-repeated="11"/>
          <table:table-cell office:value-type="string" calcext:value-type="string">
            <text:p>(Cliente,Puerto) ('127.0.0.1', 34610) Dato recibido /|1043|147 Resultado 7Horainicio10:43:08Horafinal10:44:08tiempotranscurrido 60.0705440044</text:p>
          </table:table-cell>
          <table:table-cell table:number-columns-repeated="11"/>
          <table:table-cell office:value-type="string" calcext:value-type="string">
            <text:p>(Cliente,Puerto) ('127.0.0.1', 33522) Dato recibido /|1043|147 Resultado 7Horainicio10:00:04Horafinal10:01:04tiempotranscurrido 60.0280799866</text:p>
          </table:table-cell>
          <table:table-cell table:number-columns-repeated="12"/>
          <table:table-cell office:value-type="string" calcext:value-type="string">
            <text:p>(Cliente,Puerto) ('127.0.0.1', 38018) Dato recibido /|1043|147 Resultado 7Horainicio09:41:43Horafinal09:42:43tiempotranscurrido 60.0584590435</text:p>
          </table:table-cell>
          <table:table-cell table:number-columns-repeated="11"/>
          <table:table-cell office:value-type="string" calcext:value-type="string">
            <text:p>(Cliente,Puerto) ('127.0.0.1', 42306) Dato recibido /|1043|147 Resultado 7Horainicio09:44:04Horafinal09:45:04tiempotranscurrido 60.0597541332</text:p>
          </table:table-cell>
          <table:table-cell table:number-columns-repeated="12"/>
          <table:table-cell office:value-type="string" calcext:value-type="string">
            <text:p>(Cliente,Puerto) ('127.0.0.1', 33376) Dato recibido /|1043|147 Resultado 7Horainicio10:00:04Horafinal10:01:04tiempotranscurrido 60.06598901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00) Dato recibido /|1043|147 Resultado 7Horainicio09:32:17Horafinal09:33:17tiempotranscurrido 60.1480431557</text:p>
          </table:table-cell>
          <table:table-cell table:number-columns-repeated="11"/>
          <table:table-cell office:value-type="string" calcext:value-type="string">
            <text:p>(Cliente,Puerto) ('127.0.0.1', 34756) Dato recibido /|1043|147 Resultado 7Horainicio10:43:08Horafinal10:44:08tiempotranscurrido 60.0347130299</text:p>
          </table:table-cell>
          <table:table-cell table:number-columns-repeated="11"/>
          <table:table-cell office:value-type="string" calcext:value-type="string">
            <text:p>(Cliente,Puerto) ('127.0.0.1', 33452) Dato recibido /|1043|147 Resultado 7Horainicio10:00:04Horafinal10:01:04tiempotranscurrido 60.0716149807</text:p>
          </table:table-cell>
          <table:table-cell table:number-columns-repeated="12"/>
          <table:table-cell office:value-type="string" calcext:value-type="string">
            <text:p>(Cliente,Puerto) ('127.0.0.1', 38016) Dato recibido /|1043|147 Resultado 7Horainicio09:41:43Horafinal09:42:43tiempotranscurrido 60.0599741936</text:p>
          </table:table-cell>
          <table:table-cell table:number-columns-repeated="11"/>
          <table:table-cell office:value-type="string" calcext:value-type="string">
            <text:p>(Cliente,Puerto) ('127.0.0.1', 42326) Dato recibido /|1043|147 Resultado 7Horainicio09:44:04Horafinal09:45:04tiempotranscurrido 60.0575060844</text:p>
          </table:table-cell>
          <table:table-cell table:number-columns-repeated="12"/>
          <table:table-cell office:value-type="string" calcext:value-type="string">
            <text:p>(Cliente,Puerto) ('127.0.0.1', 33378) Dato recibido /|1043|147 Resultado 7Horainicio10:00:04Horafinal10:01:04tiempotranscurrido 60.07092499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96) Dato recibido /|1043|147 Resultado 7Horainicio09:32:17Horafinal09:33:17tiempotranscurrido 60.0696618557</text:p>
          </table:table-cell>
          <table:table-cell table:number-columns-repeated="11"/>
          <table:table-cell office:value-type="string" calcext:value-type="string">
            <text:p>(Cliente,Puerto) ('127.0.0.1', 34760) Dato recibido /|1043|147 Resultado 7Horainicio10:43:08Horafinal10:44:08tiempotranscurrido 60.0249860287</text:p>
          </table:table-cell>
          <table:table-cell table:number-columns-repeated="11"/>
          <table:table-cell office:value-type="string" calcext:value-type="string">
            <text:p>(Cliente,Puerto) ('127.0.0.1', 33516) Dato recibido /|1043|147 Resultado 7Horainicio10:00:04Horafinal10:01:05tiempotranscurrido 60.0700120926</text:p>
          </table:table-cell>
          <table:table-cell table:number-columns-repeated="12"/>
          <table:table-cell office:value-type="string" calcext:value-type="string">
            <text:p>(Cliente,Puerto) ('127.0.0.1', 38024) Dato recibido /|1043|147 Resultado 7Horainicio09:41:43Horafinal09:42:43tiempotranscurrido 60.0603940487</text:p>
          </table:table-cell>
          <table:table-cell table:number-columns-repeated="11"/>
          <table:table-cell office:value-type="string" calcext:value-type="string">
            <text:p>(Cliente,Puerto) ('127.0.0.1', 42324) Dato recibido /|1043|147 Resultado 7Horainicio09:44:04Horafinal09:45:04tiempotranscurrido 60.0580229759</text:p>
          </table:table-cell>
          <table:table-cell table:number-columns-repeated="12"/>
          <table:table-cell office:value-type="string" calcext:value-type="string">
            <text:p>(Cliente,Puerto) ('127.0.0.1', 33522) Dato recibido /|1043|147 Resultado 7Horainicio10:00:04Horafinal10:01:04tiempotranscurrido 60.02807998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14) Dato recibido /|1043|147 Resultado 7Horainicio09:32:17Horafinal09:33:17tiempotranscurrido 60.0723481178</text:p>
          </table:table-cell>
          <table:table-cell table:number-columns-repeated="11"/>
          <table:table-cell office:value-type="string" calcext:value-type="string">
            <text:p>(Cliente,Puerto) ('127.0.0.1', 34664) Dato recibido /|1043|147 Resultado 7Horainicio10:43:08Horafinal10:44:08tiempotranscurrido 60.0703279972</text:p>
          </table:table-cell>
          <table:table-cell table:number-columns-repeated="11"/>
          <table:table-cell office:value-type="string" calcext:value-type="string">
            <text:p>(Cliente,Puerto) ('127.0.0.1', 34150) Dato recibido /|1043|147 Resultado 7Horainicio10:00:04Horafinal10:01:05tiempotranscurrido 60.0475468636</text:p>
          </table:table-cell>
          <table:table-cell table:number-columns-repeated="12"/>
          <table:table-cell office:value-type="string" calcext:value-type="string">
            <text:p>(Cliente,Puerto) ('127.0.0.1', 38036) Dato recibido /|1043|147 Resultado 7Horainicio09:41:43Horafinal09:42:43tiempotranscurrido 60.0588312149</text:p>
          </table:table-cell>
          <table:table-cell table:number-columns-repeated="11"/>
          <table:table-cell office:value-type="string" calcext:value-type="string">
            <text:p>(Cliente,Puerto) ('127.0.0.1', 42328) Dato recibido /|1043|147 Resultado 7Horainicio09:44:04Horafinal09:45:04tiempotranscurrido 60.0576481819</text:p>
          </table:table-cell>
          <table:table-cell table:number-columns-repeated="12"/>
          <table:table-cell office:value-type="string" calcext:value-type="string">
            <text:p>(Cliente,Puerto) ('127.0.0.1', 33452) Dato recibido /|1043|147 Resultado 7Horainicio10:00:04Horafinal10:01:04tiempotranscurrido 60.071614980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02) Dato recibido /|1043|147 Resultado 7Horainicio09:32:17Horafinal09:33:17tiempotranscurrido 60.073567152</text:p>
          </table:table-cell>
          <table:table-cell table:number-columns-repeated="11"/>
          <table:table-cell office:value-type="string" calcext:value-type="string">
            <text:p>(Cliente,Puerto) ('127.0.0.1', 34388) Dato recibido /|1043|147 Resultado 7Horainicio10:43:08Horafinal10:44:08tiempotranscurrido 60.0718379021</text:p>
          </table:table-cell>
          <table:table-cell table:number-columns-repeated="11"/>
          <table:table-cell office:value-type="string" calcext:value-type="string">
            <text:p>(Cliente,Puerto) ('127.0.0.1', 33634) Dato recibido /|1043|147 Resultado 7Horainicio10:00:04Horafinal10:01:05tiempotranscurrido 60.0280270576</text:p>
          </table:table-cell>
          <table:table-cell table:number-columns-repeated="12"/>
          <table:table-cell office:value-type="string" calcext:value-type="string">
            <text:p>(Cliente,Puerto) ('127.0.0.1', 38042) Dato recibido /|1043|147 Resultado 7Horainicio09:41:43Horafinal09:42:43tiempotranscurrido 60.058013916</text:p>
          </table:table-cell>
          <table:table-cell table:number-columns-repeated="11"/>
          <table:table-cell office:value-type="string" calcext:value-type="string">
            <text:p>(Cliente,Puerto) ('127.0.0.1', 42312) Dato recibido /|1043|147 Resultado 7Horainicio09:44:04Horafinal09:45:04tiempotranscurrido 60.0607428551</text:p>
          </table:table-cell>
          <table:table-cell table:number-columns-repeated="12"/>
          <table:table-cell office:value-type="string" calcext:value-type="string">
            <text:p>(Cliente,Puerto) ('127.0.0.1', 33516) Dato recibido /|1043|147 Resultado 7Horainicio10:00:04Horafinal10:01:05tiempotranscurrido 60.070012092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56) Dato recibido /|1043|147 Resultado 7Horainicio09:32:17Horafinal09:33:17tiempotranscurrido 60.075067997</text:p>
          </table:table-cell>
          <table:table-cell table:number-columns-repeated="11"/>
          <table:table-cell office:value-type="string" calcext:value-type="string">
            <text:p>(Cliente,Puerto) ('127.0.0.1', 34374) Dato recibido /|1043|147 Resultado 7Horainicio10:43:08Horafinal10:44:08tiempotranscurrido 60.0725109577</text:p>
          </table:table-cell>
          <table:table-cell table:number-columns-repeated="11"/>
          <table:table-cell office:value-type="string" calcext:value-type="string">
            <text:p>(Cliente,Puerto) ('127.0.0.1', 34156) Dato recibido /|1043|147 Resultado 7Horainicio10:00:04Horafinal10:01:05tiempotranscurrido 60.0708010197</text:p>
          </table:table-cell>
          <table:table-cell table:number-columns-repeated="12"/>
          <table:table-cell office:value-type="string" calcext:value-type="string">
            <text:p>(Cliente,Puerto) ('127.0.0.1', 38032) Dato recibido /|1043|147 Resultado 7Horainicio09:41:43Horafinal09:42:43tiempotranscurrido 60.0595998764</text:p>
          </table:table-cell>
          <table:table-cell table:number-columns-repeated="11"/>
          <table:table-cell office:value-type="string" calcext:value-type="string">
            <text:p>(Cliente,Puerto) ('127.0.0.1', 42318) Dato recibido /|1043|147 Resultado 7Horainicio09:44:04Horafinal09:45:04tiempotranscurrido 60.0595321655</text:p>
          </table:table-cell>
          <table:table-cell table:number-columns-repeated="12"/>
          <table:table-cell office:value-type="string" calcext:value-type="string">
            <text:p>(Cliente,Puerto) ('127.0.0.1', 34150) Dato recibido /|1043|147 Resultado 7Horainicio10:00:04Horafinal10:01:05tiempotranscurrido 60.047546863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54) Dato recibido /|1043|147 Resultado 7Horainicio09:32:17Horafinal09:33:17tiempotranscurrido 60.0724320412</text:p>
          </table:table-cell>
          <table:table-cell table:number-columns-repeated="11"/>
          <table:table-cell office:value-type="string" calcext:value-type="string">
            <text:p>(Cliente,Puerto) ('127.0.0.1', 34438) Dato recibido /|1043|147 Resultado 7Horainicio10:43:08Horafinal10:44:08tiempotranscurrido 60.0565168858</text:p>
          </table:table-cell>
          <table:table-cell table:number-columns-repeated="11"/>
          <table:table-cell office:value-type="string" calcext:value-type="string">
            <text:p>(Cliente,Puerto) ('127.0.0.1', 34206) Dato recibido /|1043|147 Resultado 7Horainicio10:00:05Horafinal10:01:05tiempotranscurrido 60.0384440422</text:p>
          </table:table-cell>
          <table:table-cell table:number-columns-repeated="12"/>
          <table:table-cell office:value-type="string" calcext:value-type="string">
            <text:p>(Cliente,Puerto) ('127.0.0.1', 38028) Dato recibido /|1043|147 Resultado 7Horainicio09:41:43Horafinal09:42:43tiempotranscurrido 60.0612468719</text:p>
          </table:table-cell>
          <table:table-cell table:number-columns-repeated="11"/>
          <table:table-cell office:value-type="string" calcext:value-type="string">
            <text:p>(Cliente,Puerto) ('127.0.0.1', 42322) Dato recibido /|1043|147 Resultado 7Horainicio09:44:04Horafinal09:45:04tiempotranscurrido 60.0588610172</text:p>
          </table:table-cell>
          <table:table-cell table:number-columns-repeated="12"/>
          <table:table-cell office:value-type="string" calcext:value-type="string">
            <text:p>(Cliente,Puerto) ('127.0.0.1', 33634) Dato recibido /|1043|147 Resultado 7Horainicio10:00:04Horafinal10:01:05tiempotranscurrido 60.028027057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04) Dato recibido /|1043|147 Resultado 7Horainicio09:32:17Horafinal09:33:17tiempotranscurrido 60.0704321861</text:p>
          </table:table-cell>
          <table:table-cell table:number-columns-repeated="11"/>
          <table:table-cell office:value-type="string" calcext:value-type="string">
            <text:p>(Cliente,Puerto) ('127.0.0.1', 34456) Dato recibido /|1043|147 Resultado 7Horainicio10:43:08Horafinal10:44:08tiempotranscurrido 60.0740060806</text:p>
          </table:table-cell>
          <table:table-cell table:number-columns-repeated="11"/>
          <table:table-cell office:value-type="string" calcext:value-type="string">
            <text:p>(Cliente,Puerto) ('127.0.0.1', 33636) Dato recibido /|1043|147 Resultado 7Horainicio10:00:04Horafinal10:01:05tiempotranscurrido 60.070348978</text:p>
          </table:table-cell>
          <table:table-cell table:number-columns-repeated="12"/>
          <table:table-cell office:value-type="string" calcext:value-type="string">
            <text:p>(Cliente,Puerto) ('127.0.0.1', 38040) Dato recibido /|1043|147 Resultado 7Horainicio09:41:43Horafinal09:42:43tiempotranscurrido 60.0595281124</text:p>
          </table:table-cell>
          <table:table-cell table:number-columns-repeated="11"/>
          <table:table-cell office:value-type="string" calcext:value-type="string">
            <text:p>(Cliente,Puerto) ('127.0.0.1', 42320) Dato recibido /|1043|147 Resultado 7Horainicio09:44:04Horafinal09:45:04tiempotranscurrido 60.0593469143</text:p>
          </table:table-cell>
          <table:table-cell table:number-columns-repeated="12"/>
          <table:table-cell office:value-type="string" calcext:value-type="string">
            <text:p>(Cliente,Puerto) ('127.0.0.1', 34156) Dato recibido /|1043|147 Resultado 7Horainicio10:00:04Horafinal10:01:05tiempotranscurrido 60.070801019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06) Dato recibido /|1043|147 Resultado 7Horainicio09:32:17Horafinal09:33:17tiempotranscurrido 60.0733149052</text:p>
          </table:table-cell>
          <table:table-cell table:number-columns-repeated="11"/>
          <table:table-cell office:value-type="string" calcext:value-type="string">
            <text:p>(Cliente,Puerto) ('127.0.0.1', 34450) Dato recibido /|1043|147 Resultado 7Horainicio10:43:08Horafinal10:44:08tiempotranscurrido 60.0717279911</text:p>
          </table:table-cell>
          <table:table-cell table:number-columns-repeated="11"/>
          <table:table-cell office:value-type="string" calcext:value-type="string">
            <text:p>(Cliente,Puerto) ('127.0.0.1', 34204) Dato recibido /|1043|147 Resultado 7Horainicio10:00:04Horafinal10:01:05tiempotranscurrido 60.0737471581</text:p>
          </table:table-cell>
          <table:table-cell table:number-columns-repeated="12"/>
          <table:table-cell office:value-type="string" calcext:value-type="string">
            <text:p>(Cliente,Puerto) ('127.0.0.1', 38046) Dato recibido /|1043|147 Resultado 7Horainicio09:41:43Horafinal09:42:43tiempotranscurrido 60.058991909</text:p>
          </table:table-cell>
          <table:table-cell table:number-columns-repeated="11"/>
          <table:table-cell office:value-type="string" calcext:value-type="string">
            <text:p>(Cliente,Puerto) ('127.0.0.1', 42310) Dato recibido /|1043|147 Resultado 7Horainicio09:44:04Horafinal09:45:04tiempotranscurrido 60.0617411137</text:p>
          </table:table-cell>
          <table:table-cell table:number-columns-repeated="12"/>
          <table:table-cell office:value-type="string" calcext:value-type="string">
            <text:p>(Cliente,Puerto) ('127.0.0.1', 34206) Dato recibido /|1043|147 Resultado 7Horainicio10:00:05Horafinal10:01:05tiempotranscurrido 60.03844404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34) Dato recibido /|1043|147 Resultado 7Horainicio09:32:17Horafinal09:33:17tiempotranscurrido 60.0734410286</text:p>
          </table:table-cell>
          <table:table-cell table:number-columns-repeated="11"/>
          <table:table-cell office:value-type="string" calcext:value-type="string">
            <text:p>(Cliente,Puerto) ('127.0.0.1', 34778) Dato recibido /|1043|147 Resultado 7Horainicio10:43:08Horafinal10:44:08tiempotranscurrido 60.0655128956</text:p>
          </table:table-cell>
          <table:table-cell table:number-columns-repeated="11"/>
          <table:table-cell office:value-type="string" calcext:value-type="string">
            <text:p>(Cliente,Puerto) ('127.0.0.1', 34296) Dato recibido /|1043|147 Resultado 7Horainicio10:00:05Horafinal10:01:05tiempotranscurrido 60.0727820396</text:p>
          </table:table-cell>
          <table:table-cell table:number-columns-repeated="12"/>
          <table:table-cell office:value-type="string" calcext:value-type="string">
            <text:p>(Cliente,Puerto) ('127.0.0.1', 38026) Dato recibido /|1043|147 Resultado 7Horainicio09:41:43Horafinal09:42:43tiempotranscurrido 60.0616679192</text:p>
          </table:table-cell>
          <table:table-cell table:number-columns-repeated="11"/>
          <table:table-cell office:value-type="string" calcext:value-type="string">
            <text:p>(Cliente,Puerto) ('127.0.0.1', 42314) Dato recibido /|1043|147 Resultado 7Horainicio09:44:04Horafinal09:45:04tiempotranscurrido 60.0605480671</text:p>
          </table:table-cell>
          <table:table-cell table:number-columns-repeated="12"/>
          <table:table-cell office:value-type="string" calcext:value-type="string">
            <text:p>(Cliente,Puerto) ('127.0.0.1', 33636) Dato recibido /|1043|147 Resultado 7Horainicio10:00:04Horafinal10:01:05tiempotranscurrido 60.0703489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42) Dato recibido /|1043|147 Resultado 7Horainicio09:32:17Horafinal09:33:17tiempotranscurrido 60.070389986</text:p>
          </table:table-cell>
          <table:table-cell table:number-columns-repeated="11"/>
          <table:table-cell office:value-type="string" calcext:value-type="string">
            <text:p>(Cliente,Puerto) ('127.0.0.1', 34514) Dato recibido /|1043|147 Resultado 7Horainicio10:43:08Horafinal10:44:08tiempotranscurrido 60.0316259861</text:p>
          </table:table-cell>
          <table:table-cell table:number-columns-repeated="11"/>
          <table:table-cell office:value-type="string" calcext:value-type="string">
            <text:p>(Cliente,Puerto) ('127.0.0.1', 33802) Dato recibido /|1043|147 Resultado 7Horainicio10:00:05Horafinal10:01:05tiempotranscurrido 60.018584013</text:p>
          </table:table-cell>
          <table:table-cell table:number-columns-repeated="12"/>
          <table:table-cell office:value-type="string" calcext:value-type="string">
            <text:p>(Cliente,Puerto) ('127.0.0.1', 38038) Dato recibido /|1043|147 Resultado 7Horainicio09:41:43Horafinal09:42:43tiempotranscurrido 60.0599439144</text:p>
          </table:table-cell>
          <table:table-cell table:number-columns-repeated="11"/>
          <table:table-cell office:value-type="string" calcext:value-type="string">
            <text:p>(Cliente,Puerto) ('127.0.0.1', 42316) Dato recibido /|1043|147 Resultado 7Horainicio09:44:04Horafinal09:45:04tiempotranscurrido 60.0605809689</text:p>
          </table:table-cell>
          <table:table-cell table:number-columns-repeated="12"/>
          <table:table-cell office:value-type="string" calcext:value-type="string">
            <text:p>(Cliente,Puerto) ('127.0.0.1', 34204) Dato recibido /|1043|147 Resultado 7Horainicio10:00:04Horafinal10:01:05tiempotranscurrido 60.073747158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52) Dato recibido /|1043|147 Resultado 7Horainicio09:32:17Horafinal09:33:17tiempotranscurrido 60.0717830658</text:p>
          </table:table-cell>
          <table:table-cell table:number-columns-repeated="11"/>
          <table:table-cell office:value-type="string" calcext:value-type="string">
            <text:p>(Cliente,Puerto) ('127.0.0.1', 34870) Dato recibido /|1043|147 Resultado 7Horainicio10:43:08Horafinal10:44:08tiempotranscurrido 60.0552449226</text:p>
          </table:table-cell>
          <table:table-cell table:number-columns-repeated="11"/>
          <table:table-cell office:value-type="string" calcext:value-type="string">
            <text:p>(Cliente,Puerto) ('127.0.0.1', 34360) Dato recibido /|1043|147 Resultado 7Horainicio10:00:05Horafinal10:01:05tiempotranscurrido 60.0415990353</text:p>
          </table:table-cell>
          <table:table-cell table:number-columns-repeated="12"/>
          <table:table-cell office:value-type="string" calcext:value-type="string">
            <text:p>(Cliente,Puerto) ('127.0.0.1', 38034) Dato recibido /|1043|147 Resultado 7Horainicio09:41:43Horafinal09:42:43tiempotranscurrido 60.0606460571</text:p>
          </table:table-cell>
          <table:table-cell table:number-columns-repeated="11"/>
          <table:table-cell office:value-type="string" calcext:value-type="string">
            <text:p>(Cliente,Puerto) ('127.0.0.1', 42334) Dato recibido /|1043|147 Resultado 7Horainicio09:44:04Horafinal09:45:04tiempotranscurrido 60.0597331524</text:p>
          </table:table-cell>
          <table:table-cell table:number-columns-repeated="12"/>
          <table:table-cell office:value-type="string" calcext:value-type="string">
            <text:p>(Cliente,Puerto) ('127.0.0.1', 34296) Dato recibido /|1043|147 Resultado 7Horainicio10:00:05Horafinal10:01:05tiempotranscurrido 60.07278203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78) Dato recibido /|1043|147 Resultado 7Horainicio09:32:17Horafinal09:33:17tiempotranscurrido 60.0731911659</text:p>
          </table:table-cell>
          <table:table-cell table:number-columns-repeated="11"/>
          <table:table-cell office:value-type="string" calcext:value-type="string">
            <text:p>(Cliente,Puerto) ('127.0.0.1', 34484) Dato recibido /|1043|147 Resultado 7Horainicio10:43:08Horafinal10:44:08tiempotranscurrido 60.0653481483</text:p>
          </table:table-cell>
          <table:table-cell table:number-columns-repeated="11"/>
          <table:table-cell office:value-type="string" calcext:value-type="string">
            <text:p>(Cliente,Puerto) ('127.0.0.1', 33738) Dato recibido /|1043|147 Resultado 7Horainicio10:00:05Horafinal10:01:05tiempotranscurrido 60.0512290001</text:p>
          </table:table-cell>
          <table:table-cell table:number-columns-repeated="12"/>
          <table:table-cell office:value-type="string" calcext:value-type="string">
            <text:p>(Cliente,Puerto) ('127.0.0.1', 38030) Dato recibido /|1043|147 Resultado 7Horainicio09:41:43Horafinal09:42:43tiempotranscurrido 60.0620188713</text:p>
          </table:table-cell>
          <table:table-cell table:number-columns-repeated="11"/>
          <table:table-cell office:value-type="string" calcext:value-type="string">
            <text:p>(Cliente,Puerto) ('127.0.0.1', 42332) Dato recibido /|1043|147 Resultado 7Horainicio09:44:04Horafinal09:45:04tiempotranscurrido 60.0601279736</text:p>
          </table:table-cell>
          <table:table-cell table:number-columns-repeated="12"/>
          <table:table-cell office:value-type="string" calcext:value-type="string">
            <text:p>(Cliente,Puerto) ('127.0.0.1', 33802) Dato recibido /|1043|147 Resultado 7Horainicio10:00:05Horafinal10:01:05tiempotranscurrido 60.01858401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46) Dato recibido /|1043|147 Resultado 7Horainicio09:32:17Horafinal09:33:17tiempotranscurrido 60.0736341476</text:p>
          </table:table-cell>
          <table:table-cell table:number-columns-repeated="11"/>
          <table:table-cell office:value-type="string" calcext:value-type="string">
            <text:p>(Cliente,Puerto) ('127.0.0.1', 34946) Dato recibido /|1043|147 Resultado 7Horainicio10:43:08Horafinal10:44:08tiempotranscurrido 60.0707988739</text:p>
          </table:table-cell>
          <table:table-cell table:number-columns-repeated="11"/>
          <table:table-cell office:value-type="string" calcext:value-type="string">
            <text:p>(Cliente,Puerto) ('127.0.0.1', 34292) Dato recibido /|1043|147 Resultado 7Horainicio10:00:05Horafinal10:01:05tiempotranscurrido 60.0727038383</text:p>
          </table:table-cell>
          <table:table-cell table:number-columns-repeated="12"/>
          <table:table-cell office:value-type="string" calcext:value-type="string">
            <text:p>(Cliente,Puerto) ('127.0.0.1', 38044) Dato recibido /|1043|147 Resultado 7Horainicio09:41:43Horafinal09:42:43tiempotranscurrido 60.0594360828</text:p>
          </table:table-cell>
          <table:table-cell table:number-columns-repeated="11"/>
          <table:table-cell office:value-type="string" calcext:value-type="string">
            <text:p>(Cliente,Puerto) ('127.0.0.1', 42330) Dato recibido /|1043|147 Resultado 7Horainicio09:44:04Horafinal09:45:04tiempotranscurrido 60.0612080097</text:p>
          </table:table-cell>
          <table:table-cell table:number-columns-repeated="12"/>
          <table:table-cell office:value-type="string" calcext:value-type="string">
            <text:p>(Cliente,Puerto) ('127.0.0.1', 34360) Dato recibido /|1043|147 Resultado 7Horainicio10:00:05Horafinal10:01:05tiempotranscurrido 60.04159903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44) Dato recibido /|1043|147 Resultado 7Horainicio09:32:17Horafinal09:33:17tiempotranscurrido 60.0746870041</text:p>
          </table:table-cell>
          <table:table-cell table:number-columns-repeated="11"/>
          <table:table-cell office:value-type="string" calcext:value-type="string">
            <text:p>(Cliente,Puerto) ('127.0.0.1', 34130) Dato recibido /|1043|147 Resultado 7Horainicio10:43:08Horafinal10:44:08tiempotranscurrido 60.0648348331</text:p>
          </table:table-cell>
          <table:table-cell table:number-columns-repeated="11"/>
          <table:table-cell office:value-type="string" calcext:value-type="string">
            <text:p>(Cliente,Puerto) ('127.0.0.1', 34434) Dato recibido /|1043|147 Resultado 7Horainicio10:00:05Horafinal10:01:05tiempotranscurrido 60.0368549824</text:p>
          </table:table-cell>
          <table:table-cell table:number-columns-repeated="12"/>
          <table:table-cell office:value-type="string" calcext:value-type="string">
            <text:p>(Cliente,Puerto) ('127.0.0.1', 38050) Dato recibido /|1043|147 Resultado 7Horainicio09:41:43Horafinal09:42:43tiempotranscurrido 60.06072402</text:p>
          </table:table-cell>
          <table:table-cell table:number-columns-repeated="11"/>
          <table:table-cell office:value-type="string" calcext:value-type="string">
            <text:p>(Cliente,Puerto) ('127.0.0.1', 42340) Dato recibido /|1043|147 Resultado 7Horainicio09:44:04Horafinal09:45:04tiempotranscurrido 60.0589649677</text:p>
          </table:table-cell>
          <table:table-cell table:number-columns-repeated="12"/>
          <table:table-cell office:value-type="string" calcext:value-type="string">
            <text:p>(Cliente,Puerto) ('127.0.0.1', 33738) Dato recibido /|1043|147 Resultado 7Horainicio10:00:05Horafinal10:01:05tiempotranscurrido 60.05122900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58) Dato recibido /|1043|147 Resultado 7Horainicio09:32:17Horafinal09:33:17tiempotranscurrido 60.0753881931</text:p>
          </table:table-cell>
          <table:table-cell table:number-columns-repeated="11"/>
          <table:table-cell office:value-type="string" calcext:value-type="string">
            <text:p>(Cliente,Puerto) ('127.0.0.1', 34194) Dato recibido /|1043|147 Resultado 7Horainicio10:43:08Horafinal10:44:08tiempotranscurrido 60.042140007</text:p>
          </table:table-cell>
          <table:table-cell table:number-columns-repeated="11"/>
          <table:table-cell office:value-type="string" calcext:value-type="string">
            <text:p>(Cliente,Puerto) ('127.0.0.1', 34340) Dato recibido /|1043|147 Resultado 7Horainicio10:00:05Horafinal10:01:05tiempotranscurrido 60.0695869923</text:p>
          </table:table-cell>
          <table:table-cell table:number-columns-repeated="12"/>
          <table:table-cell office:value-type="string" calcext:value-type="string">
            <text:p>(Cliente,Puerto) ('127.0.0.1', 38052) Dato recibido /|1043|147 Resultado 7Horainicio09:41:43Horafinal09:42:43tiempotranscurrido 60.0603430271</text:p>
          </table:table-cell>
          <table:table-cell table:number-columns-repeated="11"/>
          <table:table-cell office:value-type="string" calcext:value-type="string">
            <text:p>(Cliente,Puerto) ('127.0.0.1', 42338) Dato recibido /|1043|147 Resultado 7Horainicio09:44:04Horafinal09:45:04tiempotranscurrido 60.0592739582</text:p>
          </table:table-cell>
          <table:table-cell table:number-columns-repeated="12"/>
          <table:table-cell office:value-type="string" calcext:value-type="string">
            <text:p>(Cliente,Puerto) ('127.0.0.1', 34292) Dato recibido /|1043|147 Resultado 7Horainicio10:00:05Horafinal10:01:05tiempotranscurrido 60.072703838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98) Dato recibido /|1043|147 Resultado 7Horainicio09:32:17Horafinal09:33:17tiempotranscurrido 60.0779650211</text:p>
          </table:table-cell>
          <table:table-cell table:number-columns-repeated="11"/>
          <table:table-cell office:value-type="string" calcext:value-type="string">
            <text:p>(Cliente,Puerto) ('127.0.0.1', 34128) Dato recibido /|1043|147 Resultado 7Horainicio10:43:08Horafinal10:44:08tiempotranscurrido 60.0725190639</text:p>
          </table:table-cell>
          <table:table-cell table:number-columns-repeated="11"/>
          <table:table-cell office:value-type="string" calcext:value-type="string">
            <text:p>(Cliente,Puerto) ('127.0.0.1', 34490) Dato recibido /|1043|147 Resultado 7Horainicio10:00:05Horafinal10:01:05tiempotranscurrido 60.0474789143</text:p>
          </table:table-cell>
          <table:table-cell table:number-columns-repeated="12"/>
          <table:table-cell office:value-type="string" calcext:value-type="string">
            <text:p>(Cliente,Puerto) ('127.0.0.1', 38048) Dato recibido /|1043|147 Resultado 7Horainicio09:41:43Horafinal09:42:43tiempotranscurrido 60.06189394</text:p>
          </table:table-cell>
          <table:table-cell table:number-columns-repeated="11"/>
          <table:table-cell office:value-type="string" calcext:value-type="string">
            <text:p>(Cliente,Puerto) ('127.0.0.1', 42336) Dato recibido /|1043|147 Resultado 7Horainicio09:44:04Horafinal09:45:04tiempotranscurrido 60.0599048138</text:p>
          </table:table-cell>
          <table:table-cell table:number-columns-repeated="12"/>
          <table:table-cell office:value-type="string" calcext:value-type="string">
            <text:p>(Cliente,Puerto) ('127.0.0.1', 34434) Dato recibido /|1043|147 Resultado 7Horainicio10:00:05Horafinal10:01:05tiempotranscurrido 60.03685498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54) Dato recibido /|1043|147 Resultado 7Horainicio09:32:17Horafinal09:33:17tiempotranscurrido 60.0753018856</text:p>
          </table:table-cell>
          <table:table-cell table:number-columns-repeated="11"/>
          <table:table-cell office:value-type="string" calcext:value-type="string">
            <text:p>(Cliente,Puerto) ('127.0.0.1', 34250) Dato recibido /|1043|147 Resultado 7Horainicio10:43:08Horafinal10:44:08tiempotranscurrido 60.073472023</text:p>
          </table:table-cell>
          <table:table-cell table:number-columns-repeated="11"/>
          <table:table-cell office:value-type="string" calcext:value-type="string">
            <text:p>(Cliente,Puerto) ('127.0.0.1', 34466) Dato recibido /|1043|147 Resultado 7Horainicio10:00:05Horafinal10:01:05tiempotranscurrido 60.0590860844</text:p>
          </table:table-cell>
          <table:table-cell table:number-columns-repeated="12"/>
          <table:table-cell office:value-type="string" calcext:value-type="string">
            <text:p>(Cliente,Puerto) ('127.0.0.1', 38054) Dato recibido /|1043|147 Resultado 7Horainicio09:41:43Horafinal09:42:43tiempotranscurrido 60.06123209</text:p>
          </table:table-cell>
          <table:table-cell table:number-columns-repeated="11"/>
          <table:table-cell office:value-type="string" calcext:value-type="string">
            <text:p>(Cliente,Puerto) ('127.0.0.1', 42360) Dato recibido /|1043|147 Resultado 7Horainicio09:44:04Horafinal09:45:04tiempotranscurrido 60.0570869446</text:p>
          </table:table-cell>
          <table:table-cell table:number-columns-repeated="12"/>
          <table:table-cell office:value-type="string" calcext:value-type="string">
            <text:p>(Cliente,Puerto) ('127.0.0.1', 34340) Dato recibido /|1043|147 Resultado 7Horainicio10:00:05Horafinal10:01:05tiempotranscurrido 60.06958699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38) Dato recibido /|1043|147 Resultado 7Horainicio09:32:17Horafinal09:33:17tiempotranscurrido 60.0790159702</text:p>
          </table:table-cell>
          <table:table-cell table:number-columns-repeated="11"/>
          <table:table-cell office:value-type="string" calcext:value-type="string">
            <text:p>(Cliente,Puerto) ('127.0.0.1', 34188) Dato recibido /|1043|147 Resultado 7Horainicio10:43:08Horafinal10:44:08tiempotranscurrido 60.0678901672</text:p>
          </table:table-cell>
          <table:table-cell table:number-columns-repeated="11"/>
          <table:table-cell office:value-type="string" calcext:value-type="string">
            <text:p>(Cliente,Puerto) ('127.0.0.1', 34640) Dato recibido /|1043|147 Resultado 7Horainicio10:00:05Horafinal10:01:05tiempotranscurrido 60.0248970985</text:p>
          </table:table-cell>
          <table:table-cell table:number-columns-repeated="12"/>
          <table:table-cell office:value-type="string" calcext:value-type="string">
            <text:p>(Cliente,Puerto) ('127.0.0.1', 38056) Dato recibido /|1043|147 Resultado 7Horainicio09:41:43Horafinal09:42:43tiempotranscurrido 60.0606241226</text:p>
          </table:table-cell>
          <table:table-cell table:number-columns-repeated="11"/>
          <table:table-cell office:value-type="string" calcext:value-type="string">
            <text:p>(Cliente,Puerto) ('127.0.0.1', 42356) Dato recibido /|1043|147 Resultado 7Horainicio09:44:04Horafinal09:45:04tiempotranscurrido 60.0579619408</text:p>
          </table:table-cell>
          <table:table-cell table:number-columns-repeated="12"/>
          <table:table-cell office:value-type="string" calcext:value-type="string">
            <text:p>(Cliente,Puerto) ('127.0.0.1', 34490) Dato recibido /|1043|147 Resultado 7Horainicio10:00:05Horafinal10:01:05tiempotranscurrido 60.047478914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76) Dato recibido /|1043|147 Resultado 7Horainicio09:32:17Horafinal09:33:17tiempotranscurrido 60.0745959282</text:p>
          </table:table-cell>
          <table:table-cell table:number-columns-repeated="11"/>
          <table:table-cell office:value-type="string" calcext:value-type="string">
            <text:p>(Cliente,Puerto) ('127.0.0.1', 34268) Dato recibido /|1043|147 Resultado 7Horainicio10:43:08Horafinal10:44:08tiempotranscurrido 60.0766079426</text:p>
          </table:table-cell>
          <table:table-cell table:number-columns-repeated="11"/>
          <table:table-cell office:value-type="string" calcext:value-type="string">
            <text:p>(Cliente,Puerto) ('127.0.0.1', 34414) Dato recibido /|1043|147 Resultado 7Horainicio10:00:05Horafinal10:01:05tiempotranscurrido 60.0708489418</text:p>
          </table:table-cell>
          <table:table-cell table:number-columns-repeated="12"/>
          <table:table-cell office:value-type="string" calcext:value-type="string">
            <text:p>(Cliente,Puerto) ('127.0.0.1', 38058) Dato recibido /|1043|147 Resultado 7Horainicio09:41:43Horafinal09:42:43tiempotranscurrido 60.0603787899</text:p>
          </table:table-cell>
          <table:table-cell table:number-columns-repeated="11"/>
          <table:table-cell office:value-type="string" calcext:value-type="string">
            <text:p>(Cliente,Puerto) ('127.0.0.1', 42342) Dato recibido /|1043|147 Resultado 7Horainicio09:44:04Horafinal09:45:04tiempotranscurrido 60.0625879765</text:p>
          </table:table-cell>
          <table:table-cell table:number-columns-repeated="12"/>
          <table:table-cell office:value-type="string" calcext:value-type="string">
            <text:p>(Cliente,Puerto) ('127.0.0.1', 34466) Dato recibido /|1043|147 Resultado 7Horainicio10:00:05Horafinal10:01:05tiempotranscurrido 60.059086084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32) Dato recibido /|1043|147 Resultado 7Horainicio09:32:17Horafinal09:33:17tiempotranscurrido 60.0739431381</text:p>
          </table:table-cell>
          <table:table-cell table:number-columns-repeated="11"/>
          <table:table-cell office:value-type="string" calcext:value-type="string">
            <text:p>(Cliente,Puerto) ('127.0.0.1', 34606) Dato recibido /|1043|147 Resultado 7Horainicio10:43:08Horafinal10:44:08tiempotranscurrido 60.0712389946</text:p>
          </table:table-cell>
          <table:table-cell table:number-columns-repeated="11"/>
          <table:table-cell office:value-type="string" calcext:value-type="string">
            <text:p>(Cliente,Puerto) ('127.0.0.1', 34452) Dato recibido /|1043|147 Resultado 7Horainicio10:00:05Horafinal10:01:05tiempotranscurrido 60.0376420021</text:p>
          </table:table-cell>
          <table:table-cell table:number-columns-repeated="12"/>
          <table:table-cell office:value-type="string" calcext:value-type="string">
            <text:p>(Cliente,Puerto) ('127.0.0.1', 38068) Dato recibido /|1043|147 Resultado 7Horainicio09:41:43Horafinal09:42:43tiempotranscurrido 60.0571877956</text:p>
          </table:table-cell>
          <table:table-cell table:number-columns-repeated="11"/>
          <table:table-cell office:value-type="string" calcext:value-type="string">
            <text:p>(Cliente,Puerto) ('127.0.0.1', 42350) Dato recibido /|1043|147 Resultado 7Horainicio09:44:04Horafinal09:45:04tiempotranscurrido 60.059210062</text:p>
          </table:table-cell>
          <table:table-cell table:number-columns-repeated="12"/>
          <table:table-cell office:value-type="string" calcext:value-type="string">
            <text:p>(Cliente,Puerto) ('127.0.0.1', 34640) Dato recibido /|1043|147 Resultado 7Horainicio10:00:05Horafinal10:01:05tiempotranscurrido 60.024897098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88) Dato recibido /|1043|147 Resultado 7Horainicio09:32:17Horafinal09:33:17tiempotranscurrido 60.0749459267</text:p>
          </table:table-cell>
          <table:table-cell table:number-columns-repeated="11"/>
          <table:table-cell office:value-type="string" calcext:value-type="string">
            <text:p>(Cliente,Puerto) ('127.0.0.1', 34328) Dato recibido /|1043|147 Resultado 7Horainicio10:43:08Horafinal10:44:08tiempotranscurrido 60.075729847</text:p>
          </table:table-cell>
          <table:table-cell table:number-columns-repeated="11"/>
          <table:table-cell office:value-type="string" calcext:value-type="string">
            <text:p>(Cliente,Puerto) ('127.0.0.1', 34110) Dato recibido /|1043|147 Resultado 7Horainicio10:00:05Horafinal10:01:05tiempotranscurrido 60.0180459023</text:p>
          </table:table-cell>
          <table:table-cell table:number-columns-repeated="12"/>
          <table:table-cell office:value-type="string" calcext:value-type="string">
            <text:p>(Cliente,Puerto) ('127.0.0.1', 38062) Dato recibido /|1043|147 Resultado 7Horainicio09:41:43Horafinal09:42:43tiempotranscurrido 60.060423851</text:p>
          </table:table-cell>
          <table:table-cell table:number-columns-repeated="11"/>
          <table:table-cell office:value-type="string" calcext:value-type="string">
            <text:p>(Cliente,Puerto) ('127.0.0.1', 42358) Dato recibido /|1043|147 Resultado 7Horainicio09:44:04Horafinal09:45:04tiempotranscurrido 60.0578370094</text:p>
          </table:table-cell>
          <table:table-cell table:number-columns-repeated="12"/>
          <table:table-cell office:value-type="string" calcext:value-type="string">
            <text:p>(Cliente,Puerto) ('127.0.0.1', 34414) Dato recibido /|1043|147 Resultado 7Horainicio10:00:05Horafinal10:01:05tiempotranscurrido 60.070848941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48) Dato recibido /|1043|147 Resultado 7Horainicio09:32:17Horafinal09:33:17tiempotranscurrido 60.0730540752</text:p>
          </table:table-cell>
          <table:table-cell table:number-columns-repeated="11"/>
          <table:table-cell office:value-type="string" calcext:value-type="string">
            <text:p>(Cliente,Puerto) ('127.0.0.1', 34356) Dato recibido /|1043|147 Resultado 7Horainicio10:43:08Horafinal10:44:08tiempotranscurrido 60.0652298927</text:p>
          </table:table-cell>
          <table:table-cell table:number-columns-repeated="11"/>
          <table:table-cell office:value-type="string" calcext:value-type="string">
            <text:p>(Cliente,Puerto) ('127.0.0.1', 34612) Dato recibido /|1043|147 Resultado 7Horainicio10:00:05Horafinal10:01:05tiempotranscurrido 60.0637869835</text:p>
          </table:table-cell>
          <table:table-cell table:number-columns-repeated="12"/>
          <table:table-cell office:value-type="string" calcext:value-type="string">
            <text:p>(Cliente,Puerto) ('127.0.0.1', 38060) Dato recibido /|1043|147 Resultado 7Horainicio09:41:43Horafinal09:42:43tiempotranscurrido 60.060904026</text:p>
          </table:table-cell>
          <table:table-cell table:number-columns-repeated="11"/>
          <table:table-cell office:value-type="string" calcext:value-type="string">
            <text:p>(Cliente,Puerto) ('127.0.0.1', 42352) Dato recibido /|1043|147 Resultado 7Horainicio09:44:04Horafinal09:45:04tiempotranscurrido 60.0592870712</text:p>
          </table:table-cell>
          <table:table-cell table:number-columns-repeated="12"/>
          <table:table-cell office:value-type="string" calcext:value-type="string">
            <text:p>(Cliente,Puerto) ('127.0.0.1', 34452) Dato recibido /|1043|147 Resultado 7Horainicio10:00:05Horafinal10:01:05tiempotranscurrido 60.037642002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08) Dato recibido /|1043|147 Resultado 7Horainicio09:32:17Horafinal09:33:17tiempotranscurrido 60.0741848946</text:p>
          </table:table-cell>
          <table:table-cell table:number-columns-repeated="11"/>
          <table:table-cell office:value-type="string" calcext:value-type="string">
            <text:p>(Cliente,Puerto) ('127.0.0.1', 34372) Dato recibido /|1043|147 Resultado 7Horainicio10:43:08Horafinal10:44:08tiempotranscurrido 60.0429410934</text:p>
          </table:table-cell>
          <table:table-cell table:number-columns-repeated="11"/>
          <table:table-cell office:value-type="string" calcext:value-type="string">
            <text:p>(Cliente,Puerto) ('127.0.0.1', 34116) Dato recibido /|1043|147 Resultado 7Horainicio10:00:05Horafinal10:01:05tiempotranscurrido 60.042525053</text:p>
          </table:table-cell>
          <table:table-cell table:number-columns-repeated="12"/>
          <table:table-cell office:value-type="string" calcext:value-type="string">
            <text:p>(Cliente,Puerto) ('127.0.0.1', 38064) Dato recibido /|1043|147 Resultado 7Horainicio09:41:43Horafinal09:42:43tiempotranscurrido 60.0589840412</text:p>
          </table:table-cell>
          <table:table-cell table:number-columns-repeated="11"/>
          <table:table-cell office:value-type="string" calcext:value-type="string">
            <text:p>(Cliente,Puerto) ('127.0.0.1', 42348) Dato recibido /|1043|147 Resultado 7Horainicio09:44:04Horafinal09:45:04tiempotranscurrido 60.0609009266</text:p>
          </table:table-cell>
          <table:table-cell table:number-columns-repeated="12"/>
          <table:table-cell office:value-type="string" calcext:value-type="string">
            <text:p>(Cliente,Puerto) ('127.0.0.1', 34110) Dato recibido /|1043|147 Resultado 7Horainicio10:00:05Horafinal10:01:05tiempotranscurrido 60.018045902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36) Dato recibido /|1043|147 Resultado 7Horainicio09:32:17Horafinal09:33:17tiempotranscurrido 60.0755620003</text:p>
          </table:table-cell>
          <table:table-cell table:number-columns-repeated="11"/>
          <table:table-cell office:value-type="string" calcext:value-type="string">
            <text:p>(Cliente,Puerto) ('127.0.0.1', 34670) Dato recibido /|1043|147 Resultado 7Horainicio10:43:08Horafinal10:44:08tiempotranscurrido 60.0743820667</text:p>
          </table:table-cell>
          <table:table-cell table:number-columns-repeated="11"/>
          <table:table-cell office:value-type="string" calcext:value-type="string">
            <text:p>(Cliente,Puerto) ('127.0.0.1', 34160) Dato recibido /|1043|147 Resultado 7Horainicio10:00:05Horafinal10:01:05tiempotranscurrido 60.0526790619</text:p>
          </table:table-cell>
          <table:table-cell table:number-columns-repeated="12"/>
          <table:table-cell office:value-type="string" calcext:value-type="string">
            <text:p>(Cliente,Puerto) ('127.0.0.1', 38066) Dato recibido /|1043|147 Resultado 7Horainicio09:41:43Horafinal09:42:43tiempotranscurrido 60.0586330891</text:p>
          </table:table-cell>
          <table:table-cell table:number-columns-repeated="11"/>
          <table:table-cell office:value-type="string" calcext:value-type="string">
            <text:p>(Cliente,Puerto) ('127.0.0.1', 42344) Dato recibido /|1043|147 Resultado 7Horainicio09:44:04Horafinal09:45:04tiempotranscurrido 60.0615060329</text:p>
          </table:table-cell>
          <table:table-cell table:number-columns-repeated="12"/>
          <table:table-cell office:value-type="string" calcext:value-type="string">
            <text:p>(Cliente,Puerto) ('127.0.0.1', 34612) Dato recibido /|1043|147 Resultado 7Horainicio10:00:05Horafinal10:01:05tiempotranscurrido 60.063786983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72) Dato recibido /|1043|147 Resultado 7Horainicio09:32:17Horafinal09:33:17tiempotranscurrido 60.0758290291</text:p>
          </table:table-cell>
          <table:table-cell table:number-columns-repeated="11"/>
          <table:table-cell office:value-type="string" calcext:value-type="string">
            <text:p>(Cliente,Puerto) ('127.0.0.1', 34378) Dato recibido /|1043|147 Resultado 7Horainicio10:43:08Horafinal10:44:08tiempotranscurrido 60.0420689583</text:p>
          </table:table-cell>
          <table:table-cell table:number-columns-repeated="11"/>
          <table:table-cell office:value-type="string" calcext:value-type="string">
            <text:p>(Cliente,Puerto) ('127.0.0.1', 34290) Dato recibido /|1043|147 Resultado 7Horainicio10:00:05Horafinal10:01:05tiempotranscurrido 60.0339069366</text:p>
          </table:table-cell>
          <table:table-cell table:number-columns-repeated="12"/>
          <table:table-cell office:value-type="string" calcext:value-type="string">
            <text:p>(Cliente,Puerto) ('127.0.0.1', 38074) Dato recibido /|1043|147 Resultado 7Horainicio09:41:43Horafinal09:42:43tiempotranscurrido 60.05981493</text:p>
          </table:table-cell>
          <table:table-cell table:number-columns-repeated="11"/>
          <table:table-cell office:value-type="string" calcext:value-type="string">
            <text:p>(Cliente,Puerto) ('127.0.0.1', 42380) Dato recibido /|1043|147 Resultado 7Horainicio09:44:04Horafinal09:45:04tiempotranscurrido 60.0572011471</text:p>
          </table:table-cell>
          <table:table-cell table:number-columns-repeated="12"/>
          <table:table-cell office:value-type="string" calcext:value-type="string">
            <text:p>(Cliente,Puerto) ('127.0.0.1', 34116) Dato recibido /|1043|147 Resultado 7Horainicio10:00:05Horafinal10:01:05tiempotranscurrido 60.04252505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56) Dato recibido /|1043|147 Resultado 7Horainicio09:32:17Horafinal09:33:17tiempotranscurrido 60.0749440193</text:p>
          </table:table-cell>
          <table:table-cell table:number-columns-repeated="11"/>
          <table:table-cell office:value-type="string" calcext:value-type="string">
            <text:p>(Cliente,Puerto) ('127.0.0.1', 34700) Dato recibido /|1043|147 Resultado 7Horainicio10:43:08Horafinal10:44:08tiempotranscurrido 60.0177731514</text:p>
          </table:table-cell>
          <table:table-cell table:number-columns-repeated="11"/>
          <table:table-cell office:value-type="string" calcext:value-type="string">
            <text:p>(Cliente,Puerto) ('127.0.0.1', 34174) Dato recibido /|1043|147 Resultado 7Horainicio10:00:05Horafinal10:01:05tiempotranscurrido 60.0596809387</text:p>
          </table:table-cell>
          <table:table-cell table:number-columns-repeated="12"/>
          <table:table-cell office:value-type="string" calcext:value-type="string">
            <text:p>(Cliente,Puerto) ('127.0.0.1', 38082) Dato recibido /|1043|147 Resultado 7Horainicio09:41:43Horafinal09:42:43tiempotranscurrido 60.0585820675</text:p>
          </table:table-cell>
          <table:table-cell table:number-columns-repeated="11"/>
          <table:table-cell office:value-type="string" calcext:value-type="string">
            <text:p>(Cliente,Puerto) ('127.0.0.1', 42376) Dato recibido /|1043|147 Resultado 7Horainicio09:44:04Horafinal09:45:04tiempotranscurrido 60.0579690933</text:p>
          </table:table-cell>
          <table:table-cell table:number-columns-repeated="12"/>
          <table:table-cell office:value-type="string" calcext:value-type="string">
            <text:p>(Cliente,Puerto) ('127.0.0.1', 34160) Dato recibido /|1043|147 Resultado 7Horainicio10:00:05Horafinal10:01:05tiempotranscurrido 60.052679061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562) Dato recibido /|1043|147 Resultado 7Horainicio09:32:17Horafinal09:33:17tiempotranscurrido 60.0732321739</text:p>
          </table:table-cell>
          <table:table-cell table:number-columns-repeated="11"/>
          <table:table-cell office:value-type="string" calcext:value-type="string">
            <text:p>(Cliente,Puerto) ('127.0.0.1', 34648) Dato recibido /|1043|147 Resultado 7Horainicio10:43:08Horafinal10:44:08tiempotranscurrido 60.0683648586</text:p>
          </table:table-cell>
          <table:table-cell table:number-columns-repeated="11"/>
          <table:table-cell office:value-type="string" calcext:value-type="string">
            <text:p>(Cliente,Puerto) ('127.0.0.1', 34170) Dato recibido /|1043|147 Resultado 7Horainicio10:00:05Horafinal10:01:05tiempotranscurrido 60.0764229298</text:p>
          </table:table-cell>
          <table:table-cell table:number-columns-repeated="12"/>
          <table:table-cell office:value-type="string" calcext:value-type="string">
            <text:p>(Cliente,Puerto) ('127.0.0.1', 38090) Dato recibido /|1043|147 Resultado 7Horainicio09:41:43Horafinal09:42:43tiempotranscurrido 60.0574588776</text:p>
          </table:table-cell>
          <table:table-cell table:number-columns-repeated="11"/>
          <table:table-cell office:value-type="string" calcext:value-type="string">
            <text:p>(Cliente,Puerto) ('127.0.0.1', 42382) Dato recibido /|1043|147 Resultado 7Horainicio09:44:04Horafinal09:45:04tiempotranscurrido 60.057087183</text:p>
          </table:table-cell>
          <table:table-cell table:number-columns-repeated="12"/>
          <table:table-cell office:value-type="string" calcext:value-type="string">
            <text:p>(Cliente,Puerto) ('127.0.0.1', 34290) Dato recibido /|1043|147 Resultado 7Horainicio10:00:05Horafinal10:01:05tiempotranscurrido 60.033906936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16) Dato recibido /|1043|147 Resultado 7Horainicio09:32:17Horafinal09:33:17tiempotranscurrido 60.0787010193</text:p>
          </table:table-cell>
          <table:table-cell table:number-columns-repeated="11"/>
          <table:table-cell office:value-type="string" calcext:value-type="string">
            <text:p>(Cliente,Puerto) ('127.0.0.1', 34710) Dato recibido /|1043|147 Resultado 7Horainicio10:43:08Horafinal10:44:08tiempotranscurrido 60.053789854</text:p>
          </table:table-cell>
          <table:table-cell table:number-columns-repeated="11"/>
          <table:table-cell office:value-type="string" calcext:value-type="string">
            <text:p>(Cliente,Puerto) ('127.0.0.1', 34884) Dato recibido /|1043|147 Resultado 7Horainicio10:00:05Horafinal10:01:05tiempotranscurrido 60.0767569542</text:p>
          </table:table-cell>
          <table:table-cell table:number-columns-repeated="12"/>
          <table:table-cell office:value-type="string" calcext:value-type="string">
            <text:p>(Cliente,Puerto) ('127.0.0.1', 38070) Dato recibido /|1043|147 Resultado 7Horainicio09:41:43Horafinal09:42:43tiempotranscurrido 60.0607690811</text:p>
          </table:table-cell>
          <table:table-cell table:number-columns-repeated="11"/>
          <table:table-cell office:value-type="string" calcext:value-type="string">
            <text:p>(Cliente,Puerto) ('127.0.0.1', 42370) Dato recibido /|1043|147 Resultado 7Horainicio09:44:04Horafinal09:45:04tiempotranscurrido 60.0597939491</text:p>
          </table:table-cell>
          <table:table-cell table:number-columns-repeated="12"/>
          <table:table-cell office:value-type="string" calcext:value-type="string">
            <text:p>(Cliente,Puerto) ('127.0.0.1', 34174) Dato recibido /|1043|147 Resultado 7Horainicio10:00:05Horafinal10:01:05tiempotranscurrido 60.059680938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30) Dato recibido /|1043|147 Resultado 7Horainicio09:32:17Horafinal09:33:17tiempotranscurrido 60.0753879547</text:p>
          </table:table-cell>
          <table:table-cell table:number-columns-repeated="11"/>
          <table:table-cell office:value-type="string" calcext:value-type="string">
            <text:p>(Cliente,Puerto) ('127.0.0.1', 35406) Dato recibido /|1043|147 Resultado 7Horainicio10:43:08Horafinal10:44:08tiempotranscurrido 60.0259177685</text:p>
          </table:table-cell>
          <table:table-cell table:number-columns-repeated="11"/>
          <table:table-cell office:value-type="string" calcext:value-type="string">
            <text:p>(Cliente,Puerto) ('127.0.0.1', 34892) Dato recibido /|1043|147 Resultado 7Horainicio10:00:05Horafinal10:01:05tiempotranscurrido 60.0747988224</text:p>
          </table:table-cell>
          <table:table-cell table:number-columns-repeated="12"/>
          <table:table-cell office:value-type="string" calcext:value-type="string">
            <text:p>(Cliente,Puerto) ('127.0.0.1', 38076) Dato recibido /|1043|147 Resultado 7Horainicio09:41:43Horafinal09:42:43tiempotranscurrido 60.0598599911</text:p>
          </table:table-cell>
          <table:table-cell table:number-columns-repeated="11"/>
          <table:table-cell office:value-type="string" calcext:value-type="string">
            <text:p>(Cliente,Puerto) ('127.0.0.1', 42366) Dato recibido /|1043|147 Resultado 7Horainicio09:44:04Horafinal09:45:04tiempotranscurrido 60.0607070923</text:p>
          </table:table-cell>
          <table:table-cell table:number-columns-repeated="12"/>
          <table:table-cell office:value-type="string" calcext:value-type="string">
            <text:p>(Cliente,Puerto) ('127.0.0.1', 34170) Dato recibido /|1043|147 Resultado 7Horainicio10:00:05Horafinal10:01:05tiempotranscurrido 60.076422929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32) Dato recibido /|1043|147 Resultado 7Horainicio09:32:17Horafinal09:33:17tiempotranscurrido 60.0780808926</text:p>
          </table:table-cell>
          <table:table-cell table:number-columns-repeated="11"/>
          <table:table-cell office:value-type="string" calcext:value-type="string">
            <text:p>(Cliente,Puerto) ('127.0.0.1', 35402) Dato recibido /|1043|147 Resultado 7Horainicio10:43:08Horafinal10:44:08tiempotranscurrido 60.0371580124</text:p>
          </table:table-cell>
          <table:table-cell table:number-columns-repeated="11"/>
          <table:table-cell office:value-type="string" calcext:value-type="string">
            <text:p>(Cliente,Puerto) ('127.0.0.1', 34324) Dato recibido /|1043|147 Resultado 7Horainicio10:00:05Horafinal10:01:05tiempotranscurrido 60.0755348206</text:p>
          </table:table-cell>
          <table:table-cell table:number-columns-repeated="12"/>
          <table:table-cell office:value-type="string" calcext:value-type="string">
            <text:p>(Cliente,Puerto) ('127.0.0.1', 38088) Dato recibido /|1043|147 Resultado 7Horainicio09:41:43Horafinal09:42:43tiempotranscurrido 60.0581839085</text:p>
          </table:table-cell>
          <table:table-cell table:number-columns-repeated="11"/>
          <table:table-cell office:value-type="string" calcext:value-type="string">
            <text:p>(Cliente,Puerto) ('127.0.0.1', 42374) Dato recibido /|1043|147 Resultado 7Horainicio09:44:04Horafinal09:45:04tiempotranscurrido 60.0592799187</text:p>
          </table:table-cell>
          <table:table-cell table:number-columns-repeated="12"/>
          <table:table-cell office:value-type="string" calcext:value-type="string">
            <text:p>(Cliente,Puerto) ('127.0.0.1', 34884) Dato recibido /|1043|147 Resultado 7Horainicio10:00:05Horafinal10:01:05tiempotranscurrido 60.076756954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36) Dato recibido /|1043|147 Resultado 7Horainicio09:32:17Horafinal09:33:17tiempotranscurrido 60.0735449791</text:p>
          </table:table-cell>
          <table:table-cell table:number-columns-repeated="11"/>
          <table:table-cell office:value-type="string" calcext:value-type="string">
            <text:p>(Cliente,Puerto) ('127.0.0.1', 35268) Dato recibido /|1043|147 Resultado 7Horainicio10:43:08Horafinal10:44:08tiempotranscurrido 60.0747430325</text:p>
          </table:table-cell>
          <table:table-cell table:number-columns-repeated="11"/>
          <table:table-cell office:value-type="string" calcext:value-type="string">
            <text:p>(Cliente,Puerto) ('127.0.0.1', 33196) Dato recibido /|1043|147 Resultado 7Horainicio10:00:05Horafinal10:01:05tiempotranscurrido 60.0759849548</text:p>
          </table:table-cell>
          <table:table-cell table:number-columns-repeated="12"/>
          <table:table-cell office:value-type="string" calcext:value-type="string">
            <text:p>(Cliente,Puerto) ('127.0.0.1', 38078) Dato recibido /|1043|147 Resultado 7Horainicio09:41:43Horafinal09:42:43tiempotranscurrido 60.0598530769</text:p>
          </table:table-cell>
          <table:table-cell table:number-columns-repeated="11"/>
          <table:table-cell office:value-type="string" calcext:value-type="string">
            <text:p>(Cliente,Puerto) ('127.0.0.1', 42364) Dato recibido /|1043|147 Resultado 7Horainicio09:44:04Horafinal09:45:04tiempotranscurrido 60.0614571571</text:p>
          </table:table-cell>
          <table:table-cell table:number-columns-repeated="12"/>
          <table:table-cell office:value-type="string" calcext:value-type="string">
            <text:p>(Cliente,Puerto) ('127.0.0.1', 34892) Dato recibido /|1043|147 Resultado 7Horainicio10:00:05Horafinal10:01:05tiempotranscurrido 60.07479882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334) Dato recibido /|1043|147 Resultado 7Horainicio09:32:17Horafinal09:33:17tiempotranscurrido 60.0720191002</text:p>
          </table:table-cell>
          <table:table-cell table:number-columns-repeated="11"/>
          <table:table-cell office:value-type="string" calcext:value-type="string">
            <text:p>(Cliente,Puerto) ('127.0.0.1', 34856) Dato recibido /|1043|147 Resultado 7Horainicio10:43:08Horafinal10:44:08tiempotranscurrido 60.072988987</text:p>
          </table:table-cell>
          <table:table-cell table:number-columns-repeated="11"/>
          <table:table-cell office:value-type="string" calcext:value-type="string">
            <text:p>(Cliente,Puerto) ('127.0.0.1', 33210) Dato recibido /|1043|147 Resultado 7Horainicio10:00:05Horafinal10:01:05tiempotranscurrido 60.0749938488</text:p>
          </table:table-cell>
          <table:table-cell table:number-columns-repeated="12"/>
          <table:table-cell office:value-type="string" calcext:value-type="string">
            <text:p>(Cliente,Puerto) ('127.0.0.1', 38084) Dato recibido /|1043|147 Resultado 7Horainicio09:41:43Horafinal09:42:43tiempotranscurrido 60.0589020252</text:p>
          </table:table-cell>
          <table:table-cell table:number-columns-repeated="11"/>
          <table:table-cell office:value-type="string" calcext:value-type="string">
            <text:p>(Cliente,Puerto) ('127.0.0.1', 42372) Dato recibido /|1043|147 Resultado 7Horainicio09:44:04Horafinal09:45:04tiempotranscurrido 60.0598590374</text:p>
          </table:table-cell>
          <table:table-cell table:number-columns-repeated="12"/>
          <table:table-cell office:value-type="string" calcext:value-type="string">
            <text:p>(Cliente,Puerto) ('127.0.0.1', 34324) Dato recibido /|1043|147 Resultado 7Horainicio10:00:05Horafinal10:01:05tiempotranscurrido 60.075534820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98) Dato recibido /|1043|147 Resultado 7Horainicio09:32:17Horafinal09:33:17tiempotranscurrido 60.0766279697</text:p>
          </table:table-cell>
          <table:table-cell table:number-columns-repeated="11"/>
          <table:table-cell office:value-type="string" calcext:value-type="string">
            <text:p>(Cliente,Puerto) ('127.0.0.1', 34894) Dato recibido /|1043|147 Resultado 7Horainicio10:43:08Horafinal10:44:08tiempotranscurrido 60.0455088615</text:p>
          </table:table-cell>
          <table:table-cell table:number-columns-repeated="11"/>
          <table:table-cell office:value-type="string" calcext:value-type="string">
            <text:p>(Cliente,Puerto) ('127.0.0.1', 34440) Dato recibido /|1043|147 Resultado 7Horainicio10:00:05Horafinal10:01:05tiempotranscurrido 60.0642130375</text:p>
          </table:table-cell>
          <table:table-cell table:number-columns-repeated="12"/>
          <table:table-cell office:value-type="string" calcext:value-type="string">
            <text:p>(Cliente,Puerto) ('127.0.0.1', 38094) Dato recibido /|1043|147 Resultado 7Horainicio09:41:43Horafinal09:42:43tiempotranscurrido 60.0575749874</text:p>
          </table:table-cell>
          <table:table-cell table:number-columns-repeated="11"/>
          <table:table-cell office:value-type="string" calcext:value-type="string">
            <text:p>(Cliente,Puerto) ('127.0.0.1', 42386) Dato recibido /|1043|147 Resultado 7Horainicio09:44:04Horafinal09:45:04tiempotranscurrido 60.0602748394</text:p>
          </table:table-cell>
          <table:table-cell table:number-columns-repeated="12"/>
          <table:table-cell office:value-type="string" calcext:value-type="string">
            <text:p>(Cliente,Puerto) ('127.0.0.1', 33196) Dato recibido /|1043|147 Resultado 7Horainicio10:00:05Horafinal10:01:05tiempotranscurrido 60.075984954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00) Dato recibido /|1043|147 Resultado 7Horainicio09:32:17Horafinal09:33:17tiempotranscurrido 60.0738549232</text:p>
          </table:table-cell>
          <table:table-cell table:number-columns-repeated="11"/>
          <table:table-cell office:value-type="string" calcext:value-type="string">
            <text:p>(Cliente,Puerto) ('127.0.0.1', 34936) Dato recibido /|1043|147 Resultado 7Horainicio10:43:08Horafinal10:44:08tiempotranscurrido 60.0726931095</text:p>
          </table:table-cell>
          <table:table-cell table:number-columns-repeated="11"/>
          <table:table-cell office:value-type="string" calcext:value-type="string">
            <text:p>(Cliente,Puerto) ('127.0.0.1', 34484) Dato recibido /|1043|147 Resultado 7Horainicio10:00:05Horafinal10:01:05tiempotranscurrido 60.0754001141</text:p>
          </table:table-cell>
          <table:table-cell table:number-columns-repeated="12"/>
          <table:table-cell office:value-type="string" calcext:value-type="string">
            <text:p>(Cliente,Puerto) ('127.0.0.1', 38092) Dato recibido /|1043|147 Resultado 7Horainicio09:41:43Horafinal09:42:43tiempotranscurrido 60.058161974</text:p>
          </table:table-cell>
          <table:table-cell table:number-columns-repeated="11"/>
          <table:table-cell office:value-type="string" calcext:value-type="string">
            <text:p>(Cliente,Puerto) ('127.0.0.1', 42384) Dato recibido /|1043|147 Resultado 7Horainicio09:44:04Horafinal09:45:04tiempotranscurrido 60.0608530045</text:p>
          </table:table-cell>
          <table:table-cell table:number-columns-repeated="12"/>
          <table:table-cell office:value-type="string" calcext:value-type="string">
            <text:p>(Cliente,Puerto) ('127.0.0.1', 33210) Dato recibido /|1043|147 Resultado 7Horainicio10:00:05Horafinal10:01:05tiempotranscurrido 60.074993848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02) Dato recibido /|1043|147 Resultado 7Horainicio09:32:17Horafinal09:33:17tiempotranscurrido 60.0743210316</text:p>
          </table:table-cell>
          <table:table-cell table:number-columns-repeated="11"/>
          <table:table-cell office:value-type="string" calcext:value-type="string">
            <text:p>(Cliente,Puerto) ('127.0.0.1', 34884) Dato recibido /|1043|147 Resultado 7Horainicio10:43:08Horafinal10:44:08tiempotranscurrido 60.0770761967</text:p>
          </table:table-cell>
          <table:table-cell table:number-columns-repeated="11"/>
          <table:table-cell office:value-type="string" calcext:value-type="string">
            <text:p>(Cliente,Puerto) ('127.0.0.1', 34498) Dato recibido /|1043|147 Resultado 7Horainicio10:00:05Horafinal10:01:05tiempotranscurrido 60.0754320621</text:p>
          </table:table-cell>
          <table:table-cell table:number-columns-repeated="12"/>
          <table:table-cell office:value-type="string" calcext:value-type="string">
            <text:p>(Cliente,Puerto) ('127.0.0.1', 38080) Dato recibido /|1043|147 Resultado 7Horainicio09:41:43Horafinal09:42:43tiempotranscurrido 60.0601980686</text:p>
          </table:table-cell>
          <table:table-cell table:number-columns-repeated="11"/>
          <table:table-cell office:value-type="string" calcext:value-type="string">
            <text:p>(Cliente,Puerto) ('127.0.0.1', 42400) Dato recibido /|1043|147 Resultado 7Horainicio09:44:04Horafinal09:45:04tiempotranscurrido 60.057352066</text:p>
          </table:table-cell>
          <table:table-cell table:number-columns-repeated="12"/>
          <table:table-cell office:value-type="string" calcext:value-type="string">
            <text:p>(Cliente,Puerto) ('127.0.0.1', 34440) Dato recibido /|1043|147 Resultado 7Horainicio10:00:05Horafinal10:01:05tiempotranscurrido 60.06421303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04) Dato recibido /|1043|147 Resultado 7Horainicio09:32:17Horafinal09:33:17tiempotranscurrido 60.074048996</text:p>
          </table:table-cell>
          <table:table-cell table:number-columns-repeated="11"/>
          <table:table-cell office:value-type="string" calcext:value-type="string">
            <text:p>(Cliente,Puerto) ('127.0.0.1', 35534) Dato recibido /|1043|147 Resultado 7Horainicio10:43:08Horafinal10:44:08tiempotranscurrido 60.0766251087</text:p>
          </table:table-cell>
          <table:table-cell table:number-columns-repeated="11"/>
          <table:table-cell office:value-type="string" calcext:value-type="string">
            <text:p>(Cliente,Puerto) ('127.0.0.1', 34506) Dato recibido /|1043|147 Resultado 7Horainicio10:00:05Horafinal10:01:05tiempotranscurrido 60.077505827</text:p>
          </table:table-cell>
          <table:table-cell table:number-columns-repeated="12"/>
          <table:table-cell office:value-type="string" calcext:value-type="string">
            <text:p>(Cliente,Puerto) ('127.0.0.1', 38072) Dato recibido /|1043|147 Resultado 7Horainicio09:41:43Horafinal09:42:43tiempotranscurrido 60.0617930889</text:p>
          </table:table-cell>
          <table:table-cell table:number-columns-repeated="11"/>
          <table:table-cell office:value-type="string" calcext:value-type="string">
            <text:p>(Cliente,Puerto) ('127.0.0.1', 42398) Dato recibido /|1043|147 Resultado 7Horainicio09:44:04Horafinal09:45:04tiempotranscurrido 60.0579481125</text:p>
          </table:table-cell>
          <table:table-cell table:number-columns-repeated="12"/>
          <table:table-cell office:value-type="string" calcext:value-type="string">
            <text:p>(Cliente,Puerto) ('127.0.0.1', 34484) Dato recibido /|1043|147 Resultado 7Horainicio10:00:05Horafinal10:01:05tiempotranscurrido 60.075400114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06) Dato recibido /|1043|147 Resultado 7Horainicio09:32:17Horafinal09:33:17tiempotranscurrido 60.0729491711</text:p>
          </table:table-cell>
          <table:table-cell table:number-columns-repeated="11"/>
          <table:table-cell office:value-type="string" calcext:value-type="string">
            <text:p>(Cliente,Puerto) ('127.0.0.1', 35532) Dato recibido /|1043|147 Resultado 7Horainicio10:43:08Horafinal10:44:08tiempotranscurrido 60.0740220547</text:p>
          </table:table-cell>
          <table:table-cell table:number-columns-repeated="11"/>
          <table:table-cell office:value-type="string" calcext:value-type="string">
            <text:p>(Cliente,Puerto) ('127.0.0.1', 34572) Dato recibido /|1043|147 Resultado 7Horainicio10:00:05Horafinal10:01:05tiempotranscurrido 60.0745282173</text:p>
          </table:table-cell>
          <table:table-cell table:number-columns-repeated="12"/>
          <table:table-cell office:value-type="string" calcext:value-type="string">
            <text:p>(Cliente,Puerto) ('127.0.0.1', 38086) Dato recibido /|1043|147 Resultado 7Horainicio09:41:43Horafinal09:42:43tiempotranscurrido 60.0594191551</text:p>
          </table:table-cell>
          <table:table-cell table:number-columns-repeated="11"/>
          <table:table-cell office:value-type="string" calcext:value-type="string">
            <text:p>(Cliente,Puerto) ('127.0.0.1', 42388) Dato recibido /|1043|147 Resultado 7Horainicio09:44:04Horafinal09:45:04tiempotranscurrido 60.0630090237</text:p>
          </table:table-cell>
          <table:table-cell table:number-columns-repeated="12"/>
          <table:table-cell office:value-type="string" calcext:value-type="string">
            <text:p>(Cliente,Puerto) ('127.0.0.1', 34498) Dato recibido /|1043|147 Resultado 7Horainicio10:00:05Horafinal10:01:05tiempotranscurrido 60.075432062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66) Dato recibido /|1043|147 Resultado 7Horainicio09:32:17Horafinal09:33:17tiempotranscurrido 60.0784709454</text:p>
          </table:table-cell>
          <table:table-cell table:number-columns-repeated="11"/>
          <table:table-cell office:value-type="string" calcext:value-type="string">
            <text:p>(Cliente,Puerto) ('127.0.0.1', 35522) Dato recibido /|1043|147 Resultado 7Horainicio10:43:08Horafinal10:44:08tiempotranscurrido 60.073335886</text:p>
          </table:table-cell>
          <table:table-cell table:number-columns-repeated="11"/>
          <table:table-cell office:value-type="string" calcext:value-type="string">
            <text:p>(Cliente,Puerto) ('127.0.0.1', 34646) Dato recibido /|1043|147 Resultado 7Horainicio10:00:05Horafinal10:01:05tiempotranscurrido 60.0745539665</text:p>
          </table:table-cell>
          <table:table-cell table:number-columns-repeated="12"/>
          <table:table-cell office:value-type="string" calcext:value-type="string">
            <text:p>(Cliente,Puerto) ('127.0.0.1', 37752) Dato recibido /|1043|147 Resultado 7Horainicio09:41:43Horafinal09:42:43tiempotranscurrido 60.0219080448</text:p>
          </table:table-cell>
          <table:table-cell table:number-columns-repeated="11"/>
          <table:table-cell office:value-type="string" calcext:value-type="string">
            <text:p>(Cliente,Puerto) ('127.0.0.1', 42390) Dato recibido /|1043|147 Resultado 7Horainicio09:44:04Horafinal09:45:04tiempotranscurrido 60.0629839897</text:p>
          </table:table-cell>
          <table:table-cell table:number-columns-repeated="12"/>
          <table:table-cell office:value-type="string" calcext:value-type="string">
            <text:p>(Cliente,Puerto) ('127.0.0.1', 34506) Dato recibido /|1043|147 Resultado 7Horainicio10:00:05Horafinal10:01:05tiempotranscurrido 60.07750582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74) Dato recibido /|1043|147 Resultado 7Horainicio09:32:17Horafinal09:33:17tiempotranscurrido 60.0745089054</text:p>
          </table:table-cell>
          <table:table-cell table:number-columns-repeated="11"/>
          <table:table-cell office:value-type="string" calcext:value-type="string">
            <text:p>(Cliente,Puerto) ('127.0.0.1', 34594) Dato recibido /|1043|147 Resultado 7Horainicio10:43:08Horafinal10:44:08tiempotranscurrido 60.0772180557</text:p>
          </table:table-cell>
          <table:table-cell table:number-columns-repeated="11"/>
          <table:table-cell office:value-type="string" calcext:value-type="string">
            <text:p>(Cliente,Puerto) ('127.0.0.1', 34610) Dato recibido /|1043|147 Resultado 7Horainicio10:00:05Horafinal10:01:05tiempotranscurrido 60.0730428696</text:p>
          </table:table-cell>
          <table:table-cell table:number-columns-repeated="12"/>
          <table:table-cell office:value-type="string" calcext:value-type="string">
            <text:p>(Cliente,Puerto) ('127.0.0.1', 37788) Dato recibido /|1043|147 Resultado 7Horainicio09:41:44Horafinal09:42:44tiempotranscurrido 60.0216579437</text:p>
          </table:table-cell>
          <table:table-cell table:number-columns-repeated="11"/>
          <table:table-cell office:value-type="string" calcext:value-type="string">
            <text:p>(Cliente,Puerto) ('127.0.0.1', 42396) Dato recibido /|1043|147 Resultado 7Horainicio09:44:04Horafinal09:45:04tiempotranscurrido 60.0622980595</text:p>
          </table:table-cell>
          <table:table-cell table:number-columns-repeated="12"/>
          <table:table-cell office:value-type="string" calcext:value-type="string">
            <text:p>(Cliente,Puerto) ('127.0.0.1', 34572) Dato recibido /|1043|147 Resultado 7Horainicio10:00:05Horafinal10:01:05tiempotranscurrido 60.07452821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76) Dato recibido /|1043|147 Resultado 7Horainicio09:32:17Horafinal09:33:17tiempotranscurrido 60.0787920952</text:p>
          </table:table-cell>
          <table:table-cell table:number-columns-repeated="11"/>
          <table:table-cell office:value-type="string" calcext:value-type="string">
            <text:p>(Cliente,Puerto) ('127.0.0.1', 34620) Dato recibido /|1043|147 Resultado 7Horainicio10:43:08Horafinal10:44:08tiempotranscurrido 60.076061964</text:p>
          </table:table-cell>
          <table:table-cell table:number-columns-repeated="11"/>
          <table:table-cell office:value-type="string" calcext:value-type="string">
            <text:p>(Cliente,Puerto) ('127.0.0.1', 33382) Dato recibido /|1043|147 Resultado 7Horainicio10:00:05Horafinal10:01:05tiempotranscurrido 60.0730099678</text:p>
          </table:table-cell>
          <table:table-cell table:number-columns-repeated="12"/>
          <table:table-cell office:value-type="string" calcext:value-type="string">
            <text:p>(Cliente,Puerto) ('127.0.0.1', 37748) Dato recibido /|1043|147 Resultado 7Horainicio09:41:44Horafinal09:42:44tiempotranscurrido 60.0200798512</text:p>
          </table:table-cell>
          <table:table-cell table:number-columns-repeated="11"/>
          <table:table-cell office:value-type="string" calcext:value-type="string">
            <text:p>(Cliente,Puerto) ('127.0.0.1', 42412) Dato recibido /|1043|147 Resultado 7Horainicio09:44:04Horafinal09:45:04tiempotranscurrido 60.0596618652</text:p>
          </table:table-cell>
          <table:table-cell table:number-columns-repeated="12"/>
          <table:table-cell office:value-type="string" calcext:value-type="string">
            <text:p>(Cliente,Puerto) ('127.0.0.1', 34646) Dato recibido /|1043|147 Resultado 7Horainicio10:00:05Horafinal10:01:05tiempotranscurrido 60.074553966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78) Dato recibido /|1043|147 Resultado 7Horainicio09:32:17Horafinal09:33:17tiempotranscurrido 60.0783448219</text:p>
          </table:table-cell>
          <table:table-cell table:number-columns-repeated="11"/>
          <table:table-cell office:value-type="string" calcext:value-type="string">
            <text:p>(Cliente,Puerto) ('127.0.0.1', 34602) Dato recibido /|1043|147 Resultado 7Horainicio10:43:08Horafinal10:44:08tiempotranscurrido 60.0744140148</text:p>
          </table:table-cell>
          <table:table-cell table:number-columns-repeated="11"/>
          <table:table-cell office:value-type="string" calcext:value-type="string">
            <text:p>(Cliente,Puerto) ('127.0.0.1', 33434) Dato recibido /|1043|147 Resultado 7Horainicio10:00:05Horafinal10:01:05tiempotranscurrido 60.0775578022</text:p>
          </table:table-cell>
          <table:table-cell table:number-columns-repeated="12"/>
          <table:table-cell office:value-type="string" calcext:value-type="string">
            <text:p>(Cliente,Puerto) ('127.0.0.1', 37764) Dato recibido /|1043|147 Resultado 7Horainicio09:41:44Horafinal09:42:44tiempotranscurrido 60.0211839676</text:p>
          </table:table-cell>
          <table:table-cell table:number-columns-repeated="11"/>
          <table:table-cell office:value-type="string" calcext:value-type="string">
            <text:p>(Cliente,Puerto) ('127.0.0.1', 42408) Dato recibido /|1043|147 Resultado 7Horainicio09:44:04Horafinal09:45:04tiempotranscurrido 60.061068058</text:p>
          </table:table-cell>
          <table:table-cell table:number-columns-repeated="12"/>
          <table:table-cell office:value-type="string" calcext:value-type="string">
            <text:p>(Cliente,Puerto) ('127.0.0.1', 34610) Dato recibido /|1043|147 Resultado 7Horainicio10:00:05Horafinal10:01:05tiempotranscurrido 60.073042869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84) Dato recibido /|1043|147 Resultado 7Horainicio09:32:17Horafinal09:33:17tiempotranscurrido 60.0824699402</text:p>
          </table:table-cell>
          <table:table-cell table:number-columns-repeated="11"/>
          <table:table-cell office:value-type="string" calcext:value-type="string">
            <text:p>(Cliente,Puerto) ('127.0.0.1', 34614) Dato recibido /|1043|147 Resultado 7Horainicio10:43:08Horafinal10:44:08tiempotranscurrido 60.0738811493</text:p>
          </table:table-cell>
          <table:table-cell table:number-columns-repeated="11"/>
          <table:table-cell office:value-type="string" calcext:value-type="string">
            <text:p>(Cliente,Puerto) ('127.0.0.1', 33426) Dato recibido /|1043|147 Resultado 7Horainicio10:00:05Horafinal10:01:05tiempotranscurrido 60.0720360279</text:p>
          </table:table-cell>
          <table:table-cell table:number-columns-repeated="12"/>
          <table:table-cell office:value-type="string" calcext:value-type="string">
            <text:p>(Cliente,Puerto) ('127.0.0.1', 37820) Dato recibido /|1043|147 Resultado 7Horainicio09:41:44Horafinal09:42:44tiempotranscurrido 60.0322580338</text:p>
          </table:table-cell>
          <table:table-cell table:number-columns-repeated="11"/>
          <table:table-cell office:value-type="string" calcext:value-type="string">
            <text:p>(Cliente,Puerto) ('127.0.0.1', 42404) Dato recibido /|1043|147 Resultado 7Horainicio09:44:04Horafinal09:45:04tiempotranscurrido 60.0622630119</text:p>
          </table:table-cell>
          <table:table-cell table:number-columns-repeated="12"/>
          <table:table-cell office:value-type="string" calcext:value-type="string">
            <text:p>(Cliente,Puerto) ('127.0.0.1', 33382) Dato recibido /|1043|147 Resultado 7Horainicio10:00:05Horafinal10:01:05tiempotranscurrido 60.073009967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86) Dato recibido /|1043|147 Resultado 7Horainicio09:32:17Horafinal09:33:17tiempotranscurrido 60.0754840374</text:p>
          </table:table-cell>
          <table:table-cell table:number-columns-repeated="11"/>
          <table:table-cell office:value-type="string" calcext:value-type="string">
            <text:p>(Cliente,Puerto) ('127.0.0.1', 34678) Dato recibido /|1043|147 Resultado 7Horainicio10:43:08Horafinal10:44:08tiempotranscurrido 60.0778930187</text:p>
          </table:table-cell>
          <table:table-cell table:number-columns-repeated="11"/>
          <table:table-cell office:value-type="string" calcext:value-type="string">
            <text:p>(Cliente,Puerto) ('127.0.0.1', 33368) Dato recibido /|1043|147 Resultado 7Horainicio10:00:05Horafinal10:01:05tiempotranscurrido 60.0769159794</text:p>
          </table:table-cell>
          <table:table-cell table:number-columns-repeated="12"/>
          <table:table-cell office:value-type="string" calcext:value-type="string">
            <text:p>(Cliente,Puerto) ('127.0.0.1', 37822) Dato recibido /|1043|147 Resultado 7Horainicio09:41:44Horafinal09:42:44tiempotranscurrido 60.0596079826</text:p>
          </table:table-cell>
          <table:table-cell table:number-columns-repeated="11"/>
          <table:table-cell office:value-type="string" calcext:value-type="string">
            <text:p>(Cliente,Puerto) ('127.0.0.1', 42416) Dato recibido /|1043|147 Resultado 7Horainicio09:44:04Horafinal09:45:04tiempotranscurrido 60.0601170063</text:p>
          </table:table-cell>
          <table:table-cell table:number-columns-repeated="12"/>
          <table:table-cell office:value-type="string" calcext:value-type="string">
            <text:p>(Cliente,Puerto) ('127.0.0.1', 33434) Dato recibido /|1043|147 Resultado 7Horainicio10:00:05Horafinal10:01:05tiempotranscurrido 60.077557802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60) Dato recibido /|1043|147 Resultado 7Horainicio09:32:17Horafinal09:33:17tiempotranscurrido 60.0804359913</text:p>
          </table:table-cell>
          <table:table-cell table:number-columns-repeated="11"/>
          <table:table-cell office:value-type="string" calcext:value-type="string">
            <text:p>(Cliente,Puerto) ('127.0.0.1', 34672) Dato recibido /|1043|147 Resultado 7Horainicio10:43:08Horafinal10:44:08tiempotranscurrido 60.0746819973</text:p>
          </table:table-cell>
          <table:table-cell table:number-columns-repeated="11"/>
          <table:table-cell office:value-type="string" calcext:value-type="string">
            <text:p>(Cliente,Puerto) ('127.0.0.1', 33390) Dato recibido /|1043|147 Resultado 7Horainicio10:00:05Horafinal10:01:05tiempotranscurrido 60.0755460262</text:p>
          </table:table-cell>
          <table:table-cell table:number-columns-repeated="12"/>
          <table:table-cell office:value-type="string" calcext:value-type="string">
            <text:p>(Cliente,Puerto) ('127.0.0.1', 37806) Dato recibido /|1043|147 Resultado 7Horainicio09:41:44Horafinal09:42:44tiempotranscurrido 60.0575540066</text:p>
          </table:table-cell>
          <table:table-cell table:number-columns-repeated="11"/>
          <table:table-cell office:value-type="string" calcext:value-type="string">
            <text:p>(Cliente,Puerto) ('127.0.0.1', 42424) Dato recibido /|1043|147 Resultado 7Horainicio09:44:04Horafinal09:45:04tiempotranscurrido 60.057819128</text:p>
          </table:table-cell>
          <table:table-cell table:number-columns-repeated="12"/>
          <table:table-cell office:value-type="string" calcext:value-type="string">
            <text:p>(Cliente,Puerto) ('127.0.0.1', 33426) Dato recibido /|1043|147 Resultado 7Horainicio10:00:05Horafinal10:01:05tiempotranscurrido 60.072036027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10) Dato recibido /|1043|147 Resultado 7Horainicio09:32:18Horafinal09:33:18tiempotranscurrido 60.3393509388</text:p>
          </table:table-cell>
          <table:table-cell table:number-columns-repeated="11"/>
          <table:table-cell office:value-type="string" calcext:value-type="string">
            <text:p>(Cliente,Puerto) ('127.0.0.1', 34722) Dato recibido /|1043|147 Resultado 7Horainicio10:43:08Horafinal10:44:08tiempotranscurrido 60.0613589287</text:p>
          </table:table-cell>
          <table:table-cell table:number-columns-repeated="11"/>
          <table:table-cell office:value-type="string" calcext:value-type="string">
            <text:p>(Cliente,Puerto) ('127.0.0.1', 33442) Dato recibido /|1043|147 Resultado 7Horainicio10:00:05Horafinal10:01:05tiempotranscurrido 60.038090229</text:p>
          </table:table-cell>
          <table:table-cell table:number-columns-repeated="12"/>
          <table:table-cell office:value-type="string" calcext:value-type="string">
            <text:p>(Cliente,Puerto) ('127.0.0.1', 37828) Dato recibido /|1043|147 Resultado 7Horainicio09:41:44Horafinal09:42:44tiempotranscurrido 60.0611171722</text:p>
          </table:table-cell>
          <table:table-cell table:number-columns-repeated="11"/>
          <table:table-cell office:value-type="string" calcext:value-type="string">
            <text:p>(Cliente,Puerto) ('127.0.0.1', 42422) Dato recibido /|1043|147 Resultado 7Horainicio09:44:04Horafinal09:45:04tiempotranscurrido 60.0596899986</text:p>
          </table:table-cell>
          <table:table-cell table:number-columns-repeated="12"/>
          <table:table-cell office:value-type="string" calcext:value-type="string">
            <text:p>(Cliente,Puerto) ('127.0.0.1', 33368) Dato recibido /|1043|147 Resultado 7Horainicio10:00:05Horafinal10:01:05tiempotranscurrido 60.076915979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12) Dato recibido /|1043|147 Resultado 7Horainicio09:32:18Horafinal09:33:18tiempotranscurrido 60.0764670372</text:p>
          </table:table-cell>
          <table:table-cell table:number-columns-repeated="11"/>
          <table:table-cell office:value-type="string" calcext:value-type="string">
            <text:p>(Cliente,Puerto) ('127.0.0.1', 34728) Dato recibido /|1043|147 Resultado 7Horainicio10:43:08Horafinal10:44:08tiempotranscurrido 60.0776910782</text:p>
          </table:table-cell>
          <table:table-cell table:number-columns-repeated="11"/>
          <table:table-cell office:value-type="string" calcext:value-type="string">
            <text:p>(Cliente,Puerto) ('127.0.0.1', 33476) Dato recibido /|1043|147 Resultado 7Horainicio10:00:05Horafinal10:01:05tiempotranscurrido 60.0647680759</text:p>
          </table:table-cell>
          <table:table-cell table:number-columns-repeated="12"/>
          <table:table-cell office:value-type="string" calcext:value-type="string">
            <text:p>(Cliente,Puerto) ('127.0.0.1', 37816) Dato recibido /|1043|147 Resultado 7Horainicio09:41:44Horafinal09:42:44tiempotranscurrido 60.0568749905</text:p>
          </table:table-cell>
          <table:table-cell table:number-columns-repeated="11"/>
          <table:table-cell office:value-type="string" calcext:value-type="string">
            <text:p>(Cliente,Puerto) ('127.0.0.1', 42362) Dato recibido /|1043|147 Resultado 7Horainicio09:44:04Horafinal09:45:04tiempotranscurrido 60.0714731216</text:p>
          </table:table-cell>
          <table:table-cell table:number-columns-repeated="12"/>
          <table:table-cell office:value-type="string" calcext:value-type="string">
            <text:p>(Cliente,Puerto) ('127.0.0.1', 33390) Dato recibido /|1043|147 Resultado 7Horainicio10:00:05Horafinal10:01:05tiempotranscurrido 60.07554602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62) Dato recibido /|1043|147 Resultado 7Horainicio09:32:18Horafinal09:33:18tiempotranscurrido 60.065158844</text:p>
          </table:table-cell>
          <table:table-cell table:number-columns-repeated="11"/>
          <table:table-cell office:value-type="string" calcext:value-type="string">
            <text:p>(Cliente,Puerto) ('127.0.0.1', 34704) Dato recibido /|1043|147 Resultado 7Horainicio10:43:08Horafinal10:44:08tiempotranscurrido 60.0739490986</text:p>
          </table:table-cell>
          <table:table-cell table:number-columns-repeated="11"/>
          <table:table-cell office:value-type="string" calcext:value-type="string">
            <text:p>(Cliente,Puerto) ('127.0.0.1', 33444) Dato recibido /|1043|147 Resultado 7Horainicio10:00:05Horafinal10:01:05tiempotranscurrido 60.0753421783</text:p>
          </table:table-cell>
          <table:table-cell table:number-columns-repeated="12"/>
          <table:table-cell office:value-type="string" calcext:value-type="string">
            <text:p>(Cliente,Puerto) ('127.0.0.1', 37800) Dato recibido /|1043|147 Resultado 7Horainicio09:41:44Horafinal09:42:44tiempotranscurrido 60.0592460632</text:p>
          </table:table-cell>
          <table:table-cell table:number-columns-repeated="11"/>
          <table:table-cell office:value-type="string" calcext:value-type="string">
            <text:p>(Cliente,Puerto) ('127.0.0.1', 42418) Dato recibido /|1043|147 Resultado 7Horainicio09:44:04Horafinal09:45:04tiempotranscurrido 60.0601301193</text:p>
          </table:table-cell>
          <table:table-cell table:number-columns-repeated="12"/>
          <table:table-cell office:value-type="string" calcext:value-type="string">
            <text:p>(Cliente,Puerto) ('127.0.0.1', 33442) Dato recibido /|1043|147 Resultado 7Horainicio10:00:05Horafinal10:01:05tiempotranscurrido 60.03809022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64) Dato recibido /|1043|147 Resultado 7Horainicio09:32:18Horafinal09:33:18tiempotranscurrido 60.0756061077</text:p>
          </table:table-cell>
          <table:table-cell table:number-columns-repeated="11"/>
          <table:table-cell office:value-type="string" calcext:value-type="string">
            <text:p>(Cliente,Puerto) ('127.0.0.1', 35306) Dato recibido /|1043|147 Resultado 7Horainicio10:43:08Horafinal10:44:08tiempotranscurrido 60.0747699738</text:p>
          </table:table-cell>
          <table:table-cell table:number-columns-repeated="11"/>
          <table:table-cell office:value-type="string" calcext:value-type="string">
            <text:p>(Cliente,Puerto) ('127.0.0.1', 34888) Dato recibido /|1043|147 Resultado 7Horainicio10:00:05Horafinal10:01:05tiempotranscurrido 60.0771870613</text:p>
          </table:table-cell>
          <table:table-cell table:number-columns-repeated="12"/>
          <table:table-cell office:value-type="string" calcext:value-type="string">
            <text:p>(Cliente,Puerto) ('127.0.0.1', 37804) Dato recibido /|1043|147 Resultado 7Horainicio09:41:44Horafinal09:42:44tiempotranscurrido 60.061052084</text:p>
          </table:table-cell>
          <table:table-cell table:number-columns-repeated="11"/>
          <table:table-cell office:value-type="string" calcext:value-type="string">
            <text:p>(Cliente,Puerto) ('127.0.0.1', 42420) Dato recibido /|1043|147 Resultado 7Horainicio09:44:04Horafinal09:45:04tiempotranscurrido 60.0599119663</text:p>
          </table:table-cell>
          <table:table-cell table:number-columns-repeated="12"/>
          <table:table-cell office:value-type="string" calcext:value-type="string">
            <text:p>(Cliente,Puerto) ('127.0.0.1', 33476) Dato recibido /|1043|147 Resultado 7Horainicio10:00:05Horafinal10:01:05tiempotranscurrido 60.064768075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70) Dato recibido /|1043|147 Resultado 7Horainicio09:32:18Horafinal09:33:18tiempotranscurrido 60.0746700764</text:p>
          </table:table-cell>
          <table:table-cell table:number-columns-repeated="11"/>
          <table:table-cell office:value-type="string" calcext:value-type="string">
            <text:p>(Cliente,Puerto) ('127.0.0.1', 34848) Dato recibido /|1043|147 Resultado 7Horainicio10:43:08Horafinal10:44:08tiempotranscurrido 60.0551581383</text:p>
          </table:table-cell>
          <table:table-cell table:number-columns-repeated="11"/>
          <table:table-cell office:value-type="string" calcext:value-type="string">
            <text:p>(Cliente,Puerto) ('127.0.0.1', 33540) Dato recibido /|1043|147 Resultado 7Horainicio10:00:05Horafinal10:01:05tiempotranscurrido 60.0758519173</text:p>
          </table:table-cell>
          <table:table-cell table:number-columns-repeated="12"/>
          <table:table-cell office:value-type="string" calcext:value-type="string">
            <text:p>(Cliente,Puerto) ('127.0.0.1', 37814) Dato recibido /|1043|147 Resultado 7Horainicio09:41:44Horafinal09:42:44tiempotranscurrido 60.0603809357</text:p>
          </table:table-cell>
          <table:table-cell table:number-columns-repeated="11"/>
          <table:table-cell office:value-type="string" calcext:value-type="string">
            <text:p>(Cliente,Puerto) ('127.0.0.1', 42410) Dato recibido /|1043|147 Resultado 7Horainicio09:44:04Horafinal09:45:04tiempotranscurrido 60.0623271465</text:p>
          </table:table-cell>
          <table:table-cell table:number-columns-repeated="12"/>
          <table:table-cell office:value-type="string" calcext:value-type="string">
            <text:p>(Cliente,Puerto) ('127.0.0.1', 33444) Dato recibido /|1043|147 Resultado 7Horainicio10:00:05Horafinal10:01:05tiempotranscurrido 60.075342178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72) Dato recibido /|1043|147 Resultado 7Horainicio09:32:18Horafinal09:33:18tiempotranscurrido 60.0750689507</text:p>
          </table:table-cell>
          <table:table-cell table:number-columns-repeated="11"/>
          <table:table-cell office:value-type="string" calcext:value-type="string">
            <text:p>(Cliente,Puerto) ('127.0.0.1', 35308) Dato recibido /|1043|147 Resultado 7Horainicio10:43:08Horafinal10:44:08tiempotranscurrido 60.0764079094</text:p>
          </table:table-cell>
          <table:table-cell table:number-columns-repeated="11"/>
          <table:table-cell office:value-type="string" calcext:value-type="string">
            <text:p>(Cliente,Puerto) ('127.0.0.1', 33512) Dato recibido /|1043|147 Resultado 7Horainicio10:00:05Horafinal10:01:05tiempotranscurrido 60.0768108368</text:p>
          </table:table-cell>
          <table:table-cell table:number-columns-repeated="12"/>
          <table:table-cell office:value-type="string" calcext:value-type="string">
            <text:p>(Cliente,Puerto) ('127.0.0.1', 37818) Dato recibido /|1043|147 Resultado 7Horainicio09:41:44Horafinal09:42:44tiempotranscurrido 60.0622889996</text:p>
          </table:table-cell>
          <table:table-cell table:number-columns-repeated="11"/>
          <table:table-cell office:value-type="string" calcext:value-type="string">
            <text:p>(Cliente,Puerto) ('127.0.0.1', 42402) Dato recibido /|1043|147 Resultado 7Horainicio09:44:04Horafinal09:45:04tiempotranscurrido 60.0639469624</text:p>
          </table:table-cell>
          <table:table-cell table:number-columns-repeated="12"/>
          <table:table-cell office:value-type="string" calcext:value-type="string">
            <text:p>(Cliente,Puerto) ('127.0.0.1', 34888) Dato recibido /|1043|147 Resultado 7Horainicio10:00:05Horafinal10:01:05tiempotranscurrido 60.077187061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80) Dato recibido /|1043|147 Resultado 7Horainicio09:32:18Horafinal09:33:18tiempotranscurrido 60.0757100582</text:p>
          </table:table-cell>
          <table:table-cell table:number-columns-repeated="11"/>
          <table:table-cell office:value-type="string" calcext:value-type="string">
            <text:p>(Cliente,Puerto) ('127.0.0.1', 35356) Dato recibido /|1043|147 Resultado 7Horainicio10:43:08Horafinal10:44:08tiempotranscurrido 60.0766150951</text:p>
          </table:table-cell>
          <table:table-cell table:number-columns-repeated="11"/>
          <table:table-cell office:value-type="string" calcext:value-type="string">
            <text:p>(Cliente,Puerto) ('127.0.0.1', 33570) Dato recibido /|1043|147 Resultado 7Horainicio10:00:05Horafinal10:01:05tiempotranscurrido 60.0737988949</text:p>
          </table:table-cell>
          <table:table-cell table:number-columns-repeated="12"/>
          <table:table-cell office:value-type="string" calcext:value-type="string">
            <text:p>(Cliente,Puerto) ('127.0.0.1', 37772) Dato recibido /|1043|147 Resultado 7Horainicio09:41:44Horafinal09:42:44tiempotranscurrido 60.0596120358</text:p>
          </table:table-cell>
          <table:table-cell table:number-columns-repeated="11"/>
          <table:table-cell office:value-type="string" calcext:value-type="string">
            <text:p>(Cliente,Puerto) ('127.0.0.1', 42414) Dato recibido /|1043|147 Resultado 7Horainicio09:44:04Horafinal09:45:04tiempotranscurrido 60.0606720448</text:p>
          </table:table-cell>
          <table:table-cell table:number-columns-repeated="12"/>
          <table:table-cell office:value-type="string" calcext:value-type="string">
            <text:p>(Cliente,Puerto) ('127.0.0.1', 33540) Dato recibido /|1043|147 Resultado 7Horainicio10:00:05Horafinal10:01:05tiempotranscurrido 60.0758519173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82) Dato recibido /|1043|147 Resultado 7Horainicio09:32:18Horafinal09:33:18tiempotranscurrido 60.0741639137</text:p>
          </table:table-cell>
          <table:table-cell table:number-columns-repeated="11"/>
          <table:table-cell office:value-type="string" calcext:value-type="string">
            <text:p>(Cliente,Puerto) ('127.0.0.1', 35424) Dato recibido /|1043|147 Resultado 7Horainicio10:43:08Horafinal10:44:08tiempotranscurrido 60.0786600113</text:p>
          </table:table-cell>
          <table:table-cell table:number-columns-repeated="11"/>
          <table:table-cell office:value-type="string" calcext:value-type="string">
            <text:p>(Cliente,Puerto) ('127.0.0.1', 33550) Dato recibido /|1043|147 Resultado 7Horainicio10:00:05Horafinal10:01:05tiempotranscurrido 60.077780962</text:p>
          </table:table-cell>
          <table:table-cell table:number-columns-repeated="12"/>
          <table:table-cell office:value-type="string" calcext:value-type="string">
            <text:p>(Cliente,Puerto) ('127.0.0.1', 37766) Dato recibido /|1043|147 Resultado 7Horainicio09:41:44Horafinal09:42:44tiempotranscurrido 60.0577280521</text:p>
          </table:table-cell>
          <table:table-cell table:number-columns-repeated="11"/>
          <table:table-cell office:value-type="string" calcext:value-type="string">
            <text:p>(Cliente,Puerto) ('127.0.0.1', 42394) Dato recibido /|1043|147 Resultado 7Horainicio09:44:04Horafinal09:45:04tiempotranscurrido 60.0645229816</text:p>
          </table:table-cell>
          <table:table-cell table:number-columns-repeated="12"/>
          <table:table-cell office:value-type="string" calcext:value-type="string">
            <text:p>(Cliente,Puerto) ('127.0.0.1', 33512) Dato recibido /|1043|147 Resultado 7Horainicio10:00:05Horafinal10:01:05tiempotranscurrido 60.076810836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90) Dato recibido /|1043|147 Resultado 7Horainicio09:32:18Horafinal09:33:18tiempotranscurrido 60.0729601383</text:p>
          </table:table-cell>
          <table:table-cell table:number-columns-repeated="11"/>
          <table:table-cell office:value-type="string" calcext:value-type="string">
            <text:p>(Cliente,Puerto) ('127.0.0.1', 35416) Dato recibido /|1043|147 Resultado 7Horainicio10:43:08Horafinal10:44:08tiempotranscurrido 60.0772781372</text:p>
          </table:table-cell>
          <table:table-cell table:number-columns-repeated="11"/>
          <table:table-cell office:value-type="string" calcext:value-type="string">
            <text:p>(Cliente,Puerto) ('127.0.0.1', 33658) Dato recibido /|1043|147 Resultado 7Horainicio10:00:05Horafinal10:01:05tiempotranscurrido 60.0367128849</text:p>
          </table:table-cell>
          <table:table-cell table:number-columns-repeated="12"/>
          <table:table-cell office:value-type="string" calcext:value-type="string">
            <text:p>(Cliente,Puerto) ('127.0.0.1', 37786) Dato recibido /|1043|147 Resultado 7Horainicio09:41:44Horafinal09:42:44tiempotranscurrido 60.0604929924</text:p>
          </table:table-cell>
          <table:table-cell table:number-columns-repeated="11"/>
          <table:table-cell office:value-type="string" calcext:value-type="string">
            <text:p>(Cliente,Puerto) ('127.0.0.1', 42392) Dato recibido /|1043|147 Resultado 7Horainicio09:44:04Horafinal09:45:04tiempotranscurrido 60.0670449734</text:p>
          </table:table-cell>
          <table:table-cell table:number-columns-repeated="12"/>
          <table:table-cell office:value-type="string" calcext:value-type="string">
            <text:p>(Cliente,Puerto) ('127.0.0.1', 33570) Dato recibido /|1043|147 Resultado 7Horainicio10:00:05Horafinal10:01:05tiempotranscurrido 60.07379889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692) Dato recibido /|1043|147 Resultado 7Horainicio09:32:18Horafinal09:33:18tiempotranscurrido 60.0741589069</text:p>
          </table:table-cell>
          <table:table-cell table:number-columns-repeated="11"/>
          <table:table-cell office:value-type="string" calcext:value-type="string">
            <text:p>(Cliente,Puerto) ('127.0.0.1', 34154) Dato recibido /|1043|147 Resultado 7Horainicio10:43:08Horafinal10:44:08tiempotranscurrido 60.0747711658</text:p>
          </table:table-cell>
          <table:table-cell table:number-columns-repeated="11"/>
          <table:table-cell office:value-type="string" calcext:value-type="string">
            <text:p>(Cliente,Puerto) ('127.0.0.1', 33592) Dato recibido /|1043|147 Resultado 7Horainicio10:00:05Horafinal10:01:05tiempotranscurrido 60.0766639709</text:p>
          </table:table-cell>
          <table:table-cell table:number-columns-repeated="12"/>
          <table:table-cell office:value-type="string" calcext:value-type="string">
            <text:p>(Cliente,Puerto) ('127.0.0.1', 37774) Dato recibido /|1043|147 Resultado 7Horainicio09:41:44Horafinal09:42:44tiempotranscurrido 60.0587649345</text:p>
          </table:table-cell>
          <table:table-cell table:number-columns-repeated="11"/>
          <table:table-cell office:value-type="string" calcext:value-type="string">
            <text:p>(Cliente,Puerto) ('127.0.0.1', 42378) Dato recibido /|1043|147 Resultado 7Horainicio09:44:04Horafinal09:45:04tiempotranscurrido 60.0703260899</text:p>
          </table:table-cell>
          <table:table-cell table:number-columns-repeated="12"/>
          <table:table-cell office:value-type="string" calcext:value-type="string">
            <text:p>(Cliente,Puerto) ('127.0.0.1', 33550) Dato recibido /|1043|147 Resultado 7Horainicio10:00:05Horafinal10:01:05tiempotranscurrido 60.077780962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14) Dato recibido /|1043|147 Resultado 7Horainicio09:32:18Horafinal09:33:18tiempotranscurrido 60.0774030685</text:p>
          </table:table-cell>
          <table:table-cell table:number-columns-repeated="11"/>
          <table:table-cell office:value-type="string" calcext:value-type="string">
            <text:p>(Cliente,Puerto) ('127.0.0.1', 34138) Dato recibido /|1043|147 Resultado 7Horainicio10:43:08Horafinal10:44:08tiempotranscurrido 60.0725960732</text:p>
          </table:table-cell>
          <table:table-cell table:number-columns-repeated="11"/>
          <table:table-cell office:value-type="string" calcext:value-type="string">
            <text:p>(Cliente,Puerto) ('127.0.0.1', 33612) Dato recibido /|1043|147 Resultado 7Horainicio10:00:05Horafinal10:01:05tiempotranscurrido 60.0724189281</text:p>
          </table:table-cell>
          <table:table-cell table:number-columns-repeated="12"/>
          <table:table-cell office:value-type="string" calcext:value-type="string">
            <text:p>(Cliente,Puerto) ('127.0.0.1', 37770) Dato recibido /|1043|147 Resultado 7Horainicio09:41:44Horafinal09:42:44tiempotranscurrido 60.0595510006</text:p>
          </table:table-cell>
          <table:table-cell table:number-columns-repeated="11"/>
          <table:table-cell office:value-type="string" calcext:value-type="string">
            <text:p>(Cliente,Puerto) ('127.0.0.1', 42428) Dato recibido /|1043|147 Resultado 7Horainicio09:44:04Horafinal09:45:04tiempotranscurrido 60.0608429909</text:p>
          </table:table-cell>
          <table:table-cell table:number-columns-repeated="12"/>
          <table:table-cell office:value-type="string" calcext:value-type="string">
            <text:p>(Cliente,Puerto) ('127.0.0.1', 33658) Dato recibido /|1043|147 Resultado 7Horainicio10:00:05Horafinal10:01:05tiempotranscurrido 60.036712884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30) Dato recibido /|1043|147 Resultado 7Horainicio09:32:18Horafinal09:33:18tiempotranscurrido 60.0764148235</text:p>
          </table:table-cell>
          <table:table-cell table:number-columns-repeated="11"/>
          <table:table-cell office:value-type="string" calcext:value-type="string">
            <text:p>(Cliente,Puerto) ('127.0.0.1', 34140) Dato recibido /|1043|147 Resultado 7Horainicio10:43:08Horafinal10:44:08tiempotranscurrido 60.076308012</text:p>
          </table:table-cell>
          <table:table-cell table:number-columns-repeated="11"/>
          <table:table-cell office:value-type="string" calcext:value-type="string">
            <text:p>(Cliente,Puerto) ('127.0.0.1', 33694) Dato recibido /|1043|147 Resultado 7Horainicio10:00:05Horafinal10:01:05tiempotranscurrido 60.0761179924</text:p>
          </table:table-cell>
          <table:table-cell table:number-columns-repeated="12"/>
          <table:table-cell office:value-type="string" calcext:value-type="string">
            <text:p>(Cliente,Puerto) ('127.0.0.1', 37802) Dato recibido /|1043|147 Resultado 7Horainicio09:41:44Horafinal09:42:44tiempotranscurrido 60.0603220463</text:p>
          </table:table-cell>
          <table:table-cell table:number-columns-repeated="11"/>
          <table:table-cell office:value-type="string" calcext:value-type="string">
            <text:p>(Cliente,Puerto) ('127.0.0.1', 42432) Dato recibido /|1043|147 Resultado 7Horainicio09:44:04Horafinal09:45:04tiempotranscurrido 60.0605351925</text:p>
          </table:table-cell>
          <table:table-cell table:number-columns-repeated="12"/>
          <table:table-cell office:value-type="string" calcext:value-type="string">
            <text:p>(Cliente,Puerto) ('127.0.0.1', 33592) Dato recibido /|1043|147 Resultado 7Horainicio10:00:05Horafinal10:01:05tiempotranscurrido 60.076663970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34) Dato recibido /|1043|147 Resultado 7Horainicio09:32:18Horafinal09:33:18tiempotranscurrido 60.0778031349</text:p>
          </table:table-cell>
          <table:table-cell table:number-columns-repeated="11"/>
          <table:table-cell office:value-type="string" calcext:value-type="string">
            <text:p>(Cliente,Puerto) ('127.0.0.1', 35492) Dato recibido /|1043|147 Resultado 7Horainicio10:43:08Horafinal10:44:08tiempotranscurrido 60.0746030807</text:p>
          </table:table-cell>
          <table:table-cell table:number-columns-repeated="11"/>
          <table:table-cell office:value-type="string" calcext:value-type="string">
            <text:p>(Cliente,Puerto) ('127.0.0.1', 33704) Dato recibido /|1043|147 Resultado 7Horainicio10:00:05Horafinal10:01:05tiempotranscurrido 60.0742380619</text:p>
          </table:table-cell>
          <table:table-cell table:number-columns-repeated="12"/>
          <table:table-cell office:value-type="string" calcext:value-type="string">
            <text:p>(Cliente,Puerto) ('127.0.0.1', 37824) Dato recibido /|1043|147 Resultado 7Horainicio09:41:44Horafinal09:42:44tiempotranscurrido 60.0610070229</text:p>
          </table:table-cell>
          <table:table-cell table:number-columns-repeated="11"/>
          <table:table-cell office:value-type="string" calcext:value-type="string">
            <text:p>(Cliente,Puerto) ('127.0.0.1', 42430) Dato recibido /|1043|147 Resultado 7Horainicio09:44:04Horafinal09:45:04tiempotranscurrido 60.0610029697</text:p>
          </table:table-cell>
          <table:table-cell table:number-columns-repeated="12"/>
          <table:table-cell office:value-type="string" calcext:value-type="string">
            <text:p>(Cliente,Puerto) ('127.0.0.1', 33612) Dato recibido /|1043|147 Resultado 7Horainicio10:00:05Horafinal10:01:05tiempotranscurrido 60.072418928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40) Dato recibido /|1043|147 Resultado 7Horainicio09:32:18Horafinal09:33:18tiempotranscurrido 60.0785357952</text:p>
          </table:table-cell>
          <table:table-cell table:number-columns-repeated="11"/>
          <table:table-cell office:value-type="string" calcext:value-type="string">
            <text:p>(Cliente,Puerto) ('127.0.0.1', 35498) Dato recibido /|1043|147 Resultado 7Horainicio10:43:08Horafinal10:44:08tiempotranscurrido 60.0754609108</text:p>
          </table:table-cell>
          <table:table-cell table:number-columns-repeated="11"/>
          <table:table-cell office:value-type="string" calcext:value-type="string">
            <text:p>(Cliente,Puerto) ('127.0.0.1', 33742) Dato recibido /|1043|147 Resultado 7Horainicio10:00:05Horafinal10:01:05tiempotranscurrido 60.0768070221</text:p>
          </table:table-cell>
          <table:table-cell table:number-columns-repeated="12"/>
          <table:table-cell office:value-type="string" calcext:value-type="string">
            <text:p>(Cliente,Puerto) ('127.0.0.1', 37758) Dato recibido /|1043|147 Resultado 7Horainicio09:41:44Horafinal09:42:44tiempotranscurrido 60.0580589771</text:p>
          </table:table-cell>
          <table:table-cell table:number-columns-repeated="11"/>
          <table:table-cell office:value-type="string" calcext:value-type="string">
            <text:p>(Cliente,Puerto) ('127.0.0.1', 42438) Dato recibido /|1043|147 Resultado 7Horainicio09:44:04Horafinal09:45:04tiempotranscurrido 60.0582640171</text:p>
          </table:table-cell>
          <table:table-cell table:number-columns-repeated="12"/>
          <table:table-cell office:value-type="string" calcext:value-type="string">
            <text:p>(Cliente,Puerto) ('127.0.0.1', 33694) Dato recibido /|1043|147 Resultado 7Horainicio10:00:05Horafinal10:01:05tiempotranscurrido 60.0761179924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(Cliente,Puerto) ('127.0.0.1', 36742) Dato recibido /|1043|147 Resultado 7Horainicio09:32:18Horafinal09:33:18tiempotranscurrido 60.0790929794</text:p>
          </table:table-cell>
          <table:table-cell table:number-columns-repeated="11"/>
          <table:table-cell office:value-type="string" calcext:value-type="string">
            <text:p>(Cliente,Puerto) ('127.0.0.1', 35488) Dato recibido /|1043|147 Resultado 7Horainicio10:43:08Horafinal10:44:08tiempotranscurrido 60.0779311657</text:p>
          </table:table-cell>
          <table:table-cell table:number-columns-repeated="11"/>
          <table:table-cell office:value-type="string" calcext:value-type="string">
            <text:p>(Cliente,Puerto) ('127.0.0.1', 33786) Dato recibido /|1043|147 Resultado 7Horainicio10:00:05Horafinal10:01:05tiempotranscurrido 60.0426068306</text:p>
          </table:table-cell>
          <table:table-cell table:number-columns-repeated="12"/>
          <table:table-cell office:value-type="string" calcext:value-type="string">
            <text:p>(Cliente,Puerto) ('127.0.0.1', 37782) Dato recibido /|1043|147 Resultado 7Horainicio09:41:44Horafinal09:42:44tiempotranscurrido 60.0588459969</text:p>
          </table:table-cell>
          <table:table-cell table:number-columns-repeated="11"/>
          <table:table-cell office:value-type="string" calcext:value-type="string">
            <text:p>(Cliente,Puerto) ('127.0.0.1', 42436) Dato recibido /|1043|147 Resultado 7Horainicio09:44:04Horafinal09:45:04tiempotranscurrido 60.0595068932</text:p>
          </table:table-cell>
          <table:table-cell table:number-columns-repeated="12"/>
          <table:table-cell office:value-type="string" calcext:value-type="string">
            <text:p>(Cliente,Puerto) ('127.0.0.1', 33704) Dato recibido /|1043|147 Resultado 7Horainicio10:00:05Horafinal10:01:05tiempotranscurrido 60.074238061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32) Dato recibido /|1043|147 Resultado 7Horainicio10:43:08Horafinal10:44:09tiempotranscurrido 60.0764551163</text:p>
          </table:table-cell>
          <table:table-cell table:number-columns-repeated="11"/>
          <table:table-cell office:value-type="string" calcext:value-type="string">
            <text:p>(Cliente,Puerto) ('127.0.0.1', 33774) Dato recibido /|1043|147 Resultado 7Horainicio10:00:05Horafinal10:01:05tiempotranscurrido 60.0765800476</text:p>
          </table:table-cell>
          <table:table-cell table:number-columns-repeated="12"/>
          <table:table-cell office:value-type="string" calcext:value-type="string">
            <text:p>(Cliente,Puerto) ('127.0.0.1', 37796) Dato recibido /|1043|147 Resultado 7Horainicio09:41:44Horafinal09:42:44tiempotranscurrido 60.0612609386</text:p>
          </table:table-cell>
          <table:table-cell table:number-columns-repeated="11"/>
          <table:table-cell office:value-type="string" calcext:value-type="string">
            <text:p>(Cliente,Puerto) ('127.0.0.1', 42426) Dato recibido /|1043|147 Resultado 7Horainicio09:44:04Horafinal09:45:04tiempotranscurrido 60.0626480579</text:p>
          </table:table-cell>
          <table:table-cell table:number-columns-repeated="12"/>
          <table:table-cell office:value-type="string" calcext:value-type="string">
            <text:p>(Cliente,Puerto) ('127.0.0.1', 33742) Dato recibido /|1043|147 Resultado 7Horainicio10:00:05Horafinal10:01:05tiempotranscurrido 60.076807022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14) Dato recibido /|1043|147 Resultado 7Horainicio10:43:08Horafinal10:44:09tiempotranscurrido 60.0786409378</text:p>
          </table:table-cell>
          <table:table-cell table:number-columns-repeated="11"/>
          <table:table-cell office:value-type="string" calcext:value-type="string">
            <text:p>(Cliente,Puerto) ('127.0.0.1', 33788) Dato recibido /|1043|147 Resultado 7Horainicio10:00:05Horafinal10:01:05tiempotranscurrido 60.0606601238</text:p>
          </table:table-cell>
          <table:table-cell table:number-columns-repeated="24"/>
          <table:table-cell office:value-type="string" calcext:value-type="string">
            <text:p>(Cliente,Puerto) ('127.0.0.1', 42434) Dato recibido /|1043|147 Resultado 7Horainicio09:44:04Horafinal09:45:04tiempotranscurrido 60.060790062</text:p>
          </table:table-cell>
          <table:table-cell table:number-columns-repeated="12"/>
          <table:table-cell office:value-type="string" calcext:value-type="string">
            <text:p>(Cliente,Puerto) ('127.0.0.1', 33786) Dato recibido /|1043|147 Resultado 7Horainicio10:00:05Horafinal10:01:05tiempotranscurrido 60.042606830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22) Dato recibido /|1043|147 Resultado 7Horainicio10:43:08Horafinal10:44:09tiempotranscurrido 60.0753448009</text:p>
          </table:table-cell>
          <table:table-cell table:number-columns-repeated="11"/>
          <table:table-cell office:value-type="string" calcext:value-type="string">
            <text:p>(Cliente,Puerto) ('127.0.0.1', 33794) Dato recibido /|1043|147 Resultado 7Horainicio10:00:05Horafinal10:01:05tiempotranscurrido 60.0507068634</text:p>
          </table:table-cell>
          <table:table-cell table:number-columns-repeated="24"/>
          <table:table-cell office:value-type="string" calcext:value-type="string">
            <text:p>(Cliente,Puerto) ('127.0.0.1', 42442) Dato recibido /|1043|147 Resultado 7Horainicio09:44:04Horafinal09:45:04tiempotranscurrido 60.0600709915</text:p>
          </table:table-cell>
          <table:table-cell table:number-columns-repeated="12"/>
          <table:table-cell office:value-type="string" calcext:value-type="string">
            <text:p>(Cliente,Puerto) ('127.0.0.1', 33774) Dato recibido /|1043|147 Resultado 7Horainicio10:00:05Horafinal10:01:05tiempotranscurrido 60.076580047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42) Dato recibido /|1043|147 Resultado 7Horainicio10:43:08Horafinal10:44:09tiempotranscurrido 60.0780260563</text:p>
          </table:table-cell>
          <table:table-cell table:number-columns-repeated="11"/>
          <table:table-cell office:value-type="string" calcext:value-type="string">
            <text:p>(Cliente,Puerto) ('127.0.0.1', 34112) Dato recibido /|1043|147 Resultado 7Horainicio10:00:05Horafinal10:01:05tiempotranscurrido 60.0601890087</text:p>
          </table:table-cell>
          <table:table-cell table:number-columns-repeated="24"/>
          <table:table-cell office:value-type="string" calcext:value-type="string">
            <text:p>(Cliente,Puerto) ('127.0.0.1', 42368) Dato recibido /|1043|147 Resultado 7Horainicio09:44:04Horafinal09:45:04tiempotranscurrido 60.0726168156</text:p>
          </table:table-cell>
          <table:table-cell table:number-columns-repeated="12"/>
          <table:table-cell office:value-type="string" calcext:value-type="string">
            <text:p>(Cliente,Puerto) ('127.0.0.1', 33788) Dato recibido /|1043|147 Resultado 7Horainicio10:00:05Horafinal10:01:05tiempotranscurrido 60.060660123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82) Dato recibido /|1043|147 Resultado 7Horainicio10:43:08Horafinal10:44:09tiempotranscurrido 60.0751919746</text:p>
          </table:table-cell>
          <table:table-cell table:number-columns-repeated="11"/>
          <table:table-cell office:value-type="string" calcext:value-type="string">
            <text:p>(Cliente,Puerto) ('127.0.0.1', 33212) Dato recibido /|1043|147 Resultado 7Horainicio10:00:05Horafinal10:01:05tiempotranscurrido 60.1878659725</text:p>
          </table:table-cell>
          <table:table-cell table:number-columns-repeated="24"/>
          <table:table-cell office:value-type="string" calcext:value-type="string">
            <text:p>(Cliente,Puerto) ('127.0.0.1', 42406) Dato recibido /|1043|147 Resultado 7Horainicio09:44:04Horafinal09:45:04tiempotranscurrido 60.064399004</text:p>
          </table:table-cell>
          <table:table-cell table:number-columns-repeated="12"/>
          <table:table-cell office:value-type="string" calcext:value-type="string">
            <text:p>(Cliente,Puerto) ('127.0.0.1', 33794) Dato recibido /|1043|147 Resultado 7Horainicio10:00:05Horafinal10:01:05tiempotranscurrido 60.050706863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18) Dato recibido /|1043|147 Resultado 7Horainicio10:43:09Horafinal10:44:09tiempotranscurrido 60.0712628365</text:p>
          </table:table-cell>
          <table:table-cell table:number-columns-repeated="11"/>
          <table:table-cell office:value-type="string" calcext:value-type="string">
            <text:p>(Cliente,Puerto) ('127.0.0.1', 34086) Dato recibido /|1043|147 Resultado 7Horainicio10:00:05Horafinal10:01:05tiempotranscurrido 60.0839481354</text:p>
          </table:table-cell>
          <table:table-cell table:number-columns-repeated="24"/>
          <table:table-cell office:value-type="string" calcext:value-type="string">
            <text:p>(Cliente,Puerto) ('127.0.0.1', 42446) Dato recibido /|1043|147 Resultado 7Horainicio09:44:04Horafinal09:45:04tiempotranscurrido 60.0596420765</text:p>
          </table:table-cell>
          <table:table-cell table:number-columns-repeated="12"/>
          <table:table-cell office:value-type="string" calcext:value-type="string">
            <text:p>(Cliente,Puerto) ('127.0.0.1', 34112) Dato recibido /|1043|147 Resultado 7Horainicio10:00:05Horafinal10:01:05tiempotranscurrido 60.060189008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04) Dato recibido /|1043|147 Resultado 7Horainicio10:43:09Horafinal10:44:09tiempotranscurrido 60.0541198254</text:p>
          </table:table-cell>
          <table:table-cell table:number-columns-repeated="11"/>
          <table:table-cell office:value-type="string" calcext:value-type="string">
            <text:p>(Cliente,Puerto) ('127.0.0.1', 34092) Dato recibido /|1043|147 Resultado 7Horainicio10:00:05Horafinal10:01:05tiempotranscurrido 60.0737800598</text:p>
          </table:table-cell>
          <table:table-cell table:number-columns-repeated="24"/>
          <table:table-cell office:value-type="string" calcext:value-type="string">
            <text:p>(Cliente,Puerto) ('127.0.0.1', 42440) Dato recibido /|1043|147 Resultado 7Horainicio09:44:04Horafinal09:45:04tiempotranscurrido 60.060174942</text:p>
          </table:table-cell>
          <table:table-cell table:number-columns-repeated="12"/>
          <table:table-cell office:value-type="string" calcext:value-type="string">
            <text:p>(Cliente,Puerto) ('127.0.0.1', 33212) Dato recibido /|1043|147 Resultado 7Horainicio10:00:05Horafinal10:01:05tiempotranscurrido 60.187865972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92) Dato recibido /|1043|147 Resultado 7Horainicio10:43:09Horafinal10:44:09tiempotranscurrido 60.0752539635</text:p>
          </table:table-cell>
          <table:table-cell table:number-columns-repeated="11"/>
          <table:table-cell office:value-type="string" calcext:value-type="string">
            <text:p>(Cliente,Puerto) ('127.0.0.1', 34094) Dato recibido /|1043|147 Resultado 7Horainicio10:00:05Horafinal10:01:05tiempotranscurrido 60.070950985</text:p>
          </table:table-cell>
          <table:table-cell table:number-columns-repeated="24"/>
          <table:table-cell office:value-type="string" calcext:value-type="string">
            <text:p>(Cliente,Puerto) ('127.0.0.1', 42444) Dato recibido /|1043|147 Resultado 7Horainicio09:44:04Horafinal09:45:04tiempotranscurrido 60.0605690479</text:p>
          </table:table-cell>
          <table:table-cell table:number-columns-repeated="12"/>
          <table:table-cell office:value-type="string" calcext:value-type="string">
            <text:p>(Cliente,Puerto) ('127.0.0.1', 34086) Dato recibido /|1043|147 Resultado 7Horainicio10:00:05Horafinal10:01:05tiempotranscurrido 60.083948135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60) Dato recibido /|1043|147 Resultado 7Horainicio10:43:09Horafinal10:44:09tiempotranscurrido 60.0562531948</text:p>
          </table:table-cell>
          <table:table-cell table:number-columns-repeated="11"/>
          <table:table-cell office:value-type="string" calcext:value-type="string">
            <text:p>(Cliente,Puerto) ('127.0.0.1', 33406) Dato recibido /|1043|147 Resultado 7Horainicio10:00:05Horafinal10:01:05tiempotranscurrido 60.0807049274</text:p>
          </table:table-cell>
          <table:table-cell table:number-columns-repeated="24"/>
          <table:table-cell office:value-type="string" calcext:value-type="string">
            <text:p>(Cliente,Puerto) ('127.0.0.1', 42448) Dato recibido /|1043|147 Resultado 7Horainicio09:44:04Horafinal09:45:04tiempotranscurrido 60.0600819588</text:p>
          </table:table-cell>
          <table:table-cell table:number-columns-repeated="12"/>
          <table:table-cell office:value-type="string" calcext:value-type="string">
            <text:p>(Cliente,Puerto) ('127.0.0.1', 34092) Dato recibido /|1043|147 Resultado 7Horainicio10:00:05Horafinal10:01:05tiempotranscurrido 60.073780059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54) Dato recibido /|1043|147 Resultado 7Horainicio10:43:09Horafinal10:44:09tiempotranscurrido 60.0750300884</text:p>
          </table:table-cell>
          <table:table-cell table:number-columns-repeated="11"/>
          <table:table-cell office:value-type="string" calcext:value-type="string">
            <text:p>(Cliente,Puerto) ('127.0.0.1', 33408) Dato recibido /|1043|147 Resultado 7Horainicio10:00:05Horafinal10:01:05tiempotranscurrido 60.0617878437</text:p>
          </table:table-cell>
          <table:table-cell table:number-columns-repeated="24"/>
          <table:table-cell office:value-type="string" calcext:value-type="string">
            <text:p>(Cliente,Puerto) ('127.0.0.1', 42458) Dato recibido /|1043|147 Resultado 7Horainicio09:44:04Horafinal09:45:04tiempotranscurrido 60.0582480431</text:p>
          </table:table-cell>
          <table:table-cell table:number-columns-repeated="12"/>
          <table:table-cell office:value-type="string" calcext:value-type="string">
            <text:p>(Cliente,Puerto) ('127.0.0.1', 34094) Dato recibido /|1043|147 Resultado 7Horainicio10:00:05Horafinal10:01:05tiempotranscurrido 60.07095098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14) Dato recibido /|1043|147 Resultado 7Horainicio10:43:09Horafinal10:44:09tiempotranscurrido 60.0737991333</text:p>
          </table:table-cell>
          <table:table-cell table:number-columns-repeated="11"/>
          <table:table-cell office:value-type="string" calcext:value-type="string">
            <text:p>(Cliente,Puerto) ('127.0.0.1', 34152) Dato recibido /|1043|147 Resultado 7Horainicio10:00:05Horafinal10:01:05tiempotranscurrido 60.0428509712</text:p>
          </table:table-cell>
          <table:table-cell table:number-columns-repeated="24"/>
          <table:table-cell office:value-type="string" calcext:value-type="string">
            <text:p>(Cliente,Puerto) ('127.0.0.1', 42454) Dato recibido /|1043|147 Resultado 7Horainicio09:44:04Horafinal09:45:04tiempotranscurrido 60.0590071678</text:p>
          </table:table-cell>
          <table:table-cell table:number-columns-repeated="12"/>
          <table:table-cell office:value-type="string" calcext:value-type="string">
            <text:p>(Cliente,Puerto) ('127.0.0.1', 33406) Dato recibido /|1043|147 Resultado 7Horainicio10:00:05Horafinal10:01:05tiempotranscurrido 60.080704927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50) Dato recibido /|1043|147 Resultado 7Horainicio10:43:09Horafinal10:44:09tiempotranscurrido 60.0790779591</text:p>
          </table:table-cell>
          <table:table-cell table:number-columns-repeated="11"/>
          <table:table-cell office:value-type="string" calcext:value-type="string">
            <text:p>(Cliente,Puerto) ('127.0.0.1', 33438) Dato recibido /|1043|147 Resultado 7Horainicio10:00:05Horafinal10:01:05tiempotranscurrido 60.0437538624</text:p>
          </table:table-cell>
          <table:table-cell table:number-columns-repeated="24"/>
          <table:table-cell office:value-type="string" calcext:value-type="string">
            <text:p>(Cliente,Puerto) ('127.0.0.1', 42452) Dato recibido /|1043|147 Resultado 7Horainicio09:44:04Horafinal09:45:04tiempotranscurrido 60.0595779419</text:p>
          </table:table-cell>
          <table:table-cell table:number-columns-repeated="12"/>
          <table:table-cell office:value-type="string" calcext:value-type="string">
            <text:p>(Cliente,Puerto) ('127.0.0.1', 33408) Dato recibido /|1043|147 Resultado 7Horainicio10:00:05Horafinal10:01:05tiempotranscurrido 60.061787843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12) Dato recibido /|1043|147 Resultado 7Horainicio10:43:09Horafinal10:44:09tiempotranscurrido 60.0439310074</text:p>
          </table:table-cell>
          <table:table-cell table:number-columns-repeated="11"/>
          <table:table-cell office:value-type="string" calcext:value-type="string">
            <text:p>(Cliente,Puerto) ('127.0.0.1', 34202) Dato recibido /|1043|147 Resultado 7Horainicio10:00:05Horafinal10:01:05tiempotranscurrido 60.0573518276</text:p>
          </table:table-cell>
          <table:table-cell table:number-columns-repeated="24"/>
          <table:table-cell office:value-type="string" calcext:value-type="string">
            <text:p>(Cliente,Puerto) ('127.0.0.1', 42460) Dato recibido /|1043|147 Resultado 7Horainicio09:44:04Horafinal09:45:04tiempotranscurrido 60.0581932068</text:p>
          </table:table-cell>
          <table:table-cell table:number-columns-repeated="12"/>
          <table:table-cell office:value-type="string" calcext:value-type="string">
            <text:p>(Cliente,Puerto) ('127.0.0.1', 34152) Dato recibido /|1043|147 Resultado 7Horainicio10:00:05Horafinal10:01:05tiempotranscurrido 60.042850971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38) Dato recibido /|1043|147 Resultado 7Horainicio10:43:09Horafinal10:44:09tiempotranscurrido 60.0769579411</text:p>
          </table:table-cell>
          <table:table-cell table:number-columns-repeated="11"/>
          <table:table-cell office:value-type="string" calcext:value-type="string">
            <text:p>(Cliente,Puerto) ('127.0.0.1', 33384) Dato recibido /|1043|147 Resultado 7Horainicio10:00:05Horafinal10:01:05tiempotranscurrido 60.2077348232</text:p>
          </table:table-cell>
          <table:table-cell table:number-columns-repeated="24"/>
          <table:table-cell office:value-type="string" calcext:value-type="string">
            <text:p>(Cliente,Puerto) ('127.0.0.1', 42456) Dato recibido /|1043|147 Resultado 7Horainicio09:44:04Horafinal09:45:04tiempotranscurrido 60.0588610172</text:p>
          </table:table-cell>
          <table:table-cell table:number-columns-repeated="12"/>
          <table:table-cell office:value-type="string" calcext:value-type="string">
            <text:p>(Cliente,Puerto) ('127.0.0.1', 33438) Dato recibido /|1043|147 Resultado 7Horainicio10:00:05Horafinal10:01:05tiempotranscurrido 60.04375386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20) Dato recibido /|1043|147 Resultado 7Horainicio10:43:09Horafinal10:44:09tiempotranscurrido 60.0778839588</text:p>
          </table:table-cell>
          <table:table-cell table:number-columns-repeated="11"/>
          <table:table-cell office:value-type="string" calcext:value-type="string">
            <text:p>(Cliente,Puerto) ('127.0.0.1', 33386) Dato recibido /|1043|147 Resultado 7Horainicio10:00:05Horafinal10:01:05tiempotranscurrido 60.1830098629</text:p>
          </table:table-cell>
          <table:table-cell table:number-columns-repeated="24"/>
          <table:table-cell office:value-type="string" calcext:value-type="string">
            <text:p>(Cliente,Puerto) ('127.0.0.1', 42462) Dato recibido /|1043|147 Resultado 7Horainicio09:44:04Horafinal09:45:04tiempotranscurrido 60.0587000847</text:p>
          </table:table-cell>
          <table:table-cell table:number-columns-repeated="12"/>
          <table:table-cell office:value-type="string" calcext:value-type="string">
            <text:p>(Cliente,Puerto) ('127.0.0.1', 34202) Dato recibido /|1043|147 Resultado 7Horainicio10:00:05Horafinal10:01:05tiempotranscurrido 60.057351827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86) Dato recibido /|1043|147 Resultado 7Horainicio10:43:09Horafinal10:44:09tiempotranscurrido 60.0596680641</text:p>
          </table:table-cell>
          <table:table-cell table:number-columns-repeated="11"/>
          <table:table-cell office:value-type="string" calcext:value-type="string">
            <text:p>(Cliente,Puerto) ('127.0.0.1', 33560) Dato recibido /|1043|147 Resultado 7Horainicio10:00:05Horafinal10:01:05tiempotranscurrido 60.0261499882</text:p>
          </table:table-cell>
          <table:table-cell table:number-columns-repeated="24"/>
          <table:table-cell office:value-type="string" calcext:value-type="string">
            <text:p>(Cliente,Puerto) ('127.0.0.1', 42464) Dato recibido /|1043|147 Resultado 7Horainicio09:44:04Horafinal09:45:04tiempotranscurrido 60.0584850311</text:p>
          </table:table-cell>
          <table:table-cell table:number-columns-repeated="12"/>
          <table:table-cell office:value-type="string" calcext:value-type="string">
            <text:p>(Cliente,Puerto) ('127.0.0.1', 33384) Dato recibido /|1043|147 Resultado 7Horainicio10:00:05Horafinal10:01:05tiempotranscurrido 60.207734823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10) Dato recibido /|1043|147 Resultado 7Horainicio10:43:09Horafinal10:44:09tiempotranscurrido 60.0460860729</text:p>
          </table:table-cell>
          <table:table-cell table:number-columns-repeated="11"/>
          <table:table-cell office:value-type="string" calcext:value-type="string">
            <text:p>(Cliente,Puerto) ('127.0.0.1', 33558) Dato recibido /|1043|147 Resultado 7Horainicio10:00:05Horafinal10:01:05tiempotranscurrido 60.0717718601</text:p>
          </table:table-cell>
          <table:table-cell table:number-columns-repeated="24"/>
          <table:table-cell office:value-type="string" calcext:value-type="string">
            <text:p>(Cliente,Puerto) ('127.0.0.1', 42466) Dato recibido /|1043|147 Resultado 7Horainicio09:44:04Horafinal09:45:04tiempotranscurrido 60.0582129955</text:p>
          </table:table-cell>
          <table:table-cell table:number-columns-repeated="12"/>
          <table:table-cell office:value-type="string" calcext:value-type="string">
            <text:p>(Cliente,Puerto) ('127.0.0.1', 33386) Dato recibido /|1043|147 Resultado 7Horainicio10:00:05Horafinal10:01:05tiempotranscurrido 60.18300986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52) Dato recibido /|1043|147 Resultado 7Horainicio10:43:09Horafinal10:44:09tiempotranscurrido 60.0207641125</text:p>
          </table:table-cell>
          <table:table-cell table:number-columns-repeated="11"/>
          <table:table-cell office:value-type="string" calcext:value-type="string">
            <text:p>(Cliente,Puerto) ('127.0.0.1', 34320) Dato recibido /|1043|147 Resultado 7Horainicio10:00:05Horafinal10:01:05tiempotranscurrido 60.0357899666</text:p>
          </table:table-cell>
          <table:table-cell table:number-columns-repeated="24"/>
          <table:table-cell office:value-type="string" calcext:value-type="string">
            <text:p>(Cliente,Puerto) ('127.0.0.1', 42450) Dato recibido /|1043|147 Resultado 7Horainicio09:44:04Horafinal09:45:04tiempotranscurrido 60.0610120296</text:p>
          </table:table-cell>
          <table:table-cell table:number-columns-repeated="12"/>
          <table:table-cell office:value-type="string" calcext:value-type="string">
            <text:p>(Cliente,Puerto) ('127.0.0.1', 33560) Dato recibido /|1043|147 Resultado 7Horainicio10:00:05Horafinal10:01:05tiempotranscurrido 60.02614998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68) Dato recibido /|1043|147 Resultado 7Horainicio10:43:09Horafinal10:44:09tiempotranscurrido 60.0352590084</text:p>
          </table:table-cell>
          <table:table-cell table:number-columns-repeated="11"/>
          <table:table-cell office:value-type="string" calcext:value-type="string">
            <text:p>(Cliente,Puerto) ('127.0.0.1', 33556) Dato recibido /|1043|147 Resultado 7Horainicio10:00:05Horafinal10:01:06tiempotranscurrido 60.1082091331</text:p>
          </table:table-cell>
          <table:table-cell table:number-columns-repeated="24"/>
          <table:table-cell office:value-type="string" calcext:value-type="string">
            <text:p>(Cliente,Puerto) ('127.0.0.1', 42474) Dato recibido /|1043|147 Resultado 7Horainicio09:44:04Horafinal09:45:04tiempotranscurrido 60.0593869686</text:p>
          </table:table-cell>
          <table:table-cell table:number-columns-repeated="12"/>
          <table:table-cell office:value-type="string" calcext:value-type="string">
            <text:p>(Cliente,Puerto) ('127.0.0.1', 33558) Dato recibido /|1043|147 Resultado 7Horainicio10:00:05Horafinal10:01:05tiempotranscurrido 60.071771860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54) Dato recibido /|1043|147 Resultado 7Horainicio10:43:09Horafinal10:44:09tiempotranscurrido 60.0778870583</text:p>
          </table:table-cell>
          <table:table-cell table:number-columns-repeated="11"/>
          <table:table-cell office:value-type="string" calcext:value-type="string">
            <text:p>(Cliente,Puerto) ('127.0.0.1', 34358) Dato recibido /|1043|147 Resultado 7Horainicio10:00:05Horafinal10:01:06tiempotranscurrido 60.0743999481</text:p>
          </table:table-cell>
          <table:table-cell table:number-columns-repeated="24"/>
          <table:table-cell office:value-type="string" calcext:value-type="string">
            <text:p>(Cliente,Puerto) ('127.0.0.1', 42488) Dato recibido /|1043|147 Resultado 7Horainicio09:44:04Horafinal09:45:04tiempotranscurrido 60.0571858883</text:p>
          </table:table-cell>
          <table:table-cell table:number-columns-repeated="12"/>
          <table:table-cell office:value-type="string" calcext:value-type="string">
            <text:p>(Cliente,Puerto) ('127.0.0.1', 34320) Dato recibido /|1043|147 Resultado 7Horainicio10:00:05Horafinal10:01:05tiempotranscurrido 60.03578996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16) Dato recibido /|1043|147 Resultado 7Horainicio10:43:09Horafinal10:44:09tiempotranscurrido 60.0796301365</text:p>
          </table:table-cell>
          <table:table-cell table:number-columns-repeated="11"/>
          <table:table-cell office:value-type="string" calcext:value-type="string">
            <text:p>(Cliente,Puerto) ('127.0.0.1', 34404) Dato recibido /|1043|147 Resultado 7Horainicio10:00:05Horafinal10:01:06tiempotranscurrido 60.0449359417</text:p>
          </table:table-cell>
          <table:table-cell table:number-columns-repeated="24"/>
          <table:table-cell office:value-type="string" calcext:value-type="string">
            <text:p>(Cliente,Puerto) ('127.0.0.1', 42468) Dato recibido /|1043|147 Resultado 7Horainicio09:44:04Horafinal09:45:04tiempotranscurrido 60.0606608391</text:p>
          </table:table-cell>
          <table:table-cell table:number-columns-repeated="12"/>
          <table:table-cell office:value-type="string" calcext:value-type="string">
            <text:p>(Cliente,Puerto) ('127.0.0.1', 33556) Dato recibido /|1043|147 Resultado 7Horainicio10:00:05Horafinal10:01:06tiempotranscurrido 60.10820913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88) Dato recibido /|1043|147 Resultado 7Horainicio10:43:09Horafinal10:44:09tiempotranscurrido 60.031496048</text:p>
          </table:table-cell>
          <table:table-cell table:number-columns-repeated="11"/>
          <table:table-cell office:value-type="string" calcext:value-type="string">
            <text:p>(Cliente,Puerto) ('127.0.0.1', 34416) Dato recibido /|1043|147 Resultado 7Horainicio10:00:06Horafinal10:01:06tiempotranscurrido 60.0459079742</text:p>
          </table:table-cell>
          <table:table-cell table:number-columns-repeated="24"/>
          <table:table-cell office:value-type="string" calcext:value-type="string">
            <text:p>(Cliente,Puerto) ('127.0.0.1', 42478) Dato recibido /|1043|147 Resultado 7Horainicio09:44:04Horafinal09:45:04tiempotranscurrido 60.0586779118</text:p>
          </table:table-cell>
          <table:table-cell table:number-columns-repeated="12"/>
          <table:table-cell office:value-type="string" calcext:value-type="string">
            <text:p>(Cliente,Puerto) ('127.0.0.1', 34358) Dato recibido /|1043|147 Resultado 7Horainicio10:00:05Horafinal10:01:06tiempotranscurrido 60.074399948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54) Dato recibido /|1043|147 Resultado 7Horainicio10:43:09Horafinal10:44:09tiempotranscurrido 60.0797970295</text:p>
          </table:table-cell>
          <table:table-cell table:number-columns-repeated="11"/>
          <table:table-cell office:value-type="string" calcext:value-type="string">
            <text:p>(Cliente,Puerto) ('127.0.0.1', 34362) Dato recibido /|1043|147 Resultado 7Horainicio10:00:05Horafinal10:01:06tiempotranscurrido 60.0831851959</text:p>
          </table:table-cell>
          <table:table-cell table:number-columns-repeated="24"/>
          <table:table-cell office:value-type="string" calcext:value-type="string">
            <text:p>(Cliente,Puerto) ('127.0.0.1', 42472) Dato recibido /|1043|147 Resultado 7Horainicio09:44:04Horafinal09:45:04tiempotranscurrido 60.0606381893</text:p>
          </table:table-cell>
          <table:table-cell table:number-columns-repeated="12"/>
          <table:table-cell office:value-type="string" calcext:value-type="string">
            <text:p>(Cliente,Puerto) ('127.0.0.1', 34404) Dato recibido /|1043|147 Resultado 7Horainicio10:00:05Horafinal10:01:06tiempotranscurrido 60.044935941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76) Dato recibido /|1043|147 Resultado 7Horainicio10:43:09Horafinal10:44:09tiempotranscurrido 60.0782859325</text:p>
          </table:table-cell>
          <table:table-cell table:number-columns-repeated="11"/>
          <table:table-cell office:value-type="string" calcext:value-type="string">
            <text:p>(Cliente,Puerto) ('127.0.0.1', 34450) Dato recibido /|1043|147 Resultado 7Horainicio10:00:06Horafinal10:01:06tiempotranscurrido 60.0444769859</text:p>
          </table:table-cell>
          <table:table-cell table:number-columns-repeated="24"/>
          <table:table-cell office:value-type="string" calcext:value-type="string">
            <text:p>(Cliente,Puerto) ('127.0.0.1', 42486) Dato recibido /|1043|147 Resultado 7Horainicio09:44:04Horafinal09:45:04tiempotranscurrido 60.0581028461</text:p>
          </table:table-cell>
          <table:table-cell table:number-columns-repeated="12"/>
          <table:table-cell office:value-type="string" calcext:value-type="string">
            <text:p>(Cliente,Puerto) ('127.0.0.1', 34416) Dato recibido /|1043|147 Resultado 7Horainicio10:00:06Horafinal10:01:06tiempotranscurrido 60.045907974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44) Dato recibido /|1043|147 Resultado 7Horainicio10:43:09Horafinal10:44:09tiempotranscurrido 60.0778999329</text:p>
          </table:table-cell>
          <table:table-cell table:number-columns-repeated="11"/>
          <table:table-cell office:value-type="string" calcext:value-type="string">
            <text:p>(Cliente,Puerto) ('127.0.0.1', 34442) Dato recibido /|1043|147 Resultado 7Horainicio10:00:06Horafinal10:01:06tiempotranscurrido 60.0401461124</text:p>
          </table:table-cell>
          <table:table-cell table:number-columns-repeated="24"/>
          <table:table-cell office:value-type="string" calcext:value-type="string">
            <text:p>(Cliente,Puerto) ('127.0.0.1', 42480) Dato recibido /|1043|147 Resultado 7Horainicio09:44:04Horafinal09:45:04tiempotranscurrido 60.0591988564</text:p>
          </table:table-cell>
          <table:table-cell table:number-columns-repeated="12"/>
          <table:table-cell office:value-type="string" calcext:value-type="string">
            <text:p>(Cliente,Puerto) ('127.0.0.1', 34362) Dato recibido /|1043|147 Resultado 7Horainicio10:00:05Horafinal10:01:06tiempotranscurrido 60.08318519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52) Dato recibido /|1043|147 Resultado 7Horainicio10:43:09Horafinal10:44:09tiempotranscurrido 60.0785279274</text:p>
          </table:table-cell>
          <table:table-cell table:number-columns-repeated="11"/>
          <table:table-cell office:value-type="string" calcext:value-type="string">
            <text:p>(Cliente,Puerto) ('127.0.0.1', 34432) Dato recibido /|1043|147 Resultado 7Horainicio10:00:06Horafinal10:01:06tiempotranscurrido 60.0700500011</text:p>
          </table:table-cell>
          <table:table-cell table:number-columns-repeated="24"/>
          <table:table-cell office:value-type="string" calcext:value-type="string">
            <text:p>(Cliente,Puerto) ('127.0.0.1', 42484) Dato recibido /|1043|147 Resultado 7Horainicio09:44:04Horafinal09:45:04tiempotranscurrido 60.0586309433</text:p>
          </table:table-cell>
          <table:table-cell table:number-columns-repeated="12"/>
          <table:table-cell office:value-type="string" calcext:value-type="string">
            <text:p>(Cliente,Puerto) ('127.0.0.1', 34450) Dato recibido /|1043|147 Resultado 7Horainicio10:00:06Horafinal10:01:06tiempotranscurrido 60.04447698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34) Dato recibido /|1043|147 Resultado 7Horainicio10:43:09Horafinal10:44:09tiempotranscurrido 60.0484750271</text:p>
          </table:table-cell>
          <table:table-cell table:number-columns-repeated="11"/>
          <table:table-cell office:value-type="string" calcext:value-type="string">
            <text:p>(Cliente,Puerto) ('127.0.0.1', 34544) Dato recibido /|1043|147 Resultado 7Horainicio10:00:06Horafinal10:01:06tiempotranscurrido 60.0423998833</text:p>
          </table:table-cell>
          <table:table-cell table:number-columns-repeated="24"/>
          <table:table-cell office:value-type="string" calcext:value-type="string">
            <text:p>(Cliente,Puerto) ('127.0.0.1', 42482) Dato recibido /|1043|147 Resultado 7Horainicio09:44:04Horafinal09:45:04tiempotranscurrido 60.0590269566</text:p>
          </table:table-cell>
          <table:table-cell table:number-columns-repeated="12"/>
          <table:table-cell office:value-type="string" calcext:value-type="string">
            <text:p>(Cliente,Puerto) ('127.0.0.1', 34442) Dato recibido /|1043|147 Resultado 7Horainicio10:00:06Horafinal10:01:06tiempotranscurrido 60.04014611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40) Dato recibido /|1043|147 Resultado 7Horainicio10:43:09Horafinal10:44:09tiempotranscurrido 60.0800199509</text:p>
          </table:table-cell>
          <table:table-cell table:number-columns-repeated="11"/>
          <table:table-cell office:value-type="string" calcext:value-type="string">
            <text:p>(Cliente,Puerto) ('127.0.0.1', 34550) Dato recibido /|1043|147 Resultado 7Horainicio10:00:06Horafinal10:01:06tiempotranscurrido 60.0796849728</text:p>
          </table:table-cell>
          <table:table-cell table:number-columns-repeated="24"/>
          <table:table-cell office:value-type="string" calcext:value-type="string">
            <text:p>(Cliente,Puerto) ('127.0.0.1', 42470) Dato recibido /|1043|147 Resultado 7Horainicio09:44:04Horafinal09:45:04tiempotranscurrido 60.0613729954</text:p>
          </table:table-cell>
          <table:table-cell table:number-columns-repeated="12"/>
          <table:table-cell office:value-type="string" calcext:value-type="string">
            <text:p>(Cliente,Puerto) ('127.0.0.1', 34432) Dato recibido /|1043|147 Resultado 7Horainicio10:00:06Horafinal10:01:06tiempotranscurrido 60.070050001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80) Dato recibido /|1043|147 Resultado 7Horainicio10:43:09Horafinal10:44:09tiempotranscurrido 60.0791881084</text:p>
          </table:table-cell>
          <table:table-cell table:number-columns-repeated="11"/>
          <table:table-cell office:value-type="string" calcext:value-type="string">
            <text:p>(Cliente,Puerto) ('127.0.0.1', 34126) Dato recibido /|1043|147 Resultado 7Horainicio10:00:06Horafinal10:01:06tiempotranscurrido 60.0492389202</text:p>
          </table:table-cell>
          <table:table-cell table:number-columns-repeated="24"/>
          <table:table-cell office:value-type="string" calcext:value-type="string">
            <text:p>(Cliente,Puerto) ('127.0.0.1', 42476) Dato recibido /|1043|147 Resultado 7Horainicio09:44:04Horafinal09:45:04tiempotranscurrido 60.0603380203</text:p>
          </table:table-cell>
          <table:table-cell table:number-columns-repeated="12"/>
          <table:table-cell office:value-type="string" calcext:value-type="string">
            <text:p>(Cliente,Puerto) ('127.0.0.1', 34544) Dato recibido /|1043|147 Resultado 7Horainicio10:00:06Horafinal10:01:06tiempotranscurrido 60.04239988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52) Dato recibido /|1043|147 Resultado 7Horainicio10:43:09Horafinal10:44:09tiempotranscurrido 60.0799529552</text:p>
          </table:table-cell>
          <table:table-cell table:number-columns-repeated="11"/>
          <table:table-cell office:value-type="string" calcext:value-type="string">
            <text:p>(Cliente,Puerto) ('127.0.0.1', 34542) Dato recibido /|1043|147 Resultado 7Horainicio10:00:06Horafinal10:01:06tiempotranscurrido 60.0816009045</text:p>
          </table:table-cell>
          <table:table-cell table:number-columns-repeated="24"/>
          <table:table-cell office:value-type="string" calcext:value-type="string">
            <text:p>(Cliente,Puerto) ('127.0.0.1', 42490) Dato recibido /|1043|147 Resultado 7Horainicio09:44:04Horafinal09:45:04tiempotranscurrido 60.0601580143</text:p>
          </table:table-cell>
          <table:table-cell table:number-columns-repeated="12"/>
          <table:table-cell office:value-type="string" calcext:value-type="string">
            <text:p>(Cliente,Puerto) ('127.0.0.1', 34550) Dato recibido /|1043|147 Resultado 7Horainicio10:00:06Horafinal10:01:06tiempotranscurrido 60.079684972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74) Dato recibido /|1043|147 Resultado 7Horainicio10:43:09Horafinal10:44:09tiempotranscurrido 60.075551033</text:p>
          </table:table-cell>
          <table:table-cell table:number-columns-repeated="11"/>
          <table:table-cell office:value-type="string" calcext:value-type="string">
            <text:p>(Cliente,Puerto) ('127.0.0.1', 34858) Dato recibido /|1043|147 Resultado 7Horainicio10:00:06Horafinal10:01:06tiempotranscurrido 60.0778238773</text:p>
          </table:table-cell>
          <table:table-cell table:number-columns-repeated="24"/>
          <table:table-cell office:value-type="string" calcext:value-type="string">
            <text:p>(Cliente,Puerto) ('127.0.0.1', 42498) Dato recibido /|1043|147 Resultado 7Horainicio09:44:04Horafinal09:45:04tiempotranscurrido 60.058809042</text:p>
          </table:table-cell>
          <table:table-cell table:number-columns-repeated="12"/>
          <table:table-cell office:value-type="string" calcext:value-type="string">
            <text:p>(Cliente,Puerto) ('127.0.0.1', 34126) Dato recibido /|1043|147 Resultado 7Horainicio10:00:06Horafinal10:01:06tiempotranscurrido 60.049238920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76) Dato recibido /|1043|147 Resultado 7Horainicio10:43:09Horafinal10:44:09tiempotranscurrido 60.0769162178</text:p>
          </table:table-cell>
          <table:table-cell table:number-columns-repeated="11"/>
          <table:table-cell office:value-type="string" calcext:value-type="string">
            <text:p>(Cliente,Puerto) ('127.0.0.1', 34138) Dato recibido /|1043|147 Resultado 7Horainicio10:00:06Horafinal10:01:06tiempotranscurrido 60.0319080353</text:p>
          </table:table-cell>
          <table:table-cell table:number-columns-repeated="24"/>
          <table:table-cell office:value-type="string" calcext:value-type="string">
            <text:p>(Cliente,Puerto) ('127.0.0.1', 42492) Dato recibido /|1043|147 Resultado 7Horainicio09:44:04Horafinal09:45:04tiempotranscurrido 60.0599639416</text:p>
          </table:table-cell>
          <table:table-cell table:number-columns-repeated="12"/>
          <table:table-cell office:value-type="string" calcext:value-type="string">
            <text:p>(Cliente,Puerto) ('127.0.0.1', 34542) Dato recibido /|1043|147 Resultado 7Horainicio10:00:06Horafinal10:01:06tiempotranscurrido 60.081600904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64) Dato recibido /|1043|147 Resultado 7Horainicio10:43:09Horafinal10:44:09tiempotranscurrido 60.076073885</text:p>
          </table:table-cell>
          <table:table-cell table:number-columns-repeated="11"/>
          <table:table-cell office:value-type="string" calcext:value-type="string">
            <text:p>(Cliente,Puerto) ('127.0.0.1', 34134) Dato recibido /|1043|147 Resultado 7Horainicio10:00:06Horafinal10:01:06tiempotranscurrido 60.0716359615</text:p>
          </table:table-cell>
          <table:table-cell table:number-columns-repeated="24"/>
          <table:table-cell office:value-type="string" calcext:value-type="string">
            <text:p>(Cliente,Puerto) ('127.0.0.1', 42502) Dato recibido /|1043|147 Resultado 7Horainicio09:44:04Horafinal09:45:04tiempotranscurrido 60.0584602356</text:p>
          </table:table-cell>
          <table:table-cell table:number-columns-repeated="12"/>
          <table:table-cell office:value-type="string" calcext:value-type="string">
            <text:p>(Cliente,Puerto) ('127.0.0.1', 34858) Dato recibido /|1043|147 Resultado 7Horainicio10:00:06Horafinal10:01:06tiempotranscurrido 60.07782387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00) Dato recibido /|1043|147 Resultado 7Horainicio10:43:09Horafinal10:44:09tiempotranscurrido 60.0763180256</text:p>
          </table:table-cell>
          <table:table-cell table:number-columns-repeated="11"/>
          <table:table-cell office:value-type="string" calcext:value-type="string">
            <text:p>(Cliente,Puerto) ('127.0.0.1', 34136) Dato recibido /|1043|147 Resultado 7Horainicio10:00:06Horafinal10:01:06tiempotranscurrido 60.08375597</text:p>
          </table:table-cell>
          <table:table-cell table:number-columns-repeated="24"/>
          <table:table-cell office:value-type="string" calcext:value-type="string">
            <text:p>(Cliente,Puerto) ('127.0.0.1', 42500) Dato recibido /|1043|147 Resultado 7Horainicio09:44:04Horafinal09:45:04tiempotranscurrido 60.0588881969</text:p>
          </table:table-cell>
          <table:table-cell table:number-columns-repeated="12"/>
          <table:table-cell office:value-type="string" calcext:value-type="string">
            <text:p>(Cliente,Puerto) ('127.0.0.1', 34138) Dato recibido /|1043|147 Resultado 7Horainicio10:00:06Horafinal10:01:06tiempotranscurrido 60.031908035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54) Dato recibido /|1043|147 Resultado 7Horainicio10:43:09Horafinal10:44:09tiempotranscurrido 60.0275669098</text:p>
          </table:table-cell>
          <table:table-cell table:number-columns-repeated="11"/>
          <table:table-cell office:value-type="string" calcext:value-type="string">
            <text:p>(Cliente,Puerto) ('127.0.0.1', 34878) Dato recibido /|1043|147 Resultado 7Horainicio10:00:06Horafinal10:01:06tiempotranscurrido 60.0399940014</text:p>
          </table:table-cell>
          <table:table-cell table:number-columns-repeated="24"/>
          <table:table-cell office:value-type="string" calcext:value-type="string">
            <text:p>(Cliente,Puerto) ('127.0.0.1', 42510) Dato recibido /|1043|147 Resultado 7Horainicio09:44:04Horafinal09:45:04tiempotranscurrido 60.0575461388</text:p>
          </table:table-cell>
          <table:table-cell table:number-columns-repeated="12"/>
          <table:table-cell office:value-type="string" calcext:value-type="string">
            <text:p>(Cliente,Puerto) ('127.0.0.1', 34134) Dato recibido /|1043|147 Resultado 7Horainicio10:00:06Horafinal10:01:06tiempotranscurrido 60.071635961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02) Dato recibido /|1043|147 Resultado 7Horainicio10:43:09Horafinal10:44:09tiempotranscurrido 60.0762879848</text:p>
          </table:table-cell>
          <table:table-cell table:number-columns-repeated="11"/>
          <table:table-cell office:value-type="string" calcext:value-type="string">
            <text:p>(Cliente,Puerto) ('127.0.0.1', 34854) Dato recibido /|1043|147 Resultado 7Horainicio10:00:06Horafinal10:01:06tiempotranscurrido 60.0842661858</text:p>
          </table:table-cell>
          <table:table-cell table:number-columns-repeated="24"/>
          <table:table-cell office:value-type="string" calcext:value-type="string">
            <text:p>(Cliente,Puerto) ('127.0.0.1', 42496) Dato recibido /|1043|147 Resultado 7Horainicio09:44:04Horafinal09:45:04tiempotranscurrido 60.0596039295</text:p>
          </table:table-cell>
          <table:table-cell table:number-columns-repeated="12"/>
          <table:table-cell office:value-type="string" calcext:value-type="string">
            <text:p>(Cliente,Puerto) ('127.0.0.1', 34136) Dato recibido /|1043|147 Resultado 7Horainicio10:00:06Horafinal10:01:06tiempotranscurrido 60.083755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60) Dato recibido /|1043|147 Resultado 7Horainicio10:43:09Horafinal10:44:09tiempotranscurrido 60.0772371292</text:p>
          </table:table-cell>
          <table:table-cell table:number-columns-repeated="11"/>
          <table:table-cell office:value-type="string" calcext:value-type="string">
            <text:p>(Cliente,Puerto) ('127.0.0.1', 34312) Dato recibido /|1043|147 Resultado 7Horainicio10:00:06Horafinal10:01:06tiempotranscurrido 60.0626111031</text:p>
          </table:table-cell>
          <table:table-cell table:number-columns-repeated="24"/>
          <table:table-cell office:value-type="string" calcext:value-type="string">
            <text:p>(Cliente,Puerto) ('127.0.0.1', 42494) Dato recibido /|1043|147 Resultado 7Horainicio09:44:04Horafinal09:45:04tiempotranscurrido 60.060104847</text:p>
          </table:table-cell>
          <table:table-cell table:number-columns-repeated="12"/>
          <table:table-cell office:value-type="string" calcext:value-type="string">
            <text:p>(Cliente,Puerto) ('127.0.0.1', 34878) Dato recibido /|1043|147 Resultado 7Horainicio10:00:06Horafinal10:01:06tiempotranscurrido 60.03999400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84) Dato recibido /|1043|147 Resultado 7Horainicio10:43:09Horafinal10:44:09tiempotranscurrido 60.0794119835</text:p>
          </table:table-cell>
          <table:table-cell table:number-columns-repeated="11"/>
          <table:table-cell office:value-type="string" calcext:value-type="string">
            <text:p>(Cliente,Puerto) ('127.0.0.1', 33418) Dato recibido /|1043|147 Resultado 7Horainicio10:00:06Horafinal10:01:06tiempotranscurrido 60.0267879963</text:p>
          </table:table-cell>
          <table:table-cell table:number-columns-repeated="24"/>
          <table:table-cell office:value-type="string" calcext:value-type="string">
            <text:p>(Cliente,Puerto) ('127.0.0.1', 42506) Dato recibido /|1043|147 Resultado 7Horainicio09:44:04Horafinal09:45:04tiempotranscurrido 60.0593438148</text:p>
          </table:table-cell>
          <table:table-cell table:number-columns-repeated="12"/>
          <table:table-cell office:value-type="string" calcext:value-type="string">
            <text:p>(Cliente,Puerto) ('127.0.0.1', 34854) Dato recibido /|1043|147 Resultado 7Horainicio10:00:06Horafinal10:01:06tiempotranscurrido 60.084266185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72) Dato recibido /|1043|147 Resultado 7Horainicio10:43:09Horafinal10:44:09tiempotranscurrido 60.07574296</text:p>
          </table:table-cell>
          <table:table-cell table:number-columns-repeated="11"/>
          <table:table-cell office:value-type="string" calcext:value-type="string">
            <text:p>(Cliente,Puerto) ('127.0.0.1', 33372) Dato recibido /|1043|147 Resultado 7Horainicio10:00:06Horafinal10:01:06tiempotranscurrido 60.0488650799</text:p>
          </table:table-cell>
          <table:table-cell table:number-columns-repeated="24"/>
          <table:table-cell office:value-type="string" calcext:value-type="string">
            <text:p>(Cliente,Puerto) ('127.0.0.1', 42508) Dato recibido /|1043|147 Resultado 7Horainicio09:44:04Horafinal09:45:04tiempotranscurrido 60.0592019558</text:p>
          </table:table-cell>
          <table:table-cell table:number-columns-repeated="12"/>
          <table:table-cell office:value-type="string" calcext:value-type="string">
            <text:p>(Cliente,Puerto) ('127.0.0.1', 34312) Dato recibido /|1043|147 Resultado 7Horainicio10:00:06Horafinal10:01:06tiempotranscurrido 60.06261110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64) Dato recibido /|1043|147 Resultado 7Horainicio10:43:09Horafinal10:44:09tiempotranscurrido 60.0802459717</text:p>
          </table:table-cell>
          <table:table-cell table:number-columns-repeated="11"/>
          <table:table-cell office:value-type="string" calcext:value-type="string">
            <text:p>(Cliente,Puerto) ('127.0.0.1', 34306) Dato recibido /|1043|147 Resultado 7Horainicio10:00:06Horafinal10:01:06tiempotranscurrido 60.0808959007</text:p>
          </table:table-cell>
          <table:table-cell table:number-columns-repeated="24"/>
          <table:table-cell office:value-type="string" calcext:value-type="string">
            <text:p>(Cliente,Puerto) ('127.0.0.1', 42504) Dato recibido /|1043|147 Resultado 7Horainicio09:44:04Horafinal09:45:04tiempotranscurrido 60.0604491234</text:p>
          </table:table-cell>
          <table:table-cell table:number-columns-repeated="12"/>
          <table:table-cell office:value-type="string" calcext:value-type="string">
            <text:p>(Cliente,Puerto) ('127.0.0.1', 33418) Dato recibido /|1043|147 Resultado 7Horainicio10:00:06Horafinal10:01:06tiempotranscurrido 60.026787996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92) Dato recibido /|1043|147 Resultado 7Horainicio10:43:09Horafinal10:44:09tiempotranscurrido 60.0791339874</text:p>
          </table:table-cell>
          <table:table-cell table:number-columns-repeated="11"/>
          <table:table-cell office:value-type="string" calcext:value-type="string">
            <text:p>(Cliente,Puerto) ('127.0.0.1', 33470) Dato recibido /|1043|147 Resultado 7Horainicio10:00:06Horafinal10:01:06tiempotranscurrido 60.0395750999</text:p>
          </table:table-cell>
          <table:table-cell table:number-columns-repeated="24"/>
          <table:table-cell office:value-type="string" calcext:value-type="string">
            <text:p>(Cliente,Puerto) ('127.0.0.1', 42524) Dato recibido /|1043|147 Resultado 7Horainicio09:44:04Horafinal09:45:04tiempotranscurrido 60.0584259033</text:p>
          </table:table-cell>
          <table:table-cell table:number-columns-repeated="12"/>
          <table:table-cell office:value-type="string" calcext:value-type="string">
            <text:p>(Cliente,Puerto) ('127.0.0.1', 33372) Dato recibido /|1043|147 Resultado 7Horainicio10:00:06Horafinal10:01:06tiempotranscurrido 60.048865079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16) Dato recibido /|1043|147 Resultado 7Horainicio10:43:09Horafinal10:44:09tiempotranscurrido 60.0793550014</text:p>
          </table:table-cell>
          <table:table-cell table:number-columns-repeated="11"/>
          <table:table-cell office:value-type="string" calcext:value-type="string">
            <text:p>(Cliente,Puerto) ('127.0.0.1', 33468) Dato recibido /|1043|147 Resultado 7Horainicio10:00:06Horafinal10:01:06tiempotranscurrido 60.0615429878</text:p>
          </table:table-cell>
          <table:table-cell table:number-columns-repeated="24"/>
          <table:table-cell office:value-type="string" calcext:value-type="string">
            <text:p>(Cliente,Puerto) ('127.0.0.1', 42528) Dato recibido /|1043|147 Resultado 7Horainicio09:44:04Horafinal09:45:04tiempotranscurrido 60.0577480793</text:p>
          </table:table-cell>
          <table:table-cell table:number-columns-repeated="12"/>
          <table:table-cell office:value-type="string" calcext:value-type="string">
            <text:p>(Cliente,Puerto) ('127.0.0.1', 34306) Dato recibido /|1043|147 Resultado 7Horainicio10:00:06Horafinal10:01:06tiempotranscurrido 60.080895900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40) Dato recibido /|1043|147 Resultado 7Horainicio10:43:09Horafinal10:44:09tiempotranscurrido 60.0808660984</text:p>
          </table:table-cell>
          <table:table-cell table:number-columns-repeated="11"/>
          <table:table-cell office:value-type="string" calcext:value-type="string">
            <text:p>(Cliente,Puerto) ('127.0.0.1', 33462) Dato recibido /|1043|147 Resultado 7Horainicio10:00:06Horafinal10:01:06tiempotranscurrido 60.0436220169</text:p>
          </table:table-cell>
          <table:table-cell table:number-columns-repeated="24"/>
          <table:table-cell office:value-type="string" calcext:value-type="string">
            <text:p>(Cliente,Puerto) ('127.0.0.1', 42544) Dato recibido /|1043|147 Resultado 7Horainicio09:44:04Horafinal09:45:04tiempotranscurrido 60.0590031147</text:p>
          </table:table-cell>
          <table:table-cell table:number-columns-repeated="12"/>
          <table:table-cell office:value-type="string" calcext:value-type="string">
            <text:p>(Cliente,Puerto) ('127.0.0.1', 33470) Dato recibido /|1043|147 Resultado 7Horainicio10:00:06Horafinal10:01:06tiempotranscurrido 60.039575099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30) Dato recibido /|1043|147 Resultado 7Horainicio10:43:09Horafinal10:44:09tiempotranscurrido 60.0800690651</text:p>
          </table:table-cell>
          <table:table-cell table:number-columns-repeated="11"/>
          <table:table-cell office:value-type="string" calcext:value-type="string">
            <text:p>(Cliente,Puerto) ('127.0.0.1', 33474) Dato recibido /|1043|147 Resultado 7Horainicio10:00:06Horafinal10:01:06tiempotranscurrido 60.0853438377</text:p>
          </table:table-cell>
          <table:table-cell table:number-columns-repeated="24"/>
          <table:table-cell office:value-type="string" calcext:value-type="string">
            <text:p>(Cliente,Puerto) ('127.0.0.1', 42512) Dato recibido /|1043|147 Resultado 7Horainicio09:44:04Horafinal09:45:04tiempotranscurrido 60.0610949993</text:p>
          </table:table-cell>
          <table:table-cell table:number-columns-repeated="12"/>
          <table:table-cell office:value-type="string" calcext:value-type="string">
            <text:p>(Cliente,Puerto) ('127.0.0.1', 33468) Dato recibido /|1043|147 Resultado 7Horainicio10:00:06Horafinal10:01:06tiempotranscurrido 60.061542987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24) Dato recibido /|1043|147 Resultado 7Horainicio10:43:09Horafinal10:44:09tiempotranscurrido 60.0785031319</text:p>
          </table:table-cell>
          <table:table-cell table:number-columns-repeated="11"/>
          <table:table-cell office:value-type="string" calcext:value-type="string">
            <text:p>(Cliente,Puerto) ('127.0.0.1', 33466) Dato recibido /|1043|147 Resultado 7Horainicio10:00:06Horafinal10:01:06tiempotranscurrido 60.0842809677</text:p>
          </table:table-cell>
          <table:table-cell table:number-columns-repeated="24"/>
          <table:table-cell office:value-type="string" calcext:value-type="string">
            <text:p>(Cliente,Puerto) ('127.0.0.1', 42516) Dato recibido /|1043|147 Resultado 7Horainicio09:44:04Horafinal09:45:04tiempotranscurrido 60.0604910851</text:p>
          </table:table-cell>
          <table:table-cell table:number-columns-repeated="12"/>
          <table:table-cell office:value-type="string" calcext:value-type="string">
            <text:p>(Cliente,Puerto) ('127.0.0.1', 33462) Dato recibido /|1043|147 Resultado 7Horainicio10:00:06Horafinal10:01:06tiempotranscurrido 60.043622016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90) Dato recibido /|1043|147 Resultado 7Horainicio10:43:09Horafinal10:44:09tiempotranscurrido 60.0770869255</text:p>
          </table:table-cell>
          <table:table-cell table:number-columns-repeated="11"/>
          <table:table-cell office:value-type="string" calcext:value-type="string">
            <text:p>(Cliente,Puerto) ('127.0.0.1', 33544) Dato recibido /|1043|147 Resultado 7Horainicio10:00:06Horafinal10:01:06tiempotranscurrido 60.0255088806</text:p>
          </table:table-cell>
          <table:table-cell table:number-columns-repeated="24"/>
          <table:table-cell office:value-type="string" calcext:value-type="string">
            <text:p>(Cliente,Puerto) ('127.0.0.1', 42526) Dato recibido /|1043|147 Resultado 7Horainicio09:44:04Horafinal09:45:04tiempotranscurrido 60.0584828854</text:p>
          </table:table-cell>
          <table:table-cell table:number-columns-repeated="12"/>
          <table:table-cell office:value-type="string" calcext:value-type="string">
            <text:p>(Cliente,Puerto) ('127.0.0.1', 33474) Dato recibido /|1043|147 Resultado 7Horainicio10:00:06Horafinal10:01:06tiempotranscurrido 60.085343837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30) Dato recibido /|1043|147 Resultado 7Horainicio10:43:09Horafinal10:44:09tiempotranscurrido 60.0808739662</text:p>
          </table:table-cell>
          <table:table-cell table:number-columns-repeated="11"/>
          <table:table-cell office:value-type="string" calcext:value-type="string">
            <text:p>(Cliente,Puerto) ('127.0.0.1', 33464) Dato recibido /|1043|147 Resultado 7Horainicio10:00:06Horafinal10:01:06tiempotranscurrido 60.0622370243</text:p>
          </table:table-cell>
          <table:table-cell table:number-columns-repeated="24"/>
          <table:table-cell office:value-type="string" calcext:value-type="string">
            <text:p>(Cliente,Puerto) ('127.0.0.1', 42522) Dato recibido /|1043|147 Resultado 7Horainicio09:44:04Horafinal09:45:04tiempotranscurrido 60.0611650944</text:p>
          </table:table-cell>
          <table:table-cell table:number-columns-repeated="12"/>
          <table:table-cell office:value-type="string" calcext:value-type="string">
            <text:p>(Cliente,Puerto) ('127.0.0.1', 33466) Dato recibido /|1043|147 Resultado 7Horainicio10:00:06Horafinal10:01:06tiempotranscurrido 60.084280967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00) Dato recibido /|1043|147 Resultado 7Horainicio10:43:09Horafinal10:44:09tiempotranscurrido 60.0792090893</text:p>
          </table:table-cell>
          <table:table-cell table:number-columns-repeated="11"/>
          <table:table-cell office:value-type="string" calcext:value-type="string">
            <text:p>(Cliente,Puerto) ('127.0.0.1', 33450) Dato recibido /|1043|147 Resultado 7Horainicio10:00:06Horafinal10:01:06tiempotranscurrido 60.0871758461</text:p>
          </table:table-cell>
          <table:table-cell table:number-columns-repeated="24"/>
          <table:table-cell office:value-type="string" calcext:value-type="string">
            <text:p>(Cliente,Puerto) ('127.0.0.1', 42518) Dato recibido /|1043|147 Resultado 7Horainicio09:44:04Horafinal09:45:04tiempotranscurrido 60.0619060993</text:p>
          </table:table-cell>
          <table:table-cell table:number-columns-repeated="12"/>
          <table:table-cell office:value-type="string" calcext:value-type="string">
            <text:p>(Cliente,Puerto) ('127.0.0.1', 33544) Dato recibido /|1043|147 Resultado 7Horainicio10:00:06Horafinal10:01:06tiempotranscurrido 60.025508880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28) Dato recibido /|1043|147 Resultado 7Horainicio10:43:09Horafinal10:44:09tiempotranscurrido 60.0537531376</text:p>
          </table:table-cell>
          <table:table-cell table:number-columns-repeated="11"/>
          <table:table-cell office:value-type="string" calcext:value-type="string">
            <text:p>(Cliente,Puerto) ('127.0.0.1', 33562) Dato recibido /|1043|147 Resultado 7Horainicio10:00:06Horafinal10:01:06tiempotranscurrido 60.0818939209</text:p>
          </table:table-cell>
          <table:table-cell table:number-columns-repeated="24"/>
          <table:table-cell office:value-type="string" calcext:value-type="string">
            <text:p>(Cliente,Puerto) ('127.0.0.1', 42514) Dato recibido /|1043|147 Resultado 7Horainicio09:44:04Horafinal09:45:04tiempotranscurrido 60.0626280308</text:p>
          </table:table-cell>
          <table:table-cell table:number-columns-repeated="12"/>
          <table:table-cell office:value-type="string" calcext:value-type="string">
            <text:p>(Cliente,Puerto) ('127.0.0.1', 33464) Dato recibido /|1043|147 Resultado 7Horainicio10:00:06Horafinal10:01:06tiempotranscurrido 60.062237024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26) Dato recibido /|1043|147 Resultado 7Horainicio10:43:09Horafinal10:44:09tiempotranscurrido 60.0780251026</text:p>
          </table:table-cell>
          <table:table-cell table:number-columns-repeated="11"/>
          <table:table-cell office:value-type="string" calcext:value-type="string">
            <text:p>(Cliente,Puerto) ('127.0.0.1', 33498) Dato recibido /|1043|147 Resultado 7Horainicio10:00:06Horafinal10:01:06tiempotranscurrido 60.0232841969</text:p>
          </table:table-cell>
          <table:table-cell table:number-columns-repeated="24"/>
          <table:table-cell office:value-type="string" calcext:value-type="string">
            <text:p>(Cliente,Puerto) ('127.0.0.1', 42530) Dato recibido /|1043|147 Resultado 7Horainicio09:44:04Horafinal09:45:04tiempotranscurrido 60.0596008301</text:p>
          </table:table-cell>
          <table:table-cell table:number-columns-repeated="12"/>
          <table:table-cell office:value-type="string" calcext:value-type="string">
            <text:p>(Cliente,Puerto) ('127.0.0.1', 33450) Dato recibido /|1043|147 Resultado 7Horainicio10:00:06Horafinal10:01:06tiempotranscurrido 60.087175846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134) Dato recibido /|1043|147 Resultado 7Horainicio10:43:09Horafinal10:44:09tiempotranscurrido 60.0832989216</text:p>
          </table:table-cell>
          <table:table-cell table:number-columns-repeated="11"/>
          <table:table-cell office:value-type="string" calcext:value-type="string">
            <text:p>(Cliente,Puerto) ('127.0.0.1', 33564) Dato recibido /|1043|147 Resultado 7Horainicio10:00:06Horafinal10:01:06tiempotranscurrido 60.0395078659</text:p>
          </table:table-cell>
          <table:table-cell table:number-columns-repeated="24"/>
          <table:table-cell office:value-type="string" calcext:value-type="string">
            <text:p>(Cliente,Puerto) ('127.0.0.1', 42532) Dato recibido /|1043|147 Resultado 7Horainicio09:44:04Horafinal09:45:04tiempotranscurrido 60.0606222153</text:p>
          </table:table-cell>
          <table:table-cell table:number-columns-repeated="12"/>
          <table:table-cell office:value-type="string" calcext:value-type="string">
            <text:p>(Cliente,Puerto) ('127.0.0.1', 33562) Dato recibido /|1043|147 Resultado 7Horainicio10:00:06Horafinal10:01:06tiempotranscurrido 60.081893920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160) Dato recibido /|1043|147 Resultado 7Horainicio10:43:09Horafinal10:44:09tiempotranscurrido 60.08010602</text:p>
          </table:table-cell>
          <table:table-cell table:number-columns-repeated="11"/>
          <table:table-cell office:value-type="string" calcext:value-type="string">
            <text:p>(Cliente,Puerto) ('127.0.0.1', 33572) Dato recibido /|1043|147 Resultado 7Horainicio10:00:06Horafinal10:01:06tiempotranscurrido 60.0806519985</text:p>
          </table:table-cell>
          <table:table-cell table:number-columns-repeated="24"/>
          <table:table-cell office:value-type="string" calcext:value-type="string">
            <text:p>(Cliente,Puerto) ('127.0.0.1', 42536) Dato recibido /|1043|147 Resultado 7Horainicio09:44:04Horafinal09:45:04tiempotranscurrido 60.0598387718</text:p>
          </table:table-cell>
          <table:table-cell table:number-columns-repeated="12"/>
          <table:table-cell office:value-type="string" calcext:value-type="string">
            <text:p>(Cliente,Puerto) ('127.0.0.1', 33498) Dato recibido /|1043|147 Resultado 7Horainicio10:00:06Horafinal10:01:06tiempotranscurrido 60.023284196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20) Dato recibido /|1043|147 Resultado 7Horainicio10:43:09Horafinal10:44:09tiempotranscurrido 60.0775430202</text:p>
          </table:table-cell>
          <table:table-cell table:number-columns-repeated="11"/>
          <table:table-cell office:value-type="string" calcext:value-type="string">
            <text:p>(Cliente,Puerto) ('127.0.0.1', 33554) Dato recibido /|1043|147 Resultado 7Horainicio10:00:06Horafinal10:01:06tiempotranscurrido 60.0812821388</text:p>
          </table:table-cell>
          <table:table-cell table:number-columns-repeated="24"/>
          <table:table-cell office:value-type="string" calcext:value-type="string">
            <text:p>(Cliente,Puerto) ('127.0.0.1', 42538) Dato recibido /|1043|147 Resultado 7Horainicio09:44:04Horafinal09:45:04tiempotranscurrido 60.059623003</text:p>
          </table:table-cell>
          <table:table-cell table:number-columns-repeated="12"/>
          <table:table-cell office:value-type="string" calcext:value-type="string">
            <text:p>(Cliente,Puerto) ('127.0.0.1', 33564) Dato recibido /|1043|147 Resultado 7Horainicio10:00:06Horafinal10:01:06tiempotranscurrido 60.03950786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46) Dato recibido /|1043|147 Resultado 7Horainicio10:43:09Horafinal10:44:09tiempotranscurrido 60.0846340656</text:p>
          </table:table-cell>
          <table:table-cell table:number-columns-repeated="11"/>
          <table:table-cell office:value-type="string" calcext:value-type="string">
            <text:p>(Cliente,Puerto) ('127.0.0.1', 33518) Dato recibido /|1043|147 Resultado 7Horainicio10:00:06Horafinal10:01:06tiempotranscurrido 60.0620539188</text:p>
          </table:table-cell>
          <table:table-cell table:number-columns-repeated="24"/>
          <table:table-cell office:value-type="string" calcext:value-type="string">
            <text:p>(Cliente,Puerto) ('127.0.0.1', 42546) Dato recibido /|1043|147 Resultado 7Horainicio09:44:04Horafinal09:45:04tiempotranscurrido 60.0583109856</text:p>
          </table:table-cell>
          <table:table-cell table:number-columns-repeated="12"/>
          <table:table-cell office:value-type="string" calcext:value-type="string">
            <text:p>(Cliente,Puerto) ('127.0.0.1', 33572) Dato recibido /|1043|147 Resultado 7Horainicio10:00:06Horafinal10:01:06tiempotranscurrido 60.080651998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14) Dato recibido /|1043|147 Resultado 7Horainicio10:43:09Horafinal10:44:09tiempotranscurrido 60.0642559528</text:p>
          </table:table-cell>
          <table:table-cell table:number-columns-repeated="11"/>
          <table:table-cell office:value-type="string" calcext:value-type="string">
            <text:p>(Cliente,Puerto) ('127.0.0.1', 33514) Dato recibido /|1043|147 Resultado 7Horainicio10:00:06Horafinal10:01:06tiempotranscurrido 60.046038866</text:p>
          </table:table-cell>
          <table:table-cell table:number-columns-repeated="24"/>
          <table:table-cell office:value-type="string" calcext:value-type="string">
            <text:p>(Cliente,Puerto) ('127.0.0.1', 42540) Dato recibido /|1043|147 Resultado 7Horainicio09:44:04Horafinal09:45:04tiempotranscurrido 60.059718132</text:p>
          </table:table-cell>
          <table:table-cell table:number-columns-repeated="12"/>
          <table:table-cell office:value-type="string" calcext:value-type="string">
            <text:p>(Cliente,Puerto) ('127.0.0.1', 33554) Dato recibido /|1043|147 Resultado 7Horainicio10:00:06Horafinal10:01:06tiempotranscurrido 60.081282138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42) Dato recibido /|1043|147 Resultado 7Horainicio10:43:09Horafinal10:44:09tiempotranscurrido 60.0639870167</text:p>
          </table:table-cell>
          <table:table-cell table:number-columns-repeated="11"/>
          <table:table-cell office:value-type="string" calcext:value-type="string">
            <text:p>(Cliente,Puerto) ('127.0.0.1', 33548) Dato recibido /|1043|147 Resultado 7Horainicio10:00:06Horafinal10:01:06tiempotranscurrido 60.0268580914</text:p>
          </table:table-cell>
          <table:table-cell table:number-columns-repeated="24"/>
          <table:table-cell office:value-type="string" calcext:value-type="string">
            <text:p>(Cliente,Puerto) ('127.0.0.1', 42542) Dato recibido /|1043|147 Resultado 7Horainicio09:44:04Horafinal09:45:04tiempotranscurrido 60.0594480038</text:p>
          </table:table-cell>
          <table:table-cell table:number-columns-repeated="12"/>
          <table:table-cell office:value-type="string" calcext:value-type="string">
            <text:p>(Cliente,Puerto) ('127.0.0.1', 33518) Dato recibido /|1043|147 Resultado 7Horainicio10:00:06Horafinal10:01:06tiempotranscurrido 60.062053918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18) Dato recibido /|1043|147 Resultado 7Horainicio10:43:09Horafinal10:44:09tiempotranscurrido 60.0856618881</text:p>
          </table:table-cell>
          <table:table-cell table:number-columns-repeated="11"/>
          <table:table-cell office:value-type="string" calcext:value-type="string">
            <text:p>(Cliente,Puerto) ('127.0.0.1', 33538) Dato recibido /|1043|147 Resultado 7Horainicio10:00:06Horafinal10:01:06tiempotranscurrido 60.0432441235</text:p>
          </table:table-cell>
          <table:table-cell table:number-columns-repeated="24"/>
          <table:table-cell office:value-type="string" calcext:value-type="string">
            <text:p>(Cliente,Puerto) ('127.0.0.1', 42746) Dato recibido /|1043|147 Resultado 7Horainicio09:44:04Horafinal09:45:04tiempotranscurrido 60.0589568615</text:p>
          </table:table-cell>
          <table:table-cell table:number-columns-repeated="12"/>
          <table:table-cell office:value-type="string" calcext:value-type="string">
            <text:p>(Cliente,Puerto) ('127.0.0.1', 33514) Dato recibido /|1043|147 Resultado 7Horainicio10:00:06Horafinal10:01:06tiempotranscurrido 60.0460388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40) Dato recibido /|1043|147 Resultado 7Horainicio10:43:09Horafinal10:44:09tiempotranscurrido 60.0345861912</text:p>
          </table:table-cell>
          <table:table-cell table:number-columns-repeated="11"/>
          <table:table-cell office:value-type="string" calcext:value-type="string">
            <text:p>(Cliente,Puerto) ('127.0.0.1', 33520) Dato recibido /|1043|147 Resultado 7Horainicio10:00:06Horafinal10:01:06tiempotranscurrido 60.0245480537</text:p>
          </table:table-cell>
          <table:table-cell table:number-columns-repeated="24"/>
          <table:table-cell office:value-type="string" calcext:value-type="string">
            <text:p>(Cliente,Puerto) ('127.0.0.1', 42548) Dato recibido /|1043|147 Resultado 7Horainicio09:44:04Horafinal09:45:04tiempotranscurrido 60.0582060814</text:p>
          </table:table-cell>
          <table:table-cell table:number-columns-repeated="12"/>
          <table:table-cell office:value-type="string" calcext:value-type="string">
            <text:p>(Cliente,Puerto) ('127.0.0.1', 33548) Dato recibido /|1043|147 Resultado 7Horainicio10:00:06Horafinal10:01:06tiempotranscurrido 60.02685809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60) Dato recibido /|1043|147 Resultado 7Horainicio10:43:09Horafinal10:44:09tiempotranscurrido 60.0738561153</text:p>
          </table:table-cell>
          <table:table-cell table:number-columns-repeated="11"/>
          <table:table-cell office:value-type="string" calcext:value-type="string">
            <text:p>(Cliente,Puerto) ('127.0.0.1', 33582) Dato recibido /|1043|147 Resultado 7Horainicio10:00:06Horafinal10:01:06tiempotranscurrido 60.0476861</text:p>
          </table:table-cell>
          <table:table-cell table:number-columns-repeated="24"/>
          <table:table-cell office:value-type="string" calcext:value-type="string">
            <text:p>(Cliente,Puerto) ('127.0.0.1', 42534) Dato recibido /|1043|147 Resultado 7Horainicio09:44:04Horafinal09:45:04tiempotranscurrido 60.0609078407</text:p>
          </table:table-cell>
          <table:table-cell table:number-columns-repeated="12"/>
          <table:table-cell office:value-type="string" calcext:value-type="string">
            <text:p>(Cliente,Puerto) ('127.0.0.1', 33538) Dato recibido /|1043|147 Resultado 7Horainicio10:00:06Horafinal10:01:06tiempotranscurrido 60.043244123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52) Dato recibido /|1043|147 Resultado 7Horainicio10:43:09Horafinal10:44:09tiempotranscurrido 60.0808739662</text:p>
          </table:table-cell>
          <table:table-cell table:number-columns-repeated="11"/>
          <table:table-cell office:value-type="string" calcext:value-type="string">
            <text:p>(Cliente,Puerto) ('127.0.0.1', 33536) Dato recibido /|1043|147 Resultado 7Horainicio10:00:06Horafinal10:01:06tiempotranscurrido 60.0582659245</text:p>
          </table:table-cell>
          <table:table-cell table:number-columns-repeated="24"/>
          <table:table-cell office:value-type="string" calcext:value-type="string">
            <text:p>(Cliente,Puerto) ('127.0.0.1', 42734) Dato recibido /|1043|147 Resultado 7Horainicio09:44:04Horafinal09:45:04tiempotranscurrido 60.0578701496</text:p>
          </table:table-cell>
          <table:table-cell table:number-columns-repeated="12"/>
          <table:table-cell office:value-type="string" calcext:value-type="string">
            <text:p>(Cliente,Puerto) ('127.0.0.1', 33520) Dato recibido /|1043|147 Resultado 7Horainicio10:00:06Horafinal10:01:06tiempotranscurrido 60.024548053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22) Dato recibido /|1043|147 Resultado 7Horainicio10:43:09Horafinal10:44:09tiempotranscurrido 60.0594930649</text:p>
          </table:table-cell>
          <table:table-cell table:number-columns-repeated="11"/>
          <table:table-cell office:value-type="string" calcext:value-type="string">
            <text:p>(Cliente,Puerto) ('127.0.0.1', 33566) Dato recibido /|1043|147 Resultado 7Horainicio10:00:06Horafinal10:01:06tiempotranscurrido 60.0626859665</text:p>
          </table:table-cell>
          <table:table-cell table:number-columns-repeated="24"/>
          <table:table-cell office:value-type="string" calcext:value-type="string">
            <text:p>(Cliente,Puerto) ('127.0.0.1', 42742) Dato recibido /|1043|147 Resultado 7Horainicio09:44:04Horafinal09:45:04tiempotranscurrido 60.0599520206</text:p>
          </table:table-cell>
          <table:table-cell table:number-columns-repeated="12"/>
          <table:table-cell office:value-type="string" calcext:value-type="string">
            <text:p>(Cliente,Puerto) ('127.0.0.1', 33582) Dato recibido /|1043|147 Resultado 7Horainicio10:00:06Horafinal10:01:06tiempotranscurrido 60.047686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44) Dato recibido /|1043|147 Resultado 7Horainicio10:43:09Horafinal10:44:10tiempotranscurrido 60.0855200291</text:p>
          </table:table-cell>
          <table:table-cell table:number-columns-repeated="11"/>
          <table:table-cell office:value-type="string" calcext:value-type="string">
            <text:p>(Cliente,Puerto) ('127.0.0.1', 33528) Dato recibido /|1043|147 Resultado 7Horainicio10:00:06Horafinal10:01:06tiempotranscurrido 60.0835988522</text:p>
          </table:table-cell>
          <table:table-cell table:number-columns-repeated="24"/>
          <table:table-cell office:value-type="string" calcext:value-type="string">
            <text:p>(Cliente,Puerto) ('127.0.0.1', 42752) Dato recibido /|1043|147 Resultado 7Horainicio09:44:04Horafinal09:45:04tiempotranscurrido 60.0570530891</text:p>
          </table:table-cell>
          <table:table-cell table:number-columns-repeated="12"/>
          <table:table-cell office:value-type="string" calcext:value-type="string">
            <text:p>(Cliente,Puerto) ('127.0.0.1', 33536) Dato recibido /|1043|147 Resultado 7Horainicio10:00:06Horafinal10:01:06tiempotranscurrido 60.058265924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70) Dato recibido /|1043|147 Resultado 7Horainicio10:43:09Horafinal10:44:10tiempotranscurrido 60.082089901</text:p>
          </table:table-cell>
          <table:table-cell table:number-columns-repeated="11"/>
          <table:table-cell office:value-type="string" calcext:value-type="string">
            <text:p>(Cliente,Puerto) ('127.0.0.1', 33530) Dato recibido /|1043|147 Resultado 7Horainicio10:00:06Horafinal10:01:06tiempotranscurrido 60.0398209095</text:p>
          </table:table-cell>
          <table:table-cell table:number-columns-repeated="24"/>
          <table:table-cell office:value-type="string" calcext:value-type="string">
            <text:p>(Cliente,Puerto) ('127.0.0.1', 42750) Dato recibido /|1043|147 Resultado 7Horainicio09:44:04Horafinal09:45:04tiempotranscurrido 60.0574660301</text:p>
          </table:table-cell>
          <table:table-cell table:number-columns-repeated="12"/>
          <table:table-cell office:value-type="string" calcext:value-type="string">
            <text:p>(Cliente,Puerto) ('127.0.0.1', 33566) Dato recibido /|1043|147 Resultado 7Horainicio10:00:06Horafinal10:01:06tiempotranscurrido 60.062685966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56) Dato recibido /|1043|147 Resultado 7Horainicio10:43:09Horafinal10:44:10tiempotranscurrido 60.0806870461</text:p>
          </table:table-cell>
          <table:table-cell table:number-columns-repeated="11"/>
          <table:table-cell office:value-type="string" calcext:value-type="string">
            <text:p>(Cliente,Puerto) ('127.0.0.1', 33552) Dato recibido /|1043|147 Resultado 7Horainicio10:00:06Horafinal10:01:06tiempotranscurrido 60.0802268982</text:p>
          </table:table-cell>
          <table:table-cell table:number-columns-repeated="24"/>
          <table:table-cell office:value-type="string" calcext:value-type="string">
            <text:p>(Cliente,Puerto) ('127.0.0.1', 42740) Dato recibido /|1043|147 Resultado 7Horainicio09:44:04Horafinal09:45:04tiempotranscurrido 60.0606060028</text:p>
          </table:table-cell>
          <table:table-cell table:number-columns-repeated="12"/>
          <table:table-cell office:value-type="string" calcext:value-type="string">
            <text:p>(Cliente,Puerto) ('127.0.0.1', 33528) Dato recibido /|1043|147 Resultado 7Horainicio10:00:06Horafinal10:01:06tiempotranscurrido 60.083598852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10) Dato recibido /|1043|147 Resultado 7Horainicio10:43:09Horafinal10:44:10tiempotranscurrido 60.0835659504</text:p>
          </table:table-cell>
          <table:table-cell table:number-columns-repeated="11"/>
          <table:table-cell office:value-type="string" calcext:value-type="string">
            <text:p>(Cliente,Puerto) ('127.0.0.1', 33542) Dato recibido /|1043|147 Resultado 7Horainicio10:00:06Horafinal10:01:06tiempotranscurrido 60.0821101665</text:p>
          </table:table-cell>
          <table:table-cell table:number-columns-repeated="24"/>
          <table:table-cell office:value-type="string" calcext:value-type="string">
            <text:p>(Cliente,Puerto) ('127.0.0.1', 42738) Dato recibido /|1043|147 Resultado 7Horainicio09:44:04Horafinal09:45:04tiempotranscurrido 60.0610029697</text:p>
          </table:table-cell>
          <table:table-cell table:number-columns-repeated="12"/>
          <table:table-cell office:value-type="string" calcext:value-type="string">
            <text:p>(Cliente,Puerto) ('127.0.0.1', 33530) Dato recibido /|1043|147 Resultado 7Horainicio10:00:06Horafinal10:01:06tiempotranscurrido 60.039820909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62) Dato recibido /|1043|147 Resultado 7Horainicio10:43:10Horafinal10:44:10tiempotranscurrido 60.0843610764</text:p>
          </table:table-cell>
          <table:table-cell table:number-columns-repeated="11"/>
          <table:table-cell office:value-type="string" calcext:value-type="string">
            <text:p>(Cliente,Puerto) ('127.0.0.1', 33604) Dato recibido /|1043|147 Resultado 7Horainicio10:00:06Horafinal10:01:06tiempotranscurrido 60.0223639011</text:p>
          </table:table-cell>
          <table:table-cell table:number-columns-repeated="24"/>
          <table:table-cell office:value-type="string" calcext:value-type="string">
            <text:p>(Cliente,Puerto) ('127.0.0.1', 42748) Dato recibido /|1043|147 Resultado 7Horainicio09:44:04Horafinal09:45:04tiempotranscurrido 60.0581839085</text:p>
          </table:table-cell>
          <table:table-cell table:number-columns-repeated="12"/>
          <table:table-cell office:value-type="string" calcext:value-type="string">
            <text:p>(Cliente,Puerto) ('127.0.0.1', 33552) Dato recibido /|1043|147 Resultado 7Horainicio10:00:06Horafinal10:01:06tiempotranscurrido 60.08022689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60) Dato recibido /|1043|147 Resultado 7Horainicio10:43:10Horafinal10:44:10tiempotranscurrido 60.0822300911</text:p>
          </table:table-cell>
          <table:table-cell table:number-columns-repeated="11"/>
          <table:table-cell office:value-type="string" calcext:value-type="string">
            <text:p>(Cliente,Puerto) ('127.0.0.1', 33500) Dato recibido /|1043|147 Resultado 7Horainicio10:00:06Horafinal10:01:06tiempotranscurrido 60.0409591198</text:p>
          </table:table-cell>
          <table:table-cell table:number-columns-repeated="24"/>
          <table:table-cell office:value-type="string" calcext:value-type="string">
            <text:p>(Cliente,Puerto) ('127.0.0.1', 42744) Dato recibido /|1043|147 Resultado 7Horainicio09:44:04Horafinal09:45:04tiempotranscurrido 60.0593760014</text:p>
          </table:table-cell>
          <table:table-cell table:number-columns-repeated="12"/>
          <table:table-cell office:value-type="string" calcext:value-type="string">
            <text:p>(Cliente,Puerto) ('127.0.0.1', 33542) Dato recibido /|1043|147 Resultado 7Horainicio10:00:06Horafinal10:01:06tiempotranscurrido 60.082110166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66) Dato recibido /|1043|147 Resultado 7Horainicio10:43:10Horafinal10:44:10tiempotranscurrido 60.0820758343</text:p>
          </table:table-cell>
          <table:table-cell table:number-columns-repeated="11"/>
          <table:table-cell office:value-type="string" calcext:value-type="string">
            <text:p>(Cliente,Puerto) ('127.0.0.1', 33578) Dato recibido /|1043|147 Resultado 7Horainicio10:00:06Horafinal10:01:06tiempotranscurrido 60.0812680721</text:p>
          </table:table-cell>
          <table:table-cell table:number-columns-repeated="24"/>
          <table:table-cell office:value-type="string" calcext:value-type="string">
            <text:p>(Cliente,Puerto) ('127.0.0.1', 42520) Dato recibido /|1043|147 Resultado 7Horainicio09:44:04Horafinal09:45:04tiempotranscurrido 60.0596339703</text:p>
          </table:table-cell>
          <table:table-cell table:number-columns-repeated="12"/>
          <table:table-cell office:value-type="string" calcext:value-type="string">
            <text:p>(Cliente,Puerto) ('127.0.0.1', 33604) Dato recibido /|1043|147 Resultado 7Horainicio10:00:06Horafinal10:01:06tiempotranscurrido 60.022363901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24) Dato recibido /|1043|147 Resultado 7Horainicio10:43:10Horafinal10:44:10tiempotranscurrido 60.0818450451</text:p>
          </table:table-cell>
          <table:table-cell table:number-columns-repeated="11"/>
          <table:table-cell office:value-type="string" calcext:value-type="string">
            <text:p>(Cliente,Puerto) ('127.0.0.1', 33510) Dato recibido /|1043|147 Resultado 7Horainicio10:00:06Horafinal10:01:06tiempotranscurrido 60.0798399448</text:p>
          </table:table-cell>
          <table:table-cell table:number-columns-repeated="24"/>
          <table:table-cell office:value-type="string" calcext:value-type="string">
            <text:p>(Cliente,Puerto) ('127.0.0.1', 42756) Dato recibido /|1043|147 Resultado 7Horainicio09:44:04Horafinal09:45:04tiempotranscurrido 60.0599710941</text:p>
          </table:table-cell>
          <table:table-cell table:number-columns-repeated="12"/>
          <table:table-cell office:value-type="string" calcext:value-type="string">
            <text:p>(Cliente,Puerto) ('127.0.0.1', 33500) Dato recibido /|1043|147 Resultado 7Horainicio10:00:06Horafinal10:01:06tiempotranscurrido 60.040959119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42) Dato recibido /|1043|147 Resultado 7Horainicio10:43:10Horafinal10:44:10tiempotranscurrido 60.0625729561</text:p>
          </table:table-cell>
          <table:table-cell table:number-columns-repeated="11"/>
          <table:table-cell office:value-type="string" calcext:value-type="string">
            <text:p>(Cliente,Puerto) ('127.0.0.1', 33622) Dato recibido /|1043|147 Resultado 7Horainicio10:00:06Horafinal10:01:06tiempotranscurrido 60.0352928638</text:p>
          </table:table-cell>
          <table:table-cell table:number-columns-repeated="24"/>
          <table:table-cell office:value-type="string" calcext:value-type="string">
            <text:p>(Cliente,Puerto) ('127.0.0.1', 42758) Dato recibido /|1043|147 Resultado 7Horainicio09:44:04Horafinal09:45:04tiempotranscurrido 60.0603749752</text:p>
          </table:table-cell>
          <table:table-cell table:number-columns-repeated="12"/>
          <table:table-cell office:value-type="string" calcext:value-type="string">
            <text:p>(Cliente,Puerto) ('127.0.0.1', 33578) Dato recibido /|1043|147 Resultado 7Horainicio10:00:06Horafinal10:01:06tiempotranscurrido 60.081268072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52) Dato recibido /|1043|147 Resultado 7Horainicio10:43:10Horafinal10:44:10tiempotranscurrido 60.0810210705</text:p>
          </table:table-cell>
          <table:table-cell table:number-columns-repeated="11"/>
          <table:table-cell office:value-type="string" calcext:value-type="string">
            <text:p>(Cliente,Puerto) ('127.0.0.1', 33624) Dato recibido /|1043|147 Resultado 7Horainicio10:00:06Horafinal10:01:06tiempotranscurrido 60.0811331272</text:p>
          </table:table-cell>
          <table:table-cell table:number-columns-repeated="24"/>
          <table:table-cell office:value-type="string" calcext:value-type="string">
            <text:p>(Cliente,Puerto) ('127.0.0.1', 42754) Dato recibido /|1043|147 Resultado 7Horainicio09:44:04Horafinal09:45:04tiempotranscurrido 60.0607769489</text:p>
          </table:table-cell>
          <table:table-cell table:number-columns-repeated="12"/>
          <table:table-cell office:value-type="string" calcext:value-type="string">
            <text:p>(Cliente,Puerto) ('127.0.0.1', 33510) Dato recibido /|1043|147 Resultado 7Horainicio10:00:06Horafinal10:01:06tiempotranscurrido 60.079839944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42) Dato recibido /|1043|147 Resultado 7Horainicio10:43:10Horafinal10:44:10tiempotranscurrido 60.0860240459</text:p>
          </table:table-cell>
          <table:table-cell table:number-columns-repeated="11"/>
          <table:table-cell office:value-type="string" calcext:value-type="string">
            <text:p>(Cliente,Puerto) ('127.0.0.1', 33616) Dato recibido /|1043|147 Resultado 7Horainicio10:00:06Horafinal10:01:06tiempotranscurrido 60.0453021526</text:p>
          </table:table-cell>
          <table:table-cell table:number-columns-repeated="24"/>
          <table:table-cell office:value-type="string" calcext:value-type="string">
            <text:p>(Cliente,Puerto) ('127.0.0.1', 42766) Dato recibido /|1043|147 Resultado 7Horainicio09:44:04Horafinal09:45:04tiempotranscurrido 60.0586760044</text:p>
          </table:table-cell>
          <table:table-cell table:number-columns-repeated="12"/>
          <table:table-cell office:value-type="string" calcext:value-type="string">
            <text:p>(Cliente,Puerto) ('127.0.0.1', 33622) Dato recibido /|1043|147 Resultado 7Horainicio10:00:06Horafinal10:01:06tiempotranscurrido 60.035292863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30) Dato recibido /|1043|147 Resultado 7Horainicio10:43:10Horafinal10:44:10tiempotranscurrido 60.0343999863</text:p>
          </table:table-cell>
          <table:table-cell table:number-columns-repeated="11"/>
          <table:table-cell office:value-type="string" calcext:value-type="string">
            <text:p>(Cliente,Puerto) ('127.0.0.1', 33656) Dato recibido /|1043|147 Resultado 7Horainicio10:00:06Horafinal10:01:06tiempotranscurrido 60.0268578529</text:p>
          </table:table-cell>
          <table:table-cell table:number-columns-repeated="24"/>
          <table:table-cell office:value-type="string" calcext:value-type="string">
            <text:p>(Cliente,Puerto) ('127.0.0.1', 42764) Dato recibido /|1043|147 Resultado 7Horainicio09:44:04Horafinal09:45:04tiempotranscurrido 60.0593371391</text:p>
          </table:table-cell>
          <table:table-cell table:number-columns-repeated="12"/>
          <table:table-cell office:value-type="string" calcext:value-type="string">
            <text:p>(Cliente,Puerto) ('127.0.0.1', 33624) Dato recibido /|1043|147 Resultado 7Horainicio10:00:06Horafinal10:01:06tiempotranscurrido 60.081133127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34) Dato recibido /|1043|147 Resultado 7Horainicio10:43:10Horafinal10:44:10tiempotranscurrido 60.0826380253</text:p>
          </table:table-cell>
          <table:table-cell table:number-columns-repeated="11"/>
          <table:table-cell office:value-type="string" calcext:value-type="string">
            <text:p>(Cliente,Puerto) ('127.0.0.1', 33676) Dato recibido /|1043|147 Resultado 7Horainicio10:00:06Horafinal10:01:06tiempotranscurrido 60.0442359447</text:p>
          </table:table-cell>
          <table:table-cell table:number-columns-repeated="24"/>
          <table:table-cell office:value-type="string" calcext:value-type="string">
            <text:p>(Cliente,Puerto) ('127.0.0.1', 42768) Dato recibido /|1043|147 Resultado 7Horainicio09:44:04Horafinal09:45:04tiempotranscurrido 60.0578579903</text:p>
          </table:table-cell>
          <table:table-cell table:number-columns-repeated="12"/>
          <table:table-cell office:value-type="string" calcext:value-type="string">
            <text:p>(Cliente,Puerto) ('127.0.0.1', 33616) Dato recibido /|1043|147 Resultado 7Horainicio10:00:06Horafinal10:01:06tiempotranscurrido 60.045302152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54) Dato recibido /|1043|147 Resultado 7Horainicio10:43:10Horafinal10:44:10tiempotranscurrido 60.0830569267</text:p>
          </table:table-cell>
          <table:table-cell table:number-columns-repeated="11"/>
          <table:table-cell office:value-type="string" calcext:value-type="string">
            <text:p>(Cliente,Puerto) ('127.0.0.1', 33660) Dato recibido /|1043|147 Resultado 7Horainicio10:00:06Horafinal10:01:07tiempotranscurrido 60.0801551342</text:p>
          </table:table-cell>
          <table:table-cell table:number-columns-repeated="24"/>
          <table:table-cell office:value-type="string" calcext:value-type="string">
            <text:p>(Cliente,Puerto) ('127.0.0.1', 42762) Dato recibido /|1043|147 Resultado 7Horainicio09:44:04Horafinal09:45:04tiempotranscurrido 60.0606579781</text:p>
          </table:table-cell>
          <table:table-cell table:number-columns-repeated="12"/>
          <table:table-cell office:value-type="string" calcext:value-type="string">
            <text:p>(Cliente,Puerto) ('127.0.0.1', 33656) Dato recibido /|1043|147 Resultado 7Horainicio10:00:06Horafinal10:01:06tiempotranscurrido 60.02685785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24) Dato recibido /|1043|147 Resultado 7Horainicio10:43:10Horafinal10:44:10tiempotranscurrido 60.0790038109</text:p>
          </table:table-cell>
          <table:table-cell table:number-columns-repeated="11"/>
          <table:table-cell office:value-type="string" calcext:value-type="string">
            <text:p>(Cliente,Puerto) ('127.0.0.1', 34108) Dato recibido /|1043|147 Resultado 7Horainicio10:00:07Horafinal10:01:07tiempotranscurrido 60.0464651585</text:p>
          </table:table-cell>
          <table:table-cell table:number-columns-repeated="24"/>
          <table:table-cell office:value-type="string" calcext:value-type="string">
            <text:p>(Cliente,Puerto) ('127.0.0.1', 42770) Dato recibido /|1043|147 Resultado 7Horainicio09:44:04Horafinal09:45:04tiempotranscurrido 60.0594758987</text:p>
          </table:table-cell>
          <table:table-cell table:number-columns-repeated="12"/>
          <table:table-cell office:value-type="string" calcext:value-type="string">
            <text:p>(Cliente,Puerto) ('127.0.0.1', 33676) Dato recibido /|1043|147 Resultado 7Horainicio10:00:06Horafinal10:01:06tiempotranscurrido 60.044235944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08) Dato recibido /|1043|147 Resultado 7Horainicio10:43:10Horafinal10:44:10tiempotranscurrido 60.0811870098</text:p>
          </table:table-cell>
          <table:table-cell table:number-columns-repeated="11"/>
          <table:table-cell office:value-type="string" calcext:value-type="string">
            <text:p>(Cliente,Puerto) ('127.0.0.1', 33810) Dato recibido /|1043|147 Resultado 7Horainicio10:00:06Horafinal10:01:07tiempotranscurrido 60.0848040581</text:p>
          </table:table-cell>
          <table:table-cell table:number-columns-repeated="24"/>
          <table:table-cell office:value-type="string" calcext:value-type="string">
            <text:p>(Cliente,Puerto) ('127.0.0.1', 42782) Dato recibido /|1043|147 Resultado 7Horainicio09:44:04Horafinal09:45:04tiempotranscurrido 60.0574638844</text:p>
          </table:table-cell>
          <table:table-cell table:number-columns-repeated="12"/>
          <table:table-cell office:value-type="string" calcext:value-type="string">
            <text:p>(Cliente,Puerto) ('127.0.0.1', 33660) Dato recibido /|1043|147 Resultado 7Horainicio10:00:06Horafinal10:01:07tiempotranscurrido 60.080155134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96) Dato recibido /|1043|147 Resultado 7Horainicio10:43:10Horafinal10:44:10tiempotranscurrido 60.0813038349</text:p>
          </table:table-cell>
          <table:table-cell table:number-columns-repeated="11"/>
          <table:table-cell office:value-type="string" calcext:value-type="string">
            <text:p>(Cliente,Puerto) ('127.0.0.1', 33838) Dato recibido /|1043|147 Resultado 7Horainicio10:00:07Horafinal10:01:07tiempotranscurrido 60.0783247948</text:p>
          </table:table-cell>
          <table:table-cell table:number-columns-repeated="24"/>
          <table:table-cell office:value-type="string" calcext:value-type="string">
            <text:p>(Cliente,Puerto) ('127.0.0.1', 42776) Dato recibido /|1043|147 Resultado 7Horainicio09:44:04Horafinal09:45:04tiempotranscurrido 60.0596940517</text:p>
          </table:table-cell>
          <table:table-cell table:number-columns-repeated="12"/>
          <table:table-cell office:value-type="string" calcext:value-type="string">
            <text:p>(Cliente,Puerto) ('127.0.0.1', 34108) Dato recibido /|1043|147 Resultado 7Horainicio10:00:07Horafinal10:01:07tiempotranscurrido 60.046465158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12) Dato recibido /|1043|147 Resultado 7Horainicio10:43:10Horafinal10:44:10tiempotranscurrido 60.0757639408</text:p>
          </table:table-cell>
          <table:table-cell table:number-columns-repeated="11"/>
          <table:table-cell office:value-type="string" calcext:value-type="string">
            <text:p>(Cliente,Puerto) ('127.0.0.1', 34088) Dato recibido /|1043|147 Resultado 7Horainicio10:00:07Horafinal10:01:07tiempotranscurrido 60.06919384</text:p>
          </table:table-cell>
          <table:table-cell table:number-columns-repeated="24"/>
          <table:table-cell office:value-type="string" calcext:value-type="string">
            <text:p>(Cliente,Puerto) ('127.0.0.1', 42778) Dato recibido /|1043|147 Resultado 7Horainicio09:44:04Horafinal09:45:04tiempotranscurrido 60.0599358082</text:p>
          </table:table-cell>
          <table:table-cell table:number-columns-repeated="12"/>
          <table:table-cell office:value-type="string" calcext:value-type="string">
            <text:p>(Cliente,Puerto) ('127.0.0.1', 33810) Dato recibido /|1043|147 Resultado 7Horainicio10:00:06Horafinal10:01:07tiempotranscurrido 60.084804058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56) Dato recibido /|1043|147 Resultado 7Horainicio10:43:10Horafinal10:44:10tiempotranscurrido 60.0360031128</text:p>
          </table:table-cell>
          <table:table-cell table:number-columns-repeated="11"/>
          <table:table-cell office:value-type="string" calcext:value-type="string">
            <text:p>(Cliente,Puerto) ('127.0.0.1', 34080) Dato recibido /|1043|147 Resultado 7Horainicio10:00:07Horafinal10:01:07tiempotranscurrido 60.0508310795</text:p>
          </table:table-cell>
          <table:table-cell table:number-columns-repeated="24"/>
          <table:table-cell office:value-type="string" calcext:value-type="string">
            <text:p>(Cliente,Puerto) ('127.0.0.1', 42772) Dato recibido /|1043|147 Resultado 7Horainicio09:44:04Horafinal09:45:04tiempotranscurrido 60.061439991</text:p>
          </table:table-cell>
          <table:table-cell table:number-columns-repeated="12"/>
          <table:table-cell office:value-type="string" calcext:value-type="string">
            <text:p>(Cliente,Puerto) ('127.0.0.1', 33838) Dato recibido /|1043|147 Resultado 7Horainicio10:00:07Horafinal10:01:07tiempotranscurrido 60.078324794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62) Dato recibido /|1043|147 Resultado 7Horainicio10:43:10Horafinal10:44:10tiempotranscurrido 60.0806701183</text:p>
          </table:table-cell>
          <table:table-cell table:number-columns-repeated="11"/>
          <table:table-cell office:value-type="string" calcext:value-type="string">
            <text:p>(Cliente,Puerto) ('127.0.0.1', 34122) Dato recibido /|1043|147 Resultado 7Horainicio10:00:07Horafinal10:01:07tiempotranscurrido 60.0752139091</text:p>
          </table:table-cell>
          <table:table-cell table:number-columns-repeated="24"/>
          <table:table-cell office:value-type="string" calcext:value-type="string">
            <text:p>(Cliente,Puerto) ('127.0.0.1', 42774) Dato recibido /|1043|147 Resultado 7Horainicio09:44:04Horafinal09:45:04tiempotranscurrido 60.0614340305</text:p>
          </table:table-cell>
          <table:table-cell table:number-columns-repeated="12"/>
          <table:table-cell office:value-type="string" calcext:value-type="string">
            <text:p>(Cliente,Puerto) ('127.0.0.1', 34088) Dato recibido /|1043|147 Resultado 7Horainicio10:00:07Horafinal10:01:07tiempotranscurrido 60.0691938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74) Dato recibido /|1043|147 Resultado 7Horainicio10:43:10Horafinal10:44:10tiempotranscurrido 60.0851659775</text:p>
          </table:table-cell>
          <table:table-cell table:number-columns-repeated="11"/>
          <table:table-cell office:value-type="string" calcext:value-type="string">
            <text:p>(Cliente,Puerto) ('127.0.0.1', 34118) Dato recibido /|1043|147 Resultado 7Horainicio10:00:07Horafinal10:01:07tiempotranscurrido 60.0796430111</text:p>
          </table:table-cell>
          <table:table-cell table:number-columns-repeated="24"/>
          <table:table-cell office:value-type="string" calcext:value-type="string">
            <text:p>(Cliente,Puerto) ('127.0.0.1', 42784) Dato recibido /|1043|147 Resultado 7Horainicio09:44:04Horafinal09:45:04tiempotranscurrido 60.0584740639</text:p>
          </table:table-cell>
          <table:table-cell table:number-columns-repeated="12"/>
          <table:table-cell office:value-type="string" calcext:value-type="string">
            <text:p>(Cliente,Puerto) ('127.0.0.1', 34080) Dato recibido /|1043|147 Resultado 7Horainicio10:00:07Horafinal10:01:07tiempotranscurrido 60.050831079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98) Dato recibido /|1043|147 Resultado 7Horainicio10:43:10Horafinal10:44:10tiempotranscurrido 60.0652000904</text:p>
          </table:table-cell>
          <table:table-cell table:number-columns-repeated="11"/>
          <table:table-cell office:value-type="string" calcext:value-type="string">
            <text:p>(Cliente,Puerto) ('127.0.0.1', 34158) Dato recibido /|1043|147 Resultado 7Horainicio10:00:07Horafinal10:01:07tiempotranscurrido 60.0538668633</text:p>
          </table:table-cell>
          <table:table-cell table:number-columns-repeated="24"/>
          <table:table-cell office:value-type="string" calcext:value-type="string">
            <text:p>(Cliente,Puerto) ('127.0.0.1', 42780) Dato recibido /|1043|147 Resultado 7Horainicio09:44:04Horafinal09:45:04tiempotranscurrido 60.0597698689</text:p>
          </table:table-cell>
          <table:table-cell table:number-columns-repeated="12"/>
          <table:table-cell office:value-type="string" calcext:value-type="string">
            <text:p>(Cliente,Puerto) ('127.0.0.1', 34122) Dato recibido /|1043|147 Resultado 7Horainicio10:00:07Horafinal10:01:07tiempotranscurrido 60.075213909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54) Dato recibido /|1043|147 Resultado 7Horainicio10:43:10Horafinal10:44:10tiempotranscurrido 60.0743920803</text:p>
          </table:table-cell>
          <table:table-cell table:number-columns-repeated="11"/>
          <table:table-cell office:value-type="string" calcext:value-type="string">
            <text:p>(Cliente,Puerto) ('127.0.0.1', 34124) Dato recibido /|1043|147 Resultado 7Horainicio10:00:07Horafinal10:01:07tiempotranscurrido 60.0818829536</text:p>
          </table:table-cell>
          <table:table-cell table:number-columns-repeated="24"/>
          <table:table-cell office:value-type="string" calcext:value-type="string">
            <text:p>(Cliente,Puerto) ('127.0.0.1', 42798) Dato recibido /|1043|147 Resultado 7Horainicio09:44:04Horafinal09:45:04tiempotranscurrido 60.0583310127</text:p>
          </table:table-cell>
          <table:table-cell table:number-columns-repeated="12"/>
          <table:table-cell office:value-type="string" calcext:value-type="string">
            <text:p>(Cliente,Puerto) ('127.0.0.1', 34118) Dato recibido /|1043|147 Resultado 7Horainicio10:00:07Horafinal10:01:07tiempotranscurrido 60.079643011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32) Dato recibido /|1043|147 Resultado 7Horainicio10:43:10Horafinal10:44:10tiempotranscurrido 60.0821781158</text:p>
          </table:table-cell>
          <table:table-cell table:number-columns-repeated="11"/>
          <table:table-cell office:value-type="string" calcext:value-type="string">
            <text:p>(Cliente,Puerto) ('127.0.0.1', 34098) Dato recibido /|1043|147 Resultado 7Horainicio10:00:07Horafinal10:01:07tiempotranscurrido 60.0834720135</text:p>
          </table:table-cell>
          <table:table-cell table:number-columns-repeated="24"/>
          <table:table-cell office:value-type="string" calcext:value-type="string">
            <text:p>(Cliente,Puerto) ('127.0.0.1', 42800) Dato recibido /|1043|147 Resultado 7Horainicio09:44:04Horafinal09:45:04tiempotranscurrido 60.0582430363</text:p>
          </table:table-cell>
          <table:table-cell table:number-columns-repeated="12"/>
          <table:table-cell office:value-type="string" calcext:value-type="string">
            <text:p>(Cliente,Puerto) ('127.0.0.1', 34158) Dato recibido /|1043|147 Resultado 7Horainicio10:00:07Horafinal10:01:07tiempotranscurrido 60.05386686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68) Dato recibido /|1043|147 Resultado 7Horainicio10:43:10Horafinal10:44:10tiempotranscurrido 60.0818610191</text:p>
          </table:table-cell>
          <table:table-cell table:number-columns-repeated="11"/>
          <table:table-cell office:value-type="string" calcext:value-type="string">
            <text:p>(Cliente,Puerto) ('127.0.0.1', 34218) Dato recibido /|1043|147 Resultado 7Horainicio10:00:07Horafinal10:01:07tiempotranscurrido 60.0878520012</text:p>
          </table:table-cell>
          <table:table-cell table:number-columns-repeated="24"/>
          <table:table-cell office:value-type="string" calcext:value-type="string">
            <text:p>(Cliente,Puerto) ('127.0.0.1', 42794) Dato recibido /|1043|147 Resultado 7Horainicio09:44:04Horafinal09:45:04tiempotranscurrido 60.0594460964</text:p>
          </table:table-cell>
          <table:table-cell table:number-columns-repeated="12"/>
          <table:table-cell office:value-type="string" calcext:value-type="string">
            <text:p>(Cliente,Puerto) ('127.0.0.1', 34124) Dato recibido /|1043|147 Resultado 7Horainicio10:00:07Horafinal10:01:07tiempotranscurrido 60.081882953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24) Dato recibido /|1043|147 Resultado 7Horainicio10:43:10Horafinal10:44:10tiempotranscurrido 60.0853700638</text:p>
          </table:table-cell>
          <table:table-cell table:number-columns-repeated="11"/>
          <table:table-cell office:value-type="string" calcext:value-type="string">
            <text:p>(Cliente,Puerto) ('127.0.0.1', 34328) Dato recibido /|1043|147 Resultado 7Horainicio10:00:07Horafinal10:01:07tiempotranscurrido 60.084856987</text:p>
          </table:table-cell>
          <table:table-cell table:number-columns-repeated="24"/>
          <table:table-cell office:value-type="string" calcext:value-type="string">
            <text:p>(Cliente,Puerto) ('127.0.0.1', 42786) Dato recibido /|1043|147 Resultado 7Horainicio09:44:04Horafinal09:45:04tiempotranscurrido 60.0608229637</text:p>
          </table:table-cell>
          <table:table-cell table:number-columns-repeated="12"/>
          <table:table-cell office:value-type="string" calcext:value-type="string">
            <text:p>(Cliente,Puerto) ('127.0.0.1', 34098) Dato recibido /|1043|147 Resultado 7Horainicio10:00:07Horafinal10:01:07tiempotranscurrido 60.083472013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86) Dato recibido /|1043|147 Resultado 7Horainicio10:43:10Horafinal10:44:10tiempotranscurrido 60.0838580132</text:p>
          </table:table-cell>
          <table:table-cell table:number-columns-repeated="11"/>
          <table:table-cell office:value-type="string" calcext:value-type="string">
            <text:p>(Cliente,Puerto) ('127.0.0.1', 34366) Dato recibido /|1043|147 Resultado 7Horainicio10:00:07Horafinal10:01:07tiempotranscurrido 60.0887699127</text:p>
          </table:table-cell>
          <table:table-cell table:number-columns-repeated="24"/>
          <table:table-cell office:value-type="string" calcext:value-type="string">
            <text:p>(Cliente,Puerto) ('127.0.0.1', 42802) Dato recibido /|1043|147 Resultado 7Horainicio09:44:04Horafinal09:45:04tiempotranscurrido 60.0582721233</text:p>
          </table:table-cell>
          <table:table-cell table:number-columns-repeated="12"/>
          <table:table-cell office:value-type="string" calcext:value-type="string">
            <text:p>(Cliente,Puerto) ('127.0.0.1', 34218) Dato recibido /|1043|147 Resultado 7Horainicio10:00:07Horafinal10:01:07tiempotranscurrido 60.087852001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58) Dato recibido /|1043|147 Resultado 7Horainicio10:43:10Horafinal10:44:10tiempotranscurrido 60.0826189518</text:p>
          </table:table-cell>
          <table:table-cell table:number-columns-repeated="11"/>
          <table:table-cell office:value-type="string" calcext:value-type="string">
            <text:p>(Cliente,Puerto) ('127.0.0.1', 34406) Dato recibido /|1043|147 Resultado 7Horainicio10:00:07Horafinal10:01:07tiempotranscurrido 60.0826921463</text:p>
          </table:table-cell>
          <table:table-cell table:number-columns-repeated="24"/>
          <table:table-cell office:value-type="string" calcext:value-type="string">
            <text:p>(Cliente,Puerto) ('127.0.0.1', 42792) Dato recibido /|1043|147 Resultado 7Horainicio09:44:04Horafinal09:45:04tiempotranscurrido 60.0603508949</text:p>
          </table:table-cell>
          <table:table-cell table:number-columns-repeated="12"/>
          <table:table-cell office:value-type="string" calcext:value-type="string">
            <text:p>(Cliente,Puerto) ('127.0.0.1', 34328) Dato recibido /|1043|147 Resultado 7Horainicio10:00:07Horafinal10:01:07tiempotranscurrido 60.08485698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98) Dato recibido /|1043|147 Resultado 7Horainicio10:43:10Horafinal10:44:10tiempotranscurrido 60.0826430321</text:p>
          </table:table-cell>
          <table:table-cell table:number-columns-repeated="11"/>
          <table:table-cell office:value-type="string" calcext:value-type="string">
            <text:p>(Cliente,Puerto) ('127.0.0.1', 34396) Dato recibido /|1043|147 Resultado 7Horainicio10:00:07Horafinal10:01:07tiempotranscurrido 60.0892579556</text:p>
          </table:table-cell>
          <table:table-cell table:number-columns-repeated="24"/>
          <table:table-cell office:value-type="string" calcext:value-type="string">
            <text:p>(Cliente,Puerto) ('127.0.0.1', 42796) Dato recibido /|1043|147 Resultado 7Horainicio09:44:04Horafinal09:45:04tiempotranscurrido 60.0597059727</text:p>
          </table:table-cell>
          <table:table-cell table:number-columns-repeated="12"/>
          <table:table-cell office:value-type="string" calcext:value-type="string">
            <text:p>(Cliente,Puerto) ('127.0.0.1', 34366) Dato recibido /|1043|147 Resultado 7Horainicio10:00:07Horafinal10:01:07tiempotranscurrido 60.088769912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10) Dato recibido /|1043|147 Resultado 7Horainicio10:43:10Horafinal10:44:10tiempotranscurrido 60.0852119923</text:p>
          </table:table-cell>
          <table:table-cell table:number-columns-repeated="11"/>
          <table:table-cell office:value-type="string" calcext:value-type="string">
            <text:p>(Cliente,Puerto) ('127.0.0.1', 34488) Dato recibido /|1043|147 Resultado 7Horainicio10:00:07Horafinal10:01:07tiempotranscurrido 60.0655219555</text:p>
          </table:table-cell>
          <table:table-cell table:number-columns-repeated="24"/>
          <table:table-cell office:value-type="string" calcext:value-type="string">
            <text:p>(Cliente,Puerto) ('127.0.0.1', 42790) Dato recibido /|1043|147 Resultado 7Horainicio09:44:04Horafinal09:45:04tiempotranscurrido 60.0612590313</text:p>
          </table:table-cell>
          <table:table-cell table:number-columns-repeated="12"/>
          <table:table-cell office:value-type="string" calcext:value-type="string">
            <text:p>(Cliente,Puerto) ('127.0.0.1', 34406) Dato recibido /|1043|147 Resultado 7Horainicio10:00:07Horafinal10:01:07tiempotranscurrido 60.082692146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68) Dato recibido /|1043|147 Resultado 7Horainicio10:43:10Horafinal10:44:10tiempotranscurrido 60.0834920406</text:p>
          </table:table-cell>
          <table:table-cell table:number-columns-repeated="11"/>
          <table:table-cell office:value-type="string" calcext:value-type="string">
            <text:p>(Cliente,Puerto) ('127.0.0.1', 34462) Dato recibido /|1043|147 Resultado 7Horainicio10:00:07Horafinal10:01:07tiempotranscurrido 60.0891008377</text:p>
          </table:table-cell>
          <table:table-cell table:number-columns-repeated="24"/>
          <table:table-cell office:value-type="string" calcext:value-type="string">
            <text:p>(Cliente,Puerto) ('127.0.0.1', 42806) Dato recibido /|1043|147 Resultado 7Horainicio09:44:04Horafinal09:45:04tiempotranscurrido 60.0602760315</text:p>
          </table:table-cell>
          <table:table-cell table:number-columns-repeated="12"/>
          <table:table-cell office:value-type="string" calcext:value-type="string">
            <text:p>(Cliente,Puerto) ('127.0.0.1', 34396) Dato recibido /|1043|147 Resultado 7Horainicio10:00:07Horafinal10:01:07tiempotranscurrido 60.08925795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28) Dato recibido /|1043|147 Resultado 7Horainicio10:43:10Horafinal10:44:10tiempotranscurrido 60.0832021236</text:p>
          </table:table-cell>
          <table:table-cell table:number-columns-repeated="11"/>
          <table:table-cell office:value-type="string" calcext:value-type="string">
            <text:p>(Cliente,Puerto) ('127.0.0.1', 33938) Dato recibido /|1043|147 Resultado 7Horainicio10:00:07Horafinal10:01:07tiempotranscurrido 60.0435640812</text:p>
          </table:table-cell>
          <table:table-cell table:number-columns-repeated="24"/>
          <table:table-cell office:value-type="string" calcext:value-type="string">
            <text:p>(Cliente,Puerto) ('127.0.0.1', 42810) Dato recibido /|1043|147 Resultado 7Horainicio09:44:04Horafinal09:45:04tiempotranscurrido 60.0594520569</text:p>
          </table:table-cell>
          <table:table-cell table:number-columns-repeated="12"/>
          <table:table-cell office:value-type="string" calcext:value-type="string">
            <text:p>(Cliente,Puerto) ('127.0.0.1', 34488) Dato recibido /|1043|147 Resultado 7Horainicio10:00:07Horafinal10:01:07tiempotranscurrido 60.065521955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46) Dato recibido /|1043|147 Resultado 7Horainicio10:43:10Horafinal10:44:10tiempotranscurrido 60.0857231617</text:p>
          </table:table-cell>
          <table:table-cell table:number-columns-repeated="11"/>
          <table:table-cell office:value-type="string" calcext:value-type="string">
            <text:p>(Cliente,Puerto) ('127.0.0.1', 34476) Dato recibido /|1043|147 Resultado 7Horainicio10:00:07Horafinal10:01:07tiempotranscurrido 60.0658121109</text:p>
          </table:table-cell>
          <table:table-cell table:number-columns-repeated="24"/>
          <table:table-cell office:value-type="string" calcext:value-type="string">
            <text:p>(Cliente,Puerto) ('127.0.0.1', 42816) Dato recibido /|1043|147 Resultado 7Horainicio09:44:04Horafinal09:45:04tiempotranscurrido 60.0584177971</text:p>
          </table:table-cell>
          <table:table-cell table:number-columns-repeated="12"/>
          <table:table-cell office:value-type="string" calcext:value-type="string">
            <text:p>(Cliente,Puerto) ('127.0.0.1', 34462) Dato recibido /|1043|147 Resultado 7Horainicio10:00:07Horafinal10:01:07tiempotranscurrido 60.089100837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18) Dato recibido /|1043|147 Resultado 7Horainicio10:43:10Horafinal10:44:10tiempotranscurrido 60.080258131</text:p>
          </table:table-cell>
          <table:table-cell table:number-columns-repeated="11"/>
          <table:table-cell office:value-type="string" calcext:value-type="string">
            <text:p>(Cliente,Puerto) ('127.0.0.1', 34030) Dato recibido /|1043|147 Resultado 7Horainicio10:00:07Horafinal10:01:07tiempotranscurrido 60.0897860527</text:p>
          </table:table-cell>
          <table:table-cell table:number-columns-repeated="24"/>
          <table:table-cell office:value-type="string" calcext:value-type="string">
            <text:p>(Cliente,Puerto) ('127.0.0.1', 42818) Dato recibido /|1043|147 Resultado 7Horainicio09:44:04Horafinal09:45:04tiempotranscurrido 60.0580611229</text:p>
          </table:table-cell>
          <table:table-cell table:number-columns-repeated="12"/>
          <table:table-cell office:value-type="string" calcext:value-type="string">
            <text:p>(Cliente,Puerto) ('127.0.0.1', 33938) Dato recibido /|1043|147 Resultado 7Horainicio10:00:07Horafinal10:01:07tiempotranscurrido 60.043564081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26) Dato recibido /|1043|147 Resultado 7Horainicio10:43:10Horafinal10:44:10tiempotranscurrido 60.0840129852</text:p>
          </table:table-cell>
          <table:table-cell table:number-columns-repeated="11"/>
          <table:table-cell office:value-type="string" calcext:value-type="string">
            <text:p>(Cliente,Puerto) ('127.0.0.1', 34890) Dato recibido /|1043|147 Resultado 7Horainicio10:00:07Horafinal10:01:07tiempotranscurrido 60.08593297</text:p>
          </table:table-cell>
          <table:table-cell table:number-columns-repeated="24"/>
          <table:table-cell office:value-type="string" calcext:value-type="string">
            <text:p>(Cliente,Puerto) ('127.0.0.1', 42822) Dato recibido /|1043|147 Resultado 7Horainicio09:44:04Horafinal09:45:04tiempotranscurrido 60.0573740005</text:p>
          </table:table-cell>
          <table:table-cell table:number-columns-repeated="12"/>
          <table:table-cell office:value-type="string" calcext:value-type="string">
            <text:p>(Cliente,Puerto) ('127.0.0.1', 34476) Dato recibido /|1043|147 Resultado 7Horainicio10:00:07Horafinal10:01:07tiempotranscurrido 60.065812110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90) Dato recibido /|1043|147 Resultado 7Horainicio10:43:10Horafinal10:44:10tiempotranscurrido 60.0856330395</text:p>
          </table:table-cell>
          <table:table-cell table:number-columns-repeated="11"/>
          <table:table-cell office:value-type="string" calcext:value-type="string">
            <text:p>(Cliente,Puerto) ('127.0.0.1', 34882) Dato recibido /|1043|147 Resultado 7Horainicio10:00:07Horafinal10:01:07tiempotranscurrido 60.0876498222</text:p>
          </table:table-cell>
          <table:table-cell table:number-columns-repeated="24"/>
          <table:table-cell office:value-type="string" calcext:value-type="string">
            <text:p>(Cliente,Puerto) ('127.0.0.1', 42814) Dato recibido /|1043|147 Resultado 7Horainicio09:44:04Horafinal09:45:04tiempotranscurrido 60.0590419769</text:p>
          </table:table-cell>
          <table:table-cell table:number-columns-repeated="12"/>
          <table:table-cell office:value-type="string" calcext:value-type="string">
            <text:p>(Cliente,Puerto) ('127.0.0.1', 34030) Dato recibido /|1043|147 Resultado 7Horainicio10:00:07Horafinal10:01:07tiempotranscurrido 60.089786052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42) Dato recibido /|1043|147 Resultado 7Horainicio10:43:10Horafinal10:44:10tiempotranscurrido 60.0834698677</text:p>
          </table:table-cell>
          <table:table-cell table:number-columns-repeated="11"/>
          <table:table-cell office:value-type="string" calcext:value-type="string">
            <text:p>(Cliente,Puerto) ('127.0.0.1', 34846) Dato recibido /|1043|147 Resultado 7Horainicio10:00:07Horafinal10:01:07tiempotranscurrido 60.0423231125</text:p>
          </table:table-cell>
          <table:table-cell table:number-columns-repeated="24"/>
          <table:table-cell office:value-type="string" calcext:value-type="string">
            <text:p>(Cliente,Puerto) ('127.0.0.1', 42812) Dato recibido /|1043|147 Resultado 7Horainicio09:44:04Horafinal09:45:04tiempotranscurrido 60.0595970154</text:p>
          </table:table-cell>
          <table:table-cell table:number-columns-repeated="12"/>
          <table:table-cell office:value-type="string" calcext:value-type="string">
            <text:p>(Cliente,Puerto) ('127.0.0.1', 34890) Dato recibido /|1043|147 Resultado 7Horainicio10:00:07Horafinal10:01:07tiempotranscurrido 60.085932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22) Dato recibido /|1043|147 Resultado 7Horainicio10:43:10Horafinal10:44:10tiempotranscurrido 60.0794830322</text:p>
          </table:table-cell>
          <table:table-cell table:number-columns-repeated="11"/>
          <table:table-cell office:value-type="string" calcext:value-type="string">
            <text:p>(Cliente,Puerto) ('127.0.0.1', 34886) Dato recibido /|1043|147 Resultado 7Horainicio10:00:07Horafinal10:01:07tiempotranscurrido 60.0661559105</text:p>
          </table:table-cell>
          <table:table-cell table:number-columns-repeated="24"/>
          <table:table-cell office:value-type="string" calcext:value-type="string">
            <text:p>(Cliente,Puerto) ('127.0.0.1', 42808) Dato recibido /|1043|147 Resultado 7Horainicio09:44:04Horafinal09:45:04tiempotranscurrido 60.0604510307</text:p>
          </table:table-cell>
          <table:table-cell table:number-columns-repeated="12"/>
          <table:table-cell office:value-type="string" calcext:value-type="string">
            <text:p>(Cliente,Puerto) ('127.0.0.1', 34882) Dato recibido /|1043|147 Resultado 7Horainicio10:00:07Horafinal10:01:07tiempotranscurrido 60.087649822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20) Dato recibido /|1043|147 Resultado 7Horainicio10:43:10Horafinal10:44:10tiempotranscurrido 60.0690169334</text:p>
          </table:table-cell>
          <table:table-cell table:number-columns-repeated="11"/>
          <table:table-cell office:value-type="string" calcext:value-type="string">
            <text:p>(Cliente,Puerto) ('127.0.0.1', 34446) Dato recibido /|1043|147 Resultado 7Horainicio10:00:07Horafinal10:01:07tiempotranscurrido 60.0907709599</text:p>
          </table:table-cell>
          <table:table-cell table:number-columns-repeated="24"/>
          <table:table-cell office:value-type="string" calcext:value-type="string">
            <text:p>(Cliente,Puerto) ('127.0.0.1', 42820) Dato recibido /|1043|147 Resultado 7Horainicio09:44:04Horafinal09:45:04tiempotranscurrido 60.058218956</text:p>
          </table:table-cell>
          <table:table-cell table:number-columns-repeated="12"/>
          <table:table-cell office:value-type="string" calcext:value-type="string">
            <text:p>(Cliente,Puerto) ('127.0.0.1', 34846) Dato recibido /|1043|147 Resultado 7Horainicio10:00:07Horafinal10:01:07tiempotranscurrido 60.042323112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08) Dato recibido /|1043|147 Resultado 7Horainicio10:43:10Horafinal10:44:10tiempotranscurrido 60.0403749943</text:p>
          </table:table-cell>
          <table:table-cell table:number-columns-repeated="11"/>
          <table:table-cell office:value-type="string" calcext:value-type="string">
            <text:p>(Cliente,Puerto) ('127.0.0.1', 34470) Dato recibido /|1043|147 Resultado 7Horainicio10:00:07Horafinal10:01:07tiempotranscurrido 60.0459060669</text:p>
          </table:table-cell>
          <table:table-cell table:number-columns-repeated="24"/>
          <table:table-cell office:value-type="string" calcext:value-type="string">
            <text:p>(Cliente,Puerto) ('127.0.0.1', 42804) Dato recibido /|1043|147 Resultado 7Horainicio09:44:04Horafinal09:45:04tiempotranscurrido 60.0613439083</text:p>
          </table:table-cell>
          <table:table-cell table:number-columns-repeated="12"/>
          <table:table-cell office:value-type="string" calcext:value-type="string">
            <text:p>(Cliente,Puerto) ('127.0.0.1', 34886) Dato recibido /|1043|147 Resultado 7Horainicio10:00:07Horafinal10:01:07tiempotranscurrido 60.0661559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06) Dato recibido /|1043|147 Resultado 7Horainicio10:43:10Horafinal10:44:10tiempotranscurrido 60.0626370907</text:p>
          </table:table-cell>
          <table:table-cell table:number-columns-repeated="11"/>
          <table:table-cell office:value-type="string" calcext:value-type="string">
            <text:p>(Cliente,Puerto) ('127.0.0.1', 34448) Dato recibido /|1043|147 Resultado 7Horainicio10:00:07Horafinal10:01:07tiempotranscurrido 60.0883011818</text:p>
          </table:table-cell>
          <table:table-cell table:number-columns-repeated="24"/>
          <table:table-cell office:value-type="string" calcext:value-type="string">
            <text:p>(Cliente,Puerto) ('127.0.0.1', 42824) Dato recibido /|1043|147 Resultado 7Horainicio09:44:04Horafinal09:45:04tiempotranscurrido 60.05885005</text:p>
          </table:table-cell>
          <table:table-cell table:number-columns-repeated="12"/>
          <table:table-cell office:value-type="string" calcext:value-type="string">
            <text:p>(Cliente,Puerto) ('127.0.0.1', 34446) Dato recibido /|1043|147 Resultado 7Horainicio10:00:07Horafinal10:01:07tiempotranscurrido 60.090770959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02) Dato recibido /|1043|147 Resultado 7Horainicio10:43:10Horafinal10:44:10tiempotranscurrido 60.0866949558</text:p>
          </table:table-cell>
          <table:table-cell table:number-columns-repeated="11"/>
          <table:table-cell office:value-type="string" calcext:value-type="string">
            <text:p>(Cliente,Puerto) ('127.0.0.1', 34472) Dato recibido /|1043|147 Resultado 7Horainicio10:00:07Horafinal10:01:07tiempotranscurrido 60.0868639946</text:p>
          </table:table-cell>
          <table:table-cell table:number-columns-repeated="24"/>
          <table:table-cell office:value-type="string" calcext:value-type="string">
            <text:p>(Cliente,Puerto) ('127.0.0.1', 42842) Dato recibido /|1043|147 Resultado 7Horainicio09:44:04Horafinal09:45:04tiempotranscurrido 60.0574381351</text:p>
          </table:table-cell>
          <table:table-cell table:number-columns-repeated="12"/>
          <table:table-cell office:value-type="string" calcext:value-type="string">
            <text:p>(Cliente,Puerto) ('127.0.0.1', 34470) Dato recibido /|1043|147 Resultado 7Horainicio10:00:07Horafinal10:01:07tiempotranscurrido 60.045906066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88) Dato recibido /|1043|147 Resultado 7Horainicio10:43:10Horafinal10:44:10tiempotranscurrido 60.0728130341</text:p>
          </table:table-cell>
          <table:table-cell table:number-columns-repeated="11"/>
          <table:table-cell office:value-type="string" calcext:value-type="string">
            <text:p>(Cliente,Puerto) ('127.0.0.1', 34480) Dato recibido /|1043|147 Resultado 7Horainicio10:00:07Horafinal10:01:07tiempotranscurrido 60.0613350868</text:p>
          </table:table-cell>
          <table:table-cell table:number-columns-repeated="24"/>
          <table:table-cell office:value-type="string" calcext:value-type="string">
            <text:p>(Cliente,Puerto) ('127.0.0.1', 42832) Dato recibido /|1043|147 Resultado 7Horainicio09:44:04Horafinal09:45:04tiempotranscurrido 60.0598299503</text:p>
          </table:table-cell>
          <table:table-cell table:number-columns-repeated="12"/>
          <table:table-cell office:value-type="string" calcext:value-type="string">
            <text:p>(Cliente,Puerto) ('127.0.0.1', 34448) Dato recibido /|1043|147 Resultado 7Horainicio10:00:07Horafinal10:01:07tiempotranscurrido 60.088301181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82) Dato recibido /|1043|147 Resultado 7Horainicio10:43:10Horafinal10:44:10tiempotranscurrido 60.0862550735</text:p>
          </table:table-cell>
          <table:table-cell table:number-columns-repeated="11"/>
          <table:table-cell office:value-type="string" calcext:value-type="string">
            <text:p>(Cliente,Puerto) ('127.0.0.1', 34058) Dato recibido /|1043|147 Resultado 7Horainicio10:00:07Horafinal10:01:07tiempotranscurrido 60.0840010643</text:p>
          </table:table-cell>
          <table:table-cell table:number-columns-repeated="24"/>
          <table:table-cell office:value-type="string" calcext:value-type="string">
            <text:p>(Cliente,Puerto) ('127.0.0.1', 42828) Dato recibido /|1043|147 Resultado 7Horainicio09:44:04Horafinal09:45:04tiempotranscurrido 60.0604529381</text:p>
          </table:table-cell>
          <table:table-cell table:number-columns-repeated="12"/>
          <table:table-cell office:value-type="string" calcext:value-type="string">
            <text:p>(Cliente,Puerto) ('127.0.0.1', 34472) Dato recibido /|1043|147 Resultado 7Horainicio10:00:07Horafinal10:01:07tiempotranscurrido 60.086863994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02) Dato recibido /|1043|147 Resultado 7Horainicio10:43:10Horafinal10:44:10tiempotranscurrido 60.0772900581</text:p>
          </table:table-cell>
          <table:table-cell table:number-columns-repeated="11"/>
          <table:table-cell office:value-type="string" calcext:value-type="string">
            <text:p>(Cliente,Puerto) ('127.0.0.1', 34508) Dato recibido /|1043|147 Resultado 7Horainicio10:00:07Horafinal10:01:07tiempotranscurrido 60.0421359539</text:p>
          </table:table-cell>
          <table:table-cell table:number-columns-repeated="24"/>
          <table:table-cell office:value-type="string" calcext:value-type="string">
            <text:p>(Cliente,Puerto) ('127.0.0.1', 42836) Dato recibido /|1043|147 Resultado 7Horainicio09:44:04Horafinal09:45:04tiempotranscurrido 60.058604002</text:p>
          </table:table-cell>
          <table:table-cell table:number-columns-repeated="12"/>
          <table:table-cell office:value-type="string" calcext:value-type="string">
            <text:p>(Cliente,Puerto) ('127.0.0.1', 34480) Dato recibido /|1043|147 Resultado 7Horainicio10:00:07Horafinal10:01:07tiempotranscurrido 60.061335086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16) Dato recibido /|1043|147 Resultado 7Horainicio10:43:10Horafinal10:44:10tiempotranscurrido 60.0858290195</text:p>
          </table:table-cell>
          <table:table-cell table:number-columns-repeated="11"/>
          <table:table-cell office:value-type="string" calcext:value-type="string">
            <text:p>(Cliente,Puerto) ('127.0.0.1', 34032) Dato recibido /|1043|147 Resultado 7Horainicio10:00:07Horafinal10:01:07tiempotranscurrido 60.0864920616</text:p>
          </table:table-cell>
          <table:table-cell table:number-columns-repeated="24"/>
          <table:table-cell office:value-type="string" calcext:value-type="string">
            <text:p>(Cliente,Puerto) ('127.0.0.1', 42840) Dato recibido /|1043|147 Resultado 7Horainicio09:44:04Horafinal09:45:04tiempotranscurrido 60.0582740307</text:p>
          </table:table-cell>
          <table:table-cell table:number-columns-repeated="12"/>
          <table:table-cell office:value-type="string" calcext:value-type="string">
            <text:p>(Cliente,Puerto) ('127.0.0.1', 34058) Dato recibido /|1043|147 Resultado 7Horainicio10:00:07Horafinal10:01:07tiempotranscurrido 60.084001064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58) Dato recibido /|1043|147 Resultado 7Horainicio10:43:10Horafinal10:44:10tiempotranscurrido 60.0876870155</text:p>
          </table:table-cell>
          <table:table-cell table:number-columns-repeated="11"/>
          <table:table-cell office:value-type="string" calcext:value-type="string">
            <text:p>(Cliente,Puerto) ('127.0.0.1', 34666) Dato recibido /|1043|147 Resultado 7Horainicio10:00:07Horafinal10:01:07tiempotranscurrido 60.0718650818</text:p>
          </table:table-cell>
          <table:table-cell table:number-columns-repeated="24"/>
          <table:table-cell office:value-type="string" calcext:value-type="string">
            <text:p>(Cliente,Puerto) ('127.0.0.1', 42838) Dato recibido /|1043|147 Resultado 7Horainicio09:44:04Horafinal09:45:04tiempotranscurrido 60.0585849285</text:p>
          </table:table-cell>
          <table:table-cell table:number-columns-repeated="12"/>
          <table:table-cell office:value-type="string" calcext:value-type="string">
            <text:p>(Cliente,Puerto) ('127.0.0.1', 34508) Dato recibido /|1043|147 Resultado 7Horainicio10:00:07Horafinal10:01:07tiempotranscurrido 60.042135953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18) Dato recibido /|1043|147 Resultado 7Horainicio10:43:10Horafinal10:44:11tiempotranscurrido 60.0832111835</text:p>
          </table:table-cell>
          <table:table-cell table:number-columns-repeated="11"/>
          <table:table-cell office:value-type="string" calcext:value-type="string">
            <text:p>(Cliente,Puerto) ('127.0.0.1', 34698) Dato recibido /|1043|147 Resultado 7Horainicio10:00:07Horafinal10:01:07tiempotranscurrido 60.0846838951</text:p>
          </table:table-cell>
          <table:table-cell table:number-columns-repeated="24"/>
          <table:table-cell office:value-type="string" calcext:value-type="string">
            <text:p>(Cliente,Puerto) ('127.0.0.1', 42844) Dato recibido /|1043|147 Resultado 7Horainicio09:44:04Horafinal09:45:04tiempotranscurrido 60.0577979088</text:p>
          </table:table-cell>
          <table:table-cell table:number-columns-repeated="12"/>
          <table:table-cell office:value-type="string" calcext:value-type="string">
            <text:p>(Cliente,Puerto) ('127.0.0.1', 34032) Dato recibido /|1043|147 Resultado 7Horainicio10:00:07Horafinal10:01:07tiempotranscurrido 60.086492061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74) Dato recibido /|1043|147 Resultado 7Horainicio10:43:10Horafinal10:44:11tiempotranscurrido 60.0844688416</text:p>
          </table:table-cell>
          <table:table-cell table:number-columns-repeated="11"/>
          <table:table-cell office:value-type="string" calcext:value-type="string">
            <text:p>(Cliente,Puerto) ('127.0.0.1', 34714) Dato recibido /|1043|147 Resultado 7Horainicio10:00:07Horafinal10:01:07tiempotranscurrido 60.0867040157</text:p>
          </table:table-cell>
          <table:table-cell table:number-columns-repeated="24"/>
          <table:table-cell office:value-type="string" calcext:value-type="string">
            <text:p>(Cliente,Puerto) ('127.0.0.1', 42830) Dato recibido /|1043|147 Resultado 7Horainicio09:44:04Horafinal09:45:04tiempotranscurrido 60.0599710941</text:p>
          </table:table-cell>
          <table:table-cell table:number-columns-repeated="12"/>
          <table:table-cell office:value-type="string" calcext:value-type="string">
            <text:p>(Cliente,Puerto) ('127.0.0.1', 34666) Dato recibido /|1043|147 Resultado 7Horainicio10:00:07Horafinal10:01:07tiempotranscurrido 60.071865081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14) Dato recibido /|1043|147 Resultado 7Horainicio10:43:11Horafinal10:44:11tiempotranscurrido 60.0373899937</text:p>
          </table:table-cell>
          <table:table-cell table:number-columns-repeated="11"/>
          <table:table-cell office:value-type="string" calcext:value-type="string">
            <text:p>(Cliente,Puerto) ('127.0.0.1', 34514) Dato recibido /|1043|147 Resultado 7Horainicio10:00:07Horafinal10:01:07tiempotranscurrido 60.0891788006</text:p>
          </table:table-cell>
          <table:table-cell table:number-columns-repeated="24"/>
          <table:table-cell office:value-type="string" calcext:value-type="string">
            <text:p>(Cliente,Puerto) ('127.0.0.1', 42834) Dato recibido /|1043|147 Resultado 7Horainicio09:44:04Horafinal09:45:04tiempotranscurrido 60.0597369671</text:p>
          </table:table-cell>
          <table:table-cell table:number-columns-repeated="12"/>
          <table:table-cell office:value-type="string" calcext:value-type="string">
            <text:p>(Cliente,Puerto) ('127.0.0.1', 34698) Dato recibido /|1043|147 Resultado 7Horainicio10:00:07Horafinal10:01:07tiempotranscurrido 60.084683895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54) Dato recibido /|1043|147 Resultado 7Horainicio10:43:10Horafinal10:44:11tiempotranscurrido 60.060188055</text:p>
          </table:table-cell>
          <table:table-cell table:number-columns-repeated="11"/>
          <table:table-cell office:value-type="string" calcext:value-type="string">
            <text:p>(Cliente,Puerto) ('127.0.0.1', 34520) Dato recibido /|1043|147 Resultado 7Horainicio10:00:07Horafinal10:01:07tiempotranscurrido 60.0929260254</text:p>
          </table:table-cell>
          <table:table-cell table:number-columns-repeated="24"/>
          <table:table-cell office:value-type="string" calcext:value-type="string">
            <text:p>(Cliente,Puerto) ('127.0.0.1', 42826) Dato recibido /|1043|147 Resultado 7Horainicio09:44:04Horafinal09:45:04tiempotranscurrido 60.0616989136</text:p>
          </table:table-cell>
          <table:table-cell table:number-columns-repeated="12"/>
          <table:table-cell office:value-type="string" calcext:value-type="string">
            <text:p>(Cliente,Puerto) ('127.0.0.1', 34714) Dato recibido /|1043|147 Resultado 7Horainicio10:00:07Horafinal10:01:07tiempotranscurrido 60.086704015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84) Dato recibido /|1043|147 Resultado 7Horainicio10:43:10Horafinal10:44:11tiempotranscurrido 60.087138176</text:p>
          </table:table-cell>
          <table:table-cell table:number-columns-repeated="11"/>
          <table:table-cell office:value-type="string" calcext:value-type="string">
            <text:p>(Cliente,Puerto) ('127.0.0.1', 34518) Dato recibido /|1043|147 Resultado 7Horainicio10:00:07Horafinal10:01:07tiempotranscurrido 60.0640928745</text:p>
          </table:table-cell>
          <table:table-cell table:number-columns-repeated="24"/>
          <table:table-cell office:value-type="string" calcext:value-type="string">
            <text:p>(Cliente,Puerto) ('127.0.0.1', 42864) Dato recibido /|1043|147 Resultado 7Horainicio09:44:04Horafinal09:45:04tiempotranscurrido 60.0570750237</text:p>
          </table:table-cell>
          <table:table-cell table:number-columns-repeated="12"/>
          <table:table-cell office:value-type="string" calcext:value-type="string">
            <text:p>(Cliente,Puerto) ('127.0.0.1', 34514) Dato recibido /|1043|147 Resultado 7Horainicio10:00:07Horafinal10:01:07tiempotranscurrido 60.089178800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22) Dato recibido /|1043|147 Resultado 7Horainicio10:43:11Horafinal10:44:11tiempotranscurrido 60.0366449356</text:p>
          </table:table-cell>
          <table:table-cell table:number-columns-repeated="11"/>
          <table:table-cell office:value-type="string" calcext:value-type="string">
            <text:p>(Cliente,Puerto) ('127.0.0.1', 34510) Dato recibido /|1043|147 Resultado 7Horainicio10:00:07Horafinal10:01:07tiempotranscurrido 60.0930521488</text:p>
          </table:table-cell>
          <table:table-cell table:number-columns-repeated="24"/>
          <table:table-cell office:value-type="string" calcext:value-type="string">
            <text:p>(Cliente,Puerto) ('127.0.0.1', 42856) Dato recibido /|1043|147 Resultado 7Horainicio09:44:04Horafinal09:45:04tiempotranscurrido 60.0588860512</text:p>
          </table:table-cell>
          <table:table-cell table:number-columns-repeated="12"/>
          <table:table-cell office:value-type="string" calcext:value-type="string">
            <text:p>(Cliente,Puerto) ('127.0.0.1', 34520) Dato recibido /|1043|147 Resultado 7Horainicio10:00:07Horafinal10:01:07tiempotranscurrido 60.092926025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12) Dato recibido /|1043|147 Resultado 7Horainicio10:43:11Horafinal10:44:11tiempotranscurrido 60.0869739056</text:p>
          </table:table-cell>
          <table:table-cell table:number-columns-repeated="11"/>
          <table:table-cell office:value-type="string" calcext:value-type="string">
            <text:p>(Cliente,Puerto) ('127.0.0.1', 34674) Dato recibido /|1043|147 Resultado 7Horainicio10:00:07Horafinal10:01:07tiempotranscurrido 60.0784270763</text:p>
          </table:table-cell>
          <table:table-cell table:number-columns-repeated="24"/>
          <table:table-cell office:value-type="string" calcext:value-type="string">
            <text:p>(Cliente,Puerto) ('127.0.0.1', 42848) Dato recibido /|1043|147 Resultado 7Horainicio09:44:04Horafinal09:45:04tiempotranscurrido 60.0606799126</text:p>
          </table:table-cell>
          <table:table-cell table:number-columns-repeated="12"/>
          <table:table-cell office:value-type="string" calcext:value-type="string">
            <text:p>(Cliente,Puerto) ('127.0.0.1', 34518) Dato recibido /|1043|147 Resultado 7Horainicio10:00:07Horafinal10:01:07tiempotranscurrido 60.064092874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20) Dato recibido /|1043|147 Resultado 7Horainicio10:43:11Horafinal10:44:11tiempotranscurrido 60.0401790142</text:p>
          </table:table-cell>
          <table:table-cell table:number-columns-repeated="11"/>
          <table:table-cell office:value-type="string" calcext:value-type="string">
            <text:p>(Cliente,Puerto) ('127.0.0.1', 34696) Dato recibido /|1043|147 Resultado 7Horainicio10:00:07Horafinal10:01:07tiempotranscurrido 60.0729310513</text:p>
          </table:table-cell>
          <table:table-cell table:number-columns-repeated="24"/>
          <table:table-cell office:value-type="string" calcext:value-type="string">
            <text:p>(Cliente,Puerto) ('127.0.0.1', 42846) Dato recibido /|1043|147 Resultado 7Horainicio09:44:04Horafinal09:45:04tiempotranscurrido 60.0611720085</text:p>
          </table:table-cell>
          <table:table-cell table:number-columns-repeated="12"/>
          <table:table-cell office:value-type="string" calcext:value-type="string">
            <text:p>(Cliente,Puerto) ('127.0.0.1', 34510) Dato recibido /|1043|147 Resultado 7Horainicio10:00:07Horafinal10:01:07tiempotranscurrido 60.093052148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22) Dato recibido /|1043|147 Resultado 7Horainicio10:43:11Horafinal10:44:11tiempotranscurrido 60.0852880478</text:p>
          </table:table-cell>
          <table:table-cell table:number-columns-repeated="11"/>
          <table:table-cell office:value-type="string" calcext:value-type="string">
            <text:p>(Cliente,Puerto) ('127.0.0.1', 34716) Dato recibido /|1043|147 Resultado 7Horainicio10:00:07Horafinal10:01:07tiempotranscurrido 60.0820679665</text:p>
          </table:table-cell>
          <table:table-cell table:number-columns-repeated="24"/>
          <table:table-cell office:value-type="string" calcext:value-type="string">
            <text:p>(Cliente,Puerto) ('127.0.0.1', 42862) Dato recibido /|1043|147 Resultado 7Horainicio09:44:04Horafinal09:45:04tiempotranscurrido 60.0586018562</text:p>
          </table:table-cell>
          <table:table-cell table:number-columns-repeated="12"/>
          <table:table-cell office:value-type="string" calcext:value-type="string">
            <text:p>(Cliente,Puerto) ('127.0.0.1', 34674) Dato recibido /|1043|147 Resultado 7Horainicio10:00:07Horafinal10:01:07tiempotranscurrido 60.078427076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52) Dato recibido /|1043|147 Resultado 7Horainicio10:43:11Horafinal10:44:11tiempotranscurrido 60.0672159195</text:p>
          </table:table-cell>
          <table:table-cell table:number-columns-repeated="11"/>
          <table:table-cell office:value-type="string" calcext:value-type="string">
            <text:p>(Cliente,Puerto) ('127.0.0.1', 34040) Dato recibido /|1043|147 Resultado 7Horainicio10:00:07Horafinal10:01:08tiempotranscurrido 60.0373191833</text:p>
          </table:table-cell>
          <table:table-cell table:number-columns-repeated="24"/>
          <table:table-cell office:value-type="string" calcext:value-type="string">
            <text:p>(Cliente,Puerto) ('127.0.0.1', 42854) Dato recibido /|1043|147 Resultado 7Horainicio09:44:04Horafinal09:45:04tiempotranscurrido 60.0602390766</text:p>
          </table:table-cell>
          <table:table-cell table:number-columns-repeated="12"/>
          <table:table-cell office:value-type="string" calcext:value-type="string">
            <text:p>(Cliente,Puerto) ('127.0.0.1', 34696) Dato recibido /|1043|147 Resultado 7Horainicio10:00:07Horafinal10:01:07tiempotranscurrido 60.072931051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72) Dato recibido /|1043|147 Resultado 7Horainicio10:43:11Horafinal10:44:11tiempotranscurrido 60.0842161179</text:p>
          </table:table-cell>
          <table:table-cell table:number-columns-repeated="11"/>
          <table:table-cell office:value-type="string" calcext:value-type="string">
            <text:p>(Cliente,Puerto) ('127.0.0.1', 34722) Dato recibido /|1043|147 Resultado 7Horainicio10:00:07Horafinal10:01:08tiempotranscurrido 60.0823178291</text:p>
          </table:table-cell>
          <table:table-cell table:number-columns-repeated="24"/>
          <table:table-cell office:value-type="string" calcext:value-type="string">
            <text:p>(Cliente,Puerto) ('127.0.0.1', 42852) Dato recibido /|1043|147 Resultado 7Horainicio09:44:04Horafinal09:45:04tiempotranscurrido 60.0607662201</text:p>
          </table:table-cell>
          <table:table-cell table:number-columns-repeated="12"/>
          <table:table-cell office:value-type="string" calcext:value-type="string">
            <text:p>(Cliente,Puerto) ('127.0.0.1', 34716) Dato recibido /|1043|147 Resultado 7Horainicio10:00:07Horafinal10:01:07tiempotranscurrido 60.082067966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38) Dato recibido /|1043|147 Resultado 7Horainicio10:43:11Horafinal10:44:11tiempotranscurrido 60.0654051304</text:p>
          </table:table-cell>
          <table:table-cell table:number-columns-repeated="11"/>
          <table:table-cell office:value-type="string" calcext:value-type="string">
            <text:p>(Cliente,Puerto) ('127.0.0.1', 34730) Dato recibido /|1043|147 Resultado 7Horainicio10:00:07Horafinal10:01:08tiempotranscurrido 60.0890669823</text:p>
          </table:table-cell>
          <table:table-cell table:number-columns-repeated="24"/>
          <table:table-cell office:value-type="string" calcext:value-type="string">
            <text:p>(Cliente,Puerto) ('127.0.0.1', 42866) Dato recibido /|1043|147 Resultado 7Horainicio09:44:04Horafinal09:45:04tiempotranscurrido 60.0581140518</text:p>
          </table:table-cell>
          <table:table-cell table:number-columns-repeated="12"/>
          <table:table-cell office:value-type="string" calcext:value-type="string">
            <text:p>(Cliente,Puerto) ('127.0.0.1', 34040) Dato recibido /|1043|147 Resultado 7Horainicio10:00:07Horafinal10:01:08tiempotranscurrido 60.03731918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58) Dato recibido /|1043|147 Resultado 7Horainicio10:43:11Horafinal10:44:11tiempotranscurrido 60.0805869102</text:p>
          </table:table-cell>
          <table:table-cell table:number-columns-repeated="11"/>
          <table:table-cell office:value-type="string" calcext:value-type="string">
            <text:p>(Cliente,Puerto) ('127.0.0.1', 34056) Dato recibido /|1043|147 Resultado 7Horainicio10:00:08Horafinal10:01:08tiempotranscurrido 60.0520949364</text:p>
          </table:table-cell>
          <table:table-cell table:number-columns-repeated="24"/>
          <table:table-cell office:value-type="string" calcext:value-type="string">
            <text:p>(Cliente,Puerto) ('127.0.0.1', 42850) Dato recibido /|1043|147 Resultado 7Horainicio09:44:04Horafinal09:45:04tiempotranscurrido 60.0612020493</text:p>
          </table:table-cell>
          <table:table-cell table:number-columns-repeated="12"/>
          <table:table-cell office:value-type="string" calcext:value-type="string">
            <text:p>(Cliente,Puerto) ('127.0.0.1', 34722) Dato recibido /|1043|147 Resultado 7Horainicio10:00:07Horafinal10:01:08tiempotranscurrido 60.082317829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52) Dato recibido /|1043|147 Resultado 7Horainicio10:43:11Horafinal10:44:11tiempotranscurrido 60.0867269039</text:p>
          </table:table-cell>
          <table:table-cell table:number-columns-repeated="11"/>
          <table:table-cell office:value-type="string" calcext:value-type="string">
            <text:p>(Cliente,Puerto) ('127.0.0.1', 34034) Dato recibido /|1043|147 Resultado 7Horainicio10:00:08Horafinal10:01:08tiempotranscurrido 60.0832540989</text:p>
          </table:table-cell>
          <table:table-cell table:number-columns-repeated="24"/>
          <table:table-cell office:value-type="string" calcext:value-type="string">
            <text:p>(Cliente,Puerto) ('127.0.0.1', 42860) Dato recibido /|1043|147 Resultado 7Horainicio09:44:04Horafinal09:45:04tiempotranscurrido 60.0594871044</text:p>
          </table:table-cell>
          <table:table-cell table:number-columns-repeated="12"/>
          <table:table-cell office:value-type="string" calcext:value-type="string">
            <text:p>(Cliente,Puerto) ('127.0.0.1', 34730) Dato recibido /|1043|147 Resultado 7Horainicio10:00:07Horafinal10:01:08tiempotranscurrido 60.089066982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90) Dato recibido /|1043|147 Resultado 7Horainicio10:43:11Horafinal10:44:11tiempotranscurrido 60.086812973</text:p>
          </table:table-cell>
          <table:table-cell table:number-columns-repeated="11"/>
          <table:table-cell office:value-type="string" calcext:value-type="string">
            <text:p>(Cliente,Puerto) ('127.0.0.1', 34044) Dato recibido /|1043|147 Resultado 7Horainicio10:00:08Horafinal10:01:08tiempotranscurrido 60.0545098782</text:p>
          </table:table-cell>
          <table:table-cell table:number-columns-repeated="24"/>
          <table:table-cell office:value-type="string" calcext:value-type="string">
            <text:p>(Cliente,Puerto) ('127.0.0.1', 42858) Dato recibido /|1043|147 Resultado 7Horainicio09:44:04Horafinal09:45:04tiempotranscurrido 60.0599861145</text:p>
          </table:table-cell>
          <table:table-cell table:number-columns-repeated="12"/>
          <table:table-cell office:value-type="string" calcext:value-type="string">
            <text:p>(Cliente,Puerto) ('127.0.0.1', 34056) Dato recibido /|1043|147 Resultado 7Horainicio10:00:08Horafinal10:01:08tiempotranscurrido 60.052094936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96) Dato recibido /|1043|147 Resultado 7Horainicio10:43:11Horafinal10:44:11tiempotranscurrido 60.062623024</text:p>
          </table:table-cell>
          <table:table-cell table:number-columns-repeated="11"/>
          <table:table-cell office:value-type="string" calcext:value-type="string">
            <text:p>(Cliente,Puerto) ('127.0.0.1', 34060) Dato recibido /|1043|147 Resultado 7Horainicio10:00:08Horafinal10:01:08tiempotranscurrido 60.0439589024</text:p>
          </table:table-cell>
          <table:table-cell table:number-columns-repeated="24"/>
          <table:table-cell office:value-type="string" calcext:value-type="string">
            <text:p>(Cliente,Puerto) ('127.0.0.1', 42874) Dato recibido /|1043|147 Resultado 7Horainicio09:44:04Horafinal09:45:04tiempotranscurrido 60.0593419075</text:p>
          </table:table-cell>
          <table:table-cell table:number-columns-repeated="12"/>
          <table:table-cell office:value-type="string" calcext:value-type="string">
            <text:p>(Cliente,Puerto) ('127.0.0.1', 34034) Dato recibido /|1043|147 Resultado 7Horainicio10:00:08Horafinal10:01:08tiempotranscurrido 60.083254098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84) Dato recibido /|1043|147 Resultado 7Horainicio10:43:11Horafinal10:44:11tiempotranscurrido 60.0723249912</text:p>
          </table:table-cell>
          <table:table-cell table:number-columns-repeated="11"/>
          <table:table-cell office:value-type="string" calcext:value-type="string">
            <text:p>(Cliente,Puerto) ('127.0.0.1', 33924) Dato recibido /|1043|147 Resultado 7Horainicio10:00:08Horafinal10:01:08tiempotranscurrido 60.0367040634</text:p>
          </table:table-cell>
          <table:table-cell table:number-columns-repeated="24"/>
          <table:table-cell office:value-type="string" calcext:value-type="string">
            <text:p>(Cliente,Puerto) ('127.0.0.1', 42870) Dato recibido /|1043|147 Resultado 7Horainicio09:44:04Horafinal09:45:04tiempotranscurrido 60.0601158142</text:p>
          </table:table-cell>
          <table:table-cell table:number-columns-repeated="12"/>
          <table:table-cell office:value-type="string" calcext:value-type="string">
            <text:p>(Cliente,Puerto) ('127.0.0.1', 34044) Dato recibido /|1043|147 Resultado 7Horainicio10:00:08Horafinal10:01:08tiempotranscurrido 60.05450987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90) Dato recibido /|1043|147 Resultado 7Horainicio10:43:11Horafinal10:44:11tiempotranscurrido 60.0862290859</text:p>
          </table:table-cell>
          <table:table-cell table:number-columns-repeated="11"/>
          <table:table-cell office:value-type="string" calcext:value-type="string">
            <text:p>(Cliente,Puerto) ('127.0.0.1', 34050) Dato recibido /|1043|147 Resultado 7Horainicio10:00:08Horafinal10:01:08tiempotranscurrido 60.0599558353</text:p>
          </table:table-cell>
          <table:table-cell table:number-columns-repeated="24"/>
          <table:table-cell office:value-type="string" calcext:value-type="string">
            <text:p>(Cliente,Puerto) ('127.0.0.1', 42872) Dato recibido /|1043|147 Resultado 7Horainicio09:44:04Horafinal09:45:04tiempotranscurrido 60.0599620342</text:p>
          </table:table-cell>
          <table:table-cell table:number-columns-repeated="12"/>
          <table:table-cell office:value-type="string" calcext:value-type="string">
            <text:p>(Cliente,Puerto) ('127.0.0.1', 34060) Dato recibido /|1043|147 Resultado 7Horainicio10:00:08Horafinal10:01:08tiempotranscurrido 60.04395890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34) Dato recibido /|1043|147 Resultado 7Horainicio10:43:11Horafinal10:44:11tiempotranscurrido 60.0832710266</text:p>
          </table:table-cell>
          <table:table-cell table:number-columns-repeated="11"/>
          <table:table-cell office:value-type="string" calcext:value-type="string">
            <text:p>(Cliente,Puerto) ('127.0.0.1', 33910) Dato recibido /|1043|147 Resultado 7Horainicio10:00:08Horafinal10:01:08tiempotranscurrido 60.0595548153</text:p>
          </table:table-cell>
          <table:table-cell table:number-columns-repeated="24"/>
          <table:table-cell office:value-type="string" calcext:value-type="string">
            <text:p>(Cliente,Puerto) ('127.0.0.1', 42890) Dato recibido /|1043|147 Resultado 7Horainicio09:44:04Horafinal09:45:04tiempotranscurrido 60.0570671558</text:p>
          </table:table-cell>
          <table:table-cell table:number-columns-repeated="12"/>
          <table:table-cell office:value-type="string" calcext:value-type="string">
            <text:p>(Cliente,Puerto) ('127.0.0.1', 33924) Dato recibido /|1043|147 Resultado 7Horainicio10:00:08Horafinal10:01:08tiempotranscurrido 60.036704063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64) Dato recibido /|1043|147 Resultado 7Horainicio10:43:11Horafinal10:44:11tiempotranscurrido 60.0885810852</text:p>
          </table:table-cell>
          <table:table-cell table:number-columns-repeated="11"/>
          <table:table-cell office:value-type="string" calcext:value-type="string">
            <text:p>(Cliente,Puerto) ('127.0.0.1', 33914) Dato recibido /|1043|147 Resultado 7Horainicio10:00:08Horafinal10:01:08tiempotranscurrido 60.0879340172</text:p>
          </table:table-cell>
          <table:table-cell table:number-columns-repeated="24"/>
          <table:table-cell office:value-type="string" calcext:value-type="string">
            <text:p>(Cliente,Puerto) ('127.0.0.1', 42884) Dato recibido /|1043|147 Resultado 7Horainicio09:44:04Horafinal09:45:04tiempotranscurrido 60.0584189892</text:p>
          </table:table-cell>
          <table:table-cell table:number-columns-repeated="12"/>
          <table:table-cell office:value-type="string" calcext:value-type="string">
            <text:p>(Cliente,Puerto) ('127.0.0.1', 34050) Dato recibido /|1043|147 Resultado 7Horainicio10:00:08Horafinal10:01:08tiempotranscurrido 60.059955835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68) Dato recibido /|1043|147 Resultado 7Horainicio10:43:11Horafinal10:44:11tiempotranscurrido 60.0887238979</text:p>
          </table:table-cell>
          <table:table-cell table:number-columns-repeated="11"/>
          <table:table-cell office:value-type="string" calcext:value-type="string">
            <text:p>(Cliente,Puerto) ('127.0.0.1', 34046) Dato recibido /|1043|147 Resultado 7Horainicio10:00:08Horafinal10:01:08tiempotranscurrido 60.0721609592</text:p>
          </table:table-cell>
          <table:table-cell table:number-columns-repeated="24"/>
          <table:table-cell office:value-type="string" calcext:value-type="string">
            <text:p>(Cliente,Puerto) ('127.0.0.1', 42888) Dato recibido /|1043|147 Resultado 7Horainicio09:44:04Horafinal09:45:04tiempotranscurrido 60.0576179028</text:p>
          </table:table-cell>
          <table:table-cell table:number-columns-repeated="12"/>
          <table:table-cell office:value-type="string" calcext:value-type="string">
            <text:p>(Cliente,Puerto) ('127.0.0.1', 33910) Dato recibido /|1043|147 Resultado 7Horainicio10:00:08Horafinal10:01:08tiempotranscurrido 60.059554815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46) Dato recibido /|1043|147 Resultado 7Horainicio10:43:11Horafinal10:44:11tiempotranscurrido 60.0396780968</text:p>
          </table:table-cell>
          <table:table-cell table:number-columns-repeated="11"/>
          <table:table-cell office:value-type="string" calcext:value-type="string">
            <text:p>(Cliente,Puerto) ('127.0.0.1', 33902) Dato recibido /|1043|147 Resultado 7Horainicio10:00:08Horafinal10:01:08tiempotranscurrido 60.0426969528</text:p>
          </table:table-cell>
          <table:table-cell table:number-columns-repeated="24"/>
          <table:table-cell office:value-type="string" calcext:value-type="string">
            <text:p>(Cliente,Puerto) ('127.0.0.1', 42886) Dato recibido /|1043|147 Resultado 7Horainicio09:44:04Horafinal09:45:04tiempotranscurrido 60.0580289364</text:p>
          </table:table-cell>
          <table:table-cell table:number-columns-repeated="12"/>
          <table:table-cell office:value-type="string" calcext:value-type="string">
            <text:p>(Cliente,Puerto) ('127.0.0.1', 33914) Dato recibido /|1043|147 Resultado 7Horainicio10:00:08Horafinal10:01:08tiempotranscurrido 60.087934017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70) Dato recibido /|1043|147 Resultado 7Horainicio10:43:11Horafinal10:44:11tiempotranscurrido 60.0861599445</text:p>
          </table:table-cell>
          <table:table-cell table:number-columns-repeated="11"/>
          <table:table-cell office:value-type="string" calcext:value-type="string">
            <text:p>(Cliente,Puerto) ('127.0.0.1', 33916) Dato recibido /|1043|147 Resultado 7Horainicio10:00:08Horafinal10:01:08tiempotranscurrido 60.0280079842</text:p>
          </table:table-cell>
          <table:table-cell table:number-columns-repeated="24"/>
          <table:table-cell office:value-type="string" calcext:value-type="string">
            <text:p>(Cliente,Puerto) ('127.0.0.1', 42882) Dato recibido /|1043|147 Resultado 7Horainicio09:44:04Horafinal09:45:04tiempotranscurrido 60.0585439205</text:p>
          </table:table-cell>
          <table:table-cell table:number-columns-repeated="12"/>
          <table:table-cell office:value-type="string" calcext:value-type="string">
            <text:p>(Cliente,Puerto) ('127.0.0.1', 34046) Dato recibido /|1043|147 Resultado 7Horainicio10:00:08Horafinal10:01:08tiempotranscurrido 60.072160959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80) Dato recibido /|1043|147 Resultado 7Horainicio10:43:11Horafinal10:44:11tiempotranscurrido 60.0864500999</text:p>
          </table:table-cell>
          <table:table-cell table:number-columns-repeated="11"/>
          <table:table-cell office:value-type="string" calcext:value-type="string">
            <text:p>(Cliente,Puerto) ('127.0.0.1', 33892) Dato recibido /|1043|147 Resultado 7Horainicio10:00:08Horafinal10:01:08tiempotranscurrido 60.0896689892</text:p>
          </table:table-cell>
          <table:table-cell table:number-columns-repeated="24"/>
          <table:table-cell office:value-type="string" calcext:value-type="string">
            <text:p>(Cliente,Puerto) ('127.0.0.1', 42892) Dato recibido /|1043|147 Resultado 7Horainicio09:44:04Horafinal09:45:04tiempotranscurrido 60.0573999882</text:p>
          </table:table-cell>
          <table:table-cell table:number-columns-repeated="12"/>
          <table:table-cell office:value-type="string" calcext:value-type="string">
            <text:p>(Cliente,Puerto) ('127.0.0.1', 33902) Dato recibido /|1043|147 Resultado 7Horainicio10:00:08Horafinal10:01:08tiempotranscurrido 60.042696952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08) Dato recibido /|1043|147 Resultado 7Horainicio10:43:11Horafinal10:44:11tiempotranscurrido 60.0806920528</text:p>
          </table:table-cell>
          <table:table-cell table:number-columns-repeated="11"/>
          <table:table-cell office:value-type="string" calcext:value-type="string">
            <text:p>(Cliente,Puerto) ('127.0.0.1', 33900) Dato recibido /|1043|147 Resultado 7Horainicio10:00:08Horafinal10:01:08tiempotranscurrido 60.042579174</text:p>
          </table:table-cell>
          <table:table-cell table:number-columns-repeated="24"/>
          <table:table-cell office:value-type="string" calcext:value-type="string">
            <text:p>(Cliente,Puerto) ('127.0.0.1', 42878) Dato recibido /|1043|147 Resultado 7Horainicio09:44:04Horafinal09:45:04tiempotranscurrido 60.0595939159</text:p>
          </table:table-cell>
          <table:table-cell table:number-columns-repeated="12"/>
          <table:table-cell office:value-type="string" calcext:value-type="string">
            <text:p>(Cliente,Puerto) ('127.0.0.1', 33916) Dato recibido /|1043|147 Resultado 7Horainicio10:00:08Horafinal10:01:08tiempotranscurrido 60.028007984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12) Dato recibido /|1043|147 Resultado 7Horainicio10:43:11Horafinal10:44:11tiempotranscurrido 60.0310020447</text:p>
          </table:table-cell>
          <table:table-cell table:number-columns-repeated="11"/>
          <table:table-cell office:value-type="string" calcext:value-type="string">
            <text:p>(Cliente,Puerto) ('127.0.0.1', 34750) Dato recibido /|1043|147 Resultado 7Horainicio10:00:08Horafinal10:01:08tiempotranscurrido 60.0402162075</text:p>
          </table:table-cell>
          <table:table-cell table:number-columns-repeated="24"/>
          <table:table-cell office:value-type="string" calcext:value-type="string">
            <text:p>(Cliente,Puerto) ('127.0.0.1', 42868) Dato recibido /|1043|147 Resultado 7Horainicio09:44:04Horafinal09:45:04tiempotranscurrido 60.0613200665</text:p>
          </table:table-cell>
          <table:table-cell table:number-columns-repeated="12"/>
          <table:table-cell office:value-type="string" calcext:value-type="string">
            <text:p>(Cliente,Puerto) ('127.0.0.1', 33892) Dato recibido /|1043|147 Resultado 7Horainicio10:00:08Horafinal10:01:08tiempotranscurrido 60.089668989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20) Dato recibido /|1043|147 Resultado 7Horainicio10:43:11Horafinal10:44:11tiempotranscurrido 60.0892689228</text:p>
          </table:table-cell>
          <table:table-cell table:number-columns-repeated="11"/>
          <table:table-cell office:value-type="string" calcext:value-type="string">
            <text:p>(Cliente,Puerto) ('127.0.0.1', 34048) Dato recibido /|1043|147 Resultado 7Horainicio10:00:08Horafinal10:01:08tiempotranscurrido 60.0884449482</text:p>
          </table:table-cell>
          <table:table-cell table:number-columns-repeated="24"/>
          <table:table-cell office:value-type="string" calcext:value-type="string">
            <text:p>(Cliente,Puerto) ('127.0.0.1', 42880) Dato recibido /|1043|147 Resultado 7Horainicio09:44:04Horafinal09:45:04tiempotranscurrido 60.0593261719</text:p>
          </table:table-cell>
          <table:table-cell table:number-columns-repeated="12"/>
          <table:table-cell office:value-type="string" calcext:value-type="string">
            <text:p>(Cliente,Puerto) ('127.0.0.1', 33900) Dato recibido /|1043|147 Resultado 7Horainicio10:00:08Horafinal10:01:08tiempotranscurrido 60.04257917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14) Dato recibido /|1043|147 Resultado 7Horainicio10:43:11Horafinal10:44:11tiempotranscurrido 60.0693910122</text:p>
          </table:table-cell>
          <table:table-cell table:number-columns-repeated="11"/>
          <table:table-cell office:value-type="string" calcext:value-type="string">
            <text:p>(Cliente,Puerto) ('127.0.0.1', 34660) Dato recibido /|1043|147 Resultado 7Horainicio10:00:08Horafinal10:01:08tiempotranscurrido 60.0845389366</text:p>
          </table:table-cell>
          <table:table-cell table:number-columns-repeated="24"/>
          <table:table-cell office:value-type="string" calcext:value-type="string">
            <text:p>(Cliente,Puerto) ('127.0.0.1', 42876) Dato recibido /|1043|147 Resultado 7Horainicio09:44:04Horafinal09:45:04tiempotranscurrido 60.0600600243</text:p>
          </table:table-cell>
          <table:table-cell table:number-columns-repeated="12"/>
          <table:table-cell office:value-type="string" calcext:value-type="string">
            <text:p>(Cliente,Puerto) ('127.0.0.1', 34750) Dato recibido /|1043|147 Resultado 7Horainicio10:00:08Horafinal10:01:08tiempotranscurrido 60.04021620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44) Dato recibido /|1043|147 Resultado 7Horainicio10:43:11Horafinal10:44:11tiempotranscurrido 60.0385529995</text:p>
          </table:table-cell>
          <table:table-cell table:number-columns-repeated="11"/>
          <table:table-cell office:value-type="string" calcext:value-type="string">
            <text:p>(Cliente,Puerto) ('127.0.0.1', 34738) Dato recibido /|1043|147 Resultado 7Horainicio10:00:08Horafinal10:01:08tiempotranscurrido 60.0381588936</text:p>
          </table:table-cell>
          <table:table-cell table:number-columns-repeated="24"/>
          <table:table-cell office:value-type="string" calcext:value-type="string">
            <text:p>(Cliente,Puerto) ('127.0.0.1', 42900) Dato recibido /|1043|147 Resultado 7Horainicio09:44:04Horafinal09:45:04tiempotranscurrido 60.0581660271</text:p>
          </table:table-cell>
          <table:table-cell table:number-columns-repeated="12"/>
          <table:table-cell office:value-type="string" calcext:value-type="string">
            <text:p>(Cliente,Puerto) ('127.0.0.1', 34048) Dato recibido /|1043|147 Resultado 7Horainicio10:00:08Horafinal10:01:08tiempotranscurrido 60.08844494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24) Dato recibido /|1043|147 Resultado 7Horainicio10:43:11Horafinal10:44:11tiempotranscurrido 60.0865249634</text:p>
          </table:table-cell>
          <table:table-cell table:number-columns-repeated="11"/>
          <table:table-cell office:value-type="string" calcext:value-type="string">
            <text:p>(Cliente,Puerto) ('127.0.0.1', 34724) Dato recibido /|1043|147 Resultado 7Horainicio10:00:08Horafinal10:01:08tiempotranscurrido 60.0888128281</text:p>
          </table:table-cell>
          <table:table-cell table:number-columns-repeated="24"/>
          <table:table-cell office:value-type="string" calcext:value-type="string">
            <text:p>(Cliente,Puerto) ('127.0.0.1', 42894) Dato recibido /|1043|147 Resultado 7Horainicio09:44:04Horafinal09:45:04tiempotranscurrido 60.0599088669</text:p>
          </table:table-cell>
          <table:table-cell table:number-columns-repeated="12"/>
          <table:table-cell office:value-type="string" calcext:value-type="string">
            <text:p>(Cliente,Puerto) ('127.0.0.1', 34660) Dato recibido /|1043|147 Resultado 7Horainicio10:00:08Horafinal10:01:08tiempotranscurrido 60.08453893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72) Dato recibido /|1043|147 Resultado 7Horainicio10:43:11Horafinal10:44:11tiempotranscurrido 60.0801370144</text:p>
          </table:table-cell>
          <table:table-cell table:number-columns-repeated="11"/>
          <table:table-cell office:value-type="string" calcext:value-type="string">
            <text:p>(Cliente,Puerto) ('127.0.0.1', 34684) Dato recibido /|1043|147 Resultado 7Horainicio10:00:08Horafinal10:01:08tiempotranscurrido 60.0931930542</text:p>
          </table:table-cell>
          <table:table-cell table:number-columns-repeated="24"/>
          <table:table-cell office:value-type="string" calcext:value-type="string">
            <text:p>(Cliente,Puerto) ('127.0.0.1', 42898) Dato recibido /|1043|147 Resultado 7Horainicio09:44:04Horafinal09:45:04tiempotranscurrido 60.0590348244</text:p>
          </table:table-cell>
          <table:table-cell table:number-columns-repeated="12"/>
          <table:table-cell office:value-type="string" calcext:value-type="string">
            <text:p>(Cliente,Puerto) ('127.0.0.1', 34738) Dato recibido /|1043|147 Resultado 7Horainicio10:00:08Horafinal10:01:08tiempotranscurrido 60.038158893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82) Dato recibido /|1043|147 Resultado 7Horainicio10:43:11Horafinal10:44:11tiempotranscurrido 60.071803093</text:p>
          </table:table-cell>
          <table:table-cell table:number-columns-repeated="11"/>
          <table:table-cell office:value-type="string" calcext:value-type="string">
            <text:p>(Cliente,Puerto) ('127.0.0.1', 34686) Dato recibido /|1043|147 Resultado 7Horainicio10:00:08Horafinal10:01:08tiempotranscurrido 60.0657110214</text:p>
          </table:table-cell>
          <table:table-cell table:number-columns-repeated="24"/>
          <table:table-cell office:value-type="string" calcext:value-type="string">
            <text:p>(Cliente,Puerto) ('127.0.0.1', 42896) Dato recibido /|1043|147 Resultado 7Horainicio09:44:04Horafinal09:45:04tiempotranscurrido 60.0596659184</text:p>
          </table:table-cell>
          <table:table-cell table:number-columns-repeated="12"/>
          <table:table-cell office:value-type="string" calcext:value-type="string">
            <text:p>(Cliente,Puerto) ('127.0.0.1', 34724) Dato recibido /|1043|147 Resultado 7Horainicio10:00:08Horafinal10:01:08tiempotranscurrido 60.088812828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86) Dato recibido /|1043|147 Resultado 7Horainicio10:43:11Horafinal10:44:11tiempotranscurrido 60.0899000168</text:p>
          </table:table-cell>
          <table:table-cell table:number-columns-repeated="11"/>
          <table:table-cell office:value-type="string" calcext:value-type="string">
            <text:p>(Cliente,Puerto) ('127.0.0.1', 34676) Dato recibido /|1043|147 Resultado 7Horainicio10:00:08Horafinal10:01:08tiempotranscurrido 60.0378201008</text:p>
          </table:table-cell>
          <table:table-cell table:number-columns-repeated="24"/>
          <table:table-cell office:value-type="string" calcext:value-type="string">
            <text:p>(Cliente,Puerto) ('127.0.0.1', 42914) Dato recibido /|1043|147 Resultado 7Horainicio09:44:04Horafinal09:45:04tiempotranscurrido 60.0573849678</text:p>
          </table:table-cell>
          <table:table-cell table:number-columns-repeated="12"/>
          <table:table-cell office:value-type="string" calcext:value-type="string">
            <text:p>(Cliente,Puerto) ('127.0.0.1', 34684) Dato recibido /|1043|147 Resultado 7Horainicio10:00:08Horafinal10:01:08tiempotranscurrido 60.093193054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38) Dato recibido /|1043|147 Resultado 7Horainicio10:43:11Horafinal10:44:11tiempotranscurrido 60.0884759426</text:p>
          </table:table-cell>
          <table:table-cell table:number-columns-repeated="11"/>
          <table:table-cell office:value-type="string" calcext:value-type="string">
            <text:p>(Cliente,Puerto) ('127.0.0.1', 34754) Dato recibido /|1043|147 Resultado 7Horainicio10:00:08Horafinal10:01:08tiempotranscurrido 60.0933930874</text:p>
          </table:table-cell>
          <table:table-cell table:number-columns-repeated="24"/>
          <table:table-cell office:value-type="string" calcext:value-type="string">
            <text:p>(Cliente,Puerto) ('127.0.0.1', 42908) Dato recibido /|1043|147 Resultado 7Horainicio09:44:04Horafinal09:45:04tiempotranscurrido 60.0593590736</text:p>
          </table:table-cell>
          <table:table-cell table:number-columns-repeated="12"/>
          <table:table-cell office:value-type="string" calcext:value-type="string">
            <text:p>(Cliente,Puerto) ('127.0.0.1', 34686) Dato recibido /|1043|147 Resultado 7Horainicio10:00:08Horafinal10:01:08tiempotranscurrido 60.06571102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56) Dato recibido /|1043|147 Resultado 7Horainicio10:43:11Horafinal10:44:11tiempotranscurrido 60.0886271</text:p>
          </table:table-cell>
          <table:table-cell table:number-columns-repeated="11"/>
          <table:table-cell office:value-type="string" calcext:value-type="string">
            <text:p>(Cliente,Puerto) ('127.0.0.1', 34664) Dato recibido /|1043|147 Resultado 7Horainicio10:00:08Horafinal10:01:08tiempotranscurrido 60.0887739658</text:p>
          </table:table-cell>
          <table:table-cell table:number-columns-repeated="24"/>
          <table:table-cell office:value-type="string" calcext:value-type="string">
            <text:p>(Cliente,Puerto) ('127.0.0.1', 42906) Dato recibido /|1043|147 Resultado 7Horainicio09:44:04Horafinal09:45:04tiempotranscurrido 60.05981493</text:p>
          </table:table-cell>
          <table:table-cell table:number-columns-repeated="12"/>
          <table:table-cell office:value-type="string" calcext:value-type="string">
            <text:p>(Cliente,Puerto) ('127.0.0.1', 34676) Dato recibido /|1043|147 Resultado 7Horainicio10:00:08Horafinal10:01:08tiempotranscurrido 60.03782010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42) Dato recibido /|1043|147 Resultado 7Horainicio10:43:11Horafinal10:44:11tiempotranscurrido 60.0885779858</text:p>
          </table:table-cell>
          <table:table-cell table:number-columns-repeated="11"/>
          <table:table-cell office:value-type="string" calcext:value-type="string">
            <text:p>(Cliente,Puerto) ('127.0.0.1', 34694) Dato recibido /|1043|147 Resultado 7Horainicio10:00:08Horafinal10:01:08tiempotranscurrido 60.0894479752</text:p>
          </table:table-cell>
          <table:table-cell table:number-columns-repeated="24"/>
          <table:table-cell office:value-type="string" calcext:value-type="string">
            <text:p>(Cliente,Puerto) ('127.0.0.1', 42910) Dato recibido /|1043|147 Resultado 7Horainicio09:44:04Horafinal09:45:04tiempotranscurrido 60.0590529442</text:p>
          </table:table-cell>
          <table:table-cell table:number-columns-repeated="12"/>
          <table:table-cell office:value-type="string" calcext:value-type="string">
            <text:p>(Cliente,Puerto) ('127.0.0.1', 34754) Dato recibido /|1043|147 Resultado 7Horainicio10:00:08Horafinal10:01:08tiempotranscurrido 60.093393087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36) Dato recibido /|1043|147 Resultado 7Horainicio10:43:11Horafinal10:44:11tiempotranscurrido 60.036648035</text:p>
          </table:table-cell>
          <table:table-cell table:number-columns-repeated="11"/>
          <table:table-cell office:value-type="string" calcext:value-type="string">
            <text:p>(Cliente,Puerto) ('127.0.0.1', 34744) Dato recibido /|1043|147 Resultado 7Horainicio10:00:08Horafinal10:01:08tiempotranscurrido 60.0887439251</text:p>
          </table:table-cell>
          <table:table-cell table:number-columns-repeated="24"/>
          <table:table-cell office:value-type="string" calcext:value-type="string">
            <text:p>(Cliente,Puerto) ('127.0.0.1', 42912) Dato recibido /|1043|147 Resultado 7Horainicio09:44:04Horafinal09:45:04tiempotranscurrido 60.0584130287</text:p>
          </table:table-cell>
          <table:table-cell table:number-columns-repeated="12"/>
          <table:table-cell office:value-type="string" calcext:value-type="string">
            <text:p>(Cliente,Puerto) ('127.0.0.1', 34664) Dato recibido /|1043|147 Resultado 7Horainicio10:00:08Horafinal10:01:08tiempotranscurrido 60.088773965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38) Dato recibido /|1043|147 Resultado 7Horainicio10:43:11Horafinal10:44:11tiempotranscurrido 60.0881888866</text:p>
          </table:table-cell>
          <table:table-cell table:number-columns-repeated="11"/>
          <table:table-cell office:value-type="string" calcext:value-type="string">
            <text:p>(Cliente,Puerto) ('127.0.0.1', 34706) Dato recibido /|1043|147 Resultado 7Horainicio10:00:08Horafinal10:01:08tiempotranscurrido 60.0643560886</text:p>
          </table:table-cell>
          <table:table-cell table:number-columns-repeated="24"/>
          <table:table-cell office:value-type="string" calcext:value-type="string">
            <text:p>(Cliente,Puerto) ('127.0.0.1', 42904) Dato recibido /|1043|147 Resultado 7Horainicio09:44:04Horafinal09:45:04tiempotranscurrido 60.0607719421</text:p>
          </table:table-cell>
          <table:table-cell table:number-columns-repeated="12"/>
          <table:table-cell office:value-type="string" calcext:value-type="string">
            <text:p>(Cliente,Puerto) ('127.0.0.1', 34694) Dato recibido /|1043|147 Resultado 7Horainicio10:00:08Horafinal10:01:08tiempotranscurrido 60.089447975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54) Dato recibido /|1043|147 Resultado 7Horainicio10:43:11Horafinal10:44:11tiempotranscurrido 60.0586748123</text:p>
          </table:table-cell>
          <table:table-cell table:number-columns-repeated="11"/>
          <table:table-cell office:value-type="string" calcext:value-type="string">
            <text:p>(Cliente,Puerto) ('127.0.0.1', 34704) Dato recibido /|1043|147 Resultado 7Horainicio10:00:08Horafinal10:01:08tiempotranscurrido 60.0816760063</text:p>
          </table:table-cell>
          <table:table-cell table:number-columns-repeated="24"/>
          <table:table-cell office:value-type="string" calcext:value-type="string">
            <text:p>(Cliente,Puerto) ('127.0.0.1', 42902) Dato recibido /|1043|147 Resultado 7Horainicio09:44:04Horafinal09:45:04tiempotranscurrido 60.0622398853</text:p>
          </table:table-cell>
          <table:table-cell table:number-columns-repeated="12"/>
          <table:table-cell office:value-type="string" calcext:value-type="string">
            <text:p>(Cliente,Puerto) ('127.0.0.1', 34744) Dato recibido /|1043|147 Resultado 7Horainicio10:00:08Horafinal10:01:08tiempotranscurrido 60.088743925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60) Dato recibido /|1043|147 Resultado 7Horainicio10:43:11Horafinal10:44:11tiempotranscurrido 60.0899238586</text:p>
          </table:table-cell>
          <table:table-cell table:number-columns-repeated="11"/>
          <table:table-cell office:value-type="string" calcext:value-type="string">
            <text:p>(Cliente,Puerto) ('127.0.0.1', 34154) Dato recibido /|1043|147 Resultado 7Horainicio10:00:08Horafinal10:01:08tiempotranscurrido 60.0608701706</text:p>
          </table:table-cell>
          <table:table-cell table:number-columns-repeated="24"/>
          <table:table-cell office:value-type="string" calcext:value-type="string">
            <text:p>(Cliente,Puerto) ('127.0.0.1', 42924) Dato recibido /|1043|147 Resultado 7Horainicio09:44:04Horafinal09:45:04tiempotranscurrido 60.0593340397</text:p>
          </table:table-cell>
          <table:table-cell table:number-columns-repeated="12"/>
          <table:table-cell office:value-type="string" calcext:value-type="string">
            <text:p>(Cliente,Puerto) ('127.0.0.1', 34706) Dato recibido /|1043|147 Resultado 7Horainicio10:00:08Horafinal10:01:08tiempotranscurrido 60.064356088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82) Dato recibido /|1043|147 Resultado 7Horainicio10:43:11Horafinal10:44:11tiempotranscurrido 60.0382890701</text:p>
          </table:table-cell>
          <table:table-cell table:number-columns-repeated="11"/>
          <table:table-cell office:value-type="string" calcext:value-type="string">
            <text:p>(Cliente,Puerto) ('127.0.0.1', 34736) Dato recibido /|1043|147 Resultado 7Horainicio10:00:08Horafinal10:01:08tiempotranscurrido 60.0430750847</text:p>
          </table:table-cell>
          <table:table-cell table:number-columns-repeated="24"/>
          <table:table-cell office:value-type="string" calcext:value-type="string">
            <text:p>(Cliente,Puerto) ('127.0.0.1', 42936) Dato recibido /|1043|147 Resultado 7Horainicio09:44:04Horafinal09:45:04tiempotranscurrido 60.0572328568</text:p>
          </table:table-cell>
          <table:table-cell table:number-columns-repeated="12"/>
          <table:table-cell office:value-type="string" calcext:value-type="string">
            <text:p>(Cliente,Puerto) ('127.0.0.1', 34704) Dato recibido /|1043|147 Resultado 7Horainicio10:00:08Horafinal10:01:08tiempotranscurrido 60.081676006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64) Dato recibido /|1043|147 Resultado 7Horainicio10:43:11Horafinal10:44:11tiempotranscurrido 60.0922129154</text:p>
          </table:table-cell>
          <table:table-cell table:number-columns-repeated="11"/>
          <table:table-cell office:value-type="string" calcext:value-type="string">
            <text:p>(Cliente,Puerto) ('127.0.0.1', 34680) Dato recibido /|1043|147 Resultado 7Horainicio10:00:08Horafinal10:01:08tiempotranscurrido 60.0875530243</text:p>
          </table:table-cell>
          <table:table-cell table:number-columns-repeated="24"/>
          <table:table-cell office:value-type="string" calcext:value-type="string">
            <text:p>(Cliente,Puerto) ('127.0.0.1', 42922) Dato recibido /|1043|147 Resultado 7Horainicio09:44:04Horafinal09:45:04tiempotranscurrido 60.0598990917</text:p>
          </table:table-cell>
          <table:table-cell table:number-columns-repeated="12"/>
          <table:table-cell office:value-type="string" calcext:value-type="string">
            <text:p>(Cliente,Puerto) ('127.0.0.1', 34154) Dato recibido /|1043|147 Resultado 7Horainicio10:00:08Horafinal10:01:08tiempotranscurrido 60.060870170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72) Dato recibido /|1043|147 Resultado 7Horainicio10:43:11Horafinal10:44:12tiempotranscurrido 60.0917668343</text:p>
          </table:table-cell>
          <table:table-cell table:number-columns-repeated="11"/>
          <table:table-cell office:value-type="string" calcext:value-type="string">
            <text:p>(Cliente,Puerto) ('127.0.0.1', 34734) Dato recibido /|1043|147 Resultado 7Horainicio10:00:08Horafinal10:01:08tiempotranscurrido 60.0591049194</text:p>
          </table:table-cell>
          <table:table-cell table:number-columns-repeated="24"/>
          <table:table-cell office:value-type="string" calcext:value-type="string">
            <text:p>(Cliente,Puerto) ('127.0.0.1', 42932) Dato recibido /|1043|147 Resultado 7Horainicio09:44:04Horafinal09:45:04tiempotranscurrido 60.0579881668</text:p>
          </table:table-cell>
          <table:table-cell table:number-columns-repeated="12"/>
          <table:table-cell office:value-type="string" calcext:value-type="string">
            <text:p>(Cliente,Puerto) ('127.0.0.1', 34736) Dato recibido /|1043|147 Resultado 7Horainicio10:00:08Horafinal10:01:08tiempotranscurrido 60.043075084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56) Dato recibido /|1043|147 Resultado 7Horainicio10:43:11Horafinal10:44:12tiempotranscurrido 60.0905640125</text:p>
          </table:table-cell>
          <table:table-cell table:number-columns-repeated="11"/>
          <table:table-cell office:value-type="string" calcext:value-type="string">
            <text:p>(Cliente,Puerto) ('127.0.0.1', 34662) Dato recibido /|1043|147 Resultado 7Horainicio10:00:08Horafinal10:01:08tiempotranscurrido 60.0384471416</text:p>
          </table:table-cell>
          <table:table-cell table:number-columns-repeated="24"/>
          <table:table-cell office:value-type="string" calcext:value-type="string">
            <text:p>(Cliente,Puerto) ('127.0.0.1', 42926) Dato recibido /|1043|147 Resultado 7Horainicio09:44:04Horafinal09:45:04tiempotranscurrido 60.0594758987</text:p>
          </table:table-cell>
          <table:table-cell table:number-columns-repeated="12"/>
          <table:table-cell office:value-type="string" calcext:value-type="string">
            <text:p>(Cliente,Puerto) ('127.0.0.1', 34680) Dato recibido /|1043|147 Resultado 7Horainicio10:00:08Horafinal10:01:08tiempotranscurrido 60.087553024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54) Dato recibido /|1043|147 Resultado 7Horainicio10:43:11Horafinal10:44:12tiempotranscurrido 60.0910680294</text:p>
          </table:table-cell>
          <table:table-cell table:number-columns-repeated="11"/>
          <table:table-cell office:value-type="string" calcext:value-type="string">
            <text:p>(Cliente,Puerto) ('127.0.0.1', 34702) Dato recibido /|1043|147 Resultado 7Horainicio10:00:08Horafinal10:01:08tiempotranscurrido 60.0898149014</text:p>
          </table:table-cell>
          <table:table-cell table:number-columns-repeated="24"/>
          <table:table-cell office:value-type="string" calcext:value-type="string">
            <text:p>(Cliente,Puerto) ('127.0.0.1', 42920) Dato recibido /|1043|147 Resultado 7Horainicio09:44:04Horafinal09:45:04tiempotranscurrido 60.0607228279</text:p>
          </table:table-cell>
          <table:table-cell table:number-columns-repeated="12"/>
          <table:table-cell office:value-type="string" calcext:value-type="string">
            <text:p>(Cliente,Puerto) ('127.0.0.1', 34734) Dato recibido /|1043|147 Resultado 7Horainicio10:00:08Horafinal10:01:08tiempotranscurrido 60.059104919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50) Dato recibido /|1043|147 Resultado 7Horainicio10:43:12Horafinal10:44:12tiempotranscurrido 60.0781080723</text:p>
          </table:table-cell>
          <table:table-cell table:number-columns-repeated="11"/>
          <table:table-cell office:value-type="string" calcext:value-type="string">
            <text:p>(Cliente,Puerto) ('127.0.0.1', 34732) Dato recibido /|1043|147 Resultado 7Horainicio10:00:08Horafinal10:01:08tiempotranscurrido 60.0538420677</text:p>
          </table:table-cell>
          <table:table-cell table:number-columns-repeated="24"/>
          <table:table-cell office:value-type="string" calcext:value-type="string">
            <text:p>(Cliente,Puerto) ('127.0.0.1', 42916) Dato recibido /|1043|147 Resultado 7Horainicio09:44:04Horafinal09:45:04tiempotranscurrido 60.061622858</text:p>
          </table:table-cell>
          <table:table-cell table:number-columns-repeated="12"/>
          <table:table-cell office:value-type="string" calcext:value-type="string">
            <text:p>(Cliente,Puerto) ('127.0.0.1', 34662) Dato recibido /|1043|147 Resultado 7Horainicio10:00:08Horafinal10:01:08tiempotranscurrido 60.038447141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32) Dato recibido /|1043|147 Resultado 7Horainicio10:43:12Horafinal10:44:12tiempotranscurrido 60.0413711071</text:p>
          </table:table-cell>
          <table:table-cell table:number-columns-repeated="11"/>
          <table:table-cell office:value-type="string" calcext:value-type="string">
            <text:p>(Cliente,Puerto) ('127.0.0.1', 34692) Dato recibido /|1043|147 Resultado 7Horainicio10:00:08Horafinal10:01:08tiempotranscurrido 60.072165966</text:p>
          </table:table-cell>
          <table:table-cell table:number-columns-repeated="24"/>
          <table:table-cell office:value-type="string" calcext:value-type="string">
            <text:p>(Cliente,Puerto) ('127.0.0.1', 42930) Dato recibido /|1043|147 Resultado 7Horainicio09:44:04Horafinal09:45:04tiempotranscurrido 60.0590889454</text:p>
          </table:table-cell>
          <table:table-cell table:number-columns-repeated="12"/>
          <table:table-cell office:value-type="string" calcext:value-type="string">
            <text:p>(Cliente,Puerto) ('127.0.0.1', 34702) Dato recibido /|1043|147 Resultado 7Horainicio10:00:08Horafinal10:01:08tiempotranscurrido 60.08981490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18) Dato recibido /|1043|147 Resultado 7Horainicio10:43:12Horafinal10:44:12tiempotranscurrido 60.0808620453</text:p>
          </table:table-cell>
          <table:table-cell table:number-columns-repeated="11"/>
          <table:table-cell office:value-type="string" calcext:value-type="string">
            <text:p>(Cliente,Puerto) ('127.0.0.1', 34658) Dato recibido /|1043|147 Resultado 7Horainicio10:00:08Horafinal10:01:08tiempotranscurrido 60.0495948792</text:p>
          </table:table-cell>
          <table:table-cell table:number-columns-repeated="24"/>
          <table:table-cell office:value-type="string" calcext:value-type="string">
            <text:p>(Cliente,Puerto) ('127.0.0.1', 42928) Dato recibido /|1043|147 Resultado 7Horainicio09:44:04Horafinal09:45:04tiempotranscurrido 60.0597319603</text:p>
          </table:table-cell>
          <table:table-cell table:number-columns-repeated="12"/>
          <table:table-cell office:value-type="string" calcext:value-type="string">
            <text:p>(Cliente,Puerto) ('127.0.0.1', 34732) Dato recibido /|1043|147 Resultado 7Horainicio10:00:08Horafinal10:01:08tiempotranscurrido 60.053842067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62) Dato recibido /|1043|147 Resultado 7Horainicio10:43:12Horafinal10:44:12tiempotranscurrido 60.0700609684</text:p>
          </table:table-cell>
          <table:table-cell table:number-columns-repeated="11"/>
          <table:table-cell office:value-type="string" calcext:value-type="string">
            <text:p>(Cliente,Puerto) ('127.0.0.1', 34700) Dato recibido /|1043|147 Resultado 7Horainicio10:00:08Horafinal10:01:09tiempotranscurrido 60.0905821323</text:p>
          </table:table-cell>
          <table:table-cell table:number-columns-repeated="24"/>
          <table:table-cell office:value-type="string" calcext:value-type="string">
            <text:p>(Cliente,Puerto) ('127.0.0.1', 42918) Dato recibido /|1043|147 Resultado 7Horainicio09:44:04Horafinal09:45:04tiempotranscurrido 60.0620298386</text:p>
          </table:table-cell>
          <table:table-cell table:number-columns-repeated="12"/>
          <table:table-cell office:value-type="string" calcext:value-type="string">
            <text:p>(Cliente,Puerto) ('127.0.0.1', 34692) Dato recibido /|1043|147 Resultado 7Horainicio10:00:08Horafinal10:01:08tiempotranscurrido 60.0721659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32) Dato recibido /|1043|147 Resultado 7Horainicio10:43:12Horafinal10:44:12tiempotranscurrido 60.0749759674</text:p>
          </table:table-cell>
          <table:table-cell table:number-columns-repeated="11"/>
          <table:table-cell office:value-type="string" calcext:value-type="string">
            <text:p>(Cliente,Puerto) ('127.0.0.1', 33620) Dato recibido /|1043|147 Resultado 7Horainicio10:00:08Horafinal10:01:09tiempotranscurrido 60.0390610695</text:p>
          </table:table-cell>
          <table:table-cell table:number-columns-repeated="24"/>
          <table:table-cell office:value-type="string" calcext:value-type="string">
            <text:p>(Cliente,Puerto) ('127.0.0.1', 42938) Dato recibido /|1043|147 Resultado 7Horainicio09:44:04Horafinal09:45:04tiempotranscurrido 60.0580210686</text:p>
          </table:table-cell>
          <table:table-cell table:number-columns-repeated="12"/>
          <table:table-cell office:value-type="string" calcext:value-type="string">
            <text:p>(Cliente,Puerto) ('127.0.0.1', 34658) Dato recibido /|1043|147 Resultado 7Horainicio10:00:08Horafinal10:01:08tiempotranscurrido 60.049594879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76) Dato recibido /|1043|147 Resultado 7Horainicio10:43:12Horafinal10:44:12tiempotranscurrido 60.073433876</text:p>
          </table:table-cell>
          <table:table-cell table:number-columns-repeated="11"/>
          <table:table-cell office:value-type="string" calcext:value-type="string">
            <text:p>(Cliente,Puerto) ('127.0.0.1', 34670) Dato recibido /|1043|147 Resultado 7Horainicio10:00:08Horafinal10:01:09tiempotranscurrido 60.0762360096</text:p>
          </table:table-cell>
          <table:table-cell table:number-columns-repeated="24"/>
          <table:table-cell office:value-type="string" calcext:value-type="string">
            <text:p>(Cliente,Puerto) ('127.0.0.1', 42934) Dato recibido /|1043|147 Resultado 7Horainicio09:44:04Horafinal09:45:04tiempotranscurrido 60.0610837936</text:p>
          </table:table-cell>
          <table:table-cell table:number-columns-repeated="12"/>
          <table:table-cell office:value-type="string" calcext:value-type="string">
            <text:p>(Cliente,Puerto) ('127.0.0.1', 34700) Dato recibido /|1043|147 Resultado 7Horainicio10:00:08Horafinal10:01:09tiempotranscurrido 60.090582132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46) Dato recibido /|1043|147 Resultado 7Horainicio10:43:12Horafinal10:44:12tiempotranscurrido 60.049890995</text:p>
          </table:table-cell>
          <table:table-cell table:number-columns-repeated="11"/>
          <table:table-cell office:value-type="string" calcext:value-type="string">
            <text:p>(Cliente,Puerto) ('127.0.0.1', 33630) Dato recibido /|1043|147 Resultado 7Horainicio10:00:09Horafinal10:01:09tiempotranscurrido 60.0916531086</text:p>
          </table:table-cell>
          <table:table-cell table:number-columns-repeated="24"/>
          <table:table-cell office:value-type="string" calcext:value-type="string">
            <text:p>(Cliente,Puerto) ('127.0.0.1', 42942) Dato recibido /|1043|147 Resultado 7Horainicio09:44:04Horafinal09:45:04tiempotranscurrido 60.0599989891</text:p>
          </table:table-cell>
          <table:table-cell table:number-columns-repeated="12"/>
          <table:table-cell office:value-type="string" calcext:value-type="string">
            <text:p>(Cliente,Puerto) ('127.0.0.1', 33620) Dato recibido /|1043|147 Resultado 7Horainicio10:00:08Horafinal10:01:09tiempotranscurrido 60.039061069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12) Dato recibido /|1043|147 Resultado 7Horainicio10:43:12Horafinal10:44:12tiempotranscurrido 60.068475008</text:p>
          </table:table-cell>
          <table:table-cell table:number-columns-repeated="11"/>
          <table:table-cell office:value-type="string" calcext:value-type="string">
            <text:p>(Cliente,Puerto) ('127.0.0.1', 33584) Dato recibido /|1043|147 Resultado 7Horainicio10:00:09Horafinal10:01:09tiempotranscurrido 60.0655050278</text:p>
          </table:table-cell>
          <table:table-cell table:number-columns-repeated="24"/>
          <table:table-cell office:value-type="string" calcext:value-type="string">
            <text:p>(Cliente,Puerto) ('127.0.0.1', 42944) Dato recibido /|1043|147 Resultado 7Horainicio09:44:04Horafinal09:45:04tiempotranscurrido 60.0590779781</text:p>
          </table:table-cell>
          <table:table-cell table:number-columns-repeated="12"/>
          <table:table-cell office:value-type="string" calcext:value-type="string">
            <text:p>(Cliente,Puerto) ('127.0.0.1', 34670) Dato recibido /|1043|147 Resultado 7Horainicio10:00:08Horafinal10:01:09tiempotranscurrido 60.07623600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32) Dato recibido /|1043|147 Resultado 7Horainicio10:43:12Horafinal10:44:12tiempotranscurrido 60.0490300655</text:p>
          </table:table-cell>
          <table:table-cell table:number-columns-repeated="11"/>
          <table:table-cell office:value-type="string" calcext:value-type="string">
            <text:p>(Cliente,Puerto) ('127.0.0.1', 33626) Dato recibido /|1043|147 Resultado 7Horainicio10:00:09Horafinal10:01:09tiempotranscurrido 60.0803551674</text:p>
          </table:table-cell>
          <table:table-cell table:number-columns-repeated="24"/>
          <table:table-cell office:value-type="string" calcext:value-type="string">
            <text:p>(Cliente,Puerto) ('127.0.0.1', 42962) Dato recibido /|1043|147 Resultado 7Horainicio09:44:04Horafinal09:45:04tiempotranscurrido 60.0569829941</text:p>
          </table:table-cell>
          <table:table-cell table:number-columns-repeated="12"/>
          <table:table-cell office:value-type="string" calcext:value-type="string">
            <text:p>(Cliente,Puerto) ('127.0.0.1', 33630) Dato recibido /|1043|147 Resultado 7Horainicio10:00:09Horafinal10:01:09tiempotranscurrido 60.091653108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08) Dato recibido /|1043|147 Resultado 7Horainicio10:43:12Horafinal10:44:12tiempotranscurrido 60.0905270576</text:p>
          </table:table-cell>
          <table:table-cell table:number-columns-repeated="11"/>
          <table:table-cell office:value-type="string" calcext:value-type="string">
            <text:p>(Cliente,Puerto) ('127.0.0.1', 33588) Dato recibido /|1043|147 Resultado 7Horainicio10:00:09Horafinal10:01:09tiempotranscurrido 60.0485980511</text:p>
          </table:table-cell>
          <table:table-cell table:number-columns-repeated="24"/>
          <table:table-cell office:value-type="string" calcext:value-type="string">
            <text:p>(Cliente,Puerto) ('127.0.0.1', 42948) Dato recibido /|1043|147 Resultado 7Horainicio09:44:04Horafinal09:45:04tiempotranscurrido 60.0595378876</text:p>
          </table:table-cell>
          <table:table-cell table:number-columns-repeated="12"/>
          <table:table-cell office:value-type="string" calcext:value-type="string">
            <text:p>(Cliente,Puerto) ('127.0.0.1', 33584) Dato recibido /|1043|147 Resultado 7Horainicio10:00:09Horafinal10:01:09tiempotranscurrido 60.065505027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18) Dato recibido /|1043|147 Resultado 7Horainicio10:43:12Horafinal10:44:12tiempotranscurrido 60.0821812153</text:p>
          </table:table-cell>
          <table:table-cell table:number-columns-repeated="11"/>
          <table:table-cell office:value-type="string" calcext:value-type="string">
            <text:p>(Cliente,Puerto) ('127.0.0.1', 33602) Dato recibido /|1043|147 Resultado 7Horainicio10:00:09Horafinal10:01:09tiempotranscurrido 60.0566949844</text:p>
          </table:table-cell>
          <table:table-cell table:number-columns-repeated="24"/>
          <table:table-cell office:value-type="string" calcext:value-type="string">
            <text:p>(Cliente,Puerto) ('127.0.0.1', 42966) Dato recibido /|1043|147 Resultado 7Horainicio09:44:04Horafinal09:45:04tiempotranscurrido 60.0601320267</text:p>
          </table:table-cell>
          <table:table-cell table:number-columns-repeated="12"/>
          <table:table-cell office:value-type="string" calcext:value-type="string">
            <text:p>(Cliente,Puerto) ('127.0.0.1', 33626) Dato recibido /|1043|147 Resultado 7Horainicio10:00:09Horafinal10:01:09tiempotranscurrido 60.080355167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26) Dato recibido /|1043|147 Resultado 7Horainicio10:43:12Horafinal10:44:12tiempotranscurrido 60.0820400715</text:p>
          </table:table-cell>
          <table:table-cell table:number-columns-repeated="11"/>
          <table:table-cell office:value-type="string" calcext:value-type="string">
            <text:p>(Cliente,Puerto) ('127.0.0.1', 33632) Dato recibido /|1043|147 Resultado 7Horainicio10:00:09Horafinal10:01:09tiempotranscurrido 60.0938220024</text:p>
          </table:table-cell>
          <table:table-cell table:number-columns-repeated="24"/>
          <table:table-cell office:value-type="string" calcext:value-type="string">
            <text:p>(Cliente,Puerto) ('127.0.0.1', 42954) Dato recibido /|1043|147 Resultado 7Horainicio09:44:04Horafinal09:45:04tiempotranscurrido 60.0581879616</text:p>
          </table:table-cell>
          <table:table-cell table:number-columns-repeated="12"/>
          <table:table-cell office:value-type="string" calcext:value-type="string">
            <text:p>(Cliente,Puerto) ('127.0.0.1', 33588) Dato recibido /|1043|147 Resultado 7Horainicio10:00:09Horafinal10:01:09tiempotranscurrido 60.048598051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20) Dato recibido /|1043|147 Resultado 7Horainicio10:43:12Horafinal10:44:12tiempotranscurrido 60.062048912</text:p>
          </table:table-cell>
          <table:table-cell table:number-columns-repeated="11"/>
          <table:table-cell office:value-type="string" calcext:value-type="string">
            <text:p>(Cliente,Puerto) ('127.0.0.1', 33606) Dato recibido /|1043|147 Resultado 7Horainicio10:00:09Horafinal10:01:09tiempotranscurrido 60.0944290161</text:p>
          </table:table-cell>
          <table:table-cell table:number-columns-repeated="24"/>
          <table:table-cell office:value-type="string" calcext:value-type="string">
            <text:p>(Cliente,Puerto) ('127.0.0.1', 42952) Dato recibido /|1043|147 Resultado 7Horainicio09:44:04Horafinal09:45:04tiempotranscurrido 60.0591790676</text:p>
          </table:table-cell>
          <table:table-cell table:number-columns-repeated="12"/>
          <table:table-cell office:value-type="string" calcext:value-type="string">
            <text:p>(Cliente,Puerto) ('127.0.0.1', 33602) Dato recibido /|1043|147 Resultado 7Horainicio10:00:09Horafinal10:01:09tiempotranscurrido 60.056694984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12) Dato recibido /|1043|147 Resultado 7Horainicio10:43:12Horafinal10:44:12tiempotranscurrido 60.0925340652</text:p>
          </table:table-cell>
          <table:table-cell table:number-columns-repeated="11"/>
          <table:table-cell office:value-type="string" calcext:value-type="string">
            <text:p>(Cliente,Puerto) ('127.0.0.1', 33586) Dato recibido /|1043|147 Resultado 7Horainicio10:00:09Horafinal10:01:09tiempotranscurrido 60.0949430466</text:p>
          </table:table-cell>
          <table:table-cell table:number-columns-repeated="24"/>
          <table:table-cell office:value-type="string" calcext:value-type="string">
            <text:p>(Cliente,Puerto) ('127.0.0.1', 42960) Dato recibido /|1043|147 Resultado 7Horainicio09:44:04Horafinal09:45:04tiempotranscurrido 60.0580379963</text:p>
          </table:table-cell>
          <table:table-cell table:number-columns-repeated="12"/>
          <table:table-cell office:value-type="string" calcext:value-type="string">
            <text:p>(Cliente,Puerto) ('127.0.0.1', 33632) Dato recibido /|1043|147 Resultado 7Horainicio10:00:09Horafinal10:01:09tiempotranscurrido 60.09382200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02) Dato recibido /|1043|147 Resultado 7Horainicio10:43:12Horafinal10:44:12tiempotranscurrido 60.0331149101</text:p>
          </table:table-cell>
          <table:table-cell table:number-columns-repeated="11"/>
          <table:table-cell office:value-type="string" calcext:value-type="string">
            <text:p>(Cliente,Puerto) ('127.0.0.1', 33594) Dato recibido /|1043|147 Resultado 7Horainicio10:00:09Horafinal10:01:09tiempotranscurrido 60.0892090797</text:p>
          </table:table-cell>
          <table:table-cell table:number-columns-repeated="24"/>
          <table:table-cell office:value-type="string" calcext:value-type="string">
            <text:p>(Cliente,Puerto) ('127.0.0.1', 43002) Dato recibido /|1043|147 Resultado 7Horainicio09:44:04Horafinal09:45:04tiempotranscurrido 60.0606310368</text:p>
          </table:table-cell>
          <table:table-cell table:number-columns-repeated="12"/>
          <table:table-cell office:value-type="string" calcext:value-type="string">
            <text:p>(Cliente,Puerto) ('127.0.0.1', 33606) Dato recibido /|1043|147 Resultado 7Horainicio10:00:09Horafinal10:01:09tiempotranscurrido 60.094429016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80) Dato recibido /|1043|147 Resultado 7Horainicio10:43:12Horafinal10:44:12tiempotranscurrido 60.0890920162</text:p>
          </table:table-cell>
          <table:table-cell table:number-columns-repeated="11"/>
          <table:table-cell office:value-type="string" calcext:value-type="string">
            <text:p>(Cliente,Puerto) ('127.0.0.1', 33670) Dato recibido /|1043|147 Resultado 7Horainicio10:00:09Horafinal10:01:09tiempotranscurrido 60.0536940098</text:p>
          </table:table-cell>
          <table:table-cell table:number-columns-repeated="24"/>
          <table:table-cell office:value-type="string" calcext:value-type="string">
            <text:p>(Cliente,Puerto) ('127.0.0.1', 42950) Dato recibido /|1043|147 Resultado 7Horainicio09:44:04Horafinal09:45:04tiempotranscurrido 60.0596580505</text:p>
          </table:table-cell>
          <table:table-cell table:number-columns-repeated="12"/>
          <table:table-cell office:value-type="string" calcext:value-type="string">
            <text:p>(Cliente,Puerto) ('127.0.0.1', 33586) Dato recibido /|1043|147 Resultado 7Horainicio10:00:09Horafinal10:01:09tiempotranscurrido 60.09494304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42) Dato recibido /|1043|147 Resultado 7Horainicio10:43:12Horafinal10:44:12tiempotranscurrido 60.0897908211</text:p>
          </table:table-cell>
          <table:table-cell table:number-columns-repeated="11"/>
          <table:table-cell office:value-type="string" calcext:value-type="string">
            <text:p>(Cliente,Puerto) ('127.0.0.1', 33688) Dato recibido /|1043|147 Resultado 7Horainicio10:00:09Horafinal10:01:09tiempotranscurrido 60.0380120277</text:p>
          </table:table-cell>
          <table:table-cell table:number-columns-repeated="24"/>
          <table:table-cell office:value-type="string" calcext:value-type="string">
            <text:p>(Cliente,Puerto) ('127.0.0.1', 42958) Dato recibido /|1043|147 Resultado 7Horainicio09:44:04Horafinal09:45:04tiempotranscurrido 60.0584819317</text:p>
          </table:table-cell>
          <table:table-cell table:number-columns-repeated="12"/>
          <table:table-cell office:value-type="string" calcext:value-type="string">
            <text:p>(Cliente,Puerto) ('127.0.0.1', 33594) Dato recibido /|1043|147 Resultado 7Horainicio10:00:09Horafinal10:01:09tiempotranscurrido 60.08920907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04) Dato recibido /|1043|147 Resultado 7Horainicio10:43:12Horafinal10:44:12tiempotranscurrido 60.0615441799</text:p>
          </table:table-cell>
          <table:table-cell table:number-columns-repeated="11"/>
          <table:table-cell office:value-type="string" calcext:value-type="string">
            <text:p>(Cliente,Puerto) ('127.0.0.1', 33590) Dato recibido /|1043|147 Resultado 7Horainicio10:00:09Horafinal10:01:09tiempotranscurrido 60.0936100483</text:p>
          </table:table-cell>
          <table:table-cell table:number-columns-repeated="24"/>
          <table:table-cell office:value-type="string" calcext:value-type="string">
            <text:p>(Cliente,Puerto) ('127.0.0.1', 42946) Dato recibido /|1043|147 Resultado 7Horainicio09:44:04Horafinal09:45:04tiempotranscurrido 60.0605378151</text:p>
          </table:table-cell>
          <table:table-cell table:number-columns-repeated="12"/>
          <table:table-cell office:value-type="string" calcext:value-type="string">
            <text:p>(Cliente,Puerto) ('127.0.0.1', 33670) Dato recibido /|1043|147 Resultado 7Horainicio10:00:09Horafinal10:01:09tiempotranscurrido 60.053694009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44) Dato recibido /|1043|147 Resultado 7Horainicio10:43:12Horafinal10:44:12tiempotranscurrido 60.0646970272</text:p>
          </table:table-cell>
          <table:table-cell table:number-columns-repeated="11"/>
          <table:table-cell office:value-type="string" calcext:value-type="string">
            <text:p>(Cliente,Puerto) ('127.0.0.1', 33706) Dato recibido /|1043|147 Resultado 7Horainicio10:00:09Horafinal10:01:09tiempotranscurrido 60.0487217903</text:p>
          </table:table-cell>
          <table:table-cell table:number-columns-repeated="24"/>
          <table:table-cell office:value-type="string" calcext:value-type="string">
            <text:p>(Cliente,Puerto) ('127.0.0.1', 42940) Dato recibido /|1043|147 Resultado 7Horainicio09:44:04Horafinal09:45:04tiempotranscurrido 60.0607130527</text:p>
          </table:table-cell>
          <table:table-cell table:number-columns-repeated="12"/>
          <table:table-cell office:value-type="string" calcext:value-type="string">
            <text:p>(Cliente,Puerto) ('127.0.0.1', 33688) Dato recibido /|1043|147 Resultado 7Horainicio10:00:09Horafinal10:01:09tiempotranscurrido 60.038012027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38) Dato recibido /|1043|147 Resultado 7Horainicio10:43:12Horafinal10:44:12tiempotranscurrido 60.0771729946</text:p>
          </table:table-cell>
          <table:table-cell table:number-columns-repeated="11"/>
          <table:table-cell office:value-type="string" calcext:value-type="string">
            <text:p>(Cliente,Puerto) ('127.0.0.1', 33682) Dato recibido /|1043|147 Resultado 7Horainicio10:00:09Horafinal10:01:09tiempotranscurrido 60.0928788185</text:p>
          </table:table-cell>
          <table:table-cell table:number-columns-repeated="24"/>
          <table:table-cell office:value-type="string" calcext:value-type="string">
            <text:p>(Cliente,Puerto) ('127.0.0.1', 42978) Dato recibido /|1043|147 Resultado 7Horainicio09:44:04Horafinal09:45:04tiempotranscurrido 60.0588340759</text:p>
          </table:table-cell>
          <table:table-cell table:number-columns-repeated="12"/>
          <table:table-cell office:value-type="string" calcext:value-type="string">
            <text:p>(Cliente,Puerto) ('127.0.0.1', 33590) Dato recibido /|1043|147 Resultado 7Horainicio10:00:09Horafinal10:01:09tiempotranscurrido 60.09361004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20) Dato recibido /|1043|147 Resultado 7Horainicio10:43:12Horafinal10:44:12tiempotranscurrido 60.0831038952</text:p>
          </table:table-cell>
          <table:table-cell table:number-columns-repeated="11"/>
          <table:table-cell office:value-type="string" calcext:value-type="string">
            <text:p>(Cliente,Puerto) ('127.0.0.1', 33672) Dato recibido /|1043|147 Resultado 7Horainicio10:00:09Horafinal10:01:09tiempotranscurrido 60.0929300785</text:p>
          </table:table-cell>
          <table:table-cell table:number-columns-repeated="24"/>
          <table:table-cell office:value-type="string" calcext:value-type="string">
            <text:p>(Cliente,Puerto) ('127.0.0.1', 42974) Dato recibido /|1043|147 Resultado 7Horainicio09:44:04Horafinal09:45:04tiempotranscurrido 60.0597388744</text:p>
          </table:table-cell>
          <table:table-cell table:number-columns-repeated="12"/>
          <table:table-cell office:value-type="string" calcext:value-type="string">
            <text:p>(Cliente,Puerto) ('127.0.0.1', 33706) Dato recibido /|1043|147 Resultado 7Horainicio10:00:09Horafinal10:01:09tiempotranscurrido 60.04872179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96) Dato recibido /|1043|147 Resultado 7Horainicio10:43:12Horafinal10:44:12tiempotranscurrido 60.060926199</text:p>
          </table:table-cell>
          <table:table-cell table:number-columns-repeated="11"/>
          <table:table-cell office:value-type="string" calcext:value-type="string">
            <text:p>(Cliente,Puerto) ('127.0.0.1', 33678) Dato recibido /|1043|147 Resultado 7Horainicio10:00:09Horafinal10:01:09tiempotranscurrido 60.1007778645</text:p>
          </table:table-cell>
          <table:table-cell table:number-columns-repeated="24"/>
          <table:table-cell office:value-type="string" calcext:value-type="string">
            <text:p>(Cliente,Puerto) ('127.0.0.1', 42968) Dato recibido /|1043|147 Resultado 7Horainicio09:44:04Horafinal09:45:04tiempotranscurrido 60.0610439777</text:p>
          </table:table-cell>
          <table:table-cell table:number-columns-repeated="12"/>
          <table:table-cell office:value-type="string" calcext:value-type="string">
            <text:p>(Cliente,Puerto) ('127.0.0.1', 33682) Dato recibido /|1043|147 Resultado 7Horainicio10:00:09Horafinal10:01:09tiempotranscurrido 60.092878818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66) Dato recibido /|1043|147 Resultado 7Horainicio10:43:12Horafinal10:44:12tiempotranscurrido 60.0929682255</text:p>
          </table:table-cell>
          <table:table-cell table:number-columns-repeated="11"/>
          <table:table-cell office:value-type="string" calcext:value-type="string">
            <text:p>(Cliente,Puerto) ('127.0.0.1', 33806) Dato recibido /|1043|147 Resultado 7Horainicio10:00:09Horafinal10:01:09tiempotranscurrido 60.0924577713</text:p>
          </table:table-cell>
          <table:table-cell table:number-columns-repeated="24"/>
          <table:table-cell office:value-type="string" calcext:value-type="string">
            <text:p>(Cliente,Puerto) ('127.0.0.1', 42976) Dato recibido /|1043|147 Resultado 7Horainicio09:44:04Horafinal09:45:04tiempotranscurrido 60.0594568253</text:p>
          </table:table-cell>
          <table:table-cell table:number-columns-repeated="12"/>
          <table:table-cell office:value-type="string" calcext:value-type="string">
            <text:p>(Cliente,Puerto) ('127.0.0.1', 33672) Dato recibido /|1043|147 Resultado 7Horainicio10:00:09Horafinal10:01:09tiempotranscurrido 60.092930078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82) Dato recibido /|1043|147 Resultado 7Horainicio10:43:12Horafinal10:44:12tiempotranscurrido 60.0926101208</text:p>
          </table:table-cell>
          <table:table-cell table:number-columns-repeated="11"/>
          <table:table-cell office:value-type="string" calcext:value-type="string">
            <text:p>(Cliente,Puerto) ('127.0.0.1', 34038) Dato recibido /|1043|147 Resultado 7Horainicio10:00:09Horafinal10:01:09tiempotranscurrido 60.0924229622</text:p>
          </table:table-cell>
          <table:table-cell table:number-columns-repeated="24"/>
          <table:table-cell office:value-type="string" calcext:value-type="string">
            <text:p>(Cliente,Puerto) ('127.0.0.1', 42980) Dato recibido /|1043|147 Resultado 7Horainicio09:44:04Horafinal09:45:04tiempotranscurrido 60.0587189198</text:p>
          </table:table-cell>
          <table:table-cell table:number-columns-repeated="12"/>
          <table:table-cell office:value-type="string" calcext:value-type="string">
            <text:p>(Cliente,Puerto) ('127.0.0.1', 33678) Dato recibido /|1043|147 Resultado 7Horainicio10:00:09Horafinal10:01:09tiempotranscurrido 60.100777864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00) Dato recibido /|1043|147 Resultado 7Horainicio10:43:12Horafinal10:44:12tiempotranscurrido 60.0868699551</text:p>
          </table:table-cell>
          <table:table-cell table:number-columns-repeated="11"/>
          <table:table-cell office:value-type="string" calcext:value-type="string">
            <text:p>(Cliente,Puerto) ('127.0.0.1', 34148) Dato recibido /|1043|147 Resultado 7Horainicio10:00:09Horafinal10:01:09tiempotranscurrido 60.0963630676</text:p>
          </table:table-cell>
          <table:table-cell table:number-columns-repeated="24"/>
          <table:table-cell office:value-type="string" calcext:value-type="string">
            <text:p>(Cliente,Puerto) ('127.0.0.1', 42964) Dato recibido /|1043|147 Resultado 7Horainicio09:44:04Horafinal09:45:04tiempotranscurrido 60.0618150234</text:p>
          </table:table-cell>
          <table:table-cell table:number-columns-repeated="12"/>
          <table:table-cell office:value-type="string" calcext:value-type="string">
            <text:p>(Cliente,Puerto) ('127.0.0.1', 33806) Dato recibido /|1043|147 Resultado 7Horainicio10:00:09Horafinal10:01:09tiempotranscurrido 60.092457771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70) Dato recibido /|1043|147 Resultado 7Horainicio10:43:12Horafinal10:44:12tiempotranscurrido 60.0983331203</text:p>
          </table:table-cell>
          <table:table-cell table:number-columns-repeated="11"/>
          <table:table-cell office:value-type="string" calcext:value-type="string">
            <text:p>(Cliente,Puerto) ('127.0.0.1', 34102) Dato recibido /|1043|147 Resultado 7Horainicio10:00:09Horafinal10:01:09tiempotranscurrido 60.0941030979</text:p>
          </table:table-cell>
          <table:table-cell table:number-columns-repeated="24"/>
          <table:table-cell office:value-type="string" calcext:value-type="string">
            <text:p>(Cliente,Puerto) ('127.0.0.1', 42970) Dato recibido /|1043|147 Resultado 7Horainicio09:44:04Horafinal09:45:04tiempotranscurrido 60.0632669926</text:p>
          </table:table-cell>
          <table:table-cell table:number-columns-repeated="12"/>
          <table:table-cell office:value-type="string" calcext:value-type="string">
            <text:p>(Cliente,Puerto) ('127.0.0.1', 34038) Dato recibido /|1043|147 Resultado 7Horainicio10:00:09Horafinal10:01:09tiempotranscurrido 60.092422962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18) Dato recibido /|1043|147 Resultado 7Horainicio10:43:12Horafinal10:44:12tiempotranscurrido 60.0958330631</text:p>
          </table:table-cell>
          <table:table-cell table:number-columns-repeated="11"/>
          <table:table-cell office:value-type="string" calcext:value-type="string">
            <text:p>(Cliente,Puerto) ('127.0.0.1', 34078) Dato recibido /|1043|147 Resultado 7Horainicio10:00:09Horafinal10:01:09tiempotranscurrido 60.0665121078</text:p>
          </table:table-cell>
          <table:table-cell table:number-columns-repeated="24"/>
          <table:table-cell office:value-type="string" calcext:value-type="string">
            <text:p>(Cliente,Puerto) ('127.0.0.1', 42972) Dato recibido /|1043|147 Resultado 7Horainicio09:44:04Horafinal09:45:04tiempotranscurrido 60.0628929138</text:p>
          </table:table-cell>
          <table:table-cell table:number-columns-repeated="12"/>
          <table:table-cell office:value-type="string" calcext:value-type="string">
            <text:p>(Cliente,Puerto) ('127.0.0.1', 34148) Dato recibido /|1043|147 Resultado 7Horainicio10:00:09Horafinal10:01:09tiempotranscurrido 60.096363067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92) Dato recibido /|1043|147 Resultado 7Horainicio10:43:12Horafinal10:44:12tiempotranscurrido 60.0931909084</text:p>
          </table:table-cell>
          <table:table-cell table:number-columns-repeated="11"/>
          <table:table-cell office:value-type="string" calcext:value-type="string">
            <text:p>(Cliente,Puerto) ('127.0.0.1', 34084) Dato recibido /|1043|147 Resultado 7Horainicio10:00:09Horafinal10:01:09tiempotranscurrido 60.0928230286</text:p>
          </table:table-cell>
          <table:table-cell table:number-columns-repeated="24"/>
          <table:table-cell office:value-type="string" calcext:value-type="string">
            <text:p>(Cliente,Puerto) ('127.0.0.1', 42982) Dato recibido /|1043|147 Resultado 7Horainicio09:44:04Horafinal09:45:04tiempotranscurrido 60.0611071587</text:p>
          </table:table-cell>
          <table:table-cell table:number-columns-repeated="12"/>
          <table:table-cell office:value-type="string" calcext:value-type="string">
            <text:p>(Cliente,Puerto) ('127.0.0.1', 34102) Dato recibido /|1043|147 Resultado 7Horainicio10:00:09Horafinal10:01:09tiempotranscurrido 60.094103097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94) Dato recibido /|1043|147 Resultado 7Horainicio10:43:12Horafinal10:44:12tiempotranscurrido 60.0647008419</text:p>
          </table:table-cell>
          <table:table-cell table:number-columns-repeated="11"/>
          <table:table-cell office:value-type="string" calcext:value-type="string">
            <text:p>(Cliente,Puerto) ('127.0.0.1', 34278) Dato recibido /|1043|147 Resultado 7Horainicio10:00:09Horafinal10:01:09tiempotranscurrido 60.0363969803</text:p>
          </table:table-cell>
          <table:table-cell table:number-columns-repeated="24"/>
          <table:table-cell office:value-type="string" calcext:value-type="string">
            <text:p>(Cliente,Puerto) ('127.0.0.1', 42984) Dato recibido /|1043|147 Resultado 7Horainicio09:44:04Horafinal09:45:04tiempotranscurrido 60.0608251095</text:p>
          </table:table-cell>
          <table:table-cell table:number-columns-repeated="12"/>
          <table:table-cell office:value-type="string" calcext:value-type="string">
            <text:p>(Cliente,Puerto) ('127.0.0.1', 34078) Dato recibido /|1043|147 Resultado 7Horainicio10:00:09Horafinal10:01:09tiempotranscurrido 60.066512107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28) Dato recibido /|1043|147 Resultado 7Horainicio10:43:12Horafinal10:44:12tiempotranscurrido 60.0415289402</text:p>
          </table:table-cell>
          <table:table-cell table:number-columns-repeated="11"/>
          <table:table-cell office:value-type="string" calcext:value-type="string">
            <text:p>(Cliente,Puerto) ('127.0.0.1', 34234) Dato recibido /|1043|147 Resultado 7Horainicio10:00:09Horafinal10:01:09tiempotranscurrido 60.0816750526</text:p>
          </table:table-cell>
          <table:table-cell table:number-columns-repeated="24"/>
          <table:table-cell office:value-type="string" calcext:value-type="string">
            <text:p>(Cliente,Puerto) ('127.0.0.1', 42986) Dato recibido /|1043|147 Resultado 7Horainicio09:44:04Horafinal09:45:04tiempotranscurrido 60.0605020523</text:p>
          </table:table-cell>
          <table:table-cell table:number-columns-repeated="12"/>
          <table:table-cell office:value-type="string" calcext:value-type="string">
            <text:p>(Cliente,Puerto) ('127.0.0.1', 34084) Dato recibido /|1043|147 Resultado 7Horainicio10:00:09Horafinal10:01:09tiempotranscurrido 60.092823028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76) Dato recibido /|1043|147 Resultado 7Horainicio10:43:12Horafinal10:44:12tiempotranscurrido 60.0614991188</text:p>
          </table:table-cell>
          <table:table-cell table:number-columns-repeated="11"/>
          <table:table-cell office:value-type="string" calcext:value-type="string">
            <text:p>(Cliente,Puerto) ('127.0.0.1', 34438) Dato recibido /|1043|147 Resultado 7Horainicio10:00:09Horafinal10:01:09tiempotranscurrido 60.0481591225</text:p>
          </table:table-cell>
          <table:table-cell table:number-columns-repeated="24"/>
          <table:table-cell office:value-type="string" calcext:value-type="string">
            <text:p>(Cliente,Puerto) ('127.0.0.1', 42998) Dato recibido /|1043|147 Resultado 7Horainicio09:44:04Horafinal09:45:04tiempotranscurrido 60.0581901073</text:p>
          </table:table-cell>
          <table:table-cell table:number-columns-repeated="12"/>
          <table:table-cell office:value-type="string" calcext:value-type="string">
            <text:p>(Cliente,Puerto) ('127.0.0.1', 34278) Dato recibido /|1043|147 Resultado 7Horainicio10:00:09Horafinal10:01:09tiempotranscurrido 60.03639698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86) Dato recibido /|1043|147 Resultado 7Horainicio10:43:12Horafinal10:44:12tiempotranscurrido 60.0705430508</text:p>
          </table:table-cell>
          <table:table-cell table:number-columns-repeated="11"/>
          <table:table-cell office:value-type="string" calcext:value-type="string">
            <text:p>(Cliente,Puerto) ('127.0.0.1', 34364) Dato recibido /|1043|147 Resultado 7Horainicio10:00:09Horafinal10:01:09tiempotranscurrido 60.0821909904</text:p>
          </table:table-cell>
          <table:table-cell table:number-columns-repeated="24"/>
          <table:table-cell office:value-type="string" calcext:value-type="string">
            <text:p>(Cliente,Puerto) ('127.0.0.1', 43000) Dato recibido /|1043|147 Resultado 7Horainicio09:44:04Horafinal09:45:04tiempotranscurrido 60.0580029488</text:p>
          </table:table-cell>
          <table:table-cell table:number-columns-repeated="12"/>
          <table:table-cell office:value-type="string" calcext:value-type="string">
            <text:p>(Cliente,Puerto) ('127.0.0.1', 34234) Dato recibido /|1043|147 Resultado 7Horainicio10:00:09Horafinal10:01:09tiempotranscurrido 60.081675052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64) Dato recibido /|1043|147 Resultado 7Horainicio10:43:12Horafinal10:44:13tiempotranscurrido 60.0981218815</text:p>
          </table:table-cell>
          <table:table-cell table:number-columns-repeated="11"/>
          <table:table-cell office:value-type="string" calcext:value-type="string">
            <text:p>(Cliente,Puerto) ('127.0.0.1', 34444) Dato recibido /|1043|147 Resultado 7Horainicio10:00:09Horafinal10:01:09tiempotranscurrido 60.0974490643</text:p>
          </table:table-cell>
          <table:table-cell table:number-columns-repeated="24"/>
          <table:table-cell office:value-type="string" calcext:value-type="string">
            <text:p>(Cliente,Puerto) ('127.0.0.1', 42988) Dato recibido /|1043|147 Resultado 7Horainicio09:44:04Horafinal09:45:04tiempotranscurrido 60.0610389709</text:p>
          </table:table-cell>
          <table:table-cell table:number-columns-repeated="12"/>
          <table:table-cell office:value-type="string" calcext:value-type="string">
            <text:p>(Cliente,Puerto) ('127.0.0.1', 34438) Dato recibido /|1043|147 Resultado 7Horainicio10:00:09Horafinal10:01:09tiempotranscurrido 60.048159122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78) Dato recibido /|1043|147 Resultado 7Horainicio10:43:12Horafinal10:44:13tiempotranscurrido 60.0982069969</text:p>
          </table:table-cell>
          <table:table-cell table:number-columns-repeated="11"/>
          <table:table-cell office:value-type="string" calcext:value-type="string">
            <text:p>(Cliente,Puerto) ('127.0.0.1', 34478) Dato recibido /|1043|147 Resultado 7Horainicio10:00:09Horafinal10:01:09tiempotranscurrido 60.099198103</text:p>
          </table:table-cell>
          <table:table-cell table:number-columns-repeated="24"/>
          <table:table-cell office:value-type="string" calcext:value-type="string">
            <text:p>(Cliente,Puerto) ('127.0.0.1', 42992) Dato recibido /|1043|147 Resultado 7Horainicio09:44:04Horafinal09:45:04tiempotranscurrido 60.0607368946</text:p>
          </table:table-cell>
          <table:table-cell table:number-columns-repeated="12"/>
          <table:table-cell office:value-type="string" calcext:value-type="string">
            <text:p>(Cliente,Puerto) ('127.0.0.1', 34364) Dato recibido /|1043|147 Resultado 7Horainicio10:00:09Horafinal10:01:09tiempotranscurrido 60.082190990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40) Dato recibido /|1043|147 Resultado 7Horainicio10:43:13Horafinal10:44:13tiempotranscurrido 60.0613970757</text:p>
          </table:table-cell>
          <table:table-cell table:number-columns-repeated="11"/>
          <table:table-cell office:value-type="string" calcext:value-type="string">
            <text:p>(Cliente,Puerto) ('127.0.0.1', 34528) Dato recibido /|1043|147 Resultado 7Horainicio10:00:09Horafinal10:01:09tiempotranscurrido 60.066393137</text:p>
          </table:table-cell>
          <table:table-cell table:number-columns-repeated="24"/>
          <table:table-cell office:value-type="string" calcext:value-type="string">
            <text:p>(Cliente,Puerto) ('127.0.0.1', 42994) Dato recibido /|1043|147 Resultado 7Horainicio09:44:04Horafinal09:45:04tiempotranscurrido 60.0604360104</text:p>
          </table:table-cell>
          <table:table-cell table:number-columns-repeated="12"/>
          <table:table-cell office:value-type="string" calcext:value-type="string">
            <text:p>(Cliente,Puerto) ('127.0.0.1', 34444) Dato recibido /|1043|147 Resultado 7Horainicio10:00:09Horafinal10:01:09tiempotranscurrido 60.097449064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62) Dato recibido /|1043|147 Resultado 7Horainicio10:43:12Horafinal10:44:13tiempotranscurrido 60.0938820839</text:p>
          </table:table-cell>
          <table:table-cell table:number-columns-repeated="11"/>
          <table:table-cell office:value-type="string" calcext:value-type="string">
            <text:p>(Cliente,Puerto) ('127.0.0.1', 34868) Dato recibido /|1043|147 Resultado 7Horainicio10:00:09Horafinal10:01:09tiempotranscurrido 60.0971899033</text:p>
          </table:table-cell>
          <table:table-cell table:number-columns-repeated="24"/>
          <table:table-cell office:value-type="string" calcext:value-type="string">
            <text:p>(Cliente,Puerto) ('127.0.0.1', 42996) Dato recibido /|1043|147 Resultado 7Horainicio09:44:04Horafinal09:45:04tiempotranscurrido 60.0598568916</text:p>
          </table:table-cell>
          <table:table-cell table:number-columns-repeated="12"/>
          <table:table-cell office:value-type="string" calcext:value-type="string">
            <text:p>(Cliente,Puerto) ('127.0.0.1', 34478) Dato recibido /|1043|147 Resultado 7Horainicio10:00:09Horafinal10:01:09tiempotranscurrido 60.0991981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42) Dato recibido /|1043|147 Resultado 7Horainicio10:43:13Horafinal10:44:13tiempotranscurrido 60.097345829</text:p>
          </table:table-cell>
          <table:table-cell table:number-columns-repeated="11"/>
          <table:table-cell office:value-type="string" calcext:value-type="string">
            <text:p>(Cliente,Puerto) ('127.0.0.1', 34864) Dato recibido /|1043|147 Resultado 7Horainicio10:00:09Horafinal10:01:09tiempotranscurrido 60.0994608402</text:p>
          </table:table-cell>
          <table:table-cell table:number-columns-repeated="24"/>
          <table:table-cell office:value-type="string" calcext:value-type="string">
            <text:p>(Cliente,Puerto) ('127.0.0.1', 42990) Dato recibido /|1043|147 Resultado 7Horainicio09:44:04Horafinal09:45:04tiempotranscurrido 60.0612220764</text:p>
          </table:table-cell>
          <table:table-cell table:number-columns-repeated="12"/>
          <table:table-cell office:value-type="string" calcext:value-type="string">
            <text:p>(Cliente,Puerto) ('127.0.0.1', 34528) Dato recibido /|1043|147 Resultado 7Horainicio10:00:09Horafinal10:01:09tiempotranscurrido 60.06639313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54) Dato recibido /|1043|147 Resultado 7Horainicio10:43:13Horafinal10:44:13tiempotranscurrido 60.063231945</text:p>
          </table:table-cell>
          <table:table-cell table:number-columns-repeated="11"/>
          <table:table-cell office:value-type="string" calcext:value-type="string">
            <text:p>(Cliente,Puerto) ('127.0.0.1', 34870) Dato recibido /|1043|147 Resultado 7Horainicio10:00:09Horafinal10:01:10tiempotranscurrido 60.0900719166</text:p>
          </table:table-cell>
          <table:table-cell table:number-columns-repeated="24"/>
          <table:table-cell office:value-type="string" calcext:value-type="string">
            <text:p>(Cliente,Puerto) ('127.0.0.1', 43006) Dato recibido /|1043|147 Resultado 7Horainicio09:44:04Horafinal09:45:04tiempotranscurrido 60.0606429577</text:p>
          </table:table-cell>
          <table:table-cell table:number-columns-repeated="12"/>
          <table:table-cell office:value-type="string" calcext:value-type="string">
            <text:p>(Cliente,Puerto) ('127.0.0.1', 34868) Dato recibido /|1043|147 Resultado 7Horainicio10:00:09Horafinal10:01:09tiempotranscurrido 60.09718990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60) Dato recibido /|1043|147 Resultado 7Horainicio10:43:13Horafinal10:44:13tiempotranscurrido 60.0734379292</text:p>
          </table:table-cell>
          <table:table-cell table:number-columns-repeated="11"/>
          <table:table-cell office:value-type="string" calcext:value-type="string">
            <text:p>(Cliente,Puerto) ('127.0.0.1', 34830) Dato recibido /|1043|147 Resultado 7Horainicio10:00:09Horafinal10:01:10tiempotranscurrido 60.088247776</text:p>
          </table:table-cell>
          <table:table-cell table:number-columns-repeated="24"/>
          <table:table-cell office:value-type="string" calcext:value-type="string">
            <text:p>(Cliente,Puerto) ('127.0.0.1', 43014) Dato recibido /|1043|147 Resultado 7Horainicio09:44:04Horafinal09:45:04tiempotranscurrido 60.059139967</text:p>
          </table:table-cell>
          <table:table-cell table:number-columns-repeated="12"/>
          <table:table-cell office:value-type="string" calcext:value-type="string">
            <text:p>(Cliente,Puerto) ('127.0.0.1', 34864) Dato recibido /|1043|147 Resultado 7Horainicio10:00:09Horafinal10:01:09tiempotranscurrido 60.099460840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34) Dato recibido /|1043|147 Resultado 7Horainicio10:43:13Horafinal10:44:13tiempotranscurrido 60.0490729809</text:p>
          </table:table-cell>
          <table:table-cell table:number-columns-repeated="11"/>
          <table:table-cell office:value-type="string" calcext:value-type="string">
            <text:p>(Cliente,Puerto) ('127.0.0.1', 33890) Dato recibido /|1043|147 Resultado 7Horainicio10:00:10Horafinal10:01:10tiempotranscurrido 60.2404770851</text:p>
          </table:table-cell>
          <table:table-cell table:number-columns-repeated="24"/>
          <table:table-cell office:value-type="string" calcext:value-type="string">
            <text:p>(Cliente,Puerto) ('127.0.0.1', 43008) Dato recibido /|1043|147 Resultado 7Horainicio09:44:04Horafinal09:45:04tiempotranscurrido 60.0612411499</text:p>
          </table:table-cell>
          <table:table-cell table:number-columns-repeated="12"/>
          <table:table-cell office:value-type="string" calcext:value-type="string">
            <text:p>(Cliente,Puerto) ('127.0.0.1', 34870) Dato recibido /|1043|147 Resultado 7Horainicio10:00:09Horafinal10:01:10tiempotranscurrido 60.09007191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38) Dato recibido /|1043|147 Resultado 7Horainicio10:43:13Horafinal10:44:13tiempotranscurrido 60.0841341019</text:p>
          </table:table-cell>
          <table:table-cell table:number-columns-repeated="11"/>
          <table:table-cell office:value-type="string" calcext:value-type="string">
            <text:p>(Cliente,Puerto) ('127.0.0.1', 33906) Dato recibido /|1043|147 Resultado 7Horainicio10:00:10Horafinal10:01:10tiempotranscurrido 60.1675360203</text:p>
          </table:table-cell>
          <table:table-cell table:number-columns-repeated="24"/>
          <table:table-cell office:value-type="string" calcext:value-type="string">
            <text:p>(Cliente,Puerto) ('127.0.0.1', 43010) Dato recibido /|1043|147 Resultado 7Horainicio09:44:04Horafinal09:45:04tiempotranscurrido 60.0611791611</text:p>
          </table:table-cell>
          <table:table-cell table:number-columns-repeated="12"/>
          <table:table-cell office:value-type="string" calcext:value-type="string">
            <text:p>(Cliente,Puerto) ('127.0.0.1', 34830) Dato recibido /|1043|147 Resultado 7Horainicio10:00:09Horafinal10:01:10tiempotranscurrido 60.08824777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48) Dato recibido /|1043|147 Resultado 7Horainicio10:43:13Horafinal10:44:13tiempotranscurrido 60.1055700779</text:p>
          </table:table-cell>
          <table:table-cell table:number-columns-repeated="11"/>
          <table:table-cell office:value-type="string" calcext:value-type="string">
            <text:p>(Cliente,Puerto) ('127.0.0.1', 34672) Dato recibido /|1043|147 Resultado 7Horainicio10:00:10Horafinal10:01:10tiempotranscurrido 60.3453218937</text:p>
          </table:table-cell>
          <table:table-cell table:number-columns-repeated="24"/>
          <table:table-cell office:value-type="string" calcext:value-type="string">
            <text:p>(Cliente,Puerto) ('127.0.0.1', 43012) Dato recibido /|1043|147 Resultado 7Horainicio09:44:04Horafinal09:45:04tiempotranscurrido 60.060874939</text:p>
          </table:table-cell>
          <table:table-cell table:number-columns-repeated="12"/>
          <table:table-cell office:value-type="string" calcext:value-type="string">
            <text:p>(Cliente,Puerto) ('127.0.0.1', 33890) Dato recibido /|1043|147 Resultado 7Horainicio10:00:10Horafinal10:01:10tiempotranscurrido 60.240477085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58) Dato recibido /|1043|147 Resultado 7Horainicio10:43:13Horafinal10:44:13tiempotranscurrido 60.0830609798</text:p>
          </table:table-cell>
          <table:table-cell table:number-columns-repeated="11"/>
          <table:table-cell office:value-type="string" calcext:value-type="string">
            <text:p>(Cliente,Puerto) ('127.0.0.1', 34668) Dato recibido /|1043|147 Resultado 7Horainicio10:00:10Horafinal10:01:10tiempotranscurrido 60.3937549591</text:p>
          </table:table-cell>
          <table:table-cell table:number-columns-repeated="24"/>
          <table:table-cell office:value-type="string" calcext:value-type="string">
            <text:p>(Cliente,Puerto) ('127.0.0.1', 43004) Dato recibido /|1043|147 Resultado 7Horainicio09:44:04Horafinal09:45:04tiempotranscurrido 60.0626020432</text:p>
          </table:table-cell>
          <table:table-cell table:number-columns-repeated="12"/>
          <table:table-cell office:value-type="string" calcext:value-type="string">
            <text:p>(Cliente,Puerto) ('127.0.0.1', 33906) Dato recibido /|1043|147 Resultado 7Horainicio10:00:10Horafinal10:01:10tiempotranscurrido 60.16753602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26) Dato recibido /|1043|147 Resultado 7Horainicio10:43:13Horafinal10:44:13tiempotranscurrido 60.0967030525</text:p>
          </table:table-cell>
          <table:table-cell table:number-columns-repeated="11"/>
          <table:table-cell office:value-type="string" calcext:value-type="string">
            <text:p>(Cliente,Puerto) ('127.0.0.1', 34690) Dato recibido /|1043|147 Resultado 7Horainicio10:00:10Horafinal10:01:10tiempotranscurrido 60.2712800503</text:p>
          </table:table-cell>
          <table:table-cell table:number-columns-repeated="24"/>
          <table:table-cell office:value-type="string" calcext:value-type="string">
            <text:p>(Cliente,Puerto) ('127.0.0.1', 43016) Dato recibido /|1043|147 Resultado 7Horainicio09:44:04Horafinal09:45:04tiempotranscurrido 60.0617921352</text:p>
          </table:table-cell>
          <table:table-cell table:number-columns-repeated="12"/>
          <table:table-cell office:value-type="string" calcext:value-type="string">
            <text:p>(Cliente,Puerto) ('127.0.0.1', 34672) Dato recibido /|1043|147 Resultado 7Horainicio10:00:10Horafinal10:01:10tiempotranscurrido 60.345321893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98) Dato recibido /|1043|147 Resultado 7Horainicio10:43:13Horafinal10:44:13tiempotranscurrido 60.0647859573</text:p>
          </table:table-cell>
          <table:table-cell table:number-columns-repeated="11"/>
          <table:table-cell office:value-type="string" calcext:value-type="string">
            <text:p>(Cliente,Puerto) ('127.0.0.1', 34688) Dato recibido /|1043|147 Resultado 7Horainicio10:00:10Horafinal10:01:10tiempotranscurrido 60.3052580357</text:p>
          </table:table-cell>
          <table:table-cell table:number-columns-repeated="24"/>
          <table:table-cell office:value-type="string" calcext:value-type="string">
            <text:p>(Cliente,Puerto) ('127.0.0.1', 43028) Dato recibido /|1043|147 Resultado 7Horainicio09:44:04Horafinal09:45:04tiempotranscurrido 60.0584919453</text:p>
          </table:table-cell>
          <table:table-cell table:number-columns-repeated="12"/>
          <table:table-cell office:value-type="string" calcext:value-type="string">
            <text:p>(Cliente,Puerto) ('127.0.0.1', 34668) Dato recibido /|1043|147 Resultado 7Horainicio10:00:10Horafinal10:01:10tiempotranscurrido 60.393754959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00) Dato recibido /|1043|147 Resultado 7Horainicio10:43:13Horafinal10:44:13tiempotranscurrido 60.0969321728</text:p>
          </table:table-cell>
          <table:table-cell table:number-columns-repeated="11"/>
          <table:table-cell office:value-type="string" calcext:value-type="string">
            <text:p>(Cliente,Puerto) ('127.0.0.1', 34682) Dato recibido /|1043|147 Resultado 7Horainicio10:00:10Horafinal10:01:10tiempotranscurrido 60.3333129883</text:p>
          </table:table-cell>
          <table:table-cell table:number-columns-repeated="24"/>
          <table:table-cell office:value-type="string" calcext:value-type="string">
            <text:p>(Cliente,Puerto) ('127.0.0.1', 43020) Dato recibido /|1043|147 Resultado 7Horainicio09:44:04Horafinal09:45:04tiempotranscurrido 60.060270071</text:p>
          </table:table-cell>
          <table:table-cell table:number-columns-repeated="12"/>
          <table:table-cell office:value-type="string" calcext:value-type="string">
            <text:p>(Cliente,Puerto) ('127.0.0.1', 34690) Dato recibido /|1043|147 Resultado 7Horainicio10:00:10Horafinal10:01:10tiempotranscurrido 60.27128005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04) Dato recibido /|1043|147 Resultado 7Horainicio10:43:13Horafinal10:44:13tiempotranscurrido 60.0941028595</text:p>
          </table:table-cell>
          <table:table-cell table:number-columns-repeated="11"/>
          <table:table-cell office:value-type="string" calcext:value-type="string">
            <text:p>(Cliente,Puerto) ('127.0.0.1', 33860) Dato recibido /|1043|147 Resultado 7Horainicio10:00:10Horafinal10:01:10tiempotranscurrido 60.093681097</text:p>
          </table:table-cell>
          <table:table-cell table:number-columns-repeated="24"/>
          <table:table-cell office:value-type="string" calcext:value-type="string">
            <text:p>(Cliente,Puerto) ('127.0.0.1', 43032) Dato recibido /|1043|147 Resultado 7Horainicio09:44:04Horafinal09:45:04tiempotranscurrido 60.0579991341</text:p>
          </table:table-cell>
          <table:table-cell table:number-columns-repeated="12"/>
          <table:table-cell office:value-type="string" calcext:value-type="string">
            <text:p>(Cliente,Puerto) ('127.0.0.1', 34688) Dato recibido /|1043|147 Resultado 7Horainicio10:00:10Horafinal10:01:10tiempotranscurrido 60.305258035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06) Dato recibido /|1043|147 Resultado 7Horainicio10:43:13Horafinal10:44:13tiempotranscurrido 60.096061945</text:p>
          </table:table-cell>
          <table:table-cell table:number-columns-repeated="11"/>
          <table:table-cell office:value-type="string" calcext:value-type="string">
            <text:p>(Cliente,Puerto) ('127.0.0.1', 33854) Dato recibido /|1043|147 Resultado 7Horainicio10:00:10Horafinal10:01:10tiempotranscurrido 60.0971329212</text:p>
          </table:table-cell>
          <table:table-cell table:number-columns-repeated="24"/>
          <table:table-cell office:value-type="string" calcext:value-type="string">
            <text:p>(Cliente,Puerto) ('127.0.0.1', 43034) Dato recibido /|1043|147 Resultado 7Horainicio09:44:04Horafinal09:45:04tiempotranscurrido 60.0577700138</text:p>
          </table:table-cell>
          <table:table-cell table:number-columns-repeated="12"/>
          <table:table-cell office:value-type="string" calcext:value-type="string">
            <text:p>(Cliente,Puerto) ('127.0.0.1', 34682) Dato recibido /|1043|147 Resultado 7Horainicio10:00:10Horafinal10:01:10tiempotranscurrido 60.33331298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08) Dato recibido /|1043|147 Resultado 7Horainicio10:43:13Horafinal10:44:13tiempotranscurrido 60.0818369389</text:p>
          </table:table-cell>
          <table:table-cell table:number-columns-repeated="11"/>
          <table:table-cell office:value-type="string" calcext:value-type="string">
            <text:p>(Cliente,Puerto) ('127.0.0.1', 33852) Dato recibido /|1043|147 Resultado 7Horainicio10:00:10Horafinal10:01:10tiempotranscurrido 60.0936081409</text:p>
          </table:table-cell>
          <table:table-cell table:number-columns-repeated="24"/>
          <table:table-cell office:value-type="string" calcext:value-type="string">
            <text:p>(Cliente,Puerto) ('127.0.0.1', 43036) Dato recibido /|1043|147 Resultado 7Horainicio09:44:04Horafinal09:45:04tiempotranscurrido 60.0575149059</text:p>
          </table:table-cell>
          <table:table-cell table:number-columns-repeated="12"/>
          <table:table-cell office:value-type="string" calcext:value-type="string">
            <text:p>(Cliente,Puerto) ('127.0.0.1', 33860) Dato recibido /|1043|147 Resultado 7Horainicio10:00:10Horafinal10:01:10tiempotranscurrido 60.0936810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10) Dato recibido /|1043|147 Resultado 7Horainicio10:43:13Horafinal10:44:13tiempotranscurrido 60.0981450081</text:p>
          </table:table-cell>
          <table:table-cell table:number-columns-repeated="11"/>
          <table:table-cell office:value-type="string" calcext:value-type="string">
            <text:p>(Cliente,Puerto) ('127.0.0.1', 33848) Dato recibido /|1043|147 Resultado 7Horainicio10:00:10Horafinal10:01:10tiempotranscurrido 60.0712502003</text:p>
          </table:table-cell>
          <table:table-cell table:number-columns-repeated="24"/>
          <table:table-cell office:value-type="string" calcext:value-type="string">
            <text:p>(Cliente,Puerto) ('127.0.0.1', 42956) Dato recibido /|1043|147 Resultado 7Horainicio09:44:04Horafinal09:45:04tiempotranscurrido 60.0600779057</text:p>
          </table:table-cell>
          <table:table-cell table:number-columns-repeated="12"/>
          <table:table-cell office:value-type="string" calcext:value-type="string">
            <text:p>(Cliente,Puerto) ('127.0.0.1', 33854) Dato recibido /|1043|147 Resultado 7Horainicio10:00:10Horafinal10:01:10tiempotranscurrido 60.097132921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12) Dato recibido /|1043|147 Resultado 7Horainicio10:43:13Horafinal10:44:13tiempotranscurrido 60.0926990509</text:p>
          </table:table-cell>
          <table:table-cell table:number-columns-repeated="11"/>
          <table:table-cell office:value-type="string" calcext:value-type="string">
            <text:p>(Cliente,Puerto) ('127.0.0.1', 33846) Dato recibido /|1043|147 Resultado 7Horainicio10:00:10Horafinal10:01:10tiempotranscurrido 60.0949659348</text:p>
          </table:table-cell>
          <table:table-cell table:number-columns-repeated="24"/>
          <table:table-cell office:value-type="string" calcext:value-type="string">
            <text:p>(Cliente,Puerto) ('127.0.0.1', 43022) Dato recibido /|1043|147 Resultado 7Horainicio09:44:04Horafinal09:45:04tiempotranscurrido 60.0605678558</text:p>
          </table:table-cell>
          <table:table-cell table:number-columns-repeated="12"/>
          <table:table-cell office:value-type="string" calcext:value-type="string">
            <text:p>(Cliente,Puerto) ('127.0.0.1', 33852) Dato recibido /|1043|147 Resultado 7Horainicio10:00:10Horafinal10:01:10tiempotranscurrido 60.093608140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14) Dato recibido /|1043|147 Resultado 7Horainicio10:43:13Horafinal10:44:13tiempotranscurrido 60.0963990688</text:p>
          </table:table-cell>
          <table:table-cell table:number-columns-repeated="11"/>
          <table:table-cell office:value-type="string" calcext:value-type="string">
            <text:p>(Cliente,Puerto) ('127.0.0.1', 34072) Dato recibido /|1043|147 Resultado 7Horainicio10:00:10Horafinal10:01:10tiempotranscurrido 60.0975749493</text:p>
          </table:table-cell>
          <table:table-cell table:number-columns-repeated="24"/>
          <table:table-cell office:value-type="string" calcext:value-type="string">
            <text:p>(Cliente,Puerto) ('127.0.0.1', 43018) Dato recibido /|1043|147 Resultado 7Horainicio09:44:04Horafinal09:45:04tiempotranscurrido 60.0612511635</text:p>
          </table:table-cell>
          <table:table-cell table:number-columns-repeated="12"/>
          <table:table-cell office:value-type="string" calcext:value-type="string">
            <text:p>(Cliente,Puerto) ('127.0.0.1', 33848) Dato recibido /|1043|147 Resultado 7Horainicio10:00:10Horafinal10:01:10tiempotranscurrido 60.07125020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28) Dato recibido /|1043|147 Resultado 7Horainicio10:43:13Horafinal10:44:13tiempotranscurrido 60.0934929848</text:p>
          </table:table-cell>
          <table:table-cell table:number-columns-repeated="11"/>
          <table:table-cell office:value-type="string" calcext:value-type="string">
            <text:p>(Cliente,Puerto) ('127.0.0.1', 34068) Dato recibido /|1043|147 Resultado 7Horainicio10:00:10Horafinal10:01:10tiempotranscurrido 60.0744030476</text:p>
          </table:table-cell>
          <table:table-cell table:number-columns-repeated="24"/>
          <table:table-cell office:value-type="string" calcext:value-type="string">
            <text:p>(Cliente,Puerto) ('127.0.0.1', 43024) Dato recibido /|1043|147 Resultado 7Horainicio09:44:04Horafinal09:45:04tiempotranscurrido 60.0603721142</text:p>
          </table:table-cell>
          <table:table-cell table:number-columns-repeated="12"/>
          <table:table-cell office:value-type="string" calcext:value-type="string">
            <text:p>(Cliente,Puerto) ('127.0.0.1', 33846) Dato recibido /|1043|147 Resultado 7Horainicio10:00:10Horafinal10:01:10tiempotranscurrido 60.094965934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80) Dato recibido /|1043|147 Resultado 7Horainicio10:43:13Horafinal10:44:13tiempotranscurrido 60.0939588547</text:p>
          </table:table-cell>
          <table:table-cell table:number-columns-repeated="11"/>
          <table:table-cell office:value-type="string" calcext:value-type="string">
            <text:p>(Cliente,Puerto) ('127.0.0.1', 34062) Dato recibido /|1043|147 Resultado 7Horainicio10:00:10Horafinal10:01:10tiempotranscurrido 60.0860438347</text:p>
          </table:table-cell>
          <table:table-cell table:number-columns-repeated="24"/>
          <table:table-cell office:value-type="string" calcext:value-type="string">
            <text:p>(Cliente,Puerto) ('127.0.0.1', 43030) Dato recibido /|1043|147 Resultado 7Horainicio09:44:04Horafinal09:45:04tiempotranscurrido 60.0593280792</text:p>
          </table:table-cell>
          <table:table-cell table:number-columns-repeated="12"/>
          <table:table-cell office:value-type="string" calcext:value-type="string">
            <text:p>(Cliente,Puerto) ('127.0.0.1', 34072) Dato recibido /|1043|147 Resultado 7Horainicio10:00:10Horafinal10:01:10tiempotranscurrido 60.09757494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20) Dato recibido /|1043|147 Resultado 7Horainicio10:43:13Horafinal10:44:13tiempotranscurrido 60.0965299606</text:p>
          </table:table-cell>
          <table:table-cell table:number-columns-repeated="11"/>
          <table:table-cell office:value-type="string" calcext:value-type="string">
            <text:p>(Cliente,Puerto) ('127.0.0.1', 34028) Dato recibido /|1043|147 Resultado 7Horainicio10:00:10Horafinal10:01:10tiempotranscurrido 60.0829200745</text:p>
          </table:table-cell>
          <table:table-cell table:number-columns-repeated="24"/>
          <table:table-cell office:value-type="string" calcext:value-type="string">
            <text:p>(Cliente,Puerto) ('127.0.0.1', 43082) Dato recibido /|1043|147 Resultado 7Horainicio09:44:04Horafinal09:45:04tiempotranscurrido 60.0587451458</text:p>
          </table:table-cell>
          <table:table-cell table:number-columns-repeated="12"/>
          <table:table-cell office:value-type="string" calcext:value-type="string">
            <text:p>(Cliente,Puerto) ('127.0.0.1', 34068) Dato recibido /|1043|147 Resultado 7Horainicio10:00:10Horafinal10:01:10tiempotranscurrido 60.074403047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22) Dato recibido /|1043|147 Resultado 7Horainicio10:43:13Horafinal10:44:13tiempotranscurrido 60.0937869549</text:p>
          </table:table-cell>
          <table:table-cell table:number-columns-repeated="11"/>
          <table:table-cell office:value-type="string" calcext:value-type="string">
            <text:p>(Cliente,Puerto) ('127.0.0.1', 34024) Dato recibido /|1043|147 Resultado 7Horainicio10:00:10Horafinal10:01:10tiempotranscurrido 60.0475759506</text:p>
          </table:table-cell>
          <table:table-cell table:number-columns-repeated="24"/>
          <table:table-cell office:value-type="string" calcext:value-type="string">
            <text:p>(Cliente,Puerto) ('127.0.0.1', 43074) Dato recibido /|1043|147 Resultado 7Horainicio09:44:04Horafinal09:45:04tiempotranscurrido 60.0617969036</text:p>
          </table:table-cell>
          <table:table-cell table:number-columns-repeated="12"/>
          <table:table-cell office:value-type="string" calcext:value-type="string">
            <text:p>(Cliente,Puerto) ('127.0.0.1', 34062) Dato recibido /|1043|147 Resultado 7Horainicio10:00:10Horafinal10:01:10tiempotranscurrido 60.086043834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94) Dato recibido /|1043|147 Resultado 7Horainicio10:43:13Horafinal10:44:13tiempotranscurrido 60.0982868671</text:p>
          </table:table-cell>
          <table:table-cell table:number-columns-repeated="11"/>
          <table:table-cell office:value-type="string" calcext:value-type="string">
            <text:p>(Cliente,Puerto) ('127.0.0.1', 34026) Dato recibido /|1043|147 Resultado 7Horainicio10:00:10Horafinal10:01:10tiempotranscurrido 60.0946931839</text:p>
          </table:table-cell>
          <table:table-cell table:number-columns-repeated="24"/>
          <table:table-cell office:value-type="string" calcext:value-type="string">
            <text:p>(Cliente,Puerto) ('127.0.0.1', 43050) Dato recibido /|1043|147 Resultado 7Horainicio09:44:04Horafinal09:45:04tiempotranscurrido 60.0578119755</text:p>
          </table:table-cell>
          <table:table-cell table:number-columns-repeated="12"/>
          <table:table-cell office:value-type="string" calcext:value-type="string">
            <text:p>(Cliente,Puerto) ('127.0.0.1', 34028) Dato recibido /|1043|147 Resultado 7Horainicio10:00:10Horafinal10:01:10tiempotranscurrido 60.082920074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26) Dato recibido /|1043|147 Resultado 7Horainicio10:43:13Horafinal10:44:13tiempotranscurrido 60.0967381001</text:p>
          </table:table-cell>
          <table:table-cell table:number-columns-repeated="11"/>
          <table:table-cell office:value-type="string" calcext:value-type="string">
            <text:p>(Cliente,Puerto) ('127.0.0.1', 34018) Dato recibido /|1043|147 Resultado 7Horainicio10:00:10Horafinal10:01:10tiempotranscurrido 60.0692689419</text:p>
          </table:table-cell>
          <table:table-cell table:number-columns-repeated="24"/>
          <table:table-cell office:value-type="string" calcext:value-type="string">
            <text:p>(Cliente,Puerto) ('127.0.0.1', 43040) Dato recibido /|1043|147 Resultado 7Horainicio09:44:04Horafinal09:45:04tiempotranscurrido 60.0604507923</text:p>
          </table:table-cell>
          <table:table-cell table:number-columns-repeated="12"/>
          <table:table-cell office:value-type="string" calcext:value-type="string">
            <text:p>(Cliente,Puerto) ('127.0.0.1', 34024) Dato recibido /|1043|147 Resultado 7Horainicio10:00:10Horafinal10:01:10tiempotranscurrido 60.047575950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24) Dato recibido /|1043|147 Resultado 7Horainicio10:43:13Horafinal10:44:13tiempotranscurrido 60.1049509048</text:p>
          </table:table-cell>
          <table:table-cell table:number-columns-repeated="11"/>
          <table:table-cell office:value-type="string" calcext:value-type="string">
            <text:p>(Cliente,Puerto) ('127.0.0.1', 34014) Dato recibido /|1043|147 Resultado 7Horainicio10:00:10Horafinal10:01:10tiempotranscurrido 60.0813579559</text:p>
          </table:table-cell>
          <table:table-cell table:number-columns-repeated="24"/>
          <table:table-cell office:value-type="string" calcext:value-type="string">
            <text:p>(Cliente,Puerto) ('127.0.0.1', 43038) Dato recibido /|1043|147 Resultado 7Horainicio09:44:04Horafinal09:45:04tiempotranscurrido 60.0609281063</text:p>
          </table:table-cell>
          <table:table-cell table:number-columns-repeated="12"/>
          <table:table-cell office:value-type="string" calcext:value-type="string">
            <text:p>(Cliente,Puerto) ('127.0.0.1', 34026) Dato recibido /|1043|147 Resultado 7Horainicio10:00:10Horafinal10:01:10tiempotranscurrido 60.094693183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76) Dato recibido /|1043|147 Resultado 7Horainicio10:43:13Horafinal10:44:13tiempotranscurrido 60.1058900356</text:p>
          </table:table-cell>
          <table:table-cell table:number-columns-repeated="11"/>
          <table:table-cell office:value-type="string" calcext:value-type="string">
            <text:p>(Cliente,Puerto) ('127.0.0.1', 34010) Dato recibido /|1043|147 Resultado 7Horainicio10:00:10Horafinal10:01:10tiempotranscurrido 60.0741009712</text:p>
          </table:table-cell>
          <table:table-cell table:number-columns-repeated="24"/>
          <table:table-cell office:value-type="string" calcext:value-type="string">
            <text:p>(Cliente,Puerto) ('127.0.0.1', 43042) Dato recibido /|1043|147 Resultado 7Horainicio09:44:04Horafinal09:45:04tiempotranscurrido 60.0602209568</text:p>
          </table:table-cell>
          <table:table-cell table:number-columns-repeated="12"/>
          <table:table-cell office:value-type="string" calcext:value-type="string">
            <text:p>(Cliente,Puerto) ('127.0.0.1', 34018) Dato recibido /|1043|147 Resultado 7Horainicio10:00:10Horafinal10:01:10tiempotranscurrido 60.069268941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34) Dato recibido /|1043|147 Resultado 7Horainicio10:43:13Horafinal10:44:13tiempotranscurrido 60.0600678921</text:p>
          </table:table-cell>
          <table:table-cell table:number-columns-repeated="11"/>
          <table:table-cell office:value-type="string" calcext:value-type="string">
            <text:p>(Cliente,Puerto) ('127.0.0.1', 34006) Dato recibido /|1043|147 Resultado 7Horainicio10:00:10Horafinal10:01:10tiempotranscurrido 60.0425109863</text:p>
          </table:table-cell>
          <table:table-cell table:number-columns-repeated="24"/>
          <table:table-cell office:value-type="string" calcext:value-type="string">
            <text:p>(Cliente,Puerto) ('127.0.0.1', 43048) Dato recibido /|1043|147 Resultado 7Horainicio09:44:04Horafinal09:45:04tiempotranscurrido 60.0588960648</text:p>
          </table:table-cell>
          <table:table-cell table:number-columns-repeated="12"/>
          <table:table-cell office:value-type="string" calcext:value-type="string">
            <text:p>(Cliente,Puerto) ('127.0.0.1', 34014) Dato recibido /|1043|147 Resultado 7Horainicio10:00:10Horafinal10:01:10tiempotranscurrido 60.08135795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70) Dato recibido /|1043|147 Resultado 7Horainicio10:43:13Horafinal10:44:13tiempotranscurrido 60.1044709682</text:p>
          </table:table-cell>
          <table:table-cell table:number-columns-repeated="11"/>
          <table:table-cell office:value-type="string" calcext:value-type="string">
            <text:p>(Cliente,Puerto) ('127.0.0.1', 34004) Dato recibido /|1043|147 Resultado 7Horainicio10:00:10Horafinal10:01:10tiempotranscurrido 60.0671610832</text:p>
          </table:table-cell>
          <table:table-cell table:number-columns-repeated="24"/>
          <table:table-cell office:value-type="string" calcext:value-type="string">
            <text:p>(Cliente,Puerto) ('127.0.0.1', 43046) Dato recibido /|1043|147 Resultado 7Horainicio09:44:04Horafinal09:45:04tiempotranscurrido 60.0596539974</text:p>
          </table:table-cell>
          <table:table-cell table:number-columns-repeated="12"/>
          <table:table-cell office:value-type="string" calcext:value-type="string">
            <text:p>(Cliente,Puerto) ('127.0.0.1', 34010) Dato recibido /|1043|147 Resultado 7Horainicio10:00:10Horafinal10:01:10tiempotranscurrido 60.074100971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02) Dato recibido /|1043|147 Resultado 7Horainicio10:43:13Horafinal10:44:14tiempotranscurrido 60.0867161751</text:p>
          </table:table-cell>
          <table:table-cell table:number-columns-repeated="11"/>
          <table:table-cell office:value-type="string" calcext:value-type="string">
            <text:p>(Cliente,Puerto) ('127.0.0.1', 34002) Dato recibido /|1043|147 Resultado 7Horainicio10:00:10Horafinal10:01:11tiempotranscurrido 60.0922598839</text:p>
          </table:table-cell>
          <table:table-cell table:number-columns-repeated="24"/>
          <table:table-cell office:value-type="string" calcext:value-type="string">
            <text:p>(Cliente,Puerto) ('127.0.0.1', 43052) Dato recibido /|1043|147 Resultado 7Horainicio09:44:04Horafinal09:45:04tiempotranscurrido 60.058729887</text:p>
          </table:table-cell>
          <table:table-cell table:number-columns-repeated="12"/>
          <table:table-cell office:value-type="string" calcext:value-type="string">
            <text:p>(Cliente,Puerto) ('127.0.0.1', 34006) Dato recibido /|1043|147 Resultado 7Horainicio10:00:10Horafinal10:01:10tiempotranscurrido 60.042510986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32) Dato recibido /|1043|147 Resultado 7Horainicio10:43:13Horafinal10:44:14tiempotranscurrido 60.0972690582</text:p>
          </table:table-cell>
          <table:table-cell table:number-columns-repeated="11"/>
          <table:table-cell office:value-type="string" calcext:value-type="string">
            <text:p>(Cliente,Puerto) ('127.0.0.1', 34000) Dato recibido /|1043|147 Resultado 7Horainicio10:00:10Horafinal10:01:11tiempotranscurrido 60.1023609638</text:p>
          </table:table-cell>
          <table:table-cell table:number-columns-repeated="24"/>
          <table:table-cell office:value-type="string" calcext:value-type="string">
            <text:p>(Cliente,Puerto) ('127.0.0.1', 43058) Dato recibido /|1043|147 Resultado 7Horainicio09:44:04Horafinal09:45:04tiempotranscurrido 60.0599858761</text:p>
          </table:table-cell>
          <table:table-cell table:number-columns-repeated="12"/>
          <table:table-cell office:value-type="string" calcext:value-type="string">
            <text:p>(Cliente,Puerto) ('127.0.0.1', 34004) Dato recibido /|1043|147 Resultado 7Horainicio10:00:10Horafinal10:01:10tiempotranscurrido 60.067161083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10) Dato recibido /|1043|147 Resultado 7Horainicio10:43:14Horafinal10:44:14tiempotranscurrido 60.0817370415</text:p>
          </table:table-cell>
          <table:table-cell table:number-columns-repeated="11"/>
          <table:table-cell office:value-type="string" calcext:value-type="string">
            <text:p>(Cliente,Puerto) ('127.0.0.1', 33998) Dato recibido /|1043|147 Resultado 7Horainicio10:00:11Horafinal10:01:11tiempotranscurrido 60.0980939865</text:p>
          </table:table-cell>
          <table:table-cell table:number-columns-repeated="24"/>
          <table:table-cell office:value-type="string" calcext:value-type="string">
            <text:p>(Cliente,Puerto) ('127.0.0.1', 43060) Dato recibido /|1043|147 Resultado 7Horainicio09:44:04Horafinal09:45:04tiempotranscurrido 60.0596740246</text:p>
          </table:table-cell>
          <table:table-cell table:number-columns-repeated="12"/>
          <table:table-cell office:value-type="string" calcext:value-type="string">
            <text:p>(Cliente,Puerto) ('127.0.0.1', 34002) Dato recibido /|1043|147 Resultado 7Horainicio10:00:10Horafinal10:01:11tiempotranscurrido 60.092259883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12) Dato recibido /|1043|147 Resultado 7Horainicio10:43:14Horafinal10:44:14tiempotranscurrido 60.096818924</text:p>
          </table:table-cell>
          <table:table-cell table:number-columns-repeated="11"/>
          <table:table-cell office:value-type="string" calcext:value-type="string">
            <text:p>(Cliente,Puerto) ('127.0.0.1', 33994) Dato recibido /|1043|147 Resultado 7Horainicio10:00:11Horafinal10:01:11tiempotranscurrido 60.0711760521</text:p>
          </table:table-cell>
          <table:table-cell table:number-columns-repeated="24"/>
          <table:table-cell office:value-type="string" calcext:value-type="string">
            <text:p>(Cliente,Puerto) ('127.0.0.1', 43064) Dato recibido /|1043|147 Resultado 7Horainicio09:44:04Horafinal09:45:04tiempotranscurrido 60.0592250824</text:p>
          </table:table-cell>
          <table:table-cell table:number-columns-repeated="12"/>
          <table:table-cell office:value-type="string" calcext:value-type="string">
            <text:p>(Cliente,Puerto) ('127.0.0.1', 34000) Dato recibido /|1043|147 Resultado 7Horainicio10:00:10Horafinal10:01:11tiempotranscurrido 60.102360963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88) Dato recibido /|1043|147 Resultado 7Horainicio10:43:14Horafinal10:44:14tiempotranscurrido 60.0965769291</text:p>
          </table:table-cell>
          <table:table-cell table:number-columns-repeated="11"/>
          <table:table-cell office:value-type="string" calcext:value-type="string">
            <text:p>(Cliente,Puerto) ('127.0.0.1', 33990) Dato recibido /|1043|147 Resultado 7Horainicio10:00:11Horafinal10:01:11tiempotranscurrido 60.0624301434</text:p>
          </table:table-cell>
          <table:table-cell table:number-columns-repeated="24"/>
          <table:table-cell office:value-type="string" calcext:value-type="string">
            <text:p>(Cliente,Puerto) ('127.0.0.1', 43054) Dato recibido /|1043|147 Resultado 7Horainicio09:44:04Horafinal09:45:04tiempotranscurrido 60.0611848831</text:p>
          </table:table-cell>
          <table:table-cell table:number-columns-repeated="12"/>
          <table:table-cell office:value-type="string" calcext:value-type="string">
            <text:p>(Cliente,Puerto) ('127.0.0.1', 33998) Dato recibido /|1043|147 Resultado 7Horainicio10:00:11Horafinal10:01:11tiempotranscurrido 60.098093986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90) Dato recibido /|1043|147 Resultado 7Horainicio10:43:14Horafinal10:44:14tiempotranscurrido 60.0985059738</text:p>
          </table:table-cell>
          <table:table-cell table:number-columns-repeated="11"/>
          <table:table-cell office:value-type="string" calcext:value-type="string">
            <text:p>(Cliente,Puerto) ('127.0.0.1', 33992) Dato recibido /|1043|147 Resultado 7Horainicio10:00:11Horafinal10:01:11tiempotranscurrido 60.0941748619</text:p>
          </table:table-cell>
          <table:table-cell table:number-columns-repeated="24"/>
          <table:table-cell office:value-type="string" calcext:value-type="string">
            <text:p>(Cliente,Puerto) ('127.0.0.1', 43056) Dato recibido /|1043|147 Resultado 7Horainicio09:44:04Horafinal09:45:04tiempotranscurrido 60.0608429909</text:p>
          </table:table-cell>
          <table:table-cell table:number-columns-repeated="12"/>
          <table:table-cell office:value-type="string" calcext:value-type="string">
            <text:p>(Cliente,Puerto) ('127.0.0.1', 33994) Dato recibido /|1043|147 Resultado 7Horainicio10:00:11Horafinal10:01:11tiempotranscurrido 60.071176052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30) Dato recibido /|1043|147 Resultado 7Horainicio10:43:14Horafinal10:44:14tiempotranscurrido 60.0976648331</text:p>
          </table:table-cell>
          <table:table-cell table:number-columns-repeated="11"/>
          <table:table-cell office:value-type="string" calcext:value-type="string">
            <text:p>(Cliente,Puerto) ('127.0.0.1', 33988) Dato recibido /|1043|147 Resultado 7Horainicio10:00:11Horafinal10:01:11tiempotranscurrido 60.1026611328</text:p>
          </table:table-cell>
          <table:table-cell table:number-columns-repeated="24"/>
          <table:table-cell office:value-type="string" calcext:value-type="string">
            <text:p>(Cliente,Puerto) ('127.0.0.1', 43066) Dato recibido /|1043|147 Resultado 7Horainicio09:44:04Horafinal09:45:04tiempotranscurrido 60.0590388775</text:p>
          </table:table-cell>
          <table:table-cell table:number-columns-repeated="12"/>
          <table:table-cell office:value-type="string" calcext:value-type="string">
            <text:p>(Cliente,Puerto) ('127.0.0.1', 33990) Dato recibido /|1043|147 Resultado 7Horainicio10:00:11Horafinal10:01:11tiempotranscurrido 60.062430143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06) Dato recibido /|1043|147 Resultado 7Horainicio10:43:14Horafinal10:44:14tiempotranscurrido 60.0911178589</text:p>
          </table:table-cell>
          <table:table-cell table:number-columns-repeated="11"/>
          <table:table-cell office:value-type="string" calcext:value-type="string">
            <text:p>(Cliente,Puerto) ('127.0.0.1', 33978) Dato recibido /|1043|147 Resultado 7Horainicio10:00:11Horafinal10:01:11tiempotranscurrido 60.0915720463</text:p>
          </table:table-cell>
          <table:table-cell table:number-columns-repeated="24"/>
          <table:table-cell office:value-type="string" calcext:value-type="string">
            <text:p>(Cliente,Puerto) ('127.0.0.1', 43070) Dato recibido /|1043|147 Resultado 7Horainicio09:44:04Horafinal09:45:04tiempotranscurrido 60.0584359169</text:p>
          </table:table-cell>
          <table:table-cell table:number-columns-repeated="12"/>
          <table:table-cell office:value-type="string" calcext:value-type="string">
            <text:p>(Cliente,Puerto) ('127.0.0.1', 33992) Dato recibido /|1043|147 Resultado 7Horainicio10:00:11Horafinal10:01:11tiempotranscurrido 60.094174861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08) Dato recibido /|1043|147 Resultado 7Horainicio10:43:14Horafinal10:44:14tiempotranscurrido 60.1051540375</text:p>
          </table:table-cell>
          <table:table-cell table:number-columns-repeated="11"/>
          <table:table-cell office:value-type="string" calcext:value-type="string">
            <text:p>(Cliente,Puerto) ('127.0.0.1', 33968) Dato recibido /|1043|147 Resultado 7Horainicio10:00:11Horafinal10:01:11tiempotranscurrido 60.0997650623</text:p>
          </table:table-cell>
          <table:table-cell table:number-columns-repeated="24"/>
          <table:table-cell office:value-type="string" calcext:value-type="string">
            <text:p>(Cliente,Puerto) ('127.0.0.1', 43072) Dato recibido /|1043|147 Resultado 7Horainicio09:44:04Horafinal09:45:04tiempotranscurrido 60.0583429337</text:p>
          </table:table-cell>
          <table:table-cell table:number-columns-repeated="12"/>
          <table:table-cell office:value-type="string" calcext:value-type="string">
            <text:p>(Cliente,Puerto) ('127.0.0.1', 33988) Dato recibido /|1043|147 Resultado 7Horainicio10:00:11Horafinal10:01:11tiempotranscurrido 60.102661132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00) Dato recibido /|1043|147 Resultado 7Horainicio10:43:14Horafinal10:44:14tiempotranscurrido 60.1087720394</text:p>
          </table:table-cell>
          <table:table-cell table:number-columns-repeated="11"/>
          <table:table-cell office:value-type="string" calcext:value-type="string">
            <text:p>(Cliente,Puerto) ('127.0.0.1', 33960) Dato recibido /|1043|147 Resultado 7Horainicio10:00:11Horafinal10:01:11tiempotranscurrido 60.0616281033</text:p>
          </table:table-cell>
          <table:table-cell table:number-columns-repeated="24"/>
          <table:table-cell office:value-type="string" calcext:value-type="string">
            <text:p>(Cliente,Puerto) ('127.0.0.1', 43068) Dato recibido /|1043|147 Resultado 7Horainicio09:44:04Horafinal09:45:04tiempotranscurrido 60.059210062</text:p>
          </table:table-cell>
          <table:table-cell table:number-columns-repeated="12"/>
          <table:table-cell office:value-type="string" calcext:value-type="string">
            <text:p>(Cliente,Puerto) ('127.0.0.1', 33978) Dato recibido /|1043|147 Resultado 7Horainicio10:00:11Horafinal10:01:11tiempotranscurrido 60.091572046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66) Dato recibido /|1043|147 Resultado 7Horainicio10:43:14Horafinal10:44:14tiempotranscurrido 60.0987949371</text:p>
          </table:table-cell>
          <table:table-cell table:number-columns-repeated="11"/>
          <table:table-cell office:value-type="string" calcext:value-type="string">
            <text:p>(Cliente,Puerto) ('127.0.0.1', 33964) Dato recibido /|1043|147 Resultado 7Horainicio10:00:11Horafinal10:01:11tiempotranscurrido 60.0970380306</text:p>
          </table:table-cell>
          <table:table-cell table:number-columns-repeated="24"/>
          <table:table-cell office:value-type="string" calcext:value-type="string">
            <text:p>(Cliente,Puerto) ('127.0.0.1', 43062) Dato recibido /|1043|147 Resultado 7Horainicio09:44:04Horafinal09:45:04tiempotranscurrido 60.0607998371</text:p>
          </table:table-cell>
          <table:table-cell table:number-columns-repeated="12"/>
          <table:table-cell office:value-type="string" calcext:value-type="string">
            <text:p>(Cliente,Puerto) ('127.0.0.1', 33968) Dato recibido /|1043|147 Resultado 7Horainicio10:00:11Horafinal10:01:11tiempotranscurrido 60.099765062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98) Dato recibido /|1043|147 Resultado 7Horainicio10:43:14Horafinal10:44:14tiempotranscurrido 60.0950591564</text:p>
          </table:table-cell>
          <table:table-cell table:number-columns-repeated="11"/>
          <table:table-cell office:value-type="string" calcext:value-type="string">
            <text:p>(Cliente,Puerto) ('127.0.0.1', 33956) Dato recibido /|1043|147 Resultado 7Horainicio10:00:11Horafinal10:01:11tiempotranscurrido 60.0983378887</text:p>
          </table:table-cell>
          <table:table-cell table:number-columns-repeated="24"/>
          <table:table-cell office:value-type="string" calcext:value-type="string">
            <text:p>(Cliente,Puerto) ('127.0.0.1', 43102) Dato recibido /|1043|147 Resultado 7Horainicio09:44:04Horafinal09:45:04tiempotranscurrido 60.0603048801</text:p>
          </table:table-cell>
          <table:table-cell table:number-columns-repeated="12"/>
          <table:table-cell office:value-type="string" calcext:value-type="string">
            <text:p>(Cliente,Puerto) ('127.0.0.1', 33960) Dato recibido /|1043|147 Resultado 7Horainicio10:00:11Horafinal10:01:11tiempotranscurrido 60.06162810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92) Dato recibido /|1043|147 Resultado 7Horainicio10:43:14Horafinal10:44:14tiempotranscurrido 60.0971159935</text:p>
          </table:table-cell>
          <table:table-cell table:number-columns-repeated="11"/>
          <table:table-cell office:value-type="string" calcext:value-type="string">
            <text:p>(Cliente,Puerto) ('127.0.0.1', 33952) Dato recibido /|1043|147 Resultado 7Horainicio10:00:11Horafinal10:01:11tiempotranscurrido 60.0940308571</text:p>
          </table:table-cell>
          <table:table-cell table:number-columns-repeated="24"/>
          <table:table-cell office:value-type="string" calcext:value-type="string">
            <text:p>(Cliente,Puerto) ('127.0.0.1', 43026) Dato recibido /|1043|147 Resultado 7Horainicio09:44:04Horafinal09:45:04tiempotranscurrido 60.0628569126</text:p>
          </table:table-cell>
          <table:table-cell table:number-columns-repeated="12"/>
          <table:table-cell office:value-type="string" calcext:value-type="string">
            <text:p>(Cliente,Puerto) ('127.0.0.1', 33964) Dato recibido /|1043|147 Resultado 7Horainicio10:00:11Horafinal10:01:11tiempotranscurrido 60.097038030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36) Dato recibido /|1043|147 Resultado 7Horainicio10:43:14Horafinal10:44:14tiempotranscurrido 60.0449111462</text:p>
          </table:table-cell>
          <table:table-cell table:number-columns-repeated="11"/>
          <table:table-cell office:value-type="string" calcext:value-type="string">
            <text:p>(Cliente,Puerto) ('127.0.0.1', 33948) Dato recibido /|1043|147 Resultado 7Horainicio10:00:11Horafinal10:01:11tiempotranscurrido 60.088561058</text:p>
          </table:table-cell>
          <table:table-cell table:number-columns-repeated="24"/>
          <table:table-cell office:value-type="string" calcext:value-type="string">
            <text:p>(Cliente,Puerto) ('127.0.0.1', 43088) Dato recibido /|1043|147 Resultado 7Horainicio09:44:04Horafinal09:45:04tiempotranscurrido 60.0580098629</text:p>
          </table:table-cell>
          <table:table-cell table:number-columns-repeated="12"/>
          <table:table-cell office:value-type="string" calcext:value-type="string">
            <text:p>(Cliente,Puerto) ('127.0.0.1', 33956) Dato recibido /|1043|147 Resultado 7Horainicio10:00:11Horafinal10:01:11tiempotranscurrido 60.098337888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04) Dato recibido /|1043|147 Resultado 7Horainicio10:43:14Horafinal10:44:14tiempotranscurrido 60.0795052052</text:p>
          </table:table-cell>
          <table:table-cell table:number-columns-repeated="11"/>
          <table:table-cell office:value-type="string" calcext:value-type="string">
            <text:p>(Cliente,Puerto) ('127.0.0.1', 33940) Dato recibido /|1043|147 Resultado 7Horainicio10:00:11Horafinal10:01:11tiempotranscurrido 60.0507018566</text:p>
          </table:table-cell>
          <table:table-cell table:number-columns-repeated="24"/>
          <table:table-cell office:value-type="string" calcext:value-type="string">
            <text:p>(Cliente,Puerto) ('127.0.0.1', 43044) Dato recibido /|1043|147 Resultado 7Horainicio09:44:04Horafinal09:45:04tiempotranscurrido 60.0589520931</text:p>
          </table:table-cell>
          <table:table-cell table:number-columns-repeated="12"/>
          <table:table-cell office:value-type="string" calcext:value-type="string">
            <text:p>(Cliente,Puerto) ('127.0.0.1', 33952) Dato recibido /|1043|147 Resultado 7Horainicio10:00:11Horafinal10:01:11tiempotranscurrido 60.09403085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58) Dato recibido /|1043|147 Resultado 7Horainicio10:43:14Horafinal10:44:14tiempotranscurrido 60.0492379665</text:p>
          </table:table-cell>
          <table:table-cell table:number-columns-repeated="11"/>
          <table:table-cell office:value-type="string" calcext:value-type="string">
            <text:p>(Cliente,Puerto) ('127.0.0.1', 33944) Dato recibido /|1043|147 Resultado 7Horainicio10:00:11Horafinal10:01:11tiempotranscurrido 60.1004228592</text:p>
          </table:table-cell>
          <table:table-cell table:number-columns-repeated="24"/>
          <table:table-cell office:value-type="string" calcext:value-type="string">
            <text:p>(Cliente,Puerto) ('127.0.0.1', 43092) Dato recibido /|1043|147 Resultado 7Horainicio09:44:04Horafinal09:45:04tiempotranscurrido 60.0575890541</text:p>
          </table:table-cell>
          <table:table-cell table:number-columns-repeated="12"/>
          <table:table-cell office:value-type="string" calcext:value-type="string">
            <text:p>(Cliente,Puerto) ('127.0.0.1', 33948) Dato recibido /|1043|147 Resultado 7Horainicio10:00:11Horafinal10:01:11tiempotranscurrido 60.08856105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04) Dato recibido /|1043|147 Resultado 7Horainicio10:43:14Horafinal10:44:14tiempotranscurrido 60.1002700329</text:p>
          </table:table-cell>
          <table:table-cell table:number-columns-repeated="11"/>
          <table:table-cell office:value-type="string" calcext:value-type="string">
            <text:p>(Cliente,Puerto) ('127.0.0.1', 33932) Dato recibido /|1043|147 Resultado 7Horainicio10:00:11Horafinal10:01:11tiempotranscurrido 60.0500509739</text:p>
          </table:table-cell>
          <table:table-cell table:number-columns-repeated="24"/>
          <table:table-cell office:value-type="string" calcext:value-type="string">
            <text:p>(Cliente,Puerto) ('127.0.0.1', 43078) Dato recibido /|1043|147 Resultado 7Horainicio09:44:04Horafinal09:45:04tiempotranscurrido 60.0604240894</text:p>
          </table:table-cell>
          <table:table-cell table:number-columns-repeated="12"/>
          <table:table-cell office:value-type="string" calcext:value-type="string">
            <text:p>(Cliente,Puerto) ('127.0.0.1', 33940) Dato recibido /|1043|147 Resultado 7Horainicio10:00:11Horafinal10:01:11tiempotranscurrido 60.05070185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98) Dato recibido /|1043|147 Resultado 7Horainicio10:43:14Horafinal10:44:14tiempotranscurrido 60.0802099705</text:p>
          </table:table-cell>
          <table:table-cell table:number-columns-repeated="11"/>
          <table:table-cell office:value-type="string" calcext:value-type="string">
            <text:p>(Cliente,Puerto) ('127.0.0.1', 33936) Dato recibido /|1043|147 Resultado 7Horainicio10:00:11Horafinal10:01:11tiempotranscurrido 60.0952889919</text:p>
          </table:table-cell>
          <table:table-cell table:number-columns-repeated="24"/>
          <table:table-cell office:value-type="string" calcext:value-type="string">
            <text:p>(Cliente,Puerto) ('127.0.0.1', 43086) Dato recibido /|1043|147 Resultado 7Horainicio09:44:04Horafinal09:45:04tiempotranscurrido 60.0587871075</text:p>
          </table:table-cell>
          <table:table-cell table:number-columns-repeated="12"/>
          <table:table-cell office:value-type="string" calcext:value-type="string">
            <text:p>(Cliente,Puerto) ('127.0.0.1', 33944) Dato recibido /|1043|147 Resultado 7Horainicio10:00:11Horafinal10:01:11tiempotranscurrido 60.100422859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00) Dato recibido /|1043|147 Resultado 7Horainicio10:43:14Horafinal10:44:14tiempotranscurrido 60.0458660126</text:p>
          </table:table-cell>
          <table:table-cell table:number-columns-repeated="11"/>
          <table:table-cell office:value-type="string" calcext:value-type="string">
            <text:p>(Cliente,Puerto) ('127.0.0.1', 33928) Dato recibido /|1043|147 Resultado 7Horainicio10:00:11Horafinal10:01:11tiempotranscurrido 60.0955929756</text:p>
          </table:table-cell>
          <table:table-cell table:number-columns-repeated="24"/>
          <table:table-cell office:value-type="string" calcext:value-type="string">
            <text:p>(Cliente,Puerto) ('127.0.0.1', 43080) Dato recibido /|1043|147 Resultado 7Horainicio09:44:04Horafinal09:45:04tiempotranscurrido 60.0600938797</text:p>
          </table:table-cell>
          <table:table-cell table:number-columns-repeated="12"/>
          <table:table-cell office:value-type="string" calcext:value-type="string">
            <text:p>(Cliente,Puerto) ('127.0.0.1', 33932) Dato recibido /|1043|147 Resultado 7Horainicio10:00:11Horafinal10:01:11tiempotranscurrido 60.050050973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92) Dato recibido /|1043|147 Resultado 7Horainicio10:43:14Horafinal10:44:14tiempotranscurrido 60.0703089237</text:p>
          </table:table-cell>
          <table:table-cell table:number-columns-repeated="11"/>
          <table:table-cell office:value-type="string" calcext:value-type="string">
            <text:p>(Cliente,Puerto) ('127.0.0.1', 33850) Dato recibido /|1043|147 Resultado 7Horainicio10:00:11Horafinal10:01:11tiempotranscurrido 60.0979778767</text:p>
          </table:table-cell>
          <table:table-cell table:number-columns-repeated="24"/>
          <table:table-cell office:value-type="string" calcext:value-type="string">
            <text:p>(Cliente,Puerto) ('127.0.0.1', 43090) Dato recibido /|1043|147 Resultado 7Horainicio09:44:04Horafinal09:45:04tiempotranscurrido 60.0581049919</text:p>
          </table:table-cell>
          <table:table-cell table:number-columns-repeated="12"/>
          <table:table-cell office:value-type="string" calcext:value-type="string">
            <text:p>(Cliente,Puerto) ('127.0.0.1', 33936) Dato recibido /|1043|147 Resultado 7Horainicio10:00:11Horafinal10:01:11tiempotranscurrido 60.095288991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74) Dato recibido /|1043|147 Resultado 7Horainicio10:43:14Horafinal10:44:14tiempotranscurrido 60.0737099648</text:p>
          </table:table-cell>
          <table:table-cell table:number-columns-repeated="11"/>
          <table:table-cell office:value-type="string" calcext:value-type="string">
            <text:p>(Cliente,Puerto) ('127.0.0.1', 33844) Dato recibido /|1043|147 Resultado 7Horainicio10:00:11Horafinal10:01:11tiempotranscurrido 60.0926220417</text:p>
          </table:table-cell>
          <table:table-cell table:number-columns-repeated="24"/>
          <table:table-cell office:value-type="string" calcext:value-type="string">
            <text:p>(Cliente,Puerto) ('127.0.0.1', 43076) Dato recibido /|1043|147 Resultado 7Horainicio09:44:04Horafinal09:45:04tiempotranscurrido 60.0621118546</text:p>
          </table:table-cell>
          <table:table-cell table:number-columns-repeated="12"/>
          <table:table-cell office:value-type="string" calcext:value-type="string">
            <text:p>(Cliente,Puerto) ('127.0.0.1', 33928) Dato recibido /|1043|147 Resultado 7Horainicio10:00:11Horafinal10:01:11tiempotranscurrido 60.09559297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94) Dato recibido /|1043|147 Resultado 7Horainicio10:43:14Horafinal10:44:14tiempotranscurrido 60.0774509907</text:p>
          </table:table-cell>
          <table:table-cell table:number-columns-repeated="11"/>
          <table:table-cell office:value-type="string" calcext:value-type="string">
            <text:p>(Cliente,Puerto) ('127.0.0.1', 33842) Dato recibido /|1043|147 Resultado 7Horainicio10:00:11Horafinal10:01:11tiempotranscurrido 60.089867115</text:p>
          </table:table-cell>
          <table:table-cell table:number-columns-repeated="24"/>
          <table:table-cell office:value-type="string" calcext:value-type="string">
            <text:p>(Cliente,Puerto) ('127.0.0.1', 43096) Dato recibido /|1043|147 Resultado 7Horainicio09:44:04Horafinal09:45:04tiempotranscurrido 60.0599720478</text:p>
          </table:table-cell>
          <table:table-cell table:number-columns-repeated="12"/>
          <table:table-cell office:value-type="string" calcext:value-type="string">
            <text:p>(Cliente,Puerto) ('127.0.0.1', 33850) Dato recibido /|1043|147 Resultado 7Horainicio10:00:11Horafinal10:01:11tiempotranscurrido 60.097977876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96) Dato recibido /|1043|147 Resultado 7Horainicio10:43:14Horafinal10:44:14tiempotranscurrido 60.0827329159</text:p>
          </table:table-cell>
          <table:table-cell table:number-columns-repeated="11"/>
          <table:table-cell office:value-type="string" calcext:value-type="string">
            <text:p>(Cliente,Puerto) ('127.0.0.1', 34074) Dato recibido /|1043|147 Resultado 7Horainicio10:00:11Horafinal10:01:11tiempotranscurrido 60.106402874</text:p>
          </table:table-cell>
          <table:table-cell table:number-columns-repeated="24"/>
          <table:table-cell office:value-type="string" calcext:value-type="string">
            <text:p>(Cliente,Puerto) ('127.0.0.1', 43118) Dato recibido /|1043|147 Resultado 7Horainicio09:44:04Horafinal09:45:04tiempotranscurrido 60.0601789951</text:p>
          </table:table-cell>
          <table:table-cell table:number-columns-repeated="12"/>
          <table:table-cell office:value-type="string" calcext:value-type="string">
            <text:p>(Cliente,Puerto) ('127.0.0.1', 33844) Dato recibido /|1043|147 Resultado 7Horainicio10:00:11Horafinal10:01:11tiempotranscurrido 60.092622041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88) Dato recibido /|1043|147 Resultado 7Horainicio10:43:14Horafinal10:44:14tiempotranscurrido 60.0695970058</text:p>
          </table:table-cell>
          <table:table-cell table:number-columns-repeated="11"/>
          <table:table-cell office:value-type="string" calcext:value-type="string">
            <text:p>(Cliente,Puerto) ('127.0.0.1', 34070) Dato recibido /|1043|147 Resultado 7Horainicio10:00:11Horafinal10:01:11tiempotranscurrido 60.0662031174</text:p>
          </table:table-cell>
          <table:table-cell table:number-columns-repeated="24"/>
          <table:table-cell office:value-type="string" calcext:value-type="string">
            <text:p>(Cliente,Puerto) ('127.0.0.1', 43098) Dato recibido /|1043|147 Resultado 7Horainicio09:44:04Horafinal09:45:04tiempotranscurrido 60.0597410202</text:p>
          </table:table-cell>
          <table:table-cell table:number-columns-repeated="12"/>
          <table:table-cell office:value-type="string" calcext:value-type="string">
            <text:p>(Cliente,Puerto) ('127.0.0.1', 33842) Dato recibido /|1043|147 Resultado 7Horainicio10:00:11Horafinal10:01:11tiempotranscurrido 60.08986711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68) Dato recibido /|1043|147 Resultado 7Horainicio10:43:14Horafinal10:44:14tiempotranscurrido 60.0444772243</text:p>
          </table:table-cell>
          <table:table-cell table:number-columns-repeated="11"/>
          <table:table-cell office:value-type="string" calcext:value-type="string">
            <text:p>(Cliente,Puerto) ('127.0.0.1', 34066) Dato recibido /|1043|147 Resultado 7Horainicio10:00:11Horafinal10:01:11tiempotranscurrido 60.1035981178</text:p>
          </table:table-cell>
          <table:table-cell table:number-columns-repeated="24"/>
          <table:table-cell office:value-type="string" calcext:value-type="string">
            <text:p>(Cliente,Puerto) ('127.0.0.1', 43124) Dato recibido /|1043|147 Resultado 7Horainicio09:44:04Horafinal09:45:04tiempotranscurrido 60.0598599911</text:p>
          </table:table-cell>
          <table:table-cell table:number-columns-repeated="12"/>
          <table:table-cell office:value-type="string" calcext:value-type="string">
            <text:p>(Cliente,Puerto) ('127.0.0.1', 34074) Dato recibido /|1043|147 Resultado 7Horainicio10:00:11Horafinal10:01:11tiempotranscurrido 60.10640287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70) Dato recibido /|1043|147 Resultado 7Horainicio10:43:14Horafinal10:44:14tiempotranscurrido 60.1018180847</text:p>
          </table:table-cell>
          <table:table-cell table:number-columns-repeated="11"/>
          <table:table-cell office:value-type="string" calcext:value-type="string">
            <text:p>(Cliente,Puerto) ('127.0.0.1', 34052) Dato recibido /|1043|147 Resultado 7Horainicio10:00:11Horafinal10:01:11tiempotranscurrido 60.0462751389</text:p>
          </table:table-cell>
          <table:table-cell table:number-columns-repeated="24"/>
          <table:table-cell office:value-type="string" calcext:value-type="string">
            <text:p>(Cliente,Puerto) ('127.0.0.1', 43110) Dato recibido /|1043|147 Resultado 7Horainicio09:44:04Horafinal09:45:04tiempotranscurrido 60.0579319</text:p>
          </table:table-cell>
          <table:table-cell table:number-columns-repeated="12"/>
          <table:table-cell office:value-type="string" calcext:value-type="string">
            <text:p>(Cliente,Puerto) ('127.0.0.1', 34070) Dato recibido /|1043|147 Resultado 7Horainicio10:00:11Horafinal10:01:11tiempotranscurrido 60.066203117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60) Dato recibido /|1043|147 Resultado 7Horainicio10:43:14Horafinal10:44:14tiempotranscurrido 60.1020941734</text:p>
          </table:table-cell>
          <table:table-cell table:number-columns-repeated="11"/>
          <table:table-cell office:value-type="string" calcext:value-type="string">
            <text:p>(Cliente,Puerto) ('127.0.0.1', 34064) Dato recibido /|1043|147 Resultado 7Horainicio10:00:11Horafinal10:01:11tiempotranscurrido 60.0868980885</text:p>
          </table:table-cell>
          <table:table-cell table:number-columns-repeated="24"/>
          <table:table-cell office:value-type="string" calcext:value-type="string">
            <text:p>(Cliente,Puerto) ('127.0.0.1', 43104) Dato recibido /|1043|147 Resultado 7Horainicio09:44:04Horafinal09:45:04tiempotranscurrido 60.0594420433</text:p>
          </table:table-cell>
          <table:table-cell table:number-columns-repeated="12"/>
          <table:table-cell office:value-type="string" calcext:value-type="string">
            <text:p>(Cliente,Puerto) ('127.0.0.1', 34066) Dato recibido /|1043|147 Resultado 7Horainicio10:00:11Horafinal10:01:11tiempotranscurrido 60.103598117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66) Dato recibido /|1043|147 Resultado 7Horainicio10:43:14Horafinal10:44:14tiempotranscurrido 60.0840070248</text:p>
          </table:table-cell>
          <table:table-cell table:number-columns-repeated="11"/>
          <table:table-cell office:value-type="string" calcext:value-type="string">
            <text:p>(Cliente,Puerto) ('127.0.0.1', 34042) Dato recibido /|1043|147 Resultado 7Horainicio10:00:11Horafinal10:01:11tiempotranscurrido 60.0430140495</text:p>
          </table:table-cell>
          <table:table-cell table:number-columns-repeated="24"/>
          <table:table-cell office:value-type="string" calcext:value-type="string">
            <text:p>(Cliente,Puerto) ('127.0.0.1', 43100) Dato recibido /|1043|147 Resultado 7Horainicio09:44:04Horafinal09:45:04tiempotranscurrido 60.0597000122</text:p>
          </table:table-cell>
          <table:table-cell table:number-columns-repeated="12"/>
          <table:table-cell office:value-type="string" calcext:value-type="string">
            <text:p>(Cliente,Puerto) ('127.0.0.1', 34052) Dato recibido /|1043|147 Resultado 7Horainicio10:00:11Horafinal10:01:11tiempotranscurrido 60.046275138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30) Dato recibido /|1043|147 Resultado 7Horainicio10:43:14Horafinal10:44:15tiempotranscurrido 60.0962100029</text:p>
          </table:table-cell>
          <table:table-cell table:number-columns-repeated="11"/>
          <table:table-cell office:value-type="string" calcext:value-type="string">
            <text:p>(Cliente,Puerto) ('127.0.0.1', 34036) Dato recibido /|1043|147 Resultado 7Horainicio10:00:11Horafinal10:01:12tiempotranscurrido 60.0504591465</text:p>
          </table:table-cell>
          <table:table-cell table:number-columns-repeated="24"/>
          <table:table-cell office:value-type="string" calcext:value-type="string">
            <text:p>(Cliente,Puerto) ('127.0.0.1', 43094) Dato recibido /|1043|147 Resultado 7Horainicio09:44:04Horafinal09:45:04tiempotranscurrido 60.0613851547</text:p>
          </table:table-cell>
          <table:table-cell table:number-columns-repeated="12"/>
          <table:table-cell office:value-type="string" calcext:value-type="string">
            <text:p>(Cliente,Puerto) ('127.0.0.1', 34064) Dato recibido /|1043|147 Resultado 7Horainicio10:00:11Horafinal10:01:11tiempotranscurrido 60.086898088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16) Dato recibido /|1043|147 Resultado 7Horainicio10:43:14Horafinal10:44:15tiempotranscurrido 60.0957930088</text:p>
          </table:table-cell>
          <table:table-cell table:number-columns-repeated="11"/>
          <table:table-cell office:value-type="string" calcext:value-type="string">
            <text:p>(Cliente,Puerto) ('127.0.0.1', 34022) Dato recibido /|1043|147 Resultado 7Horainicio10:00:11Horafinal10:01:12tiempotranscurrido 60.1102070808</text:p>
          </table:table-cell>
          <table:table-cell table:number-columns-repeated="24"/>
          <table:table-cell office:value-type="string" calcext:value-type="string">
            <text:p>(Cliente,Puerto) ('127.0.0.1', 43084) Dato recibido /|1043|147 Resultado 7Horainicio09:44:04Horafinal09:45:04tiempotranscurrido 60.0584101677</text:p>
          </table:table-cell>
          <table:table-cell table:number-columns-repeated="12"/>
          <table:table-cell office:value-type="string" calcext:value-type="string">
            <text:p>(Cliente,Puerto) ('127.0.0.1', 34042) Dato recibido /|1043|147 Resultado 7Horainicio10:00:11Horafinal10:01:11tiempotranscurrido 60.043014049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32) Dato recibido /|1043|147 Resultado 7Horainicio10:43:15Horafinal10:44:15tiempotranscurrido 60.1007931232</text:p>
          </table:table-cell>
          <table:table-cell table:number-columns-repeated="11"/>
          <table:table-cell office:value-type="string" calcext:value-type="string">
            <text:p>(Cliente,Puerto) ('127.0.0.1', 34020) Dato recibido /|1043|147 Resultado 7Horainicio10:00:12Horafinal10:01:12tiempotranscurrido 60.100342989</text:p>
          </table:table-cell>
          <table:table-cell table:number-columns-repeated="24"/>
          <table:table-cell office:value-type="string" calcext:value-type="string">
            <text:p>(Cliente,Puerto) ('127.0.0.1', 43106) Dato recibido /|1043|147 Resultado 7Horainicio09:44:04Horafinal09:45:04tiempotranscurrido 60.0598509312</text:p>
          </table:table-cell>
          <table:table-cell table:number-columns-repeated="12"/>
          <table:table-cell office:value-type="string" calcext:value-type="string">
            <text:p>(Cliente,Puerto) ('127.0.0.1', 34036) Dato recibido /|1043|147 Resultado 7Horainicio10:00:11Horafinal10:01:12tiempotranscurrido 60.050459146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26) Dato recibido /|1043|147 Resultado 7Horainicio10:43:15Horafinal10:44:15tiempotranscurrido 60.0531129837</text:p>
          </table:table-cell>
          <table:table-cell table:number-columns-repeated="11"/>
          <table:table-cell office:value-type="string" calcext:value-type="string">
            <text:p>(Cliente,Puerto) ('127.0.0.1', 34016) Dato recibido /|1043|147 Resultado 7Horainicio10:00:12Horafinal10:01:12tiempotranscurrido 60.087116003</text:p>
          </table:table-cell>
          <table:table-cell table:number-columns-repeated="24"/>
          <table:table-cell office:value-type="string" calcext:value-type="string">
            <text:p>(Cliente,Puerto) ('127.0.0.1', 43108) Dato recibido /|1043|147 Resultado 7Horainicio09:44:04Horafinal09:45:04tiempotranscurrido 60.0602040291</text:p>
          </table:table-cell>
          <table:table-cell table:number-columns-repeated="12"/>
          <table:table-cell office:value-type="string" calcext:value-type="string">
            <text:p>(Cliente,Puerto) ('127.0.0.1', 34022) Dato recibido /|1043|147 Resultado 7Horainicio10:00:11Horafinal10:01:12tiempotranscurrido 60.11020708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36) Dato recibido /|1043|147 Resultado 7Horainicio10:43:16Horafinal10:44:16tiempotranscurrido 60.1020319462</text:p>
          </table:table-cell>
          <table:table-cell table:number-columns-repeated="11"/>
          <table:table-cell office:value-type="string" calcext:value-type="string">
            <text:p>(Cliente,Puerto) ('127.0.0.1', 34012) Dato recibido /|1043|147 Resultado 7Horainicio10:00:12Horafinal10:01:12tiempotranscurrido 60.0860619545</text:p>
          </table:table-cell>
          <table:table-cell table:number-columns-repeated="24"/>
          <table:table-cell office:value-type="string" calcext:value-type="string">
            <text:p>(Cliente,Puerto) ('127.0.0.1', 43114) Dato recibido /|1043|147 Resultado 7Horainicio09:44:04Horafinal09:45:04tiempotranscurrido 60.0569729805</text:p>
          </table:table-cell>
          <table:table-cell table:number-columns-repeated="12"/>
          <table:table-cell office:value-type="string" calcext:value-type="string">
            <text:p>(Cliente,Puerto) ('127.0.0.1', 34020) Dato recibido /|1043|147 Resultado 7Horainicio10:00:12Horafinal10:01:12tiempotranscurrido 60.10034298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48) Dato recibido /|1043|147 Resultado 7Horainicio10:43:15Horafinal10:44:15tiempotranscurrido 60.0982928276</text:p>
          </table:table-cell>
          <table:table-cell table:number-columns-repeated="11"/>
          <table:table-cell office:value-type="string" calcext:value-type="string">
            <text:p>(Cliente,Puerto) ('127.0.0.1', 34008) Dato recibido /|1043|147 Resultado 7Horainicio10:00:12Horafinal10:01:12tiempotranscurrido 60.0866818428</text:p>
          </table:table-cell>
          <table:table-cell table:number-columns-repeated="24"/>
          <table:table-cell office:value-type="string" calcext:value-type="string">
            <text:p>(Cliente,Puerto) ('127.0.0.1', 43120) Dato recibido /|1043|147 Resultado 7Horainicio09:44:04Horafinal09:45:04tiempotranscurrido 60.0601251125</text:p>
          </table:table-cell>
          <table:table-cell table:number-columns-repeated="12"/>
          <table:table-cell office:value-type="string" calcext:value-type="string">
            <text:p>(Cliente,Puerto) ('127.0.0.1', 34016) Dato recibido /|1043|147 Resultado 7Horainicio10:00:12Horafinal10:01:12tiempotranscurrido 60.0871160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50) Dato recibido /|1043|147 Resultado 7Horainicio10:43:15Horafinal10:44:15tiempotranscurrido 60.0450701714</text:p>
          </table:table-cell>
          <table:table-cell table:number-columns-repeated="11"/>
          <table:table-cell office:value-type="string" calcext:value-type="string">
            <text:p>(Cliente,Puerto) ('127.0.0.1', 33996) Dato recibido /|1043|147 Resultado 7Horainicio10:00:12Horafinal10:01:12tiempotranscurrido 60.1109788418</text:p>
          </table:table-cell>
          <table:table-cell table:number-columns-repeated="24"/>
          <table:table-cell office:value-type="string" calcext:value-type="string">
            <text:p>(Cliente,Puerto) ('127.0.0.1', 43132) Dato recibido /|1043|147 Resultado 7Horainicio09:44:04Horafinal09:45:04tiempotranscurrido 60.0578949451</text:p>
          </table:table-cell>
          <table:table-cell table:number-columns-repeated="12"/>
          <table:table-cell office:value-type="string" calcext:value-type="string">
            <text:p>(Cliente,Puerto) ('127.0.0.1', 34012) Dato recibido /|1043|147 Resultado 7Horainicio10:00:12Horafinal10:01:12tiempotranscurrido 60.086061954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56) Dato recibido /|1043|147 Resultado 7Horainicio10:43:15Horafinal10:44:15tiempotranscurrido 60.1012141705</text:p>
          </table:table-cell>
          <table:table-cell table:number-columns-repeated="11"/>
          <table:table-cell office:value-type="string" calcext:value-type="string">
            <text:p>(Cliente,Puerto) ('127.0.0.1', 33986) Dato recibido /|1043|147 Resultado 7Horainicio10:00:12Horafinal10:01:12tiempotranscurrido 60.1133379936</text:p>
          </table:table-cell>
          <table:table-cell table:number-columns-repeated="24"/>
          <table:table-cell office:value-type="string" calcext:value-type="string">
            <text:p>(Cliente,Puerto) ('127.0.0.1', 43116) Dato recibido /|1043|147 Resultado 7Horainicio09:44:04Horafinal09:45:04tiempotranscurrido 60.0611360073</text:p>
          </table:table-cell>
          <table:table-cell table:number-columns-repeated="12"/>
          <table:table-cell office:value-type="string" calcext:value-type="string">
            <text:p>(Cliente,Puerto) ('127.0.0.1', 34008) Dato recibido /|1043|147 Resultado 7Horainicio10:00:12Horafinal10:01:12tiempotranscurrido 60.086681842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74) Dato recibido /|1043|147 Resultado 7Horainicio10:43:15Horafinal10:44:15tiempotranscurrido 60.1015429497</text:p>
          </table:table-cell>
          <table:table-cell table:number-columns-repeated="11"/>
          <table:table-cell office:value-type="string" calcext:value-type="string">
            <text:p>(Cliente,Puerto) ('127.0.0.1', 33974) Dato recibido /|1043|147 Resultado 7Horainicio10:00:12Horafinal10:01:12tiempotranscurrido 60.1163039207</text:p>
          </table:table-cell>
          <table:table-cell table:number-columns-repeated="24"/>
          <table:table-cell office:value-type="string" calcext:value-type="string">
            <text:p>(Cliente,Puerto) ('127.0.0.1', 43152) Dato recibido /|1043|147 Resultado 7Horainicio09:44:04Horafinal09:45:04tiempotranscurrido 60.0574328899</text:p>
          </table:table-cell>
          <table:table-cell table:number-columns-repeated="12"/>
          <table:table-cell office:value-type="string" calcext:value-type="string">
            <text:p>(Cliente,Puerto) ('127.0.0.1', 33996) Dato recibido /|1043|147 Resultado 7Horainicio10:00:12Horafinal10:01:12tiempotranscurrido 60.110978841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48) Dato recibido /|1043|147 Resultado 7Horainicio10:43:15Horafinal10:44:15tiempotranscurrido 60.1071310043</text:p>
          </table:table-cell>
          <table:table-cell table:number-columns-repeated="11"/>
          <table:table-cell office:value-type="string" calcext:value-type="string">
            <text:p>(Cliente,Puerto) ('127.0.0.1', 33926) Dato recibido /|1043|147 Resultado 7Horainicio10:00:12Horafinal10:01:12tiempotranscurrido 60.1058969498</text:p>
          </table:table-cell>
          <table:table-cell table:number-columns-repeated="24"/>
          <table:table-cell office:value-type="string" calcext:value-type="string">
            <text:p>(Cliente,Puerto) ('127.0.0.1', 43130) Dato recibido /|1043|147 Resultado 7Horainicio09:44:04Horafinal09:45:04tiempotranscurrido 60.0586459637</text:p>
          </table:table-cell>
          <table:table-cell table:number-columns-repeated="12"/>
          <table:table-cell office:value-type="string" calcext:value-type="string">
            <text:p>(Cliente,Puerto) ('127.0.0.1', 33986) Dato recibido /|1043|147 Resultado 7Horainicio10:00:12Horafinal10:01:12tiempotranscurrido 60.113337993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50) Dato recibido /|1043|147 Resultado 7Horainicio10:43:15Horafinal10:44:15tiempotranscurrido 60.0809819698</text:p>
          </table:table-cell>
          <table:table-cell table:number-columns-repeated="11"/>
          <table:table-cell office:value-type="string" calcext:value-type="string">
            <text:p>(Cliente,Puerto) ('127.0.0.1', 33950) Dato recibido /|1043|147 Resultado 7Horainicio10:00:12Horafinal10:01:12tiempotranscurrido 60.0620131493</text:p>
          </table:table-cell>
          <table:table-cell table:number-columns-repeated="24"/>
          <table:table-cell office:value-type="string" calcext:value-type="string">
            <text:p>(Cliente,Puerto) ('127.0.0.1', 43122) Dato recibido /|1043|147 Resultado 7Horainicio09:44:04Horafinal09:45:04tiempotranscurrido 60.0618269444</text:p>
          </table:table-cell>
          <table:table-cell table:number-columns-repeated="12"/>
          <table:table-cell office:value-type="string" calcext:value-type="string">
            <text:p>(Cliente,Puerto) ('127.0.0.1', 33974) Dato recibido /|1043|147 Resultado 7Horainicio10:00:12Horafinal10:01:12tiempotranscurrido 60.116303920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90) Dato recibido /|1043|147 Resultado 7Horainicio10:43:15Horafinal10:44:15tiempotranscurrido 60.0606191158</text:p>
          </table:table-cell>
          <table:table-cell table:number-columns-repeated="11"/>
          <table:table-cell office:value-type="string" calcext:value-type="string">
            <text:p>(Cliente,Puerto) ('127.0.0.1', 33888) Dato recibido /|1043|147 Resultado 7Horainicio10:00:12Horafinal10:01:12tiempotranscurrido 60.0626759529</text:p>
          </table:table-cell>
          <table:table-cell table:number-columns-repeated="24"/>
          <table:table-cell office:value-type="string" calcext:value-type="string">
            <text:p>(Cliente,Puerto) ('127.0.0.1', 43126) Dato recibido /|1043|147 Resultado 7Horainicio09:44:04Horafinal09:45:04tiempotranscurrido 60.0612440109</text:p>
          </table:table-cell>
          <table:table-cell table:number-columns-repeated="12"/>
          <table:table-cell office:value-type="string" calcext:value-type="string">
            <text:p>(Cliente,Puerto) ('127.0.0.1', 33926) Dato recibido /|1043|147 Resultado 7Horainicio10:00:12Horafinal10:01:12tiempotranscurrido 60.105896949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86) Dato recibido /|1043|147 Resultado 7Horainicio10:43:15Horafinal10:44:15tiempotranscurrido 60.0479660034</text:p>
          </table:table-cell>
          <table:table-cell table:number-columns-repeated="11"/>
          <table:table-cell office:value-type="string" calcext:value-type="string">
            <text:p>(Cliente,Puerto) ('127.0.0.1', 33934) Dato recibido /|1043|147 Resultado 7Horainicio10:00:12Horafinal10:01:12tiempotranscurrido 60.1182780266</text:p>
          </table:table-cell>
          <table:table-cell table:number-columns-repeated="24"/>
          <table:table-cell office:value-type="string" calcext:value-type="string">
            <text:p>(Cliente,Puerto) ('127.0.0.1', 43134) Dato recibido /|1043|147 Resultado 7Horainicio09:44:04Horafinal09:45:04tiempotranscurrido 60.0597140789</text:p>
          </table:table-cell>
          <table:table-cell table:number-columns-repeated="12"/>
          <table:table-cell office:value-type="string" calcext:value-type="string">
            <text:p>(Cliente,Puerto) ('127.0.0.1', 33950) Dato recibido /|1043|147 Resultado 7Horainicio10:00:12Horafinal10:01:12tiempotranscurrido 60.06201314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88) Dato recibido /|1043|147 Resultado 7Horainicio10:43:15Horafinal10:44:15tiempotranscurrido 60.0981869698</text:p>
          </table:table-cell>
          <table:table-cell table:number-columns-repeated="11"/>
          <table:table-cell office:value-type="string" calcext:value-type="string">
            <text:p>(Cliente,Puerto) ('127.0.0.1', 33980) Dato recibido /|1043|147 Resultado 7Horainicio10:00:12Horafinal10:01:12tiempotranscurrido 60.1094539165</text:p>
          </table:table-cell>
          <table:table-cell table:number-columns-repeated="24"/>
          <table:table-cell office:value-type="string" calcext:value-type="string">
            <text:p>(Cliente,Puerto) ('127.0.0.1', 43128) Dato recibido /|1043|147 Resultado 7Horainicio09:44:04Horafinal09:45:04tiempotranscurrido 60.0612030029</text:p>
          </table:table-cell>
          <table:table-cell table:number-columns-repeated="12"/>
          <table:table-cell office:value-type="string" calcext:value-type="string">
            <text:p>(Cliente,Puerto) ('127.0.0.1', 33888) Dato recibido /|1043|147 Resultado 7Horainicio10:00:12Horafinal10:01:12tiempotranscurrido 60.06267595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78) Dato recibido /|1043|147 Resultado 7Horainicio10:43:15Horafinal10:44:15tiempotranscurrido 60.0770189762</text:p>
          </table:table-cell>
          <table:table-cell table:number-columns-repeated="11"/>
          <table:table-cell office:value-type="string" calcext:value-type="string">
            <text:p>(Cliente,Puerto) ('127.0.0.1', 33972) Dato recibido /|1043|147 Resultado 7Horainicio10:00:12Horafinal10:01:12tiempotranscurrido 60.0923490524</text:p>
          </table:table-cell>
          <table:table-cell table:number-columns-repeated="24"/>
          <table:table-cell office:value-type="string" calcext:value-type="string">
            <text:p>(Cliente,Puerto) ('127.0.0.1', 43112) Dato recibido /|1043|147 Resultado 7Horainicio09:44:04Horafinal09:45:04tiempotranscurrido 60.0582327843</text:p>
          </table:table-cell>
          <table:table-cell table:number-columns-repeated="12"/>
          <table:table-cell office:value-type="string" calcext:value-type="string">
            <text:p>(Cliente,Puerto) ('127.0.0.1', 33934) Dato recibido /|1043|147 Resultado 7Horainicio10:00:12Horafinal10:01:12tiempotranscurrido 60.11827802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72) Dato recibido /|1043|147 Resultado 7Horainicio10:43:15Horafinal10:44:15tiempotranscurrido 60.0749700069</text:p>
          </table:table-cell>
          <table:table-cell table:number-columns-repeated="11"/>
          <table:table-cell office:value-type="string" calcext:value-type="string">
            <text:p>(Cliente,Puerto) ('127.0.0.1', 34196) Dato recibido /|1043|147 Resultado 7Horainicio10:00:12Horafinal10:01:12tiempotranscurrido 60.1586289406</text:p>
          </table:table-cell>
          <table:table-cell table:number-columns-repeated="24"/>
          <table:table-cell office:value-type="string" calcext:value-type="string">
            <text:p>(Cliente,Puerto) ('127.0.0.1', 43146) Dato recibido /|1043|147 Resultado 7Horainicio09:44:04Horafinal09:45:04tiempotranscurrido 60.0585649014</text:p>
          </table:table-cell>
          <table:table-cell table:number-columns-repeated="12"/>
          <table:table-cell office:value-type="string" calcext:value-type="string">
            <text:p>(Cliente,Puerto) ('127.0.0.1', 33980) Dato recibido /|1043|147 Resultado 7Horainicio10:00:12Horafinal10:01:12tiempotranscurrido 60.109453916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64) Dato recibido /|1043|147 Resultado 7Horainicio10:43:15Horafinal10:44:15tiempotranscurrido 60.1000430584</text:p>
          </table:table-cell>
          <table:table-cell table:number-columns-repeated="11"/>
          <table:table-cell office:value-type="string" calcext:value-type="string">
            <text:p>(Cliente,Puerto) ('127.0.0.1', 34242) Dato recibido /|1043|147 Resultado 7Horainicio10:00:12Horafinal10:01:13tiempotranscurrido 60.6459951401</text:p>
          </table:table-cell>
          <table:table-cell table:number-columns-repeated="24"/>
          <table:table-cell office:value-type="string" calcext:value-type="string">
            <text:p>(Cliente,Puerto) ('127.0.0.1', 43154) Dato recibido /|1043|147 Resultado 7Horainicio09:44:04Horafinal09:45:04tiempotranscurrido 60.0578491688</text:p>
          </table:table-cell>
          <table:table-cell table:number-columns-repeated="12"/>
          <table:table-cell office:value-type="string" calcext:value-type="string">
            <text:p>(Cliente,Puerto) ('127.0.0.1', 33972) Dato recibido /|1043|147 Resultado 7Horainicio10:00:12Horafinal10:01:12tiempotranscurrido 60.09234905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04) Dato recibido /|1043|147 Resultado 7Horainicio10:43:15Horafinal10:44:15tiempotranscurrido 60.0913419724</text:p>
          </table:table-cell>
          <table:table-cell table:number-columns-repeated="11"/>
          <table:table-cell office:value-type="string" calcext:value-type="string">
            <text:p>(Cliente,Puerto) ('127.0.0.1', 34248) Dato recibido /|1043|147 Resultado 7Horainicio10:00:12Horafinal10:01:13tiempotranscurrido 60.5888340473</text:p>
          </table:table-cell>
          <table:table-cell table:number-columns-repeated="24"/>
          <table:table-cell office:value-type="string" calcext:value-type="string">
            <text:p>(Cliente,Puerto) ('127.0.0.1', 43140) Dato recibido /|1043|147 Resultado 7Horainicio09:44:04Horafinal09:45:04tiempotranscurrido 60.0605909824</text:p>
          </table:table-cell>
          <table:table-cell table:number-columns-repeated="12"/>
          <table:table-cell office:value-type="string" calcext:value-type="string">
            <text:p>(Cliente,Puerto) ('127.0.0.1', 34196) Dato recibido /|1043|147 Resultado 7Horainicio10:00:12Horafinal10:01:12tiempotranscurrido 60.158628940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192) Dato recibido /|1043|147 Resultado 7Horainicio10:43:15Horafinal10:44:15tiempotranscurrido 60.0445239544</text:p>
          </table:table-cell>
          <table:table-cell table:number-columns-repeated="11"/>
          <table:table-cell office:value-type="string" calcext:value-type="string">
            <text:p>(Cliente,Puerto) ('127.0.0.1', 34266) Dato recibido /|1043|147 Resultado 7Horainicio10:00:13Horafinal10:01:14tiempotranscurrido 60.8703501225</text:p>
          </table:table-cell>
          <table:table-cell table:number-columns-repeated="24"/>
          <table:table-cell office:value-type="string" calcext:value-type="string">
            <text:p>(Cliente,Puerto) ('127.0.0.1', 43148) Dato recibido /|1043|147 Resultado 7Horainicio09:44:04Horafinal09:45:04tiempotranscurrido 60.0589079857</text:p>
          </table:table-cell>
          <table:table-cell table:number-columns-repeated="12"/>
          <table:table-cell office:value-type="string" calcext:value-type="string">
            <text:p>(Cliente,Puerto) ('127.0.0.1', 34242) Dato recibido /|1043|147 Resultado 7Horainicio10:00:12Horafinal10:01:13tiempotranscurrido 60.645995140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196) Dato recibido /|1043|147 Resultado 7Horainicio10:43:15Horafinal10:44:15tiempotranscurrido 60.0865709782</text:p>
          </table:table-cell>
          <table:table-cell table:number-columns-repeated="11"/>
          <table:table-cell office:value-type="string" calcext:value-type="string">
            <text:p>(Cliente,Puerto) ('127.0.0.1', 34268) Dato recibido /|1043|147 Resultado 7Horainicio10:00:14Horafinal10:01:14tiempotranscurrido 60.0902030468</text:p>
          </table:table-cell>
          <table:table-cell table:number-columns-repeated="24"/>
          <table:table-cell office:value-type="string" calcext:value-type="string">
            <text:p>(Cliente,Puerto) ('127.0.0.1', 43136) Dato recibido /|1043|147 Resultado 7Horainicio09:44:04Horafinal09:45:04tiempotranscurrido 60.0617759228</text:p>
          </table:table-cell>
          <table:table-cell table:number-columns-repeated="12"/>
          <table:table-cell office:value-type="string" calcext:value-type="string">
            <text:p>(Cliente,Puerto) ('127.0.0.1', 34248) Dato recibido /|1043|147 Resultado 7Horainicio10:00:12Horafinal10:01:13tiempotranscurrido 60.58883404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182) Dato recibido /|1043|147 Resultado 7Horainicio10:43:15Horafinal10:44:15tiempotranscurrido 60.1037840843</text:p>
          </table:table-cell>
          <table:table-cell table:number-columns-repeated="11"/>
          <table:table-cell office:value-type="string" calcext:value-type="string">
            <text:p>(Cliente,Puerto) ('127.0.0.1', 34294) Dato recibido /|1043|147 Resultado 7Horainicio10:00:14Horafinal10:01:14tiempotranscurrido 60.0423181057</text:p>
          </table:table-cell>
          <table:table-cell table:number-columns-repeated="24"/>
          <table:table-cell office:value-type="string" calcext:value-type="string">
            <text:p>(Cliente,Puerto) ('127.0.0.1', 43150) Dato recibido /|1043|147 Resultado 7Horainicio09:44:04Horafinal09:45:04tiempotranscurrido 60.0587179661</text:p>
          </table:table-cell>
          <table:table-cell table:number-columns-repeated="12"/>
          <table:table-cell office:value-type="string" calcext:value-type="string">
            <text:p>(Cliente,Puerto) ('127.0.0.1', 34266) Dato recibido /|1043|147 Resultado 7Horainicio10:00:13Horafinal10:01:14tiempotranscurrido 60.870350122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186) Dato recibido /|1043|147 Resultado 7Horainicio10:43:15Horafinal10:44:15tiempotranscurrido 60.1049470901</text:p>
          </table:table-cell>
          <table:table-cell table:number-columns-repeated="11"/>
          <table:table-cell office:value-type="string" calcext:value-type="string">
            <text:p>(Cliente,Puerto) ('127.0.0.1', 34252) Dato recibido /|1043|147 Resultado 7Horainicio10:00:14Horafinal10:01:14tiempotranscurrido 60.1063818932</text:p>
          </table:table-cell>
          <table:table-cell table:number-columns-repeated="24"/>
          <table:table-cell office:value-type="string" calcext:value-type="string">
            <text:p>(Cliente,Puerto) ('127.0.0.1', 43144) Dato recibido /|1043|147 Resultado 7Horainicio09:44:04Horafinal09:45:04tiempotranscurrido 60.0599000454</text:p>
          </table:table-cell>
          <table:table-cell table:number-columns-repeated="12"/>
          <table:table-cell office:value-type="string" calcext:value-type="string">
            <text:p>(Cliente,Puerto) ('127.0.0.1', 34268) Dato recibido /|1043|147 Resultado 7Horainicio10:00:14Horafinal10:01:14tiempotranscurrido 60.090203046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46) Dato recibido /|1043|147 Resultado 7Horainicio10:43:15Horafinal10:44:15tiempotranscurrido 60.1045119762</text:p>
          </table:table-cell>
          <table:table-cell table:number-columns-repeated="11"/>
          <table:table-cell office:value-type="string" calcext:value-type="string">
            <text:p>(Cliente,Puerto) ('127.0.0.1', 34228) Dato recibido /|1043|147 Resultado 7Horainicio10:00:14Horafinal10:01:14tiempotranscurrido 60.1006438732</text:p>
          </table:table-cell>
          <table:table-cell table:number-columns-repeated="24"/>
          <table:table-cell office:value-type="string" calcext:value-type="string">
            <text:p>(Cliente,Puerto) ('127.0.0.1', 43138) Dato recibido /|1043|147 Resultado 7Horainicio09:44:04Horafinal09:45:04tiempotranscurrido 60.0614211559</text:p>
          </table:table-cell>
          <table:table-cell table:number-columns-repeated="12"/>
          <table:table-cell office:value-type="string" calcext:value-type="string">
            <text:p>(Cliente,Puerto) ('127.0.0.1', 34294) Dato recibido /|1043|147 Resultado 7Horainicio10:00:14Horafinal10:01:14tiempotranscurrido 60.042318105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44) Dato recibido /|1043|147 Resultado 7Horainicio10:43:15Horafinal10:44:15tiempotranscurrido 60.0917220116</text:p>
          </table:table-cell>
          <table:table-cell table:number-columns-repeated="11"/>
          <table:table-cell office:value-type="string" calcext:value-type="string">
            <text:p>(Cliente,Puerto) ('127.0.0.1', 34812) Dato recibido /|1043|147 Resultado 7Horainicio10:00:14Horafinal10:01:14tiempotranscurrido 60.0998849869</text:p>
          </table:table-cell>
          <table:table-cell table:number-columns-repeated="24"/>
          <table:table-cell office:value-type="string" calcext:value-type="string">
            <text:p>(Cliente,Puerto) ('127.0.0.1', 43142) Dato recibido /|1043|147 Resultado 7Horainicio09:44:04Horafinal09:45:04tiempotranscurrido 60.0606400967</text:p>
          </table:table-cell>
          <table:table-cell table:number-columns-repeated="12"/>
          <table:table-cell office:value-type="string" calcext:value-type="string">
            <text:p>(Cliente,Puerto) ('127.0.0.1', 34252) Dato recibido /|1043|147 Resultado 7Horainicio10:00:14Horafinal10:01:14tiempotranscurrido 60.106381893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42) Dato recibido /|1043|147 Resultado 7Horainicio10:43:15Horafinal10:44:15tiempotranscurrido 60.089771986</text:p>
          </table:table-cell>
          <table:table-cell table:number-columns-repeated="11"/>
          <table:table-cell office:value-type="string" calcext:value-type="string">
            <text:p>(Cliente,Puerto) ('127.0.0.1', 34792) Dato recibido /|1043|147 Resultado 7Horainicio10:00:14Horafinal10:01:14tiempotranscurrido 60.0964708328</text:p>
          </table:table-cell>
          <table:table-cell table:number-columns-repeated="24"/>
          <table:table-cell office:value-type="string" calcext:value-type="string">
            <text:p>(Cliente,Puerto) ('127.0.0.1', 43164) Dato recibido /|1043|147 Resultado 7Horainicio09:44:04Horafinal09:45:04tiempotranscurrido 60.0587451458</text:p>
          </table:table-cell>
          <table:table-cell table:number-columns-repeated="12"/>
          <table:table-cell office:value-type="string" calcext:value-type="string">
            <text:p>(Cliente,Puerto) ('127.0.0.1', 34228) Dato recibido /|1043|147 Resultado 7Horainicio10:00:14Horafinal10:01:14tiempotranscurrido 60.100643873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62) Dato recibido /|1043|147 Resultado 7Horainicio10:43:15Horafinal10:44:15tiempotranscurrido 60.0518980026</text:p>
          </table:table-cell>
          <table:table-cell table:number-columns-repeated="11"/>
          <table:table-cell office:value-type="string" calcext:value-type="string">
            <text:p>(Cliente,Puerto) ('127.0.0.1', 34770) Dato recibido /|1043|147 Resultado 7Horainicio10:00:14Horafinal10:01:14tiempotranscurrido 60.1004481316</text:p>
          </table:table-cell>
          <table:table-cell table:number-columns-repeated="24"/>
          <table:table-cell office:value-type="string" calcext:value-type="string">
            <text:p>(Cliente,Puerto) ('127.0.0.1', 43166) Dato recibido /|1043|147 Resultado 7Horainicio09:44:04Horafinal09:45:04tiempotranscurrido 60.0584869385</text:p>
          </table:table-cell>
          <table:table-cell table:number-columns-repeated="12"/>
          <table:table-cell office:value-type="string" calcext:value-type="string">
            <text:p>(Cliente,Puerto) ('127.0.0.1', 34812) Dato recibido /|1043|147 Resultado 7Horainicio10:00:14Horafinal10:01:14tiempotranscurrido 60.099884986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34) Dato recibido /|1043|147 Resultado 7Horainicio10:43:15Horafinal10:44:15tiempotranscurrido 60.0944428444</text:p>
          </table:table-cell>
          <table:table-cell table:number-columns-repeated="11"/>
          <table:table-cell office:value-type="string" calcext:value-type="string">
            <text:p>(Cliente,Puerto) ('127.0.0.1', 34820) Dato recibido /|1043|147 Resultado 7Horainicio10:00:14Horafinal10:01:14tiempotranscurrido 60.0651919842</text:p>
          </table:table-cell>
          <table:table-cell table:number-columns-repeated="24"/>
          <table:table-cell office:value-type="string" calcext:value-type="string">
            <text:p>(Cliente,Puerto) ('127.0.0.1', 43176) Dato recibido /|1043|147 Resultado 7Horainicio09:44:04Horafinal09:45:04tiempotranscurrido 60.0570399761</text:p>
          </table:table-cell>
          <table:table-cell table:number-columns-repeated="12"/>
          <table:table-cell office:value-type="string" calcext:value-type="string">
            <text:p>(Cliente,Puerto) ('127.0.0.1', 34792) Dato recibido /|1043|147 Resultado 7Horainicio10:00:14Horafinal10:01:14tiempotranscurrido 60.096470832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26) Dato recibido /|1043|147 Resultado 7Horainicio10:43:15Horafinal10:44:16tiempotranscurrido 60.1059968472</text:p>
          </table:table-cell>
          <table:table-cell table:number-columns-repeated="11"/>
          <table:table-cell office:value-type="string" calcext:value-type="string">
            <text:p>(Cliente,Puerto) ('127.0.0.1', 34802) Dato recibido /|1043|147 Resultado 7Horainicio10:00:14Horafinal10:01:14tiempotranscurrido 60.044948101</text:p>
          </table:table-cell>
          <table:table-cell table:number-columns-repeated="24"/>
          <table:table-cell office:value-type="string" calcext:value-type="string">
            <text:p>(Cliente,Puerto) ('127.0.0.1', 43160) Dato recibido /|1043|147 Resultado 7Horainicio09:44:04Horafinal09:45:04tiempotranscurrido 60.0596849918</text:p>
          </table:table-cell>
          <table:table-cell table:number-columns-repeated="12"/>
          <table:table-cell office:value-type="string" calcext:value-type="string">
            <text:p>(Cliente,Puerto) ('127.0.0.1', 34770) Dato recibido /|1043|147 Resultado 7Horainicio10:00:14Horafinal10:01:14tiempotranscurrido 60.100448131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58) Dato recibido /|1043|147 Resultado 7Horainicio10:43:16Horafinal10:44:16tiempotranscurrido 60.1621489525</text:p>
          </table:table-cell>
          <table:table-cell table:number-columns-repeated="11"/>
          <table:table-cell office:value-type="string" calcext:value-type="string">
            <text:p>(Cliente,Puerto) ('127.0.0.1', 34798) Dato recibido /|1043|147 Resultado 7Horainicio10:00:14Horafinal10:01:14tiempotranscurrido 60.1050522327</text:p>
          </table:table-cell>
          <table:table-cell table:number-columns-repeated="24"/>
          <table:table-cell office:value-type="string" calcext:value-type="string">
            <text:p>(Cliente,Puerto) ('127.0.0.1', 43168) Dato recibido /|1043|147 Resultado 7Horainicio09:44:04Horafinal09:45:04tiempotranscurrido 60.0584020615</text:p>
          </table:table-cell>
          <table:table-cell table:number-columns-repeated="12"/>
          <table:table-cell office:value-type="string" calcext:value-type="string">
            <text:p>(Cliente,Puerto) ('127.0.0.1', 34820) Dato recibido /|1043|147 Resultado 7Horainicio10:00:14Horafinal10:01:14tiempotranscurrido 60.065191984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04) Dato recibido /|1043|147 Resultado 7Horainicio10:43:16Horafinal10:44:16tiempotranscurrido 60.1026191711</text:p>
          </table:table-cell>
          <table:table-cell table:number-columns-repeated="11"/>
          <table:table-cell office:value-type="string" calcext:value-type="string">
            <text:p>(Cliente,Puerto) ('127.0.0.1', 34800) Dato recibido /|1043|147 Resultado 7Horainicio10:00:14Horafinal10:01:14tiempotranscurrido 60.0814521313</text:p>
          </table:table-cell>
          <table:table-cell table:number-columns-repeated="24"/>
          <table:table-cell office:value-type="string" calcext:value-type="string">
            <text:p>(Cliente,Puerto) ('127.0.0.1', 43158) Dato recibido /|1043|147 Resultado 7Horainicio09:44:04Horafinal09:45:04tiempotranscurrido 60.0604629517</text:p>
          </table:table-cell>
          <table:table-cell table:number-columns-repeated="12"/>
          <table:table-cell office:value-type="string" calcext:value-type="string">
            <text:p>(Cliente,Puerto) ('127.0.0.1', 34802) Dato recibido /|1043|147 Resultado 7Horainicio10:00:14Horafinal10:01:14tiempotranscurrido 60.04494810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74) Dato recibido /|1043|147 Resultado 7Horainicio10:43:16Horafinal10:44:16tiempotranscurrido 60.1031079292</text:p>
          </table:table-cell>
          <table:table-cell table:number-columns-repeated="11"/>
          <table:table-cell office:value-type="string" calcext:value-type="string">
            <text:p>(Cliente,Puerto) ('127.0.0.1', 34210) Dato recibido /|1043|147 Resultado 7Horainicio10:00:14Horafinal10:01:15tiempotranscurrido 61.3618059158</text:p>
          </table:table-cell>
          <table:table-cell table:number-columns-repeated="24"/>
          <table:table-cell office:value-type="string" calcext:value-type="string">
            <text:p>(Cliente,Puerto) ('127.0.0.1', 43156) Dato recibido /|1043|147 Resultado 7Horainicio09:44:04Horafinal09:45:04tiempotranscurrido 60.0609540939</text:p>
          </table:table-cell>
          <table:table-cell table:number-columns-repeated="12"/>
          <table:table-cell office:value-type="string" calcext:value-type="string">
            <text:p>(Cliente,Puerto) ('127.0.0.1', 34798) Dato recibido /|1043|147 Resultado 7Horainicio10:00:14Horafinal10:01:14tiempotranscurrido 60.105052232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64) Dato recibido /|1043|147 Resultado 7Horainicio10:43:16Horafinal10:44:16tiempotranscurrido 60.1000449657</text:p>
          </table:table-cell>
          <table:table-cell table:number-columns-repeated="11"/>
          <table:table-cell office:value-type="string" calcext:value-type="string">
            <text:p>(Cliente,Puerto) ('127.0.0.1', 34226) Dato recibido /|1043|147 Resultado 7Horainicio10:00:15Horafinal10:01:15tiempotranscurrido 60.0586409569</text:p>
          </table:table-cell>
          <table:table-cell table:number-columns-repeated="24"/>
          <table:table-cell office:value-type="string" calcext:value-type="string">
            <text:p>(Cliente,Puerto) ('127.0.0.1', 43162) Dato recibido /|1043|147 Resultado 7Horainicio09:44:04Horafinal09:45:04tiempotranscurrido 60.0597939491</text:p>
          </table:table-cell>
          <table:table-cell table:number-columns-repeated="12"/>
          <table:table-cell office:value-type="string" calcext:value-type="string">
            <text:p>(Cliente,Puerto) ('127.0.0.1', 34800) Dato recibido /|1043|147 Resultado 7Horainicio10:00:14Horafinal10:01:14tiempotranscurrido 60.081452131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16) Dato recibido /|1043|147 Resultado 7Horainicio10:43:16Horafinal10:44:16tiempotranscurrido 60.1012530327</text:p>
          </table:table-cell>
          <table:table-cell table:number-columns-repeated="11"/>
          <table:table-cell office:value-type="string" calcext:value-type="string">
            <text:p>(Cliente,Puerto) ('127.0.0.1', 34188) Dato recibido /|1043|147 Resultado 7Horainicio10:00:15Horafinal10:01:16tiempotranscurrido 60.0760128498</text:p>
          </table:table-cell>
          <table:table-cell table:number-columns-repeated="24"/>
          <table:table-cell office:value-type="string" calcext:value-type="string">
            <text:p>(Cliente,Puerto) ('127.0.0.1', 43172) Dato recibido /|1043|147 Resultado 7Horainicio09:44:04Horafinal09:45:04tiempotranscurrido 60.0582258701</text:p>
          </table:table-cell>
          <table:table-cell table:number-columns-repeated="12"/>
          <table:table-cell office:value-type="string" calcext:value-type="string">
            <text:p>(Cliente,Puerto) ('127.0.0.1', 34210) Dato recibido /|1043|147 Resultado 7Horainicio10:00:14Horafinal10:01:15tiempotranscurrido 61.361805915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10) Dato recibido /|1043|147 Resultado 7Horainicio10:43:16Horafinal10:44:16tiempotranscurrido 60.1013789177</text:p>
          </table:table-cell>
          <table:table-cell table:number-columns-repeated="11"/>
          <table:table-cell office:value-type="string" calcext:value-type="string">
            <text:p>(Cliente,Puerto) ('127.0.0.1', 34220) Dato recibido /|1043|147 Resultado 7Horainicio10:00:15Horafinal10:01:16tiempotranscurrido 60.0905098915</text:p>
          </table:table-cell>
          <table:table-cell table:number-columns-repeated="24"/>
          <table:table-cell office:value-type="string" calcext:value-type="string">
            <text:p>(Cliente,Puerto) ('127.0.0.1', 43184) Dato recibido /|1043|147 Resultado 7Horainicio09:44:04Horafinal09:45:04tiempotranscurrido 60.0594160557</text:p>
          </table:table-cell>
          <table:table-cell table:number-columns-repeated="12"/>
          <table:table-cell office:value-type="string" calcext:value-type="string">
            <text:p>(Cliente,Puerto) ('127.0.0.1', 34226) Dato recibido /|1043|147 Resultado 7Horainicio10:00:15Horafinal10:01:15tiempotranscurrido 60.058640956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92) Dato recibido /|1043|147 Resultado 7Horainicio10:43:16Horafinal10:44:16tiempotranscurrido 60.1014549732</text:p>
          </table:table-cell>
          <table:table-cell table:number-columns-repeated="11"/>
          <table:table-cell office:value-type="string" calcext:value-type="string">
            <text:p>(Cliente,Puerto) ('127.0.0.1', 34192) Dato recibido /|1043|147 Resultado 7Horainicio10:00:16Horafinal10:01:16tiempotranscurrido 60.0981109142</text:p>
          </table:table-cell>
          <table:table-cell table:number-columns-repeated="24"/>
          <table:table-cell office:value-type="string" calcext:value-type="string">
            <text:p>(Cliente,Puerto) ('127.0.0.1', 43188) Dato recibido /|1043|147 Resultado 7Horainicio09:44:04Horafinal09:45:04tiempotranscurrido 60.0588929653</text:p>
          </table:table-cell>
          <table:table-cell table:number-columns-repeated="12"/>
          <table:table-cell office:value-type="string" calcext:value-type="string">
            <text:p>(Cliente,Puerto) ('127.0.0.1', 34188) Dato recibido /|1043|147 Resultado 7Horainicio10:00:15Horafinal10:01:16tiempotranscurrido 60.076012849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50) Dato recibido /|1043|147 Resultado 7Horainicio10:43:16Horafinal10:44:16tiempotranscurrido 60.0737609863</text:p>
          </table:table-cell>
          <table:table-cell table:number-columns-repeated="11"/>
          <table:table-cell office:value-type="string" calcext:value-type="string">
            <text:p>(Cliente,Puerto) ('127.0.0.1', 34222) Dato recibido /|1043|147 Resultado 7Horainicio10:00:16Horafinal10:01:16tiempotranscurrido 60.0848481655</text:p>
          </table:table-cell>
          <table:table-cell table:number-columns-repeated="24"/>
          <table:table-cell office:value-type="string" calcext:value-type="string">
            <text:p>(Cliente,Puerto) ('127.0.0.1', 43170) Dato recibido /|1043|147 Resultado 7Horainicio09:44:04Horafinal09:45:04tiempotranscurrido 60.0585579872</text:p>
          </table:table-cell>
          <table:table-cell table:number-columns-repeated="12"/>
          <table:table-cell office:value-type="string" calcext:value-type="string">
            <text:p>(Cliente,Puerto) ('127.0.0.1', 34220) Dato recibido /|1043|147 Resultado 7Horainicio10:00:15Horafinal10:01:16tiempotranscurrido 60.090509891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94) Dato recibido /|1043|147 Resultado 7Horainicio10:43:16Horafinal10:44:16tiempotranscurrido 60.1036629677</text:p>
          </table:table-cell>
          <table:table-cell table:number-columns-repeated="11"/>
          <table:table-cell office:value-type="string" calcext:value-type="string">
            <text:p>(Cliente,Puerto) ('127.0.0.1', 34246) Dato recibido /|1043|147 Resultado 7Horainicio10:00:16Horafinal10:01:16tiempotranscurrido 60.106044054</text:p>
          </table:table-cell>
          <table:table-cell table:number-columns-repeated="24"/>
          <table:table-cell office:value-type="string" calcext:value-type="string">
            <text:p>(Cliente,Puerto) ('127.0.0.1', 43174) Dato recibido /|1043|147 Resultado 7Horainicio09:44:04Horafinal09:45:04tiempotranscurrido 60.0586719513</text:p>
          </table:table-cell>
          <table:table-cell table:number-columns-repeated="12"/>
          <table:table-cell office:value-type="string" calcext:value-type="string">
            <text:p>(Cliente,Puerto) ('127.0.0.1', 34192) Dato recibido /|1043|147 Resultado 7Horainicio10:00:16Horafinal10:01:16tiempotranscurrido 60.098110914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62) Dato recibido /|1043|147 Resultado 7Horainicio10:43:16Horafinal10:44:16tiempotranscurrido 60.1025540829</text:p>
          </table:table-cell>
          <table:table-cell table:number-columns-repeated="11"/>
          <table:table-cell office:value-type="string" calcext:value-type="string">
            <text:p>(Cliente,Puerto) ('127.0.0.1', 34230) Dato recibido /|1043|147 Resultado 7Horainicio10:00:16Horafinal10:01:16tiempotranscurrido 60.0994091034</text:p>
          </table:table-cell>
          <table:table-cell table:number-columns-repeated="24"/>
          <table:table-cell office:value-type="string" calcext:value-type="string">
            <text:p>(Cliente,Puerto) ('127.0.0.1', 43186) Dato recibido /|1043|147 Resultado 7Horainicio09:44:04Horafinal09:45:04tiempotranscurrido 60.0594120026</text:p>
          </table:table-cell>
          <table:table-cell table:number-columns-repeated="12"/>
          <table:table-cell office:value-type="string" calcext:value-type="string">
            <text:p>(Cliente,Puerto) ('127.0.0.1', 34222) Dato recibido /|1043|147 Resultado 7Horainicio10:00:16Horafinal10:01:16tiempotranscurrido 60.084848165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30) Dato recibido /|1043|147 Resultado 7Horainicio10:43:16Horafinal10:44:16tiempotranscurrido 60.1061410904</text:p>
          </table:table-cell>
          <table:table-cell table:number-columns-repeated="11"/>
          <table:table-cell office:value-type="string" calcext:value-type="string">
            <text:p>(Cliente,Puerto) ('127.0.0.1', 34286) Dato recibido /|1043|147 Resultado 7Horainicio10:00:16Horafinal10:01:16tiempotranscurrido 60.0715959072</text:p>
          </table:table-cell>
          <table:table-cell table:number-columns-repeated="24"/>
          <table:table-cell office:value-type="string" calcext:value-type="string">
            <text:p>(Cliente,Puerto) ('127.0.0.1', 43178) Dato recibido /|1043|147 Resultado 7Horainicio09:44:04Horafinal09:45:04tiempotranscurrido 60.0611560345</text:p>
          </table:table-cell>
          <table:table-cell table:number-columns-repeated="12"/>
          <table:table-cell office:value-type="string" calcext:value-type="string">
            <text:p>(Cliente,Puerto) ('127.0.0.1', 34246) Dato recibido /|1043|147 Resultado 7Horainicio10:00:16Horafinal10:01:16tiempotranscurrido 60.10604405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36) Dato recibido /|1043|147 Resultado 7Horainicio10:43:16Horafinal10:44:16tiempotranscurrido 60.1076998711</text:p>
          </table:table-cell>
          <table:table-cell table:number-columns-repeated="11"/>
          <table:table-cell office:value-type="string" calcext:value-type="string">
            <text:p>(Cliente,Puerto) ('127.0.0.1', 34764) Dato recibido /|1043|147 Resultado 7Horainicio10:00:16Horafinal10:01:16tiempotranscurrido 60.0555999279</text:p>
          </table:table-cell>
          <table:table-cell table:number-columns-repeated="24"/>
          <table:table-cell office:value-type="string" calcext:value-type="string">
            <text:p>(Cliente,Puerto) ('127.0.0.1', 43194) Dato recibido /|1043|147 Resultado 7Horainicio09:44:04Horafinal09:45:04tiempotranscurrido 60.0582039356</text:p>
          </table:table-cell>
          <table:table-cell table:number-columns-repeated="12"/>
          <table:table-cell office:value-type="string" calcext:value-type="string">
            <text:p>(Cliente,Puerto) ('127.0.0.1', 34230) Dato recibido /|1043|147 Resultado 7Horainicio10:00:16Horafinal10:01:16tiempotranscurrido 60.099409103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88) Dato recibido /|1043|147 Resultado 7Horainicio10:43:16Horafinal10:44:16tiempotranscurrido 60.169041872</text:p>
          </table:table-cell>
          <table:table-cell table:number-columns-repeated="11"/>
          <table:table-cell office:value-type="string" calcext:value-type="string">
            <text:p>(Cliente,Puerto) ('127.0.0.1', 34796) Dato recibido /|1043|147 Resultado 7Horainicio10:00:16Horafinal10:01:16tiempotranscurrido 60.0631659031</text:p>
          </table:table-cell>
          <table:table-cell table:number-columns-repeated="24"/>
          <table:table-cell office:value-type="string" calcext:value-type="string">
            <text:p>(Cliente,Puerto) ('127.0.0.1', 43192) Dato recibido /|1043|147 Resultado 7Horainicio09:44:04Horafinal09:45:04tiempotranscurrido 60.0586550236</text:p>
          </table:table-cell>
          <table:table-cell table:number-columns-repeated="12"/>
          <table:table-cell office:value-type="string" calcext:value-type="string">
            <text:p>(Cliente,Puerto) ('127.0.0.1', 34286) Dato recibido /|1043|147 Resultado 7Horainicio10:00:16Horafinal10:01:16tiempotranscurrido 60.071595907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76) Dato recibido /|1043|147 Resultado 7Horainicio10:43:16Horafinal10:44:16tiempotranscurrido 60.1038939953</text:p>
          </table:table-cell>
          <table:table-cell table:number-columns-repeated="11"/>
          <table:table-cell office:value-type="string" calcext:value-type="string">
            <text:p>(Cliente,Puerto) ('127.0.0.1', 34776) Dato recibido /|1043|147 Resultado 7Horainicio10:00:16Horafinal10:01:16tiempotranscurrido 60.0542271137</text:p>
          </table:table-cell>
          <table:table-cell table:number-columns-repeated="24"/>
          <table:table-cell office:value-type="string" calcext:value-type="string">
            <text:p>(Cliente,Puerto) ('127.0.0.1', 43180) Dato recibido /|1043|147 Resultado 7Horainicio09:44:04Horafinal09:45:04tiempotranscurrido 60.0609240532</text:p>
          </table:table-cell>
          <table:table-cell table:number-columns-repeated="12"/>
          <table:table-cell office:value-type="string" calcext:value-type="string">
            <text:p>(Cliente,Puerto) ('127.0.0.1', 34764) Dato recibido /|1043|147 Resultado 7Horainicio10:00:16Horafinal10:01:16tiempotranscurrido 60.055599927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74) Dato recibido /|1043|147 Resultado 7Horainicio10:43:16Horafinal10:44:16tiempotranscurrido 60.1044168472</text:p>
          </table:table-cell>
          <table:table-cell table:number-columns-repeated="11"/>
          <table:table-cell office:value-type="string" calcext:value-type="string">
            <text:p>(Cliente,Puerto) ('127.0.0.1', 34816) Dato recibido /|1043|147 Resultado 7Horainicio10:00:16Horafinal10:01:16tiempotranscurrido 60.1039390564</text:p>
          </table:table-cell>
          <table:table-cell table:number-columns-repeated="24"/>
          <table:table-cell office:value-type="string" calcext:value-type="string">
            <text:p>(Cliente,Puerto) ('127.0.0.1', 43182) Dato recibido /|1043|147 Resultado 7Horainicio09:44:04Horafinal09:45:04tiempotranscurrido 60.0606930256</text:p>
          </table:table-cell>
          <table:table-cell table:number-columns-repeated="12"/>
          <table:table-cell office:value-type="string" calcext:value-type="string">
            <text:p>(Cliente,Puerto) ('127.0.0.1', 34796) Dato recibido /|1043|147 Resultado 7Horainicio10:00:16Horafinal10:01:16tiempotranscurrido 60.06316590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62) Dato recibido /|1043|147 Resultado 7Horainicio10:43:16Horafinal10:44:16tiempotranscurrido 60.1046988964</text:p>
          </table:table-cell>
          <table:table-cell table:number-columns-repeated="11"/>
          <table:table-cell office:value-type="string" calcext:value-type="string">
            <text:p>(Cliente,Puerto) ('127.0.0.1', 34778) Dato recibido /|1043|147 Resultado 7Horainicio10:00:16Horafinal10:01:16tiempotranscurrido 60.1035690308</text:p>
          </table:table-cell>
          <table:table-cell table:number-columns-repeated="24"/>
          <table:table-cell office:value-type="string" calcext:value-type="string">
            <text:p>(Cliente,Puerto) ('127.0.0.1', 43190) Dato recibido /|1043|147 Resultado 7Horainicio09:44:04Horafinal09:45:04tiempotranscurrido 60.0605828762</text:p>
          </table:table-cell>
          <table:table-cell table:number-columns-repeated="12"/>
          <table:table-cell office:value-type="string" calcext:value-type="string">
            <text:p>(Cliente,Puerto) ('127.0.0.1', 34776) Dato recibido /|1043|147 Resultado 7Horainicio10:00:16Horafinal10:01:16tiempotranscurrido 60.054227113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12) Dato recibido /|1043|147 Resultado 7Horainicio10:43:16Horafinal10:44:16tiempotranscurrido 60.105230093</text:p>
          </table:table-cell>
          <table:table-cell table:number-columns-repeated="11"/>
          <table:table-cell office:value-type="string" calcext:value-type="string">
            <text:p>(Cliente,Puerto) ('127.0.0.1', 34182) Dato recibido /|1043|147 Resultado 7Horainicio10:00:16Horafinal10:01:16tiempotranscurrido 60.0742099285</text:p>
          </table:table-cell>
          <table:table-cell table:number-columns-repeated="24"/>
          <table:table-cell office:value-type="string" calcext:value-type="string">
            <text:p>(Cliente,Puerto) ('127.0.0.1', 43196) Dato recibido /|1043|147 Resultado 7Horainicio09:44:04Horafinal09:45:04tiempotranscurrido 60.0608751774</text:p>
          </table:table-cell>
          <table:table-cell table:number-columns-repeated="12"/>
          <table:table-cell office:value-type="string" calcext:value-type="string">
            <text:p>(Cliente,Puerto) ('127.0.0.1', 34816) Dato recibido /|1043|147 Resultado 7Horainicio10:00:16Horafinal10:01:16tiempotranscurrido 60.103939056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80) Dato recibido /|1043|147 Resultado 7Horainicio10:43:16Horafinal10:44:17tiempotranscurrido 60.1041400433</text:p>
          </table:table-cell>
          <table:table-cell table:number-columns-repeated="11"/>
          <table:table-cell office:value-type="string" calcext:value-type="string">
            <text:p>(Cliente,Puerto) ('127.0.0.1', 34766) Dato recibido /|1043|147 Resultado 7Horainicio10:00:16Horafinal10:01:16tiempotranscurrido 60.1072969437</text:p>
          </table:table-cell>
          <table:table-cell table:number-columns-repeated="24"/>
          <table:table-cell office:value-type="string" calcext:value-type="string">
            <text:p>(Cliente,Puerto) ('127.0.0.1', 43204) Dato recibido /|1043|147 Resultado 7Horainicio09:44:04Horafinal09:45:04tiempotranscurrido 60.0584199429</text:p>
          </table:table-cell>
          <table:table-cell table:number-columns-repeated="12"/>
          <table:table-cell office:value-type="string" calcext:value-type="string">
            <text:p>(Cliente,Puerto) ('127.0.0.1', 34778) Dato recibido /|1043|147 Resultado 7Horainicio10:00:16Horafinal10:01:16tiempotranscurrido 60.10356903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78) Dato recibido /|1043|147 Resultado 7Horainicio10:43:16Horafinal10:44:17tiempotranscurrido 60.1031098366</text:p>
          </table:table-cell>
          <table:table-cell table:number-columns-repeated="11"/>
          <table:table-cell office:value-type="string" calcext:value-type="string">
            <text:p>(Cliente,Puerto) ('127.0.0.1', 34804) Dato recibido /|1043|147 Resultado 7Horainicio10:00:16Horafinal10:01:16tiempotranscurrido 60.0918240547</text:p>
          </table:table-cell>
          <table:table-cell table:number-columns-repeated="24"/>
          <table:table-cell office:value-type="string" calcext:value-type="string">
            <text:p>(Cliente,Puerto) ('127.0.0.1', 43202) Dato recibido /|1043|147 Resultado 7Horainicio09:44:04Horafinal09:45:04tiempotranscurrido 60.0588569641</text:p>
          </table:table-cell>
          <table:table-cell table:number-columns-repeated="12"/>
          <table:table-cell office:value-type="string" calcext:value-type="string">
            <text:p>(Cliente,Puerto) ('127.0.0.1', 34182) Dato recibido /|1043|147 Resultado 7Horainicio10:00:16Horafinal10:01:16tiempotranscurrido 60.074209928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36) Dato recibido /|1043|147 Resultado 7Horainicio10:43:16Horafinal10:44:17tiempotranscurrido 60.1068611145</text:p>
          </table:table-cell>
          <table:table-cell table:number-columns-repeated="11"/>
          <table:table-cell office:value-type="string" calcext:value-type="string">
            <text:p>(Cliente,Puerto) ('127.0.0.1', 34806) Dato recibido /|1043|147 Resultado 7Horainicio10:00:16Horafinal10:01:16tiempotranscurrido 60.0940639973</text:p>
          </table:table-cell>
          <table:table-cell table:number-columns-repeated="24"/>
          <table:table-cell office:value-type="string" calcext:value-type="string">
            <text:p>(Cliente,Puerto) ('127.0.0.1', 43206) Dato recibido /|1043|147 Resultado 7Horainicio09:44:04Horafinal09:45:04tiempotranscurrido 60.0573978424</text:p>
          </table:table-cell>
          <table:table-cell table:number-columns-repeated="12"/>
          <table:table-cell office:value-type="string" calcext:value-type="string">
            <text:p>(Cliente,Puerto) ('127.0.0.1', 34766) Dato recibido /|1043|147 Resultado 7Horainicio10:00:16Horafinal10:01:16tiempotranscurrido 60.107296943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40) Dato recibido /|1043|147 Resultado 7Horainicio10:43:17Horafinal10:44:17tiempotranscurrido 60.1104280949</text:p>
          </table:table-cell>
          <table:table-cell table:number-columns-repeated="11"/>
          <table:table-cell office:value-type="string" calcext:value-type="string">
            <text:p>(Cliente,Puerto) ('127.0.0.1', 34786) Dato recibido /|1043|147 Resultado 7Horainicio10:00:16Horafinal10:01:16tiempotranscurrido 60.1014959812</text:p>
          </table:table-cell>
          <table:table-cell table:number-columns-repeated="24"/>
          <table:table-cell office:value-type="string" calcext:value-type="string">
            <text:p>(Cliente,Puerto) ('127.0.0.1', 43198) Dato recibido /|1043|147 Resultado 7Horainicio09:44:04Horafinal09:45:04tiempotranscurrido 60.0608701706</text:p>
          </table:table-cell>
          <table:table-cell table:number-columns-repeated="12"/>
          <table:table-cell office:value-type="string" calcext:value-type="string">
            <text:p>(Cliente,Puerto) ('127.0.0.1', 34804) Dato recibido /|1043|147 Resultado 7Horainicio10:00:16Horafinal10:01:16tiempotranscurrido 60.091824054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56) Dato recibido /|1043|147 Resultado 7Horainicio10:43:17Horafinal10:44:17tiempotranscurrido 60.0777468681</text:p>
          </table:table-cell>
          <table:table-cell table:number-columns-repeated="11"/>
          <table:table-cell office:value-type="string" calcext:value-type="string">
            <text:p>(Cliente,Puerto) ('127.0.0.1', 34810) Dato recibido /|1043|147 Resultado 7Horainicio10:00:17Horafinal10:01:17tiempotranscurrido 60.1134679317</text:p>
          </table:table-cell>
          <table:table-cell table:number-columns-repeated="24"/>
          <table:table-cell office:value-type="string" calcext:value-type="string">
            <text:p>(Cliente,Puerto) ('127.0.0.1', 43200) Dato recibido /|1043|147 Resultado 7Horainicio09:44:04Horafinal09:45:04tiempotranscurrido 60.0607488155</text:p>
          </table:table-cell>
          <table:table-cell table:number-columns-repeated="12"/>
          <table:table-cell office:value-type="string" calcext:value-type="string">
            <text:p>(Cliente,Puerto) ('127.0.0.1', 34806) Dato recibido /|1043|147 Resultado 7Horainicio10:00:16Horafinal10:01:16tiempotranscurrido 60.09406399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58) Dato recibido /|1043|147 Resultado 7Horainicio10:43:17Horafinal10:44:17tiempotranscurrido 60.0658760071</text:p>
          </table:table-cell>
          <table:table-cell table:number-columns-repeated="11"/>
          <table:table-cell office:value-type="string" calcext:value-type="string">
            <text:p>(Cliente,Puerto) ('127.0.0.1', 33912) Dato recibido /|1043|147 Resultado 7Horainicio10:00:17Horafinal10:01:17tiempotranscurrido 60.1182630062</text:p>
          </table:table-cell>
          <table:table-cell table:number-columns-repeated="24"/>
          <table:table-cell office:value-type="string" calcext:value-type="string">
            <text:p>(Cliente,Puerto) ('127.0.0.1', 43214) Dato recibido /|1043|147 Resultado 7Horainicio09:44:04Horafinal09:45:04tiempotranscurrido 60.059019804</text:p>
          </table:table-cell>
          <table:table-cell table:number-columns-repeated="12"/>
          <table:table-cell office:value-type="string" calcext:value-type="string">
            <text:p>(Cliente,Puerto) ('127.0.0.1', 34786) Dato recibido /|1043|147 Resultado 7Horainicio10:00:16Horafinal10:01:16tiempotranscurrido 60.101495981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34) Dato recibido /|1043|147 Resultado 7Horainicio10:43:17Horafinal10:44:17tiempotranscurrido 60.0672688484</text:p>
          </table:table-cell>
          <table:table-cell table:number-columns-repeated="11"/>
          <table:table-cell office:value-type="string" calcext:value-type="string">
            <text:p>(Cliente,Puerto) ('127.0.0.1', 33886) Dato recibido /|1043|147 Resultado 7Horainicio10:00:17Horafinal10:01:17tiempotranscurrido 60.1095190048</text:p>
          </table:table-cell>
          <table:table-cell table:number-columns-repeated="24"/>
          <table:table-cell office:value-type="string" calcext:value-type="string">
            <text:p>(Cliente,Puerto) ('127.0.0.1', 43216) Dato recibido /|1043|147 Resultado 7Horainicio09:44:04Horafinal09:45:04tiempotranscurrido 60.0594899654</text:p>
          </table:table-cell>
          <table:table-cell table:number-columns-repeated="12"/>
          <table:table-cell office:value-type="string" calcext:value-type="string">
            <text:p>(Cliente,Puerto) ('127.0.0.1', 34810) Dato recibido /|1043|147 Resultado 7Horainicio10:00:17Horafinal10:01:17tiempotranscurrido 60.113467931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60) Dato recibido /|1043|147 Resultado 7Horainicio10:43:17Horafinal10:44:17tiempotranscurrido 60.1037120819</text:p>
          </table:table-cell>
          <table:table-cell table:number-columns-repeated="11"/>
          <table:table-cell office:value-type="string" calcext:value-type="string">
            <text:p>(Cliente,Puerto) ('127.0.0.1', 33896) Dato recibido /|1043|147 Resultado 7Horainicio10:00:17Horafinal10:01:17tiempotranscurrido 60.1079368591</text:p>
          </table:table-cell>
          <table:table-cell table:number-columns-repeated="24"/>
          <table:table-cell office:value-type="string" calcext:value-type="string">
            <text:p>(Cliente,Puerto) ('127.0.0.1', 43212) Dato recibido /|1043|147 Resultado 7Horainicio09:44:04Horafinal09:45:04tiempotranscurrido 60.0608849525</text:p>
          </table:table-cell>
          <table:table-cell table:number-columns-repeated="12"/>
          <table:table-cell office:value-type="string" calcext:value-type="string">
            <text:p>(Cliente,Puerto) ('127.0.0.1', 33912) Dato recibido /|1043|147 Resultado 7Horainicio10:00:17Horafinal10:01:17tiempotranscurrido 60.11826300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50) Dato recibido /|1043|147 Resultado 7Horainicio10:43:17Horafinal10:44:17tiempotranscurrido 60.1103739738</text:p>
          </table:table-cell>
          <table:table-cell table:number-columns-repeated="11"/>
          <table:table-cell office:value-type="string" calcext:value-type="string">
            <text:p>(Cliente,Puerto) ('127.0.0.1', 33970) Dato recibido /|1043|147 Resultado 7Horainicio10:00:17Horafinal10:01:17tiempotranscurrido 60.107227087</text:p>
          </table:table-cell>
          <table:table-cell table:number-columns-repeated="24"/>
          <table:table-cell office:value-type="string" calcext:value-type="string">
            <text:p>(Cliente,Puerto) ('127.0.0.1', 43208) Dato recibido /|1043|147 Resultado 7Horainicio09:44:04Horafinal09:45:04tiempotranscurrido 60.0621471405</text:p>
          </table:table-cell>
          <table:table-cell table:number-columns-repeated="12"/>
          <table:table-cell office:value-type="string" calcext:value-type="string">
            <text:p>(Cliente,Puerto) ('127.0.0.1', 33886) Dato recibido /|1043|147 Resultado 7Horainicio10:00:17Horafinal10:01:17tiempotranscurrido 60.109519004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96) Dato recibido /|1043|147 Resultado 7Horainicio10:43:17Horafinal10:44:17tiempotranscurrido 60.0655379295</text:p>
          </table:table-cell>
          <table:table-cell table:number-columns-repeated="11"/>
          <table:table-cell office:value-type="string" calcext:value-type="string">
            <text:p>(Cliente,Puerto) ('127.0.0.1', 33898) Dato recibido /|1043|147 Resultado 7Horainicio10:00:17Horafinal10:01:17tiempotranscurrido 60.0861539841</text:p>
          </table:table-cell>
          <table:table-cell table:number-columns-repeated="24"/>
          <table:table-cell office:value-type="string" calcext:value-type="string">
            <text:p>(Cliente,Puerto) ('127.0.0.1', 43210) Dato recibido /|1043|147 Resultado 7Horainicio09:44:04Horafinal09:45:04tiempotranscurrido 60.061797142</text:p>
          </table:table-cell>
          <table:table-cell table:number-columns-repeated="12"/>
          <table:table-cell office:value-type="string" calcext:value-type="string">
            <text:p>(Cliente,Puerto) ('127.0.0.1', 33896) Dato recibido /|1043|147 Resultado 7Horainicio10:00:17Horafinal10:01:17tiempotranscurrido 60.107936859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82) Dato recibido /|1043|147 Resultado 7Horainicio10:43:17Horafinal10:44:17tiempotranscurrido 60.0497300625</text:p>
          </table:table-cell>
          <table:table-cell table:number-columns-repeated="11"/>
          <table:table-cell office:value-type="string" calcext:value-type="string">
            <text:p>(Cliente,Puerto) ('127.0.0.1', 34762) Dato recibido /|1043|147 Resultado 7Horainicio10:00:16Horafinal10:01:17tiempotranscurrido 61.463891983</text:p>
          </table:table-cell>
          <table:table-cell table:number-columns-repeated="24"/>
          <table:table-cell office:value-type="string" calcext:value-type="string">
            <text:p>(Cliente,Puerto) ('127.0.0.1', 43220) Dato recibido /|1043|147 Resultado 7Horainicio09:44:04Horafinal09:45:04tiempotranscurrido 60.0580639839</text:p>
          </table:table-cell>
          <table:table-cell table:number-columns-repeated="12"/>
          <table:table-cell office:value-type="string" calcext:value-type="string">
            <text:p>(Cliente,Puerto) ('127.0.0.1', 33970) Dato recibido /|1043|147 Resultado 7Horainicio10:00:17Horafinal10:01:17tiempotranscurrido 60.10722708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12) Dato recibido /|1043|147 Resultado 7Horainicio10:43:17Horafinal10:44:17tiempotranscurrido 60.0998289585</text:p>
          </table:table-cell>
          <table:table-cell table:number-columns-repeated="11"/>
          <table:table-cell office:value-type="string" calcext:value-type="string">
            <text:p>(Cliente,Puerto) ('127.0.0.1', 34768) Dato recibido /|1043|147 Resultado 7Horainicio10:00:16Horafinal10:01:18tiempotranscurrido 61.1622538567</text:p>
          </table:table-cell>
          <table:table-cell table:number-columns-repeated="24"/>
          <table:table-cell office:value-type="string" calcext:value-type="string">
            <text:p>(Cliente,Puerto) ('127.0.0.1', 43222) Dato recibido /|1043|147 Resultado 7Horainicio09:44:04Horafinal09:45:04tiempotranscurrido 60.0576751232</text:p>
          </table:table-cell>
          <table:table-cell table:number-columns-repeated="12"/>
          <table:table-cell office:value-type="string" calcext:value-type="string">
            <text:p>(Cliente,Puerto) ('127.0.0.1', 33898) Dato recibido /|1043|147 Resultado 7Horainicio10:00:17Horafinal10:01:17tiempotranscurrido 60.086153984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24) Dato recibido /|1043|147 Resultado 7Horainicio10:43:17Horafinal10:44:17tiempotranscurrido 60.0534639359</text:p>
          </table:table-cell>
          <table:table-cell table:number-columns-repeated="11"/>
          <table:table-cell office:value-type="string" calcext:value-type="string">
            <text:p>(Cliente,Puerto) ('127.0.0.1', 33894) Dato recibido /|1043|147 Resultado 7Horainicio10:00:17Horafinal10:01:18tiempotranscurrido 60.4739470482</text:p>
          </table:table-cell>
          <table:table-cell table:number-columns-repeated="24"/>
          <table:table-cell office:value-type="string" calcext:value-type="string">
            <text:p>(Cliente,Puerto) ('127.0.0.1', 43218) Dato recibido /|1043|147 Resultado 7Horainicio09:44:04Horafinal09:45:04tiempotranscurrido 60.0582251549</text:p>
          </table:table-cell>
          <table:table-cell table:number-columns-repeated="12"/>
          <table:table-cell office:value-type="string" calcext:value-type="string">
            <text:p>(Cliente,Puerto) ('127.0.0.1', 34762) Dato recibido /|1043|147 Resultado 7Horainicio10:00:16Horafinal10:01:17tiempotranscurrido 61.4638919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30) Dato recibido /|1043|147 Resultado 7Horainicio10:43:17Horafinal10:44:17tiempotranscurrido 60.1063640118</text:p>
          </table:table-cell>
          <table:table-cell table:number-columns-repeated="11"/>
          <table:table-cell office:value-type="string" calcext:value-type="string">
            <text:p>(Cliente,Puerto) ('127.0.0.1', 34256) Dato recibido /|1043|147 Resultado 7Horainicio10:00:17Horafinal10:01:18tiempotranscurrido 60.5025517941</text:p>
          </table:table-cell>
          <table:table-cell table:number-columns-repeated="24"/>
          <table:table-cell office:value-type="string" calcext:value-type="string">
            <text:p>(Cliente,Puerto) ('127.0.0.1', 43244) Dato recibido /|1043|147 Resultado 7Horainicio09:44:04Horafinal09:45:04tiempotranscurrido 60.0571570396</text:p>
          </table:table-cell>
          <table:table-cell table:number-columns-repeated="12"/>
          <table:table-cell office:value-type="string" calcext:value-type="string">
            <text:p>(Cliente,Puerto) ('127.0.0.1', 34768) Dato recibido /|1043|147 Resultado 7Horainicio10:00:16Horafinal10:01:18tiempotranscurrido 61.162253856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98) Dato recibido /|1043|147 Resultado 7Horainicio10:43:17Horafinal10:44:17tiempotranscurrido 60.1108279228</text:p>
          </table:table-cell>
          <table:table-cell table:number-columns-repeated="11"/>
          <table:table-cell office:value-type="string" calcext:value-type="string">
            <text:p>(Cliente,Puerto) ('127.0.0.1', 34194) Dato recibido /|1043|147 Resultado 7Horainicio10:00:18Horafinal10:01:18tiempotranscurrido 60.108175993</text:p>
          </table:table-cell>
          <table:table-cell table:number-columns-repeated="24"/>
          <table:table-cell office:value-type="string" calcext:value-type="string">
            <text:p>(Cliente,Puerto) ('127.0.0.1', 43230) Dato recibido /|1043|147 Resultado 7Horainicio09:44:04Horafinal09:45:04tiempotranscurrido 60.0598580837</text:p>
          </table:table-cell>
          <table:table-cell table:number-columns-repeated="12"/>
          <table:table-cell office:value-type="string" calcext:value-type="string">
            <text:p>(Cliente,Puerto) ('127.0.0.1', 33894) Dato recibido /|1043|147 Resultado 7Horainicio10:00:17Horafinal10:01:18tiempotranscurrido 60.47394704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72) Dato recibido /|1043|147 Resultado 7Horainicio10:43:17Horafinal10:44:17tiempotranscurrido 60.0662510395</text:p>
          </table:table-cell>
          <table:table-cell table:number-columns-repeated="11"/>
          <table:table-cell office:value-type="string" calcext:value-type="string">
            <text:p>(Cliente,Puerto) ('127.0.0.1', 34280) Dato recibido /|1043|147 Resultado 7Horainicio10:00:18Horafinal10:01:18tiempotranscurrido 60.1075041294</text:p>
          </table:table-cell>
          <table:table-cell table:number-columns-repeated="24"/>
          <table:table-cell office:value-type="string" calcext:value-type="string">
            <text:p>(Cliente,Puerto) ('127.0.0.1', 43232) Dato recibido /|1043|147 Resultado 7Horainicio09:44:04Horafinal09:45:04tiempotranscurrido 60.0596289635</text:p>
          </table:table-cell>
          <table:table-cell table:number-columns-repeated="12"/>
          <table:table-cell office:value-type="string" calcext:value-type="string">
            <text:p>(Cliente,Puerto) ('127.0.0.1', 34256) Dato recibido /|1043|147 Resultado 7Horainicio10:00:17Horafinal10:01:18tiempotranscurrido 60.502551794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46) Dato recibido /|1043|147 Resultado 7Horainicio10:43:17Horafinal10:44:17tiempotranscurrido 60.1086571217</text:p>
          </table:table-cell>
          <table:table-cell table:number-columns-repeated="11"/>
          <table:table-cell office:value-type="string" calcext:value-type="string">
            <text:p>(Cliente,Puerto) ('127.0.0.1', 34308) Dato recibido /|1043|147 Resultado 7Horainicio10:00:18Horafinal10:01:18tiempotranscurrido 60.0918688774</text:p>
          </table:table-cell>
          <table:table-cell table:number-columns-repeated="24"/>
          <table:table-cell office:value-type="string" calcext:value-type="string">
            <text:p>(Cliente,Puerto) ('127.0.0.1', 43242) Dato recibido /|1043|147 Resultado 7Horainicio09:44:04Horafinal09:45:04tiempotranscurrido 60.0575809479</text:p>
          </table:table-cell>
          <table:table-cell table:number-columns-repeated="12"/>
          <table:table-cell office:value-type="string" calcext:value-type="string">
            <text:p>(Cliente,Puerto) ('127.0.0.1', 34194) Dato recibido /|1043|147 Resultado 7Horainicio10:00:18Horafinal10:01:18tiempotranscurrido 60.1081759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84) Dato recibido /|1043|147 Resultado 7Horainicio10:43:17Horafinal10:44:17tiempotranscurrido 60.098279953</text:p>
          </table:table-cell>
          <table:table-cell table:number-columns-repeated="11"/>
          <table:table-cell office:value-type="string" calcext:value-type="string">
            <text:p>(Cliente,Puerto) ('127.0.0.1', 34298) Dato recibido /|1043|147 Resultado 7Horainicio10:00:18Horafinal10:01:18tiempotranscurrido 60.0978841782</text:p>
          </table:table-cell>
          <table:table-cell table:number-columns-repeated="24"/>
          <table:table-cell office:value-type="string" calcext:value-type="string">
            <text:p>(Cliente,Puerto) ('127.0.0.1', 43238) Dato recibido /|1043|147 Resultado 7Horainicio09:44:04Horafinal09:45:04tiempotranscurrido 60.0587930679</text:p>
          </table:table-cell>
          <table:table-cell table:number-columns-repeated="12"/>
          <table:table-cell office:value-type="string" calcext:value-type="string">
            <text:p>(Cliente,Puerto) ('127.0.0.1', 34280) Dato recibido /|1043|147 Resultado 7Horainicio10:00:18Horafinal10:01:18tiempotranscurrido 60.107504129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54) Dato recibido /|1043|147 Resultado 7Horainicio10:43:17Horafinal10:44:17tiempotranscurrido 60.1081409454</text:p>
          </table:table-cell>
          <table:table-cell table:number-columns-repeated="11"/>
          <table:table-cell office:value-type="string" calcext:value-type="string">
            <text:p>(Cliente,Puerto) ('127.0.0.1', 34818) Dato recibido /|1043|147 Resultado 7Horainicio10:00:18Horafinal10:01:18tiempotranscurrido 60.0656809807</text:p>
          </table:table-cell>
          <table:table-cell table:number-columns-repeated="24"/>
          <table:table-cell office:value-type="string" calcext:value-type="string">
            <text:p>(Cliente,Puerto) ('127.0.0.1', 43240) Dato recibido /|1043|147 Resultado 7Horainicio09:44:04Horafinal09:45:04tiempotranscurrido 60.0583360195</text:p>
          </table:table-cell>
          <table:table-cell table:number-columns-repeated="12"/>
          <table:table-cell office:value-type="string" calcext:value-type="string">
            <text:p>(Cliente,Puerto) ('127.0.0.1', 34308) Dato recibido /|1043|147 Resultado 7Horainicio10:00:18Horafinal10:01:18tiempotranscurrido 60.091868877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32) Dato recibido /|1043|147 Resultado 7Horainicio10:43:17Horafinal10:44:17tiempotranscurrido 60.1090459824</text:p>
          </table:table-cell>
          <table:table-cell table:number-columns-repeated="11"/>
          <table:table-cell office:value-type="string" calcext:value-type="string">
            <text:p>(Cliente,Puerto) ('127.0.0.1', 34782) Dato recibido /|1043|147 Resultado 7Horainicio10:00:18Horafinal10:01:18tiempotranscurrido 60.1009879112</text:p>
          </table:table-cell>
          <table:table-cell table:number-columns-repeated="24"/>
          <table:table-cell office:value-type="string" calcext:value-type="string">
            <text:p>(Cliente,Puerto) ('127.0.0.1', 43246) Dato recibido /|1043|147 Resultado 7Horainicio09:44:04Horafinal09:45:04tiempotranscurrido 60.0573871136</text:p>
          </table:table-cell>
          <table:table-cell table:number-columns-repeated="12"/>
          <table:table-cell office:value-type="string" calcext:value-type="string">
            <text:p>(Cliente,Puerto) ('127.0.0.1', 34298) Dato recibido /|1043|147 Resultado 7Horainicio10:00:18Horafinal10:01:18tiempotranscurrido 60.09788417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86) Dato recibido /|1043|147 Resultado 7Horainicio10:43:17Horafinal10:44:17tiempotranscurrido 60.1082417965</text:p>
          </table:table-cell>
          <table:table-cell table:number-columns-repeated="11"/>
          <table:table-cell office:value-type="string" calcext:value-type="string">
            <text:p>(Cliente,Puerto) ('127.0.0.1', 34788) Dato recibido /|1043|147 Resultado 7Horainicio10:00:18Horafinal10:01:18tiempotranscurrido 60.0701169968</text:p>
          </table:table-cell>
          <table:table-cell table:number-columns-repeated="24"/>
          <table:table-cell office:value-type="string" calcext:value-type="string">
            <text:p>(Cliente,Puerto) ('127.0.0.1', 43228) Dato recibido /|1043|147 Resultado 7Horainicio09:44:04Horafinal09:45:04tiempotranscurrido 60.0606820583</text:p>
          </table:table-cell>
          <table:table-cell table:number-columns-repeated="12"/>
          <table:table-cell office:value-type="string" calcext:value-type="string">
            <text:p>(Cliente,Puerto) ('127.0.0.1', 34818) Dato recibido /|1043|147 Resultado 7Horainicio10:00:18Horafinal10:01:18tiempotranscurrido 60.065680980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48) Dato recibido /|1043|147 Resultado 7Horainicio10:43:17Horafinal10:44:17tiempotranscurrido 60.1079659462</text:p>
          </table:table-cell>
          <table:table-cell table:number-columns-repeated="11"/>
          <table:table-cell office:value-type="string" calcext:value-type="string">
            <text:p>(Cliente,Puerto) ('127.0.0.1', 34814) Dato recibido /|1043|147 Resultado 7Horainicio10:00:18Horafinal10:01:18tiempotranscurrido 60.0601279736</text:p>
          </table:table-cell>
          <table:table-cell table:number-columns-repeated="24"/>
          <table:table-cell office:value-type="string" calcext:value-type="string">
            <text:p>(Cliente,Puerto) ('127.0.0.1', 43236) Dato recibido /|1043|147 Resultado 7Horainicio09:44:04Horafinal09:45:04tiempotranscurrido 60.0595650673</text:p>
          </table:table-cell>
          <table:table-cell table:number-columns-repeated="12"/>
          <table:table-cell office:value-type="string" calcext:value-type="string">
            <text:p>(Cliente,Puerto) ('127.0.0.1', 34782) Dato recibido /|1043|147 Resultado 7Horainicio10:00:18Horafinal10:01:18tiempotranscurrido 60.100987911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14) Dato recibido /|1043|147 Resultado 7Horainicio10:43:17Horafinal10:44:17tiempotranscurrido 60.0783848763</text:p>
          </table:table-cell>
          <table:table-cell table:number-columns-repeated="11"/>
          <table:table-cell office:value-type="string" calcext:value-type="string">
            <text:p>(Cliente,Puerto) ('127.0.0.1', 34850) Dato recibido /|1043|147 Resultado 7Horainicio10:00:18Horafinal10:01:18tiempotranscurrido 60.0887949467</text:p>
          </table:table-cell>
          <table:table-cell table:number-columns-repeated="24"/>
          <table:table-cell office:value-type="string" calcext:value-type="string">
            <text:p>(Cliente,Puerto) ('127.0.0.1', 43234) Dato recibido /|1043|147 Resultado 7Horainicio09:44:04Horafinal09:45:04tiempotranscurrido 60.0599460602</text:p>
          </table:table-cell>
          <table:table-cell table:number-columns-repeated="12"/>
          <table:table-cell office:value-type="string" calcext:value-type="string">
            <text:p>(Cliente,Puerto) ('127.0.0.1', 34788) Dato recibido /|1043|147 Resultado 7Horainicio10:00:18Horafinal10:01:18tiempotranscurrido 60.070116996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34) Dato recibido /|1043|147 Resultado 7Horainicio10:43:17Horafinal10:44:17tiempotranscurrido 60.0640490055</text:p>
          </table:table-cell>
          <table:table-cell table:number-columns-repeated="11"/>
          <table:table-cell office:value-type="string" calcext:value-type="string">
            <text:p>(Cliente,Puerto) ('127.0.0.1', 34838) Dato recibido /|1043|147 Resultado 7Horainicio10:00:18Horafinal10:01:18tiempotranscurrido 60.0757288933</text:p>
          </table:table-cell>
          <table:table-cell table:number-columns-repeated="24"/>
          <table:table-cell office:value-type="string" calcext:value-type="string">
            <text:p>(Cliente,Puerto) ('127.0.0.1', 43226) Dato recibido /|1043|147 Resultado 7Horainicio09:44:04Horafinal09:45:04tiempotranscurrido 60.0617451668</text:p>
          </table:table-cell>
          <table:table-cell table:number-columns-repeated="12"/>
          <table:table-cell office:value-type="string" calcext:value-type="string">
            <text:p>(Cliente,Puerto) ('127.0.0.1', 34814) Dato recibido /|1043|147 Resultado 7Horainicio10:00:18Horafinal10:01:18tiempotranscurrido 60.060127973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24) Dato recibido /|1043|147 Resultado 7Horainicio10:43:17Horafinal10:44:18tiempotranscurrido 60.1104900837</text:p>
          </table:table-cell>
          <table:table-cell table:number-columns-repeated="11"/>
          <table:table-cell office:value-type="string" calcext:value-type="string">
            <text:p>(Cliente,Puerto) ('127.0.0.1', 33984) Dato recibido /|1043|147 Resultado 7Horainicio10:00:18Horafinal10:01:18tiempotranscurrido 60.1213297844</text:p>
          </table:table-cell>
          <table:table-cell table:number-columns-repeated="24"/>
          <table:table-cell office:value-type="string" calcext:value-type="string">
            <text:p>(Cliente,Puerto) ('127.0.0.1', 43224) Dato recibido /|1043|147 Resultado 7Horainicio09:44:04Horafinal09:45:04tiempotranscurrido 60.0623040199</text:p>
          </table:table-cell>
          <table:table-cell table:number-columns-repeated="12"/>
          <table:table-cell office:value-type="string" calcext:value-type="string">
            <text:p>(Cliente,Puerto) ('127.0.0.1', 34850) Dato recibido /|1043|147 Resultado 7Horainicio10:00:18Horafinal10:01:18tiempotranscurrido 60.088794946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72) Dato recibido /|1043|147 Resultado 7Horainicio10:43:18Horafinal10:44:18tiempotranscurrido 60.1090459824</text:p>
          </table:table-cell>
          <table:table-cell table:number-columns-repeated="11"/>
          <table:table-cell office:value-type="string" calcext:value-type="string">
            <text:p>(Cliente,Puerto) ('127.0.0.1', 33858) Dato recibido /|1043|147 Resultado 7Horainicio10:00:18Horafinal10:01:18tiempotranscurrido 60.0982029438</text:p>
          </table:table-cell>
          <table:table-cell table:number-columns-repeated="24"/>
          <table:table-cell office:value-type="string" calcext:value-type="string">
            <text:p>(Cliente,Puerto) ('127.0.0.1', 43248) Dato recibido /|1043|147 Resultado 7Horainicio09:44:04Horafinal09:45:05tiempotranscurrido 60.0604410172</text:p>
          </table:table-cell>
          <table:table-cell table:number-columns-repeated="12"/>
          <table:table-cell office:value-type="string" calcext:value-type="string">
            <text:p>(Cliente,Puerto) ('127.0.0.1', 34838) Dato recibido /|1043|147 Resultado 7Horainicio10:00:18Horafinal10:01:18tiempotranscurrido 60.07572889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20) Dato recibido /|1043|147 Resultado 7Horainicio10:43:18Horafinal10:44:18tiempotranscurrido 60.1061120033</text:p>
          </table:table-cell>
          <table:table-cell table:number-columns-repeated="11"/>
          <table:table-cell office:value-type="string" calcext:value-type="string">
            <text:p>(Cliente,Puerto) ('127.0.0.1', 33954) Dato recibido /|1043|147 Resultado 7Horainicio10:00:18Horafinal10:01:18tiempotranscurrido 60.1181261539</text:p>
          </table:table-cell>
          <table:table-cell table:number-columns-repeated="24"/>
          <table:table-cell office:value-type="string" calcext:value-type="string">
            <text:p>(Cliente,Puerto) ('127.0.0.1', 43250) Dato recibido /|1043|147 Resultado 7Horainicio09:44:04Horafinal09:45:05tiempotranscurrido 60.0601229668</text:p>
          </table:table-cell>
          <table:table-cell table:number-columns-repeated="12"/>
          <table:table-cell office:value-type="string" calcext:value-type="string">
            <text:p>(Cliente,Puerto) ('127.0.0.1', 33984) Dato recibido /|1043|147 Resultado 7Horainicio10:00:18Horafinal10:01:18tiempotranscurrido 60.121329784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28) Dato recibido /|1043|147 Resultado 7Horainicio10:43:18Horafinal10:44:18tiempotranscurrido 60.1074078083</text:p>
          </table:table-cell>
          <table:table-cell table:number-columns-repeated="11"/>
          <table:table-cell office:value-type="string" calcext:value-type="string">
            <text:p>(Cliente,Puerto) ('127.0.0.1', 33958) Dato recibido /|1043|147 Resultado 7Horainicio10:00:18Horafinal10:01:18tiempotranscurrido 60.1162929535</text:p>
          </table:table-cell>
          <table:table-cell table:number-columns-repeated="24"/>
          <table:table-cell office:value-type="string" calcext:value-type="string">
            <text:p>(Cliente,Puerto) ('127.0.0.1', 43256) Dato recibido /|1043|147 Resultado 7Horainicio09:44:04Horafinal09:45:05tiempotranscurrido 60.0594701767</text:p>
          </table:table-cell>
          <table:table-cell table:number-columns-repeated="12"/>
          <table:table-cell office:value-type="string" calcext:value-type="string">
            <text:p>(Cliente,Puerto) ('127.0.0.1', 33858) Dato recibido /|1043|147 Resultado 7Horainicio10:00:18Horafinal10:01:18tiempotranscurrido 60.098202943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36) Dato recibido /|1043|147 Resultado 7Horainicio10:43:18Horafinal10:44:18tiempotranscurrido 60.1068220139</text:p>
          </table:table-cell>
          <table:table-cell table:number-columns-repeated="11"/>
          <table:table-cell office:value-type="string" calcext:value-type="string">
            <text:p>(Cliente,Puerto) ('127.0.0.1', 34186) Dato recibido /|1043|147 Resultado 7Horainicio10:00:18Horafinal10:01:18tiempotranscurrido 60.0893790722</text:p>
          </table:table-cell>
          <table:table-cell table:number-columns-repeated="24"/>
          <table:table-cell office:value-type="string" calcext:value-type="string">
            <text:p>(Cliente,Puerto) ('127.0.0.1', 43254) Dato recibido /|1043|147 Resultado 7Horainicio09:44:04Horafinal09:45:05tiempotranscurrido 60.060559988</text:p>
          </table:table-cell>
          <table:table-cell table:number-columns-repeated="12"/>
          <table:table-cell office:value-type="string" calcext:value-type="string">
            <text:p>(Cliente,Puerto) ('127.0.0.1', 33954) Dato recibido /|1043|147 Resultado 7Horainicio10:00:18Horafinal10:01:18tiempotranscurrido 60.118126153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16) Dato recibido /|1043|147 Resultado 7Horainicio10:43:18Horafinal10:44:18tiempotranscurrido 60.1092331409</text:p>
          </table:table-cell>
          <table:table-cell table:number-columns-repeated="11"/>
          <table:table-cell office:value-type="string" calcext:value-type="string">
            <text:p>(Cliente,Puerto) ('127.0.0.1', 34264) Dato recibido /|1043|147 Resultado 7Horainicio10:00:19Horafinal10:01:19tiempotranscurrido 60.1175630093</text:p>
          </table:table-cell>
          <table:table-cell table:number-columns-repeated="24"/>
          <table:table-cell office:value-type="string" calcext:value-type="string">
            <text:p>(Cliente,Puerto) ('127.0.0.1', 43252) Dato recibido /|1043|147 Resultado 7Horainicio09:44:04Horafinal09:45:05tiempotranscurrido 60.0611050129</text:p>
          </table:table-cell>
          <table:table-cell table:number-columns-repeated="12"/>
          <table:table-cell office:value-type="string" calcext:value-type="string">
            <text:p>(Cliente,Puerto) ('127.0.0.1', 33958) Dato recibido /|1043|147 Resultado 7Horainicio10:00:18Horafinal10:01:18tiempotranscurrido 60.116292953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44) Dato recibido /|1043|147 Resultado 7Horainicio10:43:18Horafinal10:44:18tiempotranscurrido 60.1055538654</text:p>
          </table:table-cell>
          <table:table-cell table:number-columns-repeated="11"/>
          <table:table-cell office:value-type="string" calcext:value-type="string">
            <text:p>(Cliente,Puerto) ('127.0.0.1', 34250) Dato recibido /|1043|147 Resultado 7Horainicio10:00:19Horafinal10:01:19tiempotranscurrido 60.0654480457</text:p>
          </table:table-cell>
          <table:table-cell table:number-columns-repeated="24"/>
          <table:table-cell office:value-type="string" calcext:value-type="string">
            <text:p>(Cliente,Puerto) ('127.0.0.1', 43268) Dato recibido /|1043|147 Resultado 7Horainicio09:44:04Horafinal09:45:05tiempotranscurrido 60.0586800575</text:p>
          </table:table-cell>
          <table:table-cell table:number-columns-repeated="12"/>
          <table:table-cell office:value-type="string" calcext:value-type="string">
            <text:p>(Cliente,Puerto) ('127.0.0.1', 34186) Dato recibido /|1043|147 Resultado 7Horainicio10:00:18Horafinal10:01:18tiempotranscurrido 60.089379072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40) Dato recibido /|1043|147 Resultado 7Horainicio10:43:18Horafinal10:44:18tiempotranscurrido 60.0551400185</text:p>
          </table:table-cell>
          <table:table-cell table:number-columns-repeated="11"/>
          <table:table-cell office:value-type="string" calcext:value-type="string">
            <text:p>(Cliente,Puerto) ('127.0.0.1', 34258) Dato recibido /|1043|147 Resultado 7Horainicio10:00:19Horafinal10:01:19tiempotranscurrido 60.07183218</text:p>
          </table:table-cell>
          <table:table-cell table:number-columns-repeated="24"/>
          <table:table-cell office:value-type="string" calcext:value-type="string">
            <text:p>(Cliente,Puerto) ('127.0.0.1', 43264) Dato recibido /|1043|147 Resultado 7Horainicio09:44:04Horafinal09:45:05tiempotranscurrido 60.0593791008</text:p>
          </table:table-cell>
          <table:table-cell table:number-columns-repeated="12"/>
          <table:table-cell office:value-type="string" calcext:value-type="string">
            <text:p>(Cliente,Puerto) ('127.0.0.1', 34264) Dato recibido /|1043|147 Resultado 7Horainicio10:00:19Horafinal10:01:19tiempotranscurrido 60.11756300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94) Dato recibido /|1043|147 Resultado 7Horainicio10:43:18Horafinal10:44:18tiempotranscurrido 60.1121349335</text:p>
          </table:table-cell>
          <table:table-cell table:number-columns-repeated="11"/>
          <table:table-cell office:value-type="string" calcext:value-type="string">
            <text:p>(Cliente,Puerto) ('127.0.0.1', 34262) Dato recibido /|1043|147 Resultado 7Horainicio10:00:19Horafinal10:01:19tiempotranscurrido 60.1063840389</text:p>
          </table:table-cell>
          <table:table-cell table:number-columns-repeated="24"/>
          <table:table-cell office:value-type="string" calcext:value-type="string">
            <text:p>(Cliente,Puerto) ('127.0.0.1', 43270) Dato recibido /|1043|147 Resultado 7Horainicio09:44:04Horafinal09:45:05tiempotranscurrido 60.0587799549</text:p>
          </table:table-cell>
          <table:table-cell table:number-columns-repeated="12"/>
          <table:table-cell office:value-type="string" calcext:value-type="string">
            <text:p>(Cliente,Puerto) ('127.0.0.1', 34250) Dato recibido /|1043|147 Resultado 7Horainicio10:00:19Horafinal10:01:19tiempotranscurrido 60.065448045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62) Dato recibido /|1043|147 Resultado 7Horainicio10:43:18Horafinal10:44:18tiempotranscurrido 60.1094369888</text:p>
          </table:table-cell>
          <table:table-cell table:number-columns-repeated="11"/>
          <table:table-cell office:value-type="string" calcext:value-type="string">
            <text:p>(Cliente,Puerto) ('127.0.0.1', 34708) Dato recibido /|1043|147 Resultado 7Horainicio10:00:19Horafinal10:01:19tiempotranscurrido 60.0757739544</text:p>
          </table:table-cell>
          <table:table-cell table:number-columns-repeated="24"/>
          <table:table-cell office:value-type="string" calcext:value-type="string">
            <text:p>(Cliente,Puerto) ('127.0.0.1', 43266) Dato recibido /|1043|147 Resultado 7Horainicio09:44:04Horafinal09:45:05tiempotranscurrido 60.0594890118</text:p>
          </table:table-cell>
          <table:table-cell table:number-columns-repeated="12"/>
          <table:table-cell office:value-type="string" calcext:value-type="string">
            <text:p>(Cliente,Puerto) ('127.0.0.1', 34258) Dato recibido /|1043|147 Resultado 7Horainicio10:00:19Horafinal10:01:19tiempotranscurrido 60.0718321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22) Dato recibido /|1043|147 Resultado 7Horainicio10:43:18Horafinal10:44:18tiempotranscurrido 60.0828819275</text:p>
          </table:table-cell>
          <table:table-cell table:number-columns-repeated="11"/>
          <table:table-cell office:value-type="string" calcext:value-type="string">
            <text:p>(Cliente,Puerto) ('127.0.0.1', 34772) Dato recibido /|1043|147 Resultado 7Horainicio10:00:19Horafinal10:01:19tiempotranscurrido 60.0588519573</text:p>
          </table:table-cell>
          <table:table-cell table:number-columns-repeated="24"/>
          <table:table-cell office:value-type="string" calcext:value-type="string">
            <text:p>(Cliente,Puerto) ('127.0.0.1', 43272) Dato recibido /|1043|147 Resultado 7Horainicio09:44:04Horafinal09:45:05tiempotranscurrido 60.0588901043</text:p>
          </table:table-cell>
          <table:table-cell table:number-columns-repeated="12"/>
          <table:table-cell office:value-type="string" calcext:value-type="string">
            <text:p>(Cliente,Puerto) ('127.0.0.1', 34262) Dato recibido /|1043|147 Resultado 7Horainicio10:00:19Horafinal10:01:19tiempotranscurrido 60.106384038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10) Dato recibido /|1043|147 Resultado 7Horainicio10:43:18Horafinal10:44:18tiempotranscurrido 60.1118869781</text:p>
          </table:table-cell>
          <table:table-cell table:number-columns-repeated="11"/>
          <table:table-cell office:value-type="string" calcext:value-type="string">
            <text:p>(Cliente,Puerto) ('127.0.0.1', 34780) Dato recibido /|1043|147 Resultado 7Horainicio10:00:19Horafinal10:01:19tiempotranscurrido 60.0709578991</text:p>
          </table:table-cell>
          <table:table-cell table:number-columns-repeated="24"/>
          <table:table-cell office:value-type="string" calcext:value-type="string">
            <text:p>(Cliente,Puerto) ('127.0.0.1', 43258) Dato recibido /|1043|147 Resultado 7Horainicio09:44:04Horafinal09:45:05tiempotranscurrido 60.0609400272</text:p>
          </table:table-cell>
          <table:table-cell table:number-columns-repeated="12"/>
          <table:table-cell office:value-type="string" calcext:value-type="string">
            <text:p>(Cliente,Puerto) ('127.0.0.1', 34708) Dato recibido /|1043|147 Resultado 7Horainicio10:00:19Horafinal10:01:19tiempotranscurrido 60.075773954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64) Dato recibido /|1043|147 Resultado 7Horainicio10:43:18Horafinal10:44:18tiempotranscurrido 60.1111838818</text:p>
          </table:table-cell>
          <table:table-cell table:number-columns-repeated="11"/>
          <table:table-cell office:value-type="string" calcext:value-type="string">
            <text:p>(Cliente,Puerto) ('127.0.0.1', 33982) Dato recibido /|1043|147 Resultado 7Horainicio10:00:19Horafinal10:01:20tiempotranscurrido 60.5151050091</text:p>
          </table:table-cell>
          <table:table-cell table:number-columns-repeated="24"/>
          <table:table-cell office:value-type="string" calcext:value-type="string">
            <text:p>(Cliente,Puerto) ('127.0.0.1', 43262) Dato recibido /|1043|147 Resultado 7Horainicio09:44:04Horafinal09:45:05tiempotranscurrido 60.0605840683</text:p>
          </table:table-cell>
          <table:table-cell table:number-columns-repeated="12"/>
          <table:table-cell office:value-type="string" calcext:value-type="string">
            <text:p>(Cliente,Puerto) ('127.0.0.1', 34772) Dato recibido /|1043|147 Resultado 7Horainicio10:00:19Horafinal10:01:19tiempotranscurrido 60.05885195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30) Dato recibido /|1043|147 Resultado 7Horainicio10:43:18Horafinal10:44:18tiempotranscurrido 60.1078810692</text:p>
          </table:table-cell>
          <table:table-cell table:number-columns-repeated="11"/>
          <table:table-cell office:value-type="string" calcext:value-type="string">
            <text:p>(Cliente,Puerto) ('127.0.0.1', 34260) Dato recibido /|1043|147 Resultado 7Horainicio10:00:18Horafinal10:01:20tiempotranscurrido 61.3148519993</text:p>
          </table:table-cell>
          <table:table-cell table:number-columns-repeated="24"/>
          <table:table-cell office:value-type="string" calcext:value-type="string">
            <text:p>(Cliente,Puerto) ('127.0.0.1', 43260) Dato recibido /|1043|147 Resultado 7Horainicio09:44:04Horafinal09:45:05tiempotranscurrido 60.061000824</text:p>
          </table:table-cell>
          <table:table-cell table:number-columns-repeated="12"/>
          <table:table-cell office:value-type="string" calcext:value-type="string">
            <text:p>(Cliente,Puerto) ('127.0.0.1', 34780) Dato recibido /|1043|147 Resultado 7Horainicio10:00:19Horafinal10:01:19tiempotranscurrido 60.070957899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02) Dato recibido /|1043|147 Resultado 7Horainicio10:43:18Horafinal10:44:18tiempotranscurrido 60.1111900806</text:p>
          </table:table-cell>
          <table:table-cell table:number-columns-repeated="11"/>
          <table:table-cell office:value-type="string" calcext:value-type="string">
            <text:p>(Cliente,Puerto) ('127.0.0.1', 34236) Dato recibido /|1043|147 Resultado 7Horainicio10:00:20Horafinal10:01:20tiempotranscurrido 60.0599498749</text:p>
          </table:table-cell>
          <table:table-cell table:number-columns-repeated="24"/>
          <table:table-cell office:value-type="string" calcext:value-type="string">
            <text:p>(Cliente,Puerto) ('127.0.0.1', 43276) Dato recibido /|1043|147 Resultado 7Horainicio09:44:04Horafinal09:45:05tiempotranscurrido 60.0601289272</text:p>
          </table:table-cell>
          <table:table-cell table:number-columns-repeated="12"/>
          <table:table-cell office:value-type="string" calcext:value-type="string">
            <text:p>(Cliente,Puerto) ('127.0.0.1', 33982) Dato recibido /|1043|147 Resultado 7Horainicio10:00:19Horafinal10:01:20tiempotranscurrido 60.515105009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80) Dato recibido /|1043|147 Resultado 7Horainicio10:43:18Horafinal10:44:18tiempotranscurrido 60.1084220409</text:p>
          </table:table-cell>
          <table:table-cell table:number-columns-repeated="11"/>
          <table:table-cell office:value-type="string" calcext:value-type="string">
            <text:p>(Cliente,Puerto) ('127.0.0.1', 34184) Dato recibido /|1043|147 Resultado 7Horainicio10:00:19Horafinal10:01:20tiempotranscurrido 60.5214481354</text:p>
          </table:table-cell>
          <table:table-cell table:number-columns-repeated="24"/>
          <table:table-cell office:value-type="string" calcext:value-type="string">
            <text:p>(Cliente,Puerto) ('127.0.0.1', 43284) Dato recibido /|1043|147 Resultado 7Horainicio09:44:04Horafinal09:45:05tiempotranscurrido 60.0593299866</text:p>
          </table:table-cell>
          <table:table-cell table:number-columns-repeated="12"/>
          <table:table-cell office:value-type="string" calcext:value-type="string">
            <text:p>(Cliente,Puerto) ('127.0.0.1', 34260) Dato recibido /|1043|147 Resultado 7Horainicio10:00:18Horafinal10:01:20tiempotranscurrido 61.31485199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42) Dato recibido /|1043|147 Resultado 7Horainicio10:43:18Horafinal10:44:18tiempotranscurrido 60.1114289761</text:p>
          </table:table-cell>
          <table:table-cell table:number-columns-repeated="11"/>
          <table:table-cell office:value-type="string" calcext:value-type="string">
            <text:p>(Cliente,Puerto) ('127.0.0.1', 34238) Dato recibido /|1043|147 Resultado 7Horainicio10:00:20Horafinal10:01:21tiempotranscurrido 61.4617609978</text:p>
          </table:table-cell>
          <table:table-cell table:number-columns-repeated="24"/>
          <table:table-cell office:value-type="string" calcext:value-type="string">
            <text:p>(Cliente,Puerto) ('127.0.0.1', 43290) Dato recibido /|1043|147 Resultado 7Horainicio09:44:04Horafinal09:45:05tiempotranscurrido 60.0587108135</text:p>
          </table:table-cell>
          <table:table-cell table:number-columns-repeated="12"/>
          <table:table-cell office:value-type="string" calcext:value-type="string">
            <text:p>(Cliente,Puerto) ('127.0.0.1', 34236) Dato recibido /|1043|147 Resultado 7Horainicio10:00:20Horafinal10:01:20tiempotranscurrido 60.059949874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18) Dato recibido /|1043|147 Resultado 7Horainicio10:43:18Horafinal10:44:18tiempotranscurrido 60.0732619762</text:p>
          </table:table-cell>
          <table:table-cell table:number-columns-repeated="11"/>
          <table:table-cell office:value-type="string" calcext:value-type="string">
            <text:p>(Cliente,Puerto) ('127.0.0.1', 34240) Dato recibido /|1043|147 Resultado 7Horainicio10:00:20Horafinal10:01:21tiempotranscurrido 61.4795150757</text:p>
          </table:table-cell>
          <table:table-cell table:number-columns-repeated="24"/>
          <table:table-cell office:value-type="string" calcext:value-type="string">
            <text:p>(Cliente,Puerto) ('127.0.0.1', 43288) Dato recibido /|1043|147 Resultado 7Horainicio09:44:04Horafinal09:45:05tiempotranscurrido 60.0590209961</text:p>
          </table:table-cell>
          <table:table-cell table:number-columns-repeated="12"/>
          <table:table-cell office:value-type="string" calcext:value-type="string">
            <text:p>(Cliente,Puerto) ('127.0.0.1', 34184) Dato recibido /|1043|147 Resultado 7Horainicio10:00:19Horafinal10:01:20tiempotranscurrido 60.521448135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12) Dato recibido /|1043|147 Resultado 7Horainicio10:43:18Horafinal10:44:18tiempotranscurrido 60.0964648724</text:p>
          </table:table-cell>
          <table:table-cell table:number-columns-repeated="11"/>
          <table:table-cell office:value-type="string" calcext:value-type="string">
            <text:p>(Cliente,Puerto) ('127.0.0.1', 34310) Dato recibido /|1043|147 Resultado 7Horainicio10:00:21Horafinal10:01:21tiempotranscurrido 60.1124751568</text:p>
          </table:table-cell>
          <table:table-cell table:number-columns-repeated="24"/>
          <table:table-cell office:value-type="string" calcext:value-type="string">
            <text:p>(Cliente,Puerto) ('127.0.0.1', 43292) Dato recibido /|1043|147 Resultado 7Horainicio09:44:04Horafinal09:45:05tiempotranscurrido 60.0598108768</text:p>
          </table:table-cell>
          <table:table-cell table:number-columns-repeated="12"/>
          <table:table-cell office:value-type="string" calcext:value-type="string">
            <text:p>(Cliente,Puerto) ('127.0.0.1', 34238) Dato recibido /|1043|147 Resultado 7Horainicio10:00:20Horafinal10:01:21tiempotranscurrido 61.461760997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60) Dato recibido /|1043|147 Resultado 7Horainicio10:43:18Horafinal10:44:18tiempotranscurrido 60.0993311405</text:p>
          </table:table-cell>
          <table:table-cell table:number-columns-repeated="11"/>
          <table:table-cell office:value-type="string" calcext:value-type="string">
            <text:p>(Cliente,Puerto) ('127.0.0.1', 34774) Dato recibido /|1043|147 Resultado 7Horainicio10:00:21Horafinal10:01:21tiempotranscurrido 60.1088848114</text:p>
          </table:table-cell>
          <table:table-cell table:number-columns-repeated="24"/>
          <table:table-cell office:value-type="string" calcext:value-type="string">
            <text:p>(Cliente,Puerto) ('127.0.0.1', 43294) Dato recibido /|1043|147 Resultado 7Horainicio09:44:04Horafinal09:45:05tiempotranscurrido 60.059869051</text:p>
          </table:table-cell>
          <table:table-cell table:number-columns-repeated="12"/>
          <table:table-cell office:value-type="string" calcext:value-type="string">
            <text:p>(Cliente,Puerto) ('127.0.0.1', 34240) Dato recibido /|1043|147 Resultado 7Horainicio10:00:20Horafinal10:01:21tiempotranscurrido 61.479515075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04) Dato recibido /|1043|147 Resultado 7Horainicio10:43:18Horafinal10:44:18tiempotranscurrido 60.0934820175</text:p>
          </table:table-cell>
          <table:table-cell table:number-columns-repeated="11"/>
          <table:table-cell office:value-type="string" calcext:value-type="string">
            <text:p>(Cliente,Puerto) ('127.0.0.1', 34790) Dato recibido /|1043|147 Resultado 7Horainicio10:00:21Horafinal10:01:22tiempotranscurrido 60.4211499691</text:p>
          </table:table-cell>
          <table:table-cell table:number-columns-repeated="24"/>
          <table:table-cell office:value-type="string" calcext:value-type="string">
            <text:p>(Cliente,Puerto) ('127.0.0.1', 43280) Dato recibido /|1043|147 Resultado 7Horainicio09:44:04Horafinal09:45:05tiempotranscurrido 60.0605010986</text:p>
          </table:table-cell>
          <table:table-cell table:number-columns-repeated="12"/>
          <table:table-cell office:value-type="string" calcext:value-type="string">
            <text:p>(Cliente,Puerto) ('127.0.0.1', 34310) Dato recibido /|1043|147 Resultado 7Horainicio10:00:21Horafinal10:01:21tiempotranscurrido 60.112475156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54) Dato recibido /|1043|147 Resultado 7Horainicio10:43:18Horafinal10:44:19tiempotranscurrido 60.1162829399</text:p>
          </table:table-cell>
          <table:table-cell table:number-columns-repeated="11"/>
          <table:table-cell office:value-type="string" calcext:value-type="string">
            <text:p>(Cliente,Puerto) ('127.0.0.1', 33942) Dato recibido /|1043|147 Resultado 7Horainicio10:00:21Horafinal10:01:22tiempotranscurrido 60.3813998699</text:p>
          </table:table-cell>
          <table:table-cell table:number-columns-repeated="24"/>
          <table:table-cell office:value-type="string" calcext:value-type="string">
            <text:p>(Cliente,Puerto) ('127.0.0.1', 43296) Dato recibido /|1043|147 Resultado 7Horainicio09:44:04Horafinal09:45:05tiempotranscurrido 60.0581030846</text:p>
          </table:table-cell>
          <table:table-cell table:number-columns-repeated="12"/>
          <table:table-cell office:value-type="string" calcext:value-type="string">
            <text:p>(Cliente,Puerto) ('127.0.0.1', 34774) Dato recibido /|1043|147 Resultado 7Horainicio10:00:21Horafinal10:01:21tiempotranscurrido 60.10888481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98) Dato recibido /|1043|147 Resultado 7Horainicio10:43:19Horafinal10:44:19tiempotranscurrido 60.0666780472</text:p>
          </table:table-cell>
          <table:table-cell table:number-columns-repeated="11"/>
          <table:table-cell office:value-type="string" calcext:value-type="string">
            <text:p>(Cliente,Puerto) ('127.0.0.1', 33904) Dato recibido /|1043|147 Resultado 7Horainicio10:00:22Horafinal10:01:22tiempotranscurrido 60.0505990982</text:p>
          </table:table-cell>
          <table:table-cell table:number-columns-repeated="24"/>
          <table:table-cell office:value-type="string" calcext:value-type="string">
            <text:p>(Cliente,Puerto) ('127.0.0.1', 43286) Dato recibido /|1043|147 Resultado 7Horainicio09:44:04Horafinal09:45:05tiempotranscurrido 60.0599751472</text:p>
          </table:table-cell>
          <table:table-cell table:number-columns-repeated="12"/>
          <table:table-cell office:value-type="string" calcext:value-type="string">
            <text:p>(Cliente,Puerto) ('127.0.0.1', 34790) Dato recibido /|1043|147 Resultado 7Horainicio10:00:21Horafinal10:01:22tiempotranscurrido 60.421149969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06) Dato recibido /|1043|147 Resultado 7Horainicio10:43:18Horafinal10:44:19tiempotranscurrido 60.1181368828</text:p>
          </table:table-cell>
          <table:table-cell table:number-columns-repeated="11"/>
          <table:table-cell office:value-type="string" calcext:value-type="string">
            <text:p>(Cliente,Puerto) ('127.0.0.1', 33962) Dato recibido /|1043|147 Resultado 7Horainicio10:00:22Horafinal10:01:22tiempotranscurrido 60.1081709862</text:p>
          </table:table-cell>
          <table:table-cell table:number-columns-repeated="24"/>
          <table:table-cell office:value-type="string" calcext:value-type="string">
            <text:p>(Cliente,Puerto) ('127.0.0.1', 43274) Dato recibido /|1043|147 Resultado 7Horainicio09:44:04Horafinal09:45:05tiempotranscurrido 60.0616409779</text:p>
          </table:table-cell>
          <table:table-cell table:number-columns-repeated="12"/>
          <table:table-cell office:value-type="string" calcext:value-type="string">
            <text:p>(Cliente,Puerto) ('127.0.0.1', 33942) Dato recibido /|1043|147 Resultado 7Horainicio10:00:21Horafinal10:01:22tiempotranscurrido 60.381399869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36) Dato recibido /|1043|147 Resultado 7Horainicio10:43:19Horafinal10:44:19tiempotranscurrido 60.1192169189</text:p>
          </table:table-cell>
          <table:table-cell table:number-columns-repeated="11"/>
          <table:table-cell office:value-type="string" calcext:value-type="string">
            <text:p>(Cliente,Puerto) ('127.0.0.1', 33918) Dato recibido /|1043|147 Resultado 7Horainicio10:00:22Horafinal10:01:22tiempotranscurrido 60.1002640724</text:p>
          </table:table-cell>
          <table:table-cell table:number-columns-repeated="24"/>
          <table:table-cell office:value-type="string" calcext:value-type="string">
            <text:p>(Cliente,Puerto) ('127.0.0.1', 43278) Dato recibido /|1043|147 Resultado 7Horainicio09:44:04Horafinal09:45:05tiempotranscurrido 60.0606617928</text:p>
          </table:table-cell>
          <table:table-cell table:number-columns-repeated="12"/>
          <table:table-cell office:value-type="string" calcext:value-type="string">
            <text:p>(Cliente,Puerto) ('127.0.0.1', 33904) Dato recibido /|1043|147 Resultado 7Horainicio10:00:22Horafinal10:01:22tiempotranscurrido 60.05059909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68) Dato recibido /|1043|147 Resultado 7Horainicio10:43:19Horafinal10:44:19tiempotranscurrido 60.0669591427</text:p>
          </table:table-cell>
          <table:table-cell table:number-columns-repeated="11"/>
          <table:table-cell office:value-type="string" calcext:value-type="string">
            <text:p>(Cliente,Puerto) ('127.0.0.1', 33946) Dato recibido /|1043|147 Resultado 7Horainicio10:00:22Horafinal10:01:23tiempotranscurrido 61.1821210384</text:p>
          </table:table-cell>
          <table:table-cell table:number-columns-repeated="24"/>
          <table:table-cell office:value-type="string" calcext:value-type="string">
            <text:p>(Cliente,Puerto) ('127.0.0.1', 43282) Dato recibido /|1043|147 Resultado 7Horainicio09:44:04Horafinal09:45:05tiempotranscurrido 60.0601861477</text:p>
          </table:table-cell>
          <table:table-cell table:number-columns-repeated="12"/>
          <table:table-cell office:value-type="string" calcext:value-type="string">
            <text:p>(Cliente,Puerto) ('127.0.0.1', 33962) Dato recibido /|1043|147 Resultado 7Horainicio10:00:22Horafinal10:01:22tiempotranscurrido 60.10817098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48) Dato recibido /|1043|147 Resultado 7Horainicio10:43:19Horafinal10:44:19tiempotranscurrido 60.1137800217</text:p>
          </table:table-cell>
          <table:table-cell table:number-columns-repeated="11"/>
          <table:table-cell office:value-type="string" calcext:value-type="string">
            <text:p>(Cliente,Puerto) ('127.0.0.1', 33922) Dato recibido /|1043|147 Resultado 7Horainicio10:00:23Horafinal10:01:23tiempotranscurrido 60.0655591488</text:p>
          </table:table-cell>
          <table:table-cell table:number-columns-repeated="24"/>
          <table:table-cell office:value-type="string" calcext:value-type="string">
            <text:p>(Cliente,Puerto) ('127.0.0.1', 43302) Dato recibido /|1043|147 Resultado 7Horainicio09:44:04Horafinal09:45:05tiempotranscurrido 60.0599119663</text:p>
          </table:table-cell>
          <table:table-cell table:number-columns-repeated="12"/>
          <table:table-cell office:value-type="string" calcext:value-type="string">
            <text:p>(Cliente,Puerto) ('127.0.0.1', 33918) Dato recibido /|1043|147 Resultado 7Horainicio10:00:22Horafinal10:01:22tiempotranscurrido 60.10026407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18) Dato recibido /|1043|147 Resultado 7Horainicio10:43:19Horafinal10:44:19tiempotranscurrido 60.096075058</text:p>
          </table:table-cell>
          <table:table-cell table:number-columns-repeated="11"/>
          <table:table-cell office:value-type="string" calcext:value-type="string">
            <text:p>(Cliente,Puerto) ('127.0.0.1', 33966) Dato recibido /|1043|147 Resultado 7Horainicio10:00:23Horafinal10:01:23tiempotranscurrido 60.0602180958</text:p>
          </table:table-cell>
          <table:table-cell table:number-columns-repeated="24"/>
          <table:table-cell office:value-type="string" calcext:value-type="string">
            <text:p>(Cliente,Puerto) ('127.0.0.1', 43304) Dato recibido /|1043|147 Resultado 7Horainicio09:44:04Horafinal09:45:05tiempotranscurrido 60.0597810745</text:p>
          </table:table-cell>
          <table:table-cell table:number-columns-repeated="12"/>
          <table:table-cell office:value-type="string" calcext:value-type="string">
            <text:p>(Cliente,Puerto) ('127.0.0.1', 33946) Dato recibido /|1043|147 Resultado 7Horainicio10:00:22Horafinal10:01:23tiempotranscurrido 61.182121038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28) Dato recibido /|1043|147 Resultado 7Horainicio10:43:19Horafinal10:44:19tiempotranscurrido 60.1120939255</text:p>
          </table:table-cell>
          <table:table-cell table:number-columns-repeated="11"/>
          <table:table-cell office:value-type="string" calcext:value-type="string">
            <text:p>(Cliente,Puerto) ('127.0.0.1', 33930) Dato recibido /|1043|147 Resultado 7Horainicio10:00:23Horafinal10:01:23tiempotranscurrido 60.1093249321</text:p>
          </table:table-cell>
          <table:table-cell table:number-columns-repeated="24"/>
          <table:table-cell office:value-type="string" calcext:value-type="string">
            <text:p>(Cliente,Puerto) ('127.0.0.1', 43298) Dato recibido /|1043|147 Resultado 7Horainicio09:44:04Horafinal09:45:05tiempotranscurrido 60.0614190102</text:p>
          </table:table-cell>
          <table:table-cell table:number-columns-repeated="12"/>
          <table:table-cell office:value-type="string" calcext:value-type="string">
            <text:p>(Cliente,Puerto) ('127.0.0.1', 33922) Dato recibido /|1043|147 Resultado 7Horainicio10:00:23Horafinal10:01:23tiempotranscurrido 60.065559148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08) Dato recibido /|1043|147 Resultado 7Horainicio10:43:19Horafinal10:44:19tiempotranscurrido 60.12490201</text:p>
          </table:table-cell>
          <table:table-cell table:number-columns-repeated="11"/>
          <table:table-cell office:value-type="string" calcext:value-type="string">
            <text:p>(Cliente,Puerto) ('127.0.0.1', 33908) Dato recibido /|1043|147 Resultado 7Horainicio10:00:22Horafinal10:01:23tiempotranscurrido 61.4461390972</text:p>
          </table:table-cell>
          <table:table-cell table:number-columns-repeated="24"/>
          <table:table-cell office:value-type="string" calcext:value-type="string">
            <text:p>(Cliente,Puerto) ('127.0.0.1', 43300) Dato recibido /|1043|147 Resultado 7Horainicio09:44:04Horafinal09:45:05tiempotranscurrido 60.0605947971</text:p>
          </table:table-cell>
          <table:table-cell table:number-columns-repeated="12"/>
          <table:table-cell office:value-type="string" calcext:value-type="string">
            <text:p>(Cliente,Puerto) ('127.0.0.1', 33966) Dato recibido /|1043|147 Resultado 7Horainicio10:00:23Horafinal10:01:23tiempotranscurrido 60.060218095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06) Dato recibido /|1043|147 Resultado 7Horainicio10:43:19Horafinal10:44:19tiempotranscurrido 60.1171970367</text:p>
          </table:table-cell>
          <table:table-cell table:number-columns-repeated="11"/>
          <table:table-cell office:value-type="string" calcext:value-type="string">
            <text:p>(Cliente,Puerto) ('127.0.0.1', 33976) Dato recibido /|1043|147 Resultado 7Horainicio10:00:23Horafinal10:01:23tiempotranscurrido 60.3348770142</text:p>
          </table:table-cell>
          <table:table-cell table:number-columns-repeated="24"/>
          <table:table-cell office:value-type="string" calcext:value-type="string">
            <text:p>(Cliente,Puerto) ('127.0.0.1', 41906) Dato recibido /|1043|147 Resultado 7Horainicio09:44:05Horafinal09:45:05tiempotranscurrido 60.031689167</text:p>
          </table:table-cell>
          <table:table-cell table:number-columns-repeated="12"/>
          <table:table-cell office:value-type="string" calcext:value-type="string">
            <text:p>(Cliente,Puerto) ('127.0.0.1', 33930) Dato recibido /|1043|147 Resultado 7Horainicio10:00:23Horafinal10:01:23tiempotranscurrido 60.109324932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00) Dato recibido /|1043|147 Resultado 7Horainicio10:43:19Horafinal10:44:19tiempotranscurrido 60.1228399277</text:p>
          </table:table-cell>
          <table:table-cell table:number-columns-repeated="11"/>
          <table:table-cell office:value-type="string" calcext:value-type="string">
            <text:p>(Cliente,Puerto) ('127.0.0.1', 33668) Dato recibido /|1043|147 Resultado 7Horainicio10:00:23Horafinal10:01:23tiempotranscurrido 60.3449208736</text:p>
          </table:table-cell>
          <table:table-cell table:number-columns-repeated="24"/>
          <table:table-cell office:value-type="string" calcext:value-type="string">
            <text:p>(Cliente,Puerto) ('127.0.0.1', 41910) Dato recibido /|1043|147 Resultado 7Horainicio09:44:05Horafinal09:45:05tiempotranscurrido 60.0591049194</text:p>
          </table:table-cell>
          <table:table-cell table:number-columns-repeated="12"/>
          <table:table-cell office:value-type="string" calcext:value-type="string">
            <text:p>(Cliente,Puerto) ('127.0.0.1', 33908) Dato recibido /|1043|147 Resultado 7Horainicio10:00:22Horafinal10:01:23tiempotranscurrido 61.446139097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42) Dato recibido /|1043|147 Resultado 7Horainicio10:43:19Horafinal10:44:19tiempotranscurrido 60.2323138714</text:p>
          </table:table-cell>
          <table:table-cell table:number-columns-repeated="11"/>
          <table:table-cell office:value-type="string" calcext:value-type="string">
            <text:p>(Cliente,Puerto) ('127.0.0.1', 33728) Dato recibido /|1043|147 Resultado 7Horainicio10:00:23Horafinal10:01:23tiempotranscurrido 60.0991079807</text:p>
          </table:table-cell>
          <table:table-cell table:number-columns-repeated="24"/>
          <table:table-cell office:value-type="string" calcext:value-type="string">
            <text:p>(Cliente,Puerto) ('127.0.0.1', 41908) Dato recibido /|1043|147 Resultado 7Horainicio09:44:05Horafinal09:45:05tiempotranscurrido 60.0588831902</text:p>
          </table:table-cell>
          <table:table-cell table:number-columns-repeated="12"/>
          <table:table-cell office:value-type="string" calcext:value-type="string">
            <text:p>(Cliente,Puerto) ('127.0.0.1', 33976) Dato recibido /|1043|147 Resultado 7Horainicio10:00:23Horafinal10:01:23tiempotranscurrido 60.334877014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68) Dato recibido /|1043|147 Resultado 7Horainicio10:43:19Horafinal10:44:19tiempotranscurrido 60.2746469975</text:p>
          </table:table-cell>
          <table:table-cell table:number-columns-repeated="11"/>
          <table:table-cell office:value-type="string" calcext:value-type="string">
            <text:p>(Cliente,Puerto) ('127.0.0.1', 33680) Dato recibido /|1043|147 Resultado 7Horainicio10:00:23Horafinal10:01:24tiempotranscurrido 60.5244050026</text:p>
          </table:table-cell>
          <table:table-cell table:number-columns-repeated="24"/>
          <table:table-cell office:value-type="string" calcext:value-type="string">
            <text:p>(Cliente,Puerto) ('127.0.0.1', 41902) Dato recibido /|1043|147 Resultado 7Horainicio09:44:05Horafinal09:45:05tiempotranscurrido 60.061439991</text:p>
          </table:table-cell>
          <table:table-cell table:number-columns-repeated="12"/>
          <table:table-cell office:value-type="string" calcext:value-type="string">
            <text:p>(Cliente,Puerto) ('127.0.0.1', 33668) Dato recibido /|1043|147 Resultado 7Horainicio10:00:23Horafinal10:01:23tiempotranscurrido 60.344920873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22) Dato recibido /|1043|147 Resultado 7Horainicio10:43:19Horafinal10:44:19tiempotranscurrido 60.124106884</text:p>
          </table:table-cell>
          <table:table-cell table:number-columns-repeated="11"/>
          <table:table-cell office:value-type="string" calcext:value-type="string">
            <text:p>(Cliente,Puerto) ('127.0.0.1', 33666) Dato recibido /|1043|147 Resultado 7Horainicio10:00:23Horafinal10:01:24tiempotranscurrido 60.4892640114</text:p>
          </table:table-cell>
          <table:table-cell table:number-columns-repeated="24"/>
          <table:table-cell office:value-type="string" calcext:value-type="string">
            <text:p>(Cliente,Puerto) ('127.0.0.1', 41904) Dato recibido /|1043|147 Resultado 7Horainicio09:44:05Horafinal09:45:05tiempotranscurrido 60.0604410172</text:p>
          </table:table-cell>
          <table:table-cell table:number-columns-repeated="12"/>
          <table:table-cell office:value-type="string" calcext:value-type="string">
            <text:p>(Cliente,Puerto) ('127.0.0.1', 33728) Dato recibido /|1043|147 Resultado 7Horainicio10:00:23Horafinal10:01:23tiempotranscurrido 60.099107980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80) Dato recibido /|1043|147 Resultado 7Horainicio10:43:19Horafinal10:44:20tiempotranscurrido 60.1324148178</text:p>
          </table:table-cell>
          <table:table-cell table:number-columns-repeated="11"/>
          <table:table-cell office:value-type="string" calcext:value-type="string">
            <text:p>(Cliente,Puerto) ('127.0.0.1', 33804) Dato recibido /|1043|147 Resultado 7Horainicio10:00:24Horafinal10:01:24tiempotranscurrido 60.0751459599</text:p>
          </table:table-cell>
          <table:table-cell table:number-columns-repeated="24"/>
          <table:table-cell office:value-type="string" calcext:value-type="string">
            <text:p>(Cliente,Puerto) ('127.0.0.1', 42002) Dato recibido /|1043|147 Resultado 7Horainicio09:44:05Horafinal09:45:05tiempotranscurrido 60.0448410511</text:p>
          </table:table-cell>
          <table:table-cell table:number-columns-repeated="12"/>
          <table:table-cell office:value-type="string" calcext:value-type="string">
            <text:p>(Cliente,Puerto) ('127.0.0.1', 33680) Dato recibido /|1043|147 Resultado 7Horainicio10:00:23Horafinal10:01:24tiempotranscurrido 60.524405002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02) Dato recibido /|1043|147 Resultado 7Horainicio10:43:19Horafinal10:44:20tiempotranscurrido 60.1626601219</text:p>
          </table:table-cell>
          <table:table-cell table:number-columns-repeated="11"/>
          <table:table-cell office:value-type="string" calcext:value-type="string">
            <text:p>(Cliente,Puerto) ('127.0.0.1', 33690) Dato recibido /|1043|147 Resultado 7Horainicio10:00:24Horafinal10:01:24tiempotranscurrido 60.0656270981</text:p>
          </table:table-cell>
          <table:table-cell table:number-columns-repeated="24"/>
          <table:table-cell office:value-type="string" calcext:value-type="string">
            <text:p>(Cliente,Puerto) ('127.0.0.1', 41914) Dato recibido /|1043|147 Resultado 7Horainicio09:44:05Horafinal09:45:05tiempotranscurrido 60.0456018448</text:p>
          </table:table-cell>
          <table:table-cell table:number-columns-repeated="12"/>
          <table:table-cell office:value-type="string" calcext:value-type="string">
            <text:p>(Cliente,Puerto) ('127.0.0.1', 33666) Dato recibido /|1043|147 Resultado 7Horainicio10:00:23Horafinal10:01:24tiempotranscurrido 60.48926401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184) Dato recibido /|1043|147 Resultado 7Horainicio10:43:16Horafinal10:44:20tiempotranscurrido 64.3869140148</text:p>
          </table:table-cell>
          <table:table-cell table:number-columns-repeated="11"/>
          <table:table-cell office:value-type="string" calcext:value-type="string">
            <text:p>(Cliente,Puerto) ('127.0.0.1', 33686) Dato recibido /|1043|147 Resultado 7Horainicio10:00:24Horafinal10:01:24tiempotranscurrido 60.0879859924</text:p>
          </table:table-cell>
          <table:table-cell table:number-columns-repeated="24"/>
          <table:table-cell office:value-type="string" calcext:value-type="string">
            <text:p>(Cliente,Puerto) ('127.0.0.1', 42000) Dato recibido /|1043|147 Resultado 7Horainicio09:44:05Horafinal09:45:05tiempotranscurrido 60.0583457947</text:p>
          </table:table-cell>
          <table:table-cell table:number-columns-repeated="12"/>
          <table:table-cell office:value-type="string" calcext:value-type="string">
            <text:p>(Cliente,Puerto) ('127.0.0.1', 33804) Dato recibido /|1043|147 Resultado 7Horainicio10:00:24Horafinal10:01:24tiempotranscurrido 60.075145959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44) Dato recibido /|1043|147 Resultado 7Horainicio10:43:21Horafinal10:44:21tiempotranscurrido 60.109814167</text:p>
          </table:table-cell>
          <table:table-cell table:number-columns-repeated="11"/>
          <table:table-cell office:value-type="string" calcext:value-type="string">
            <text:p>(Cliente,Puerto) ('127.0.0.1', 33798) Dato recibido /|1043|147 Resultado 7Horainicio10:00:24Horafinal10:01:24tiempotranscurrido 60.0862669945</text:p>
          </table:table-cell>
          <table:table-cell table:number-columns-repeated="24"/>
          <table:table-cell office:value-type="string" calcext:value-type="string">
            <text:p>(Cliente,Puerto) ('127.0.0.1', 41936) Dato recibido /|1043|147 Resultado 7Horainicio09:44:05Horafinal09:45:05tiempotranscurrido 60.0473458767</text:p>
          </table:table-cell>
          <table:table-cell table:number-columns-repeated="12"/>
          <table:table-cell office:value-type="string" calcext:value-type="string">
            <text:p>(Cliente,Puerto) ('127.0.0.1', 33690) Dato recibido /|1043|147 Resultado 7Horainicio10:00:24Horafinal10:01:24tiempotranscurrido 60.065627098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116) Dato recibido /|1043|147 Resultado 7Horainicio10:43:21Horafinal10:44:21tiempotranscurrido 60.0741939545</text:p>
          </table:table-cell>
          <table:table-cell table:number-columns-repeated="11"/>
          <table:table-cell office:value-type="string" calcext:value-type="string">
            <text:p>(Cliente,Puerto) ('127.0.0.1', 33792) Dato recibido /|1043|147 Resultado 7Horainicio10:00:24Horafinal10:01:24tiempotranscurrido 60.1131880283</text:p>
          </table:table-cell>
          <table:table-cell table:number-columns-repeated="24"/>
          <table:table-cell office:value-type="string" calcext:value-type="string">
            <text:p>(Cliente,Puerto) ('127.0.0.1', 41998) Dato recibido /|1043|147 Resultado 7Horainicio09:44:05Horafinal09:45:05tiempotranscurrido 60.0455172062</text:p>
          </table:table-cell>
          <table:table-cell table:number-columns-repeated="12"/>
          <table:table-cell office:value-type="string" calcext:value-type="string">
            <text:p>(Cliente,Puerto) ('127.0.0.1', 33686) Dato recibido /|1043|147 Resultado 7Horainicio10:00:24Horafinal10:01:24tiempotranscurrido 60.08798599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60) Dato recibido /|1043|147 Resultado 7Horainicio10:43:21Horafinal10:44:21tiempotranscurrido 60.0705180168</text:p>
          </table:table-cell>
          <table:table-cell table:number-columns-repeated="11"/>
          <table:table-cell office:value-type="string" calcext:value-type="string">
            <text:p>(Cliente,Puerto) ('127.0.0.1', 33732) Dato recibido /|1043|147 Resultado 7Horainicio10:00:24Horafinal10:01:24tiempotranscurrido 60.1117041111</text:p>
          </table:table-cell>
          <table:table-cell table:number-columns-repeated="24"/>
          <table:table-cell office:value-type="string" calcext:value-type="string">
            <text:p>(Cliente,Puerto) ('127.0.0.1', 41988) Dato recibido /|1043|147 Resultado 7Horainicio09:44:05Horafinal09:45:05tiempotranscurrido 60.0519180298</text:p>
          </table:table-cell>
          <table:table-cell table:number-columns-repeated="12"/>
          <table:table-cell office:value-type="string" calcext:value-type="string">
            <text:p>(Cliente,Puerto) ('127.0.0.1', 33798) Dato recibido /|1043|147 Resultado 7Horainicio10:00:24Horafinal10:01:24tiempotranscurrido 60.086266994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78) Dato recibido /|1043|147 Resultado 7Horainicio10:43:21Horafinal10:44:21tiempotranscurrido 60.1121649742</text:p>
          </table:table-cell>
          <table:table-cell table:number-columns-repeated="11"/>
          <table:table-cell office:value-type="string" calcext:value-type="string">
            <text:p>(Cliente,Puerto) ('127.0.0.1', 33800) Dato recibido /|1043|147 Resultado 7Horainicio10:00:24Horafinal10:01:24tiempotranscurrido 60.0932309628</text:p>
          </table:table-cell>
          <table:table-cell table:number-columns-repeated="24"/>
          <table:table-cell office:value-type="string" calcext:value-type="string">
            <text:p>(Cliente,Puerto) ('127.0.0.1', 41950) Dato recibido /|1043|147 Resultado 7Horainicio09:44:05Horafinal09:45:05tiempotranscurrido 60.0494520664</text:p>
          </table:table-cell>
          <table:table-cell table:number-columns-repeated="12"/>
          <table:table-cell office:value-type="string" calcext:value-type="string">
            <text:p>(Cliente,Puerto) ('127.0.0.1', 33792) Dato recibido /|1043|147 Resultado 7Horainicio10:00:24Horafinal10:01:24tiempotranscurrido 60.11318802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66) Dato recibido /|1043|147 Resultado 7Horainicio10:43:21Horafinal10:44:23tiempotranscurrido 61.9961800575</text:p>
          </table:table-cell>
          <table:table-cell table:number-columns-repeated="11"/>
          <table:table-cell office:value-type="string" calcext:value-type="string">
            <text:p>(Cliente,Puerto) ('127.0.0.1', 33816) Dato recibido /|1043|147 Resultado 7Horainicio10:00:24Horafinal10:01:24tiempotranscurrido 60.1119101048</text:p>
          </table:table-cell>
          <table:table-cell table:number-columns-repeated="24"/>
          <table:table-cell office:value-type="string" calcext:value-type="string">
            <text:p>(Cliente,Puerto) ('127.0.0.1', 42036) Dato recibido /|1043|147 Resultado 7Horainicio09:44:05Horafinal09:45:05tiempotranscurrido 60.0628390312</text:p>
          </table:table-cell>
          <table:table-cell table:number-columns-repeated="12"/>
          <table:table-cell office:value-type="string" calcext:value-type="string">
            <text:p>(Cliente,Puerto) ('127.0.0.1', 33732) Dato recibido /|1043|147 Resultado 7Horainicio10:00:24Horafinal10:01:24tiempotranscurrido 60.111704111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52) Dato recibido /|1043|147 Resultado 7Horainicio10:43:21Horafinal10:44:23tiempotranscurrido 61.4410400391</text:p>
          </table:table-cell>
          <table:table-cell table:number-columns-repeated="11"/>
          <table:table-cell office:value-type="string" calcext:value-type="string">
            <text:p>(Cliente,Puerto) ('127.0.0.1', 33756) Dato recibido /|1043|147 Resultado 7Horainicio10:00:24Horafinal10:01:25tiempotranscurrido 60.8135108948</text:p>
          </table:table-cell>
          <table:table-cell table:number-columns-repeated="24"/>
          <table:table-cell office:value-type="string" calcext:value-type="string">
            <text:p>(Cliente,Puerto) ('127.0.0.1', 42006) Dato recibido /|1043|147 Resultado 7Horainicio09:44:05Horafinal09:45:05tiempotranscurrido 60.0551760197</text:p>
          </table:table-cell>
          <table:table-cell table:number-columns-repeated="12"/>
          <table:table-cell office:value-type="string" calcext:value-type="string">
            <text:p>(Cliente,Puerto) ('127.0.0.1', 33800) Dato recibido /|1043|147 Resultado 7Horainicio10:00:24Horafinal10:01:24tiempotranscurrido 60.093230962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070) Dato recibido /|1043|147 Resultado 7Horainicio10:43:23Horafinal10:44:26tiempotranscurrido 62.9200050831</text:p>
          </table:table-cell>
          <table:table-cell table:number-columns-repeated="11"/>
          <table:table-cell office:value-type="string" calcext:value-type="string">
            <text:p>(Cliente,Puerto) ('127.0.0.1', 33718) Dato recibido /|1043|147 Resultado 7Horainicio10:00:24Horafinal10:01:25tiempotranscurrido 60.8061981201</text:p>
          </table:table-cell>
          <table:table-cell table:number-columns-repeated="24"/>
          <table:table-cell office:value-type="string" calcext:value-type="string">
            <text:p>(Cliente,Puerto) ('127.0.0.1', 42022) Dato recibido /|1043|147 Resultado 7Horainicio09:44:05Horafinal09:45:05tiempotranscurrido 60.0557289124</text:p>
          </table:table-cell>
          <table:table-cell table:number-columns-repeated="12"/>
          <table:table-cell office:value-type="string" calcext:value-type="string">
            <text:p>(Cliente,Puerto) ('127.0.0.1', 33816) Dato recibido /|1043|147 Resultado 7Horainicio10:00:24Horafinal10:01:24tiempotranscurrido 60.111910104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72) Dato recibido /|1043|147 Resultado 7Horainicio10:43:23Horafinal10:44:27tiempotranscurrido 63.9169869423</text:p>
          </table:table-cell>
          <table:table-cell table:number-columns-repeated="11"/>
          <table:table-cell office:value-type="string" calcext:value-type="string">
            <text:p>(Cliente,Puerto) ('127.0.0.1', 33796) Dato recibido /|1043|147 Resultado 7Horainicio10:00:25Horafinal10:01:25tiempotranscurrido 60.1155319214</text:p>
          </table:table-cell>
          <table:table-cell table:number-columns-repeated="24"/>
          <table:table-cell office:value-type="string" calcext:value-type="string">
            <text:p>(Cliente,Puerto) ('127.0.0.1', 42004) Dato recibido /|1043|147 Resultado 7Horainicio09:44:05Horafinal09:45:05tiempotranscurrido 60.0548479557</text:p>
          </table:table-cell>
          <table:table-cell table:number-columns-repeated="12"/>
          <table:table-cell office:value-type="string" calcext:value-type="string">
            <text:p>(Cliente,Puerto) ('127.0.0.1', 33756) Dato recibido /|1043|147 Resultado 7Horainicio10:00:24Horafinal10:01:25tiempotranscurrido 60.813510894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36) Dato recibido /|1043|147 Resultado 7Horainicio10:43:27Horafinal10:44:27tiempotranscurrido 60.1174998283</text:p>
          </table:table-cell>
          <table:table-cell table:number-columns-repeated="11"/>
          <table:table-cell office:value-type="string" calcext:value-type="string">
            <text:p>(Cliente,Puerto) ('127.0.0.1', 33722) Dato recibido /|1043|147 Resultado 7Horainicio10:00:25Horafinal10:01:26tiempotranscurrido 60.7331368923</text:p>
          </table:table-cell>
          <table:table-cell table:number-columns-repeated="24"/>
          <table:table-cell office:value-type="string" calcext:value-type="string">
            <text:p>(Cliente,Puerto) ('127.0.0.1', 42018) Dato recibido /|1043|147 Resultado 7Horainicio09:44:05Horafinal09:45:05tiempotranscurrido 60.0588519573</text:p>
          </table:table-cell>
          <table:table-cell table:number-columns-repeated="12"/>
          <table:table-cell office:value-type="string" calcext:value-type="string">
            <text:p>(Cliente,Puerto) ('127.0.0.1', 33718) Dato recibido /|1043|147 Resultado 7Horainicio10:00:24Horafinal10:01:25tiempotranscurrido 60.806198120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24) Dato recibido /|1043|147 Resultado 7Horainicio10:43:27Horafinal10:44:27tiempotranscurrido 60.1150989532</text:p>
          </table:table-cell>
          <table:table-cell table:number-columns-repeated="11"/>
          <table:table-cell office:value-type="string" calcext:value-type="string">
            <text:p>(Cliente,Puerto) ('127.0.0.1', 33808) Dato recibido /|1043|147 Resultado 7Horainicio10:00:26Horafinal10:01:26tiempotranscurrido 60.1144459248</text:p>
          </table:table-cell>
          <table:table-cell table:number-columns-repeated="24"/>
          <table:table-cell office:value-type="string" calcext:value-type="string">
            <text:p>(Cliente,Puerto) ('127.0.0.1', 41964) Dato recibido /|1043|147 Resultado 7Horainicio09:44:05Horafinal09:45:05tiempotranscurrido 60.0585370064</text:p>
          </table:table-cell>
          <table:table-cell table:number-columns-repeated="12"/>
          <table:table-cell office:value-type="string" calcext:value-type="string">
            <text:p>(Cliente,Puerto) ('127.0.0.1', 33796) Dato recibido /|1043|147 Resultado 7Horainicio10:00:25Horafinal10:01:25tiempotranscurrido 60.11553192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30) Dato recibido /|1043|147 Resultado 7Horainicio10:43:27Horafinal10:44:27tiempotranscurrido 60.6236760616</text:p>
          </table:table-cell>
          <table:table-cell table:number-columns-repeated="11"/>
          <table:table-cell office:value-type="string" calcext:value-type="string">
            <text:p>(Cliente,Puerto) ('127.0.0.1', 33744) Dato recibido /|1043|147 Resultado 7Horainicio10:00:26Horafinal10:01:26tiempotranscurrido 60.1111211777</text:p>
          </table:table-cell>
          <table:table-cell table:number-columns-repeated="24"/>
          <table:table-cell office:value-type="string" calcext:value-type="string">
            <text:p>(Cliente,Puerto) ('127.0.0.1', 41940) Dato recibido /|1043|147 Resultado 7Horainicio09:44:05Horafinal09:45:05tiempotranscurrido 60.050894022</text:p>
          </table:table-cell>
          <table:table-cell table:number-columns-repeated="12"/>
          <table:table-cell office:value-type="string" calcext:value-type="string">
            <text:p>(Cliente,Puerto) ('127.0.0.1', 33722) Dato recibido /|1043|147 Resultado 7Horainicio10:00:25Horafinal10:01:26tiempotranscurrido 60.733136892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96) Dato recibido /|1043|147 Resultado 7Horainicio10:43:27Horafinal10:44:27tiempotranscurrido 60.6178328991</text:p>
          </table:table-cell>
          <table:table-cell table:number-columns-repeated="11"/>
          <table:table-cell office:value-type="string" calcext:value-type="string">
            <text:p>(Cliente,Puerto) ('127.0.0.1', 33818) Dato recibido /|1043|147 Resultado 7Horainicio10:00:26Horafinal10:01:26tiempotranscurrido 60.1124601364</text:p>
          </table:table-cell>
          <table:table-cell table:number-columns-repeated="24"/>
          <table:table-cell office:value-type="string" calcext:value-type="string">
            <text:p>(Cliente,Puerto) ('127.0.0.1', 42030) Dato recibido /|1043|147 Resultado 7Horainicio09:44:05Horafinal09:45:05tiempotranscurrido 60.0577759743</text:p>
          </table:table-cell>
          <table:table-cell table:number-columns-repeated="12"/>
          <table:table-cell office:value-type="string" calcext:value-type="string">
            <text:p>(Cliente,Puerto) ('127.0.0.1', 33808) Dato recibido /|1043|147 Resultado 7Horainicio10:00:26Horafinal10:01:26tiempotranscurrido 60.114445924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08) Dato recibido /|1043|147 Resultado 7Horainicio10:43:27Horafinal10:44:27tiempotranscurrido 60.0866429806</text:p>
          </table:table-cell>
          <table:table-cell table:number-columns-repeated="11"/>
          <table:table-cell office:value-type="string" calcext:value-type="string">
            <text:p>(Cliente,Puerto) ('127.0.0.1', 33824) Dato recibido /|1043|147 Resultado 7Horainicio10:00:26Horafinal10:01:27tiempotranscurrido 60.8242220879</text:p>
          </table:table-cell>
          <table:table-cell table:number-columns-repeated="24"/>
          <table:table-cell office:value-type="string" calcext:value-type="string">
            <text:p>(Cliente,Puerto) ('127.0.0.1', 41976) Dato recibido /|1043|147 Resultado 7Horainicio09:44:05Horafinal09:45:05tiempotranscurrido 60.0469348431</text:p>
          </table:table-cell>
          <table:table-cell table:number-columns-repeated="12"/>
          <table:table-cell office:value-type="string" calcext:value-type="string">
            <text:p>(Cliente,Puerto) ('127.0.0.1', 33744) Dato recibido /|1043|147 Resultado 7Horainicio10:00:26Horafinal10:01:26tiempotranscurrido 60.111121177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20) Dato recibido /|1043|147 Resultado 7Horainicio10:43:27Horafinal10:44:27tiempotranscurrido 60.0763399601</text:p>
          </table:table-cell>
          <table:table-cell table:number-columns-repeated="11"/>
          <table:table-cell office:value-type="string" calcext:value-type="string">
            <text:p>(Cliente,Puerto) ('127.0.0.1', 33770) Dato recibido /|1043|147 Resultado 7Horainicio10:00:26Horafinal10:01:27tiempotranscurrido 61.0874471664</text:p>
          </table:table-cell>
          <table:table-cell table:number-columns-repeated="24"/>
          <table:table-cell office:value-type="string" calcext:value-type="string">
            <text:p>(Cliente,Puerto) ('127.0.0.1', 42008) Dato recibido /|1043|147 Resultado 7Horainicio09:44:05Horafinal09:45:05tiempotranscurrido 60.0489268303</text:p>
          </table:table-cell>
          <table:table-cell table:number-columns-repeated="12"/>
          <table:table-cell office:value-type="string" calcext:value-type="string">
            <text:p>(Cliente,Puerto) ('127.0.0.1', 33818) Dato recibido /|1043|147 Resultado 7Horainicio10:00:26Horafinal10:01:26tiempotranscurrido 60.112460136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68) Dato recibido /|1043|147 Resultado 7Horainicio10:43:27Horafinal10:44:28tiempotranscurrido 60.0684859753</text:p>
          </table:table-cell>
          <table:table-cell table:number-columns-repeated="11"/>
          <table:table-cell office:value-type="string" calcext:value-type="string">
            <text:p>(Cliente,Puerto) ('127.0.0.1', 33766) Dato recibido /|1043|147 Resultado 7Horainicio10:00:27Horafinal10:01:27tiempotranscurrido 60.091673851</text:p>
          </table:table-cell>
          <table:table-cell table:number-columns-repeated="24"/>
          <table:table-cell office:value-type="string" calcext:value-type="string">
            <text:p>(Cliente,Puerto) ('127.0.0.1', 41954) Dato recibido /|1043|147 Resultado 7Horainicio09:44:05Horafinal09:45:05tiempotranscurrido 60.0578711033</text:p>
          </table:table-cell>
          <table:table-cell table:number-columns-repeated="12"/>
          <table:table-cell office:value-type="string" calcext:value-type="string">
            <text:p>(Cliente,Puerto) ('127.0.0.1', 33824) Dato recibido /|1043|147 Resultado 7Horainicio10:00:26Horafinal10:01:27tiempotranscurrido 60.824222087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190) Dato recibido /|1043|147 Resultado 7Horainicio10:43:28Horafinal10:44:28tiempotranscurrido 60.0764439106</text:p>
          </table:table-cell>
          <table:table-cell table:number-columns-repeated="11"/>
          <table:table-cell office:value-type="string" calcext:value-type="string">
            <text:p>(Cliente,Puerto) ('127.0.0.1', 33750) Dato recibido /|1043|147 Resultado 7Horainicio10:00:27Horafinal10:01:27tiempotranscurrido 60.1141409874</text:p>
          </table:table-cell>
          <table:table-cell table:number-columns-repeated="24"/>
          <table:table-cell office:value-type="string" calcext:value-type="string">
            <text:p>(Cliente,Puerto) ('127.0.0.1', 41990) Dato recibido /|1043|147 Resultado 7Horainicio09:44:05Horafinal09:45:05tiempotranscurrido 60.0609200001</text:p>
          </table:table-cell>
          <table:table-cell table:number-columns-repeated="12"/>
          <table:table-cell office:value-type="string" calcext:value-type="string">
            <text:p>(Cliente,Puerto) ('127.0.0.1', 33770) Dato recibido /|1043|147 Resultado 7Horainicio10:00:26Horafinal10:01:27tiempotranscurrido 61.087447166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80) Dato recibido /|1043|147 Resultado 7Horainicio10:43:28Horafinal10:44:28tiempotranscurrido 60.1092891693</text:p>
          </table:table-cell>
          <table:table-cell table:number-columns-repeated="11"/>
          <table:table-cell office:value-type="string" calcext:value-type="string">
            <text:p>(Cliente,Puerto) ('127.0.0.1', 33746) Dato recibido /|1043|147 Resultado 7Horainicio10:00:27Horafinal10:01:27tiempotranscurrido 60.1105208397</text:p>
          </table:table-cell>
          <table:table-cell table:number-columns-repeated="24"/>
          <table:table-cell office:value-type="string" calcext:value-type="string">
            <text:p>(Cliente,Puerto) ('127.0.0.1', 42016) Dato recibido /|1043|147 Resultado 7Horainicio09:44:05Horafinal09:45:05tiempotranscurrido 60.0668029785</text:p>
          </table:table-cell>
          <table:table-cell table:number-columns-repeated="12"/>
          <table:table-cell office:value-type="string" calcext:value-type="string">
            <text:p>(Cliente,Puerto) ('127.0.0.1', 33766) Dato recibido /|1043|147 Resultado 7Horainicio10:00:27Horafinal10:01:27tiempotranscurrido 60.09167385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06) Dato recibido /|1043|147 Resultado 7Horainicio10:43:28Horafinal10:44:28tiempotranscurrido 60.1752438545</text:p>
          </table:table-cell>
          <table:table-cell table:number-columns-repeated="11"/>
          <table:table-cell office:value-type="string" calcext:value-type="string">
            <text:p>(Cliente,Puerto) ('127.0.0.1', 33734) Dato recibido /|1043|147 Resultado 7Horainicio10:00:27Horafinal10:01:27tiempotranscurrido 60.1141068935</text:p>
          </table:table-cell>
          <table:table-cell table:number-columns-repeated="24"/>
          <table:table-cell office:value-type="string" calcext:value-type="string">
            <text:p>(Cliente,Puerto) ('127.0.0.1', 41994) Dato recibido /|1043|147 Resultado 7Horainicio09:44:05Horafinal09:45:05tiempotranscurrido 60.0490670204</text:p>
          </table:table-cell>
          <table:table-cell table:number-columns-repeated="12"/>
          <table:table-cell office:value-type="string" calcext:value-type="string">
            <text:p>(Cliente,Puerto) ('127.0.0.1', 33750) Dato recibido /|1043|147 Resultado 7Horainicio10:00:27Horafinal10:01:27tiempotranscurrido 60.114140987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12) Dato recibido /|1043|147 Resultado 7Horainicio10:43:28Horafinal10:44:28tiempotranscurrido 60.0679779053</text:p>
          </table:table-cell>
          <table:table-cell table:number-columns-repeated="11"/>
          <table:table-cell office:value-type="string" calcext:value-type="string">
            <text:p>(Cliente,Puerto) ('127.0.0.1', 33740) Dato recibido /|1043|147 Resultado 7Horainicio10:00:27Horafinal10:01:27tiempotranscurrido 60.110104084</text:p>
          </table:table-cell>
          <table:table-cell table:number-columns-repeated="24"/>
          <table:table-cell office:value-type="string" calcext:value-type="string">
            <text:p>(Cliente,Puerto) ('127.0.0.1', 42014) Dato recibido /|1043|147 Resultado 7Horainicio09:44:05Horafinal09:45:05tiempotranscurrido 60.0598211288</text:p>
          </table:table-cell>
          <table:table-cell table:number-columns-repeated="12"/>
          <table:table-cell office:value-type="string" calcext:value-type="string">
            <text:p>(Cliente,Puerto) ('127.0.0.1', 33746) Dato recibido /|1043|147 Resultado 7Horainicio10:00:27Horafinal10:01:27tiempotranscurrido 60.11052083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62) Dato recibido /|1043|147 Resultado 7Horainicio10:43:28Horafinal10:44:28tiempotranscurrido 60.0829281807</text:p>
          </table:table-cell>
          <table:table-cell table:number-columns-repeated="11"/>
          <table:table-cell office:value-type="string" calcext:value-type="string">
            <text:p>(Cliente,Puerto) ('127.0.0.1', 33720) Dato recibido /|1043|147 Resultado 7Horainicio10:00:27Horafinal10:01:27tiempotranscurrido 60.1143391132</text:p>
          </table:table-cell>
          <table:table-cell table:number-columns-repeated="24"/>
          <table:table-cell office:value-type="string" calcext:value-type="string">
            <text:p>(Cliente,Puerto) ('127.0.0.1', 42020) Dato recibido /|1043|147 Resultado 7Horainicio09:44:05Horafinal09:45:05tiempotranscurrido 60.0579810143</text:p>
          </table:table-cell>
          <table:table-cell table:number-columns-repeated="12"/>
          <table:table-cell office:value-type="string" calcext:value-type="string">
            <text:p>(Cliente,Puerto) ('127.0.0.1', 33734) Dato recibido /|1043|147 Resultado 7Horainicio10:00:27Horafinal10:01:27tiempotranscurrido 60.114106893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96) Dato recibido /|1043|147 Resultado 7Horainicio10:43:28Horafinal10:44:28tiempotranscurrido 60.1147329807</text:p>
          </table:table-cell>
          <table:table-cell table:number-columns-repeated="11"/>
          <table:table-cell office:value-type="string" calcext:value-type="string">
            <text:p>(Cliente,Puerto) ('127.0.0.1', 33730) Dato recibido /|1043|147 Resultado 7Horainicio10:00:27Horafinal10:01:27tiempotranscurrido 60.0607919693</text:p>
          </table:table-cell>
          <table:table-cell table:number-columns-repeated="24"/>
          <table:table-cell office:value-type="string" calcext:value-type="string">
            <text:p>(Cliente,Puerto) ('127.0.0.1', 41996) Dato recibido /|1043|147 Resultado 7Horainicio09:44:05Horafinal09:45:05tiempotranscurrido 60.0568299294</text:p>
          </table:table-cell>
          <table:table-cell table:number-columns-repeated="12"/>
          <table:table-cell office:value-type="string" calcext:value-type="string">
            <text:p>(Cliente,Puerto) ('127.0.0.1', 33740) Dato recibido /|1043|147 Resultado 7Horainicio10:00:27Horafinal10:01:27tiempotranscurrido 60.11010408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24) Dato recibido /|1043|147 Resultado 7Horainicio10:43:28Horafinal10:44:28tiempotranscurrido 60.1077671051</text:p>
          </table:table-cell>
          <table:table-cell table:number-columns-repeated="11"/>
          <table:table-cell office:value-type="string" calcext:value-type="string">
            <text:p>(Cliente,Puerto) ('127.0.0.1', 33776) Dato recibido /|1043|147 Resultado 7Horainicio10:00:27Horafinal10:01:27tiempotranscurrido 60.1133129597</text:p>
          </table:table-cell>
          <table:table-cell table:number-columns-repeated="24"/>
          <table:table-cell office:value-type="string" calcext:value-type="string">
            <text:p>(Cliente,Puerto) ('127.0.0.1', 41978) Dato recibido /|1043|147 Resultado 7Horainicio09:44:05Horafinal09:45:05tiempotranscurrido 60.0485579967</text:p>
          </table:table-cell>
          <table:table-cell table:number-columns-repeated="12"/>
          <table:table-cell office:value-type="string" calcext:value-type="string">
            <text:p>(Cliente,Puerto) ('127.0.0.1', 33720) Dato recibido /|1043|147 Resultado 7Horainicio10:00:27Horafinal10:01:27tiempotranscurrido 60.114339113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16) Dato recibido /|1043|147 Resultado 7Horainicio10:43:28Horafinal10:44:28tiempotranscurrido 60.1053340435</text:p>
          </table:table-cell>
          <table:table-cell table:number-columns-repeated="11"/>
          <table:table-cell office:value-type="string" calcext:value-type="string">
            <text:p>(Cliente,Puerto) ('127.0.0.1', 33748) Dato recibido /|1043|147 Resultado 7Horainicio10:00:27Horafinal10:01:27tiempotranscurrido 60.0888149738</text:p>
          </table:table-cell>
          <table:table-cell table:number-columns-repeated="24"/>
          <table:table-cell office:value-type="string" calcext:value-type="string">
            <text:p>(Cliente,Puerto) ('127.0.0.1', 42012) Dato recibido /|1043|147 Resultado 7Horainicio09:44:05Horafinal09:45:05tiempotranscurrido 60.0510327816</text:p>
          </table:table-cell>
          <table:table-cell table:number-columns-repeated="12"/>
          <table:table-cell office:value-type="string" calcext:value-type="string">
            <text:p>(Cliente,Puerto) ('127.0.0.1', 33730) Dato recibido /|1043|147 Resultado 7Horainicio10:00:27Horafinal10:01:27tiempotranscurrido 60.06079196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66) Dato recibido /|1043|147 Resultado 7Horainicio10:43:28Horafinal10:44:28tiempotranscurrido 60.0941112041</text:p>
          </table:table-cell>
          <table:table-cell table:number-columns-repeated="11"/>
          <table:table-cell office:value-type="string" calcext:value-type="string">
            <text:p>(Cliente,Puerto) ('127.0.0.1', 33736) Dato recibido /|1043|147 Resultado 7Horainicio10:00:27Horafinal10:01:28tiempotranscurrido 60.0562210083</text:p>
          </table:table-cell>
          <table:table-cell table:number-columns-repeated="24"/>
          <table:table-cell office:value-type="string" calcext:value-type="string">
            <text:p>(Cliente,Puerto) ('127.0.0.1', 42024) Dato recibido /|1043|147 Resultado 7Horainicio09:44:05Horafinal09:45:05tiempotranscurrido 60.0690431595</text:p>
          </table:table-cell>
          <table:table-cell table:number-columns-repeated="12"/>
          <table:table-cell office:value-type="string" calcext:value-type="string">
            <text:p>(Cliente,Puerto) ('127.0.0.1', 33776) Dato recibido /|1043|147 Resultado 7Horainicio10:00:27Horafinal10:01:27tiempotranscurrido 60.11331295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84) Dato recibido /|1043|147 Resultado 7Horainicio10:43:28Horafinal10:44:28tiempotranscurrido 60.0688400269</text:p>
          </table:table-cell>
          <table:table-cell table:number-columns-repeated="11"/>
          <table:table-cell office:value-type="string" calcext:value-type="string">
            <text:p>(Cliente,Puerto) ('127.0.0.1', 33758) Dato recibido /|1043|147 Resultado 7Horainicio10:00:28Horafinal10:01:28tiempotranscurrido 60.0952820778</text:p>
          </table:table-cell>
          <table:table-cell table:number-columns-repeated="24"/>
          <table:table-cell office:value-type="string" calcext:value-type="string">
            <text:p>(Cliente,Puerto) ('127.0.0.1', 41944) Dato recibido /|1043|147 Resultado 7Horainicio09:44:05Horafinal09:45:05tiempotranscurrido 60.0533089638</text:p>
          </table:table-cell>
          <table:table-cell table:number-columns-repeated="12"/>
          <table:table-cell office:value-type="string" calcext:value-type="string">
            <text:p>(Cliente,Puerto) ('127.0.0.1', 33748) Dato recibido /|1043|147 Resultado 7Horainicio10:00:27Horafinal10:01:27tiempotranscurrido 60.088814973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12) Dato recibido /|1043|147 Resultado 7Horainicio10:43:28Horafinal10:44:28tiempotranscurrido 60.064565897</text:p>
          </table:table-cell>
          <table:table-cell table:number-columns-repeated="11"/>
          <table:table-cell office:value-type="string" calcext:value-type="string">
            <text:p>(Cliente,Puerto) ('127.0.0.1', 33764) Dato recibido /|1043|147 Resultado 7Horainicio10:00:28Horafinal10:01:28tiempotranscurrido 60.0900239944</text:p>
          </table:table-cell>
          <table:table-cell table:number-columns-repeated="24"/>
          <table:table-cell office:value-type="string" calcext:value-type="string">
            <text:p>(Cliente,Puerto) ('127.0.0.1', 41962) Dato recibido /|1043|147 Resultado 7Horainicio09:44:05Horafinal09:45:05tiempotranscurrido 60.0604250431</text:p>
          </table:table-cell>
          <table:table-cell table:number-columns-repeated="12"/>
          <table:table-cell office:value-type="string" calcext:value-type="string">
            <text:p>(Cliente,Puerto) ('127.0.0.1', 33736) Dato recibido /|1043|147 Resultado 7Horainicio10:00:27Horafinal10:01:28tiempotranscurrido 60.05622100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00) Dato recibido /|1043|147 Resultado 7Horainicio10:43:28Horafinal10:44:28tiempotranscurrido 60.1169359684</text:p>
          </table:table-cell>
          <table:table-cell table:number-columns-repeated="11"/>
          <table:table-cell office:value-type="string" calcext:value-type="string">
            <text:p>(Cliente,Puerto) ('127.0.0.1', 33754) Dato recibido /|1043|147 Resultado 7Horainicio10:00:28Horafinal10:01:28tiempotranscurrido 60.6363329887</text:p>
          </table:table-cell>
          <table:table-cell table:number-columns-repeated="24"/>
          <table:table-cell office:value-type="string" calcext:value-type="string">
            <text:p>(Cliente,Puerto) ('127.0.0.1', 42028) Dato recibido /|1043|147 Resultado 7Horainicio09:44:05Horafinal09:45:05tiempotranscurrido 60.0640668869</text:p>
          </table:table-cell>
          <table:table-cell table:number-columns-repeated="12"/>
          <table:table-cell office:value-type="string" calcext:value-type="string">
            <text:p>(Cliente,Puerto) ('127.0.0.1', 33758) Dato recibido /|1043|147 Resultado 7Horainicio10:00:28Horafinal10:01:28tiempotranscurrido 60.095282077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94) Dato recibido /|1043|147 Resultado 7Horainicio10:43:28Horafinal10:44:28tiempotranscurrido 60.0926699638</text:p>
          </table:table-cell>
          <table:table-cell table:number-columns-repeated="11"/>
          <table:table-cell office:value-type="string" calcext:value-type="string">
            <text:p>(Cliente,Puerto) ('127.0.0.1', 33760) Dato recibido /|1043|147 Resultado 7Horainicio10:00:28Horafinal10:01:28tiempotranscurrido 60.1087918282</text:p>
          </table:table-cell>
          <table:table-cell table:number-columns-repeated="24"/>
          <table:table-cell office:value-type="string" calcext:value-type="string">
            <text:p>(Cliente,Puerto) ('127.0.0.1', 42010) Dato recibido /|1043|147 Resultado 7Horainicio09:44:05Horafinal09:45:05tiempotranscurrido 60.0598869324</text:p>
          </table:table-cell>
          <table:table-cell table:number-columns-repeated="12"/>
          <table:table-cell office:value-type="string" calcext:value-type="string">
            <text:p>(Cliente,Puerto) ('127.0.0.1', 33764) Dato recibido /|1043|147 Resultado 7Horainicio10:00:28Horafinal10:01:28tiempotranscurrido 60.090023994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34) Dato recibido /|1043|147 Resultado 7Horainicio10:43:28Horafinal10:44:28tiempotranscurrido 60.0711979866</text:p>
          </table:table-cell>
          <table:table-cell table:number-columns-repeated="11"/>
          <table:table-cell office:value-type="string" calcext:value-type="string">
            <text:p>(Cliente,Puerto) ('127.0.0.1', 34198) Dato recibido /|1043|147 Resultado 7Horainicio10:00:28Horafinal10:01:28tiempotranscurrido 60.0725328922</text:p>
          </table:table-cell>
          <table:table-cell table:number-columns-repeated="24"/>
          <table:table-cell office:value-type="string" calcext:value-type="string">
            <text:p>(Cliente,Puerto) ('127.0.0.1', 41986) Dato recibido /|1043|147 Resultado 7Horainicio09:44:05Horafinal09:45:05tiempotranscurrido 60.0591289997</text:p>
          </table:table-cell>
          <table:table-cell table:number-columns-repeated="12"/>
          <table:table-cell office:value-type="string" calcext:value-type="string">
            <text:p>(Cliente,Puerto) ('127.0.0.1', 33754) Dato recibido /|1043|147 Resultado 7Horainicio10:00:28Horafinal10:01:28tiempotranscurrido 60.636332988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32) Dato recibido /|1043|147 Resultado 7Horainicio10:43:28Horafinal10:44:28tiempotranscurrido 60.1129498482</text:p>
          </table:table-cell>
          <table:table-cell table:number-columns-repeated="11"/>
          <table:table-cell office:value-type="string" calcext:value-type="string">
            <text:p>(Cliente,Puerto) ('127.0.0.1', 33716) Dato recibido /|1043|147 Resultado 7Horainicio10:00:28Horafinal10:01:28tiempotranscurrido 60.8335089684</text:p>
          </table:table-cell>
          <table:table-cell table:number-columns-repeated="24"/>
          <table:table-cell office:value-type="string" calcext:value-type="string">
            <text:p>(Cliente,Puerto) ('127.0.0.1', 41984) Dato recibido /|1043|147 Resultado 7Horainicio09:44:05Horafinal09:45:05tiempotranscurrido 60.0590949059</text:p>
          </table:table-cell>
          <table:table-cell table:number-columns-repeated="12"/>
          <table:table-cell office:value-type="string" calcext:value-type="string">
            <text:p>(Cliente,Puerto) ('127.0.0.1', 33760) Dato recibido /|1043|147 Resultado 7Horainicio10:00:28Horafinal10:01:28tiempotranscurrido 60.10879182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98) Dato recibido /|1043|147 Resultado 7Horainicio10:43:28Horafinal10:44:28tiempotranscurrido 60.08908391</text:p>
          </table:table-cell>
          <table:table-cell table:number-columns-repeated="11"/>
          <table:table-cell office:value-type="string" calcext:value-type="string">
            <text:p>(Cliente,Puerto) ('127.0.0.1', 34164) Dato recibido /|1043|147 Resultado 7Horainicio10:00:28Horafinal10:01:28tiempotranscurrido 60.1147789955</text:p>
          </table:table-cell>
          <table:table-cell table:number-columns-repeated="24"/>
          <table:table-cell office:value-type="string" calcext:value-type="string">
            <text:p>(Cliente,Puerto) ('127.0.0.1', 41992) Dato recibido /|1043|147 Resultado 7Horainicio09:44:05Horafinal09:45:05tiempotranscurrido 60.0656170845</text:p>
          </table:table-cell>
          <table:table-cell table:number-columns-repeated="12"/>
          <table:table-cell office:value-type="string" calcext:value-type="string">
            <text:p>(Cliente,Puerto) ('127.0.0.1', 34198) Dato recibido /|1043|147 Resultado 7Horainicio10:00:28Horafinal10:01:28tiempotranscurrido 60.072532892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38) Dato recibido /|1043|147 Resultado 7Horainicio10:43:28Horafinal10:44:29tiempotranscurrido 60.5843508244</text:p>
          </table:table-cell>
          <table:table-cell table:number-columns-repeated="11"/>
          <table:table-cell office:value-type="string" calcext:value-type="string">
            <text:p>(Cliente,Puerto) ('127.0.0.1', 34742) Dato recibido /|1043|147 Resultado 7Horainicio10:00:28Horafinal10:01:28tiempotranscurrido 60.1093151569</text:p>
          </table:table-cell>
          <table:table-cell table:number-columns-repeated="24"/>
          <table:table-cell office:value-type="string" calcext:value-type="string">
            <text:p>(Cliente,Puerto) ('127.0.0.1', 41912) Dato recibido /|1043|147 Resultado 7Horainicio09:44:05Horafinal09:45:05tiempotranscurrido 60.0571699142</text:p>
          </table:table-cell>
          <table:table-cell table:number-columns-repeated="12"/>
          <table:table-cell office:value-type="string" calcext:value-type="string">
            <text:p>(Cliente,Puerto) ('127.0.0.1', 33716) Dato recibido /|1043|147 Resultado 7Horainicio10:00:28Horafinal10:01:28tiempotranscurrido 60.833508968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70) Dato recibido /|1043|147 Resultado 7Horainicio10:43:29Horafinal10:44:29tiempotranscurrido 60.0717000961</text:p>
          </table:table-cell>
          <table:table-cell table:number-columns-repeated="11"/>
          <table:table-cell office:value-type="string" calcext:value-type="string">
            <text:p>(Cliente,Puerto) ('127.0.0.1', 34710) Dato recibido /|1043|147 Resultado 7Horainicio10:00:28Horafinal10:01:28tiempotranscurrido 60.0731971264</text:p>
          </table:table-cell>
          <table:table-cell table:number-columns-repeated="24"/>
          <table:table-cell office:value-type="string" calcext:value-type="string">
            <text:p>(Cliente,Puerto) ('127.0.0.1', 41938) Dato recibido /|1043|147 Resultado 7Horainicio09:44:05Horafinal09:45:05tiempotranscurrido 60.0475599766</text:p>
          </table:table-cell>
          <table:table-cell table:number-columns-repeated="12"/>
          <table:table-cell office:value-type="string" calcext:value-type="string">
            <text:p>(Cliente,Puerto) ('127.0.0.1', 34164) Dato recibido /|1043|147 Resultado 7Horainicio10:00:28Horafinal10:01:28tiempotranscurrido 60.114778995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64) Dato recibido /|1043|147 Resultado 7Horainicio10:43:29Horafinal10:44:29tiempotranscurrido 60.123912096</text:p>
          </table:table-cell>
          <table:table-cell table:number-columns-repeated="11"/>
          <table:table-cell office:value-type="string" calcext:value-type="string">
            <text:p>(Cliente,Puerto) ('127.0.0.1', 34718) Dato recibido /|1043|147 Resultado 7Horainicio10:00:28Horafinal10:01:29tiempotranscurrido 60.1172370911</text:p>
          </table:table-cell>
          <table:table-cell table:number-columns-repeated="24"/>
          <table:table-cell office:value-type="string" calcext:value-type="string">
            <text:p>(Cliente,Puerto) ('127.0.0.1', 41980) Dato recibido /|1043|147 Resultado 7Horainicio09:44:05Horafinal09:45:05tiempotranscurrido 60.057049036</text:p>
          </table:table-cell>
          <table:table-cell table:number-columns-repeated="12"/>
          <table:table-cell office:value-type="string" calcext:value-type="string">
            <text:p>(Cliente,Puerto) ('127.0.0.1', 34742) Dato recibido /|1043|147 Resultado 7Horainicio10:00:28Horafinal10:01:28tiempotranscurrido 60.109315156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06) Dato recibido /|1043|147 Resultado 7Horainicio10:43:29Horafinal10:44:29tiempotranscurrido 60.1222639084</text:p>
          </table:table-cell>
          <table:table-cell table:number-columns-repeated="11"/>
          <table:table-cell office:value-type="string" calcext:value-type="string">
            <text:p>(Cliente,Puerto) ('127.0.0.1', 34760) Dato recibido /|1043|147 Resultado 7Horainicio10:00:29Horafinal10:01:29tiempotranscurrido 60.1163520813</text:p>
          </table:table-cell>
          <table:table-cell table:number-columns-repeated="24"/>
          <table:table-cell office:value-type="string" calcext:value-type="string">
            <text:p>(Cliente,Puerto) ('127.0.0.1', 41918) Dato recibido /|1043|147 Resultado 7Horainicio09:44:05Horafinal09:45:05tiempotranscurrido 60.0584409237</text:p>
          </table:table-cell>
          <table:table-cell table:number-columns-repeated="12"/>
          <table:table-cell office:value-type="string" calcext:value-type="string">
            <text:p>(Cliente,Puerto) ('127.0.0.1', 34710) Dato recibido /|1043|147 Resultado 7Horainicio10:00:28Horafinal10:01:28tiempotranscurrido 60.073197126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82) Dato recibido /|1043|147 Resultado 7Horainicio10:43:29Horafinal10:44:29tiempotranscurrido 60.1323099136</text:p>
          </table:table-cell>
          <table:table-cell table:number-columns-repeated="11"/>
          <table:table-cell office:value-type="string" calcext:value-type="string">
            <text:p>(Cliente,Puerto) ('127.0.0.1', 34728) Dato recibido /|1043|147 Resultado 7Horainicio10:00:29Horafinal10:01:29tiempotranscurrido 60.4939198494</text:p>
          </table:table-cell>
          <table:table-cell table:number-columns-repeated="24"/>
          <table:table-cell office:value-type="string" calcext:value-type="string">
            <text:p>(Cliente,Puerto) ('127.0.0.1', 41942) Dato recibido /|1043|147 Resultado 7Horainicio09:44:05Horafinal09:45:05tiempotranscurrido 60.0607230663</text:p>
          </table:table-cell>
          <table:table-cell table:number-columns-repeated="12"/>
          <table:table-cell office:value-type="string" calcext:value-type="string">
            <text:p>(Cliente,Puerto) ('127.0.0.1', 34718) Dato recibido /|1043|147 Resultado 7Horainicio10:00:28Horafinal10:01:29tiempotranscurrido 60.117237091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14) Dato recibido /|1043|147 Resultado 7Horainicio10:43:30Horafinal10:44:30tiempotranscurrido 60.9683208466</text:p>
          </table:table-cell>
          <table:table-cell table:number-columns-repeated="11"/>
          <table:table-cell office:value-type="string" calcext:value-type="string">
            <text:p>(Cliente,Puerto) ('127.0.0.1', 34748) Dato recibido /|1043|147 Resultado 7Horainicio10:00:29Horafinal10:01:29tiempotranscurrido 60.1102969646</text:p>
          </table:table-cell>
          <table:table-cell table:number-columns-repeated="24"/>
          <table:table-cell office:value-type="string" calcext:value-type="string">
            <text:p>(Cliente,Puerto) ('127.0.0.1', 41982) Dato recibido /|1043|147 Resultado 7Horainicio09:44:05Horafinal09:45:05tiempotranscurrido 60.0582258701</text:p>
          </table:table-cell>
          <table:table-cell table:number-columns-repeated="12"/>
          <table:table-cell office:value-type="string" calcext:value-type="string">
            <text:p>(Cliente,Puerto) ('127.0.0.1', 34760) Dato recibido /|1043|147 Resultado 7Horainicio10:00:29Horafinal10:01:29tiempotranscurrido 60.116352081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48) Dato recibido /|1043|147 Resultado 7Horainicio10:43:30Horafinal10:44:33tiempotranscurrido 63.1640601158</text:p>
          </table:table-cell>
          <table:table-cell table:number-columns-repeated="11"/>
          <table:table-cell office:value-type="string" calcext:value-type="string">
            <text:p>(Cliente,Puerto) ('127.0.0.1', 34752) Dato recibido /|1043|147 Resultado 7Horainicio10:00:29Horafinal10:01:29tiempotranscurrido 60.0790281296</text:p>
          </table:table-cell>
          <table:table-cell table:number-columns-repeated="24"/>
          <table:table-cell office:value-type="string" calcext:value-type="string">
            <text:p>(Cliente,Puerto) ('127.0.0.1', 41932) Dato recibido /|1043|147 Resultado 7Horainicio09:44:05Horafinal09:45:05tiempotranscurrido 60.0603189468</text:p>
          </table:table-cell>
          <table:table-cell table:number-columns-repeated="12"/>
          <table:table-cell office:value-type="string" calcext:value-type="string">
            <text:p>(Cliente,Puerto) ('127.0.0.1', 34728) Dato recibido /|1043|147 Resultado 7Horainicio10:00:29Horafinal10:01:29tiempotranscurrido 60.493919849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74) Dato recibido /|1043|147 Resultado 7Horainicio10:43:30Horafinal10:44:33tiempotranscurrido 63.2299060822</text:p>
          </table:table-cell>
          <table:table-cell table:number-columns-repeated="11"/>
          <table:table-cell office:value-type="string" calcext:value-type="string">
            <text:p>(Cliente,Puerto) ('127.0.0.1', 34720) Dato recibido /|1043|147 Resultado 7Horainicio10:00:29Horafinal10:01:29tiempotranscurrido 60.1164321899</text:p>
          </table:table-cell>
          <table:table-cell table:number-columns-repeated="24"/>
          <table:table-cell office:value-type="string" calcext:value-type="string">
            <text:p>(Cliente,Puerto) ('127.0.0.1', 41960) Dato recibido /|1043|147 Resultado 7Horainicio09:44:05Horafinal09:45:05tiempotranscurrido 60.0598628521</text:p>
          </table:table-cell>
          <table:table-cell table:number-columns-repeated="12"/>
          <table:table-cell office:value-type="string" calcext:value-type="string">
            <text:p>(Cliente,Puerto) ('127.0.0.1', 34748) Dato recibido /|1043|147 Resultado 7Horainicio10:00:29Horafinal10:01:29tiempotranscurrido 60.110296964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198) Dato recibido /|1043|147 Resultado 7Horainicio10:43:33Horafinal10:44:33tiempotranscurrido 60.1202659607</text:p>
          </table:table-cell>
          <table:table-cell table:number-columns-repeated="11"/>
          <table:table-cell office:value-type="string" calcext:value-type="string">
            <text:p>(Cliente,Puerto) ('127.0.0.1', 34726) Dato recibido /|1043|147 Resultado 7Horainicio10:00:29Horafinal10:01:29tiempotranscurrido 60.1184790134</text:p>
          </table:table-cell>
          <table:table-cell table:number-columns-repeated="24"/>
          <table:table-cell office:value-type="string" calcext:value-type="string">
            <text:p>(Cliente,Puerto) ('127.0.0.1', 41916) Dato recibido /|1043|147 Resultado 7Horainicio09:44:05Horafinal09:45:05tiempotranscurrido 60.0583810806</text:p>
          </table:table-cell>
          <table:table-cell table:number-columns-repeated="12"/>
          <table:table-cell office:value-type="string" calcext:value-type="string">
            <text:p>(Cliente,Puerto) ('127.0.0.1', 34752) Dato recibido /|1043|147 Resultado 7Horainicio10:00:29Horafinal10:01:29tiempotranscurrido 60.07902812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444) Dato recibido /|1043|147 Resultado 7Horainicio10:43:33Horafinal10:44:34tiempotranscurrido 60.117413044</text:p>
          </table:table-cell>
          <table:table-cell table:number-columns-repeated="11"/>
          <table:table-cell office:value-type="string" calcext:value-type="string">
            <text:p>(Cliente,Puerto) ('127.0.0.1', 34582) Dato recibido /|1043|147 Resultado 7Horainicio10:00:37Horafinal10:01:37tiempotranscurrido 60.0603289604</text:p>
          </table:table-cell>
          <table:table-cell table:number-columns-repeated="24"/>
          <table:table-cell office:value-type="string" calcext:value-type="string">
            <text:p>(Cliente,Puerto) ('127.0.0.1', 41924) Dato recibido /|1043|147 Resultado 7Horainicio09:44:05Horafinal09:45:05tiempotranscurrido 60.0592000484</text:p>
          </table:table-cell>
          <table:table-cell table:number-columns-repeated="12"/>
          <table:table-cell office:value-type="string" calcext:value-type="string">
            <text:p>(Cliente,Puerto) ('127.0.0.1', 34720) Dato recibido /|1043|147 Resultado 7Horainicio10:00:29Horafinal10:01:29tiempotranscurrido 60.116432189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528) Dato recibido /|1043|147 Resultado 7Horainicio10:43:33Horafinal10:44:34tiempotranscurrido 60.5406279564</text:p>
          </table:table-cell>
          <table:table-cell table:number-columns-repeated="11"/>
          <table:table-cell office:value-type="string" calcext:value-type="string">
            <text:p>(Cliente,Puerto) ('127.0.0.1', 34620) Dato recibido /|1043|147 Resultado 7Horainicio10:00:37Horafinal10:01:37tiempotranscurrido 60.1191570759</text:p>
          </table:table-cell>
          <table:table-cell table:number-columns-repeated="24"/>
          <table:table-cell office:value-type="string" calcext:value-type="string">
            <text:p>(Cliente,Puerto) ('127.0.0.1', 41974) Dato recibido /|1043|147 Resultado 7Horainicio09:44:05Horafinal09:45:05tiempotranscurrido 60.0608279705</text:p>
          </table:table-cell>
          <table:table-cell table:number-columns-repeated="12"/>
          <table:table-cell office:value-type="string" calcext:value-type="string">
            <text:p>(Cliente,Puerto) ('127.0.0.1', 34726) Dato recibido /|1043|147 Resultado 7Horainicio10:00:29Horafinal10:01:29tiempotranscurrido 60.118479013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58) Dato recibido /|1043|147 Resultado 7Horainicio10:43:34Horafinal10:44:34tiempotranscurrido 60.5163910389</text:p>
          </table:table-cell>
          <table:table-cell table:number-columns-repeated="11"/>
          <table:table-cell office:value-type="string" calcext:value-type="string">
            <text:p>(Cliente,Puerto) ('127.0.0.1', 34554) Dato recibido /|1043|147 Resultado 7Horainicio10:00:37Horafinal10:01:37tiempotranscurrido 60.11738801</text:p>
          </table:table-cell>
          <table:table-cell table:number-columns-repeated="24"/>
          <table:table-cell office:value-type="string" calcext:value-type="string">
            <text:p>(Cliente,Puerto) ('127.0.0.1', 41970) Dato recibido /|1043|147 Resultado 7Horainicio09:44:05Horafinal09:45:05tiempotranscurrido 60.0606760979</text:p>
          </table:table-cell>
          <table:table-cell table:number-columns-repeated="12"/>
          <table:table-cell office:value-type="string" calcext:value-type="string">
            <text:p>(Cliente,Puerto) ('127.0.0.1', 34582) Dato recibido /|1043|147 Resultado 7Horainicio10:00:37Horafinal10:01:37tiempotranscurrido 60.060328960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72) Dato recibido /|1043|147 Resultado 7Horainicio10:43:34Horafinal10:44:34tiempotranscurrido 60.1072459221</text:p>
          </table:table-cell>
          <table:table-cell table:number-columns-repeated="11"/>
          <table:table-cell office:value-type="string" calcext:value-type="string">
            <text:p>(Cliente,Puerto) ('127.0.0.1', 34600) Dato recibido /|1043|147 Resultado 7Horainicio10:00:37Horafinal10:01:37tiempotranscurrido 60.0765190125</text:p>
          </table:table-cell>
          <table:table-cell table:number-columns-repeated="24"/>
          <table:table-cell office:value-type="string" calcext:value-type="string">
            <text:p>(Cliente,Puerto) ('127.0.0.1', 41926) Dato recibido /|1043|147 Resultado 7Horainicio09:44:05Horafinal09:45:05tiempotranscurrido 60.0574858189</text:p>
          </table:table-cell>
          <table:table-cell table:number-columns-repeated="12"/>
          <table:table-cell office:value-type="string" calcext:value-type="string">
            <text:p>(Cliente,Puerto) ('127.0.0.1', 34620) Dato recibido /|1043|147 Resultado 7Horainicio10:00:37Horafinal10:01:37tiempotranscurrido 60.11915707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294) Dato recibido /|1043|147 Resultado 7Horainicio10:43:34Horafinal10:44:34tiempotranscurrido 60.1027340889</text:p>
          </table:table-cell>
          <table:table-cell table:number-columns-repeated="11"/>
          <table:table-cell office:value-type="string" calcext:value-type="string">
            <text:p>(Cliente,Puerto) ('127.0.0.1', 34638) Dato recibido /|1043|147 Resultado 7Horainicio10:00:37Horafinal10:01:37tiempotranscurrido 60.0662920475</text:p>
          </table:table-cell>
          <table:table-cell table:number-columns-repeated="24"/>
          <table:table-cell office:value-type="string" calcext:value-type="string">
            <text:p>(Cliente,Puerto) ('127.0.0.1', 41928) Dato recibido /|1043|147 Resultado 7Horainicio09:44:05Horafinal09:45:05tiempotranscurrido 60.0601360798</text:p>
          </table:table-cell>
          <table:table-cell table:number-columns-repeated="12"/>
          <table:table-cell office:value-type="string" calcext:value-type="string">
            <text:p>(Cliente,Puerto) ('127.0.0.1', 34554) Dato recibido /|1043|147 Resultado 7Horainicio10:00:37Horafinal10:01:37tiempotranscurrido 60.1173880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20) Dato recibido /|1043|147 Resultado 7Horainicio10:43:34Horafinal10:44:34tiempotranscurrido 60.0990028381</text:p>
          </table:table-cell>
          <table:table-cell table:number-columns-repeated="11"/>
          <table:table-cell office:value-type="string" calcext:value-type="string">
            <text:p>(Cliente,Puerto) ('127.0.0.1', 34648) Dato recibido /|1043|147 Resultado 7Horainicio10:00:37Horafinal10:01:37tiempotranscurrido 60.117251873</text:p>
          </table:table-cell>
          <table:table-cell table:number-columns-repeated="24"/>
          <table:table-cell office:value-type="string" calcext:value-type="string">
            <text:p>(Cliente,Puerto) ('127.0.0.1', 41934) Dato recibido /|1043|147 Resultado 7Horainicio09:44:05Horafinal09:45:05tiempotranscurrido 60.0608959198</text:p>
          </table:table-cell>
          <table:table-cell table:number-columns-repeated="12"/>
          <table:table-cell office:value-type="string" calcext:value-type="string">
            <text:p>(Cliente,Puerto) ('127.0.0.1', 34600) Dato recibido /|1043|147 Resultado 7Horainicio10:00:37Horafinal10:01:37tiempotranscurrido 60.076519012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12) Dato recibido /|1043|147 Resultado 7Horainicio10:43:34Horafinal10:44:34tiempotranscurrido 60.1119430065</text:p>
          </table:table-cell>
          <table:table-cell table:number-columns-repeated="11"/>
          <table:table-cell office:value-type="string" calcext:value-type="string">
            <text:p>(Cliente,Puerto) ('127.0.0.1', 34592) Dato recibido /|1043|147 Resultado 7Horainicio10:00:37Horafinal10:01:38tiempotranscurrido 60.8779430389</text:p>
          </table:table-cell>
          <table:table-cell table:number-columns-repeated="24"/>
          <table:table-cell office:value-type="string" calcext:value-type="string">
            <text:p>(Cliente,Puerto) ('127.0.0.1', 41966) Dato recibido /|1043|147 Resultado 7Horainicio09:44:05Horafinal09:45:05tiempotranscurrido 60.0570578575</text:p>
          </table:table-cell>
          <table:table-cell table:number-columns-repeated="12"/>
          <table:table-cell office:value-type="string" calcext:value-type="string">
            <text:p>(Cliente,Puerto) ('127.0.0.1', 34638) Dato recibido /|1043|147 Resultado 7Horainicio10:00:37Horafinal10:01:37tiempotranscurrido 60.06629204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46) Dato recibido /|1043|147 Resultado 7Horainicio10:43:34Horafinal10:44:34tiempotranscurrido 60.1163601875</text:p>
          </table:table-cell>
          <table:table-cell table:number-columns-repeated="11"/>
          <table:table-cell office:value-type="string" calcext:value-type="string">
            <text:p>(Cliente,Puerto) ('127.0.0.1', 34596) Dato recibido /|1043|147 Resultado 7Horainicio10:00:38Horafinal10:01:38tiempotranscurrido 60.1178848743</text:p>
          </table:table-cell>
          <table:table-cell table:number-columns-repeated="24"/>
          <table:table-cell office:value-type="string" calcext:value-type="string">
            <text:p>(Cliente,Puerto) ('127.0.0.1', 42026) Dato recibido /|1043|147 Resultado 7Horainicio09:44:05Horafinal09:45:05tiempotranscurrido 60.0523478985</text:p>
          </table:table-cell>
          <table:table-cell table:number-columns-repeated="12"/>
          <table:table-cell office:value-type="string" calcext:value-type="string">
            <text:p>(Cliente,Puerto) ('127.0.0.1', 34648) Dato recibido /|1043|147 Resultado 7Horainicio10:00:37Horafinal10:01:37tiempotranscurrido 60.1172518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38) Dato recibido /|1043|147 Resultado 7Horainicio10:43:34Horafinal10:44:34tiempotranscurrido 60.1188869476</text:p>
          </table:table-cell>
          <table:table-cell table:number-columns-repeated="11"/>
          <table:table-cell office:value-type="string" calcext:value-type="string">
            <text:p>(Cliente,Puerto) ('127.0.0.1', 34590) Dato recibido /|1043|147 Resultado 7Horainicio10:00:38Horafinal10:01:38tiempotranscurrido 60.092550993</text:p>
          </table:table-cell>
          <table:table-cell table:number-columns-repeated="24"/>
          <table:table-cell office:value-type="string" calcext:value-type="string">
            <text:p>(Cliente,Puerto) ('127.0.0.1', 41968) Dato recibido /|1043|147 Resultado 7Horainicio09:44:05Horafinal09:45:05tiempotranscurrido 60.062114954</text:p>
          </table:table-cell>
          <table:table-cell table:number-columns-repeated="12"/>
          <table:table-cell office:value-type="string" calcext:value-type="string">
            <text:p>(Cliente,Puerto) ('127.0.0.1', 34592) Dato recibido /|1043|147 Resultado 7Horainicio10:00:37Horafinal10:01:38tiempotranscurrido 60.877943038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44) Dato recibido /|1043|147 Resultado 7Horainicio10:43:34Horafinal10:44:35tiempotranscurrido 60.8496460915</text:p>
          </table:table-cell>
          <table:table-cell table:number-columns-repeated="11"/>
          <table:table-cell office:value-type="string" calcext:value-type="string">
            <text:p>(Cliente,Puerto) ('127.0.0.1', 34580) Dato recibido /|1043|147 Resultado 7Horainicio10:00:38Horafinal10:01:38tiempotranscurrido 60.1137251854</text:p>
          </table:table-cell>
          <table:table-cell table:number-columns-repeated="24"/>
          <table:table-cell office:value-type="string" calcext:value-type="string">
            <text:p>(Cliente,Puerto) ('127.0.0.1', 41930) Dato recibido /|1043|147 Resultado 7Horainicio09:44:05Horafinal09:45:05tiempotranscurrido 60.0583441257</text:p>
          </table:table-cell>
          <table:table-cell table:number-columns-repeated="12"/>
          <table:table-cell office:value-type="string" calcext:value-type="string">
            <text:p>(Cliente,Puerto) ('127.0.0.1', 34596) Dato recibido /|1043|147 Resultado 7Horainicio10:00:38Horafinal10:01:38tiempotranscurrido 60.117884874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52) Dato recibido /|1043|147 Resultado 7Horainicio10:43:35Horafinal10:44:35tiempotranscurrido 60.0698990822</text:p>
          </table:table-cell>
          <table:table-cell table:number-columns-repeated="11"/>
          <table:table-cell office:value-type="string" calcext:value-type="string">
            <text:p>(Cliente,Puerto) ('127.0.0.1', 34556) Dato recibido /|1043|147 Resultado 7Horainicio10:00:38Horafinal10:01:38tiempotranscurrido 60.0881478786</text:p>
          </table:table-cell>
          <table:table-cell table:number-columns-repeated="24"/>
          <table:table-cell office:value-type="string" calcext:value-type="string">
            <text:p>(Cliente,Puerto) ('127.0.0.1', 41948) Dato recibido /|1043|147 Resultado 7Horainicio09:44:05Horafinal09:45:05tiempotranscurrido 60.0573589802</text:p>
          </table:table-cell>
          <table:table-cell table:number-columns-repeated="12"/>
          <table:table-cell office:value-type="string" calcext:value-type="string">
            <text:p>(Cliente,Puerto) ('127.0.0.1', 34590) Dato recibido /|1043|147 Resultado 7Horainicio10:00:38Horafinal10:01:38tiempotranscurrido 60.0925509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16) Dato recibido /|1043|147 Resultado 7Horainicio10:43:34Horafinal10:44:35tiempotranscurrido 61.004557848</text:p>
          </table:table-cell>
          <table:table-cell table:number-columns-repeated="11"/>
          <table:table-cell office:value-type="string" calcext:value-type="string">
            <text:p>(Cliente,Puerto) ('127.0.0.1', 34536) Dato recibido /|1043|147 Resultado 7Horainicio10:00:38Horafinal10:01:38tiempotranscurrido 60.0654060841</text:p>
          </table:table-cell>
          <table:table-cell table:number-columns-repeated="24"/>
          <table:table-cell office:value-type="string" calcext:value-type="string">
            <text:p>(Cliente,Puerto) ('127.0.0.1', 41972) Dato recibido /|1043|147 Resultado 7Horainicio09:44:05Horafinal09:45:05tiempotranscurrido 60.058131218</text:p>
          </table:table-cell>
          <table:table-cell table:number-columns-repeated="12"/>
          <table:table-cell office:value-type="string" calcext:value-type="string">
            <text:p>(Cliente,Puerto) ('127.0.0.1', 34580) Dato recibido /|1043|147 Resultado 7Horainicio10:00:38Horafinal10:01:38tiempotranscurrido 60.113725185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04) Dato recibido /|1043|147 Resultado 7Horainicio10:43:35Horafinal10:44:35tiempotranscurrido 60.1266059875</text:p>
          </table:table-cell>
          <table:table-cell table:number-columns-repeated="11"/>
          <table:table-cell office:value-type="string" calcext:value-type="string">
            <text:p>(Cliente,Puerto) ('127.0.0.1', 34578) Dato recibido /|1043|147 Resultado 7Horainicio10:00:38Horafinal10:01:38tiempotranscurrido 60.0759570599</text:p>
          </table:table-cell>
          <table:table-cell table:number-columns-repeated="24"/>
          <table:table-cell office:value-type="string" calcext:value-type="string">
            <text:p>(Cliente,Puerto) ('127.0.0.1', 41920) Dato recibido /|1043|147 Resultado 7Horainicio09:44:05Horafinal09:45:05tiempotranscurrido 60.0602309704</text:p>
          </table:table-cell>
          <table:table-cell table:number-columns-repeated="12"/>
          <table:table-cell office:value-type="string" calcext:value-type="string">
            <text:p>(Cliente,Puerto) ('127.0.0.1', 34556) Dato recibido /|1043|147 Resultado 7Horainicio10:00:38Horafinal10:01:38tiempotranscurrido 60.088147878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26) Dato recibido /|1043|147 Resultado 7Horainicio10:43:35Horafinal10:44:35tiempotranscurrido 60.1256709099</text:p>
          </table:table-cell>
          <table:table-cell table:number-columns-repeated="11"/>
          <table:table-cell office:value-type="string" calcext:value-type="string">
            <text:p>(Cliente,Puerto) ('127.0.0.1', 34588) Dato recibido /|1043|147 Resultado 7Horainicio10:00:38Horafinal10:01:38tiempotranscurrido 60.4149541855</text:p>
          </table:table-cell>
          <table:table-cell table:number-columns-repeated="24"/>
          <table:table-cell office:value-type="string" calcext:value-type="string">
            <text:p>(Cliente,Puerto) ('127.0.0.1', 41958) Dato recibido /|1043|147 Resultado 7Horainicio09:44:05Horafinal09:45:05tiempotranscurrido 60.0607590675</text:p>
          </table:table-cell>
          <table:table-cell table:number-columns-repeated="12"/>
          <table:table-cell office:value-type="string" calcext:value-type="string">
            <text:p>(Cliente,Puerto) ('127.0.0.1', 34536) Dato recibido /|1043|147 Resultado 7Horainicio10:00:38Horafinal10:01:38tiempotranscurrido 60.065406084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94) Dato recibido /|1043|147 Resultado 7Horainicio10:43:35Horafinal10:44:35tiempotranscurrido 60.1207199097</text:p>
          </table:table-cell>
          <table:table-cell table:number-columns-repeated="11"/>
          <table:table-cell office:value-type="string" calcext:value-type="string">
            <text:p>(Cliente,Puerto) ('127.0.0.1', 34632) Dato recibido /|1043|147 Resultado 7Horainicio10:00:38Horafinal10:01:39tiempotranscurrido 60.4298520088</text:p>
          </table:table-cell>
          <table:table-cell table:number-columns-repeated="24"/>
          <table:table-cell office:value-type="string" calcext:value-type="string">
            <text:p>(Cliente,Puerto) ('127.0.0.1', 42554) Dato recibido /|1043|147 Resultado 7Horainicio09:44:05Horafinal09:45:05tiempotranscurrido 60.0040729046</text:p>
          </table:table-cell>
          <table:table-cell table:number-columns-repeated="12"/>
          <table:table-cell office:value-type="string" calcext:value-type="string">
            <text:p>(Cliente,Puerto) ('127.0.0.1', 34578) Dato recibido /|1043|147 Resultado 7Horainicio10:00:38Horafinal10:01:38tiempotranscurrido 60.075957059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22) Dato recibido /|1043|147 Resultado 7Horainicio10:43:35Horafinal10:44:36tiempotranscurrido 60.109400034</text:p>
          </table:table-cell>
          <table:table-cell table:number-columns-repeated="11"/>
          <table:table-cell office:value-type="string" calcext:value-type="string">
            <text:p>(Cliente,Puerto) ('127.0.0.1', 34614) Dato recibido /|1043|147 Resultado 7Horainicio10:00:38Horafinal10:01:39tiempotranscurrido 60.1063520908</text:p>
          </table:table-cell>
          <table:table-cell table:number-columns-repeated="24"/>
          <table:table-cell office:value-type="string" calcext:value-type="string">
            <text:p>(Cliente,Puerto) ('127.0.0.1', 42724) Dato recibido /|1043|147 Resultado 7Horainicio09:44:05Horafinal09:45:05tiempotranscurrido 60.020663023</text:p>
          </table:table-cell>
          <table:table-cell table:number-columns-repeated="12"/>
          <table:table-cell office:value-type="string" calcext:value-type="string">
            <text:p>(Cliente,Puerto) ('127.0.0.1', 34588) Dato recibido /|1043|147 Resultado 7Horainicio10:00:38Horafinal10:01:38tiempotranscurrido 60.414954185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68) Dato recibido /|1043|147 Resultado 7Horainicio10:43:35Horafinal10:44:36tiempotranscurrido 60.1203789711</text:p>
          </table:table-cell>
          <table:table-cell table:number-columns-repeated="11"/>
          <table:table-cell office:value-type="string" calcext:value-type="string">
            <text:p>(Cliente,Puerto) ('127.0.0.1', 34564) Dato recibido /|1043|147 Resultado 7Horainicio10:00:39Horafinal10:01:39tiempotranscurrido 60.6395480633</text:p>
          </table:table-cell>
          <table:table-cell table:number-columns-repeated="24"/>
          <table:table-cell office:value-type="string" calcext:value-type="string">
            <text:p>(Cliente,Puerto) ('127.0.0.1', 42714) Dato recibido /|1043|147 Resultado 7Horainicio09:44:05Horafinal09:45:05tiempotranscurrido 60.0196549892</text:p>
          </table:table-cell>
          <table:table-cell table:number-columns-repeated="12"/>
          <table:table-cell office:value-type="string" calcext:value-type="string">
            <text:p>(Cliente,Puerto) ('127.0.0.1', 34632) Dato recibido /|1043|147 Resultado 7Horainicio10:00:38Horafinal10:01:39tiempotranscurrido 60.429852008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70) Dato recibido /|1043|147 Resultado 7Horainicio10:43:36Horafinal10:44:36tiempotranscurrido 60.0764122009</text:p>
          </table:table-cell>
          <table:table-cell table:number-columns-repeated="11"/>
          <table:table-cell office:value-type="string" calcext:value-type="string">
            <text:p>(Cliente,Puerto) ('127.0.0.1', 34516) Dato recibido /|1043|147 Resultado 7Horainicio10:00:39Horafinal10:01:40tiempotranscurrido 60.7072679996</text:p>
          </table:table-cell>
          <table:table-cell table:number-columns-repeated="24"/>
          <table:table-cell office:value-type="string" calcext:value-type="string">
            <text:p>(Cliente,Puerto) ('127.0.0.1', 42662) Dato recibido /|1043|147 Resultado 7Horainicio09:44:05Horafinal09:45:05tiempotranscurrido 60.0152580738</text:p>
          </table:table-cell>
          <table:table-cell table:number-columns-repeated="12"/>
          <table:table-cell office:value-type="string" calcext:value-type="string">
            <text:p>(Cliente,Puerto) ('127.0.0.1', 34614) Dato recibido /|1043|147 Resultado 7Horainicio10:00:38Horafinal10:01:39tiempotranscurrido 60.10635209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44) Dato recibido /|1043|147 Resultado 7Horainicio10:43:36Horafinal10:44:36tiempotranscurrido 60.1189191341</text:p>
          </table:table-cell>
          <table:table-cell table:number-columns-repeated="11"/>
          <table:table-cell office:value-type="string" calcext:value-type="string">
            <text:p>(Cliente,Puerto) ('127.0.0.1', 34546) Dato recibido /|1043|147 Resultado 7Horainicio10:00:39Horafinal10:01:40tiempotranscurrido 60.692111969</text:p>
          </table:table-cell>
          <table:table-cell table:number-columns-repeated="24"/>
          <table:table-cell office:value-type="string" calcext:value-type="string">
            <text:p>(Cliente,Puerto) ('127.0.0.1', 42658) Dato recibido /|1043|147 Resultado 7Horainicio09:44:05Horafinal09:45:05tiempotranscurrido 60.007543087</text:p>
          </table:table-cell>
          <table:table-cell table:number-columns-repeated="12"/>
          <table:table-cell office:value-type="string" calcext:value-type="string">
            <text:p>(Cliente,Puerto) ('127.0.0.1', 34564) Dato recibido /|1043|147 Resultado 7Horainicio10:00:39Horafinal10:01:39tiempotranscurrido 60.63954806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64) Dato recibido /|1043|147 Resultado 7Horainicio10:43:36Horafinal10:44:36tiempotranscurrido 60.0971169472</text:p>
          </table:table-cell>
          <table:table-cell table:number-columns-repeated="11"/>
          <table:table-cell office:value-type="string" calcext:value-type="string">
            <text:p>(Cliente,Puerto) ('127.0.0.1', 34628) Dato recibido /|1043|147 Resultado 7Horainicio10:00:40Horafinal10:01:40tiempotranscurrido 60.0605139732</text:p>
          </table:table-cell>
          <table:table-cell table:number-columns-repeated="24"/>
          <table:table-cell office:value-type="string" calcext:value-type="string">
            <text:p>(Cliente,Puerto) ('127.0.0.1', 42550) Dato recibido /|1043|147 Resultado 7Horainicio09:44:05Horafinal09:45:05tiempotranscurrido 60.059887886</text:p>
          </table:table-cell>
          <table:table-cell table:number-columns-repeated="12"/>
          <table:table-cell office:value-type="string" calcext:value-type="string">
            <text:p>(Cliente,Puerto) ('127.0.0.1', 34516) Dato recibido /|1043|147 Resultado 7Horainicio10:00:39Horafinal10:01:40tiempotranscurrido 60.70726799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72) Dato recibido /|1043|147 Resultado 7Horainicio10:43:36Horafinal10:44:36tiempotranscurrido 60.1028740406</text:p>
          </table:table-cell>
          <table:table-cell table:number-columns-repeated="11"/>
          <table:table-cell office:value-type="string" calcext:value-type="string">
            <text:p>(Cliente,Puerto) ('127.0.0.1', 34574) Dato recibido /|1043|147 Resultado 7Horainicio10:00:40Horafinal10:01:40tiempotranscurrido 60.1112861633</text:p>
          </table:table-cell>
          <table:table-cell table:number-columns-repeated="24"/>
          <table:table-cell office:value-type="string" calcext:value-type="string">
            <text:p>(Cliente,Puerto) ('127.0.0.1', 42718) Dato recibido /|1043|147 Resultado 7Horainicio09:44:05Horafinal09:45:05tiempotranscurrido 60.0189099312</text:p>
          </table:table-cell>
          <table:table-cell table:number-columns-repeated="12"/>
          <table:table-cell office:value-type="string" calcext:value-type="string">
            <text:p>(Cliente,Puerto) ('127.0.0.1', 34546) Dato recibido /|1043|147 Resultado 7Horainicio10:00:39Horafinal10:01:40tiempotranscurrido 60.69211196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84) Dato recibido /|1043|147 Resultado 7Horainicio10:43:36Horafinal10:44:36tiempotranscurrido 60.106099844</text:p>
          </table:table-cell>
          <table:table-cell table:number-columns-repeated="11"/>
          <table:table-cell office:value-type="string" calcext:value-type="string">
            <text:p>(Cliente,Puerto) ('127.0.0.1', 34598) Dato recibido /|1043|147 Resultado 7Horainicio10:00:40Horafinal10:01:40tiempotranscurrido 60.1139118671</text:p>
          </table:table-cell>
          <table:table-cell table:number-columns-repeated="24"/>
          <table:table-cell office:value-type="string" calcext:value-type="string">
            <text:p>(Cliente,Puerto) ('127.0.0.1', 42656) Dato recibido /|1043|147 Resultado 7Horainicio09:44:05Horafinal09:45:05tiempotranscurrido 60.0092120171</text:p>
          </table:table-cell>
          <table:table-cell table:number-columns-repeated="12"/>
          <table:table-cell office:value-type="string" calcext:value-type="string">
            <text:p>(Cliente,Puerto) ('127.0.0.1', 34628) Dato recibido /|1043|147 Resultado 7Horainicio10:00:40Horafinal10:01:40tiempotranscurrido 60.060513973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88) Dato recibido /|1043|147 Resultado 7Horainicio10:43:36Horafinal10:44:36tiempotranscurrido 60.1091580391</text:p>
          </table:table-cell>
          <table:table-cell table:number-columns-repeated="11"/>
          <table:table-cell office:value-type="string" calcext:value-type="string">
            <text:p>(Cliente,Puerto) ('127.0.0.1', 34606) Dato recibido /|1043|147 Resultado 7Horainicio10:00:40Horafinal10:01:40tiempotranscurrido 60.0818858147</text:p>
          </table:table-cell>
          <table:table-cell table:number-columns-repeated="24"/>
          <table:table-cell office:value-type="string" calcext:value-type="string">
            <text:p>(Cliente,Puerto) ('127.0.0.1', 42646) Dato recibido /|1043|147 Resultado 7Horainicio09:44:05Horafinal09:45:05tiempotranscurrido 60.0108261108</text:p>
          </table:table-cell>
          <table:table-cell table:number-columns-repeated="12"/>
          <table:table-cell office:value-type="string" calcext:value-type="string">
            <text:p>(Cliente,Puerto) ('127.0.0.1', 34574) Dato recibido /|1043|147 Resultado 7Horainicio10:00:40Horafinal10:01:40tiempotranscurrido 60.11128616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70) Dato recibido /|1043|147 Resultado 7Horainicio10:43:36Horafinal10:44:36tiempotranscurrido 60.1201071739</text:p>
          </table:table-cell>
          <table:table-cell table:number-columns-repeated="11"/>
          <table:table-cell office:value-type="string" calcext:value-type="string">
            <text:p>(Cliente,Puerto) ('127.0.0.1', 34626) Dato recibido /|1043|147 Resultado 7Horainicio10:00:40Horafinal10:01:40tiempotranscurrido 60.1196029186</text:p>
          </table:table-cell>
          <table:table-cell table:number-columns-repeated="24"/>
          <table:table-cell office:value-type="string" calcext:value-type="string">
            <text:p>(Cliente,Puerto) ('127.0.0.1', 42636) Dato recibido /|1043|147 Resultado 7Horainicio09:44:05Horafinal09:45:05tiempotranscurrido 60.0090119839</text:p>
          </table:table-cell>
          <table:table-cell table:number-columns-repeated="12"/>
          <table:table-cell office:value-type="string" calcext:value-type="string">
            <text:p>(Cliente,Puerto) ('127.0.0.1', 34598) Dato recibido /|1043|147 Resultado 7Horainicio10:00:40Horafinal10:01:40tiempotranscurrido 60.11391186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80) Dato recibido /|1043|147 Resultado 7Horainicio10:43:36Horafinal10:44:37tiempotranscurrido 60.9997930527</text:p>
          </table:table-cell>
          <table:table-cell table:number-columns-repeated="11"/>
          <table:table-cell office:value-type="string" calcext:value-type="string">
            <text:p>(Cliente,Puerto) ('127.0.0.1', 34558) Dato recibido /|1043|147 Resultado 7Horainicio10:00:40Horafinal10:01:40tiempotranscurrido 60.0881299973</text:p>
          </table:table-cell>
          <table:table-cell table:number-columns-repeated="24"/>
          <table:table-cell office:value-type="string" calcext:value-type="string">
            <text:p>(Cliente,Puerto) ('127.0.0.1', 42706) Dato recibido /|1043|147 Resultado 7Horainicio09:44:05Horafinal09:45:05tiempotranscurrido 60.0201120377</text:p>
          </table:table-cell>
          <table:table-cell table:number-columns-repeated="12"/>
          <table:table-cell office:value-type="string" calcext:value-type="string">
            <text:p>(Cliente,Puerto) ('127.0.0.1', 34606) Dato recibido /|1043|147 Resultado 7Horainicio10:00:40Horafinal10:01:40tiempotranscurrido 60.081885814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82) Dato recibido /|1043|147 Resultado 7Horainicio10:43:36Horafinal10:44:37tiempotranscurrido 60.9673597813</text:p>
          </table:table-cell>
          <table:table-cell table:number-columns-repeated="11"/>
          <table:table-cell office:value-type="string" calcext:value-type="string">
            <text:p>(Cliente,Puerto) ('127.0.0.1', 34540) Dato recibido /|1043|147 Resultado 7Horainicio10:00:40Horafinal10:01:40tiempotranscurrido 60.1181519032</text:p>
          </table:table-cell>
          <table:table-cell table:number-columns-repeated="24"/>
          <table:table-cell office:value-type="string" calcext:value-type="string">
            <text:p>(Cliente,Puerto) ('127.0.0.1', 42716) Dato recibido /|1043|147 Resultado 7Horainicio09:44:05Horafinal09:45:05tiempotranscurrido 60.019895792</text:p>
          </table:table-cell>
          <table:table-cell table:number-columns-repeated="12"/>
          <table:table-cell office:value-type="string" calcext:value-type="string">
            <text:p>(Cliente,Puerto) ('127.0.0.1', 34626) Dato recibido /|1043|147 Resultado 7Horainicio10:00:40Horafinal10:01:40tiempotranscurrido 60.119602918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78) Dato recibido /|1043|147 Resultado 7Horainicio10:43:37Horafinal10:44:37tiempotranscurrido 60.104019165</text:p>
          </table:table-cell>
          <table:table-cell table:number-columns-repeated="11"/>
          <table:table-cell office:value-type="string" calcext:value-type="string">
            <text:p>(Cliente,Puerto) ('127.0.0.1', 34624) Dato recibido /|1043|147 Resultado 7Horainicio10:00:40Horafinal10:01:41tiempotranscurrido 60.5930809975</text:p>
          </table:table-cell>
          <table:table-cell table:number-columns-repeated="24"/>
          <table:table-cell office:value-type="string" calcext:value-type="string">
            <text:p>(Cliente,Puerto) ('127.0.0.1', 42650) Dato recibido /|1043|147 Resultado 7Horainicio09:44:05Horafinal09:45:05tiempotranscurrido 60.0086798668</text:p>
          </table:table-cell>
          <table:table-cell table:number-columns-repeated="12"/>
          <table:table-cell office:value-type="string" calcext:value-type="string">
            <text:p>(Cliente,Puerto) ('127.0.0.1', 34558) Dato recibido /|1043|147 Resultado 7Horainicio10:00:40Horafinal10:01:40tiempotranscurrido 60.08812999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66) Dato recibido /|1043|147 Resultado 7Horainicio10:43:37Horafinal10:44:37tiempotranscurrido 60.1231689453</text:p>
          </table:table-cell>
          <table:table-cell table:number-columns-repeated="11"/>
          <table:table-cell office:value-type="string" calcext:value-type="string">
            <text:p>(Cliente,Puerto) ('127.0.0.1', 34524) Dato recibido /|1043|147 Resultado 7Horainicio10:00:40Horafinal10:01:41tiempotranscurrido 60.6411299706</text:p>
          </table:table-cell>
          <table:table-cell table:number-columns-repeated="24"/>
          <table:table-cell office:value-type="string" calcext:value-type="string">
            <text:p>(Cliente,Puerto) ('127.0.0.1', 42552) Dato recibido /|1043|147 Resultado 7Horainicio09:44:05Horafinal09:45:05tiempotranscurrido 60.0623471737</text:p>
          </table:table-cell>
          <table:table-cell table:number-columns-repeated="12"/>
          <table:table-cell office:value-type="string" calcext:value-type="string">
            <text:p>(Cliente,Puerto) ('127.0.0.1', 34540) Dato recibido /|1043|147 Resultado 7Horainicio10:00:40Horafinal10:01:40tiempotranscurrido 60.118151903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358) Dato recibido /|1043|147 Resultado 7Horainicio10:43:37Horafinal10:44:37tiempotranscurrido 60.0765571594</text:p>
          </table:table-cell>
          <table:table-cell table:number-columns-repeated="11"/>
          <table:table-cell office:value-type="string" calcext:value-type="string">
            <text:p>(Cliente,Puerto) ('127.0.0.1', 34566) Dato recibido /|1043|147 Resultado 7Horainicio10:00:41Horafinal10:01:41tiempotranscurrido 60.0767481327</text:p>
          </table:table-cell>
          <table:table-cell table:number-columns-repeated="24"/>
          <table:table-cell office:value-type="string" calcext:value-type="string">
            <text:p>(Cliente,Puerto) ('127.0.0.1', 42730) Dato recibido /|1043|147 Resultado 7Horainicio09:44:05Horafinal09:45:05tiempotranscurrido 60.0572562218</text:p>
          </table:table-cell>
          <table:table-cell table:number-columns-repeated="12"/>
          <table:table-cell office:value-type="string" calcext:value-type="string">
            <text:p>(Cliente,Puerto) ('127.0.0.1', 34624) Dato recibido /|1043|147 Resultado 7Horainicio10:00:40Horafinal10:01:41tiempotranscurrido 60.59308099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12) Dato recibido /|1043|147 Resultado 7Horainicio10:43:37Horafinal10:44:37tiempotranscurrido 60.1239130497</text:p>
          </table:table-cell>
          <table:table-cell table:number-columns-repeated="11"/>
          <table:table-cell office:value-type="string" calcext:value-type="string">
            <text:p>(Cliente,Puerto) ('127.0.0.1', 34502) Dato recibido /|1043|147 Resultado 7Horainicio10:00:41Horafinal10:01:41tiempotranscurrido 60.1207280159</text:p>
          </table:table-cell>
          <table:table-cell table:number-columns-repeated="24"/>
          <table:table-cell office:value-type="string" calcext:value-type="string">
            <text:p>(Cliente,Puerto) ('127.0.0.1', 42736) Dato recibido /|1043|147 Resultado 7Horainicio09:44:05Horafinal09:45:05tiempotranscurrido 60.062691927</text:p>
          </table:table-cell>
          <table:table-cell table:number-columns-repeated="12"/>
          <table:table-cell office:value-type="string" calcext:value-type="string">
            <text:p>(Cliente,Puerto) ('127.0.0.1', 34524) Dato recibido /|1043|147 Resultado 7Horainicio10:00:40Horafinal10:01:41tiempotranscurrido 60.641129970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48) Dato recibido /|1043|147 Resultado 7Horainicio10:43:37Horafinal10:44:37tiempotranscurrido 60.1232221127</text:p>
          </table:table-cell>
          <table:table-cell table:number-columns-repeated="11"/>
          <table:table-cell office:value-type="string" calcext:value-type="string">
            <text:p>(Cliente,Puerto) ('127.0.0.1', 34336) Dato recibido /|1043|147 Resultado 7Horainicio10:00:41Horafinal10:01:41tiempotranscurrido 60.1182301044</text:p>
          </table:table-cell>
          <table:table-cell table:number-columns-repeated="24"/>
          <table:table-cell office:value-type="string" calcext:value-type="string">
            <text:p>(Cliente,Puerto) ('127.0.0.1', 42726) Dato recibido /|1043|147 Resultado 7Horainicio09:44:05Horafinal09:45:05tiempotranscurrido 60.0643911362</text:p>
          </table:table-cell>
          <table:table-cell table:number-columns-repeated="12"/>
          <table:table-cell office:value-type="string" calcext:value-type="string">
            <text:p>(Cliente,Puerto) ('127.0.0.1', 34566) Dato recibido /|1043|147 Resultado 7Horainicio10:00:41Horafinal10:01:41tiempotranscurrido 60.076748132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40) Dato recibido /|1043|147 Resultado 7Horainicio10:43:37Horafinal10:44:37tiempotranscurrido 60.1228518486</text:p>
          </table:table-cell>
          <table:table-cell table:number-columns-repeated="11"/>
          <table:table-cell office:value-type="string" calcext:value-type="string">
            <text:p>(Cliente,Puerto) ('127.0.0.1', 34618) Dato recibido /|1043|147 Resultado 7Horainicio10:00:41Horafinal10:01:41tiempotranscurrido 60.1217420101</text:p>
          </table:table-cell>
          <table:table-cell table:number-columns-repeated="24"/>
          <table:table-cell office:value-type="string" calcext:value-type="string">
            <text:p>(Cliente,Puerto) ('127.0.0.1', 42704) Dato recibido /|1043|147 Resultado 7Horainicio09:44:05Horafinal09:45:05tiempotranscurrido 60.0562479496</text:p>
          </table:table-cell>
          <table:table-cell table:number-columns-repeated="12"/>
          <table:table-cell office:value-type="string" calcext:value-type="string">
            <text:p>(Cliente,Puerto) ('127.0.0.1', 34502) Dato recibido /|1043|147 Resultado 7Horainicio10:00:41Horafinal10:01:41tiempotranscurrido 60.12072801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32) Dato recibido /|1043|147 Resultado 7Horainicio10:43:37Horafinal10:44:37tiempotranscurrido 60.0781319141</text:p>
          </table:table-cell>
          <table:table-cell table:number-columns-repeated="11"/>
          <table:table-cell office:value-type="string" calcext:value-type="string">
            <text:p>(Cliente,Puerto) ('127.0.0.1', 34330) Dato recibido /|1043|147 Resultado 7Horainicio10:00:41Horafinal10:01:41tiempotranscurrido 60.0922029018</text:p>
          </table:table-cell>
          <table:table-cell table:number-columns-repeated="24"/>
          <table:table-cell office:value-type="string" calcext:value-type="string">
            <text:p>(Cliente,Puerto) ('127.0.0.1', 42684) Dato recibido /|1043|147 Resultado 7Horainicio09:44:05Horafinal09:45:05tiempotranscurrido 60.0567657948</text:p>
          </table:table-cell>
          <table:table-cell table:number-columns-repeated="12"/>
          <table:table-cell office:value-type="string" calcext:value-type="string">
            <text:p>(Cliente,Puerto) ('127.0.0.1', 34336) Dato recibido /|1043|147 Resultado 7Horainicio10:00:41Horafinal10:01:41tiempotranscurrido 60.118230104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28) Dato recibido /|1043|147 Resultado 7Horainicio10:43:37Horafinal10:44:37tiempotranscurrido 60.0850498676</text:p>
          </table:table-cell>
          <table:table-cell table:number-columns-repeated="11"/>
          <table:table-cell office:value-type="string" calcext:value-type="string">
            <text:p>(Cliente,Puerto) ('127.0.0.1', 34656) Dato recibido /|1043|147 Resultado 7Horainicio10:00:41Horafinal10:01:41tiempotranscurrido 60.1215748787</text:p>
          </table:table-cell>
          <table:table-cell table:number-columns-repeated="24"/>
          <table:table-cell office:value-type="string" calcext:value-type="string">
            <text:p>(Cliente,Puerto) ('127.0.0.1', 42732) Dato recibido /|1043|147 Resultado 7Horainicio09:44:05Horafinal09:45:05tiempotranscurrido 60.066655159</text:p>
          </table:table-cell>
          <table:table-cell table:number-columns-repeated="12"/>
          <table:table-cell office:value-type="string" calcext:value-type="string">
            <text:p>(Cliente,Puerto) ('127.0.0.1', 34618) Dato recibido /|1043|147 Resultado 7Horainicio10:00:41Horafinal10:01:41tiempotranscurrido 60.121742010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96) Dato recibido /|1043|147 Resultado 7Horainicio10:43:37Horafinal10:44:37tiempotranscurrido 60.1252479553</text:p>
          </table:table-cell>
          <table:table-cell table:number-columns-repeated="11"/>
          <table:table-cell office:value-type="string" calcext:value-type="string">
            <text:p>(Cliente,Puerto) ('127.0.0.1', 34334) Dato recibido /|1043|147 Resultado 7Horainicio10:00:41Horafinal10:01:41tiempotranscurrido 60.0766539574</text:p>
          </table:table-cell>
          <table:table-cell table:number-columns-repeated="24"/>
          <table:table-cell office:value-type="string" calcext:value-type="string">
            <text:p>(Cliente,Puerto) ('127.0.0.1', 42720) Dato recibido /|1043|147 Resultado 7Horainicio09:44:05Horafinal09:45:05tiempotranscurrido 60.0603809357</text:p>
          </table:table-cell>
          <table:table-cell table:number-columns-repeated="12"/>
          <table:table-cell office:value-type="string" calcext:value-type="string">
            <text:p>(Cliente,Puerto) ('127.0.0.1', 34330) Dato recibido /|1043|147 Resultado 7Horainicio10:00:41Horafinal10:01:41tiempotranscurrido 60.092202901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22) Dato recibido /|1043|147 Resultado 7Horainicio10:43:37Horafinal10:44:38tiempotranscurrido 60.1219639778</text:p>
          </table:table-cell>
          <table:table-cell table:number-columns-repeated="11"/>
          <table:table-cell office:value-type="string" calcext:value-type="string">
            <text:p>(Cliente,Puerto) ('127.0.0.1', 34650) Dato recibido /|1043|147 Resultado 7Horainicio10:00:41Horafinal10:01:41tiempotranscurrido 60.1220772266</text:p>
          </table:table-cell>
          <table:table-cell table:number-columns-repeated="24"/>
          <table:table-cell office:value-type="string" calcext:value-type="string">
            <text:p>(Cliente,Puerto) ('127.0.0.1', 42670) Dato recibido /|1043|147 Resultado 7Horainicio09:44:05Horafinal09:45:05tiempotranscurrido 60.0574831963</text:p>
          </table:table-cell>
          <table:table-cell table:number-columns-repeated="12"/>
          <table:table-cell office:value-type="string" calcext:value-type="string">
            <text:p>(Cliente,Puerto) ('127.0.0.1', 34656) Dato recibido /|1043|147 Resultado 7Horainicio10:00:41Horafinal10:01:41tiempotranscurrido 60.121574878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78) Dato recibido /|1043|147 Resultado 7Horainicio10:43:37Horafinal10:44:38tiempotranscurrido 60.1095399857</text:p>
          </table:table-cell>
          <table:table-cell table:number-columns-repeated="11"/>
          <table:table-cell office:value-type="string" calcext:value-type="string">
            <text:p>(Cliente,Puerto) ('127.0.0.1', 34316) Dato recibido /|1043|147 Resultado 7Horainicio10:00:41Horafinal10:01:42tiempotranscurrido 60.5997021198</text:p>
          </table:table-cell>
          <table:table-cell table:number-columns-repeated="24"/>
          <table:table-cell office:value-type="string" calcext:value-type="string">
            <text:p>(Cliente,Puerto) ('127.0.0.1', 42722) Dato recibido /|1043|147 Resultado 7Horainicio09:44:05Horafinal09:45:05tiempotranscurrido 60.0604910851</text:p>
          </table:table-cell>
          <table:table-cell table:number-columns-repeated="12"/>
          <table:table-cell office:value-type="string" calcext:value-type="string">
            <text:p>(Cliente,Puerto) ('127.0.0.1', 34334) Dato recibido /|1043|147 Resultado 7Horainicio10:00:41Horafinal10:01:41tiempotranscurrido 60.076653957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64) Dato recibido /|1043|147 Resultado 7Horainicio10:43:38Horafinal10:44:38tiempotranscurrido 60.1255369186</text:p>
          </table:table-cell>
          <table:table-cell table:number-columns-repeated="11"/>
          <table:table-cell office:value-type="string" calcext:value-type="string">
            <text:p>(Cliente,Puerto) ('127.0.0.1', 34522) Dato recibido /|1043|147 Resultado 7Horainicio10:00:42Horafinal10:01:42tiempotranscurrido 60.0648798943</text:p>
          </table:table-cell>
          <table:table-cell table:number-columns-repeated="24"/>
          <table:table-cell office:value-type="string" calcext:value-type="string">
            <text:p>(Cliente,Puerto) ('127.0.0.1', 42728) Dato recibido /|1043|147 Resultado 7Horainicio09:44:05Horafinal09:45:05tiempotranscurrido 60.0598189831</text:p>
          </table:table-cell>
          <table:table-cell table:number-columns-repeated="12"/>
          <table:table-cell office:value-type="string" calcext:value-type="string">
            <text:p>(Cliente,Puerto) ('127.0.0.1', 34650) Dato recibido /|1043|147 Resultado 7Horainicio10:00:41Horafinal10:01:41tiempotranscurrido 60.12207722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66) Dato recibido /|1043|147 Resultado 7Horainicio10:43:38Horafinal10:44:38tiempotranscurrido 60.3817780018</text:p>
          </table:table-cell>
          <table:table-cell table:number-columns-repeated="11"/>
          <table:table-cell office:value-type="string" calcext:value-type="string">
            <text:p>(Cliente,Puerto) ('127.0.0.1', 34576) Dato recibido /|1043|147 Resultado 7Horainicio10:00:41Horafinal10:01:42tiempotranscurrido 60.6410210133</text:p>
          </table:table-cell>
          <table:table-cell table:number-columns-repeated="24"/>
          <table:table-cell office:value-type="string" calcext:value-type="string">
            <text:p>(Cliente,Puerto) ('127.0.0.1', 42708) Dato recibido /|1043|147 Resultado 7Horainicio09:44:05Horafinal09:45:05tiempotranscurrido 60.060354948</text:p>
          </table:table-cell>
          <table:table-cell table:number-columns-repeated="12"/>
          <table:table-cell office:value-type="string" calcext:value-type="string">
            <text:p>(Cliente,Puerto) ('127.0.0.1', 34316) Dato recibido /|1043|147 Resultado 7Horainicio10:00:41Horafinal10:01:42tiempotranscurrido 60.599702119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14) Dato recibido /|1043|147 Resultado 7Horainicio10:43:38Horafinal10:44:38tiempotranscurrido 60.4368648529</text:p>
          </table:table-cell>
          <table:table-cell table:number-columns-repeated="11"/>
          <table:table-cell office:value-type="string" calcext:value-type="string">
            <text:p>(Cliente,Puerto) ('127.0.0.1', 34346) Dato recibido /|1043|147 Resultado 7Horainicio10:00:42Horafinal10:01:42tiempotranscurrido 60.1214210987</text:p>
          </table:table-cell>
          <table:table-cell table:number-columns-repeated="24"/>
          <table:table-cell office:value-type="string" calcext:value-type="string">
            <text:p>(Cliente,Puerto) ('127.0.0.1', 42682) Dato recibido /|1043|147 Resultado 7Horainicio09:44:05Horafinal09:45:05tiempotranscurrido 60.0600938797</text:p>
          </table:table-cell>
          <table:table-cell table:number-columns-repeated="12"/>
          <table:table-cell office:value-type="string" calcext:value-type="string">
            <text:p>(Cliente,Puerto) ('127.0.0.1', 34522) Dato recibido /|1043|147 Resultado 7Horainicio10:00:42Horafinal10:01:42tiempotranscurrido 60.064879894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50) Dato recibido /|1043|147 Resultado 7Horainicio10:43:38Horafinal10:44:38tiempotranscurrido 60.1274569035</text:p>
          </table:table-cell>
          <table:table-cell table:number-columns-repeated="11"/>
          <table:table-cell office:value-type="string" calcext:value-type="string">
            <text:p>(Cliente,Puerto) ('127.0.0.1', 34370) Dato recibido /|1043|147 Resultado 7Horainicio10:00:42Horafinal10:01:42tiempotranscurrido 60.1215131283</text:p>
          </table:table-cell>
          <table:table-cell table:number-columns-repeated="24"/>
          <table:table-cell office:value-type="string" calcext:value-type="string">
            <text:p>(Cliente,Puerto) ('127.0.0.1', 42710) Dato recibido /|1043|147 Resultado 7Horainicio09:44:05Horafinal09:45:05tiempotranscurrido 60.0605938435</text:p>
          </table:table-cell>
          <table:table-cell table:number-columns-repeated="12"/>
          <table:table-cell office:value-type="string" calcext:value-type="string">
            <text:p>(Cliente,Puerto) ('127.0.0.1', 34576) Dato recibido /|1043|147 Resultado 7Horainicio10:00:41Horafinal10:01:42tiempotranscurrido 60.64102101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10) Dato recibido /|1043|147 Resultado 7Horainicio10:43:38Horafinal10:44:38tiempotranscurrido 60.1281650066</text:p>
          </table:table-cell>
          <table:table-cell table:number-columns-repeated="11"/>
          <table:table-cell office:value-type="string" calcext:value-type="string">
            <text:p>(Cliente,Puerto) ('127.0.0.1', 34560) Dato recibido /|1043|147 Resultado 7Horainicio10:00:42Horafinal10:01:42tiempotranscurrido 60.121999979</text:p>
          </table:table-cell>
          <table:table-cell table:number-columns-repeated="24"/>
          <table:table-cell office:value-type="string" calcext:value-type="string">
            <text:p>(Cliente,Puerto) ('127.0.0.1', 42696) Dato recibido /|1043|147 Resultado 7Horainicio09:44:05Horafinal09:45:05tiempotranscurrido 60.060079813</text:p>
          </table:table-cell>
          <table:table-cell table:number-columns-repeated="12"/>
          <table:table-cell office:value-type="string" calcext:value-type="string">
            <text:p>(Cliente,Puerto) ('127.0.0.1', 34346) Dato recibido /|1043|147 Resultado 7Horainicio10:00:42Horafinal10:01:42tiempotranscurrido 60.121421098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44) Dato recibido /|1043|147 Resultado 7Horainicio10:43:38Horafinal10:44:38tiempotranscurrido 60.1260881424</text:p>
          </table:table-cell>
          <table:table-cell table:number-columns-repeated="11"/>
          <table:table-cell office:value-type="string" calcext:value-type="string">
            <text:p>(Cliente,Puerto) ('127.0.0.1', 34534) Dato recibido /|1043|147 Resultado 7Horainicio10:00:42Horafinal10:01:43tiempotranscurrido 60.6386170387</text:p>
          </table:table-cell>
          <table:table-cell table:number-columns-repeated="24"/>
          <table:table-cell office:value-type="string" calcext:value-type="string">
            <text:p>(Cliente,Puerto) ('127.0.0.1', 42702) Dato recibido /|1043|147 Resultado 7Horainicio09:44:05Horafinal09:45:05tiempotranscurrido 60.0594010353</text:p>
          </table:table-cell>
          <table:table-cell table:number-columns-repeated="12"/>
          <table:table-cell office:value-type="string" calcext:value-type="string">
            <text:p>(Cliente,Puerto) ('127.0.0.1', 34370) Dato recibido /|1043|147 Resultado 7Horainicio10:00:42Horafinal10:01:42tiempotranscurrido 60.12151312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24) Dato recibido /|1043|147 Resultado 7Horainicio10:43:38Horafinal10:44:39tiempotranscurrido 60.7242388725</text:p>
          </table:table-cell>
          <table:table-cell table:number-columns-repeated="11"/>
          <table:table-cell office:value-type="string" calcext:value-type="string">
            <text:p>(Cliente,Puerto) ('127.0.0.1', 34318) Dato recibido /|1043|147 Resultado 7Horainicio10:00:42Horafinal10:01:43tiempotranscurrido 60.6136159897</text:p>
          </table:table-cell>
          <table:table-cell table:number-columns-repeated="24"/>
          <table:table-cell office:value-type="string" calcext:value-type="string">
            <text:p>(Cliente,Puerto) ('127.0.0.1', 42700) Dato recibido /|1043|147 Resultado 7Horainicio09:44:05Horafinal09:45:05tiempotranscurrido 60.058401823</text:p>
          </table:table-cell>
          <table:table-cell table:number-columns-repeated="12"/>
          <table:table-cell office:value-type="string" calcext:value-type="string">
            <text:p>(Cliente,Puerto) ('127.0.0.1', 34560) Dato recibido /|1043|147 Resultado 7Horainicio10:00:42Horafinal10:01:42tiempotranscurrido 60.12199997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92) Dato recibido /|1043|147 Resultado 7Horainicio10:43:39Horafinal10:44:39tiempotranscurrido 60.1228108406</text:p>
          </table:table-cell>
          <table:table-cell table:number-columns-repeated="11"/>
          <table:table-cell office:value-type="string" calcext:value-type="string">
            <text:p>(Cliente,Puerto) ('127.0.0.1', 34602) Dato recibido /|1043|147 Resultado 7Horainicio10:00:43Horafinal10:01:43tiempotranscurrido 60.122590065</text:p>
          </table:table-cell>
          <table:table-cell table:number-columns-repeated="24"/>
          <table:table-cell office:value-type="string" calcext:value-type="string">
            <text:p>(Cliente,Puerto) ('127.0.0.1', 42664) Dato recibido /|1043|147 Resultado 7Horainicio09:44:05Horafinal09:45:05tiempotranscurrido 60.0600869656</text:p>
          </table:table-cell>
          <table:table-cell table:number-columns-repeated="12"/>
          <table:table-cell office:value-type="string" calcext:value-type="string">
            <text:p>(Cliente,Puerto) ('127.0.0.1', 34534) Dato recibido /|1043|147 Resultado 7Horainicio10:00:42Horafinal10:01:43tiempotranscurrido 60.638617038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20) Dato recibido /|1043|147 Resultado 7Horainicio10:43:38Horafinal10:44:39tiempotranscurrido 60.8791689873</text:p>
          </table:table-cell>
          <table:table-cell table:number-columns-repeated="11"/>
          <table:table-cell office:value-type="string" calcext:value-type="string">
            <text:p>(Cliente,Puerto) ('127.0.0.1', 34636) Dato recibido /|1043|147 Resultado 7Horainicio10:00:43Horafinal10:01:43tiempotranscurrido 60.1224279404</text:p>
          </table:table-cell>
          <table:table-cell table:number-columns-repeated="24"/>
          <table:table-cell office:value-type="string" calcext:value-type="string">
            <text:p>(Cliente,Puerto) ('127.0.0.1', 42692) Dato recibido /|1043|147 Resultado 7Horainicio09:44:05Horafinal09:45:05tiempotranscurrido 60.0580620766</text:p>
          </table:table-cell>
          <table:table-cell table:number-columns-repeated="12"/>
          <table:table-cell office:value-type="string" calcext:value-type="string">
            <text:p>(Cliente,Puerto) ('127.0.0.1', 34318) Dato recibido /|1043|147 Resultado 7Horainicio10:00:42Horafinal10:01:43tiempotranscurrido 60.61361598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50) Dato recibido /|1043|147 Resultado 7Horainicio10:43:39Horafinal10:44:39tiempotranscurrido 60.1284298897</text:p>
          </table:table-cell>
          <table:table-cell table:number-columns-repeated="11"/>
          <table:table-cell office:value-type="string" calcext:value-type="string">
            <text:p>(Cliente,Puerto) ('127.0.0.1', 34178) Dato recibido /|1043|147 Resultado 7Horainicio10:00:43Horafinal10:01:43tiempotranscurrido 60.098803997</text:p>
          </table:table-cell>
          <table:table-cell table:number-columns-repeated="24"/>
          <table:table-cell office:value-type="string" calcext:value-type="string">
            <text:p>(Cliente,Puerto) ('127.0.0.1', 42698) Dato recibido /|1043|147 Resultado 7Horainicio09:44:05Horafinal09:45:05tiempotranscurrido 60.0580599308</text:p>
          </table:table-cell>
          <table:table-cell table:number-columns-repeated="12"/>
          <table:table-cell office:value-type="string" calcext:value-type="string">
            <text:p>(Cliente,Puerto) ('127.0.0.1', 34602) Dato recibido /|1043|147 Resultado 7Horainicio10:00:43Horafinal10:01:43tiempotranscurrido 60.12259006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18) Dato recibido /|1043|147 Resultado 7Horainicio10:43:39Horafinal10:44:39tiempotranscurrido 60.1282129288</text:p>
          </table:table-cell>
          <table:table-cell table:number-columns-repeated="11"/>
          <table:table-cell office:value-type="string" calcext:value-type="string">
            <text:p>(Cliente,Puerto) ('127.0.0.1', 34162) Dato recibido /|1043|147 Resultado 7Horainicio10:00:43Horafinal10:01:43tiempotranscurrido 60.1228671074</text:p>
          </table:table-cell>
          <table:table-cell table:number-columns-repeated="24"/>
          <table:table-cell office:value-type="string" calcext:value-type="string">
            <text:p>(Cliente,Puerto) ('127.0.0.1', 42694) Dato recibido /|1043|147 Resultado 7Horainicio09:44:05Horafinal09:45:05tiempotranscurrido 60.0598089695</text:p>
          </table:table-cell>
          <table:table-cell table:number-columns-repeated="12"/>
          <table:table-cell office:value-type="string" calcext:value-type="string">
            <text:p>(Cliente,Puerto) ('127.0.0.1', 34636) Dato recibido /|1043|147 Resultado 7Horainicio10:00:43Horafinal10:01:43tiempotranscurrido 60.122427940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26) Dato recibido /|1043|147 Resultado 7Horainicio10:43:39Horafinal10:44:39tiempotranscurrido 60.0917849541</text:p>
          </table:table-cell>
          <table:table-cell table:number-columns-repeated="11"/>
          <table:table-cell office:value-type="string" calcext:value-type="string">
            <text:p>(Cliente,Puerto) ('127.0.0.1', 34608) Dato recibido /|1043|147 Resultado 7Horainicio10:00:43Horafinal10:01:43tiempotranscurrido 60.1196908951</text:p>
          </table:table-cell>
          <table:table-cell table:number-columns-repeated="24"/>
          <table:table-cell office:value-type="string" calcext:value-type="string">
            <text:p>(Cliente,Puerto) ('127.0.0.1', 42660) Dato recibido /|1043|147 Resultado 7Horainicio09:44:05Horafinal09:45:05tiempotranscurrido 60.0587649345</text:p>
          </table:table-cell>
          <table:table-cell table:number-columns-repeated="12"/>
          <table:table-cell office:value-type="string" calcext:value-type="string">
            <text:p>(Cliente,Puerto) ('127.0.0.1', 34178) Dato recibido /|1043|147 Resultado 7Horainicio10:00:43Horafinal10:01:43tiempotranscurrido 60.0988039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44) Dato recibido /|1043|147 Resultado 7Horainicio10:43:39Horafinal10:44:39tiempotranscurrido 60.0904681683</text:p>
          </table:table-cell>
          <table:table-cell table:number-columns-repeated="11"/>
          <table:table-cell office:value-type="string" calcext:value-type="string">
            <text:p>(Cliente,Puerto) ('127.0.0.1', 34654) Dato recibido /|1043|147 Resultado 7Horainicio10:00:43Horafinal10:01:43tiempotranscurrido 60.1068150997</text:p>
          </table:table-cell>
          <table:table-cell table:number-columns-repeated="24"/>
          <table:table-cell office:value-type="string" calcext:value-type="string">
            <text:p>(Cliente,Puerto) ('127.0.0.1', 42672) Dato recibido /|1043|147 Resultado 7Horainicio09:44:05Horafinal09:45:05tiempotranscurrido 60.0580470562</text:p>
          </table:table-cell>
          <table:table-cell table:number-columns-repeated="12"/>
          <table:table-cell office:value-type="string" calcext:value-type="string">
            <text:p>(Cliente,Puerto) ('127.0.0.1', 34162) Dato recibido /|1043|147 Resultado 7Horainicio10:00:43Horafinal10:01:43tiempotranscurrido 60.122867107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04) Dato recibido /|1043|147 Resultado 7Horainicio10:43:39Horafinal10:44:39tiempotranscurrido 60.1264500618</text:p>
          </table:table-cell>
          <table:table-cell table:number-columns-repeated="11"/>
          <table:table-cell office:value-type="string" calcext:value-type="string">
            <text:p>(Cliente,Puerto) ('127.0.0.1', 34180) Dato recibido /|1043|147 Resultado 7Horainicio10:00:43Horafinal10:01:43tiempotranscurrido 60.1225538254</text:p>
          </table:table-cell>
          <table:table-cell table:number-columns-repeated="24"/>
          <table:table-cell office:value-type="string" calcext:value-type="string">
            <text:p>(Cliente,Puerto) ('127.0.0.1', 42676) Dato recibido /|1043|147 Resultado 7Horainicio09:44:05Horafinal09:45:05tiempotranscurrido 60.0605340004</text:p>
          </table:table-cell>
          <table:table-cell table:number-columns-repeated="12"/>
          <table:table-cell office:value-type="string" calcext:value-type="string">
            <text:p>(Cliente,Puerto) ('127.0.0.1', 34608) Dato recibido /|1043|147 Resultado 7Horainicio10:00:43Horafinal10:01:43tiempotranscurrido 60.119690895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86) Dato recibido /|1043|147 Resultado 7Horainicio10:43:39Horafinal10:44:39tiempotranscurrido 60.1256599426</text:p>
          </table:table-cell>
          <table:table-cell table:number-columns-repeated="11"/>
          <table:table-cell office:value-type="string" calcext:value-type="string">
            <text:p>(Cliente,Puerto) ('127.0.0.1', 34426) Dato recibido /|1043|147 Resultado 7Horainicio10:00:43Horafinal10:01:43tiempotranscurrido 60.1135120392</text:p>
          </table:table-cell>
          <table:table-cell table:number-columns-repeated="24"/>
          <table:table-cell office:value-type="string" calcext:value-type="string">
            <text:p>(Cliente,Puerto) ('127.0.0.1', 42674) Dato recibido /|1043|147 Resultado 7Horainicio09:44:05Horafinal09:45:05tiempotranscurrido 60.0594952106</text:p>
          </table:table-cell>
          <table:table-cell table:number-columns-repeated="12"/>
          <table:table-cell office:value-type="string" calcext:value-type="string">
            <text:p>(Cliente,Puerto) ('127.0.0.1', 34654) Dato recibido /|1043|147 Resultado 7Horainicio10:00:43Horafinal10:01:43tiempotranscurrido 60.106815099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46) Dato recibido /|1043|147 Resultado 7Horainicio10:43:39Horafinal10:44:39tiempotranscurrido 60.1023058891</text:p>
          </table:table-cell>
          <table:table-cell table:number-columns-repeated="11"/>
          <table:table-cell office:value-type="string" calcext:value-type="string">
            <text:p>(Cliente,Puerto) ('127.0.0.1', 34860) Dato recibido /|1043|147 Resultado 7Horainicio10:00:43Horafinal10:01:43tiempotranscurrido 60.0949299335</text:p>
          </table:table-cell>
          <table:table-cell table:number-columns-repeated="24"/>
          <table:table-cell office:value-type="string" calcext:value-type="string">
            <text:p>(Cliente,Puerto) ('127.0.0.1', 42642) Dato recibido /|1043|147 Resultado 7Horainicio09:44:05Horafinal09:45:05tiempotranscurrido 60.0566308498</text:p>
          </table:table-cell>
          <table:table-cell table:number-columns-repeated="12"/>
          <table:table-cell office:value-type="string" calcext:value-type="string">
            <text:p>(Cliente,Puerto) ('127.0.0.1', 34180) Dato recibido /|1043|147 Resultado 7Horainicio10:00:43Horafinal10:01:43tiempotranscurrido 60.122553825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30) Dato recibido /|1043|147 Resultado 7Horainicio10:43:39Horafinal10:44:40tiempotranscurrido 60.1299831867</text:p>
          </table:table-cell>
          <table:table-cell table:number-columns-repeated="11"/>
          <table:table-cell office:value-type="string" calcext:value-type="string">
            <text:p>(Cliente,Puerto) ('127.0.0.1', 34826) Dato recibido /|1043|147 Resultado 7Horainicio10:00:43Horafinal10:01:43tiempotranscurrido 60.0717511177</text:p>
          </table:table-cell>
          <table:table-cell table:number-columns-repeated="24"/>
          <table:table-cell office:value-type="string" calcext:value-type="string">
            <text:p>(Cliente,Puerto) ('127.0.0.1', 42686) Dato recibido /|1043|147 Resultado 7Horainicio09:44:05Horafinal09:45:05tiempotranscurrido 60.0583078861</text:p>
          </table:table-cell>
          <table:table-cell table:number-columns-repeated="12"/>
          <table:table-cell office:value-type="string" calcext:value-type="string">
            <text:p>(Cliente,Puerto) ('127.0.0.1', 34426) Dato recibido /|1043|147 Resultado 7Horainicio10:00:43Horafinal10:01:43tiempotranscurrido 60.113512039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16) Dato recibido /|1043|147 Resultado 7Horainicio10:43:40Horafinal10:44:40tiempotranscurrido 60.1676540375</text:p>
          </table:table-cell>
          <table:table-cell table:number-columns-repeated="11"/>
          <table:table-cell office:value-type="string" calcext:value-type="string">
            <text:p>(Cliente,Puerto) ('127.0.0.1', 34842) Dato recibido /|1043|147 Resultado 7Horainicio10:00:43Horafinal10:01:44tiempotranscurrido 60.5816719532</text:p>
          </table:table-cell>
          <table:table-cell table:number-columns-repeated="24"/>
          <table:table-cell office:value-type="string" calcext:value-type="string">
            <text:p>(Cliente,Puerto) ('127.0.0.1', 42678) Dato recibido /|1043|147 Resultado 7Horainicio09:44:05Horafinal09:45:05tiempotranscurrido 60.0572650433</text:p>
          </table:table-cell>
          <table:table-cell table:number-columns-repeated="12"/>
          <table:table-cell office:value-type="string" calcext:value-type="string">
            <text:p>(Cliente,Puerto) ('127.0.0.1', 34860) Dato recibido /|1043|147 Resultado 7Horainicio10:00:43Horafinal10:01:43tiempotranscurrido 60.094929933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08) Dato recibido /|1043|147 Resultado 7Horainicio10:43:40Horafinal10:44:40tiempotranscurrido 60.2899429798</text:p>
          </table:table-cell>
          <table:table-cell table:number-columns-repeated="11"/>
          <table:table-cell office:value-type="string" calcext:value-type="string">
            <text:p>(Cliente,Puerto) ('127.0.0.1', 34848) Dato recibido /|1043|147 Resultado 7Horainicio10:00:43Horafinal10:01:44tiempotranscurrido 60.53520298</text:p>
          </table:table-cell>
          <table:table-cell table:number-columns-repeated="24"/>
          <table:table-cell office:value-type="string" calcext:value-type="string">
            <text:p>(Cliente,Puerto) ('127.0.0.1', 42690) Dato recibido /|1043|147 Resultado 7Horainicio09:44:05Horafinal09:45:05tiempotranscurrido 60.0589110851</text:p>
          </table:table-cell>
          <table:table-cell table:number-columns-repeated="12"/>
          <table:table-cell office:value-type="string" calcext:value-type="string">
            <text:p>(Cliente,Puerto) ('127.0.0.1', 34826) Dato recibido /|1043|147 Resultado 7Horainicio10:00:43Horafinal10:01:43tiempotranscurrido 60.071751117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50) Dato recibido /|1043|147 Resultado 7Horainicio10:43:40Horafinal10:44:40tiempotranscurrido 60.1245529652</text:p>
          </table:table-cell>
          <table:table-cell table:number-columns-repeated="11"/>
          <table:table-cell office:value-type="string" calcext:value-type="string">
            <text:p>(Cliente,Puerto) ('127.0.0.1', 34756) Dato recibido /|1043|147 Resultado 7Horainicio10:00:44Horafinal10:01:44tiempotranscurrido 60.2991309166</text:p>
          </table:table-cell>
          <table:table-cell table:number-columns-repeated="24"/>
          <table:table-cell office:value-type="string" calcext:value-type="string">
            <text:p>(Cliente,Puerto) ('127.0.0.1', 42668) Dato recibido /|1043|147 Resultado 7Horainicio09:44:05Horafinal09:45:05tiempotranscurrido 60.0592648983</text:p>
          </table:table-cell>
          <table:table-cell table:number-columns-repeated="12"/>
          <table:table-cell office:value-type="string" calcext:value-type="string">
            <text:p>(Cliente,Puerto) ('127.0.0.1', 34842) Dato recibido /|1043|147 Resultado 7Horainicio10:00:43Horafinal10:01:44tiempotranscurrido 60.581671953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44) Dato recibido /|1043|147 Resultado 7Horainicio10:43:40Horafinal10:44:41tiempotranscurrido 61.276517868</text:p>
          </table:table-cell>
          <table:table-cell table:number-columns-repeated="11"/>
          <table:table-cell office:value-type="string" calcext:value-type="string">
            <text:p>(Cliente,Puerto) ('127.0.0.1', 34876) Dato recibido /|1043|147 Resultado 7Horainicio10:01:11Horafinal10:02:11tiempotranscurrido 60.3239500523</text:p>
          </table:table-cell>
          <table:table-cell table:number-columns-repeated="24"/>
          <table:table-cell office:value-type="string" calcext:value-type="string">
            <text:p>(Cliente,Puerto) ('127.0.0.1', 42654) Dato recibido /|1043|147 Resultado 7Horainicio09:44:05Horafinal09:45:05tiempotranscurrido 60.0608859062</text:p>
          </table:table-cell>
          <table:table-cell table:number-columns-repeated="12"/>
          <table:table-cell office:value-type="string" calcext:value-type="string">
            <text:p>(Cliente,Puerto) ('127.0.0.1', 34848) Dato recibido /|1043|147 Resultado 7Horainicio10:00:43Horafinal10:01:44tiempotranscurrido 60.5352029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348) Dato recibido /|1043|147 Resultado 7Horainicio10:43:40Horafinal10:44:41tiempotranscurrido 61.3865578175</text:p>
          </table:table-cell>
          <table:table-cell table:number-columns-repeated="11"/>
          <table:table-cell office:value-type="string" calcext:value-type="string">
            <text:p>(Cliente,Puerto) ('127.0.0.1', 34326) Dato recibido /|1043|147 Resultado 7Horainicio10:01:11Horafinal10:02:11tiempotranscurrido 60.2873721123</text:p>
          </table:table-cell>
          <table:table-cell table:number-columns-repeated="24"/>
          <table:table-cell office:value-type="string" calcext:value-type="string">
            <text:p>(Cliente,Puerto) ('127.0.0.1', 42688) Dato recibido /|1043|147 Resultado 7Horainicio09:44:05Horafinal09:45:05tiempotranscurrido 60.0612089634</text:p>
          </table:table-cell>
          <table:table-cell table:number-columns-repeated="12"/>
          <table:table-cell office:value-type="string" calcext:value-type="string">
            <text:p>(Cliente,Puerto) ('127.0.0.1', 34756) Dato recibido /|1043|147 Resultado 7Horainicio10:00:44Horafinal10:01:44tiempotranscurrido 60.29913091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14) Dato recibido /|1043|147 Resultado 7Horainicio10:43:41Horafinal10:44:41tiempotranscurrido 60.1046090126</text:p>
          </table:table-cell>
          <table:table-cell table:number-columns-repeated="11"/>
          <table:table-cell office:value-type="string" calcext:value-type="string">
            <text:p>(Cliente,Puerto) ('127.0.0.1', 34866) Dato recibido /|1043|147 Resultado 7Horainicio10:01:11Horafinal10:02:11tiempotranscurrido 60.3269319534</text:p>
          </table:table-cell>
          <table:table-cell table:number-columns-repeated="24"/>
          <table:table-cell office:value-type="string" calcext:value-type="string">
            <text:p>(Cliente,Puerto) ('127.0.0.1', 42648) Dato recibido /|1043|147 Resultado 7Horainicio09:44:05Horafinal09:45:05tiempotranscurrido 60.0580739975</text:p>
          </table:table-cell>
          <table:table-cell table:number-columns-repeated="12"/>
          <table:table-cell office:value-type="string" calcext:value-type="string">
            <text:p>(Cliente,Puerto) ('127.0.0.1', 34876) Dato recibido /|1043|147 Resultado 7Horainicio10:01:11Horafinal10:02:11tiempotranscurrido 60.323950052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00) Dato recibido /|1043|147 Resultado 7Horainicio10:43:41Horafinal10:44:41tiempotranscurrido 60.1269788742</text:p>
          </table:table-cell>
          <table:table-cell table:number-columns-repeated="11"/>
          <table:table-cell office:value-type="string" calcext:value-type="string">
            <text:p>(Cliente,Puerto) ('127.0.0.1', 34856) Dato recibido /|1043|147 Resultado 7Horainicio10:01:11Horafinal10:02:11tiempotranscurrido 60.2819881439</text:p>
          </table:table-cell>
          <table:table-cell table:number-columns-repeated="24"/>
          <table:table-cell office:value-type="string" calcext:value-type="string">
            <text:p>(Cliente,Puerto) ('127.0.0.1', 42652) Dato recibido /|1043|147 Resultado 7Horainicio09:44:05Horafinal09:45:05tiempotranscurrido 60.0586249828</text:p>
          </table:table-cell>
          <table:table-cell table:number-columns-repeated="12"/>
          <table:table-cell office:value-type="string" calcext:value-type="string">
            <text:p>(Cliente,Puerto) ('127.0.0.1', 34326) Dato recibido /|1043|147 Resultado 7Horainicio10:01:11Horafinal10:02:11tiempotranscurrido 60.287372112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70) Dato recibido /|1043|147 Resultado 7Horainicio10:43:41Horafinal10:44:41tiempotranscurrido 60.0767669678</text:p>
          </table:table-cell>
          <table:table-cell table:number-columns-repeated="11"/>
          <table:table-cell office:value-type="string" calcext:value-type="string">
            <text:p>(Cliente,Puerto) ('127.0.0.1', 34314) Dato recibido /|1043|147 Resultado 7Horainicio10:01:11Horafinal10:02:11tiempotranscurrido 60.3040709496</text:p>
          </table:table-cell>
          <table:table-cell table:number-columns-repeated="24"/>
          <table:table-cell office:value-type="string" calcext:value-type="string">
            <text:p>(Cliente,Puerto) ('127.0.0.1', 42680) Dato recibido /|1043|147 Resultado 7Horainicio09:44:05Horafinal09:45:05tiempotranscurrido 60.0584008694</text:p>
          </table:table-cell>
          <table:table-cell table:number-columns-repeated="12"/>
          <table:table-cell office:value-type="string" calcext:value-type="string">
            <text:p>(Cliente,Puerto) ('127.0.0.1', 34866) Dato recibido /|1043|147 Resultado 7Horainicio10:01:11Horafinal10:02:11tiempotranscurrido 60.326931953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48) Dato recibido /|1043|147 Resultado 7Horainicio10:43:41Horafinal10:44:41tiempotranscurrido 60.1054329872</text:p>
          </table:table-cell>
          <table:table-cell table:number-columns-repeated="11"/>
          <table:table-cell office:value-type="string" calcext:value-type="string">
            <text:p>(Cliente,Puerto) ('127.0.0.1', 34076) Dato recibido /|1043|147 Resultado 7Horainicio10:01:11Horafinal10:02:11tiempotranscurrido 60.3195221424</text:p>
          </table:table-cell>
          <table:table-cell table:number-columns-repeated="24"/>
          <table:table-cell office:value-type="string" calcext:value-type="string">
            <text:p>(Cliente,Puerto) ('127.0.0.1', 42626) Dato recibido /|1043|147 Resultado 7Horainicio09:44:05Horafinal09:45:05tiempotranscurrido 60.0589711666</text:p>
          </table:table-cell>
          <table:table-cell table:number-columns-repeated="12"/>
          <table:table-cell office:value-type="string" calcext:value-type="string">
            <text:p>(Cliente,Puerto) ('127.0.0.1', 34856) Dato recibido /|1043|147 Resultado 7Horainicio10:01:11Horafinal10:02:11tiempotranscurrido 60.281988143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646) Dato recibido /|1043|147 Resultado 7Horainicio10:43:41Horafinal10:44:42tiempotranscurrido 60.5942168236</text:p>
          </table:table-cell>
          <table:table-cell table:number-columns-repeated="11"/>
          <table:table-cell office:value-type="string" calcext:value-type="string">
            <text:p>(Cliente,Puerto) ('127.0.0.1', 34356) Dato recibido /|1043|147 Resultado 7Horainicio10:01:11Horafinal10:02:11tiempotranscurrido 60.2794630527</text:p>
          </table:table-cell>
          <table:table-cell table:number-columns-repeated="24"/>
          <table:table-cell office:value-type="string" calcext:value-type="string">
            <text:p>(Cliente,Puerto) ('127.0.0.1', 42666) Dato recibido /|1043|147 Resultado 7Horainicio09:44:05Horafinal09:45:05tiempotranscurrido 60.0605008602</text:p>
          </table:table-cell>
          <table:table-cell table:number-columns-repeated="12"/>
          <table:table-cell office:value-type="string" calcext:value-type="string">
            <text:p>(Cliente,Puerto) ('127.0.0.1', 34314) Dato recibido /|1043|147 Resultado 7Horainicio10:01:11Horafinal10:02:11tiempotranscurrido 60.30407094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50) Dato recibido /|1043|147 Resultado 7Horainicio10:43:41Horafinal10:44:42tiempotranscurrido 60.7264928818</text:p>
          </table:table-cell>
          <table:table-cell table:number-columns-repeated="11"/>
          <table:table-cell office:value-type="string" calcext:value-type="string">
            <text:p>(Cliente,Puerto) ('127.0.0.1', 34288) Dato recibido /|1043|147 Resultado 7Horainicio10:01:11Horafinal10:02:11tiempotranscurrido 60.2496228218</text:p>
          </table:table-cell>
          <table:table-cell table:number-columns-repeated="24"/>
          <table:table-cell office:value-type="string" calcext:value-type="string">
            <text:p>(Cliente,Puerto) ('127.0.0.1', 42624) Dato recibido /|1043|147 Resultado 7Horainicio09:44:05Horafinal09:45:05tiempotranscurrido 60.0578680038</text:p>
          </table:table-cell>
          <table:table-cell table:number-columns-repeated="12"/>
          <table:table-cell office:value-type="string" calcext:value-type="string">
            <text:p>(Cliente,Puerto) ('127.0.0.1', 34076) Dato recibido /|1043|147 Resultado 7Horainicio10:01:11Horafinal10:02:11tiempotranscurrido 60.31952214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58) Dato recibido /|1043|147 Resultado 7Horainicio10:43:42Horafinal10:44:42tiempotranscurrido 60.0764908791</text:p>
          </table:table-cell>
          <table:table-cell table:number-columns-repeated="11"/>
          <table:table-cell office:value-type="string" calcext:value-type="string">
            <text:p>(Cliente,Puerto) ('127.0.0.1', 34096) Dato recibido /|1043|147 Resultado 7Horainicio10:01:11Horafinal10:02:11tiempotranscurrido 60.3156671524</text:p>
          </table:table-cell>
          <table:table-cell table:number-columns-repeated="24"/>
          <table:table-cell office:value-type="string" calcext:value-type="string">
            <text:p>(Cliente,Puerto) ('127.0.0.1', 42632) Dato recibido /|1043|147 Resultado 7Horainicio09:44:05Horafinal09:45:05tiempotranscurrido 60.0584690571</text:p>
          </table:table-cell>
          <table:table-cell table:number-columns-repeated="12"/>
          <table:table-cell office:value-type="string" calcext:value-type="string">
            <text:p>(Cliente,Puerto) ('127.0.0.1', 34356) Dato recibido /|1043|147 Resultado 7Horainicio10:01:11Horafinal10:02:11tiempotranscurrido 60.279463052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66) Dato recibido /|1043|147 Resultado 7Horainicio10:43:42Horafinal10:44:42tiempotranscurrido 60.1270418167</text:p>
          </table:table-cell>
          <table:table-cell table:number-columns-repeated="11"/>
          <table:table-cell office:value-type="string" calcext:value-type="string">
            <text:p>(Cliente,Puerto) ('127.0.0.1', 34282) Dato recibido /|1043|147 Resultado 7Horainicio10:01:11Horafinal10:02:11tiempotranscurrido 60.2316961288</text:p>
          </table:table-cell>
          <table:table-cell table:number-columns-repeated="24"/>
          <table:table-cell office:value-type="string" calcext:value-type="string">
            <text:p>(Cliente,Puerto) ('127.0.0.1', 42634) Dato recibido /|1043|147 Resultado 7Horainicio09:44:05Horafinal09:45:05tiempotranscurrido 60.0578680038</text:p>
          </table:table-cell>
          <table:table-cell table:number-columns-repeated="12"/>
          <table:table-cell office:value-type="string" calcext:value-type="string">
            <text:p>(Cliente,Puerto) ('127.0.0.1', 34288) Dato recibido /|1043|147 Resultado 7Horainicio10:01:11Horafinal10:02:11tiempotranscurrido 60.249622821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440) Dato recibido /|1043|147 Resultado 7Horainicio10:43:42Horafinal10:44:42tiempotranscurrido 60.0961859226</text:p>
          </table:table-cell>
          <table:table-cell table:number-columns-repeated="11"/>
          <table:table-cell office:value-type="string" calcext:value-type="string">
            <text:p>(Cliente,Puerto) ('127.0.0.1', 34216) Dato recibido /|1043|147 Resultado 7Horainicio10:01:11Horafinal10:02:11tiempotranscurrido 60.229475975</text:p>
          </table:table-cell>
          <table:table-cell table:number-columns-repeated="24"/>
          <table:table-cell office:value-type="string" calcext:value-type="string">
            <text:p>(Cliente,Puerto) ('127.0.0.1', 42640) Dato recibido /|1043|147 Resultado 7Horainicio09:44:05Horafinal09:45:05tiempotranscurrido 60.0607390404</text:p>
          </table:table-cell>
          <table:table-cell table:number-columns-repeated="12"/>
          <table:table-cell office:value-type="string" calcext:value-type="string">
            <text:p>(Cliente,Puerto) ('127.0.0.1', 34096) Dato recibido /|1043|147 Resultado 7Horainicio10:01:11Horafinal10:02:11tiempotranscurrido 60.31566715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82) Dato recibido /|1043|147 Resultado 7Horainicio10:43:42Horafinal10:44:43tiempotranscurrido 60.1263608932</text:p>
          </table:table-cell>
          <table:table-cell table:number-columns-repeated="11"/>
          <table:table-cell office:value-type="string" calcext:value-type="string">
            <text:p>(Cliente,Puerto) ('127.0.0.1', 34400) Dato recibido /|1043|147 Resultado 7Horainicio10:01:11Horafinal10:02:11tiempotranscurrido 60.1891238689</text:p>
          </table:table-cell>
          <table:table-cell table:number-columns-repeated="24"/>
          <table:table-cell office:value-type="string" calcext:value-type="string">
            <text:p>(Cliente,Puerto) ('127.0.0.1', 42614) Dato recibido /|1043|147 Resultado 7Horainicio09:44:05Horafinal09:45:05tiempotranscurrido 60.06051898</text:p>
          </table:table-cell>
          <table:table-cell table:number-columns-repeated="12"/>
          <table:table-cell office:value-type="string" calcext:value-type="string">
            <text:p>(Cliente,Puerto) ('127.0.0.1', 34282) Dato recibido /|1043|147 Resultado 7Horainicio10:01:11Horafinal10:02:11tiempotranscurrido 60.231696128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28) Dato recibido /|1043|147 Resultado 7Horainicio10:43:42Horafinal10:44:43tiempotranscurrido 60.1092059612</text:p>
          </table:table-cell>
          <table:table-cell table:number-columns-repeated="11"/>
          <table:table-cell office:value-type="string" calcext:value-type="string">
            <text:p>(Cliente,Puerto) ('127.0.0.1', 34274) Dato recibido /|1043|147 Resultado 7Horainicio10:01:11Horafinal10:02:11tiempotranscurrido 60.3147490025</text:p>
          </table:table-cell>
          <table:table-cell table:number-columns-repeated="24"/>
          <table:table-cell office:value-type="string" calcext:value-type="string">
            <text:p>(Cliente,Puerto) ('127.0.0.1', 42608) Dato recibido /|1043|147 Resultado 7Horainicio09:44:05Horafinal09:45:05tiempotranscurrido 60.0601561069</text:p>
          </table:table-cell>
          <table:table-cell table:number-columns-repeated="12"/>
          <table:table-cell office:value-type="string" calcext:value-type="string">
            <text:p>(Cliente,Puerto) ('127.0.0.1', 34216) Dato recibido /|1043|147 Resultado 7Horainicio10:01:11Horafinal10:02:11tiempotranscurrido 60.2294759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76) Dato recibido /|1043|147 Resultado 7Horainicio10:43:42Horafinal10:44:43tiempotranscurrido 60.1321489811</text:p>
          </table:table-cell>
          <table:table-cell table:number-columns-repeated="11"/>
          <table:table-cell office:value-type="string" calcext:value-type="string">
            <text:p>(Cliente,Puerto) ('127.0.0.1', 34146) Dato recibido /|1043|147 Resultado 7Horainicio10:01:11Horafinal10:02:11tiempotranscurrido 60.276722908</text:p>
          </table:table-cell>
          <table:table-cell table:number-columns-repeated="24"/>
          <table:table-cell office:value-type="string" calcext:value-type="string">
            <text:p>(Cliente,Puerto) ('127.0.0.1', 42556) Dato recibido /|1043|147 Resultado 7Horainicio09:44:05Horafinal09:45:05tiempotranscurrido 60.0596809387</text:p>
          </table:table-cell>
          <table:table-cell table:number-columns-repeated="12"/>
          <table:table-cell office:value-type="string" calcext:value-type="string">
            <text:p>(Cliente,Puerto) ('127.0.0.1', 34400) Dato recibido /|1043|147 Resultado 7Horainicio10:01:11Horafinal10:02:11tiempotranscurrido 60.189123868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74) Dato recibido /|1043|147 Resultado 7Horainicio10:43:43Horafinal10:44:43tiempotranscurrido 60.1213479042</text:p>
          </table:table-cell>
          <table:table-cell table:number-columns-repeated="11"/>
          <table:table-cell office:value-type="string" calcext:value-type="string">
            <text:p>(Cliente,Puerto) ('127.0.0.1', 34368) Dato recibido /|1043|147 Resultado 7Horainicio10:01:11Horafinal10:02:11tiempotranscurrido 60.3133120537</text:p>
          </table:table-cell>
          <table:table-cell table:number-columns-repeated="24"/>
          <table:table-cell office:value-type="string" calcext:value-type="string">
            <text:p>(Cliente,Puerto) ('127.0.0.1', 42644) Dato recibido /|1043|147 Resultado 7Horainicio09:44:05Horafinal09:45:05tiempotranscurrido 60.0611059666</text:p>
          </table:table-cell>
          <table:table-cell table:number-columns-repeated="12"/>
          <table:table-cell office:value-type="string" calcext:value-type="string">
            <text:p>(Cliente,Puerto) ('127.0.0.1', 34274) Dato recibido /|1043|147 Resultado 7Horainicio10:01:11Horafinal10:02:11tiempotranscurrido 60.314749002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66) Dato recibido /|1043|147 Resultado 7Horainicio10:43:43Horafinal10:44:43tiempotranscurrido 60.6328577995</text:p>
          </table:table-cell>
          <table:table-cell table:number-columns-repeated="11"/>
          <table:table-cell office:value-type="string" calcext:value-type="string">
            <text:p>(Cliente,Puerto) ('127.0.0.1', 34408) Dato recibido /|1043|147 Resultado 7Horainicio10:01:11Horafinal10:02:11tiempotranscurrido 60.1755781174</text:p>
          </table:table-cell>
          <table:table-cell table:number-columns-repeated="24"/>
          <table:table-cell office:value-type="string" calcext:value-type="string">
            <text:p>(Cliente,Puerto) ('127.0.0.1', 42788) Dato recibido /|1043|147 Resultado 7Horainicio09:44:05Horafinal09:45:05tiempotranscurrido 60.0598180294</text:p>
          </table:table-cell>
          <table:table-cell table:number-columns-repeated="12"/>
          <table:table-cell office:value-type="string" calcext:value-type="string">
            <text:p>(Cliente,Puerto) ('127.0.0.1', 34146) Dato recibido /|1043|147 Resultado 7Horainicio10:01:11Horafinal10:02:11tiempotranscurrido 60.2767229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588) Dato recibido /|1043|147 Resultado 7Horainicio10:43:43Horafinal10:44:43tiempotranscurrido 60.6527650356</text:p>
          </table:table-cell>
          <table:table-cell table:number-columns-repeated="11"/>
          <table:table-cell office:value-type="string" calcext:value-type="string">
            <text:p>(Cliente,Puerto) ('127.0.0.1', 34410) Dato recibido /|1043|147 Resultado 7Horainicio10:01:11Horafinal10:02:11tiempotranscurrido 60.2262208462</text:p>
          </table:table-cell>
          <table:table-cell table:number-columns-repeated="24"/>
          <table:table-cell office:value-type="string" calcext:value-type="string">
            <text:p>(Cliente,Puerto) ('127.0.0.1', 41956) Dato recibido /|1043|147 Resultado 7Horainicio09:44:05Horafinal09:45:05tiempotranscurrido 60.0427010059</text:p>
          </table:table-cell>
          <table:table-cell table:number-columns-repeated="12"/>
          <table:table-cell office:value-type="string" calcext:value-type="string">
            <text:p>(Cliente,Puerto) ('127.0.0.1', 34368) Dato recibido /|1043|147 Resultado 7Horainicio10:01:11Horafinal10:02:11tiempotranscurrido 60.313312053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46) Dato recibido /|1043|147 Resultado 7Horainicio10:43:43Horafinal10:44:43tiempotranscurrido 60.1303391457</text:p>
          </table:table-cell>
          <table:table-cell table:number-columns-repeated="11"/>
          <table:table-cell office:value-type="string" calcext:value-type="string">
            <text:p>(Cliente,Puerto) ('127.0.0.1', 34106) Dato recibido /|1043|147 Resultado 7Horainicio10:01:11Horafinal10:02:11tiempotranscurrido 60.3237178326</text:p>
          </table:table-cell>
          <table:table-cell table:number-columns-repeated="24"/>
          <table:table-cell office:value-type="string" calcext:value-type="string">
            <text:p>(Cliente,Puerto) ('127.0.0.1', 41952) Dato recibido /|1043|147 Resultado 7Horainicio09:44:05Horafinal09:45:05tiempotranscurrido 60.0598731041</text:p>
          </table:table-cell>
          <table:table-cell table:number-columns-repeated="12"/>
          <table:table-cell office:value-type="string" calcext:value-type="string">
            <text:p>(Cliente,Puerto) ('127.0.0.1', 34408) Dato recibido /|1043|147 Resultado 7Horainicio10:01:11Horafinal10:02:11tiempotranscurrido 60.175578117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38) Dato recibido /|1043|147 Resultado 7Horainicio10:43:43Horafinal10:44:43tiempotranscurrido 60.1229979992</text:p>
          </table:table-cell>
          <table:table-cell table:number-columns-repeated="11"/>
          <table:table-cell office:value-type="string" calcext:value-type="string">
            <text:p>(Cliente,Puerto) ('127.0.0.1', 34424) Dato recibido /|1043|147 Resultado 7Horainicio10:01:11Horafinal10:02:11tiempotranscurrido 60.1884870529</text:p>
          </table:table-cell>
          <table:table-cell table:number-columns-repeated="24"/>
          <table:table-cell office:value-type="string" calcext:value-type="string">
            <text:p>(Cliente,Puerto) ('127.0.0.1', 41922) Dato recibido /|1043|147 Resultado 7Horainicio09:44:05Horafinal09:45:05tiempotranscurrido 60.0598618984</text:p>
          </table:table-cell>
          <table:table-cell table:number-columns-repeated="12"/>
          <table:table-cell office:value-type="string" calcext:value-type="string">
            <text:p>(Cliente,Puerto) ('127.0.0.1', 34410) Dato recibido /|1043|147 Resultado 7Horainicio10:01:11Horafinal10:02:11tiempotranscurrido 60.226220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18) Dato recibido /|1043|147 Resultado 7Horainicio10:43:43Horafinal10:44:44tiempotranscurrido 60.8467760086</text:p>
          </table:table-cell>
          <table:table-cell table:number-columns-repeated="11"/>
          <table:table-cell office:value-type="string" calcext:value-type="string">
            <text:p>(Cliente,Puerto) ('127.0.0.1', 34382) Dato recibido /|1043|147 Resultado 7Horainicio10:01:11Horafinal10:02:11tiempotranscurrido 60.2196550369</text:p>
          </table:table-cell>
          <table:table-cell table:number-columns-repeated="24"/>
          <table:table-cell office:value-type="string" calcext:value-type="string">
            <text:p>(Cliente,Puerto) ('127.0.0.1', 41946) Dato recibido /|1043|147 Resultado 7Horainicio09:44:05Horafinal09:45:05tiempotranscurrido 60.0596530437</text:p>
          </table:table-cell>
          <table:table-cell table:number-columns-repeated="12"/>
          <table:table-cell office:value-type="string" calcext:value-type="string">
            <text:p>(Cliente,Puerto) ('127.0.0.1', 34106) Dato recibido /|1043|147 Resultado 7Horainicio10:01:11Horafinal10:02:11tiempotranscurrido 60.323717832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98) Dato recibido /|1043|147 Resultado 7Horainicio10:43:43Horafinal10:44:44tiempotranscurrido 60.8493220806</text:p>
          </table:table-cell>
          <table:table-cell table:number-columns-repeated="11"/>
          <table:table-cell office:value-type="string" calcext:value-type="string">
            <text:p>(Cliente,Puerto) ('127.0.0.1', 34302) Dato recibido /|1043|147 Resultado 7Horainicio10:01:11Horafinal10:02:11tiempotranscurrido 60.2479231358</text:p>
          </table:table-cell>
          <table:table-cell table:number-columns-repeated="24"/>
          <table:table-cell office:value-type="string" calcext:value-type="string">
            <text:p>(Cliente,Puerto) ('127.0.0.1', 42568) Dato recibido /|1043|147 Resultado 7Horainicio09:44:06Horafinal09:45:06tiempotranscurrido 60.0028641224</text:p>
          </table:table-cell>
          <table:table-cell table:number-columns-repeated="12"/>
          <table:table-cell office:value-type="string" calcext:value-type="string">
            <text:p>(Cliente,Puerto) ('127.0.0.1', 34424) Dato recibido /|1043|147 Resultado 7Horainicio10:01:11Horafinal10:02:11tiempotranscurrido 60.18848705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5290) Dato recibido /|1043|147 Resultado 7Horainicio10:43:44Horafinal10:44:44tiempotranscurrido 60.1368439198</text:p>
          </table:table-cell>
          <table:table-cell table:number-columns-repeated="11"/>
          <table:table-cell office:value-type="string" calcext:value-type="string">
            <text:p>(Cliente,Puerto) ('127.0.0.1', 34642) Dato recibido /|1043|147 Resultado 7Horainicio10:01:11Horafinal10:02:11tiempotranscurrido 60.2656970024</text:p>
          </table:table-cell>
          <table:table-cell table:number-columns-repeated="24"/>
          <table:table-cell office:value-type="string" calcext:value-type="string">
            <text:p>(Cliente,Puerto) ('127.0.0.1', 42594) Dato recibido /|1043|147 Resultado 7Horainicio09:44:06Horafinal09:45:06tiempotranscurrido 60.0339558125</text:p>
          </table:table-cell>
          <table:table-cell table:number-columns-repeated="12"/>
          <table:table-cell office:value-type="string" calcext:value-type="string">
            <text:p>(Cliente,Puerto) ('127.0.0.1', 34382) Dato recibido /|1043|147 Resultado 7Horainicio10:01:11Horafinal10:02:11tiempotranscurrido 60.219655036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26) Dato recibido /|1043|147 Resultado 7Horainicio10:44:01Horafinal10:45:01tiempotranscurrido 60.1356940269</text:p>
          </table:table-cell>
          <table:table-cell table:number-columns-repeated="11"/>
          <table:table-cell office:value-type="string" calcext:value-type="string">
            <text:p>(Cliente,Puerto) ('127.0.0.1', 34832) Dato recibido /|1043|147 Resultado 7Horainicio10:01:11Horafinal10:02:11tiempotranscurrido 60.3400719166</text:p>
          </table:table-cell>
          <table:table-cell table:number-columns-repeated="24"/>
          <table:table-cell office:value-type="string" calcext:value-type="string">
            <text:p>(Cliente,Puerto) ('127.0.0.1', 42602) Dato recibido /|1043|147 Resultado 7Horainicio09:44:06Horafinal09:45:06tiempotranscurrido 60.031234026</text:p>
          </table:table-cell>
          <table:table-cell table:number-columns-repeated="12"/>
          <table:table-cell office:value-type="string" calcext:value-type="string">
            <text:p>(Cliente,Puerto) ('127.0.0.1', 34302) Dato recibido /|1043|147 Resultado 7Horainicio10:01:11Horafinal10:02:11tiempotranscurrido 60.247923135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64) Dato recibido /|1043|147 Resultado 7Horainicio10:44:01Horafinal10:45:01tiempotranscurrido 60.1285059452</text:p>
          </table:table-cell>
          <table:table-cell table:number-columns-repeated="11"/>
          <table:table-cell office:value-type="string" calcext:value-type="string">
            <text:p>(Cliente,Puerto) ('127.0.0.1', 34840) Dato recibido /|1043|147 Resultado 7Horainicio10:01:11Horafinal10:02:11tiempotranscurrido 60.333316803</text:p>
          </table:table-cell>
          <table:table-cell table:number-columns-repeated="24"/>
          <table:table-cell office:value-type="string" calcext:value-type="string">
            <text:p>(Cliente,Puerto) ('127.0.0.1', 42600) Dato recibido /|1043|147 Resultado 7Horainicio09:44:06Horafinal09:45:06tiempotranscurrido 60.0168249607</text:p>
          </table:table-cell>
          <table:table-cell table:number-columns-repeated="12"/>
          <table:table-cell office:value-type="string" calcext:value-type="string">
            <text:p>(Cliente,Puerto) ('127.0.0.1', 34642) Dato recibido /|1043|147 Resultado 7Horainicio10:01:11Horafinal10:02:11tiempotranscurrido 60.26569700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14) Dato recibido /|1043|147 Resultado 7Horainicio10:44:01Horafinal10:45:01tiempotranscurrido 60.1083631516</text:p>
          </table:table-cell>
          <table:table-cell table:number-columns-repeated="11"/>
          <table:table-cell office:value-type="string" calcext:value-type="string">
            <text:p>(Cliente,Puerto) ('127.0.0.1', 34386) Dato recibido /|1043|147 Resultado 7Horainicio10:01:11Horafinal10:02:11tiempotranscurrido 60.2004101276</text:p>
          </table:table-cell>
          <table:table-cell table:number-columns-repeated="24"/>
          <table:table-cell office:value-type="string" calcext:value-type="string">
            <text:p>(Cliente,Puerto) ('127.0.0.1', 42598) Dato recibido /|1043|147 Resultado 7Horainicio09:44:06Horafinal09:45:06tiempotranscurrido 60.0211489201</text:p>
          </table:table-cell>
          <table:table-cell table:number-columns-repeated="12"/>
          <table:table-cell office:value-type="string" calcext:value-type="string">
            <text:p>(Cliente,Puerto) ('127.0.0.1', 34832) Dato recibido /|1043|147 Resultado 7Horainicio10:01:11Horafinal10:02:11tiempotranscurrido 60.34007191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18) Dato recibido /|1043|147 Resultado 7Horainicio10:44:01Horafinal10:45:01tiempotranscurrido 60.1246511936</text:p>
          </table:table-cell>
          <table:table-cell table:number-columns-repeated="11"/>
          <table:table-cell office:value-type="string" calcext:value-type="string">
            <text:p>(Cliente,Puerto) ('127.0.0.1', 34862) Dato recibido /|1043|147 Resultado 7Horainicio10:01:11Horafinal10:02:11tiempotranscurrido 60.4817829132</text:p>
          </table:table-cell>
          <table:table-cell table:number-columns-repeated="24"/>
          <table:table-cell office:value-type="string" calcext:value-type="string">
            <text:p>(Cliente,Puerto) ('127.0.0.1', 42590) Dato recibido /|1043|147 Resultado 7Horainicio09:44:06Horafinal09:45:06tiempotranscurrido 60.0263319016</text:p>
          </table:table-cell>
          <table:table-cell table:number-columns-repeated="12"/>
          <table:table-cell office:value-type="string" calcext:value-type="string">
            <text:p>(Cliente,Puerto) ('127.0.0.1', 34840) Dato recibido /|1043|147 Resultado 7Horainicio10:01:11Horafinal10:02:11tiempotranscurrido 60.3333168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34) Dato recibido /|1043|147 Resultado 7Horainicio10:44:01Horafinal10:45:01tiempotranscurrido 60.1207869053</text:p>
          </table:table-cell>
          <table:table-cell table:number-columns-repeated="11"/>
          <table:table-cell office:value-type="string" calcext:value-type="string">
            <text:p>(Cliente,Puerto) ('127.0.0.1', 34828) Dato recibido /|1043|147 Resultado 7Horainicio10:01:11Horafinal10:02:11tiempotranscurrido 60.3014879227</text:p>
          </table:table-cell>
          <table:table-cell table:number-columns-repeated="24"/>
          <table:table-cell office:value-type="string" calcext:value-type="string">
            <text:p>(Cliente,Puerto) ('127.0.0.1', 42604) Dato recibido /|1043|147 Resultado 7Horainicio09:44:06Horafinal09:45:06tiempotranscurrido 60.0255401134</text:p>
          </table:table-cell>
          <table:table-cell table:number-columns-repeated="12"/>
          <table:table-cell office:value-type="string" calcext:value-type="string">
            <text:p>(Cliente,Puerto) ('127.0.0.1', 34386) Dato recibido /|1043|147 Resultado 7Horainicio10:01:11Horafinal10:02:11tiempotranscurrido 60.200410127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90) Dato recibido /|1043|147 Resultado 7Horainicio10:44:01Horafinal10:45:01tiempotranscurrido 60.1192018986</text:p>
          </table:table-cell>
          <table:table-cell table:number-columns-repeated="11"/>
          <table:table-cell office:value-type="string" calcext:value-type="string">
            <text:p>(Cliente,Puerto) ('127.0.0.1', 34874) Dato recibido /|1043|147 Resultado 7Horainicio10:01:11Horafinal10:02:11tiempotranscurrido 60.3037450314</text:p>
          </table:table-cell>
          <table:table-cell table:number-columns-repeated="24"/>
          <table:table-cell office:value-type="string" calcext:value-type="string">
            <text:p>(Cliente,Puerto) ('127.0.0.1', 42596) Dato recibido /|1043|147 Resultado 7Horainicio09:44:06Horafinal09:45:06tiempotranscurrido 60.0230689049</text:p>
          </table:table-cell>
          <table:table-cell table:number-columns-repeated="12"/>
          <table:table-cell office:value-type="string" calcext:value-type="string">
            <text:p>(Cliente,Puerto) ('127.0.0.1', 34862) Dato recibido /|1043|147 Resultado 7Horainicio10:01:11Horafinal10:02:11tiempotranscurrido 60.481782913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08) Dato recibido /|1043|147 Resultado 7Horainicio10:44:01Horafinal10:45:01tiempotranscurrido 60.1387431622</text:p>
          </table:table-cell>
          <table:table-cell table:number-columns-repeated="11"/>
          <table:table-cell office:value-type="string" calcext:value-type="string">
            <text:p>(Cliente,Puerto) ('127.0.0.1', 34276) Dato recibido /|1043|147 Resultado 7Horainicio10:01:11Horafinal10:02:11tiempotranscurrido 60.2433750629</text:p>
          </table:table-cell>
          <table:table-cell table:number-columns-repeated="24"/>
          <table:table-cell office:value-type="string" calcext:value-type="string">
            <text:p>(Cliente,Puerto) ('127.0.0.1', 42630) Dato recibido /|1043|147 Resultado 7Horainicio09:44:06Horafinal09:45:06tiempotranscurrido 60.0325160027</text:p>
          </table:table-cell>
          <table:table-cell table:number-columns-repeated="12"/>
          <table:table-cell office:value-type="string" calcext:value-type="string">
            <text:p>(Cliente,Puerto) ('127.0.0.1', 34828) Dato recibido /|1043|147 Resultado 7Horainicio10:01:11Horafinal10:02:11tiempotranscurrido 60.301487922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06) Dato recibido /|1043|147 Resultado 7Horainicio10:44:01Horafinal10:45:01tiempotranscurrido 60.1221752167</text:p>
          </table:table-cell>
          <table:table-cell table:number-columns-repeated="11"/>
          <table:table-cell office:value-type="string" calcext:value-type="string">
            <text:p>(Cliente,Puerto) ('127.0.0.1', 34342) Dato recibido /|1043|147 Resultado 7Horainicio10:01:11Horafinal10:02:11tiempotranscurrido 60.2917981148</text:p>
          </table:table-cell>
          <table:table-cell table:number-columns-repeated="24"/>
          <table:table-cell office:value-type="string" calcext:value-type="string">
            <text:p>(Cliente,Puerto) ('127.0.0.1', 42592) Dato recibido /|1043|147 Resultado 7Horainicio09:44:06Horafinal09:45:06tiempotranscurrido 60.0142748356</text:p>
          </table:table-cell>
          <table:table-cell table:number-columns-repeated="12"/>
          <table:table-cell office:value-type="string" calcext:value-type="string">
            <text:p>(Cliente,Puerto) ('127.0.0.1', 34874) Dato recibido /|1043|147 Resultado 7Horainicio10:01:11Horafinal10:02:11tiempotranscurrido 60.30374503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98) Dato recibido /|1043|147 Resultado 7Horainicio10:44:01Horafinal10:45:01tiempotranscurrido 60.1350209713</text:p>
          </table:table-cell>
          <table:table-cell table:number-columns-repeated="11"/>
          <table:table-cell office:value-type="string" calcext:value-type="string">
            <text:p>(Cliente,Puerto) ('127.0.0.1', 34844) Dato recibido /|1043|147 Resultado 7Horainicio10:01:11Horafinal10:02:11tiempotranscurrido 60.2851569653</text:p>
          </table:table-cell>
          <table:table-cell table:number-columns-repeated="24"/>
          <table:table-cell office:value-type="string" calcext:value-type="string">
            <text:p>(Cliente,Puerto) ('127.0.0.1', 42562) Dato recibido /|1043|147 Resultado 7Horainicio09:44:06Horafinal09:45:06tiempotranscurrido 60.0263040066</text:p>
          </table:table-cell>
          <table:table-cell table:number-columns-repeated="12"/>
          <table:table-cell office:value-type="string" calcext:value-type="string">
            <text:p>(Cliente,Puerto) ('127.0.0.1', 34276) Dato recibido /|1043|147 Resultado 7Horainicio10:01:11Horafinal10:02:11tiempotranscurrido 60.24337506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86) Dato recibido /|1043|147 Resultado 7Horainicio10:44:01Horafinal10:45:01tiempotranscurrido 60.1237227917</text:p>
          </table:table-cell>
          <table:table-cell table:number-columns-repeated="11"/>
          <table:table-cell office:value-type="string" calcext:value-type="string">
            <text:p>(Cliente,Puerto) ('127.0.0.1', 34104) Dato recibido /|1043|147 Resultado 7Horainicio10:01:11Horafinal10:02:11tiempotranscurrido 60.2761180401</text:p>
          </table:table-cell>
          <table:table-cell table:number-columns-repeated="24"/>
          <table:table-cell office:value-type="string" calcext:value-type="string">
            <text:p>(Cliente,Puerto) ('127.0.0.1', 42606) Dato recibido /|1043|147 Resultado 7Horainicio09:44:06Horafinal09:45:06tiempotranscurrido 60.017070055</text:p>
          </table:table-cell>
          <table:table-cell table:number-columns-repeated="12"/>
          <table:table-cell office:value-type="string" calcext:value-type="string">
            <text:p>(Cliente,Puerto) ('127.0.0.1', 34342) Dato recibido /|1043|147 Resultado 7Horainicio10:01:11Horafinal10:02:11tiempotranscurrido 60.291798114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40) Dato recibido /|1043|147 Resultado 7Horainicio10:44:01Horafinal10:45:01tiempotranscurrido 60.1333880424</text:p>
          </table:table-cell>
          <table:table-cell table:number-columns-repeated="11"/>
          <table:table-cell office:value-type="string" calcext:value-type="string">
            <text:p>(Cliente,Puerto) ('127.0.0.1', 34300) Dato recibido /|1043|147 Resultado 7Horainicio10:01:11Horafinal10:02:11tiempotranscurrido 60.2491509914</text:p>
          </table:table-cell>
          <table:table-cell table:number-columns-repeated="24"/>
          <table:table-cell office:value-type="string" calcext:value-type="string">
            <text:p>(Cliente,Puerto) ('127.0.0.1', 42612) Dato recibido /|1043|147 Resultado 7Horainicio09:44:06Horafinal09:45:06tiempotranscurrido 60.0141820908</text:p>
          </table:table-cell>
          <table:table-cell table:number-columns-repeated="12"/>
          <table:table-cell office:value-type="string" calcext:value-type="string">
            <text:p>(Cliente,Puerto) ('127.0.0.1', 34844) Dato recibido /|1043|147 Resultado 7Horainicio10:01:11Horafinal10:02:11tiempotranscurrido 60.285156965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24) Dato recibido /|1043|147 Resultado 7Horainicio10:44:01Horafinal10:45:01tiempotranscurrido 60.1235589981</text:p>
          </table:table-cell>
          <table:table-cell table:number-columns-repeated="11"/>
          <table:table-cell office:value-type="string" calcext:value-type="string">
            <text:p>(Cliente,Puerto) ('127.0.0.1', 34378) Dato recibido /|1043|147 Resultado 7Horainicio10:01:11Horafinal10:02:11tiempotranscurrido 60.2174179554</text:p>
          </table:table-cell>
          <table:table-cell table:number-columns-repeated="24"/>
          <table:table-cell office:value-type="string" calcext:value-type="string">
            <text:p>(Cliente,Puerto) ('127.0.0.1', 42582) Dato recibido /|1043|147 Resultado 7Horainicio09:44:06Horafinal09:45:06tiempotranscurrido 60.0186891556</text:p>
          </table:table-cell>
          <table:table-cell table:number-columns-repeated="12"/>
          <table:table-cell office:value-type="string" calcext:value-type="string">
            <text:p>(Cliente,Puerto) ('127.0.0.1', 34104) Dato recibido /|1043|147 Resultado 7Horainicio10:01:11Horafinal10:02:11tiempotranscurrido 60.276118040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74) Dato recibido /|1043|147 Resultado 7Horainicio10:44:01Horafinal10:45:02tiempotranscurrido 60.127822876</text:p>
          </table:table-cell>
          <table:table-cell table:number-columns-repeated="11"/>
          <table:table-cell office:value-type="string" calcext:value-type="string">
            <text:p>(Cliente,Puerto) ('127.0.0.1', 34630) Dato recibido /|1043|147 Resultado 7Horainicio10:01:11Horafinal10:02:11tiempotranscurrido 60.2639279366</text:p>
          </table:table-cell>
          <table:table-cell table:number-columns-repeated="24"/>
          <table:table-cell office:value-type="string" calcext:value-type="string">
            <text:p>(Cliente,Puerto) ('127.0.0.1', 42616) Dato recibido /|1043|147 Resultado 7Horainicio09:44:06Horafinal09:45:06tiempotranscurrido 60.0158040524</text:p>
          </table:table-cell>
          <table:table-cell table:number-columns-repeated="12"/>
          <table:table-cell office:value-type="string" calcext:value-type="string">
            <text:p>(Cliente,Puerto) ('127.0.0.1', 34300) Dato recibido /|1043|147 Resultado 7Horainicio10:01:11Horafinal10:02:11tiempotranscurrido 60.249150991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20) Dato recibido /|1043|147 Resultado 7Horainicio10:44:01Horafinal10:45:02tiempotranscurrido 60.1196579933</text:p>
          </table:table-cell>
          <table:table-cell table:number-columns-repeated="11"/>
          <table:table-cell office:value-type="string" calcext:value-type="string">
            <text:p>(Cliente,Puerto) ('127.0.0.1', 34496) Dato recibido /|1043|147 Resultado 7Horainicio10:01:11Horafinal10:02:11tiempotranscurrido 60.1709339619</text:p>
          </table:table-cell>
          <table:table-cell table:number-columns-repeated="24"/>
          <table:table-cell office:value-type="string" calcext:value-type="string">
            <text:p>(Cliente,Puerto) ('127.0.0.1', 42588) Dato recibido /|1043|147 Resultado 7Horainicio09:44:06Horafinal09:45:06tiempotranscurrido 60.0599849224</text:p>
          </table:table-cell>
          <table:table-cell table:number-columns-repeated="12"/>
          <table:table-cell office:value-type="string" calcext:value-type="string">
            <text:p>(Cliente,Puerto) ('127.0.0.1', 34378) Dato recibido /|1043|147 Resultado 7Horainicio10:01:11Horafinal10:02:11tiempotranscurrido 60.217417955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900) Dato recibido /|1043|147 Resultado 7Horainicio10:44:02Horafinal10:45:02tiempotranscurrido 60.1239440441</text:p>
          </table:table-cell>
          <table:table-cell table:number-columns-repeated="11"/>
          <table:table-cell office:value-type="string" calcext:value-type="string">
            <text:p>(Cliente,Puerto) ('127.0.0.1', 34120) Dato recibido /|1043|147 Resultado 7Horainicio10:01:11Horafinal10:02:11tiempotranscurrido 60.2683770657</text:p>
          </table:table-cell>
          <table:table-cell table:number-columns-repeated="24"/>
          <table:table-cell office:value-type="string" calcext:value-type="string">
            <text:p>(Cliente,Puerto) ('127.0.0.1', 42570) Dato recibido /|1043|147 Resultado 7Horainicio09:44:06Horafinal09:45:06tiempotranscurrido 60.0572690964</text:p>
          </table:table-cell>
          <table:table-cell table:number-columns-repeated="12"/>
          <table:table-cell office:value-type="string" calcext:value-type="string">
            <text:p>(Cliente,Puerto) ('127.0.0.1', 34630) Dato recibido /|1043|147 Resultado 7Horainicio10:01:11Horafinal10:02:11tiempotranscurrido 60.263927936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36) Dato recibido /|1043|147 Resultado 7Horainicio10:44:02Horafinal10:45:02tiempotranscurrido 60.1021811962</text:p>
          </table:table-cell>
          <table:table-cell table:number-columns-repeated="11"/>
          <table:table-cell office:value-type="string" calcext:value-type="string">
            <text:p>(Cliente,Puerto) ('127.0.0.1', 34880) Dato recibido /|1043|147 Resultado 7Horainicio10:01:11Horafinal10:02:11tiempotranscurrido 60.3025200367</text:p>
          </table:table-cell>
          <table:table-cell table:number-columns-repeated="24"/>
          <table:table-cell office:value-type="string" calcext:value-type="string">
            <text:p>(Cliente,Puerto) ('127.0.0.1', 42572) Dato recibido /|1043|147 Resultado 7Horainicio09:44:06Horafinal09:45:06tiempotranscurrido 60.0611898899</text:p>
          </table:table-cell>
          <table:table-cell table:number-columns-repeated="12"/>
          <table:table-cell office:value-type="string" calcext:value-type="string">
            <text:p>(Cliente,Puerto) ('127.0.0.1', 34496) Dato recibido /|1043|147 Resultado 7Horainicio10:01:11Horafinal10:02:11tiempotranscurrido 60.170933961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82) Dato recibido /|1043|147 Resultado 7Horainicio10:44:02Horafinal10:45:02tiempotranscurrido 60.1325831413</text:p>
          </table:table-cell>
          <table:table-cell table:number-columns-repeated="11"/>
          <table:table-cell office:value-type="string" calcext:value-type="string">
            <text:p>(Cliente,Puerto) ('127.0.0.1', 34392) Dato recibido /|1043|147 Resultado 7Horainicio10:01:11Horafinal10:02:11tiempotranscurrido 60.1884629726</text:p>
          </table:table-cell>
          <table:table-cell table:number-columns-repeated="24"/>
          <table:table-cell office:value-type="string" calcext:value-type="string">
            <text:p>(Cliente,Puerto) ('127.0.0.1', 42622) Dato recibido /|1043|147 Resultado 7Horainicio09:44:06Horafinal09:45:06tiempotranscurrido 60.0586490631</text:p>
          </table:table-cell>
          <table:table-cell table:number-columns-repeated="12"/>
          <table:table-cell office:value-type="string" calcext:value-type="string">
            <text:p>(Cliente,Puerto) ('127.0.0.1', 34120) Dato recibido /|1043|147 Resultado 7Horainicio10:01:11Horafinal10:02:11tiempotranscurrido 60.268377065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50) Dato recibido /|1043|147 Resultado 7Horainicio10:44:02Horafinal10:45:02tiempotranscurrido 60.1343348026</text:p>
          </table:table-cell>
          <table:table-cell table:number-columns-repeated="11"/>
          <table:table-cell office:value-type="string" calcext:value-type="string">
            <text:p>(Cliente,Puerto) ('127.0.0.1', 34354) Dato recibido /|1043|147 Resultado 7Horainicio10:01:11Horafinal10:02:11tiempotranscurrido 60.3136658669</text:p>
          </table:table-cell>
          <table:table-cell table:number-columns-repeated="24"/>
          <table:table-cell office:value-type="string" calcext:value-type="string">
            <text:p>(Cliente,Puerto) ('127.0.0.1', 42574) Dato recibido /|1043|147 Resultado 7Horainicio09:44:06Horafinal09:45:06tiempotranscurrido 60.0578219891</text:p>
          </table:table-cell>
          <table:table-cell table:number-columns-repeated="12"/>
          <table:table-cell office:value-type="string" calcext:value-type="string">
            <text:p>(Cliente,Puerto) ('127.0.0.1', 34880) Dato recibido /|1043|147 Resultado 7Horainicio10:01:11Horafinal10:02:11tiempotranscurrido 60.3025200367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54) Dato recibido /|1043|147 Resultado 7Horainicio10:44:02Horafinal10:45:02tiempotranscurrido 60.1344549656</text:p>
          </table:table-cell>
          <table:table-cell table:number-columns-repeated="11"/>
          <table:table-cell office:value-type="string" calcext:value-type="string">
            <text:p>(Cliente,Puerto) ('127.0.0.1', 34380) Dato recibido /|1043|147 Resultado 7Horainicio10:01:11Horafinal10:02:11tiempotranscurrido 60.2136290073</text:p>
          </table:table-cell>
          <table:table-cell table:number-columns-repeated="24"/>
          <table:table-cell office:value-type="string" calcext:value-type="string">
            <text:p>(Cliente,Puerto) ('127.0.0.1', 42558) Dato recibido /|1043|147 Resultado 7Horainicio09:44:06Horafinal09:45:06tiempotranscurrido 60.0591578484</text:p>
          </table:table-cell>
          <table:table-cell table:number-columns-repeated="12"/>
          <table:table-cell office:value-type="string" calcext:value-type="string">
            <text:p>(Cliente,Puerto) ('127.0.0.1', 34392) Dato recibido /|1043|147 Resultado 7Horainicio10:01:11Horafinal10:02:11tiempotranscurrido 60.188462972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76) Dato recibido /|1043|147 Resultado 7Horainicio10:44:02Horafinal10:45:02tiempotranscurrido 60.1330468655</text:p>
          </table:table-cell>
          <table:table-cell table:number-columns-repeated="11"/>
          <table:table-cell office:value-type="string" calcext:value-type="string">
            <text:p>(Cliente,Puerto) ('127.0.0.1', 34304) Dato recibido /|1043|147 Resultado 7Horainicio10:01:11Horafinal10:02:11tiempotranscurrido 60.2608890533</text:p>
          </table:table-cell>
          <table:table-cell table:number-columns-repeated="24"/>
          <table:table-cell office:value-type="string" calcext:value-type="string">
            <text:p>(Cliente,Puerto) ('127.0.0.1', 42564) Dato recibido /|1043|147 Resultado 7Horainicio09:44:06Horafinal09:45:06tiempotranscurrido 60.0596969128</text:p>
          </table:table-cell>
          <table:table-cell table:number-columns-repeated="12"/>
          <table:table-cell office:value-type="string" calcext:value-type="string">
            <text:p>(Cliente,Puerto) ('127.0.0.1', 34354) Dato recibido /|1043|147 Resultado 7Horainicio10:01:11Horafinal10:02:11tiempotranscurrido 60.313665866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16) Dato recibido /|1043|147 Resultado 7Horainicio10:44:02Horafinal10:45:02tiempotranscurrido 60.128734827</text:p>
          </table:table-cell>
          <table:table-cell table:number-columns-repeated="11"/>
          <table:table-cell office:value-type="string" calcext:value-type="string">
            <text:p>(Cliente,Puerto) ('127.0.0.1', 34504) Dato recibido /|1043|147 Resultado 7Horainicio10:01:11Horafinal10:02:11tiempotranscurrido 60.2781190872</text:p>
          </table:table-cell>
          <table:table-cell table:number-columns-repeated="24"/>
          <table:table-cell office:value-type="string" calcext:value-type="string">
            <text:p>(Cliente,Puerto) ('127.0.0.1', 42584) Dato recibido /|1043|147 Resultado 7Horainicio09:44:06Horafinal09:45:06tiempotranscurrido 60.0611310005</text:p>
          </table:table-cell>
          <table:table-cell table:number-columns-repeated="12"/>
          <table:table-cell office:value-type="string" calcext:value-type="string">
            <text:p>(Cliente,Puerto) ('127.0.0.1', 34380) Dato recibido /|1043|147 Resultado 7Horainicio10:01:11Horafinal10:02:11tiempotranscurrido 60.21362900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02) Dato recibido /|1043|147 Resultado 7Horainicio10:44:02Horafinal10:45:02tiempotranscurrido 60.1366319656</text:p>
          </table:table-cell>
          <table:table-cell table:number-columns-repeated="11"/>
          <table:table-cell office:value-type="string" calcext:value-type="string">
            <text:p>(Cliente,Puerto) ('127.0.0.1', 34376) Dato recibido /|1043|147 Resultado 7Horainicio10:01:11Horafinal10:02:11tiempotranscurrido 60.2261629105</text:p>
          </table:table-cell>
          <table:table-cell table:number-columns-repeated="24"/>
          <table:table-cell office:value-type="string" calcext:value-type="string">
            <text:p>(Cliente,Puerto) ('127.0.0.1', 42638) Dato recibido /|1043|147 Resultado 7Horainicio09:44:06Horafinal09:45:06tiempotranscurrido 60.0594768524</text:p>
          </table:table-cell>
          <table:table-cell table:number-columns-repeated="12"/>
          <table:table-cell office:value-type="string" calcext:value-type="string">
            <text:p>(Cliente,Puerto) ('127.0.0.1', 34304) Dato recibido /|1043|147 Resultado 7Horainicio10:01:11Horafinal10:02:11tiempotranscurrido 60.260889053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94) Dato recibido /|1043|147 Resultado 7Horainicio10:44:02Horafinal10:45:03tiempotranscurrido 60.5569300652</text:p>
          </table:table-cell>
          <table:table-cell table:number-columns-repeated="11"/>
          <table:table-cell office:value-type="string" calcext:value-type="string">
            <text:p>(Cliente,Puerto) ('127.0.0.1', 34398) Dato recibido /|1043|147 Resultado 7Horainicio10:01:11Horafinal10:02:11tiempotranscurrido 60.2335290909</text:p>
          </table:table-cell>
          <table:table-cell table:number-columns-repeated="24"/>
          <table:table-cell office:value-type="string" calcext:value-type="string">
            <text:p>(Cliente,Puerto) ('127.0.0.1', 42586) Dato recibido /|1043|147 Resultado 7Horainicio09:44:06Horafinal09:45:06tiempotranscurrido 60.0590078831</text:p>
          </table:table-cell>
          <table:table-cell table:number-columns-repeated="12"/>
          <table:table-cell office:value-type="string" calcext:value-type="string">
            <text:p>(Cliente,Puerto) ('127.0.0.1', 34504) Dato recibido /|1043|147 Resultado 7Horainicio10:01:11Horafinal10:02:11tiempotranscurrido 60.278119087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96) Dato recibido /|1043|147 Resultado 7Horainicio10:44:03Horafinal10:45:03tiempotranscurrido 60.3531181812</text:p>
          </table:table-cell>
          <table:table-cell table:number-columns-repeated="11"/>
          <table:table-cell office:value-type="string" calcext:value-type="string">
            <text:p>(Cliente,Puerto) ('127.0.0.1', 34420) Dato recibido /|1043|147 Resultado 7Horainicio10:01:11Horafinal10:02:11tiempotranscurrido 60.183262825</text:p>
          </table:table-cell>
          <table:table-cell table:number-columns-repeated="24"/>
          <table:table-cell office:value-type="string" calcext:value-type="string">
            <text:p>(Cliente,Puerto) ('127.0.0.1', 42618) Dato recibido /|1043|147 Resultado 7Horainicio09:44:06Horafinal09:45:06tiempotranscurrido 60.0600168705</text:p>
          </table:table-cell>
          <table:table-cell table:number-columns-repeated="12"/>
          <table:table-cell office:value-type="string" calcext:value-type="string">
            <text:p>(Cliente,Puerto) ('127.0.0.1', 34376) Dato recibido /|1043|147 Resultado 7Horainicio10:01:11Horafinal10:02:11tiempotranscurrido 60.2261629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692) Dato recibido /|1043|147 Resultado 7Horainicio10:44:03Horafinal10:45:04tiempotranscurrido 61.2317490578</text:p>
          </table:table-cell>
          <table:table-cell table:number-columns-repeated="11"/>
          <table:table-cell office:value-type="string" calcext:value-type="string">
            <text:p>(Cliente,Puerto) ('127.0.0.1', 34332) Dato recibido /|1043|147 Resultado 7Horainicio10:01:11Horafinal10:02:11tiempotranscurrido 60.2864949703</text:p>
          </table:table-cell>
          <table:table-cell table:number-columns-repeated="24"/>
          <table:table-cell office:value-type="string" calcext:value-type="string">
            <text:p>(Cliente,Puerto) ('127.0.0.1', 42578) Dato recibido /|1043|147 Resultado 7Horainicio09:44:06Horafinal09:45:06tiempotranscurrido 60.0604610443</text:p>
          </table:table-cell>
          <table:table-cell table:number-columns-repeated="12"/>
          <table:table-cell office:value-type="string" calcext:value-type="string">
            <text:p>(Cliente,Puerto) ('127.0.0.1', 34398) Dato recibido /|1043|147 Resultado 7Horainicio10:01:11Horafinal10:02:11tiempotranscurrido 60.233529090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30) Dato recibido /|1043|147 Resultado 7Horainicio10:44:03Horafinal10:45:04tiempotranscurrido 60.9966771603</text:p>
          </table:table-cell>
          <table:table-cell table:number-columns-repeated="11"/>
          <table:table-cell office:value-type="string" calcext:value-type="string">
            <text:p>(Cliente,Puerto) ('127.0.0.1', 34436) Dato recibido /|1043|147 Resultado 7Horainicio10:01:11Horafinal10:02:11tiempotranscurrido 60.2415790558</text:p>
          </table:table-cell>
          <table:table-cell table:number-columns-repeated="24"/>
          <table:table-cell office:value-type="string" calcext:value-type="string">
            <text:p>(Cliente,Puerto) ('127.0.0.1', 42566) Dato recibido /|1043|147 Resultado 7Horainicio09:44:06Horafinal09:45:06tiempotranscurrido 60.0622580051</text:p>
          </table:table-cell>
          <table:table-cell table:number-columns-repeated="12"/>
          <table:table-cell office:value-type="string" calcext:value-type="string">
            <text:p>(Cliente,Puerto) ('127.0.0.1', 34420) Dato recibido /|1043|147 Resultado 7Horainicio10:01:11Horafinal10:02:11tiempotranscurrido 60.18326282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66) Dato recibido /|1043|147 Resultado 7Horainicio10:44:04Horafinal10:45:04tiempotranscurrido 60.3801350594</text:p>
          </table:table-cell>
          <table:table-cell table:number-columns-repeated="11"/>
          <table:table-cell office:value-type="string" calcext:value-type="string">
            <text:p>(Cliente,Puerto) ('127.0.0.1', 34418) Dato recibido /|1043|147 Resultado 7Horainicio10:01:11Horafinal10:02:11tiempotranscurrido 60.2090749741</text:p>
          </table:table-cell>
          <table:table-cell table:number-columns-repeated="24"/>
          <table:table-cell office:value-type="string" calcext:value-type="string">
            <text:p>(Cliente,Puerto) ('127.0.0.1', 42628) Dato recibido /|1043|147 Resultado 7Horainicio09:44:06Horafinal09:45:06tiempotranscurrido 60.0598278046</text:p>
          </table:table-cell>
          <table:table-cell table:number-columns-repeated="12"/>
          <table:table-cell office:value-type="string" calcext:value-type="string">
            <text:p>(Cliente,Puerto) ('127.0.0.1', 34332) Dato recibido /|1043|147 Resultado 7Horainicio10:01:11Horafinal10:02:11tiempotranscurrido 60.28649497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32) Dato recibido /|1043|147 Resultado 7Horainicio10:44:04Horafinal10:45:05tiempotranscurrido 61.1972169876</text:p>
          </table:table-cell>
          <table:table-cell table:number-columns-repeated="11"/>
          <table:table-cell office:value-type="string" calcext:value-type="string">
            <text:p>(Cliente,Puerto) ('127.0.0.1', 34412) Dato recibido /|1043|147 Resultado 7Horainicio10:01:11Horafinal10:02:11tiempotranscurrido 60.1807091236</text:p>
          </table:table-cell>
          <table:table-cell table:number-columns-repeated="24"/>
          <table:table-cell office:value-type="string" calcext:value-type="string">
            <text:p>(Cliente,Puerto) ('127.0.0.1', 42576) Dato recibido /|1043|147 Resultado 7Horainicio09:44:06Horafinal09:45:06tiempotranscurrido 60.0572419167</text:p>
          </table:table-cell>
          <table:table-cell table:number-columns-repeated="12"/>
          <table:table-cell office:value-type="string" calcext:value-type="string">
            <text:p>(Cliente,Puerto) ('127.0.0.1', 34436) Dato recibido /|1043|147 Resultado 7Horainicio10:01:11Horafinal10:02:11tiempotranscurrido 60.241579055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38) Dato recibido /|1043|147 Resultado 7Horainicio10:44:05Horafinal10:45:05tiempotranscurrido 60.7379431725</text:p>
          </table:table-cell>
          <table:table-cell table:number-columns-repeated="11"/>
          <table:table-cell office:value-type="string" calcext:value-type="string">
            <text:p>(Cliente,Puerto) ('127.0.0.1', 34384) Dato recibido /|1043|147 Resultado 7Horainicio10:01:11Horafinal10:02:11tiempotranscurrido 60.2210891247</text:p>
          </table:table-cell>
          <table:table-cell table:number-columns-repeated="24"/>
          <table:table-cell office:value-type="string" calcext:value-type="string">
            <text:p>(Cliente,Puerto) ('127.0.0.1', 42620) Dato recibido /|1043|147 Resultado 7Horainicio09:44:06Horafinal09:45:06tiempotranscurrido 60.0590100288</text:p>
          </table:table-cell>
          <table:table-cell table:number-columns-repeated="12"/>
          <table:table-cell office:value-type="string" calcext:value-type="string">
            <text:p>(Cliente,Puerto) ('127.0.0.1', 34418) Dato recibido /|1043|147 Resultado 7Horainicio10:01:11Horafinal10:02:11tiempotranscurrido 60.209074974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746) Dato recibido /|1043|147 Resultado 7Horainicio10:44:05Horafinal10:45:05tiempotranscurrido 60.1321809292</text:p>
          </table:table-cell>
          <table:table-cell table:number-columns-repeated="11"/>
          <table:table-cell office:value-type="string" calcext:value-type="string">
            <text:p>(Cliente,Puerto) ('127.0.0.1', 34422) Dato recibido /|1043|147 Resultado 7Horainicio10:01:11Horafinal10:02:11tiempotranscurrido 60.1979470253</text:p>
          </table:table-cell>
          <table:table-cell table:number-columns-repeated="24"/>
          <table:table-cell office:value-type="string" calcext:value-type="string">
            <text:p>(Cliente,Puerto) ('127.0.0.1', 42580) Dato recibido /|1043|147 Resultado 7Horainicio09:44:06Horafinal09:45:06tiempotranscurrido 60.0578360558</text:p>
          </table:table-cell>
          <table:table-cell table:number-columns-repeated="12"/>
          <table:table-cell office:value-type="string" calcext:value-type="string">
            <text:p>(Cliente,Puerto) ('127.0.0.1', 34412) Dato recibido /|1043|147 Resultado 7Horainicio10:01:11Horafinal10:02:11tiempotranscurrido 60.180709123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(Cliente,Puerto) ('127.0.0.1', 34816) Dato recibido /|1043|147 Resultado 7Horainicio10:44:05Horafinal10:45:05tiempotranscurrido 60.1329240799</text:p>
          </table:table-cell>
          <table:table-cell table:number-columns-repeated="36"/>
          <table:table-cell office:value-type="string" calcext:value-type="string">
            <text:p>(Cliente,Puerto) ('127.0.0.1', 42560) Dato recibido /|1043|147 Resultado 7Horainicio09:44:06Horafinal09:45:06tiempotranscurrido 60.0583977699</text:p>
          </table:table-cell>
          <table:table-cell table:number-columns-repeated="12"/>
          <table:table-cell office:value-type="string" calcext:value-type="string">
            <text:p>(Cliente,Puerto) ('127.0.0.1', 34384) Dato recibido /|1043|147 Resultado 7Horainicio10:01:11Horafinal10:02:11tiempotranscurrido 60.2210891247</text:p>
          </table:table-cell>
        </table:table-row>
        <table:table-row table:style-name="ro1">
          <table:table-cell table:number-columns-repeated="58"/>
          <table:table-cell office:value-type="string" calcext:value-type="string">
            <text:p>(Cliente,Puerto) ('127.0.0.1', 42610) Dato recibido /|1043|147 Resultado 7Horainicio09:44:06Horafinal09:45:06tiempotranscurrido 60.0599830151</text:p>
          </table:table-cell>
          <table:table-cell table:number-columns-repeated="12"/>
          <table:table-cell office:value-type="string" calcext:value-type="string">
            <text:p>(Cliente,Puerto) ('127.0.0.1', 34422) Dato recibido /|1043|147 Resultado 7Horainicio10:01:11Horafinal10:02:11tiempotranscurrido 60.1979470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09:29:12.336400987</meta:creation-date>
    <dc:date>2019-05-11T11:06:57.195376323</dc:date>
    <meta:editing-duration>PT15M15S</meta:editing-duration>
    <meta:editing-cycles>2</meta:editing-cycles>
    <meta:generator>LibreOffice/5.1.6.2$Linux_X86_64 LibreOffice_project/10m0$Build-2</meta:generator>
    <meta:document-statistic meta:table-count="1" meta:cell-count="5013" meta:object-count="0"/>
  </office:meta>
</office:document-meta>
</file>